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co1" style:family="table-column">
      <style:table-column-properties fo:break-before="auto" style:column-width="0.4874in"/>
    </style:style>
    <style:style style:name="co2" style:family="table-column">
      <style:table-column-properties fo:break-before="auto" style:column-width="0.4043in"/>
    </style:style>
    <style:style style:name="co3" style:family="table-column">
      <style:table-column-properties fo:break-before="auto" style:column-width="0.3791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0.4791in"/>
    </style:style>
    <style:style style:name="co7" style:family="table-column">
      <style:table-column-properties fo:break-before="auto" style:column-width="0.8217in"/>
    </style:style>
    <style:style style:name="co8" style:family="table-column">
      <style:table-column-properties fo:break-before="auto" style:column-width="0.7547in"/>
    </style:style>
    <style:style style:name="co9" style:family="table-column">
      <style:table-column-properties fo:break-before="auto" style:column-width="0.2953in"/>
    </style:style>
    <style:style style:name="co10" style:family="table-column">
      <style:table-column-properties fo:break-before="auto" style:column-width="0.4457in"/>
    </style:style>
    <style:style style:name="co11" style:family="table-column">
      <style:table-column-properties fo:break-before="auto" style:column-width="0.939in"/>
    </style:style>
    <style:style style:name="co12" style:family="table-column">
      <style:table-column-properties fo:break-before="auto" style:column-width="0.4374in"/>
    </style:style>
    <style:style style:name="co13" style:family="table-column">
      <style:table-column-properties fo:break-before="auto" style:column-width="0.6047in"/>
    </style:style>
    <style:style style:name="co14" style:family="table-column">
      <style:table-column-properties fo:break-before="auto" style:column-width="0.4709in"/>
    </style:style>
    <style:style style:name="co15" style:family="table-column">
      <style:table-column-properties fo:break-before="auto" style:column-width="0.6717in"/>
    </style:style>
    <style:style style:name="co16" style:family="table-column">
      <style:table-column-properties fo:break-before="auto" style:column-width="1.5654in"/>
    </style:style>
    <style:style style:name="co17" style:family="table-column">
      <style:table-column-properties fo:break-before="auto" style:column-width="1.3571in"/>
    </style:style>
    <style:style style:name="co18" style:family="table-column">
      <style:table-column-properties fo:break-before="auto" style:column-width="1.2811in"/>
    </style:style>
    <style:style style:name="co19" style:family="table-column">
      <style:table-column-properties fo:break-before="auto" style:column-width="1.2728in"/>
    </style:style>
    <style:style style:name="co20" style:family="table-column">
      <style:table-column-properties fo:break-before="auto" style:column-width="0.6547in"/>
    </style:style>
    <style:style style:name="co21" style:family="table-column">
      <style:table-column-properties fo:break-before="auto" style:column-width="0.4126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ensemble7_noprokaryo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number-columns-repeated="3" table:default-cell-style-name="Default"/>
        <table:table-column table:style-name="co15" table:visibility="collapse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7" table:visibility="collapse" table:number-columns-repeated="2" table:default-cell-style-name="Default"/>
        <table:table-column table:style-name="co18" table:visibility="collapse" table:default-cell-style-name="Default"/>
        <table:table-column table:style-name="co17" table:visibility="collapse" table:number-columns-repeated="2" table:default-cell-style-name="Default"/>
        <table:table-column table:style-name="co18" table:visibility="collapse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t(s)</text:p>
          </table:table-cell>
          <table:table-cell office:value-type="string" calcext:value-type="string">
            <text:p>t(yr)</text:p>
          </table:table-cell>
          <table:table-cell office:value-type="string" calcext:value-type="string">
            <text:p>rFeC_pb</text:p>
          </table:table-cell>
          <table:table-cell office:value-type="string" calcext:value-type="string">
            <text:p>mu0</text:p>
          </table:table-cell>
          <table:table-cell office:value-type="string" calcext:value-type="string">
            <text:p>m_l</text:p>
          </table:table-cell>
          <table:table-cell office:value-type="string" calcext:value-type="string">
            <text:p>m_q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fe_p</text:p>
          </table:table-cell>
          <table:table-cell office:value-type="string" calcext:value-type="string">
            <text:p>kldoc_p</text:p>
          </table:table-cell>
          <table:table-cell office:value-type="string" calcext:value-type="string">
            <text:p>pg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CLig</text:p>
          </table:table-cell>
          <table:table-cell office:value-type="string" calcext:value-type="string">
            <text:p>lt_lifet</text:p>
          </table:table-cell>
          <table:table-cell office:value-type="string" calcext:value-type="string">
            <text:p>ligphi</text:p>
          </table:table-cell>
          <table:table-cell office:value-type="string" calcext:value-type="string">
            <text:p>lt_deepf</text:p>
          </table:table-cell>
          <table:table-cell office:value-type="string" calcext:value-type="string">
            <text:p>PB(1)</text:p>
          </table:table-cell>
          <table:table-cell office:value-type="string" calcext:value-type="string">
            <text:p>PB(2)</text:p>
          </table:table-cell>
          <table:table-cell office:value-type="string" calcext:value-type="string">
            <text:p>PB(3)</text:p>
          </table:table-cell>
          <table:table-cell office:value-type="string" calcext:value-type="string">
            <text:p>LDOC(1)</text:p>
          </table:table-cell>
          <table:table-cell office:value-type="string" calcext:value-type="string">
            <text:p>LDOC(2)</text:p>
          </table:table-cell>
          <table:table-cell office:value-type="string" calcext:value-type="string">
            <text:p>LDOC(3)</text:p>
          </table:table-cell>
          <table:table-cell office:value-type="string" calcext:value-type="string">
            <text:p>Fe(1)</text:p>
          </table:table-cell>
          <table:table-cell office:value-type="string" calcext:value-type="string">
            <text:p>Fe(2)</text:p>
          </table:table-cell>
          <table:table-cell office:value-type="string" calcext:value-type="string">
            <text:p>Fe(3)</text:p>
          </table:table-cell>
          <table:table-cell office:value-type="string" calcext:value-type="string">
            <text:p>PO4(1)</text:p>
          </table:table-cell>
          <table:table-cell office:value-type="string" calcext:value-type="string">
            <text:p>PO4(2)</text:p>
          </table:table-cell>
          <table:table-cell office:value-type="string" calcext:value-type="string">
            <text:p>PO4(3)</text:p>
          </table:table-cell>
          <table:table-cell office:value-type="string" calcext:value-type="string">
            <text:p>NO3(1)</text:p>
          </table:table-cell>
          <table:table-cell office:value-type="string" calcext:value-type="string">
            <text:p>NO3(2)</text:p>
          </table:table-cell>
          <table:table-cell office:value-type="string" calcext:value-type="string">
            <text:p>NO3(3)</text:p>
          </table:table-cell>
          <table:table-cell office:value-type="string" calcext:value-type="string">
            <text:p>Lig(1)</text:p>
          </table:table-cell>
          <table:table-cell office:value-type="string" calcext:value-type="string">
            <text:p>Lig(2)</text:p>
          </table:table-cell>
          <table:table-cell office:value-type="string" calcext:value-type="string">
            <text:p>Lig(3)</text:p>
          </table:table-cell>
          <table:table-cell office:value-type="string" calcext:value-type="string">
            <text:p>DIC(1)</text:p>
          </table:table-cell>
          <table:table-cell office:value-type="string" calcext:value-type="string">
            <text:p>DIC(2)</text:p>
          </table:table-cell>
          <table:table-cell office:value-type="string" calcext:value-type="string">
            <text:p>DIC(3)</text:p>
          </table:table-cell>
          <table:table-cell office:value-type="string" calcext:value-type="string">
            <text:p>ALK(1)</text:p>
          </table:table-cell>
          <table:table-cell office:value-type="string" calcext:value-type="string">
            <text:p>ALK(2)</text:p>
          </table:table-cell>
          <table:table-cell office:value-type="string" calcext:value-type="string">
            <text:p>ALK(3)</text:p>
          </table:table-cell>
          <table:table-cell office:value-type="string" calcext:value-type="string">
            <text:p>OCPCO2(1)</text:p>
          </table:table-cell>
          <table:table-cell office:value-type="string" calcext:value-type="string">
            <text:p>OCPCO2(2)</text:p>
          </table:table-cell>
          <table:table-cell office:value-type="string" calcext:value-type="string">
            <text:p>OCPCO2(3)</text:p>
          </table:table-cell>
          <table:table-cell office:value-type="string" calcext:value-type="string">
            <text:p>ATPCO2</text:p>
          </table:table-cell>
          <table:table-cell office:value-type="string" calcext:value-type="string">
            <text:p>Limit</text:p>
          </table:table-cell>
          <table:table-cell table:number-columns-repeated="979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0990919721132912" calcext:value-type="float">
            <text:p>9.90919721132912E-06</text:p>
          </table:table-cell>
          <table:table-cell office:value-type="float" office:value="0.00122883631395813" calcext:value-type="float">
            <text:p>0.001228836313958</text:p>
          </table:table-cell>
          <table:table-cell office:value-type="float" office:value="0.0000110504944813125" calcext:value-type="float">
            <text:p>1.10504944813125E-05</text:p>
          </table:table-cell>
          <table:table-cell office:value-type="float" office:value="2.4841585670681" calcext:value-type="float">
            <text:p>2.4841585670681</text:p>
          </table:table-cell>
          <table:table-cell office:value-type="float" office:value="1.67580853156952" calcext:value-type="float">
            <text:p>1.67580853156952</text:p>
          </table:table-cell>
          <table:table-cell office:value-type="float" office:value="2.48635746491739" calcext:value-type="float">
            <text:p>2.48635746491739</text:p>
          </table:table-cell>
          <table:table-cell office:value-type="float" office:value="34.7783998181887" calcext:value-type="float">
            <text:p>34.7783998181887</text:p>
          </table:table-cell>
          <table:table-cell office:value-type="float" office:value="21.8447992502114" calcext:value-type="float">
            <text:p>21.8447992502114</text:p>
          </table:table-cell>
          <table:table-cell office:value-type="float" office:value="34.8135821837773" calcext:value-type="float">
            <text:p>34.8135821837773</text:p>
          </table:table-cell>
          <table:table-cell office:value-type="float" office:value="0.00000118780942602939" calcext:value-type="float">
            <text:p>1.18780942602939E-06</text:p>
          </table:table-cell>
          <table:table-cell office:value-type="float" office:value="0.000449003467478748" calcext:value-type="float">
            <text:p>0.000449003467479</text:p>
          </table:table-cell>
          <table:table-cell office:value-type="float" office:value="0.00000060036816569865" calcext:value-type="float">
            <text:p>6.00368165698644E-07</text:p>
          </table:table-cell>
          <table:table-cell office:value-type="float" office:value="2262.26200247503" calcext:value-type="float">
            <text:p>2262.26200247503</text:p>
          </table:table-cell>
          <table:table-cell office:value-type="float" office:value="2114.0536130189" calcext:value-type="float">
            <text:p>2114.0536130189</text:p>
          </table:table-cell>
          <table:table-cell office:value-type="float" office:value="2210.52915455065" calcext:value-type="float">
            <text:p>2210.52915455065</text:p>
          </table:table-cell>
          <table:table-cell office:value-type="float" office:value="2399.52938924646" calcext:value-type="float">
            <text:p>2399.52938924646</text:p>
          </table:table-cell>
          <table:table-cell office:value-type="float" office:value="2395.3259690619" calcext:value-type="float">
            <text:p>2395.3259690619</text:p>
          </table:table-cell>
          <table:table-cell office:value-type="float" office:value="2399.54082351527" calcext:value-type="float">
            <text:p>2399.54082351527</text:p>
          </table:table-cell>
          <table:table-cell office:value-type="float" office:value="273.415838164414" calcext:value-type="float">
            <text:p>273.415838164414</text:p>
          </table:table-cell>
          <table:table-cell office:value-type="float" office:value="280.771961794085" calcext:value-type="float">
            <text:p>280.771961794085</text:p>
          </table:table-cell>
          <table:table-cell office:value-type="float" office:value="197.477083626919" calcext:value-type="float">
            <text:p>197.47708362691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019435585198" calcext:value-type="float">
            <text:p>1.019435585198E-05</text:p>
          </table:table-cell>
          <table:table-cell office:value-type="float" office:value="0.00122885911538516" calcext:value-type="float">
            <text:p>0.001228859115385</text:p>
          </table:table-cell>
          <table:table-cell office:value-type="float" office:value="0.0000133753091005833" calcext:value-type="float">
            <text:p>1.33753091005833E-05</text:p>
          </table:table-cell>
          <table:table-cell office:value-type="float" office:value="2.48409602200569" calcext:value-type="float">
            <text:p>2.48409602200569</text:p>
          </table:table-cell>
          <table:table-cell office:value-type="float" office:value="1.67573116573218" calcext:value-type="float">
            <text:p>1.67573116573218</text:p>
          </table:table-cell>
          <table:table-cell office:value-type="float" office:value="2.48635819422684" calcext:value-type="float">
            <text:p>2.48635819422684</text:p>
          </table:table-cell>
          <table:table-cell office:value-type="float" office:value="34.777399097189" calcext:value-type="float">
            <text:p>34.777399097189</text:p>
          </table:table-cell>
          <table:table-cell office:value-type="float" office:value="21.8435613968128" calcext:value-type="float">
            <text:p>21.8435613968128</text:p>
          </table:table-cell>
          <table:table-cell office:value-type="float" office:value="34.8135938527273" calcext:value-type="float">
            <text:p>34.8135938527273</text:p>
          </table:table-cell>
          <table:table-cell office:value-type="float" office:value="0.00000159431637088795" calcext:value-type="float">
            <text:p>1.59431637088795E-06</text:p>
          </table:table-cell>
          <table:table-cell office:value-type="float" office:value="0.0004490353700769" calcext:value-type="float">
            <text:p>0.000449035370077</text:p>
          </table:table-cell>
          <table:table-cell office:value-type="float" office:value="0.00000299709083513864" calcext:value-type="float">
            <text:p>2.99709083513864E-06</text:p>
          </table:table-cell>
          <table:table-cell office:value-type="float" office:value="2262.262156545" calcext:value-type="float">
            <text:p>2262.262156545</text:p>
          </table:table-cell>
          <table:table-cell office:value-type="float" office:value="2114.05329975756" calcext:value-type="float">
            <text:p>2114.05329975756</text:p>
          </table:table-cell>
          <table:table-cell office:value-type="float" office:value="2210.54494180217" calcext:value-type="float">
            <text:p>2210.54494180217</text:p>
          </table:table-cell>
          <table:table-cell office:value-type="float" office:value="2399.52906397452" calcext:value-type="float">
            <text:p>2399.52906397452</text:p>
          </table:table-cell>
          <table:table-cell office:value-type="float" office:value="2395.32556672197" calcext:value-type="float">
            <text:p>2395.32556672197</text:p>
          </table:table-cell>
          <table:table-cell office:value-type="float" office:value="2399.54082727004" calcext:value-type="float">
            <text:p>2399.54082727004</text:p>
          </table:table-cell>
          <table:table-cell office:value-type="float" office:value="273.416586571788" calcext:value-type="float">
            <text:p>273.416586571788</text:p>
          </table:table-cell>
          <table:table-cell office:value-type="float" office:value="280.771796821232" calcext:value-type="float">
            <text:p>280.771796821232</text:p>
          </table:table-cell>
          <table:table-cell office:value-type="float" office:value="197.497539098701" calcext:value-type="float">
            <text:p>197.49753909870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05494163401579" calcext:value-type="float">
            <text:p>1.05494163401579E-05</text:p>
          </table:table-cell>
          <table:table-cell office:value-type="float" office:value="0.00122888750555713" calcext:value-type="float">
            <text:p>0.001228887505557</text:p>
          </table:table-cell>
          <table:table-cell office:value-type="float" office:value="0.0000162703885317663" calcext:value-type="float">
            <text:p>1.62703885317663E-05</text:p>
          </table:table-cell>
          <table:table-cell office:value-type="float" office:value="2.48401814563214" calcext:value-type="float">
            <text:p>2.48401814563214</text:p>
          </table:table-cell>
          <table:table-cell office:value-type="float" office:value="1.67563483594668" calcext:value-type="float">
            <text:p>1.67563483594668</text:p>
          </table:table-cell>
          <table:table-cell office:value-type="float" office:value="2.48635910238369" calcext:value-type="float">
            <text:p>2.48635910238369</text:p>
          </table:table-cell>
          <table:table-cell office:value-type="float" office:value="34.7761530752144" calcext:value-type="float">
            <text:p>34.7761530752144</text:p>
          </table:table-cell>
          <table:table-cell office:value-type="float" office:value="21.842020120247" calcext:value-type="float">
            <text:p>21.842020120247</text:p>
          </table:table-cell>
          <table:table-cell office:value-type="float" office:value="34.8136083832392" calcext:value-type="float">
            <text:p>34.8136083832392</text:p>
          </table:table-cell>
          <table:table-cell office:value-type="float" office:value="0.00000210045995902923" calcext:value-type="float">
            <text:p>2.10045995902923E-06</text:p>
          </table:table-cell>
          <table:table-cell office:value-type="float" office:value="0.000449075092148869" calcext:value-type="float">
            <text:p>0.000449075092149</text:p>
          </table:table-cell>
          <table:table-cell office:value-type="float" office:value="0.00000598123978523887" calcext:value-type="float">
            <text:p>5.98123978523887E-06</text:p>
          </table:table-cell>
          <table:table-cell office:value-type="float" office:value="2262.26243843186" calcext:value-type="float">
            <text:p>2262.26243843186</text:p>
          </table:table-cell>
          <table:table-cell office:value-type="float" office:value="2114.05291696144" calcext:value-type="float">
            <text:p>2114.05291696144</text:p>
          </table:table-cell>
          <table:table-cell office:value-type="float" office:value="2210.56672935617" calcext:value-type="float">
            <text:p>2210.56672935617</text:p>
          </table:table-cell>
          <table:table-cell office:value-type="float" office:value="2399.52865905462" calcext:value-type="float">
            <text:p>2399.52865905462</text:p>
          </table:table-cell>
          <table:table-cell office:value-type="float" office:value="2395.32506584431" calcext:value-type="float">
            <text:p>2395.32506584431</text:p>
          </table:table-cell>
          <table:table-cell office:value-type="float" office:value="2399.54083202972" calcext:value-type="float">
            <text:p>2399.54083202972</text:p>
          </table:table-cell>
          <table:table-cell office:value-type="float" office:value="273.417703107511" calcext:value-type="float">
            <text:p>273.417703107511</text:p>
          </table:table-cell>
          <table:table-cell office:value-type="float" office:value="280.771602257454" calcext:value-type="float">
            <text:p>280.771602257454</text:p>
          </table:table-cell>
          <table:table-cell office:value-type="float" office:value="197.525774225617" calcext:value-type="float">
            <text:p>197.52577422561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33355438066765" calcext:value-type="float">
            <text:p>1.33355438066765E-05</text:p>
          </table:table-cell>
          <table:table-cell office:value-type="float" office:value="0.00122911025598422" calcext:value-type="float">
            <text:p>0.001229110255984</text:p>
          </table:table-cell>
          <table:table-cell office:value-type="float" office:value="0.0000390020125389431" calcext:value-type="float">
            <text:p>3.90020125389431E-05</text:p>
          </table:table-cell>
          <table:table-cell office:value-type="float" office:value="2.48340707540853" calcext:value-type="float">
            <text:p>2.48340707540853</text:p>
          </table:table-cell>
          <table:table-cell office:value-type="float" office:value="1.67487897987033" calcext:value-type="float">
            <text:p>1.67487897987033</text:p>
          </table:table-cell>
          <table:table-cell office:value-type="float" office:value="2.48636622770796" calcext:value-type="float">
            <text:p>2.48636622770796</text:p>
          </table:table-cell>
          <table:table-cell office:value-type="float" office:value="34.7663759516336" calcext:value-type="float">
            <text:p>34.7663759516336</text:p>
          </table:table-cell>
          <table:table-cell office:value-type="float" office:value="21.8299264230225" calcext:value-type="float">
            <text:p>21.8299264230225</text:p>
          </table:table-cell>
          <table:table-cell office:value-type="float" office:value="34.8137223884246" calcext:value-type="float">
            <text:p>34.8137223884246</text:p>
          </table:table-cell>
          <table:table-cell office:value-type="float" office:value="0.00000607167685682428" calcext:value-type="float">
            <text:p>6.07167685682428E-06</text:p>
          </table:table-cell>
          <table:table-cell office:value-type="float" office:value="0.000449386752575357" calcext:value-type="float">
            <text:p>0.000449386752575</text:p>
          </table:table-cell>
          <table:table-cell office:value-type="float" office:value="0.0000293947845650362" calcext:value-type="float">
            <text:p>2.93947845650362E-05</text:p>
          </table:table-cell>
          <table:table-cell office:value-type="float" office:value="2262.26484112959" calcext:value-type="float">
            <text:p>2262.26484112959</text:p>
          </table:table-cell>
          <table:table-cell office:value-type="float" office:value="2114.04992847513" calcext:value-type="float">
            <text:p>2114.04992847513</text:p>
          </table:table-cell>
          <table:table-cell office:value-type="float" office:value="2210.7422150234" calcext:value-type="float">
            <text:p>2210.7422150234</text:p>
          </table:table-cell>
          <table:table-cell office:value-type="float" office:value="2399.52548153603" calcext:value-type="float">
            <text:p>2399.52548153603</text:p>
          </table:table-cell>
          <table:table-cell office:value-type="float" office:value="2395.32113543914" calcext:value-type="float">
            <text:p>2395.32113543914</text:p>
          </table:table-cell>
          <table:table-cell office:value-type="float" office:value="2399.540869128" calcext:value-type="float">
            <text:p>2399.540869128</text:p>
          </table:table-cell>
          <table:table-cell office:value-type="float" office:value="273.426856569044" calcext:value-type="float">
            <text:p>273.426856569044</text:p>
          </table:table-cell>
          <table:table-cell office:value-type="float" office:value="280.770098764385" calcext:value-type="float">
            <text:p>280.770098764385</text:p>
          </table:table-cell>
          <table:table-cell office:value-type="float" office:value="197.753394665394" calcext:value-type="float">
            <text:p>197.75339466539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66876728789156" calcext:value-type="float">
            <text:p>1.66876728789156E-05</text:p>
          </table:table-cell>
          <table:table-cell office:value-type="float" office:value="0.00122937820126264" calcext:value-type="float">
            <text:p>0.001229378201263</text:p>
          </table:table-cell>
          <table:table-cell office:value-type="float" office:value="0.0000663814389051927" calcext:value-type="float">
            <text:p>6.63814389051927E-05</text:p>
          </table:table-cell>
          <table:table-cell office:value-type="float" office:value="2.48267191150839" calcext:value-type="float">
            <text:p>2.48267191150839</text:p>
          </table:table-cell>
          <table:table-cell office:value-type="float" office:value="1.67396965469061" calcext:value-type="float">
            <text:p>1.67396965469061</text:p>
          </table:table-cell>
          <table:table-cell office:value-type="float" office:value="2.48637479983134" calcext:value-type="float">
            <text:p>2.48637479983134</text:p>
          </table:table-cell>
          <table:table-cell office:value-type="float" office:value="34.7546133292328" calcext:value-type="float">
            <text:p>34.7546133292328</text:p>
          </table:table-cell>
          <table:table-cell office:value-type="float" office:value="21.8153772201484" calcext:value-type="float">
            <text:p>21.8153772201484</text:p>
          </table:table-cell>
          <table:table-cell office:value-type="float" office:value="34.8138595424001" calcext:value-type="float">
            <text:p>34.8138595424001</text:p>
          </table:table-cell>
          <table:table-cell office:value-type="float" office:value="0.0000108486183495554" calcext:value-type="float">
            <text:p>1.08486183495554E-05</text:p>
          </table:table-cell>
          <table:table-cell office:value-type="float" office:value="0.000449761645943421" calcext:value-type="float">
            <text:p>0.000449761645943</text:p>
          </table:table-cell>
          <table:table-cell office:value-type="float" office:value="0.0000575583649932562" calcext:value-type="float">
            <text:p>5.75583649932562E-05</text:p>
          </table:table-cell>
          <table:table-cell office:value-type="float" office:value="2262.26801186281" calcext:value-type="float">
            <text:p>2262.26801186281</text:p>
          </table:table-cell>
          <table:table-cell office:value-type="float" office:value="2114.04635569102" calcext:value-type="float">
            <text:p>2114.04635569102</text:p>
          </table:table-cell>
          <table:table-cell office:value-type="float" office:value="2210.95997949066" calcext:value-type="float">
            <text:p>2210.95997949066</text:p>
          </table:table-cell>
          <table:table-cell office:value-type="float" office:value="2399.52165862907" calcext:value-type="float">
            <text:p>2399.52165862907</text:p>
          </table:table-cell>
          <table:table-cell office:value-type="float" office:value="2395.31640689363" calcext:value-type="float">
            <text:p>2395.31640689363</text:p>
          </table:table-cell>
          <table:table-cell office:value-type="float" office:value="2399.54091364835" calcext:value-type="float">
            <text:p>2399.54091364835</text:p>
          </table:table-cell>
          <table:table-cell office:value-type="float" office:value="273.43844468192" calcext:value-type="float">
            <text:p>273.43844468192</text:p>
          </table:table-cell>
          <table:table-cell office:value-type="float" office:value="280.768324086404" calcext:value-type="float">
            <text:p>280.768324086404</text:p>
          </table:table-cell>
          <table:table-cell office:value-type="float" office:value="198.036357157269" calcext:value-type="float">
            <text:p>198.03635715726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15364103957424" calcext:value-type="float">
            <text:p>3.15364103957424E-05</text:p>
          </table:table-cell>
          <table:table-cell office:value-type="float" office:value="0.0012326062347144" calcext:value-type="float">
            <text:p>0.001232606234714</text:p>
          </table:table-cell>
          <table:table-cell office:value-type="float" office:value="0.000417642009478786" calcext:value-type="float">
            <text:p>0.000417642009479</text:p>
          </table:table-cell>
          <table:table-cell office:value-type="float" office:value="2.47948467095057" calcext:value-type="float">
            <text:p>2.47948467095057</text:p>
          </table:table-cell>
          <table:table-cell office:value-type="float" office:value="1.66868448914251" calcext:value-type="float">
            <text:p>1.66868448914251</text:p>
          </table:table-cell>
          <table:table-cell office:value-type="float" office:value="2.48642193530123" calcext:value-type="float">
            <text:p>2.48642193530123</text:p>
          </table:table-cell>
          <table:table-cell office:value-type="float" office:value="34.7036174803078" calcext:value-type="float">
            <text:p>34.7036174803078</text:p>
          </table:table-cell>
          <table:table-cell office:value-type="float" office:value="21.7308145713789" calcext:value-type="float">
            <text:p>21.7308145713789</text:p>
          </table:table-cell>
          <table:table-cell office:value-type="float" office:value="34.8146137099184" calcext:value-type="float">
            <text:p>34.8146137099184</text:p>
          </table:table-cell>
          <table:table-cell office:value-type="float" office:value="0.0000686667343205784" calcext:value-type="float">
            <text:p>6.86667343205784E-05</text:p>
          </table:table-cell>
          <table:table-cell office:value-type="float" office:value="0.000454293619987045" calcext:value-type="float">
            <text:p>0.000454293619987</text:p>
          </table:table-cell>
          <table:table-cell office:value-type="float" office:value="0.00041677061033746" calcext:value-type="float">
            <text:p>0.000416770610337</text:p>
          </table:table-cell>
          <table:table-cell office:value-type="float" office:value="2262.37573139961" calcext:value-type="float">
            <text:p>2262.37573139961</text:p>
          </table:table-cell>
          <table:table-cell office:value-type="float" office:value="2114.02262522849" calcext:value-type="float">
            <text:p>2114.02262522849</text:p>
          </table:table-cell>
          <table:table-cell office:value-type="float" office:value="2214.13279068504" calcext:value-type="float">
            <text:p>2214.13279068504</text:p>
          </table:table-cell>
          <table:table-cell office:value-type="float" office:value="2399.50508499496" calcext:value-type="float">
            <text:p>2399.50508499496</text:p>
          </table:table-cell>
          <table:table-cell office:value-type="float" office:value="2395.28892404958" calcext:value-type="float">
            <text:p>2395.28892404958</text:p>
          </table:table-cell>
          <table:table-cell office:value-type="float" office:value="2399.54115876956" calcext:value-type="float">
            <text:p>2399.54115876956</text:p>
          </table:table-cell>
          <table:table-cell office:value-type="float" office:value="273.681742305547" calcext:value-type="float">
            <text:p>273.681742305547</text:p>
          </table:table-cell>
          <table:table-cell office:value-type="float" office:value="280.753532421364" calcext:value-type="float">
            <text:p>280.753532421364</text:p>
          </table:table-cell>
          <table:table-cell office:value-type="float" office:value="202.223345269893" calcext:value-type="float">
            <text:p>202.22334526989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61109966109534" calcext:value-type="float">
            <text:p>1.61109966109534E-05</text:p>
          </table:table-cell>
          <table:table-cell office:value-type="float" office:value="0.00324427517249593" calcext:value-type="float">
            <text:p>0.003244275172496</text:p>
          </table:table-cell>
          <table:table-cell office:value-type="float" office:value="0.000023608727690353" calcext:value-type="float">
            <text:p>2.3608727690353E-05</text:p>
          </table:table-cell>
          <table:table-cell office:value-type="float" office:value="2.49209850738882" calcext:value-type="float">
            <text:p>2.49209850738882</text:p>
          </table:table-cell>
          <table:table-cell office:value-type="float" office:value="0.418590932270749" calcext:value-type="float">
            <text:p>0.418590932270749</text:p>
          </table:table-cell>
          <table:table-cell office:value-type="float" office:value="2.49567358586822" calcext:value-type="float">
            <text:p>2.49567358586822</text:p>
          </table:table-cell>
          <table:table-cell office:value-type="float" office:value="34.9054388633203" calcext:value-type="float">
            <text:p>34.9054388633203</text:p>
          </table:table-cell>
          <table:table-cell office:value-type="float" office:value="1.72931766143113" calcext:value-type="float">
            <text:p>1.72931766143113</text:p>
          </table:table-cell>
          <table:table-cell office:value-type="float" office:value="34.9626401189907" calcext:value-type="float">
            <text:p>34.9626401189907</text:p>
          </table:table-cell>
          <table:table-cell office:value-type="float" office:value="0.0000100969479538427" calcext:value-type="float">
            <text:p>1.00969479538427E-05</text:p>
          </table:table-cell>
          <table:table-cell office:value-type="float" office:value="0.00575844052464633" calcext:value-type="float">
            <text:p>0.005758440524646</text:p>
          </table:table-cell>
          <table:table-cell office:value-type="float" office:value="0.00000769476658745656" calcext:value-type="float">
            <text:p>7.69476658745656E-06</text:p>
          </table:table-cell>
          <table:table-cell office:value-type="float" office:value="2267.68930653994" calcext:value-type="float">
            <text:p>2267.68930653994</text:p>
          </table:table-cell>
          <table:table-cell office:value-type="float" office:value="2099.34408240144" calcext:value-type="float">
            <text:p>2099.34408240144</text:p>
          </table:table-cell>
          <table:table-cell office:value-type="float" office:value="2342.12840025433" calcext:value-type="float">
            <text:p>2342.12840025433</text:p>
          </table:table-cell>
          <table:table-cell office:value-type="float" office:value="2399.57067694429" calcext:value-type="float">
            <text:p>2399.57067694429</text:p>
          </table:table-cell>
          <table:table-cell office:value-type="float" office:value="2388.78843755374" calcext:value-type="float">
            <text:p>2388.78843755374</text:p>
          </table:table-cell>
          <table:table-cell office:value-type="float" office:value="2399.58926735237" calcext:value-type="float">
            <text:p>2399.58926735237</text:p>
          </table:table-cell>
          <table:table-cell office:value-type="float" office:value="284.819807843709" calcext:value-type="float">
            <text:p>284.819807843709</text:p>
          </table:table-cell>
          <table:table-cell office:value-type="float" office:value="264.104938901772" calcext:value-type="float">
            <text:p>264.104938901772</text:p>
          </table:table-cell>
          <table:table-cell office:value-type="float" office:value="563.061576501908" calcext:value-type="float">
            <text:p>563.06157650190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15888369436478" calcext:value-type="float">
            <text:p>2.15888369436478E-05</text:p>
          </table:table-cell>
          <table:table-cell office:value-type="float" office:value="0.00324428951919848" calcext:value-type="float">
            <text:p>0.003244289519198</text:p>
          </table:table-cell>
          <table:table-cell office:value-type="float" office:value="0.000053459076618419" calcext:value-type="float">
            <text:p>5.3459076618419E-05</text:p>
          </table:table-cell>
          <table:table-cell office:value-type="float" office:value="2.49089509726696" calcext:value-type="float">
            <text:p>2.49089509726696</text:p>
          </table:table-cell>
          <table:table-cell office:value-type="float" office:value="0.417378668593162" calcext:value-type="float">
            <text:p>0.417378668593162</text:p>
          </table:table-cell>
          <table:table-cell office:value-type="float" office:value="2.49568556656826" calcext:value-type="float">
            <text:p>2.49568556656826</text:p>
          </table:table-cell>
          <table:table-cell office:value-type="float" office:value="34.8861843013695" calcext:value-type="float">
            <text:p>34.8861843013695</text:p>
          </table:table-cell>
          <table:table-cell office:value-type="float" office:value="1.70992144258867" calcext:value-type="float">
            <text:p>1.70992144258867</text:p>
          </table:table-cell>
          <table:table-cell office:value-type="float" office:value="34.9628318101902" calcext:value-type="float">
            <text:p>34.9628318101902</text:p>
          </table:table-cell>
          <table:table-cell office:value-type="float" office:value="0.0000179286015879503" calcext:value-type="float">
            <text:p>1.79286015879503E-05</text:p>
          </table:table-cell>
          <table:table-cell office:value-type="float" office:value="0.00575892108107101" calcext:value-type="float">
            <text:p>0.005758921081071</text:p>
          </table:table-cell>
          <table:table-cell office:value-type="float" office:value="0.0000384259546882799" calcext:value-type="float">
            <text:p>3.84259546882799E-05</text:p>
          </table:table-cell>
          <table:table-cell office:value-type="float" office:value="2267.68528118639" calcext:value-type="float">
            <text:p>2267.68528118639</text:p>
          </table:table-cell>
          <table:table-cell office:value-type="float" office:value="2099.34078516233" calcext:value-type="float">
            <text:p>2099.34078516233</text:p>
          </table:table-cell>
          <table:table-cell office:value-type="float" office:value="2342.26715741188" calcext:value-type="float">
            <text:p>2342.26715741188</text:p>
          </table:table-cell>
          <table:table-cell office:value-type="float" office:value="2399.56441920345" calcext:value-type="float">
            <text:p>2399.56441920345</text:p>
          </table:table-cell>
          <table:table-cell office:value-type="float" office:value="2388.78213377432" calcext:value-type="float">
            <text:p>2388.78213377432</text:p>
          </table:table-cell>
          <table:table-cell office:value-type="float" office:value="2399.58932964381" calcext:value-type="float">
            <text:p>2399.58932964381</text:p>
          </table:table-cell>
          <table:table-cell office:value-type="float" office:value="284.819929081979" calcext:value-type="float">
            <text:p>284.819929081979</text:p>
          </table:table-cell>
          <table:table-cell office:value-type="float" office:value="264.104707885224" calcext:value-type="float">
            <text:p>264.104707885224</text:p>
          </table:table-cell>
          <table:table-cell office:value-type="float" office:value="563.809896956005" calcext:value-type="float">
            <text:p>563.80989695600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84181873801556" calcext:value-type="float">
            <text:p>2.84181873801556E-05</text:p>
          </table:table-cell>
          <table:table-cell office:value-type="float" office:value="0.00324430740160932" calcext:value-type="float">
            <text:p>0.003244307401609</text:p>
          </table:table-cell>
          <table:table-cell office:value-type="float" office:value="0.0000907148288028236" calcext:value-type="float">
            <text:p>9.07148288028236E-05</text:p>
          </table:table-cell>
          <table:table-cell office:value-type="float" office:value="2.48939496321026" calcext:value-type="float">
            <text:p>2.48939496321026</text:p>
          </table:table-cell>
          <table:table-cell office:value-type="float" office:value="0.415867499025732" calcext:value-type="float">
            <text:p>0.415867499025732</text:p>
          </table:table-cell>
          <table:table-cell office:value-type="float" office:value="2.49570050134808" calcext:value-type="float">
            <text:p>2.49570050134808</text:p>
          </table:table-cell>
          <table:table-cell office:value-type="float" office:value="34.8621821564628" calcext:value-type="float">
            <text:p>34.8621821564628</text:p>
          </table:table-cell>
          <table:table-cell office:value-type="float" office:value="1.68574272951041" calcext:value-type="float">
            <text:p>1.68574272951041</text:p>
          </table:table-cell>
          <table:table-cell office:value-type="float" office:value="34.963070766668" calcext:value-type="float">
            <text:p>34.963070766668</text:p>
          </table:table-cell>
          <table:table-cell office:value-type="float" office:value="0.0000276886596139619" calcext:value-type="float">
            <text:p>2.76886596139619E-05</text:p>
          </table:table-cell>
          <table:table-cell office:value-type="float" office:value="0.00575951997131267" calcext:value-type="float">
            <text:p>0.005759519971313</text:p>
          </table:table-cell>
          <table:table-cell office:value-type="float" office:value="0.0000767176439093988" calcext:value-type="float">
            <text:p>7.67176439093988E-05</text:p>
          </table:table-cell>
          <table:table-cell office:value-type="float" office:value="2267.68026933002" calcext:value-type="float">
            <text:p>2267.68026933002</text:p>
          </table:table-cell>
          <table:table-cell office:value-type="float" office:value="2099.33667549356" calcext:value-type="float">
            <text:p>2099.33667549356</text:p>
          </table:table-cell>
          <table:table-cell office:value-type="float" office:value="2342.440277286" calcext:value-type="float">
            <text:p>2342.440277286</text:p>
          </table:table-cell>
          <table:table-cell office:value-type="float" office:value="2399.55661855625" calcext:value-type="float">
            <text:p>2399.55661855625</text:p>
          </table:table-cell>
          <table:table-cell office:value-type="float" office:value="2388.77427574242" calcext:value-type="float">
            <text:p>2388.77427574242</text:p>
          </table:table-cell>
          <table:table-cell office:value-type="float" office:value="2399.58940735458" calcext:value-type="float">
            <text:p>2399.58940735458</text:p>
          </table:table-cell>
          <table:table-cell office:value-type="float" office:value="284.820093195702" calcext:value-type="float">
            <text:p>284.820093195702</text:p>
          </table:table-cell>
          <table:table-cell office:value-type="float" office:value="264.10442063805" calcext:value-type="float">
            <text:p>264.10442063805</text:p>
          </table:table-cell>
          <table:table-cell office:value-type="float" office:value="564.745260549084" calcext:value-type="float">
            <text:p>564.74526054908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09" calcext:value-type="float">
            <text:p>3000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14095571103428" calcext:value-type="float">
            <text:p>3.14095571103428E-05</text:p>
          </table:table-cell>
          <table:table-cell office:value-type="float" office:value="0.00324434659310461" calcext:value-type="float">
            <text:p>0.003244346593105</text:p>
          </table:table-cell>
          <table:table-cell office:value-type="float" office:value="0.000384166766967835" calcext:value-type="float">
            <text:p>0.000384166766968</text:p>
          </table:table-cell>
          <table:table-cell office:value-type="float" office:value="2.48879748825066" calcext:value-type="float">
            <text:p>2.48879748825066</text:p>
          </table:table-cell>
          <table:table-cell office:value-type="float" office:value="0.415246379674325" calcext:value-type="float">
            <text:p>0.415246379674325</text:p>
          </table:table-cell>
          <table:table-cell office:value-type="float" office:value="2.4957065925143" calcext:value-type="float">
            <text:p>2.4957065925143</text:p>
          </table:table-cell>
          <table:table-cell office:value-type="float" office:value="34.8526225571066" calcext:value-type="float">
            <text:p>34.8526225571066</text:p>
          </table:table-cell>
          <table:table-cell office:value-type="float" office:value="1.67580481988526" calcext:value-type="float">
            <text:p>1.67580481988526</text:p>
          </table:table-cell>
          <table:table-cell office:value-type="float" office:value="34.9631682253248" calcext:value-type="float">
            <text:p>34.9631682253248</text:p>
          </table:table-cell>
          <table:table-cell office:value-type="float" office:value="0.0000761540373430972" calcext:value-type="float">
            <text:p>7.61540373430972E-05</text:p>
          </table:table-cell>
          <table:table-cell office:value-type="float" office:value="0.00576240772652702" calcext:value-type="float">
            <text:p>0.005762407726527</text:p>
          </table:table-cell>
          <table:table-cell office:value-type="float" office:value="0.000376846959744399" calcext:value-type="float">
            <text:p>0.000376846959744</text:p>
          </table:table-cell>
          <table:table-cell office:value-type="float" office:value="2267.67866897977" calcext:value-type="float">
            <text:p>2267.67866897977</text:p>
          </table:table-cell>
          <table:table-cell office:value-type="float" office:value="2099.33483894942" calcext:value-type="float">
            <text:p>2099.33483894942</text:p>
          </table:table-cell>
          <table:table-cell office:value-type="float" office:value="2342.519764765" calcext:value-type="float">
            <text:p>2342.519764765</text:p>
          </table:table-cell>
          <table:table-cell office:value-type="float" office:value="2399.55351168776" calcext:value-type="float">
            <text:p>2399.55351168776</text:p>
          </table:table-cell>
          <table:table-cell office:value-type="float" office:value="2388.77104592303" calcext:value-type="float">
            <text:p>2388.77104592303</text:p>
          </table:table-cell>
          <table:table-cell office:value-type="float" office:value="2399.58943902998" calcext:value-type="float">
            <text:p>2399.58943902998</text:p>
          </table:table-cell>
          <table:table-cell office:value-type="float" office:value="284.821025186051" calcext:value-type="float">
            <text:p>284.821025186051</text:p>
          </table:table-cell>
          <table:table-cell office:value-type="float" office:value="264.104094986422" calcext:value-type="float">
            <text:p>264.104094986422</text:p>
          </table:table-cell>
          <table:table-cell office:value-type="float" office:value="565.175387770162" calcext:value-type="float">
            <text:p>565.17538777016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0" calcext:value-type="float">
            <text:p>3001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018867018206" calcext:value-type="float">
            <text:p>3.3018867018206E-05</text:p>
          </table:table-cell>
          <table:table-cell office:value-type="float" office:value="0.0032443898590282" calcext:value-type="float">
            <text:p>0.003244389859028</text:p>
          </table:table-cell>
          <table:table-cell office:value-type="float" office:value="0.000738554038705687" calcext:value-type="float">
            <text:p>0.000738554038706</text:p>
          </table:table-cell>
          <table:table-cell office:value-type="float" office:value="2.48844752804595" calcext:value-type="float">
            <text:p>2.48844752804595</text:p>
          </table:table-cell>
          <table:table-cell office:value-type="float" office:value="0.414870149631183" calcext:value-type="float">
            <text:p>0.414870149631183</text:p>
          </table:table-cell>
          <table:table-cell office:value-type="float" office:value="2.49571025253214" calcext:value-type="float">
            <text:p>2.49571025253214</text:p>
          </table:table-cell>
          <table:table-cell office:value-type="float" office:value="34.8470231938337" calcext:value-type="float">
            <text:p>34.8470231938337</text:p>
          </table:table-cell>
          <table:table-cell office:value-type="float" office:value="1.66978513919749" calcext:value-type="float">
            <text:p>1.66978513919749</text:p>
          </table:table-cell>
          <table:table-cell office:value-type="float" office:value="34.9632267856128" calcext:value-type="float">
            <text:p>34.9632267856128</text:p>
          </table:table-cell>
          <table:table-cell office:value-type="float" office:value="0.000133450630442995" calcext:value-type="float">
            <text:p>0.000133450630443</text:p>
          </table:table-cell>
          <table:table-cell office:value-type="float" office:value="0.00576581724102041" calcext:value-type="float">
            <text:p>0.00576581724102</text:p>
          </table:table-cell>
          <table:table-cell office:value-type="float" office:value="0.000737389461821511" calcext:value-type="float">
            <text:p>0.000737389461822</text:p>
          </table:table-cell>
          <table:table-cell office:value-type="float" office:value="2267.67801112849" calcext:value-type="float">
            <text:p>2267.67801112849</text:p>
          </table:table-cell>
          <table:table-cell office:value-type="float" office:value="2099.33363305252" calcext:value-type="float">
            <text:p>2099.33363305252</text:p>
          </table:table-cell>
          <table:table-cell office:value-type="float" office:value="2342.57299040275" calcext:value-type="float">
            <text:p>2342.57299040275</text:p>
          </table:table-cell>
          <table:table-cell office:value-type="float" office:value="2399.5516918808" calcext:value-type="float">
            <text:p>2399.5516918808</text:p>
          </table:table-cell>
          <table:table-cell office:value-type="float" office:value="2388.76908951302" calcext:value-type="float">
            <text:p>2388.76908951302</text:p>
          </table:table-cell>
          <table:table-cell office:value-type="float" office:value="2399.58945804814" calcext:value-type="float">
            <text:p>2399.58945804814</text:p>
          </table:table-cell>
          <table:table-cell office:value-type="float" office:value="284.822174744012" calcext:value-type="float">
            <text:p>284.822174744012</text:p>
          </table:table-cell>
          <table:table-cell office:value-type="float" office:value="264.103766103304" calcext:value-type="float">
            <text:p>264.103766103304</text:p>
          </table:table-cell>
          <table:table-cell office:value-type="float" office:value="565.46364019521" calcext:value-type="float">
            <text:p>565.4636401952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1" calcext:value-type="float">
            <text:p>3001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10492465618196" calcext:value-type="float">
            <text:p>4.10492465618196E-05</text:p>
          </table:table-cell>
          <table:table-cell office:value-type="float" office:value="0.00324490931481784" calcext:value-type="float">
            <text:p>0.003244909314818</text:p>
          </table:table-cell>
          <table:table-cell office:value-type="float" office:value="0.00239182774070517" calcext:value-type="float">
            <text:p>0.002391827740705</text:p>
          </table:table-cell>
          <table:table-cell office:value-type="float" office:value="2.48670379800347" calcext:value-type="float">
            <text:p>2.48670379800347</text:p>
          </table:table-cell>
          <table:table-cell office:value-type="float" office:value="0.412811260076601" calcext:value-type="float">
            <text:p>0.412811260076601</text:p>
          </table:table-cell>
          <table:table-cell office:value-type="float" office:value="2.49572985747963" calcext:value-type="float">
            <text:p>2.49572985747963</text:p>
          </table:table-cell>
          <table:table-cell office:value-type="float" office:value="34.8191235131541" calcext:value-type="float">
            <text:p>34.8191235131541</text:p>
          </table:table-cell>
          <table:table-cell office:value-type="float" office:value="1.63684290632422" calcext:value-type="float">
            <text:p>1.63684290632422</text:p>
          </table:table-cell>
          <table:table-cell office:value-type="float" office:value="34.9635404647727" calcext:value-type="float">
            <text:p>34.9635404647727</text:p>
          </table:table-cell>
          <table:table-cell office:value-type="float" office:value="0.000852318975491398" calcext:value-type="float">
            <text:p>0.000852318975491</text:p>
          </table:table-cell>
          <table:table-cell office:value-type="float" office:value="0.00580855471359792" calcext:value-type="float">
            <text:p>0.005808554713598</text:p>
          </table:table-cell>
          <table:table-cell office:value-type="float" office:value="0.00530340665482168" calcext:value-type="float">
            <text:p>0.005303406654822</text:p>
          </table:table-cell>
          <table:table-cell office:value-type="float" office:value="2267.68190590441" calcext:value-type="float">
            <text:p>2267.68190590441</text:p>
          </table:table-cell>
          <table:table-cell office:value-type="float" office:value="2099.32597335642" calcext:value-type="float">
            <text:p>2099.32597335642</text:p>
          </table:table-cell>
          <table:table-cell office:value-type="float" office:value="2343.01770569719" calcext:value-type="float">
            <text:p>2343.01770569719</text:p>
          </table:table-cell>
          <table:table-cell office:value-type="float" office:value="2399.54262445475" calcext:value-type="float">
            <text:p>2399.54262445475</text:p>
          </table:table-cell>
          <table:table-cell office:value-type="float" office:value="2388.75838325755" calcext:value-type="float">
            <text:p>2388.75838325755</text:p>
          </table:table-cell>
          <table:table-cell office:value-type="float" office:value="2399.58955996403" calcext:value-type="float">
            <text:p>2399.58955996403</text:p>
          </table:table-cell>
          <table:table-cell office:value-type="float" office:value="284.843485697559" calcext:value-type="float">
            <text:p>284.843485697559</text:p>
          </table:table-cell>
          <table:table-cell office:value-type="float" office:value="264.100472393084" calcext:value-type="float">
            <text:p>264.100472393084</text:p>
          </table:table-cell>
          <table:table-cell office:value-type="float" office:value="567.879399688896" calcext:value-type="float">
            <text:p>567.87939968889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2" calcext:value-type="float">
            <text:p>3001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98392531776105" calcext:value-type="float">
            <text:p>2.98392531776105E-05</text:p>
          </table:table-cell>
          <table:table-cell office:value-type="float" office:value="0.00327848024825651" calcext:value-type="float">
            <text:p>0.003278480248257</text:p>
          </table:table-cell>
          <table:table-cell office:value-type="float" office:value="0.0000313484449165208" calcext:value-type="float">
            <text:p>3.13484449165208E-05</text:p>
          </table:table-cell>
          <table:table-cell office:value-type="float" office:value="2.48929144051718" calcext:value-type="float">
            <text:p>2.48929144051718</text:p>
          </table:table-cell>
          <table:table-cell office:value-type="float" office:value="0.395041718489894" calcext:value-type="float">
            <text:p>0.395041718489894</text:p>
          </table:table-cell>
          <table:table-cell office:value-type="float" office:value="2.49585540447759" calcext:value-type="float">
            <text:p>2.49585540447759</text:p>
          </table:table-cell>
          <table:table-cell office:value-type="float" office:value="34.8605257933718" calcext:value-type="float">
            <text:p>34.8605257933718</text:p>
          </table:table-cell>
          <table:table-cell office:value-type="float" office:value="1.35253024093532" calcext:value-type="float">
            <text:p>1.35253024093532</text:p>
          </table:table-cell>
          <table:table-cell office:value-type="float" office:value="34.9655492167384" calcext:value-type="float">
            <text:p>34.9655492167384</text:p>
          </table:table-cell>
          <table:table-cell office:value-type="float" office:value="0.0000350890449622996" calcext:value-type="float">
            <text:p>3.50890449622996E-05</text:p>
          </table:table-cell>
          <table:table-cell office:value-type="float" office:value="0.0116329036224293" calcext:value-type="float">
            <text:p>0.011632903622429</text:p>
          </table:table-cell>
          <table:table-cell office:value-type="float" office:value="0.0000155581973953423" calcext:value-type="float">
            <text:p>1.55581973953423E-05</text:p>
          </table:table-cell>
          <table:table-cell office:value-type="float" office:value="2267.7656306378" calcext:value-type="float">
            <text:p>2267.7656306378</text:p>
          </table:table-cell>
          <table:table-cell office:value-type="float" office:value="2099.08928136244" calcext:value-type="float">
            <text:p>2099.08928136244</text:p>
          </table:table-cell>
          <table:table-cell office:value-type="float" office:value="2344.61469601182" calcext:value-type="float">
            <text:p>2344.61469601182</text:p>
          </table:table-cell>
          <table:table-cell office:value-type="float" office:value="2399.55608016728" calcext:value-type="float">
            <text:p>2399.55608016728</text:p>
          </table:table-cell>
          <table:table-cell office:value-type="float" office:value="2388.6659816128" calcext:value-type="float">
            <text:p>2388.6659816128</text:p>
          </table:table-cell>
          <table:table-cell office:value-type="float" office:value="2399.59021277987" calcext:value-type="float">
            <text:p>2399.59021277987</text:p>
          </table:table-cell>
          <table:table-cell office:value-type="float" office:value="285.006382362305" calcext:value-type="float">
            <text:p>285.006382362305</text:p>
          </table:table-cell>
          <table:table-cell office:value-type="float" office:value="263.831897470293" calcext:value-type="float">
            <text:p>263.831897470293</text:p>
          </table:table-cell>
          <table:table-cell office:value-type="float" office:value="576.658700214242" calcext:value-type="float">
            <text:p>576.65870021424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3" calcext:value-type="float">
            <text:p>3001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1137707367609" calcext:value-type="float">
            <text:p>3.01137707367609E-05</text:p>
          </table:table-cell>
          <table:table-cell office:value-type="float" office:value="0.0032784822769567" calcext:value-type="float">
            <text:p>0.003278482276957</text:p>
          </table:table-cell>
          <table:table-cell office:value-type="float" office:value="0.0000917330768208321" calcext:value-type="float">
            <text:p>9.17330768208321E-05</text:p>
          </table:table-cell>
          <table:table-cell office:value-type="float" office:value="2.48923171774264" calcext:value-type="float">
            <text:p>2.48923171774264</text:p>
          </table:table-cell>
          <table:table-cell office:value-type="float" office:value="0.394980759330738" calcext:value-type="float">
            <text:p>0.394980759330738</text:p>
          </table:table-cell>
          <table:table-cell office:value-type="float" office:value="2.49585600494864" calcext:value-type="float">
            <text:p>2.49585600494864</text:p>
          </table:table-cell>
          <table:table-cell office:value-type="float" office:value="34.8595702289815" calcext:value-type="float">
            <text:p>34.8595702289815</text:p>
          </table:table-cell>
          <table:table-cell office:value-type="float" office:value="1.35155489439087" calcext:value-type="float">
            <text:p>1.35155489439087</text:p>
          </table:table-cell>
          <table:table-cell office:value-type="float" office:value="34.9655588242774" calcext:value-type="float">
            <text:p>34.9655588242774</text:p>
          </table:table-cell>
          <table:table-cell office:value-type="float" office:value="0.0000451074757944536" calcext:value-type="float">
            <text:p>4.51074757944536E-05</text:p>
          </table:table-cell>
          <table:table-cell office:value-type="float" office:value="0.011633493890322" calcext:value-type="float">
            <text:p>0.011633493890322</text:p>
          </table:table-cell>
          <table:table-cell office:value-type="float" office:value="0.0000776649196010022" calcext:value-type="float">
            <text:p>7.76649196010022E-05</text:p>
          </table:table-cell>
          <table:table-cell office:value-type="float" office:value="2267.7654573081" calcext:value-type="float">
            <text:p>2267.7654573081</text:p>
          </table:table-cell>
          <table:table-cell office:value-type="float" office:value="2099.08911028771" calcext:value-type="float">
            <text:p>2099.08911028771</text:p>
          </table:table-cell>
          <table:table-cell office:value-type="float" office:value="2344.62224998438" calcext:value-type="float">
            <text:p>2344.62224998438</text:p>
          </table:table-cell>
          <table:table-cell office:value-type="float" office:value="2399.55576965075" calcext:value-type="float">
            <text:p>2399.55576965075</text:p>
          </table:table-cell>
          <table:table-cell office:value-type="float" office:value="2388.66566466699" calcext:value-type="float">
            <text:p>2388.66566466699</text:p>
          </table:table-cell>
          <table:table-cell office:value-type="float" office:value="2399.59021594423" calcext:value-type="float">
            <text:p>2399.59021594423</text:p>
          </table:table-cell>
          <table:table-cell office:value-type="float" office:value="285.006445910234" calcext:value-type="float">
            <text:p>285.006445910234</text:p>
          </table:table-cell>
          <table:table-cell office:value-type="float" office:value="263.831878326849" calcext:value-type="float">
            <text:p>263.831878326849</text:p>
          </table:table-cell>
          <table:table-cell office:value-type="float" office:value="576.700621411252" calcext:value-type="float">
            <text:p>576.7006214112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4" calcext:value-type="float">
            <text:p>3001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4563956040453" calcext:value-type="float">
            <text:p>3.04563956040453E-05</text:p>
          </table:table-cell>
          <table:table-cell office:value-type="float" office:value="0.00327848480389212" calcext:value-type="float">
            <text:p>0.003278484803892</text:p>
          </table:table-cell>
          <table:table-cell office:value-type="float" office:value="0.000167118118546005" calcext:value-type="float">
            <text:p>0.000167118118546</text:p>
          </table:table-cell>
          <table:table-cell office:value-type="float" office:value="2.48915717818477" calcext:value-type="float">
            <text:p>2.48915717818477</text:p>
          </table:table-cell>
          <table:table-cell office:value-type="float" office:value="0.394904679723089" calcext:value-type="float">
            <text:p>0.394904679723089</text:p>
          </table:table-cell>
          <table:table-cell office:value-type="float" office:value="2.49585675441254" calcext:value-type="float">
            <text:p>2.49585675441254</text:p>
          </table:table-cell>
          <table:table-cell office:value-type="float" office:value="34.8583775960535" calcext:value-type="float">
            <text:p>34.8583775960535</text:p>
          </table:table-cell>
          <table:table-cell office:value-type="float" office:value="1.35033762066666" calcext:value-type="float">
            <text:p>1.35033762066666</text:p>
          </table:table-cell>
          <table:table-cell office:value-type="float" office:value="34.9655708156979" calcext:value-type="float">
            <text:p>34.9655708156979</text:p>
          </table:table-cell>
          <table:table-cell office:value-type="float" office:value="0.0000575809633281249" calcext:value-type="float">
            <text:p>5.75809633281249E-05</text:p>
          </table:table-cell>
          <table:table-cell office:value-type="float" office:value="0.0116342288096603" calcext:value-type="float">
            <text:p>0.01163422880966</text:p>
          </table:table-cell>
          <table:table-cell office:value-type="float" office:value="0.000154985348628643" calcext:value-type="float">
            <text:p>0.000154985348629</text:p>
          </table:table-cell>
          <table:table-cell office:value-type="float" office:value="2267.76524847611" calcext:value-type="float">
            <text:p>2267.76524847611</text:p>
          </table:table-cell>
          <table:table-cell office:value-type="float" office:value="2099.08889738731" calcext:value-type="float">
            <text:p>2099.08889738731</text:p>
          </table:table-cell>
          <table:table-cell office:value-type="float" office:value="2344.63186745034" calcext:value-type="float">
            <text:p>2344.63186745034</text:p>
          </table:table-cell>
          <table:table-cell office:value-type="float" office:value="2399.55538201574" calcext:value-type="float">
            <text:p>2399.55538201574</text:p>
          </table:table-cell>
          <table:table-cell office:value-type="float" office:value="2388.66526902378" calcext:value-type="float">
            <text:p>2388.66526902378</text:p>
          </table:table-cell>
          <table:table-cell office:value-type="float" office:value="2399.59021981212" calcext:value-type="float">
            <text:p>2399.59021981212</text:p>
          </table:table-cell>
          <table:table-cell office:value-type="float" office:value="285.006541688756" calcext:value-type="float">
            <text:p>285.006541688756</text:p>
          </table:table-cell>
          <table:table-cell office:value-type="float" office:value="263.831855382381" calcext:value-type="float">
            <text:p>263.831855382381</text:p>
          </table:table-cell>
          <table:table-cell office:value-type="float" office:value="576.754000227048" calcext:value-type="float">
            <text:p>576.75400022704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5" calcext:value-type="float">
            <text:p>3001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1591951379599" calcext:value-type="float">
            <text:p>3.31591951379599E-05</text:p>
          </table:table-cell>
          <table:table-cell office:value-type="float" office:value="0.00327850463805012" calcext:value-type="float">
            <text:p>0.00327850463805</text:p>
          </table:table-cell>
          <table:table-cell office:value-type="float" office:value="0.000762194406996825" calcext:value-type="float">
            <text:p>0.000762194406997</text:p>
          </table:table-cell>
          <table:table-cell office:value-type="float" office:value="2.48856918901636" calcext:value-type="float">
            <text:p>2.48856918901636</text:p>
          </table:table-cell>
          <table:table-cell office:value-type="float" office:value="0.394304602263228" calcext:value-type="float">
            <text:p>0.394304602263228</text:p>
          </table:table-cell>
          <table:table-cell office:value-type="float" office:value="2.4958626658367" calcext:value-type="float">
            <text:p>2.4958626658367</text:p>
          </table:table-cell>
          <table:table-cell office:value-type="float" office:value="34.8489697693591" calcext:value-type="float">
            <text:p>34.8489697693591</text:p>
          </table:table-cell>
          <table:table-cell office:value-type="float" office:value="1.34073638130899" calcext:value-type="float">
            <text:p>1.34073638130899</text:p>
          </table:table-cell>
          <table:table-cell office:value-type="float" office:value="34.9656653984844" calcext:value-type="float">
            <text:p>34.9656653984844</text:p>
          </table:table-cell>
          <table:table-cell office:value-type="float" office:value="0.000155410366414875" calcext:value-type="float">
            <text:p>0.000155410366415</text:p>
          </table:table-cell>
          <table:table-cell office:value-type="float" office:value="0.0116399928258477" calcext:value-type="float">
            <text:p>0.011639992825848</text:p>
          </table:table-cell>
          <table:table-cell office:value-type="float" office:value="0.000761300102238529" calcext:value-type="float">
            <text:p>0.000761300102239</text:p>
          </table:table-cell>
          <table:table-cell office:value-type="float" office:value="2267.7636061447" calcext:value-type="float">
            <text:p>2267.7636061447</text:p>
          </table:table-cell>
          <table:table-cell office:value-type="float" office:value="2099.08721930133" calcext:value-type="float">
            <text:p>2099.08721930133</text:p>
          </table:table-cell>
          <table:table-cell office:value-type="float" office:value="2344.7078527016" calcext:value-type="float">
            <text:p>2344.7078527016</text:p>
          </table:table-cell>
          <table:table-cell office:value-type="float" office:value="2399.55232447326" calcext:value-type="float">
            <text:p>2399.55232447326</text:p>
          </table:table-cell>
          <table:table-cell office:value-type="float" office:value="2388.66214862219" calcext:value-type="float">
            <text:p>2388.66214862219</text:p>
          </table:table-cell>
          <table:table-cell office:value-type="float" office:value="2399.5902505527" calcext:value-type="float">
            <text:p>2399.5902505527</text:p>
          </table:table-cell>
          <table:table-cell office:value-type="float" office:value="285.007307630738" calcext:value-type="float">
            <text:p>285.007307630738</text:p>
          </table:table-cell>
          <table:table-cell office:value-type="float" office:value="263.831675785723" calcext:value-type="float">
            <text:p>263.831675785723</text:p>
          </table:table-cell>
          <table:table-cell office:value-type="float" office:value="577.175945036831" calcext:value-type="float">
            <text:p>577.17594503683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46066153509145" calcext:value-type="float">
            <text:p>3.46066153509145E-05</text:p>
          </table:table-cell>
          <table:table-cell office:value-type="float" office:value="0.00327852523304187" calcext:value-type="float">
            <text:p>0.003278525233042</text:p>
          </table:table-cell>
          <table:table-cell office:value-type="float" office:value="0.00105667689838182" calcext:value-type="float">
            <text:p>0.001056676898382</text:p>
          </table:table-cell>
          <table:table-cell office:value-type="float" office:value="2.48825435465254" calcext:value-type="float">
            <text:p>2.48825435465254</text:p>
          </table:table-cell>
          <table:table-cell office:value-type="float" office:value="0.393977243291898" calcext:value-type="float">
            <text:p>0.393977243291898</text:p>
          </table:table-cell>
          <table:table-cell office:value-type="float" office:value="2.49586587602502" calcext:value-type="float">
            <text:p>2.49586587602502</text:p>
          </table:table-cell>
          <table:table-cell office:value-type="float" office:value="34.8439324195386" calcext:value-type="float">
            <text:p>34.8439324195386</text:p>
          </table:table-cell>
          <table:table-cell office:value-type="float" office:value="1.3354986377684" calcext:value-type="float">
            <text:p>1.3354986377684</text:p>
          </table:table-cell>
          <table:table-cell office:value-type="float" office:value="34.9657167614982" calcext:value-type="float">
            <text:p>34.9657167614982</text:p>
          </table:table-cell>
          <table:table-cell office:value-type="float" office:value="0.000270960819159352" calcext:value-type="float">
            <text:p>0.000270960819159</text:p>
          </table:table-cell>
          <table:table-cell office:value-type="float" office:value="0.0116467912987769" calcext:value-type="float">
            <text:p>0.011646791298777</text:p>
          </table:table-cell>
          <table:table-cell office:value-type="float" office:value="0.00148963359379487" calcext:value-type="float">
            <text:p>0.001489633593795</text:p>
          </table:table-cell>
          <table:table-cell office:value-type="float" office:value="2267.76295332065" calcext:value-type="float">
            <text:p>2267.76295332065</text:p>
          </table:table-cell>
          <table:table-cell office:value-type="float" office:value="2099.08626575693" calcext:value-type="float">
            <text:p>2099.08626575693</text:p>
          </table:table-cell>
          <table:table-cell office:value-type="float" office:value="2344.75421283877" calcext:value-type="float">
            <text:p>2344.75421283877</text:p>
          </table:table-cell>
          <table:table-cell office:value-type="float" office:value="2399.55068735692" calcext:value-type="float">
            <text:p>2399.55068735692</text:p>
          </table:table-cell>
          <table:table-cell office:value-type="float" office:value="2388.66044637781" calcext:value-type="float">
            <text:p>2388.66044637781</text:p>
          </table:table-cell>
          <table:table-cell office:value-type="float" office:value="2399.59026726805" calcext:value-type="float">
            <text:p>2399.59026726805</text:p>
          </table:table-cell>
          <table:table-cell office:value-type="float" office:value="285.008210310289" calcext:value-type="float">
            <text:p>285.008210310289</text:p>
          </table:table-cell>
          <table:table-cell office:value-type="float" office:value="263.83152417754" calcext:value-type="float">
            <text:p>263.83152417754</text:p>
          </table:table-cell>
          <table:table-cell office:value-type="float" office:value="577.433575954894" calcext:value-type="float">
            <text:p>577.43357595489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7" calcext:value-type="float">
            <text:p>3001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0045424545067" calcext:value-type="float">
            <text:p>5.0045424545067E-05</text:p>
          </table:table-cell>
          <table:table-cell office:value-type="float" office:value="0.00327877894725134" calcext:value-type="float">
            <text:p>0.003278778947251</text:p>
          </table:table-cell>
          <table:table-cell office:value-type="float" office:value="0.00431092095657622" calcext:value-type="float">
            <text:p>0.004310920956576</text:p>
          </table:table-cell>
          <table:table-cell office:value-type="float" office:value="2.48489874933155" calcext:value-type="float">
            <text:p>2.48489874933155</text:p>
          </table:table-cell>
          <table:table-cell office:value-type="float" office:value="0.390467379796942" calcext:value-type="float">
            <text:p>0.390467379796942</text:p>
          </table:table-cell>
          <table:table-cell office:value-type="float" office:value="2.49590024532482" calcext:value-type="float">
            <text:p>2.49590024532482</text:p>
          </table:table-cell>
          <table:table-cell office:value-type="float" office:value="34.7902427344013" calcext:value-type="float">
            <text:p>34.7902427344013</text:p>
          </table:table-cell>
          <table:table-cell office:value-type="float" office:value="1.27934082184752" calcext:value-type="float">
            <text:p>1.27934082184752</text:p>
          </table:table-cell>
          <table:table-cell office:value-type="float" office:value="34.9662666702936" calcext:value-type="float">
            <text:p>34.9662666702936</text:p>
          </table:table-cell>
          <table:table-cell office:value-type="float" office:value="0.00173176261266711" calcext:value-type="float">
            <text:p>0.001731762612667</text:p>
          </table:table-cell>
          <table:table-cell office:value-type="float" office:value="0.0117327157688483" calcext:value-type="float">
            <text:p>0.011732715768848</text:p>
          </table:table-cell>
          <table:table-cell office:value-type="float" office:value="0.0107173598402692" calcext:value-type="float">
            <text:p>0.010717359840269</text:p>
          </table:table-cell>
          <table:table-cell office:value-type="float" office:value="2267.75943112151" calcext:value-type="float">
            <text:p>2267.75943112151</text:p>
          </table:table-cell>
          <table:table-cell office:value-type="float" office:value="2099.07614009263" calcext:value-type="float">
            <text:p>2099.07614009263</text:p>
          </table:table-cell>
          <table:table-cell office:value-type="float" office:value="2345.3343487832" calcext:value-type="float">
            <text:p>2345.3343487832</text:p>
          </table:table-cell>
          <table:table-cell office:value-type="float" office:value="2399.53323820147" calcext:value-type="float">
            <text:p>2399.53323820147</text:p>
          </table:table-cell>
          <table:table-cell office:value-type="float" office:value="2388.6421950799" calcext:value-type="float">
            <text:p>2388.6421950799</text:p>
          </table:table-cell>
          <table:table-cell office:value-type="float" office:value="2399.59044598065" calcext:value-type="float">
            <text:p>2399.59044598065</text:p>
          </table:table-cell>
          <table:table-cell office:value-type="float" office:value="285.025303803759" calcext:value-type="float">
            <text:p>285.025303803759</text:p>
          </table:table-cell>
          <table:table-cell office:value-type="float" office:value="263.830036861956" calcext:value-type="float">
            <text:p>263.830036861956</text:p>
          </table:table-cell>
          <table:table-cell office:value-type="float" office:value="580.669536394027" calcext:value-type="float">
            <text:p>580.66953639402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8" calcext:value-type="float">
            <text:p>3001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3519391345934" calcext:value-type="float">
            <text:p>3.03519391345934E-05</text:p>
          </table:table-cell>
          <table:table-cell office:value-type="float" office:value="0.00330100606345363" calcext:value-type="float">
            <text:p>0.003301006063454</text:p>
          </table:table-cell>
          <table:table-cell office:value-type="float" office:value="0.0000924151931576328" calcext:value-type="float">
            <text:p>9.24151931576328E-05</text:p>
          </table:table-cell>
          <table:table-cell office:value-type="float" office:value="2.48928113014531" calcext:value-type="float">
            <text:p>2.48928113014531</text:p>
          </table:table-cell>
          <table:table-cell office:value-type="float" office:value="0.381332959060948" calcext:value-type="float">
            <text:p>0.381332959060948</text:p>
          </table:table-cell>
          <table:table-cell office:value-type="float" office:value="2.49595722772514" calcext:value-type="float">
            <text:p>2.49595722772514</text:p>
          </table:table-cell>
          <table:table-cell office:value-type="float" office:value="34.8603608274238" calcext:value-type="float">
            <text:p>34.8603608274238</text:p>
          </table:table-cell>
          <table:table-cell office:value-type="float" office:value="1.13319009007411" calcext:value-type="float">
            <text:p>1.13319009007411</text:p>
          </table:table-cell>
          <table:table-cell office:value-type="float" office:value="34.967178388701" calcext:value-type="float">
            <text:p>34.967178388701</text:p>
          </table:table-cell>
          <table:table-cell office:value-type="float" office:value="0.000178314145330927" calcext:value-type="float">
            <text:p>0.000178314145331</text:p>
          </table:table-cell>
          <table:table-cell office:value-type="float" office:value="0.0585449565412736" calcext:value-type="float">
            <text:p>0.058544956541274</text:p>
          </table:table-cell>
          <table:table-cell office:value-type="float" office:value="0.0000783014356180876" calcext:value-type="float">
            <text:p>7.83014356180876E-05</text:p>
          </table:table-cell>
          <table:table-cell office:value-type="float" office:value="2267.82227740105" calcext:value-type="float">
            <text:p>2267.82227740105</text:p>
          </table:table-cell>
          <table:table-cell office:value-type="float" office:value="2098.92578706596" calcext:value-type="float">
            <text:p>2098.92578706596</text:p>
          </table:table-cell>
          <table:table-cell office:value-type="float" office:value="2346.0466473163" calcext:value-type="float">
            <text:p>2346.0466473163</text:p>
          </table:table-cell>
          <table:table-cell office:value-type="float" office:value="2399.55602662019" calcext:value-type="float">
            <text:p>2399.55602662019</text:p>
          </table:table-cell>
          <table:table-cell office:value-type="float" office:value="2388.59469613049" calcext:value-type="float">
            <text:p>2388.59469613049</text:p>
          </table:table-cell>
          <table:table-cell office:value-type="float" office:value="2399.59074232763" calcext:value-type="float">
            <text:p>2399.59074232763</text:p>
          </table:table-cell>
          <table:table-cell office:value-type="float" office:value="285.129664385226" calcext:value-type="float">
            <text:p>285.129664385226</text:p>
          </table:table-cell>
          <table:table-cell office:value-type="float" office:value="263.651757594321" calcext:value-type="float">
            <text:p>263.651757594321</text:p>
          </table:table-cell>
          <table:table-cell office:value-type="float" office:value="584.672715749252" calcext:value-type="float">
            <text:p>584.67271574925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19" calcext:value-type="float">
            <text:p>3001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1740911923953" calcext:value-type="float">
            <text:p>3.1740911923953E-05</text:p>
          </table:table-cell>
          <table:table-cell office:value-type="float" office:value="0.00330100857918206" calcext:value-type="float">
            <text:p>0.003301008579182</text:p>
          </table:table-cell>
          <table:table-cell office:value-type="float" office:value="0.000398112241366684" calcext:value-type="float">
            <text:p>0.000398112241367</text:p>
          </table:table-cell>
          <table:table-cell office:value-type="float" office:value="2.48897892768685" calcext:value-type="float">
            <text:p>2.48897892768685</text:p>
          </table:table-cell>
          <table:table-cell office:value-type="float" office:value="0.381029202398462" calcext:value-type="float">
            <text:p>0.381029202398462</text:p>
          </table:table-cell>
          <table:table-cell office:value-type="float" office:value="2.49596023135754" calcext:value-type="float">
            <text:p>2.49596023135754</text:p>
          </table:table-cell>
          <table:table-cell office:value-type="float" office:value="34.8555255880877" calcext:value-type="float">
            <text:p>34.8555255880877</text:p>
          </table:table-cell>
          <table:table-cell office:value-type="float" office:value="1.12832998347351" calcext:value-type="float">
            <text:p>1.12832998347351</text:p>
          </table:table-cell>
          <table:table-cell office:value-type="float" office:value="34.9672264468187" calcext:value-type="float">
            <text:p>34.9672264468187</text:p>
          </table:table-cell>
          <table:table-cell office:value-type="float" office:value="0.000234820800086619" calcext:value-type="float">
            <text:p>0.000234820800087</text:p>
          </table:table-cell>
          <table:table-cell office:value-type="float" office:value="0.0585482899828916" calcext:value-type="float">
            <text:p>0.058548289982892</text:p>
          </table:table-cell>
          <table:table-cell office:value-type="float" office:value="0.00039090371636499" calcext:value-type="float">
            <text:p>0.000390903716365</text:p>
          </table:table-cell>
          <table:table-cell office:value-type="float" office:value="2267.8212772622" calcext:value-type="float">
            <text:p>2267.8212772622</text:p>
          </table:table-cell>
          <table:table-cell office:value-type="float" office:value="2098.92496861555" calcext:value-type="float">
            <text:p>2098.92496861555</text:p>
          </table:table-cell>
          <table:table-cell office:value-type="float" office:value="2346.08179549167" calcext:value-type="float">
            <text:p>2346.08179549167</text:p>
          </table:table-cell>
          <table:table-cell office:value-type="float" office:value="2399.55445509642" calcext:value-type="float">
            <text:p>2399.55445509642</text:p>
          </table:table-cell>
          <table:table-cell office:value-type="float" office:value="2388.5931165249" calcext:value-type="float">
            <text:p>2388.5931165249</text:p>
          </table:table-cell>
          <table:table-cell office:value-type="float" office:value="2399.59075787547" calcext:value-type="float">
            <text:p>2399.59075787547</text:p>
          </table:table-cell>
          <table:table-cell office:value-type="float" office:value="285.129719090932" calcext:value-type="float">
            <text:p>285.129719090932</text:p>
          </table:table-cell>
          <table:table-cell office:value-type="float" office:value="263.651710153255" calcext:value-type="float">
            <text:p>263.651710153255</text:p>
          </table:table-cell>
          <table:table-cell office:value-type="float" office:value="584.871117444582" calcext:value-type="float">
            <text:p>584.87111744458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0" calcext:value-type="float">
            <text:p>3002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4789169577521" calcext:value-type="float">
            <text:p>3.34789169577521E-05</text:p>
          </table:table-cell>
          <table:table-cell office:value-type="float" office:value="0.00330101172557931" calcext:value-type="float">
            <text:p>0.003301011725579</text:p>
          </table:table-cell>
          <table:table-cell office:value-type="float" office:value="0.000780822405229595" calcext:value-type="float">
            <text:p>0.00078082240523</text:p>
          </table:table-cell>
          <table:table-cell office:value-type="float" office:value="2.48860079661378" calcext:value-type="float">
            <text:p>2.48860079661378</text:p>
          </table:table-cell>
          <table:table-cell office:value-type="float" office:value="0.380649127463694" calcext:value-type="float">
            <text:p>0.380649127463694</text:p>
          </table:table-cell>
          <table:table-cell office:value-type="float" office:value="2.49596398962337" calcext:value-type="float">
            <text:p>2.49596398962337</text:p>
          </table:table-cell>
          <table:table-cell office:value-type="float" office:value="34.8494754909183" calcext:value-type="float">
            <text:p>34.8494754909183</text:p>
          </table:table-cell>
          <table:table-cell office:value-type="float" office:value="1.122248784517" calcext:value-type="float">
            <text:p>1.122248784517</text:p>
          </table:table-cell>
          <table:table-cell office:value-type="float" office:value="34.9672865790718" calcext:value-type="float">
            <text:p>34.9672865790718</text:p>
          </table:table-cell>
          <table:table-cell office:value-type="float" office:value="0.000305227836260878" calcext:value-type="float">
            <text:p>0.000305227836261</text:p>
          </table:table-cell>
          <table:table-cell office:value-type="float" office:value="0.0585524436383878" calcext:value-type="float">
            <text:p>0.058552443638388</text:p>
          </table:table-cell>
          <table:table-cell office:value-type="float" office:value="0.000780150007250956" calcext:value-type="float">
            <text:p>0.000780150007251</text:p>
          </table:table-cell>
          <table:table-cell office:value-type="float" office:value="2267.82003170753" calcext:value-type="float">
            <text:p>2267.82003170753</text:p>
          </table:table-cell>
          <table:table-cell office:value-type="float" office:value="2098.92394509217" calcext:value-type="float">
            <text:p>2098.92394509217</text:p>
          </table:table-cell>
          <table:table-cell office:value-type="float" office:value="2346.12592004436" calcext:value-type="float">
            <text:p>2346.12592004436</text:p>
          </table:table-cell>
          <table:table-cell office:value-type="float" office:value="2399.55248879835" calcext:value-type="float">
            <text:p>2399.55248879835</text:p>
          </table:table-cell>
          <table:table-cell office:value-type="float" office:value="2388.59114011885" calcext:value-type="float">
            <text:p>2388.59114011885</text:p>
          </table:table-cell>
          <table:table-cell office:value-type="float" office:value="2399.59077740198" calcext:value-type="float">
            <text:p>2399.59077740198</text:p>
          </table:table-cell>
          <table:table-cell office:value-type="float" office:value="285.129800172608" calcext:value-type="float">
            <text:p>285.129800172608</text:p>
          </table:table-cell>
          <table:table-cell office:value-type="float" office:value="263.651651500351" calcext:value-type="float">
            <text:p>263.651651500351</text:p>
          </table:table-cell>
          <table:table-cell office:value-type="float" office:value="585.120304246644" calcext:value-type="float">
            <text:p>585.12030424664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1" calcext:value-type="float">
            <text:p>3002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88246588489564" calcext:value-type="float">
            <text:p>3.88246588489564E-05</text:p>
          </table:table-cell>
          <table:table-cell office:value-type="float" office:value="0.00330102281410963" calcext:value-type="float">
            <text:p>0.00330102281411</text:p>
          </table:table-cell>
          <table:table-cell office:value-type="float" office:value="0.00188828389125362" calcext:value-type="float">
            <text:p>0.001888283891254</text:p>
          </table:table-cell>
          <table:table-cell office:value-type="float" office:value="2.4874383539532" calcext:value-type="float">
            <text:p>2.4874383539532</text:p>
          </table:table-cell>
          <table:table-cell office:value-type="float" office:value="0.37947984672297" calcext:value-type="float">
            <text:p>0.37947984672297</text:p>
          </table:table-cell>
          <table:table-cell office:value-type="float" office:value="2.49597554978184" calcext:value-type="float">
            <text:p>2.49597554978184</text:p>
          </table:table-cell>
          <table:table-cell office:value-type="float" office:value="34.8308764083474" calcext:value-type="float">
            <text:p>34.8308764083474</text:p>
          </table:table-cell>
          <table:table-cell office:value-type="float" office:value="1.10354029266352" calcext:value-type="float">
            <text:p>1.10354029266352</text:p>
          </table:table-cell>
          <table:table-cell office:value-type="float" office:value="34.9674715416055" calcext:value-type="float">
            <text:p>34.9674715416055</text:p>
          </table:table-cell>
          <table:table-cell office:value-type="float" office:value="0.000812109413238849" calcext:value-type="float">
            <text:p>0.000812109413239</text:p>
          </table:table-cell>
          <table:table-cell office:value-type="float" office:value="0.0585821500753753" calcext:value-type="float">
            <text:p>0.058582150075375</text:p>
          </table:table-cell>
          <table:table-cell office:value-type="float" office:value="0.00383285263230358" calcext:value-type="float">
            <text:p>0.003832852632304</text:p>
          </table:table-cell>
          <table:table-cell office:value-type="float" office:value="2267.81637739725" calcext:value-type="float">
            <text:p>2267.81637739725</text:p>
          </table:table-cell>
          <table:table-cell office:value-type="float" office:value="2098.9208030083" calcext:value-type="float">
            <text:p>2098.9208030083</text:p>
          </table:table-cell>
          <table:table-cell office:value-type="float" office:value="2346.2659432088" calcext:value-type="float">
            <text:p>2346.2659432088</text:p>
          </table:table-cell>
          <table:table-cell office:value-type="float" office:value="2399.54644417005" calcext:value-type="float">
            <text:p>2399.54644417005</text:p>
          </table:table-cell>
          <table:table-cell office:value-type="float" office:value="2388.58505993238" calcext:value-type="float">
            <text:p>2388.58505993238</text:p>
          </table:table-cell>
          <table:table-cell office:value-type="float" office:value="2399.59083758836" calcext:value-type="float">
            <text:p>2399.59083758836</text:p>
          </table:table-cell>
          <table:table-cell office:value-type="float" office:value="285.130429452571" calcext:value-type="float">
            <text:p>285.130429452571</text:p>
          </table:table-cell>
          <table:table-cell office:value-type="float" office:value="263.651480386085" calcext:value-type="float">
            <text:p>263.651480386085</text:p>
          </table:table-cell>
          <table:table-cell office:value-type="float" office:value="585.911927469131" calcext:value-type="float">
            <text:p>585.91192746913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2" calcext:value-type="float">
            <text:p>3002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49250704152124" calcext:value-type="float">
            <text:p>4.49250704152124E-05</text:p>
          </table:table-cell>
          <table:table-cell office:value-type="float" office:value="0.00330103560588254" calcext:value-type="float">
            <text:p>0.003301035605883</text:p>
          </table:table-cell>
          <table:table-cell office:value-type="float" office:value="0.00318539455448944" calcext:value-type="float">
            <text:p>0.003185394554489</text:p>
          </table:table-cell>
          <table:table-cell office:value-type="float" office:value="2.48611192981158" calcext:value-type="float">
            <text:p>2.48611192981158</text:p>
          </table:table-cell>
          <table:table-cell office:value-type="float" office:value="0.378145534771744" calcext:value-type="float">
            <text:p>0.378145534771744</text:p>
          </table:table-cell>
          <table:table-cell office:value-type="float" office:value="2.49598874123582" calcext:value-type="float">
            <text:p>2.49598874123582</text:p>
          </table:table-cell>
          <table:table-cell office:value-type="float" office:value="34.8096536220825" calcext:value-type="float">
            <text:p>34.8096536220825</text:p>
          </table:table-cell>
          <table:table-cell office:value-type="float" office:value="1.08219130144523" calcext:value-type="float">
            <text:p>1.08219130144523</text:p>
          </table:table-cell>
          <table:table-cell office:value-type="float" office:value="34.9676826048704" calcext:value-type="float">
            <text:p>34.9676826048704</text:p>
          </table:table-cell>
          <table:table-cell office:value-type="float" office:value="0.00141959409019099" calcext:value-type="float">
            <text:p>0.001419594090191</text:p>
          </table:table-cell>
          <table:table-cell office:value-type="float" office:value="0.058617744020677" calcext:value-type="float">
            <text:p>0.058617744020677</text:p>
          </table:table-cell>
          <table:table-cell office:value-type="float" office:value="0.00750215205453021" calcext:value-type="float">
            <text:p>0.00750215205453</text:p>
          </table:table-cell>
          <table:table-cell office:value-type="float" office:value="2267.812216813" calcext:value-type="float">
            <text:p>2267.812216813</text:p>
          </table:table-cell>
          <table:table-cell office:value-type="float" office:value="2098.91721733429" calcext:value-type="float">
            <text:p>2098.91721733429</text:p>
          </table:table-cell>
          <table:table-cell office:value-type="float" office:value="2346.42595178828" calcext:value-type="float">
            <text:p>2346.42595178828</text:p>
          </table:table-cell>
          <table:table-cell office:value-type="float" office:value="2399.53954673095" calcext:value-type="float">
            <text:p>2399.53954673095</text:p>
          </table:table-cell>
          <table:table-cell office:value-type="float" office:value="2388.57812147674" calcext:value-type="float">
            <text:p>2388.57812147674</text:p>
          </table:table-cell>
          <table:table-cell office:value-type="float" office:value="2399.59090615035" calcext:value-type="float">
            <text:p>2399.59090615035</text:p>
          </table:table-cell>
          <table:table-cell office:value-type="float" office:value="285.131167816839" calcext:value-type="float">
            <text:p>285.131167816839</text:p>
          </table:table-cell>
          <table:table-cell office:value-type="float" office:value="263.65128508765" calcext:value-type="float">
            <text:p>263.65128508765</text:p>
          </table:table-cell>
          <table:table-cell office:value-type="float" office:value="586.818135528042" calcext:value-type="float">
            <text:p>586.81813552804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3" calcext:value-type="float">
            <text:p>3002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20304663411458" calcext:value-type="float">
            <text:p>0.000120304663411</text:p>
          </table:table-cell>
          <table:table-cell office:value-type="float" office:value="0.00330119438045294" calcext:value-type="float">
            <text:p>0.003301194380453</text:p>
          </table:table-cell>
          <table:table-cell office:value-type="float" office:value="0.0196919091271759" calcext:value-type="float">
            <text:p>0.019691909127176</text:p>
          </table:table-cell>
          <table:table-cell office:value-type="float" office:value="2.46973000320385" calcext:value-type="float">
            <text:p>2.46973000320385</text:p>
          </table:table-cell>
          <table:table-cell office:value-type="float" office:value="0.361665692888397" calcext:value-type="float">
            <text:p>0.361665692888397</text:p>
          </table:table-cell>
          <table:table-cell office:value-type="float" office:value="2.49615166563923" calcext:value-type="float">
            <text:p>2.49615166563923</text:p>
          </table:table-cell>
          <table:table-cell office:value-type="float" office:value="34.5475427963576" calcext:value-type="float">
            <text:p>34.5475427963576</text:p>
          </table:table-cell>
          <table:table-cell office:value-type="float" office:value="0.818513831310376" calcext:value-type="float">
            <text:p>0.818513831310376</text:p>
          </table:table-cell>
          <table:table-cell office:value-type="float" office:value="34.9702893953237" calcext:value-type="float">
            <text:p>34.9702893953237</text:p>
          </table:table-cell>
          <table:table-cell office:value-type="float" office:value="0.0091375885878586" calcext:value-type="float">
            <text:p>0.009137588587859</text:p>
          </table:table-cell>
          <table:table-cell office:value-type="float" office:value="0.0590698962053802" calcext:value-type="float">
            <text:p>0.05906989620538</text:p>
          </table:table-cell>
          <table:table-cell office:value-type="float" office:value="0.0541954619664461" calcext:value-type="float">
            <text:p>0.054195461966446</text:p>
          </table:table-cell>
          <table:table-cell office:value-type="float" office:value="2267.76256645739" calcext:value-type="float">
            <text:p>2267.76256645739</text:p>
          </table:table-cell>
          <table:table-cell office:value-type="float" office:value="2098.87307434706" calcext:value-type="float">
            <text:p>2098.87307434706</text:p>
          </table:table-cell>
          <table:table-cell office:value-type="float" office:value="2348.44554235098" calcext:value-type="float">
            <text:p>2348.44554235098</text:p>
          </table:table-cell>
          <table:table-cell office:value-type="float" office:value="2399.4543607225" calcext:value-type="float">
            <text:p>2399.4543607225</text:p>
          </table:table-cell>
          <table:table-cell office:value-type="float" office:value="2388.49242630884" calcext:value-type="float">
            <text:p>2388.49242630884</text:p>
          </table:table-cell>
          <table:table-cell office:value-type="float" office:value="2399.59175336716" calcext:value-type="float">
            <text:p>2399.59175336716</text:p>
          </table:table-cell>
          <table:table-cell office:value-type="float" office:value="285.144061584802" calcext:value-type="float">
            <text:p>285.144061584802</text:p>
          </table:table-cell>
          <table:table-cell office:value-type="float" office:value="263.649073829755" calcext:value-type="float">
            <text:p>263.649073829755</text:p>
          </table:table-cell>
          <table:table-cell office:value-type="float" office:value="598.403591148153" calcext:value-type="float">
            <text:p>598.40359114815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4" calcext:value-type="float">
            <text:p>3002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9351776606607" calcext:value-type="float">
            <text:p>3.09351776606607E-05</text:p>
          </table:table-cell>
          <table:table-cell office:value-type="float" office:value="0.00330340772718222" calcext:value-type="float">
            <text:p>0.003303407727182</text:p>
          </table:table-cell>
          <table:table-cell office:value-type="float" office:value="0.000168878760983594" calcext:value-type="float">
            <text:p>0.000168878760984</text:p>
          </table:table-cell>
          <table:table-cell office:value-type="float" office:value="2.48916552730677" calcext:value-type="float">
            <text:p>2.48916552730677</text:p>
          </table:table-cell>
          <table:table-cell office:value-type="float" office:value="0.379752776554823" calcext:value-type="float">
            <text:p>0.379752776554823</text:p>
          </table:table-cell>
          <table:table-cell office:value-type="float" office:value="2.49596924788877" calcext:value-type="float">
            <text:p>2.49596924788877</text:p>
          </table:table-cell>
          <table:table-cell office:value-type="float" office:value="34.858511182001" calcext:value-type="float">
            <text:p>34.858511182001</text:p>
          </table:table-cell>
          <table:table-cell office:value-type="float" office:value="1.10790716996983" calcext:value-type="float">
            <text:p>1.10790716996983</text:p>
          </table:table-cell>
          <table:table-cell office:value-type="float" office:value="34.967370711313" calcext:value-type="float">
            <text:p>34.967370711313</text:p>
          </table:table-cell>
          <table:table-cell office:value-type="float" office:value="0.000362994604210823" calcext:value-type="float">
            <text:p>0.000362994604211</text:p>
          </table:table-cell>
          <table:table-cell office:value-type="float" office:value="0.117171601376595" calcext:value-type="float">
            <text:p>0.117171601376595</text:p>
          </table:table-cell>
          <table:table-cell office:value-type="float" office:value="0.000156717802201273" calcext:value-type="float">
            <text:p>0.000156717802201</text:p>
          </table:table-cell>
          <table:table-cell office:value-type="float" office:value="2267.82794523526" calcext:value-type="float">
            <text:p>2267.82794523526</text:p>
          </table:table-cell>
          <table:table-cell office:value-type="float" office:value="2098.90799783098" calcext:value-type="float">
            <text:p>2098.90799783098</text:p>
          </table:table-cell>
          <table:table-cell office:value-type="float" office:value="2346.2128723908" calcext:value-type="float">
            <text:p>2346.2128723908</text:p>
          </table:table-cell>
          <table:table-cell office:value-type="float" office:value="2399.55542540604" calcext:value-type="float">
            <text:p>2399.55542540604</text:p>
          </table:table-cell>
          <table:table-cell office:value-type="float" office:value="2388.58647910221" calcext:value-type="float">
            <text:p>2388.58647910221</text:p>
          </table:table-cell>
          <table:table-cell office:value-type="float" office:value="2399.59080475303" calcext:value-type="float">
            <text:p>2399.59080475303</text:p>
          </table:table-cell>
          <table:table-cell office:value-type="float" office:value="285.142849456442" calcext:value-type="float">
            <text:p>285.142849456442</text:p>
          </table:table-cell>
          <table:table-cell office:value-type="float" office:value="263.632486552032" calcext:value-type="float">
            <text:p>263.632486552032</text:p>
          </table:table-cell>
          <table:table-cell office:value-type="float" office:value="585.61177848745" calcext:value-type="float">
            <text:p>585.6117784874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5" calcext:value-type="float">
            <text:p>3002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7245834788736" calcext:value-type="float">
            <text:p>3.37245834788736E-05</text:p>
          </table:table-cell>
          <table:table-cell office:value-type="float" office:value="0.00330341237770828" calcext:value-type="float">
            <text:p>0.003303412377708</text:p>
          </table:table-cell>
          <table:table-cell office:value-type="float" office:value="0.000783103241137429" calcext:value-type="float">
            <text:p>0.000783103241137</text:p>
          </table:table-cell>
          <table:table-cell office:value-type="float" office:value="2.48855864902924" calcext:value-type="float">
            <text:p>2.48855864902924</text:p>
          </table:table-cell>
          <table:table-cell office:value-type="float" office:value="0.379143021906176" calcext:value-type="float">
            <text:p>0.379143021906176</text:p>
          </table:table-cell>
          <table:table-cell office:value-type="float" office:value="2.49597527792546" calcext:value-type="float">
            <text:p>2.49597527792546</text:p>
          </table:table-cell>
          <table:table-cell office:value-type="float" office:value="34.8488011295665" calcext:value-type="float">
            <text:p>34.8488011295665</text:p>
          </table:table-cell>
          <table:table-cell office:value-type="float" office:value="1.09815109559746" calcext:value-type="float">
            <text:p>1.09815109559746</text:p>
          </table:table-cell>
          <table:table-cell office:value-type="float" office:value="34.9674671919061" calcext:value-type="float">
            <text:p>34.9674671919061</text:p>
          </table:table-cell>
          <table:table-cell office:value-type="float" office:value="0.000491398305172395" calcext:value-type="float">
            <text:p>0.000491398305172</text:p>
          </table:table-cell>
          <table:table-cell office:value-type="float" office:value="0.117179237246049" calcext:value-type="float">
            <text:p>0.117179237246049</text:p>
          </table:table-cell>
          <table:table-cell office:value-type="float" office:value="0.000782458468622434" calcext:value-type="float">
            <text:p>0.000782458468622</text:p>
          </table:table-cell>
          <table:table-cell office:value-type="float" office:value="2267.82591279004" calcext:value-type="float">
            <text:p>2267.82591279004</text:p>
          </table:table-cell>
          <table:table-cell office:value-type="float" office:value="2098.90635539731" calcext:value-type="float">
            <text:p>2098.90635539731</text:p>
          </table:table-cell>
          <table:table-cell office:value-type="float" office:value="2346.28285111478" calcext:value-type="float">
            <text:p>2346.28285111478</text:p>
          </table:table-cell>
          <table:table-cell office:value-type="float" office:value="2399.55226973102" calcext:value-type="float">
            <text:p>2399.55226973102</text:p>
          </table:table-cell>
          <table:table-cell office:value-type="float" office:value="2388.58330846985" calcext:value-type="float">
            <text:p>2388.58330846985</text:p>
          </table:table-cell>
          <table:table-cell office:value-type="float" office:value="2399.59083620132" calcext:value-type="float">
            <text:p>2399.59083620132</text:p>
          </table:table-cell>
          <table:table-cell office:value-type="float" office:value="285.142906726523" calcext:value-type="float">
            <text:p>285.142906726523</text:p>
          </table:table-cell>
          <table:table-cell office:value-type="float" office:value="263.632391722451" calcext:value-type="float">
            <text:p>263.632391722451</text:p>
          </table:table-cell>
          <table:table-cell office:value-type="float" office:value="586.007640137735" calcext:value-type="float">
            <text:p>586.00764013773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6" calcext:value-type="float">
            <text:p>3002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51753156111508" calcext:value-type="float">
            <text:p>3.51753156111508E-05</text:p>
          </table:table-cell>
          <table:table-cell office:value-type="float" office:value="0.0033034148795148" calcext:value-type="float">
            <text:p>0.003303414879515</text:p>
          </table:table-cell>
          <table:table-cell office:value-type="float" office:value="0.00108575943231344" calcext:value-type="float">
            <text:p>0.001085759432313</text:p>
          </table:table-cell>
          <table:table-cell office:value-type="float" office:value="2.48824297079786" calcext:value-type="float">
            <text:p>2.48824297079786</text:p>
          </table:table-cell>
          <table:table-cell office:value-type="float" office:value="0.378825797005087" calcext:value-type="float">
            <text:p>0.378825797005087</text:p>
          </table:table-cell>
          <table:table-cell office:value-type="float" office:value="2.49597841494602" calcext:value-type="float">
            <text:p>2.49597841494602</text:p>
          </table:table-cell>
          <table:table-cell office:value-type="float" office:value="34.8437502778636" calcext:value-type="float">
            <text:p>34.8437502778636</text:p>
          </table:table-cell>
          <table:table-cell office:value-type="float" office:value="1.09307549717926" calcext:value-type="float">
            <text:p>1.09307549717926</text:p>
          </table:table-cell>
          <table:table-cell office:value-type="float" office:value="34.9675173842341" calcext:value-type="float">
            <text:p>34.9675173842341</text:p>
          </table:table-cell>
          <table:table-cell office:value-type="float" office:value="0.000629171284431694" calcext:value-type="float">
            <text:p>0.000629171284432</text:p>
          </table:table-cell>
          <table:table-cell office:value-type="float" office:value="0.117187345556459" calcext:value-type="float">
            <text:p>0.117187345556459</text:p>
          </table:table-cell>
          <table:table-cell office:value-type="float" office:value="0.00156156750657816" calcext:value-type="float">
            <text:p>0.001561567506578</text:p>
          </table:table-cell>
          <table:table-cell office:value-type="float" office:value="2267.82487720181" calcext:value-type="float">
            <text:p>2267.82487720181</text:p>
          </table:table-cell>
          <table:table-cell office:value-type="float" office:value="2098.90550221026" calcext:value-type="float">
            <text:p>2098.90550221026</text:p>
          </table:table-cell>
          <table:table-cell office:value-type="float" office:value="2346.31979489964" calcext:value-type="float">
            <text:p>2346.31979489964</text:p>
          </table:table-cell>
          <table:table-cell office:value-type="float" office:value="2399.55062816229" calcext:value-type="float">
            <text:p>2399.55062816229</text:p>
          </table:table-cell>
          <table:table-cell office:value-type="float" office:value="2388.58165885868" calcext:value-type="float">
            <text:p>2388.58165885868</text:p>
          </table:table-cell>
          <table:table-cell office:value-type="float" office:value="2399.59085247187" calcext:value-type="float">
            <text:p>2399.59085247187</text:p>
          </table:table-cell>
          <table:table-cell office:value-type="float" office:value="285.142983731581" calcext:value-type="float">
            <text:p>285.142983731581</text:p>
          </table:table-cell>
          <table:table-cell office:value-type="float" office:value="263.632344300723" calcext:value-type="float">
            <text:p>263.632344300723</text:p>
          </table:table-cell>
          <table:table-cell office:value-type="float" office:value="586.216759694701" calcext:value-type="float">
            <text:p>586.21675969470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7" calcext:value-type="float">
            <text:p>3002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53417912466091" calcext:value-type="float">
            <text:p>4.53417912466091E-05</text:p>
          </table:table-cell>
          <table:table-cell office:value-type="float" office:value="0.00330343252874561" calcext:value-type="float">
            <text:p>0.003303432528746</text:p>
          </table:table-cell>
          <table:table-cell office:value-type="float" office:value="0.00324726848475708" calcext:value-type="float">
            <text:p>0.003247268484757</text:p>
          </table:table-cell>
          <table:table-cell office:value-type="float" office:value="2.48603237214853" calcext:value-type="float">
            <text:p>2.48603237214853</text:p>
          </table:table-cell>
          <table:table-cell office:value-type="float" office:value="0.376604289020683" calcext:value-type="float">
            <text:p>0.376604289020683</text:p>
          </table:table-cell>
          <table:table-cell office:value-type="float" office:value="2.49600038312053" calcext:value-type="float">
            <text:p>2.49600038312053</text:p>
          </table:table-cell>
          <table:table-cell office:value-type="float" office:value="34.808380699474" calcext:value-type="float">
            <text:p>34.808380699474</text:p>
          </table:table-cell>
          <table:table-cell office:value-type="float" office:value="1.05753136942842" calcext:value-type="float">
            <text:p>1.05753136942842</text:p>
          </table:table-cell>
          <table:table-cell office:value-type="float" office:value="34.9678688750261" calcext:value-type="float">
            <text:p>34.9678688750261</text:p>
          </table:table-cell>
          <table:table-cell office:value-type="float" office:value="0.00169677489367776" calcext:value-type="float">
            <text:p>0.001696774893678</text:p>
          </table:table-cell>
          <table:table-cell office:value-type="float" office:value="0.11725011745267" calcext:value-type="float">
            <text:p>0.11725011745267</text:p>
          </table:table-cell>
          <table:table-cell office:value-type="float" office:value="0.00767453254163482" calcext:value-type="float">
            <text:p>0.007674532541635</text:p>
          </table:table-cell>
          <table:table-cell office:value-type="float" office:value="2267.8176626183" calcext:value-type="float">
            <text:p>2267.8176626183</text:p>
          </table:table-cell>
          <table:table-cell office:value-type="float" office:value="2098.89953010925" calcext:value-type="float">
            <text:p>2098.89953010925</text:p>
          </table:table-cell>
          <table:table-cell office:value-type="float" office:value="2346.57943536271" calcext:value-type="float">
            <text:p>2346.57943536271</text:p>
          </table:table-cell>
          <table:table-cell office:value-type="float" office:value="2399.53913306073" calcext:value-type="float">
            <text:p>2399.53913306073</text:p>
          </table:table-cell>
          <table:table-cell office:value-type="float" office:value="2388.57010702838" calcext:value-type="float">
            <text:p>2388.57010702838</text:p>
          </table:table-cell>
          <table:table-cell office:value-type="float" office:value="2399.59096671781" calcext:value-type="float">
            <text:p>2399.59096671781</text:p>
          </table:table-cell>
          <table:table-cell office:value-type="float" office:value="285.143603779586" calcext:value-type="float">
            <text:p>285.143603779586</text:p>
          </table:table-cell>
          <table:table-cell office:value-type="float" office:value="263.632015695503" calcext:value-type="float">
            <text:p>263.632015695503</text:p>
          </table:table-cell>
          <table:table-cell office:value-type="float" office:value="587.689012334349" calcext:value-type="float">
            <text:p>587.68901233434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8" calcext:value-type="float">
            <text:p>3002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73134420379981" calcext:value-type="float">
            <text:p>5.73134420379981E-05</text:p>
          </table:table-cell>
          <table:table-cell office:value-type="float" office:value="0.00330345333900594" calcext:value-type="float">
            <text:p>0.003303453339006</text:p>
          </table:table-cell>
          <table:table-cell office:value-type="float" office:value="0.00584736065682847" calcext:value-type="float">
            <text:p>0.005847360656828</text:p>
          </table:table-cell>
          <table:table-cell office:value-type="float" office:value="2.48342924052066" calcext:value-type="float">
            <text:p>2.48342924052066</text:p>
          </table:table-cell>
          <table:table-cell office:value-type="float" office:value="0.373988293510231" calcext:value-type="float">
            <text:p>0.373988293510231</text:p>
          </table:table-cell>
          <table:table-cell office:value-type="float" office:value="2.49602625216524" calcext:value-type="float">
            <text:p>2.49602625216524</text:p>
          </table:table-cell>
          <table:table-cell office:value-type="float" office:value="34.7667305934275" calcext:value-type="float">
            <text:p>34.7667305934275</text:p>
          </table:table-cell>
          <table:table-cell office:value-type="float" office:value="1.01567544126078" calcext:value-type="float">
            <text:p>1.01567544126078</text:p>
          </table:table-cell>
          <table:table-cell office:value-type="float" office:value="34.9682827797408" calcext:value-type="float">
            <text:p>34.9682827797408</text:p>
          </table:table-cell>
          <table:table-cell office:value-type="float" office:value="0.0029781756737335" calcext:value-type="float">
            <text:p>0.002978175673734</text:p>
          </table:table-cell>
          <table:table-cell office:value-type="float" office:value="0.117325447395623" calcext:value-type="float">
            <text:p>0.117325447395623</text:p>
          </table:table-cell>
          <table:table-cell office:value-type="float" office:value="0.0150277764156155" calcext:value-type="float">
            <text:p>0.015027776415616</text:p>
          </table:table-cell>
          <table:table-cell office:value-type="float" office:value="2267.80916145975" calcext:value-type="float">
            <text:p>2267.80916145975</text:p>
          </table:table-cell>
          <table:table-cell office:value-type="float" office:value="2098.89249680067" calcext:value-type="float">
            <text:p>2098.89249680067</text:p>
          </table:table-cell>
          <table:table-cell office:value-type="float" office:value="2346.8850398662" calcext:value-type="float">
            <text:p>2346.8850398662</text:p>
          </table:table-cell>
          <table:table-cell office:value-type="float" office:value="2399.52559674612" calcext:value-type="float">
            <text:p>2399.52559674612</text:p>
          </table:table-cell>
          <table:table-cell office:value-type="float" office:value="2388.55650382163" calcext:value-type="float">
            <text:p>2388.55650382163</text:p>
          </table:table-cell>
          <table:table-cell office:value-type="float" office:value="2399.59110120667" calcext:value-type="float">
            <text:p>2399.59110120667</text:p>
          </table:table-cell>
          <table:table-cell office:value-type="float" office:value="285.14432203266" calcext:value-type="float">
            <text:p>285.14432203266</text:p>
          </table:table-cell>
          <table:table-cell office:value-type="float" office:value="263.631627807528" calcext:value-type="float">
            <text:p>263.631627807528</text:p>
          </table:table-cell>
          <table:table-cell office:value-type="float" office:value="589.427657676608" calcext:value-type="float">
            <text:p>589.42765767660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29" calcext:value-type="float">
            <text:p>3002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08695841031925" calcext:value-type="float">
            <text:p>0.000208695841032</text:p>
          </table:table-cell>
          <table:table-cell office:value-type="float" office:value="0.00330371652351951" calcext:value-type="float">
            <text:p>0.00330371652352</text:p>
          </table:table-cell>
          <table:table-cell office:value-type="float" office:value="0.0391234240147737" calcext:value-type="float">
            <text:p>0.039123424014774</text:p>
          </table:table-cell>
          <table:table-cell office:value-type="float" office:value="2.45056093323377" calcext:value-type="float">
            <text:p>2.45056093323377</text:p>
          </table:table-cell>
          <table:table-cell office:value-type="float" office:value="0.340957284612788" calcext:value-type="float">
            <text:p>0.340957284612788</text:p>
          </table:table-cell>
          <table:table-cell office:value-type="float" office:value="2.49635288914061" calcext:value-type="float">
            <text:p>2.49635288914061</text:p>
          </table:table-cell>
          <table:table-cell office:value-type="float" office:value="34.2408376768382" calcext:value-type="float">
            <text:p>34.2408376768382</text:p>
          </table:table-cell>
          <table:table-cell office:value-type="float" office:value="0.487179298902449" calcext:value-type="float">
            <text:p>0.487179298902449</text:p>
          </table:table-cell>
          <table:table-cell office:value-type="float" office:value="34.9735089713475" calcext:value-type="float">
            <text:p>34.9735089713475</text:p>
          </table:table-cell>
          <table:table-cell office:value-type="float" office:value="0.0193550334641726" calcext:value-type="float">
            <text:p>0.019355033464173</text:p>
          </table:table-cell>
          <table:table-cell office:value-type="float" office:value="0.118288103082047" calcext:value-type="float">
            <text:p>0.118288103082047</text:p>
          </table:table-cell>
          <table:table-cell office:value-type="float" office:value="0.109134111218448" calcext:value-type="float">
            <text:p>0.109134111218448</text:p>
          </table:table-cell>
          <table:table-cell office:value-type="float" office:value="2267.70223970932" calcext:value-type="float">
            <text:p>2267.70223970932</text:p>
          </table:table-cell>
          <table:table-cell office:value-type="float" office:value="2098.80372282731" calcext:value-type="float">
            <text:p>2098.80372282731</text:p>
          </table:table-cell>
          <table:table-cell office:value-type="float" office:value="2350.75419019239" calcext:value-type="float">
            <text:p>2350.75419019239</text:p>
          </table:table-cell>
          <table:table-cell office:value-type="float" office:value="2399.35468155879" calcext:value-type="float">
            <text:p>2399.35468155879</text:p>
          </table:table-cell>
          <table:table-cell office:value-type="float" office:value="2388.38474258597" calcext:value-type="float">
            <text:p>2388.38474258597</text:p>
          </table:table-cell>
          <table:table-cell office:value-type="float" office:value="2399.59279972952" calcext:value-type="float">
            <text:p>2399.59279972952</text:p>
          </table:table-cell>
          <table:table-cell office:value-type="float" office:value="285.154302237383" calcext:value-type="float">
            <text:p>285.154302237383</text:p>
          </table:table-cell>
          <table:table-cell office:value-type="float" office:value="263.626776226975" calcext:value-type="float">
            <text:p>263.626776226975</text:p>
          </table:table-cell>
          <table:table-cell office:value-type="float" office:value="611.986373675684" calcext:value-type="float">
            <text:p>611.98637367568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0" calcext:value-type="float">
            <text:p>3003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45962836737599" calcext:value-type="float">
            <text:p>3.45962836737599E-05</text:p>
          </table:table-cell>
          <table:table-cell office:value-type="float" office:value="0.00330526831044647" calcext:value-type="float">
            <text:p>0.003305268310446</text:p>
          </table:table-cell>
          <table:table-cell office:value-type="float" office:value="0.000784834886168367" calcext:value-type="float">
            <text:p>0.000784834886168</text:p>
          </table:table-cell>
          <table:table-cell office:value-type="float" office:value="2.48837934273272" calcext:value-type="float">
            <text:p>2.48837934273272</text:p>
          </table:table-cell>
          <table:table-cell office:value-type="float" office:value="0.377831276561712" calcext:value-type="float">
            <text:p>0.377831276561712</text:p>
          </table:table-cell>
          <table:table-cell office:value-type="float" office:value="2.49598546248141" calcext:value-type="float">
            <text:p>2.49598546248141</text:p>
          </table:table-cell>
          <table:table-cell office:value-type="float" office:value="34.8459322288235" calcext:value-type="float">
            <text:p>34.8459322288235</text:p>
          </table:table-cell>
          <table:table-cell office:value-type="float" office:value="1.07716317008735" calcext:value-type="float">
            <text:p>1.07716317008735</text:p>
          </table:table-cell>
          <table:table-cell office:value-type="float" office:value="34.9676301448025" calcext:value-type="float">
            <text:p>34.9676301448025</text:p>
          </table:table-cell>
          <table:table-cell office:value-type="float" office:value="0.00201464008390043" calcext:value-type="float">
            <text:p>0.0020146400839</text:p>
          </table:table-cell>
          <table:table-cell office:value-type="float" office:value="0.586184807972179" calcext:value-type="float">
            <text:p>0.586184807972179</text:p>
          </table:table-cell>
          <table:table-cell office:value-type="float" office:value="0.000784210209073308" calcext:value-type="float">
            <text:p>0.000784210209073</text:p>
          </table:table-cell>
          <table:table-cell office:value-type="float" office:value="2267.8299792183" calcext:value-type="float">
            <text:p>2267.8299792183</text:p>
          </table:table-cell>
          <table:table-cell office:value-type="float" office:value="2098.8923604168" calcext:value-type="float">
            <text:p>2098.8923604168</text:p>
          </table:table-cell>
          <table:table-cell office:value-type="float" office:value="2346.4213890616" calcext:value-type="float">
            <text:p>2346.4213890616</text:p>
          </table:table-cell>
          <table:table-cell office:value-type="float" office:value="2399.55133725872" calcext:value-type="float">
            <text:p>2399.55133725872</text:p>
          </table:table-cell>
          <table:table-cell office:value-type="float" office:value="2388.57648731473" calcext:value-type="float">
            <text:p>2388.57648731473</text:p>
          </table:table-cell>
          <table:table-cell office:value-type="float" office:value="2399.59088908141" calcext:value-type="float">
            <text:p>2399.59088908141</text:p>
          </table:table-cell>
          <table:table-cell office:value-type="float" office:value="285.153078612515" calcext:value-type="float">
            <text:p>285.153078612515</text:p>
          </table:table-cell>
          <table:table-cell office:value-type="float" office:value="263.617481054978" calcext:value-type="float">
            <text:p>263.617481054978</text:p>
          </table:table-cell>
          <table:table-cell office:value-type="float" office:value="586.792332893087" calcext:value-type="float">
            <text:p>586.79233289308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1" calcext:value-type="float">
            <text:p>3003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98098385736282" calcext:value-type="float">
            <text:p>3.98098385736282E-05</text:p>
          </table:table-cell>
          <table:table-cell office:value-type="float" office:value="0.00330527675725942" calcext:value-type="float">
            <text:p>0.003305276757259</text:p>
          </table:table-cell>
          <table:table-cell office:value-type="float" office:value="0.00191883688439817" calcext:value-type="float">
            <text:p>0.001918836884398</text:p>
          </table:table-cell>
          <table:table-cell office:value-type="float" office:value="2.48724523015214" calcext:value-type="float">
            <text:p>2.48724523015214</text:p>
          </table:table-cell>
          <table:table-cell office:value-type="float" office:value="0.376691937604077" calcext:value-type="float">
            <text:p>0.376691937604077</text:p>
          </table:table-cell>
          <table:table-cell office:value-type="float" office:value="2.49599673006308" calcext:value-type="float">
            <text:p>2.49599673006308</text:p>
          </table:table-cell>
          <table:table-cell office:value-type="float" office:value="34.8277864275324" calcext:value-type="float">
            <text:p>34.8277864275324</text:p>
          </table:table-cell>
          <table:table-cell office:value-type="float" office:value="1.05893374676344" calcext:value-type="float">
            <text:p>1.05893374676344</text:p>
          </table:table-cell>
          <table:table-cell office:value-type="float" office:value="34.9678104261074" calcext:value-type="float">
            <text:p>34.9678104261074</text:p>
          </table:table-cell>
          <table:table-cell office:value-type="float" office:value="0.00278958879898115" calcext:value-type="float">
            <text:p>0.002789588798981</text:p>
          </table:table-cell>
          <table:table-cell office:value-type="float" office:value="0.586231374924244" calcext:value-type="float">
            <text:p>0.586231374924244</text:p>
          </table:table-cell>
          <table:table-cell office:value-type="float" office:value="0.00391606204187323" calcext:value-type="float">
            <text:p>0.003916062041873</text:p>
          </table:table-cell>
          <table:table-cell office:value-type="float" office:value="2267.82616020129" calcext:value-type="float">
            <text:p>2267.82616020129</text:p>
          </table:table-cell>
          <table:table-cell office:value-type="float" office:value="2098.88929111008" calcext:value-type="float">
            <text:p>2098.88929111008</text:p>
          </table:table-cell>
          <table:table-cell office:value-type="float" office:value="2346.5516435637" calcext:value-type="float">
            <text:p>2346.5516435637</text:p>
          </table:table-cell>
          <table:table-cell office:value-type="float" office:value="2399.54543993212" calcext:value-type="float">
            <text:p>2399.54543993212</text:p>
          </table:table-cell>
          <table:table-cell office:value-type="float" office:value="2388.57056281081" calcext:value-type="float">
            <text:p>2388.57056281081</text:p>
          </table:table-cell>
          <table:table-cell office:value-type="float" office:value="2399.59094773166" calcext:value-type="float">
            <text:p>2399.59094773166</text:p>
          </table:table-cell>
          <table:table-cell office:value-type="float" office:value="285.153140548726" calcext:value-type="float">
            <text:p>285.153140548726</text:p>
          </table:table-cell>
          <table:table-cell office:value-type="float" office:value="263.617303384151" calcext:value-type="float">
            <text:p>263.617303384151</text:p>
          </table:table-cell>
          <table:table-cell office:value-type="float" office:value="587.531236153982" calcext:value-type="float">
            <text:p>587.53123615398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2" calcext:value-type="float">
            <text:p>3003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6124170479694" calcext:value-type="float">
            <text:p>4.6124170479694E-05</text:p>
          </table:table-cell>
          <table:table-cell office:value-type="float" office:value="0.00330528698816082" calcext:value-type="float">
            <text:p>0.003305286988161</text:p>
          </table:table-cell>
          <table:table-cell office:value-type="float" office:value="0.00329885163012711" calcext:value-type="float">
            <text:p>0.003298851630127</text:p>
          </table:table-cell>
          <table:table-cell office:value-type="float" office:value="2.48587191123628" calcext:value-type="float">
            <text:p>2.48587191123628</text:p>
          </table:table-cell>
          <table:table-cell office:value-type="float" office:value="0.37531228847735" calcext:value-type="float">
            <text:p>0.37531228847735</text:p>
          </table:table-cell>
          <table:table-cell office:value-type="float" office:value="2.49601037430292" calcext:value-type="float">
            <text:p>2.49601037430292</text:p>
          </table:table-cell>
          <table:table-cell office:value-type="float" office:value="34.8058133248787" calcext:value-type="float">
            <text:p>34.8058133248787</text:p>
          </table:table-cell>
          <table:table-cell office:value-type="float" office:value="1.03685936073598" calcext:value-type="float">
            <text:p>1.03685936073598</text:p>
          </table:table-cell>
          <table:table-cell office:value-type="float" office:value="34.968028733945" calcext:value-type="float">
            <text:p>34.968028733945</text:p>
          </table:table-cell>
          <table:table-cell office:value-type="float" office:value="0.00374513148904774" calcext:value-type="float">
            <text:p>0.003745131489048</text:p>
          </table:table-cell>
          <table:table-cell office:value-type="float" office:value="0.586288762361294" calcext:value-type="float">
            <text:p>0.586288762361294</text:p>
          </table:table-cell>
          <table:table-cell office:value-type="float" office:value="0.00781803608613987" calcext:value-type="float">
            <text:p>0.00781803608614</text:p>
          </table:table-cell>
          <table:table-cell office:value-type="float" office:value="2267.82153977859" calcext:value-type="float">
            <text:p>2267.82153977859</text:p>
          </table:table-cell>
          <table:table-cell office:value-type="float" office:value="2098.88557466947" calcext:value-type="float">
            <text:p>2098.88557466947</text:p>
          </table:table-cell>
          <table:table-cell office:value-type="float" office:value="2346.70947704469" calcext:value-type="float">
            <text:p>2346.70947704469</text:p>
          </table:table-cell>
          <table:table-cell office:value-type="float" office:value="2399.53829861927" calcext:value-type="float">
            <text:p>2399.53829861927</text:p>
          </table:table-cell>
          <table:table-cell office:value-type="float" office:value="2388.56338858094" calcext:value-type="float">
            <text:p>2388.56338858094</text:p>
          </table:table-cell>
          <table:table-cell office:value-type="float" office:value="2399.59101862721" calcext:value-type="float">
            <text:p>2399.59101862721</text:p>
          </table:table-cell>
          <table:table-cell office:value-type="float" office:value="285.15322472899" calcext:value-type="float">
            <text:p>285.15322472899</text:p>
          </table:table-cell>
          <table:table-cell office:value-type="float" office:value="263.617088728984" calcext:value-type="float">
            <text:p>263.617088728984</text:p>
          </table:table-cell>
          <table:table-cell office:value-type="float" office:value="588.428105140661" calcext:value-type="float">
            <text:p>588.42810514066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3" calcext:value-type="float">
            <text:p>3003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55187232761263" calcext:value-type="float">
            <text:p>9.55187232761263E-05</text:p>
          </table:table-cell>
          <table:table-cell office:value-type="float" office:value="0.00330536702233793" calcext:value-type="float">
            <text:p>0.003305367022338</text:p>
          </table:table-cell>
          <table:table-cell office:value-type="float" office:value="0.0141603762355556" calcext:value-type="float">
            <text:p>0.014160376235556</text:p>
          </table:table-cell>
          <table:table-cell office:value-type="float" office:value="2.47513410172126" calcext:value-type="float">
            <text:p>2.47513410172126</text:p>
          </table:table-cell>
          <table:table-cell office:value-type="float" office:value="0.364524957641774" calcext:value-type="float">
            <text:p>0.364524957641774</text:p>
          </table:table-cell>
          <table:table-cell office:value-type="float" office:value="2.49611705698608" calcext:value-type="float">
            <text:p>2.49611705698608</text:p>
          </table:table-cell>
          <table:table-cell office:value-type="float" office:value="34.6340083726377" calcext:value-type="float">
            <text:p>34.6340083726377</text:p>
          </table:table-cell>
          <table:table-cell office:value-type="float" office:value="0.864262067365921" calcext:value-type="float">
            <text:p>0.864262067365921</text:p>
          </table:table-cell>
          <table:table-cell office:value-type="float" office:value="34.9697356568748" calcext:value-type="float">
            <text:p>34.9697356568748</text:p>
          </table:table-cell>
          <table:table-cell office:value-type="float" office:value="0.0112479503505289" calcext:value-type="float">
            <text:p>0.011247950350529</text:p>
          </table:table-cell>
          <table:table-cell office:value-type="float" office:value="0.58673931254803" calcext:value-type="float">
            <text:p>0.58673931254803</text:p>
          </table:table-cell>
          <table:table-cell office:value-type="float" office:value="0.0385287068098515" calcext:value-type="float">
            <text:p>0.038528706809852</text:p>
          </table:table-cell>
          <table:table-cell office:value-type="float" office:value="2267.78541568593" calcext:value-type="float">
            <text:p>2267.78541568593</text:p>
          </table:table-cell>
          <table:table-cell office:value-type="float" office:value="2098.85651640792" calcext:value-type="float">
            <text:p>2098.85651640792</text:p>
          </table:table-cell>
          <table:table-cell office:value-type="float" office:value="2347.94360318635" calcext:value-type="float">
            <text:p>2347.94360318635</text:p>
          </table:table-cell>
          <table:table-cell office:value-type="float" office:value="2399.48246205464" calcext:value-type="float">
            <text:p>2399.48246205464</text:p>
          </table:table-cell>
          <table:table-cell office:value-type="float" office:value="2388.50729450551" calcext:value-type="float">
            <text:p>2388.50729450551</text:p>
          </table:table-cell>
          <table:table-cell office:value-type="float" office:value="2399.59157342203" calcext:value-type="float">
            <text:p>2399.59157342203</text:p>
          </table:table-cell>
          <table:table-cell office:value-type="float" office:value="285.153887415501" calcext:value-type="float">
            <text:p>285.153887415501</text:p>
          </table:table-cell>
          <table:table-cell office:value-type="float" office:value="263.615410202026" calcext:value-type="float">
            <text:p>263.615410202026</text:p>
          </table:table-cell>
          <table:table-cell office:value-type="float" office:value="595.49841761691" calcext:value-type="float">
            <text:p>595.4984176169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4" calcext:value-type="float">
            <text:p>3003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55223075422569" calcext:value-type="float">
            <text:p>0.000155223075423</text:p>
          </table:table-cell>
          <table:table-cell office:value-type="float" office:value="0.00330546376125545" calcext:value-type="float">
            <text:p>0.003305463761255</text:p>
          </table:table-cell>
          <table:table-cell office:value-type="float" office:value="0.0273054855740642" calcext:value-type="float">
            <text:p>0.027305485574064</text:p>
          </table:table-cell>
          <table:table-cell office:value-type="float" office:value="2.46216881163469" calcext:value-type="float">
            <text:p>2.46216881163469</text:p>
          </table:table-cell>
          <table:table-cell office:value-type="float" office:value="0.351499809654475" calcext:value-type="float">
            <text:p>0.351499809654475</text:p>
          </table:table-cell>
          <table:table-cell office:value-type="float" office:value="2.49624587069195" calcext:value-type="float">
            <text:p>2.49624587069195</text:p>
          </table:table-cell>
          <table:table-cell office:value-type="float" office:value="34.4265637312508" calcext:value-type="float">
            <text:p>34.4265637312508</text:p>
          </table:table-cell>
          <table:table-cell office:value-type="float" office:value="0.655859699567166" calcext:value-type="float">
            <text:p>0.655859699567166</text:p>
          </table:table-cell>
          <table:table-cell office:value-type="float" office:value="34.971796676167" calcext:value-type="float">
            <text:p>34.971796676167</text:p>
          </table:table-cell>
          <table:table-cell office:value-type="float" office:value="0.0203206324423169" calcext:value-type="float">
            <text:p>0.020320632442317</text:p>
          </table:table-cell>
          <table:table-cell office:value-type="float" office:value="0.587284127486795" calcext:value-type="float">
            <text:p>0.587284127486795</text:p>
          </table:table-cell>
          <table:table-cell office:value-type="float" office:value="0.0756960961629828" calcext:value-type="float">
            <text:p>0.075696096162983</text:p>
          </table:table-cell>
          <table:table-cell office:value-type="float" office:value="2267.74173462546" calcext:value-type="float">
            <text:p>2267.74173462546</text:p>
          </table:table-cell>
          <table:table-cell office:value-type="float" office:value="2098.82142382528" calcext:value-type="float">
            <text:p>2098.82142382528</text:p>
          </table:table-cell>
          <table:table-cell office:value-type="float" office:value="2349.43215690117" calcext:value-type="float">
            <text:p>2349.43215690117</text:p>
          </table:table-cell>
          <table:table-cell office:value-type="float" office:value="2399.41504252311" calcext:value-type="float">
            <text:p>2399.41504252311</text:p>
          </table:table-cell>
          <table:table-cell office:value-type="float" office:value="2388.43956371281" calcext:value-type="float">
            <text:p>2388.43956371281</text:p>
          </table:table-cell>
          <table:table-cell office:value-type="float" office:value="2399.59224323022" calcext:value-type="float">
            <text:p>2399.59224323022</text:p>
          </table:table-cell>
          <table:table-cell office:value-type="float" office:value="285.154550537249" calcext:value-type="float">
            <text:p>285.154550537249</text:p>
          </table:table-cell>
          <table:table-cell office:value-type="float" office:value="263.613375026021" calcext:value-type="float">
            <text:p>263.613375026021</text:p>
          </table:table-cell>
          <table:table-cell office:value-type="float" office:value="604.163364170112" calcext:value-type="float">
            <text:p>604.16336417011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5" calcext:value-type="float">
            <text:p>3003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904959275837214" calcext:value-type="float">
            <text:p>0.000904959275837</text:p>
          </table:table-cell>
          <table:table-cell office:value-type="float" office:value="0.11590985658238" calcext:value-type="float">
            <text:p>0.11590985658238</text:p>
          </table:table-cell>
          <table:table-cell office:value-type="float" office:value="0.191159447255327" calcext:value-type="float">
            <text:p>0.191159447255327</text:p>
          </table:table-cell>
          <table:table-cell office:value-type="float" office:value="2.29973865251025" calcext:value-type="float">
            <text:p>2.29973865251025</text:p>
          </table:table-cell>
          <table:table-cell office:value-type="float" office:value="0.313612961064002" calcext:value-type="float">
            <text:p>0.313612961064002</text:p>
          </table:table-cell>
          <table:table-cell office:value-type="float" office:value="2.4969292635257" calcext:value-type="float">
            <text:p>2.4969292635257</text:p>
          </table:table-cell>
          <table:table-cell office:value-type="float" office:value="31.8276811852616" calcext:value-type="float">
            <text:p>31.8276811852616</text:p>
          </table:table-cell>
          <table:table-cell office:value-type="float" office:value="0.0496701221215659" calcext:value-type="float">
            <text:p>0.049670122121566</text:p>
          </table:table-cell>
          <table:table-cell office:value-type="float" office:value="34.9827309615087" calcext:value-type="float">
            <text:p>34.9827309615087</text:p>
          </table:table-cell>
          <table:table-cell office:value-type="float" office:value="0.133575509694903" calcext:value-type="float">
            <text:p>0.133575509694903</text:p>
          </table:table-cell>
          <table:table-cell office:value-type="float" office:value="0.559294420242359" calcext:value-type="float">
            <text:p>0.559294420242359</text:p>
          </table:table-cell>
          <table:table-cell office:value-type="float" office:value="0.540202300825736" calcext:value-type="float">
            <text:p>0.540202300825736</text:p>
          </table:table-cell>
          <table:table-cell office:value-type="float" office:value="2266.67311326654" calcext:value-type="float">
            <text:p>2266.67311326654</text:p>
          </table:table-cell>
          <table:table-cell office:value-type="float" office:value="2099.87319357237" calcext:value-type="float">
            <text:p>2099.87319357237</text:p>
          </table:table-cell>
          <table:table-cell office:value-type="float" office:value="2354.93875680998" calcext:value-type="float">
            <text:p>2354.93875680998</text:p>
          </table:table-cell>
          <table:table-cell office:value-type="float" office:value="2398.5704056966" calcext:value-type="float">
            <text:p>2398.5704056966</text:p>
          </table:table-cell>
          <table:table-cell office:value-type="float" office:value="2388.24255210106" calcext:value-type="float">
            <text:p>2388.24255210106</text:p>
          </table:table-cell>
          <table:table-cell office:value-type="float" office:value="2399.5957968739" calcext:value-type="float">
            <text:p>2399.5957968739</text:p>
          </table:table-cell>
          <table:table-cell office:value-type="float" office:value="284.030521863812" calcext:value-type="float">
            <text:p>284.030521863812</text:p>
          </table:table-cell>
          <table:table-cell office:value-type="float" office:value="265.236070460439" calcext:value-type="float">
            <text:p>265.236070460439</text:p>
          </table:table-cell>
          <table:table-cell office:value-type="float" office:value="637.548336915635" calcext:value-type="float">
            <text:p>637.54833691563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036" calcext:value-type="float">
            <text:p>3003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63207930653507" calcext:value-type="float">
            <text:p>3.63207930653507E-05</text:p>
          </table:table-cell>
          <table:table-cell office:value-type="float" office:value="0.00330549885340787" calcext:value-type="float">
            <text:p>0.003305498853408</text:p>
          </table:table-cell>
          <table:table-cell office:value-type="float" office:value="0.00108876308953639" calcext:value-type="float">
            <text:p>0.001088763089536</text:p>
          </table:table-cell>
          <table:table-cell office:value-type="float" office:value="2.48800596245363" calcext:value-type="float">
            <text:p>2.48800596245363</text:p>
          </table:table-cell>
          <table:table-cell office:value-type="float" office:value="0.37731716290111" calcext:value-type="float">
            <text:p>0.37731716290111</text:p>
          </table:table-cell>
          <table:table-cell office:value-type="float" office:value="2.49599020429174" calcext:value-type="float">
            <text:p>2.49599020429174</text:p>
          </table:table-cell>
          <table:table-cell office:value-type="float" office:value="34.8399581443568" calcext:value-type="float">
            <text:p>34.8399581443568</text:p>
          </table:table-cell>
          <table:table-cell office:value-type="float" office:value="1.0689373515165" calcext:value-type="float">
            <text:p>1.0689373515165</text:p>
          </table:table-cell>
          <table:table-cell office:value-type="float" office:value="34.9677060137666" calcext:value-type="float">
            <text:p>34.9677060137666</text:p>
          </table:table-cell>
          <table:table-cell office:value-type="float" office:value="0.00421741663672828" calcext:value-type="float">
            <text:p>0.004217416636728</text:p>
          </table:table-cell>
          <table:table-cell office:value-type="float" office:value="1.17245870298453" calcext:value-type="float">
            <text:p>1.17245870298453</text:p>
          </table:table-cell>
          <table:table-cell office:value-type="float" office:value="0.00156871364812192" calcext:value-type="float">
            <text:p>0.001568713648122</text:p>
          </table:table-cell>
          <table:table-cell office:value-type="float" office:value="2267.82929767693" calcext:value-type="float">
            <text:p>2267.82929767693</text:p>
          </table:table-cell>
          <table:table-cell office:value-type="float" office:value="2098.8896905243" calcext:value-type="float">
            <text:p>2098.8896905243</text:p>
          </table:table-cell>
          <table:table-cell office:value-type="float" office:value="2346.47881383174" calcext:value-type="float">
            <text:p>2346.47881383174</text:p>
          </table:table-cell>
          <table:table-cell office:value-type="float" office:value="2399.54939574833" calcext:value-type="float">
            <text:p>2399.54939574833</text:p>
          </table:table-cell>
          <table:table-cell office:value-type="float" office:value="2388.57381399058" calcext:value-type="float">
            <text:p>2388.57381399058</text:p>
          </table:table-cell>
          <table:table-cell office:value-type="float" office:value="2399.5909138059" calcext:value-type="float">
            <text:p>2399.5909138059</text:p>
          </table:table-cell>
          <table:table-cell office:value-type="float" office:value="285.154351850344" calcext:value-type="float">
            <text:p>285.154351850344</text:p>
          </table:table-cell>
          <table:table-cell office:value-type="float" office:value="263.615594589222" calcext:value-type="float">
            <text:p>263.615594589222</text:p>
          </table:table-cell>
          <table:table-cell office:value-type="float" office:value="587.117955442908" calcext:value-type="float">
            <text:p>587.11795544290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7" calcext:value-type="float">
            <text:p>3003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64121404846222" calcext:value-type="float">
            <text:p>4.64121404846222E-05</text:p>
          </table:table-cell>
          <table:table-cell office:value-type="float" office:value="0.0033055151586619" calcext:value-type="float">
            <text:p>0.003305515158662</text:p>
          </table:table-cell>
          <table:table-cell office:value-type="float" office:value="0.00330548883257952" calcext:value-type="float">
            <text:p>0.00330548883258</text:p>
          </table:table-cell>
          <table:table-cell office:value-type="float" office:value="2.48581097376465" calcext:value-type="float">
            <text:p>2.48581097376465</text:p>
          </table:table-cell>
          <table:table-cell office:value-type="float" office:value="0.375112085214156" calcext:value-type="float">
            <text:p>0.375112085214156</text:p>
          </table:table-cell>
          <table:table-cell office:value-type="float" office:value="2.49601201177961" calcext:value-type="float">
            <text:p>2.49601201177961</text:p>
          </table:table-cell>
          <table:table-cell office:value-type="float" office:value="34.8048383253312" calcext:value-type="float">
            <text:p>34.8048383253312</text:p>
          </table:table-cell>
          <table:table-cell office:value-type="float" office:value="1.03365610852332" calcext:value-type="float">
            <text:p>1.03365610852332</text:p>
          </table:table-cell>
          <table:table-cell office:value-type="float" office:value="34.9680549335707" calcext:value-type="float">
            <text:p>34.9680549335707</text:p>
          </table:table-cell>
          <table:table-cell office:value-type="float" office:value="0.00630088863055397" calcext:value-type="float">
            <text:p>0.006300888630554</text:p>
          </table:table-cell>
          <table:table-cell office:value-type="float" office:value="1.17258558553467" calcext:value-type="float">
            <text:p>1.17258558553467</text:p>
          </table:table-cell>
          <table:table-cell office:value-type="float" office:value="0.0078362783549904" calcext:value-type="float">
            <text:p>0.00783627835499</text:p>
          </table:table-cell>
          <table:table-cell office:value-type="float" office:value="2267.82188508712" calcext:value-type="float">
            <text:p>2267.82188508712</text:p>
          </table:table-cell>
          <table:table-cell office:value-type="float" office:value="2098.88374852243" calcext:value-type="float">
            <text:p>2098.88374852243</text:p>
          </table:table-cell>
          <table:table-cell office:value-type="float" office:value="2346.73038522228" calcext:value-type="float">
            <text:p>2346.73038522228</text:p>
          </table:table-cell>
          <table:table-cell office:value-type="float" office:value="2399.53798175708" calcext:value-type="float">
            <text:p>2399.53798175708</text:p>
          </table:table-cell>
          <table:table-cell office:value-type="float" office:value="2388.56234753661" calcext:value-type="float">
            <text:p>2388.56234753661</text:p>
          </table:table-cell>
          <table:table-cell office:value-type="float" office:value="2399.59102715475" calcext:value-type="float">
            <text:p>2399.59102715475</text:p>
          </table:table-cell>
          <table:table-cell office:value-type="float" office:value="285.154425993292" calcext:value-type="float">
            <text:p>285.154425993292</text:p>
          </table:table-cell>
          <table:table-cell office:value-type="float" office:value="263.615248558646" calcext:value-type="float">
            <text:p>263.615248558646</text:p>
          </table:table-cell>
          <table:table-cell office:value-type="float" office:value="588.547041478696" calcext:value-type="float">
            <text:p>588.54704147869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8" calcext:value-type="float">
            <text:p>3003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89702838872705" calcext:value-type="float">
            <text:p>5.89702838872705E-05</text:p>
          </table:table-cell>
          <table:table-cell office:value-type="float" office:value="0.00330553544974394" calcext:value-type="float">
            <text:p>0.003305535449744</text:p>
          </table:table-cell>
          <table:table-cell office:value-type="float" office:value="0.0060695059408842" calcext:value-type="float">
            <text:p>0.006069505940884</text:p>
          </table:table-cell>
          <table:table-cell office:value-type="float" office:value="2.48307997214896" calcext:value-type="float">
            <text:p>2.48307997214896</text:p>
          </table:table-cell>
          <table:table-cell office:value-type="float" office:value="0.372368528043991" calcext:value-type="float">
            <text:p>0.372368528043991</text:p>
          </table:table-cell>
          <table:table-cell office:value-type="float" office:value="2.49603914462582" calcext:value-type="float">
            <text:p>2.49603914462582</text:p>
          </table:table-cell>
          <table:table-cell office:value-type="float" office:value="34.7611422994819" calcext:value-type="float">
            <text:p>34.7611422994819</text:p>
          </table:table-cell>
          <table:table-cell office:value-type="float" office:value="0.989759193802465" calcext:value-type="float">
            <text:p>0.989759193802465</text:p>
          </table:table-cell>
          <table:table-cell office:value-type="float" office:value="34.9684890591117" calcext:value-type="float">
            <text:p>34.9684890591117</text:p>
          </table:table-cell>
          <table:table-cell office:value-type="float" office:value="0.00889577855870945" calcext:value-type="float">
            <text:p>0.008895778558709</text:p>
          </table:table-cell>
          <table:table-cell office:value-type="float" office:value="1.17274360779144" calcext:value-type="float">
            <text:p>1.17274360779144</text:p>
          </table:table-cell>
          <table:table-cell office:value-type="float" office:value="0.0156512329432666" calcext:value-type="float">
            <text:p>0.015651232943267</text:p>
          </table:table-cell>
          <table:table-cell office:value-type="float" office:value="2267.81266556815" calcext:value-type="float">
            <text:p>2267.81266556815</text:p>
          </table:table-cell>
          <table:table-cell office:value-type="float" office:value="2098.87635575839" calcext:value-type="float">
            <text:p>2098.87635575839</text:p>
          </table:table-cell>
          <table:table-cell office:value-type="float" office:value="2347.04346858087" calcext:value-type="float">
            <text:p>2347.04346858087</text:p>
          </table:table-cell>
          <table:table-cell office:value-type="float" office:value="2399.52378053631" calcext:value-type="float">
            <text:p>2399.52378053631</text:p>
          </table:table-cell>
          <table:table-cell office:value-type="float" office:value="2388.54808102702" calcext:value-type="float">
            <text:p>2388.54808102702</text:p>
          </table:table-cell>
          <table:table-cell office:value-type="float" office:value="2399.59116823317" calcext:value-type="float">
            <text:p>2399.59116823317</text:p>
          </table:table-cell>
          <table:table-cell office:value-type="float" office:value="285.154525154173" calcext:value-type="float">
            <text:p>285.154525154173</text:p>
          </table:table-cell>
          <table:table-cell office:value-type="float" office:value="263.61481836534" calcext:value-type="float">
            <text:p>263.61481836534</text:p>
          </table:table-cell>
          <table:table-cell office:value-type="float" office:value="590.331458733682" calcext:value-type="float">
            <text:p>590.33145873368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39" calcext:value-type="float">
            <text:p>3003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58123179483345" calcext:value-type="float">
            <text:p>0.000158123179483</text:p>
          </table:table-cell>
          <table:table-cell office:value-type="float" office:value="0.00330569565801557" calcext:value-type="float">
            <text:p>0.003305695658016</text:p>
          </table:table-cell>
          <table:table-cell office:value-type="float" office:value="0.0279091485906555" calcext:value-type="float">
            <text:p>0.027909148590656</text:p>
          </table:table-cell>
          <table:table-cell office:value-type="float" office:value="2.461540856033" calcext:value-type="float">
            <text:p>2.461540856033</text:p>
          </table:table-cell>
          <table:table-cell office:value-type="float" office:value="0.350730278588186" calcext:value-type="float">
            <text:p>0.350730278588186</text:p>
          </table:table-cell>
          <table:table-cell office:value-type="float" office:value="2.49625313936541" calcext:value-type="float">
            <text:p>2.49625313936541</text:p>
          </table:table-cell>
          <table:table-cell office:value-type="float" office:value="34.4165164416253" calcext:value-type="float">
            <text:p>34.4165164416253</text:p>
          </table:table-cell>
          <table:table-cell office:value-type="float" office:value="0.643547202508373" calcext:value-type="float">
            <text:p>0.643547202508373</text:p>
          </table:table-cell>
          <table:table-cell office:value-type="float" office:value="34.9719129749438" calcext:value-type="float">
            <text:p>34.9719129749438</text:p>
          </table:table-cell>
          <table:table-cell office:value-type="float" office:value="0.0293791333453731" calcext:value-type="float">
            <text:p>0.029379133345373</text:p>
          </table:table-cell>
          <table:table-cell office:value-type="float" office:value="1.17399100542861" calcext:value-type="float">
            <text:p>1.17399100542861</text:p>
          </table:table-cell>
          <table:table-cell office:value-type="float" office:value="0.0774003253324047" calcext:value-type="float">
            <text:p>0.077400325332405</text:p>
          </table:table-cell>
          <table:table-cell office:value-type="float" office:value="2267.73993112898" calcext:value-type="float">
            <text:p>2267.73993112898</text:p>
          </table:table-cell>
          <table:table-cell office:value-type="float" office:value="2098.81804653637" calcext:value-type="float">
            <text:p>2098.81804653637</text:p>
          </table:table-cell>
          <table:table-cell office:value-type="float" office:value="2349.5121918976" calcext:value-type="float">
            <text:p>2349.5121918976</text:p>
          </table:table-cell>
          <table:table-cell office:value-type="float" office:value="2399.41177719657" calcext:value-type="float">
            <text:p>2399.41177719657</text:p>
          </table:table-cell>
          <table:table-cell office:value-type="float" office:value="2388.4355621938" calcext:value-type="float">
            <text:p>2388.4355621938</text:p>
          </table:table-cell>
          <table:table-cell office:value-type="float" office:value="2399.59228106992" calcext:value-type="float">
            <text:p>2399.59228106992</text:p>
          </table:table-cell>
          <table:table-cell office:value-type="float" office:value="285.155261899118" calcext:value-type="float">
            <text:p>285.155261899118</text:p>
          </table:table-cell>
          <table:table-cell office:value-type="float" office:value="263.611421446822" calcext:value-type="float">
            <text:p>263.611421446822</text:p>
          </table:table-cell>
          <table:table-cell office:value-type="float" office:value="604.633525901755" calcext:value-type="float">
            <text:p>604.63352590175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40" calcext:value-type="float">
            <text:p>3004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79255913330416" calcext:value-type="float">
            <text:p>0.00027925591333</text:p>
          </table:table-cell>
          <table:table-cell office:value-type="float" office:value="0.00330589137889018" calcext:value-type="float">
            <text:p>0.00330589137889</text:p>
          </table:table-cell>
          <table:table-cell office:value-type="float" office:value="0.054544746046885" calcext:value-type="float">
            <text:p>0.054544746046885</text:p>
          </table:table-cell>
          <table:table-cell office:value-type="float" office:value="2.43528457835748" calcext:value-type="float">
            <text:p>2.43528457835748</text:p>
          </table:table-cell>
          <table:table-cell office:value-type="float" office:value="0.324352892538692" calcext:value-type="float">
            <text:p>0.324352892538692</text:p>
          </table:table-cell>
          <table:table-cell office:value-type="float" office:value="2.4965140018617" calcext:value-type="float">
            <text:p>2.4965140018617</text:p>
          </table:table-cell>
          <table:table-cell office:value-type="float" office:value="33.9964159988178" calcext:value-type="float">
            <text:p>33.9964159988178</text:p>
          </table:table-cell>
          <table:table-cell office:value-type="float" office:value="0.221509025717064" calcext:value-type="float">
            <text:p>0.221509025717064</text:p>
          </table:table-cell>
          <table:table-cell office:value-type="float" office:value="34.9760867748854" calcext:value-type="float">
            <text:p>34.9760867748854</text:p>
          </table:table-cell>
          <table:table-cell office:value-type="float" office:value="0.0543541541870069" calcext:value-type="float">
            <text:p>0.054354154187007</text:p>
          </table:table-cell>
          <table:table-cell office:value-type="float" office:value="1.17551206642989" calcext:value-type="float">
            <text:p>1.17551206642989</text:p>
          </table:table-cell>
          <table:table-cell office:value-type="float" office:value="0.152709401732222" calcext:value-type="float">
            <text:p>0.152709401732222</text:p>
          </table:table-cell>
          <table:table-cell office:value-type="float" office:value="2267.65109331276" calcext:value-type="float">
            <text:p>2267.65109331276</text:p>
          </table:table-cell>
          <table:table-cell office:value-type="float" office:value="2098.74694856068" calcext:value-type="float">
            <text:p>2098.74694856068</text:p>
          </table:table-cell>
          <table:table-cell office:value-type="float" office:value="2352.51722214494" calcext:value-type="float">
            <text:p>2352.51722214494</text:p>
          </table:table-cell>
          <table:table-cell office:value-type="float" office:value="2399.27524450566" calcext:value-type="float">
            <text:p>2399.27524450566</text:p>
          </table:table-cell>
          <table:table-cell office:value-type="float" office:value="2388.29839973943" calcext:value-type="float">
            <text:p>2388.29839973943</text:p>
          </table:table-cell>
          <table:table-cell office:value-type="float" office:value="2399.59363750787" calcext:value-type="float">
            <text:p>2399.59363750787</text:p>
          </table:table-cell>
          <table:table-cell office:value-type="float" office:value="285.155783266006" calcext:value-type="float">
            <text:p>285.155783266006</text:p>
          </table:table-cell>
          <table:table-cell office:value-type="float" office:value="263.607256190515" calcext:value-type="float">
            <text:p>263.607256190515</text:p>
          </table:table-cell>
          <table:table-cell office:value-type="float" office:value="622.607374344092" calcext:value-type="float">
            <text:p>622.60737434409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41" calcext:value-type="float">
            <text:p>3004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4084071486756" calcext:value-type="float">
            <text:p>0.001740840714868</text:p>
          </table:table-cell>
          <table:table-cell office:value-type="float" office:value="0.288539201315761" calcext:value-type="float">
            <text:p>0.288539201315761</text:p>
          </table:table-cell>
          <table:table-cell office:value-type="float" office:value="0.370992165496871" calcext:value-type="float">
            <text:p>0.370992165496871</text:p>
          </table:table-cell>
          <table:table-cell office:value-type="float" office:value="2.12115634549898" calcext:value-type="float">
            <text:p>2.12115634549898</text:p>
          </table:table-cell>
          <table:table-cell office:value-type="float" office:value="0.313326441681142" calcext:value-type="float">
            <text:p>0.313326441681142</text:p>
          </table:table-cell>
          <table:table-cell office:value-type="float" office:value="2.49737342655845" calcext:value-type="float">
            <text:p>2.49737342655845</text:p>
          </table:table-cell>
          <table:table-cell office:value-type="float" office:value="28.97036427308" calcext:value-type="float">
            <text:p>28.97036427308</text:p>
          </table:table-cell>
          <table:table-cell office:value-type="float" office:value="0.0450858119945917" calcext:value-type="float">
            <text:p>0.045085811994592</text:p>
          </table:table-cell>
          <table:table-cell office:value-type="float" office:value="34.9898375700315" calcext:value-type="float">
            <text:p>34.9898375700315</text:p>
          </table:table-cell>
          <table:table-cell office:value-type="float" office:value="0.351607690078181" calcext:value-type="float">
            <text:p>0.351607690078181</text:p>
          </table:table-cell>
          <table:table-cell office:value-type="float" office:value="1.02448436687873" calcext:value-type="float">
            <text:p>1.02448436687873</text:p>
          </table:table-cell>
          <table:table-cell office:value-type="float" office:value="1.05102192243282" calcext:value-type="float">
            <text:p>1.05102192243282</text:p>
          </table:table-cell>
          <table:table-cell office:value-type="float" office:value="2265.32145149164" calcext:value-type="float">
            <text:p>2265.32145149164</text:p>
          </table:table-cell>
          <table:table-cell office:value-type="float" office:value="2101.50783741035" calcext:value-type="float">
            <text:p>2101.50783741035</text:p>
          </table:table-cell>
          <table:table-cell office:value-type="float" office:value="2356.63297033222" calcext:value-type="float">
            <text:p>2356.63297033222</text:p>
          </table:table-cell>
          <table:table-cell office:value-type="float" office:value="2397.64177770409" calcext:value-type="float">
            <text:p>2397.64177770409</text:p>
          </table:table-cell>
          <table:table-cell office:value-type="float" office:value="2388.24106220418" calcext:value-type="float">
            <text:p>2388.24106220418</text:p>
          </table:table-cell>
          <table:table-cell office:value-type="float" office:value="2399.59810652562" calcext:value-type="float">
            <text:p>2399.59810652562</text:p>
          </table:table-cell>
          <table:table-cell office:value-type="float" office:value="282.419430000088" calcext:value-type="float">
            <text:p>282.419430000088</text:p>
          </table:table-cell>
          <table:table-cell office:value-type="float" office:value="267.565544227157" calcext:value-type="float">
            <text:p>267.565544227157</text:p>
          </table:table-cell>
          <table:table-cell office:value-type="float" office:value="648.248013480481" calcext:value-type="float">
            <text:p>648.24801348048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042" calcext:value-type="float">
            <text:p>3004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67916488434743" calcext:value-type="float">
            <text:p>4.67916488434743E-05</text:p>
          </table:table-cell>
          <table:table-cell office:value-type="float" office:value="0.00330569730817237" calcext:value-type="float">
            <text:p>0.003305697308172</text:p>
          </table:table-cell>
          <table:table-cell office:value-type="float" office:value="0.00331086556727641" calcext:value-type="float">
            <text:p>0.003310865567276</text:p>
          </table:table-cell>
          <table:table-cell office:value-type="float" office:value="2.48573019416533" calcext:value-type="float">
            <text:p>2.48573019416533</text:p>
          </table:table-cell>
          <table:table-cell office:value-type="float" office:value="0.374920121205179" calcext:value-type="float">
            <text:p>0.374920121205179</text:p>
          </table:table-cell>
          <table:table-cell office:value-type="float" office:value="2.49601363725786" calcext:value-type="float">
            <text:p>2.49601363725786</text:p>
          </table:table-cell>
          <table:table-cell office:value-type="float" office:value="34.8035458517432" calcext:value-type="float">
            <text:p>34.8035458517432</text:p>
          </table:table-cell>
          <table:table-cell office:value-type="float" office:value="1.03058468438061" calcext:value-type="float">
            <text:p>1.03058468438061</text:p>
          </table:table-cell>
          <table:table-cell office:value-type="float" office:value="34.9680809412235" calcext:value-type="float">
            <text:p>34.9680809412235</text:p>
          </table:table-cell>
          <table:table-cell office:value-type="float" office:value="0.0268066581632626" calcext:value-type="float">
            <text:p>0.026806658163263</text:p>
          </table:table-cell>
          <table:table-cell office:value-type="float" office:value="5.86296300847496" calcext:value-type="float">
            <text:p>5.86296300847496</text:p>
          </table:table-cell>
          <table:table-cell office:value-type="float" office:value="0.00784976145146779" calcext:value-type="float">
            <text:p>0.007849761451468</text:p>
          </table:table-cell>
          <table:table-cell office:value-type="float" office:value="2267.82205914938" calcext:value-type="float">
            <text:p>2267.82205914938</text:p>
          </table:table-cell>
          <table:table-cell office:value-type="float" office:value="2098.88220604202" calcext:value-type="float">
            <text:p>2098.88220604202</text:p>
          </table:table-cell>
          <table:table-cell office:value-type="float" office:value="2346.75093432016" calcext:value-type="float">
            <text:p>2346.75093432016</text:p>
          </table:table-cell>
          <table:table-cell office:value-type="float" office:value="2399.5375617196" calcext:value-type="float">
            <text:p>2399.5375617196</text:p>
          </table:table-cell>
          <table:table-cell office:value-type="float" office:value="2388.56134934018" calcext:value-type="float">
            <text:p>2388.56134934018</text:p>
          </table:table-cell>
          <table:table-cell office:value-type="float" office:value="2399.5910356237" calcext:value-type="float">
            <text:p>2399.5910356237</text:p>
          </table:table-cell>
          <table:table-cell office:value-type="float" office:value="285.155401142753" calcext:value-type="float">
            <text:p>285.155401142753</text:p>
          </table:table-cell>
          <table:table-cell office:value-type="float" office:value="263.613777241468" calcext:value-type="float">
            <text:p>263.613777241468</text:p>
          </table:table-cell>
          <table:table-cell office:value-type="float" office:value="588.66396327169" calcext:value-type="float">
            <text:p>588.6639632716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43" calcext:value-type="float">
            <text:p>3004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72711047376121" calcext:value-type="float">
            <text:p>9.72711047376121E-05</text:p>
          </table:table-cell>
          <table:table-cell office:value-type="float" office:value="0.00330577876903635" calcext:value-type="float">
            <text:p>0.003305778769036</text:p>
          </table:table-cell>
          <table:table-cell office:value-type="float" office:value="0.0144429906496457" calcext:value-type="float">
            <text:p>0.014442990649646</text:p>
          </table:table-cell>
          <table:table-cell office:value-type="float" office:value="2.47475642094532" calcext:value-type="float">
            <text:p>2.47475642094532</text:p>
          </table:table-cell>
          <table:table-cell office:value-type="float" office:value="0.363895940936399" calcext:value-type="float">
            <text:p>0.363895940936399</text:p>
          </table:table-cell>
          <table:table-cell office:value-type="float" office:value="2.49612266274632" calcext:value-type="float">
            <text:p>2.49612266274632</text:p>
          </table:table-cell>
          <table:table-cell office:value-type="float" office:value="34.627965480225" calcext:value-type="float">
            <text:p>34.627965480225</text:p>
          </table:table-cell>
          <table:table-cell office:value-type="float" office:value="0.854197800082462" calcext:value-type="float">
            <text:p>0.854197800082462</text:p>
          </table:table-cell>
          <table:table-cell office:value-type="float" office:value="34.969825349041" calcext:value-type="float">
            <text:p>34.969825349041</text:p>
          </table:table-cell>
          <table:table-cell office:value-type="float" office:value="0.0592970324556642" calcext:value-type="float">
            <text:p>0.059297032455664</text:p>
          </table:table-cell>
          <table:table-cell office:value-type="float" office:value="5.86499378322763" calcext:value-type="float">
            <text:p>5.86499378322763</text:p>
          </table:table-cell>
          <table:table-cell office:value-type="float" office:value="0.0393236253312218" calcext:value-type="float">
            <text:p>0.039323625331222</text:p>
          </table:table-cell>
          <table:table-cell office:value-type="float" office:value="2267.78491890944" calcext:value-type="float">
            <text:p>2267.78491890944</text:p>
          </table:table-cell>
          <table:table-cell office:value-type="float" office:value="2098.85249280249" calcext:value-type="float">
            <text:p>2098.85249280249</text:p>
          </table:table-cell>
          <table:table-cell office:value-type="float" office:value="2348.00661274139" calcext:value-type="float">
            <text:p>2348.00661274139</text:p>
          </table:table-cell>
          <table:table-cell office:value-type="float" office:value="2399.48049809903" calcext:value-type="float">
            <text:p>2399.48049809903</text:p>
          </table:table-cell>
          <table:table-cell office:value-type="float" office:value="2388.50402360299" calcext:value-type="float">
            <text:p>2388.50402360299</text:p>
          </table:table-cell>
          <table:table-cell office:value-type="float" office:value="2399.59160255641" calcext:value-type="float">
            <text:p>2399.59160255641</text:p>
          </table:table-cell>
          <table:table-cell office:value-type="float" office:value="285.155594781269" calcext:value-type="float">
            <text:p>285.155594781269</text:p>
          </table:table-cell>
          <table:table-cell office:value-type="float" office:value="263.61203792137" calcext:value-type="float">
            <text:p>263.61203792137</text:p>
          </table:table-cell>
          <table:table-cell office:value-type="float" office:value="595.862146903346" calcext:value-type="float">
            <text:p>595.86214690334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44" calcext:value-type="float">
            <text:p>3004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068315580891" calcext:value-type="float">
            <text:p>0.000160683155809</text:p>
          </table:table-cell>
          <table:table-cell office:value-type="float" office:value="0.00330588109959583" calcext:value-type="float">
            <text:p>0.003305881099596</text:p>
          </table:table-cell>
          <table:table-cell office:value-type="float" office:value="0.0284123837841689" calcext:value-type="float">
            <text:p>0.028412383784169</text:p>
          </table:table-cell>
          <table:table-cell office:value-type="float" office:value="2.46098685519803" calcext:value-type="float">
            <text:p>2.46098685519803</text:p>
          </table:table-cell>
          <table:table-cell office:value-type="float" office:value="0.350063054272729" calcext:value-type="float">
            <text:p>0.350063054272729</text:p>
          </table:table-cell>
          <table:table-cell office:value-type="float" office:value="2.4962594653101" calcext:value-type="float">
            <text:p>2.4962594653101</text:p>
          </table:table-cell>
          <table:table-cell office:value-type="float" office:value="34.4076524282645" calcext:value-type="float">
            <text:p>34.4076524282645</text:p>
          </table:table-cell>
          <table:table-cell office:value-type="float" office:value="0.632871613459663" calcext:value-type="float">
            <text:p>0.632871613459663</text:p>
          </table:table-cell>
          <table:table-cell office:value-type="float" office:value="34.9720141900575" calcext:value-type="float">
            <text:p>34.9720141900575</text:p>
          </table:table-cell>
          <table:table-cell office:value-type="float" office:value="0.100065473151801" calcext:value-type="float">
            <text:p>0.100065473151801</text:p>
          </table:table-cell>
          <table:table-cell office:value-type="float" office:value="5.86754216341326" calcext:value-type="float">
            <text:p>5.86754216341326</text:p>
          </table:table-cell>
          <table:table-cell office:value-type="float" office:value="0.0788193139850394" calcext:value-type="float">
            <text:p>0.07881931398504</text:p>
          </table:table-cell>
          <table:table-cell office:value-type="float" office:value="2267.73831411511" calcext:value-type="float">
            <text:p>2267.73831411511</text:p>
          </table:table-cell>
          <table:table-cell office:value-type="float" office:value="2098.81520825698" calcext:value-type="float">
            <text:p>2098.81520825698</text:p>
          </table:table-cell>
          <table:table-cell office:value-type="float" office:value="2349.58214527532" calcext:value-type="float">
            <text:p>2349.58214527532</text:p>
          </table:table-cell>
          <table:table-cell office:value-type="float" office:value="2399.40889633602" calcext:value-type="float">
            <text:p>2399.40889633602</text:p>
          </table:table-cell>
          <table:table-cell office:value-type="float" office:value="2388.43209257127" calcext:value-type="float">
            <text:p>2388.43209257127</text:p>
          </table:table-cell>
          <table:table-cell office:value-type="float" office:value="2399.5923139086" calcext:value-type="float">
            <text:p>2399.5923139086</text:p>
          </table:table-cell>
          <table:table-cell office:value-type="float" office:value="285.155833317177" calcext:value-type="float">
            <text:p>285.155833317177</text:p>
          </table:table-cell>
          <table:table-cell office:value-type="float" office:value="263.609854241606" calcext:value-type="float">
            <text:p>263.609854241606</text:p>
          </table:table-cell>
          <table:table-cell office:value-type="float" office:value="605.044824440034" calcext:value-type="float">
            <text:p>605.04482444003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45" calcext:value-type="float">
            <text:p>3004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58739568459839" calcext:value-type="float">
            <text:p>0.00065873956846</text:p>
          </table:table-cell>
          <table:table-cell office:value-type="float" office:value="0.0748825772315506" calcext:value-type="float">
            <text:p>0.074882577231551</text:p>
          </table:table-cell>
          <table:table-cell office:value-type="float" office:value="0.137526605277766" calcext:value-type="float">
            <text:p>0.137526605277766</text:p>
          </table:table-cell>
          <table:table-cell office:value-type="float" office:value="2.35290791763528" calcext:value-type="float">
            <text:p>2.35290791763528</text:p>
          </table:table-cell>
          <table:table-cell office:value-type="float" office:value="0.313698573908189" calcext:value-type="float">
            <text:p>0.313698573908189</text:p>
          </table:table-cell>
          <table:table-cell office:value-type="float" office:value="2.49679702069534" calcext:value-type="float">
            <text:p>2.49679702069534</text:p>
          </table:table-cell>
          <table:table-cell office:value-type="float" office:value="32.6783894272617" calcext:value-type="float">
            <text:p>32.6783894272617</text:p>
          </table:table-cell>
          <table:table-cell office:value-type="float" office:value="0.0510399276282633" calcext:value-type="float">
            <text:p>0.051039927628263</text:p>
          </table:table-cell>
          <table:table-cell office:value-type="float" office:value="34.9806150762227" calcext:value-type="float">
            <text:p>34.9806150762227</text:p>
          </table:table-cell>
          <table:table-cell office:value-type="float" office:value="0.418498051200316" calcext:value-type="float">
            <text:p>0.418498051200316</text:p>
          </table:table-cell>
          <table:table-cell office:value-type="float" office:value="5.68693710339121" calcext:value-type="float">
            <text:p>5.68693710339121</text:p>
          </table:table-cell>
          <table:table-cell office:value-type="float" office:value="0.387361820089212" calcext:value-type="float">
            <text:p>0.387361820089212</text:p>
          </table:table-cell>
          <table:table-cell office:value-type="float" office:value="2267.07346961382" calcext:value-type="float">
            <text:p>2267.07346961382</text:p>
          </table:table-cell>
          <table:table-cell office:value-type="float" office:value="2099.38322261723" calcext:value-type="float">
            <text:p>2099.38322261723</text:p>
          </table:table-cell>
          <table:table-cell office:value-type="float" office:value="2354.40416407853" calcext:value-type="float">
            <text:p>2354.40416407853</text:p>
          </table:table-cell>
          <table:table-cell office:value-type="float" office:value="2398.84688588173" calcext:value-type="float">
            <text:p>2398.84688588173</text:p>
          </table:table-cell>
          <table:table-cell office:value-type="float" office:value="2388.24299729438" calcext:value-type="float">
            <text:p>2388.24299729438</text:p>
          </table:table-cell>
          <table:table-cell office:value-type="float" office:value="2399.59510921764" calcext:value-type="float">
            <text:p>2399.59510921764</text:p>
          </table:table-cell>
          <table:table-cell office:value-type="float" office:value="284.507658324114" calcext:value-type="float">
            <text:p>284.507658324114</text:p>
          </table:table-cell>
          <table:table-cell office:value-type="float" office:value="264.542679196231" calcext:value-type="float">
            <text:p>264.542679196231</text:p>
          </table:table-cell>
          <table:table-cell office:value-type="float" office:value="634.21488948194" calcext:value-type="float">
            <text:p>634.21488948194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046" calcext:value-type="float">
            <text:p>30046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" calcext:value-type="float">
            <text:p>31536000</text:p>
          </table:table-cell>
          <table:table-cell table:style-name="ce1" office:value-type="float" office:value="0.00005" calcext:value-type="float">
            <text:p>5E-0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23961436703873" calcext:value-type="float">
            <text:p>0.001239614367039</text:p>
          </table:table-cell>
          <table:table-cell table:style-name="ce1" office:value-type="float" office:value="0.19902742045267" calcext:value-type="float">
            <text:p>0.19902742045267</text:p>
          </table:table-cell>
          <table:table-cell table:style-name="ce1" office:value-type="float" office:value="0.263437675451595" calcext:value-type="float">
            <text:p>0.263437675451595</text:p>
          </table:table-cell>
          <table:table-cell table:style-name="ce1" office:value-type="float" office:value="2.22788874687935" calcext:value-type="float">
            <text:p>2.22788874687935</text:p>
          </table:table-cell>
          <table:table-cell table:style-name="ce1" office:value-type="float" office:value="0.313497493302282" calcext:value-type="float">
            <text:p>0.313497493302282</text:p>
          </table:table-cell>
          <table:table-cell table:style-name="ce1" office:value-type="float" office:value="2.49710796727397" calcext:value-type="float">
            <text:p>2.49710796727397</text:p>
          </table:table-cell>
          <table:table-cell table:style-name="ce1" office:value-type="float" office:value="30.6780826951677" calcext:value-type="float">
            <text:p>30.6780826951677</text:p>
          </table:table-cell>
          <table:table-cell table:style-name="ce1" office:value-type="float" office:value="0.0478226379346471" calcext:value-type="float">
            <text:p>0.047822637934647</text:p>
          </table:table-cell>
          <table:table-cell table:style-name="ce1" office:value-type="float" office:value="34.9855902214817" calcext:value-type="float">
            <text:p>34.9855902214817</text:p>
          </table:table-cell>
          <table:table-cell table:style-name="ce1" office:value-type="float" office:value="0.785955270855262" calcext:value-type="float">
            <text:p>0.785955270855262</text:p>
          </table:table-cell>
          <table:table-cell table:style-name="ce1" office:value-type="float" office:value="5.36172619838987" calcext:value-type="float">
            <text:p>5.36172619838987</text:p>
          </table:table-cell>
          <table:table-cell table:style-name="ce1" office:value-type="float" office:value="0.743555203609469" calcext:value-type="float">
            <text:p>0.743555203609469</text:p>
          </table:table-cell>
          <table:table-cell table:style-name="ce1" office:value-type="float" office:value="2266.12914374518" calcext:value-type="float">
            <text:p>2266.12914374518</text:p>
          </table:table-cell>
          <table:table-cell table:style-name="ce1" office:value-type="float" office:value="2100.53278592178" calcext:value-type="float">
            <text:p>2100.53278592178</text:p>
          </table:table-cell>
          <table:table-cell table:style-name="ce1" office:value-type="float" office:value="2355.60327120259" calcext:value-type="float">
            <text:p>2355.60327120259</text:p>
          </table:table-cell>
          <table:table-cell table:style-name="ce1" office:value-type="float" office:value="2398.19678617453" calcext:value-type="float">
            <text:p>2398.19678617453</text:p>
          </table:table-cell>
          <table:table-cell table:style-name="ce1" office:value-type="float" office:value="2388.24195165595" calcext:value-type="float">
            <text:p>2388.24195165595</text:p>
          </table:table-cell>
          <table:table-cell table:style-name="ce1" office:value-type="float" office:value="2399.59672612058" calcext:value-type="float">
            <text:p>2399.59672612058</text:p>
          </table:table-cell>
          <table:table-cell table:style-name="ce1" office:value-type="float" office:value="283.380780119093" calcext:value-type="float">
            <text:p>283.380780119093</text:p>
          </table:table-cell>
          <table:table-cell table:style-name="ce1" office:value-type="float" office:value="266.173026633814" calcext:value-type="float">
            <text:p>266.173026633814</text:p>
          </table:table-cell>
          <table:table-cell table:style-name="ce1" office:value-type="float" office:value="641.72019050835" calcext:value-type="float">
            <text:p>641.72019050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047" calcext:value-type="float">
            <text:p>30047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" calcext:value-type="float">
            <text:p>31536000</text:p>
          </table:table-cell>
          <table:table-cell table:style-name="ce1" office:value-type="float" office:value="0.00005" calcext:value-type="float">
            <text:p>5E-05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73598230890591" calcext:value-type="float">
            <text:p>0.007359823089059</text:p>
          </table:table-cell>
          <table:table-cell table:style-name="ce1" office:value-type="float" office:value="1.3556155487716" calcext:value-type="float">
            <text:p>1.3556155487716</text:p>
          </table:table-cell>
          <table:table-cell table:style-name="ce1" office:value-type="float" office:value="1.50782900277014" calcext:value-type="float">
            <text:p>1.50782900277014</text:p>
          </table:table-cell>
          <table:table-cell table:style-name="ce1" office:value-type="float" office:value="0.992690909361888" calcext:value-type="float">
            <text:p>0.992690909361888</text:p>
          </table:table-cell>
          <table:table-cell table:style-name="ce1" office:value-type="float" office:value="0.311551971022237" calcext:value-type="float">
            <text:p>0.311551971022237</text:p>
          </table:table-cell>
          <table:table-cell table:style-name="ce1" office:value-type="float" office:value="2.50017983459821" calcext:value-type="float">
            <text:p>2.50017983459821</text:p>
          </table:table-cell>
          <table:table-cell table:style-name="ce1" office:value-type="float" office:value="10.9149172948884" calcext:value-type="float">
            <text:p>10.9149172948884</text:p>
          </table:table-cell>
          <table:table-cell table:style-name="ce1" office:value-type="float" office:value="0.016694281453989" calcext:value-type="float">
            <text:p>0.016694281453989</text:p>
          </table:table-cell>
          <table:table-cell table:style-name="ce1" office:value-type="float" office:value="35.0347400986696" calcext:value-type="float">
            <text:p>35.0347400986696</text:p>
          </table:table-cell>
          <table:table-cell table:style-name="ce1" office:value-type="float" office:value="4.42633259468193" calcext:value-type="float">
            <text:p>4.42633259468193</text:p>
          </table:table-cell>
          <table:table-cell table:style-name="ce1" office:value-type="float" office:value="2.14901812610021" calcext:value-type="float">
            <text:p>2.14901812610021</text:p>
          </table:table-cell>
          <table:table-cell table:style-name="ce1" office:value-type="float" office:value="4.32668585761258" calcext:value-type="float">
            <text:p>4.32668585761258</text:p>
          </table:table-cell>
          <table:table-cell table:style-name="ce1" office:value-type="float" office:value="2256.65737678587" calcext:value-type="float">
            <text:p>2256.65737678587</text:p>
          </table:table-cell>
          <table:table-cell table:style-name="ce1" office:value-type="float" office:value="2111.46875966029" calcext:value-type="float">
            <text:p>2111.46875966029</text:p>
          </table:table-cell>
          <table:table-cell table:style-name="ce1" office:value-type="float" office:value="2366.96499542315" calcext:value-type="float">
            <text:p>2366.96499542315</text:p>
          </table:table-cell>
          <table:table-cell table:style-name="ce1" office:value-type="float" office:value="2391.77375743423" calcext:value-type="float">
            <text:p>2391.77375743423</text:p>
          </table:table-cell>
          <table:table-cell table:style-name="ce1" office:value-type="float" office:value="2388.23183495486" calcext:value-type="float">
            <text:p>2388.23183495486</text:p>
          </table:table-cell>
          <table:table-cell table:style-name="ce1" office:value-type="float" office:value="2399.61269984546" calcext:value-type="float">
            <text:p>2399.61269984546</text:p>
          </table:table-cell>
          <table:table-cell table:style-name="ce1" office:value-type="float" office:value="272.217464256518" calcext:value-type="float">
            <text:p>272.217464256518</text:p>
          </table:table-cell>
          <table:table-cell table:style-name="ce1" office:value-type="float" office:value="282.318063521786" calcext:value-type="float">
            <text:p>282.318063521786</text:p>
          </table:table-cell>
          <table:table-cell table:style-name="ce1" office:value-type="float" office:value="718.120052350289" calcext:value-type="float">
            <text:p>718.1200523502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048" calcext:value-type="float">
            <text:p>3004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94624229500128" calcext:value-type="float">
            <text:p>5.94624229500128E-05</text:p>
          </table:table-cell>
          <table:table-cell office:value-type="float" office:value="0.00330574040654822" calcext:value-type="float">
            <text:p>0.003305740406548</text:p>
          </table:table-cell>
          <table:table-cell office:value-type="float" office:value="0.00609291254305545" calcext:value-type="float">
            <text:p>0.006092912543055</text:p>
          </table:table-cell>
          <table:table-cell office:value-type="float" office:value="2.48297491087564" calcext:value-type="float">
            <text:p>2.48297491087564</text:p>
          </table:table-cell>
          <table:table-cell office:value-type="float" office:value="0.372138359541317" calcext:value-type="float">
            <text:p>0.372138359541317</text:p>
          </table:table-cell>
          <table:table-cell office:value-type="float" office:value="2.49604111382599" calcext:value-type="float">
            <text:p>2.49604111382599</text:p>
          </table:table-cell>
          <table:table-cell office:value-type="float" office:value="34.7594613191076" calcext:value-type="float">
            <text:p>34.7594613191076</text:p>
          </table:table-cell>
          <table:table-cell office:value-type="float" office:value="0.986076497758508" calcext:value-type="float">
            <text:p>0.986076497758508</text:p>
          </table:table-cell>
          <table:table-cell office:value-type="float" office:value="34.9685205663132" calcext:value-type="float">
            <text:p>34.9685205663132</text:p>
          </table:table-cell>
          <table:table-cell office:value-type="float" office:value="0.0674582121043724" calcext:value-type="float">
            <text:p>0.067458212104373</text:p>
          </table:table-cell>
          <table:table-cell office:value-type="float" office:value="11.7268786690609" calcext:value-type="float">
            <text:p>11.7268786690609</text:p>
          </table:table-cell>
          <table:table-cell office:value-type="float" office:value="0.0157136227740054" calcext:value-type="float">
            <text:p>0.015713622774005</text:p>
          </table:table-cell>
          <table:table-cell office:value-type="float" office:value="2267.81278679655" calcext:value-type="float">
            <text:p>2267.81278679655</text:p>
          </table:table-cell>
          <table:table-cell office:value-type="float" office:value="2098.87458029418" calcext:value-type="float">
            <text:p>2098.87458029418</text:p>
          </table:table-cell>
          <table:table-cell office:value-type="float" office:value="2347.06754390708" calcext:value-type="float">
            <text:p>2347.06754390708</text:p>
          </table:table-cell>
          <table:table-cell office:value-type="float" office:value="2399.52323422607" calcext:value-type="float">
            <text:p>2399.52323422607</text:p>
          </table:table-cell>
          <table:table-cell office:value-type="float" office:value="2388.54688415915" calcext:value-type="float">
            <text:p>2388.54688415915</text:p>
          </table:table-cell>
          <table:table-cell office:value-type="float" office:value="2399.59117848141" calcext:value-type="float">
            <text:p>2399.59117848141</text:p>
          </table:table-cell>
          <table:table-cell office:value-type="float" office:value="285.155564628657" calcext:value-type="float">
            <text:p>285.155564628657</text:p>
          </table:table-cell>
          <table:table-cell office:value-type="float" office:value="263.613158248354" calcext:value-type="float">
            <text:p>263.613158248354</text:p>
          </table:table-cell>
          <table:table-cell office:value-type="float" office:value="590.46895002432" calcext:value-type="float">
            <text:p>590.4689500243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49" calcext:value-type="float">
            <text:p>3004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1030850891848" calcext:value-type="float">
            <text:p>0.000161030850892</text:p>
          </table:table-cell>
          <table:table-cell office:value-type="float" office:value="0.0033059042959736" calcext:value-type="float">
            <text:p>0.003305904295974</text:p>
          </table:table-cell>
          <table:table-cell office:value-type="float" office:value="0.0284766498084182" calcext:value-type="float">
            <text:p>0.028476649808418</text:p>
          </table:table-cell>
          <table:table-cell office:value-type="float" office:value="2.46091165586992" calcext:value-type="float">
            <text:p>2.46091165586992</text:p>
          </table:table-cell>
          <table:table-cell office:value-type="float" office:value="0.349973691438763" calcext:value-type="float">
            <text:p>0.349973691438763</text:p>
          </table:table-cell>
          <table:table-cell office:value-type="float" office:value="2.4962603150243" calcext:value-type="float">
            <text:p>2.4962603150243</text:p>
          </table:table-cell>
          <table:table-cell office:value-type="float" office:value="34.4064492390171" calcext:value-type="float">
            <text:p>34.4064492390171</text:p>
          </table:table-cell>
          <table:table-cell office:value-type="float" office:value="0.631441808118655" calcext:value-type="float">
            <text:p>0.631441808118655</text:p>
          </table:table-cell>
          <table:table-cell office:value-type="float" office:value="34.9720277854871" calcext:value-type="float">
            <text:p>34.9720277854871</text:p>
          </table:table-cell>
          <table:table-cell office:value-type="float" office:value="0.188203828728069" calcext:value-type="float">
            <text:p>0.188203828728069</text:p>
          </table:table-cell>
          <table:table-cell office:value-type="float" office:value="11.7344683809895" calcext:value-type="float">
            <text:p>11.7344683809895</text:p>
          </table:table-cell>
          <table:table-cell office:value-type="float" office:value="0.0789988736375259" calcext:value-type="float">
            <text:p>0.078998873637526</text:p>
          </table:table-cell>
          <table:table-cell office:value-type="float" office:value="2267.73809427223" calcext:value-type="float">
            <text:p>2267.73809427223</text:p>
          </table:table-cell>
          <table:table-cell office:value-type="float" office:value="2098.81483777749" calcext:value-type="float">
            <text:p>2098.81483777749</text:p>
          </table:table-cell>
          <table:table-cell office:value-type="float" office:value="2349.59163111397" calcext:value-type="float">
            <text:p>2349.59163111397</text:p>
          </table:table-cell>
          <table:table-cell office:value-type="float" office:value="2399.40850529128" calcext:value-type="float">
            <text:p>2399.40850529128</text:p>
          </table:table-cell>
          <table:table-cell office:value-type="float" office:value="2388.43162787623" calcext:value-type="float">
            <text:p>2388.43162787623</text:p>
          </table:table-cell>
          <table:table-cell office:value-type="float" office:value="2399.59231831889" calcext:value-type="float">
            <text:p>2399.59231831889</text:p>
          </table:table-cell>
          <table:table-cell office:value-type="float" office:value="285.155910123402" calcext:value-type="float">
            <text:p>285.155910123402</text:p>
          </table:table-cell>
          <table:table-cell office:value-type="float" office:value="263.60965792086" calcext:value-type="float">
            <text:p>263.60965792086</text:p>
          </table:table-cell>
          <table:table-cell office:value-type="float" office:value="605.100623494565" calcext:value-type="float">
            <text:p>605.10062349456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50" calcext:value-type="float">
            <text:p>3005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89809332871484" calcext:value-type="float">
            <text:p>0.000289809332871</text:p>
          </table:table-cell>
          <table:table-cell office:value-type="float" office:value="0.00330611209034658" calcext:value-type="float">
            <text:p>0.003306112090347</text:p>
          </table:table-cell>
          <table:table-cell office:value-type="float" office:value="0.0567924946664981" calcext:value-type="float">
            <text:p>0.056792494666498</text:p>
          </table:table-cell>
          <table:table-cell office:value-type="float" office:value="2.43300181982455" calcext:value-type="float">
            <text:p>2.43300181982455</text:p>
          </table:table-cell>
          <table:table-cell office:value-type="float" office:value="0.3219352742149" calcext:value-type="float">
            <text:p>0.3219352742149</text:p>
          </table:table-cell>
          <table:table-cell office:value-type="float" office:value="2.49653760482517" calcext:value-type="float">
            <text:p>2.49653760482517</text:p>
          </table:table-cell>
          <table:table-cell office:value-type="float" office:value="33.9598918622899" calcext:value-type="float">
            <text:p>33.9598918622899</text:p>
          </table:table-cell>
          <table:table-cell office:value-type="float" office:value="0.182827132535542" calcext:value-type="float">
            <text:p>0.182827132535542</text:p>
          </table:table-cell>
          <table:table-cell office:value-type="float" office:value="34.9764644222999" calcext:value-type="float">
            <text:p>34.9764644222999</text:p>
          </table:table-cell>
          <table:table-cell office:value-type="float" office:value="0.340946132030839" calcext:value-type="float">
            <text:p>0.340946132030839</text:p>
          </table:table-cell>
          <table:table-cell office:value-type="float" office:value="11.7440709189026" calcext:value-type="float">
            <text:p>11.7440709189026</text:p>
          </table:table-cell>
          <table:table-cell office:value-type="float" office:value="0.159055924752298" calcext:value-type="float">
            <text:p>0.159055924752298</text:p>
          </table:table-cell>
          <table:table-cell office:value-type="float" office:value="2267.64359417327" calcext:value-type="float">
            <text:p>2267.64359417327</text:p>
          </table:table-cell>
          <table:table-cell office:value-type="float" office:value="2098.73925849856" calcext:value-type="float">
            <text:p>2098.73925849856</text:p>
          </table:table-cell>
          <table:table-cell office:value-type="float" office:value="2352.78421996054" calcext:value-type="float">
            <text:p>2352.78421996054</text:p>
          </table:table-cell>
          <table:table-cell office:value-type="float" office:value="2399.26337416905" calcext:value-type="float">
            <text:p>2399.26337416905</text:p>
          </table:table-cell>
          <table:table-cell office:value-type="float" office:value="2388.28582813192" calcext:value-type="float">
            <text:p>2388.28582813192</text:p>
          </table:table-cell>
          <table:table-cell office:value-type="float" office:value="2399.59376025105" calcext:value-type="float">
            <text:p>2399.59376025105</text:p>
          </table:table-cell>
          <table:table-cell office:value-type="float" office:value="285.156317512202" calcext:value-type="float">
            <text:p>285.156317512202</text:p>
          </table:table-cell>
          <table:table-cell office:value-type="float" office:value="263.605224347024" calcext:value-type="float">
            <text:p>263.605224347024</text:p>
          </table:table-cell>
          <table:table-cell office:value-type="float" office:value="624.234869191349" calcext:value-type="float">
            <text:p>624.23486919134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51" calcext:value-type="float">
            <text:p>3005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26593896312366" calcext:value-type="float">
            <text:p>0.001265938963124</text:p>
          </table:table-cell>
          <table:table-cell office:value-type="float" office:value="0.205618083966416" calcext:value-type="float">
            <text:p>0.205618083966416</text:p>
          </table:table-cell>
          <table:table-cell office:value-type="float" office:value="0.269097800509395" calcext:value-type="float">
            <text:p>0.269097800509395</text:p>
          </table:table-cell>
          <table:table-cell office:value-type="float" office:value="2.22225707188255" calcext:value-type="float">
            <text:p>2.22225707188255</text:p>
          </table:table-cell>
          <table:table-cell office:value-type="float" office:value="0.313488453696962" calcext:value-type="float">
            <text:p>0.313488453696962</text:p>
          </table:table-cell>
          <table:table-cell office:value-type="float" office:value="2.49712197420261" calcext:value-type="float">
            <text:p>2.49712197420261</text:p>
          </table:table-cell>
          <table:table-cell office:value-type="float" office:value="30.5879758952183" calcext:value-type="float">
            <text:p>30.5879758952183</text:p>
          </table:table-cell>
          <table:table-cell office:value-type="float" office:value="0.0476780042488658" calcext:value-type="float">
            <text:p>0.047678004248866</text:p>
          </table:table-cell>
          <table:table-cell office:value-type="float" office:value="34.9858143323393" calcext:value-type="float">
            <text:p>34.9858143323393</text:p>
          </table:table-cell>
          <table:table-cell office:value-type="float" office:value="1.48612868304088" calcext:value-type="float">
            <text:p>1.48612868304088</text:p>
          </table:table-cell>
          <table:table-cell office:value-type="float" office:value="10.6872296991691" calcext:value-type="float">
            <text:p>10.6872296991691</text:p>
          </table:table-cell>
          <table:table-cell office:value-type="float" office:value="0.759433585564341" calcext:value-type="float">
            <text:p>0.759433585564341</text:p>
          </table:table-cell>
          <table:table-cell office:value-type="float" office:value="2266.08647570087" calcext:value-type="float">
            <text:p>2266.08647570087</text:p>
          </table:table-cell>
          <table:table-cell office:value-type="float" office:value="2100.58437274226" calcext:value-type="float">
            <text:p>2100.58437274226</text:p>
          </table:table-cell>
          <table:table-cell office:value-type="float" office:value="2355.6553491242" calcext:value-type="float">
            <text:p>2355.6553491242</text:p>
          </table:table-cell>
          <table:table-cell office:value-type="float" office:value="2398.16750148713" calcext:value-type="float">
            <text:p>2398.16750148713</text:p>
          </table:table-cell>
          <table:table-cell office:value-type="float" office:value="2388.24190467249" calcext:value-type="float">
            <text:p>2388.24190467249</text:p>
          </table:table-cell>
          <table:table-cell office:value-type="float" office:value="2399.59679897921" calcext:value-type="float">
            <text:p>2399.59679897921</text:p>
          </table:table-cell>
          <table:table-cell office:value-type="float" office:value="283.329855135018" calcext:value-type="float">
            <text:p>283.329855135018</text:p>
          </table:table-cell>
          <table:table-cell office:value-type="float" office:value="266.246477102953" calcext:value-type="float">
            <text:p>266.246477102953</text:p>
          </table:table-cell>
          <table:table-cell office:value-type="float" office:value="642.048483059869" calcext:value-type="float">
            <text:p>642.04848305986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052" calcext:value-type="float">
            <text:p>3005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8118913997219" calcext:value-type="float">
            <text:p>0.002381189139972</text:p>
          </table:table-cell>
          <table:table-cell office:value-type="float" office:value="0.440837632935847" calcext:value-type="float">
            <text:p>0.440837632935847</text:p>
          </table:table-cell>
          <table:table-cell office:value-type="float" office:value="0.506739222005135" calcext:value-type="float">
            <text:p>0.506739222005135</text:p>
          </table:table-cell>
          <table:table-cell office:value-type="float" office:value="1.98631785118204" calcext:value-type="float">
            <text:p>1.98631785118204</text:p>
          </table:table-cell>
          <table:table-cell office:value-type="float" office:value="0.313111154039942" calcext:value-type="float">
            <text:p>0.313111154039942</text:p>
          </table:table-cell>
          <table:table-cell office:value-type="float" office:value="2.4977087838583" calcext:value-type="float">
            <text:p>2.4977087838583</text:p>
          </table:table-cell>
          <table:table-cell office:value-type="float" office:value="26.8129483640117" calcext:value-type="float">
            <text:p>26.8129483640117</text:p>
          </table:table-cell>
          <table:table-cell office:value-type="float" office:value="0.0416412097382081" calcext:value-type="float">
            <text:p>0.041641209738208</text:p>
          </table:table-cell>
          <table:table-cell office:value-type="float" office:value="34.9952032868316" calcext:value-type="float">
            <text:p>34.9952032868316</text:p>
          </table:table-cell>
          <table:table-cell office:value-type="float" office:value="2.76790022317702" calcext:value-type="float">
            <text:p>2.76790022317702</text:p>
          </table:table-cell>
          <table:table-cell office:value-type="float" office:value="9.45359420220218" calcext:value-type="float">
            <text:p>9.45359420220218</text:p>
          </table:table-cell>
          <table:table-cell office:value-type="float" office:value="1.431797039055" calcext:value-type="float">
            <text:p>1.431797039055</text:p>
          </table:table-cell>
          <table:table-cell office:value-type="float" office:value="2264.29710339211" calcext:value-type="float">
            <text:p>2264.29710339211</text:p>
          </table:table-cell>
          <table:table-cell office:value-type="float" office:value="2102.73119409714" calcext:value-type="float">
            <text:p>2102.73119409714</text:p>
          </table:table-cell>
          <table:table-cell office:value-type="float" office:value="2357.89293445454" calcext:value-type="float">
            <text:p>2357.89293445454</text:p>
          </table:table-cell>
          <table:table-cell office:value-type="float" office:value="2396.94061751835" calcext:value-type="float">
            <text:p>2396.94061751835</text:p>
          </table:table-cell>
          <table:table-cell office:value-type="float" office:value="2388.23994269327" calcext:value-type="float">
            <text:p>2388.23994269327</text:p>
          </table:table-cell>
          <table:table-cell office:value-type="float" office:value="2399.59985036826" calcext:value-type="float">
            <text:p>2399.59985036826</text:p>
          </table:table-cell>
          <table:table-cell office:value-type="float" office:value="281.201610267821" calcext:value-type="float">
            <text:p>281.201610267821</text:p>
          </table:table-cell>
          <table:table-cell office:value-type="float" office:value="269.325353526716" calcext:value-type="float">
            <text:p>269.325353526716</text:p>
          </table:table-cell>
          <table:table-cell office:value-type="float" office:value="656.340449081306" calcext:value-type="float">
            <text:p>656.340449081306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053" calcext:value-type="float">
            <text:p>3005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07269256106757" calcext:value-type="float">
            <text:p>0.010726925610676</text:p>
          </table:table-cell>
          <table:table-cell office:value-type="float" office:value="0.997978986824804" calcext:value-type="float">
            <text:p>0.997978986824804</text:p>
          </table:table-cell>
          <table:table-cell office:value-type="float" office:value="2.13423796360492" calcext:value-type="float">
            <text:p>2.13423796360492</text:p>
          </table:table-cell>
          <table:table-cell office:value-type="float" office:value="0.371182151337509" calcext:value-type="float">
            <text:p>0.371182151337509</text:p>
          </table:table-cell>
          <table:table-cell office:value-type="float" office:value="0.310600488319904" calcext:value-type="float">
            <text:p>0.310600488319904</text:p>
          </table:table-cell>
          <table:table-cell office:value-type="float" office:value="2.50172528807866" calcext:value-type="float">
            <text:p>2.50172528807866</text:p>
          </table:table-cell>
          <table:table-cell office:value-type="float" office:value="0.970777166497376" calcext:value-type="float">
            <text:p>0.970777166497376</text:p>
          </table:table-cell>
          <table:table-cell office:value-type="float" office:value="0.00147055821568744" calcext:value-type="float">
            <text:p>0.001470558215687</text:p>
          </table:table-cell>
          <table:table-cell office:value-type="float" office:value="35.0594673543557" calcext:value-type="float">
            <text:p>35.0594673543557</text:p>
          </table:table-cell>
          <table:table-cell office:value-type="float" office:value="11.7916174068718" calcext:value-type="float">
            <text:p>11.7916174068718</text:p>
          </table:table-cell>
          <table:table-cell office:value-type="float" office:value="1.02256080855921" calcext:value-type="float">
            <text:p>1.02256080855921</text:p>
          </table:table-cell>
          <table:table-cell office:value-type="float" office:value="7.63056317137371" calcext:value-type="float">
            <text:p>7.63056317137371</text:p>
          </table:table-cell>
          <table:table-cell office:value-type="float" office:value="2251.79156046844" calcext:value-type="float">
            <text:p>2251.79156046844</text:p>
          </table:table-cell>
          <table:table-cell office:value-type="float" office:value="2116.69732517589" calcext:value-type="float">
            <text:p>2116.69732517589</text:p>
          </table:table-cell>
          <table:table-cell office:value-type="float" office:value="2372.41159744307" calcext:value-type="float">
            <text:p>2372.41159744307</text:p>
          </table:table-cell>
          <table:table-cell office:value-type="float" office:value="2388.54191189741" calcext:value-type="float">
            <text:p>2388.54191189741</text:p>
          </table:table-cell>
          <table:table-cell office:value-type="float" office:value="2388.2268872497" calcext:value-type="float">
            <text:p>2388.2268872497</text:p>
          </table:table-cell>
          <table:table-cell office:value-type="float" office:value="2399.62073620848" calcext:value-type="float">
            <text:p>2399.62073620848</text:p>
          </table:table-cell>
          <table:table-cell office:value-type="float" office:value="266.586096443815" calcext:value-type="float">
            <text:p>266.586096443815</text:p>
          </table:table-cell>
          <table:table-cell office:value-type="float" office:value="290.464766093692" calcext:value-type="float">
            <text:p>290.464766093692</text:p>
          </table:table-cell>
          <table:table-cell office:value-type="float" office:value="758.279153472881" calcext:value-type="float">
            <text:p>758.27915347288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054" calcext:value-type="float">
            <text:p>3005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90937736318554" calcext:value-type="float">
            <text:p>0.000290937736319</text:p>
          </table:table-cell>
          <table:table-cell office:value-type="float" office:value="0.00330613426208234" calcext:value-type="float">
            <text:p>0.003306134262082</text:p>
          </table:table-cell>
          <table:table-cell office:value-type="float" office:value="0.0570277222464754" calcext:value-type="float">
            <text:p>0.057027722246475</text:p>
          </table:table-cell>
          <table:table-cell office:value-type="float" office:value="2.43275783357508" calcext:value-type="float">
            <text:p>2.43275783357508</text:p>
          </table:table-cell>
          <table:table-cell office:value-type="float" office:value="0.321677739797555" calcext:value-type="float">
            <text:p>0.321677739797555</text:p>
          </table:table-cell>
          <table:table-cell office:value-type="float" office:value="2.49654012111519" calcext:value-type="float">
            <text:p>2.49654012111519</text:p>
          </table:table-cell>
          <table:table-cell office:value-type="float" office:value="33.9559880822998" calcext:value-type="float">
            <text:p>33.9559880822998</text:p>
          </table:table-cell>
          <table:table-cell office:value-type="float" office:value="0.178706581859313" calcext:value-type="float">
            <text:p>0.178706581859313</text:p>
          </table:table-cell>
          <table:table-cell office:value-type="float" office:value="34.9765046829416" calcext:value-type="float">
            <text:p>34.9765046829416</text:p>
          </table:table-cell>
          <table:table-cell office:value-type="float" office:value="3.19782321567075" calcext:value-type="float">
            <text:p>3.19782321567075</text:p>
          </table:table-cell>
          <table:table-cell office:value-type="float" office:value="117.429136273667" calcext:value-type="float">
            <text:p>117.429136273667</text:p>
          </table:table-cell>
          <table:table-cell office:value-type="float" office:value="0.159688224284461" calcext:value-type="float">
            <text:p>0.159688224284461</text:p>
          </table:table-cell>
          <table:table-cell office:value-type="float" office:value="2267.64278705252" calcext:value-type="float">
            <text:p>2267.64278705252</text:p>
          </table:table-cell>
          <table:table-cell office:value-type="float" office:value="2098.73844674162" calcext:value-type="float">
            <text:p>2098.73844674162</text:p>
          </table:table-cell>
          <table:table-cell office:value-type="float" office:value="2352.81261773065" calcext:value-type="float">
            <text:p>2352.81261773065</text:p>
          </table:table-cell>
          <table:table-cell office:value-type="float" office:value="2399.26210544912" calcext:value-type="float">
            <text:p>2399.26210544912</text:p>
          </table:table-cell>
          <table:table-cell office:value-type="float" office:value="2388.28448896143" calcext:value-type="float">
            <text:p>2388.28448896143</text:p>
          </table:table-cell>
          <table:table-cell office:value-type="float" office:value="2399.59377334433" calcext:value-type="float">
            <text:p>2399.59377334433</text:p>
          </table:table-cell>
          <table:table-cell office:value-type="float" office:value="285.156362427616" calcext:value-type="float">
            <text:p>285.156362427616</text:p>
          </table:table-cell>
          <table:table-cell office:value-type="float" office:value="263.605018329603" calcext:value-type="float">
            <text:p>263.605018329603</text:p>
          </table:table-cell>
          <table:table-cell office:value-type="float" office:value="624.408264589084" calcext:value-type="float">
            <text:p>624.40826458908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55" calcext:value-type="float">
            <text:p>3005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29063623806194" calcext:value-type="float">
            <text:p>0.001290636238062</text:p>
          </table:table-cell>
          <table:table-cell office:value-type="float" office:value="0.211791971438487" calcext:value-type="float">
            <text:p>0.211791971438487</text:p>
          </table:table-cell>
          <table:table-cell office:value-type="float" office:value="0.274404050803957" calcext:value-type="float">
            <text:p>0.274404050803957</text:p>
          </table:table-cell>
          <table:table-cell office:value-type="float" office:value="2.21697620792306" calcext:value-type="float">
            <text:p>2.21697620792306</text:p>
          </table:table-cell>
          <table:table-cell office:value-type="float" office:value="0.313479978627041" calcext:value-type="float">
            <text:p>0.313479978627041</text:p>
          </table:table-cell>
          <table:table-cell office:value-type="float" office:value="2.49713510857157" calcext:value-type="float">
            <text:p>2.49713510857157</text:p>
          </table:table-cell>
          <table:table-cell office:value-type="float" office:value="30.5034820718649" calcext:value-type="float">
            <text:p>30.5034820718649</text:p>
          </table:table-cell>
          <table:table-cell office:value-type="float" office:value="0.0475424031286518" calcext:value-type="float">
            <text:p>0.047542403128652</text:p>
          </table:table-cell>
          <table:table-cell office:value-type="float" office:value="34.9860244822411" calcext:value-type="float">
            <text:p>34.9860244822411</text:p>
          </table:table-cell>
          <table:table-cell office:value-type="float" office:value="14.0574403883747" calcext:value-type="float">
            <text:p>14.0574403883747</text:p>
          </table:table-cell>
          <table:table-cell office:value-type="float" office:value="106.532665155589" calcext:value-type="float">
            <text:p>106.532665155589</text:p>
          </table:table-cell>
          <table:table-cell office:value-type="float" office:value="0.774284648467682" calcext:value-type="float">
            <text:p>0.774284648467682</text:p>
          </table:table-cell>
          <table:table-cell office:value-type="float" office:value="2266.04643532731" calcext:value-type="float">
            <text:p>2266.04643532731</text:p>
          </table:table-cell>
          <table:table-cell office:value-type="float" office:value="2100.63272901274" calcext:value-type="float">
            <text:p>2100.63272901274</text:p>
          </table:table-cell>
          <table:table-cell office:value-type="float" office:value="2355.70353406142" calcext:value-type="float">
            <text:p>2355.70353406142</text:p>
          </table:table-cell>
          <table:table-cell office:value-type="float" office:value="2398.14004098715" calcext:value-type="float">
            <text:p>2398.14004098715</text:p>
          </table:table-cell>
          <table:table-cell office:value-type="float" office:value="2388.24186059482" calcext:value-type="float">
            <text:p>2388.24186059482</text:p>
          </table:table-cell>
          <table:table-cell office:value-type="float" office:value="2399.59686727052" calcext:value-type="float">
            <text:p>2399.59686727052</text:p>
          </table:table-cell>
          <table:table-cell office:value-type="float" office:value="283.282046418967" calcext:value-type="float">
            <text:p>283.282046418967</text:p>
          </table:table-cell>
          <table:table-cell office:value-type="float" office:value="266.315350453373" calcext:value-type="float">
            <text:p>266.315350453373</text:p>
          </table:table-cell>
          <table:table-cell office:value-type="float" office:value="642.352405197758" calcext:value-type="float">
            <text:p>642.35240519775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056" calcext:value-type="float">
            <text:p>3005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4725597148472" calcext:value-type="float">
            <text:p>0.002472559714847</text:p>
          </table:table-cell>
          <table:table-cell office:value-type="float" office:value="0.462187518503655" calcext:value-type="float">
            <text:p>0.462187518503655</text:p>
          </table:table-cell>
          <table:table-cell office:value-type="float" office:value="0.525968358847177" calcext:value-type="float">
            <text:p>0.525968358847177</text:p>
          </table:table-cell>
          <table:table-cell office:value-type="float" office:value="1.96721502613506" calcext:value-type="float">
            <text:p>1.96721502613506</text:p>
          </table:table-cell>
          <table:table-cell office:value-type="float" office:value="0.313080726432941" calcext:value-type="float">
            <text:p>0.313080726432941</text:p>
          </table:table-cell>
          <table:table-cell office:value-type="float" office:value="2.49775629405162" calcext:value-type="float">
            <text:p>2.49775629405162</text:p>
          </table:table-cell>
          <table:table-cell office:value-type="float" office:value="26.5073031632603" calcext:value-type="float">
            <text:p>26.5073031632603</text:p>
          </table:table-cell>
          <table:table-cell office:value-type="float" office:value="0.0411543680262625" calcext:value-type="float">
            <text:p>0.041154368026263</text:p>
          </table:table-cell>
          <table:table-cell office:value-type="float" office:value="34.9959634499253" calcext:value-type="float">
            <text:p>34.9959634499253</text:p>
          </table:table-cell>
          <table:table-cell office:value-type="float" office:value="26.623607902059" calcext:value-type="float">
            <text:p>26.623607902059</text:p>
          </table:table-cell>
          <table:table-cell office:value-type="float" office:value="93.4152233114969" calcext:value-type="float">
            <text:p>93.4152233114969</text:p>
          </table:table-cell>
          <table:table-cell office:value-type="float" office:value="1.48557785580812" calcext:value-type="float">
            <text:p>1.48557785580812</text:p>
          </table:table-cell>
          <table:table-cell office:value-type="float" office:value="2264.15176888199" calcext:value-type="float">
            <text:p>2264.15176888199</text:p>
          </table:table-cell>
          <table:table-cell office:value-type="float" office:value="2102.90376366198" calcext:value-type="float">
            <text:p>2102.90376366198</text:p>
          </table:table-cell>
          <table:table-cell office:value-type="float" office:value="2358.07137594801" calcext:value-type="float">
            <text:p>2358.07137594801</text:p>
          </table:table-cell>
          <table:table-cell office:value-type="float" office:value="2396.84128284578" calcext:value-type="float">
            <text:p>2396.84128284578</text:p>
          </table:table-cell>
          <table:table-cell office:value-type="float" office:value="2388.23978448736" calcext:value-type="float">
            <text:p>2388.23978448736</text:p>
          </table:table-cell>
          <table:table-cell office:value-type="float" office:value="2399.60009743895" calcext:value-type="float">
            <text:p>2399.60009743895</text:p>
          </table:table-cell>
          <table:table-cell office:value-type="float" office:value="281.029095759001" calcext:value-type="float">
            <text:p>281.029095759001</text:p>
          </table:table-cell>
          <table:table-cell office:value-type="float" office:value="269.574739532621" calcext:value-type="float">
            <text:p>269.574739532621</text:p>
          </table:table-cell>
          <table:table-cell office:value-type="float" office:value="657.495945052718" calcext:value-type="float">
            <text:p>657.49594505271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057" calcext:value-type="float">
            <text:p>3005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988461585182314" calcext:value-type="float">
            <text:p>0.009884615851823</text:p>
          </table:table-cell>
          <table:table-cell office:value-type="float" office:value="1.90565713215482" calcext:value-type="float">
            <text:p>1.90565713215482</text:p>
          </table:table-cell>
          <table:table-cell office:value-type="float" office:value="1.9810871625135" calcext:value-type="float">
            <text:p>1.9810871625135</text:p>
          </table:table-cell>
          <table:table-cell office:value-type="float" office:value="0.52309963300685" calcext:value-type="float">
            <text:p>0.52309963300685</text:p>
          </table:table-cell>
          <table:table-cell office:value-type="float" office:value="0.31083140965603" calcext:value-type="float">
            <text:p>0.31083140965603</text:p>
          </table:table-cell>
          <table:table-cell office:value-type="float" office:value="2.50134753994509" calcext:value-type="float">
            <text:p>2.50134753994509</text:p>
          </table:table-cell>
          <table:table-cell office:value-type="float" office:value="3.40145687320848" calcext:value-type="float">
            <text:p>3.40145687320848</text:p>
          </table:table-cell>
          <table:table-cell office:value-type="float" office:value="0.00516529959532207" calcext:value-type="float">
            <text:p>0.005165299595322</text:p>
          </table:table-cell>
          <table:table-cell office:value-type="float" office:value="35.0534233842203" calcext:value-type="float">
            <text:p>35.0534233842203</text:p>
          </table:table-cell>
          <table:table-cell office:value-type="float" office:value="99.2782845387143" calcext:value-type="float">
            <text:p>99.2782845387143</text:p>
          </table:table-cell>
          <table:table-cell office:value-type="float" office:value="17.5650863935598" calcext:value-type="float">
            <text:p>17.5650863935598</text:p>
          </table:table-cell>
          <table:table-cell office:value-type="float" office:value="5.6055182865462" calcext:value-type="float">
            <text:p>5.6055182865462</text:p>
          </table:table-cell>
          <table:table-cell office:value-type="float" office:value="2252.98794032099" calcext:value-type="float">
            <text:p>2252.98794032099</text:p>
          </table:table-cell>
          <table:table-cell office:value-type="float" office:value="2115.43549243901" calcext:value-type="float">
            <text:p>2115.43549243901</text:p>
          </table:table-cell>
          <table:table-cell office:value-type="float" office:value="2371.10969212302" calcext:value-type="float">
            <text:p>2371.10969212302</text:p>
          </table:table-cell>
          <table:table-cell office:value-type="float" office:value="2389.33188279951" calcext:value-type="float">
            <text:p>2389.33188279951</text:p>
          </table:table-cell>
          <table:table-cell office:value-type="float" office:value="2388.22808803807" calcext:value-type="float">
            <text:p>2388.22808803807</text:p>
          </table:table-cell>
          <table:table-cell office:value-type="float" office:value="2399.61877191556" calcext:value-type="float">
            <text:p>2399.61877191556</text:p>
          </table:table-cell>
          <table:table-cell office:value-type="float" office:value="267.964552783052" calcext:value-type="float">
            <text:p>267.964552783052</text:p>
          </table:table-cell>
          <table:table-cell office:value-type="float" office:value="288.472219549864" calcext:value-type="float">
            <text:p>288.472219549864</text:p>
          </table:table-cell>
          <table:table-cell office:value-type="float" office:value="748.465138193757" calcext:value-type="float">
            <text:p>748.46513819375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058" calcext:value-type="float">
            <text:p>3005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5053403382947" calcext:value-type="float">
            <text:p>1.5053403382947</text:p>
          </table:table-cell>
          <table:table-cell office:value-type="float" office:value="3.55724277452322" calcext:value-type="float">
            <text:p>3.55724277452322</text:p>
          </table:table-cell>
          <table:table-cell office:value-type="float" office:value="3.67887173269689" calcext:value-type="float">
            <text:p>3.67887173269689</text:p>
          </table:table-cell>
          <table:table-cell office:value-type="float" office:value="0.321513689495597" calcext:value-type="float">
            <text:p>0.321513689495597</text:p>
          </table:table-cell>
          <table:table-cell office:value-type="float" office:value="0.310525219687459" calcext:value-type="float">
            <text:p>0.310525219687459</text:p>
          </table:table-cell>
          <table:table-cell office:value-type="float" office:value="2.50184878872257" calcext:value-type="float">
            <text:p>2.50184878872257</text:p>
          </table:table-cell>
          <table:table-cell office:value-type="float" office:value="0.176081777028633" calcext:value-type="float">
            <text:p>0.176081777028633</text:p>
          </table:table-cell>
          <table:table-cell office:value-type="float" office:value="0.000266260098376757" calcext:value-type="float">
            <text:p>0.000266260098377</text:p>
          </table:table-cell>
          <table:table-cell office:value-type="float" office:value="35.0614433646602" calcext:value-type="float">
            <text:p>35.0614433646602</text:p>
          </table:table-cell>
          <table:table-cell office:value-type="float" office:value="110.096406874341" calcext:value-type="float">
            <text:p>110.096406874341</text:p>
          </table:table-cell>
          <table:table-cell office:value-type="float" office:value="7.01575905737281" calcext:value-type="float">
            <text:p>7.01575905737281</text:p>
          </table:table-cell>
          <table:table-cell office:value-type="float" office:value="10.5054267822131" calcext:value-type="float">
            <text:p>10.5054267822131</text:p>
          </table:table-cell>
          <table:table-cell office:value-type="float" office:value="2251.40100349128" calcext:value-type="float">
            <text:p>2251.40100349128</text:p>
          </table:table-cell>
          <table:table-cell office:value-type="float" office:value="2117.1077616232" calcext:value-type="float">
            <text:p>2117.1077616232</text:p>
          </table:table-cell>
          <table:table-cell office:value-type="float" office:value="2372.86989185279" calcext:value-type="float">
            <text:p>2372.86989185279</text:p>
          </table:table-cell>
          <table:table-cell office:value-type="float" office:value="2388.2836358914" calcext:value-type="float">
            <text:p>2388.2836358914</text:p>
          </table:table-cell>
          <table:table-cell office:value-type="float" office:value="2388.22649584838" calcext:value-type="float">
            <text:p>2388.22649584838</text:p>
          </table:table-cell>
          <table:table-cell office:value-type="float" office:value="2399.62137840736" calcext:value-type="float">
            <text:p>2399.62137840736</text:p>
          </table:table-cell>
          <table:table-cell office:value-type="float" office:value="266.138329911027" calcext:value-type="float">
            <text:p>266.138329911027</text:p>
          </table:table-cell>
          <table:table-cell office:value-type="float" office:value="291.116573047457" calcext:value-type="float">
            <text:p>291.116573047457</text:p>
          </table:table-cell>
          <table:table-cell office:value-type="float" office:value="761.766610271489" calcext:value-type="float">
            <text:p>761.76661027148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059" calcext:value-type="float">
            <text:p>3005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" calcext:value-type="float">
            <text:p>31536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81121250632919" calcext:value-type="float">
            <text:p>7.81121250632919</text:p>
          </table:table-cell>
          <table:table-cell office:value-type="float" office:value="7.50175611163958" calcext:value-type="float">
            <text:p>7.50175611163958</text:p>
          </table:table-cell>
          <table:table-cell office:value-type="float" office:value="9.98622941501555" calcext:value-type="float">
            <text:p>9.98622941501555</text:p>
          </table:table-cell>
          <table:table-cell office:value-type="float" office:value="0.321513689495633" calcext:value-type="float">
            <text:p>0.321513689495633</text:p>
          </table:table-cell>
          <table:table-cell office:value-type="float" office:value="0.310525219687497" calcext:value-type="float">
            <text:p>0.310525219687497</text:p>
          </table:table-cell>
          <table:table-cell office:value-type="float" office:value="2.50184878872197" calcext:value-type="float">
            <text:p>2.50184878872197</text:p>
          </table:table-cell>
          <table:table-cell office:value-type="float" office:value="0.176081777028575" calcext:value-type="float">
            <text:p>0.176081777028575</text:p>
          </table:table-cell>
          <table:table-cell office:value-type="float" office:value="0.000266260098376671" calcext:value-type="float">
            <text:p>0.000266260098377</text:p>
          </table:table-cell>
          <table:table-cell office:value-type="float" office:value="35.0614433646499" calcext:value-type="float">
            <text:p>35.0614433646499</text:p>
          </table:table-cell>
          <table:table-cell office:value-type="float" office:value="120.264793358537" calcext:value-type="float">
            <text:p>120.264793358537</text:p>
          </table:table-cell>
          <table:table-cell office:value-type="float" office:value="7.60790849153121" calcext:value-type="float">
            <text:p>7.60790849153121</text:p>
          </table:table-cell>
          <table:table-cell office:value-type="float" office:value="75.4881747348876" calcext:value-type="float">
            <text:p>75.4881747348876</text:p>
          </table:table-cell>
          <table:table-cell office:value-type="float" office:value="2251.40125478973" calcext:value-type="float">
            <text:p>2251.40125478973</text:p>
          </table:table-cell>
          <table:table-cell office:value-type="float" office:value="2117.10778075183" calcext:value-type="float">
            <text:p>2117.10778075183</text:p>
          </table:table-cell>
          <table:table-cell office:value-type="float" office:value="2372.87568696024" calcext:value-type="float">
            <text:p>2372.87568696024</text:p>
          </table:table-cell>
          <table:table-cell office:value-type="float" office:value="2388.28363589137" calcext:value-type="float">
            <text:p>2388.28363589137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3" calcext:value-type="float">
            <text:p>2399.62137840733</text:p>
          </table:table-cell>
          <table:table-cell office:value-type="float" office:value="266.138831748222" calcext:value-type="float">
            <text:p>266.138831748222</text:p>
          </table:table-cell>
          <table:table-cell office:value-type="float" office:value="291.11660345299" calcext:value-type="float">
            <text:p>291.11660345299</text:p>
          </table:table-cell>
          <table:table-cell office:value-type="float" office:value="761.810863622728" calcext:value-type="float">
            <text:p>761.81086362272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060" calcext:value-type="float">
            <text:p>3006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187752119434145" calcext:value-type="float">
            <text:p>1.87752119434145E-05</text:p>
          </table:table-cell>
          <table:table-cell office:value-type="float" office:value="0.00322824051099108" calcext:value-type="float">
            <text:p>0.003228240510991</text:p>
          </table:table-cell>
          <table:table-cell office:value-type="float" office:value="0.0000313163474333835" calcext:value-type="float">
            <text:p>3.13163474333835E-05</text:p>
          </table:table-cell>
          <table:table-cell office:value-type="float" office:value="2.49144192123364" calcext:value-type="float">
            <text:p>2.49144192123364</text:p>
          </table:table-cell>
          <table:table-cell office:value-type="float" office:value="0.427679575791526" calcext:value-type="float">
            <text:p>0.427679575791526</text:p>
          </table:table-cell>
          <table:table-cell office:value-type="float" office:value="2.49560772118319" calcext:value-type="float">
            <text:p>2.49560772118319</text:p>
          </table:table-cell>
          <table:table-cell office:value-type="float" office:value="34.8949334848366" calcext:value-type="float">
            <text:p>34.8949334848366</text:p>
          </table:table-cell>
          <table:table-cell office:value-type="float" office:value="1.87473595776281" calcext:value-type="float">
            <text:p>1.87473595776281</text:p>
          </table:table-cell>
          <table:table-cell office:value-type="float" office:value="34.9615862840294" calcext:value-type="float">
            <text:p>34.9615862840294</text:p>
          </table:table-cell>
          <table:table-cell office:value-type="float" office:value="0.0000139195554824659" calcext:value-type="float">
            <text:p>1.39195554824659E-05</text:p>
          </table:table-cell>
          <table:table-cell office:value-type="float" office:value="0.00465258962382843" calcext:value-type="float">
            <text:p>0.004652589623828</text:p>
          </table:table-cell>
          <table:table-cell office:value-type="float" office:value="0.0000156789535248331" calcext:value-type="float">
            <text:p>1.56789535248331E-05</text:p>
          </table:table-cell>
          <table:table-cell office:value-type="float" office:value="2267.6467323086" calcext:value-type="float">
            <text:p>2267.6467323086</text:p>
          </table:table-cell>
          <table:table-cell office:value-type="float" office:value="2099.45849085602" calcext:value-type="float">
            <text:p>2099.45849085602</text:p>
          </table:table-cell>
          <table:table-cell office:value-type="float" office:value="2341.18625079247" calcext:value-type="float">
            <text:p>2341.18625079247</text:p>
          </table:table-cell>
          <table:table-cell office:value-type="float" office:value="2399.5672626961" calcext:value-type="float">
            <text:p>2399.5672626961</text:p>
          </table:table-cell>
          <table:table-cell office:value-type="float" office:value="2388.83569849984" calcext:value-type="float">
            <text:p>2388.83569849984</text:p>
          </table:table-cell>
          <table:table-cell office:value-type="float" office:value="2399.58892485585" calcext:value-type="float">
            <text:p>2399.58892485585</text:p>
          </table:table-cell>
          <table:table-cell office:value-type="float" office:value="284.732178381595" calcext:value-type="float">
            <text:p>284.732178381595</text:p>
          </table:table-cell>
          <table:table-cell office:value-type="float" office:value="264.233042125444" calcext:value-type="float">
            <text:p>264.233042125444</text:p>
          </table:table-cell>
          <table:table-cell office:value-type="float" office:value="558.012616927532" calcext:value-type="float">
            <text:p>558.01261692753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1" calcext:value-type="float">
            <text:p>3006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1186325816971" calcext:value-type="float">
            <text:p>3.01186325816971E-05</text:p>
          </table:table-cell>
          <table:table-cell office:value-type="float" office:value="0.00322840020590875" calcext:value-type="float">
            <text:p>0.003228400205909</text:p>
          </table:table-cell>
          <table:table-cell office:value-type="float" office:value="0.0000917338555025313" calcext:value-type="float">
            <text:p>9.17338555025313E-05</text:p>
          </table:table-cell>
          <table:table-cell office:value-type="float" office:value="2.48900719835422" calcext:value-type="float">
            <text:p>2.48900719835422</text:p>
          </table:table-cell>
          <table:table-cell office:value-type="float" office:value="0.425147726613681" calcext:value-type="float">
            <text:p>0.425147726613681</text:p>
          </table:table-cell>
          <table:table-cell office:value-type="float" office:value="2.49563254852896" calcext:value-type="float">
            <text:p>2.49563254852896</text:p>
          </table:table-cell>
          <table:table-cell office:value-type="float" office:value="34.8559779187677" calcext:value-type="float">
            <text:p>34.8559779187677</text:p>
          </table:table-cell>
          <table:table-cell office:value-type="float" office:value="1.83422637091921" calcext:value-type="float">
            <text:p>1.83422637091921</text:p>
          </table:table-cell>
          <table:table-cell office:value-type="float" office:value="34.9619835215636" calcext:value-type="float">
            <text:p>34.9619835215636</text:p>
          </table:table-cell>
          <table:table-cell office:value-type="float" office:value="0.0000475794456201034" calcext:value-type="float">
            <text:p>4.75794456201034E-05</text:p>
          </table:table-cell>
          <table:table-cell office:value-type="float" office:value="0.00466075734449492" calcext:value-type="float">
            <text:p>0.004660757344495</text:p>
          </table:table-cell>
          <table:table-cell office:value-type="float" office:value="0.0000778077591280139" calcext:value-type="float">
            <text:p>7.78077591280139E-05</text:p>
          </table:table-cell>
          <table:table-cell office:value-type="float" office:value="2267.63904800151" calcext:value-type="float">
            <text:p>2267.63904800151</text:p>
          </table:table-cell>
          <table:table-cell office:value-type="float" office:value="2099.45088910302" calcext:value-type="float">
            <text:p>2099.45088910302</text:p>
          </table:table-cell>
          <table:table-cell office:value-type="float" office:value="2341.47915820483" calcext:value-type="float">
            <text:p>2341.47915820483</text:p>
          </table:table-cell>
          <table:table-cell office:value-type="float" office:value="2399.55460212519" calcext:value-type="float">
            <text:p>2399.55460212519</text:p>
          </table:table-cell>
          <table:table-cell office:value-type="float" office:value="2388.82253287222" calcext:value-type="float">
            <text:p>2388.82253287222</text:p>
          </table:table-cell>
          <table:table-cell office:value-type="float" office:value="2399.58905394608" calcext:value-type="float">
            <text:p>2399.58905394608</text:p>
          </table:table-cell>
          <table:table-cell office:value-type="float" office:value="284.733427291905" calcext:value-type="float">
            <text:p>284.733427291905</text:p>
          </table:table-cell>
          <table:table-cell office:value-type="float" office:value="264.231552603897" calcext:value-type="float">
            <text:p>264.231552603897</text:p>
          </table:table-cell>
          <table:table-cell office:value-type="float" office:value="559.576183375408" calcext:value-type="float">
            <text:p>559.57618337540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2" calcext:value-type="float">
            <text:p>3006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5031340604689" calcext:value-type="float">
            <text:p>3.05031340604689E-05</text:p>
          </table:table-cell>
          <table:table-cell office:value-type="float" office:value="0.00322855534283343" calcext:value-type="float">
            <text:p>0.003228555342833</text:p>
          </table:table-cell>
          <table:table-cell office:value-type="float" office:value="0.000166090258465457" calcext:value-type="float">
            <text:p>0.000166090258465</text:p>
          </table:table-cell>
          <table:table-cell office:value-type="float" office:value="2.48892433517446" calcext:value-type="float">
            <text:p>2.48892433517446</text:p>
          </table:table-cell>
          <table:table-cell office:value-type="float" office:value="0.424970592720126" calcext:value-type="float">
            <text:p>0.424970592720126</text:p>
          </table:table-cell>
          <table:table-cell office:value-type="float" office:value="2.49563406898907" calcext:value-type="float">
            <text:p>2.49563406898907</text:p>
          </table:table-cell>
          <table:table-cell office:value-type="float" office:value="34.8546521078911" calcext:value-type="float">
            <text:p>34.8546521078911</text:p>
          </table:table-cell>
          <table:table-cell office:value-type="float" office:value="1.83139222862181" calcext:value-type="float">
            <text:p>1.83139222862181</text:p>
          </table:table-cell>
          <table:table-cell office:value-type="float" office:value="34.9620078489248" calcext:value-type="float">
            <text:p>34.9620078489248</text:p>
          </table:table-cell>
          <table:table-cell office:value-type="float" office:value="0.0000844078652567501" calcext:value-type="float">
            <text:p>8.44078652567501E-05</text:p>
          </table:table-cell>
          <table:table-cell office:value-type="float" office:value="0.0046696671331546" calcext:value-type="float">
            <text:p>0.004669667133155</text:p>
          </table:table-cell>
          <table:table-cell office:value-type="float" office:value="0.000154073788341704" calcext:value-type="float">
            <text:p>0.000154073788342</text:p>
          </table:table-cell>
          <table:table-cell office:value-type="float" office:value="2267.63943263605" calcext:value-type="float">
            <text:p>2267.63943263605</text:p>
          </table:table-cell>
          <table:table-cell office:value-type="float" office:value="2099.44956929541" calcext:value-type="float">
            <text:p>2099.44956929541</text:p>
          </table:table-cell>
          <table:table-cell office:value-type="float" office:value="2341.50534139164" calcext:value-type="float">
            <text:p>2341.50534139164</text:p>
          </table:table-cell>
          <table:table-cell office:value-type="float" office:value="2399.55417127638" calcext:value-type="float">
            <text:p>2399.55417127638</text:p>
          </table:table-cell>
          <table:table-cell office:value-type="float" office:value="2388.82161181553" calcext:value-type="float">
            <text:p>2388.82161181553</text:p>
          </table:table-cell>
          <table:table-cell office:value-type="float" office:value="2399.58906189225" calcext:value-type="float">
            <text:p>2399.58906189225</text:p>
          </table:table-cell>
          <table:table-cell office:value-type="float" office:value="284.734872715076" calcext:value-type="float">
            <text:p>284.734872715076</text:p>
          </table:table-cell>
          <table:table-cell office:value-type="float" office:value="264.230337765184" calcext:value-type="float">
            <text:p>264.230337765184</text:p>
          </table:table-cell>
          <table:table-cell office:value-type="float" office:value="559.716229836908" calcext:value-type="float">
            <text:p>559.71622983690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3" calcext:value-type="float">
            <text:p>3006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2665073278506" calcext:value-type="float">
            <text:p>3.32665073278506E-05</text:p>
          </table:table-cell>
          <table:table-cell office:value-type="float" office:value="0.00322967887841342" calcext:value-type="float">
            <text:p>0.003229678878413</text:p>
          </table:table-cell>
          <table:table-cell office:value-type="float" office:value="0.000715268665070935" calcext:value-type="float">
            <text:p>0.000715268665071</text:p>
          </table:table-cell>
          <table:table-cell office:value-type="float" office:value="2.48832873348659" calcext:value-type="float">
            <text:p>2.48832873348659</text:p>
          </table:table-cell>
          <table:table-cell office:value-type="float" office:value="0.42369231558975" calcext:value-type="float">
            <text:p>0.42369231558975</text:p>
          </table:table-cell>
          <table:table-cell office:value-type="float" office:value="2.49564503542802" calcext:value-type="float">
            <text:p>2.49564503542802</text:p>
          </table:table-cell>
          <table:table-cell office:value-type="float" office:value="34.8451224808843" calcext:value-type="float">
            <text:p>34.8451224808843</text:p>
          </table:table-cell>
          <table:table-cell office:value-type="float" office:value="1.81093979453481" calcext:value-type="float">
            <text:p>1.81093979453481</text:p>
          </table:table-cell>
          <table:table-cell office:value-type="float" office:value="34.962183311947" calcext:value-type="float">
            <text:p>34.962183311947</text:p>
          </table:table-cell>
          <table:table-cell office:value-type="float" office:value="0.00035466720958419" calcext:value-type="float">
            <text:p>0.000354667209584</text:p>
          </table:table-cell>
          <table:table-cell office:value-type="float" office:value="0.00473502963124568" calcext:value-type="float">
            <text:p>0.004735029631246</text:p>
          </table:table-cell>
          <table:table-cell office:value-type="float" office:value="0.000713779870023947" calcext:value-type="float">
            <text:p>0.000713779870024</text:p>
          </table:table-cell>
          <table:table-cell office:value-type="float" office:value="2267.64250203453" calcext:value-type="float">
            <text:p>2267.64250203453</text:p>
          </table:table-cell>
          <table:table-cell office:value-type="float" office:value="2099.44004609192" calcext:value-type="float">
            <text:p>2099.44004609192</text:p>
          </table:table-cell>
          <table:table-cell office:value-type="float" office:value="2341.70117045922" calcext:value-type="float">
            <text:p>2341.70117045922</text:p>
          </table:table-cell>
          <table:table-cell office:value-type="float" office:value="2399.55107411828" calcext:value-type="float">
            <text:p>2399.55107411828</text:p>
          </table:table-cell>
          <table:table-cell office:value-type="float" office:value="2388.81496474526" calcext:value-type="float">
            <text:p>2388.81496474526</text:p>
          </table:table-cell>
          <table:table-cell office:value-type="float" office:value="2399.58911888838" calcext:value-type="float">
            <text:p>2399.58911888838</text:p>
          </table:table-cell>
          <table:table-cell office:value-type="float" office:value="284.745924768164" calcext:value-type="float">
            <text:p>284.745924768164</text:p>
          </table:table-cell>
          <table:table-cell office:value-type="float" office:value="264.221573023299" calcext:value-type="float">
            <text:p>264.221573023299</text:p>
          </table:table-cell>
          <table:table-cell office:value-type="float" office:value="560.765052445677" calcext:value-type="float">
            <text:p>560.76505244567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47544572674304" calcext:value-type="float">
            <text:p>3.47544572674304E-05</text:p>
          </table:table-cell>
          <table:table-cell office:value-type="float" office:value="0.00323083829321005" calcext:value-type="float">
            <text:p>0.00323083829321</text:p>
          </table:table-cell>
          <table:table-cell office:value-type="float" office:value="0.000985850597690853" calcext:value-type="float">
            <text:p>0.000985850597691</text:p>
          </table:table-cell>
          <table:table-cell office:value-type="float" office:value="2.488010550633" calcext:value-type="float">
            <text:p>2.488010550633</text:p>
          </table:table-cell>
          <table:table-cell office:value-type="float" office:value="0.422669780959393" calcext:value-type="float">
            <text:p>0.422669780959393</text:p>
          </table:table-cell>
          <table:table-cell office:value-type="float" office:value="2.49565341610273" calcext:value-type="float">
            <text:p>2.49565341610273</text:p>
          </table:table-cell>
          <table:table-cell office:value-type="float" office:value="34.840031555226" calcext:value-type="float">
            <text:p>34.840031555226</text:p>
          </table:table-cell>
          <table:table-cell office:value-type="float" office:value="1.79457924044826" calcext:value-type="float">
            <text:p>1.79457924044826</text:p>
          </table:table-cell>
          <table:table-cell office:value-type="float" office:value="34.9623174027417" calcext:value-type="float">
            <text:p>34.9623174027417</text:p>
          </table:table-cell>
          <table:table-cell office:value-type="float" office:value="0.000640818843261724" calcext:value-type="float">
            <text:p>0.000640818843262</text:p>
          </table:table-cell>
          <table:table-cell office:value-type="float" office:value="0.00480419412354176" calcext:value-type="float">
            <text:p>0.004804194123542</text:p>
          </table:table-cell>
          <table:table-cell office:value-type="float" office:value="0.0013074025960772" calcext:value-type="float">
            <text:p>0.001307402596077</text:p>
          </table:table-cell>
          <table:table-cell office:value-type="float" office:value="2267.64761195488" calcext:value-type="float">
            <text:p>2267.64761195488</text:p>
          </table:table-cell>
          <table:table-cell office:value-type="float" office:value="2099.43108640062" calcext:value-type="float">
            <text:p>2099.43108640062</text:p>
          </table:table-cell>
          <table:table-cell office:value-type="float" office:value="2341.89282204956" calcext:value-type="float">
            <text:p>2341.89282204956</text:p>
          </table:table-cell>
          <table:table-cell office:value-type="float" office:value="2399.54941956663" calcext:value-type="float">
            <text:p>2399.54941956663</text:p>
          </table:table-cell>
          <table:table-cell office:value-type="float" office:value="2388.8096475644" calcext:value-type="float">
            <text:p>2388.8096475644</text:p>
          </table:table-cell>
          <table:table-cell office:value-type="float" office:value="2399.58916246708" calcext:value-type="float">
            <text:p>2399.58916246708</text:p>
          </table:table-cell>
          <table:table-cell office:value-type="float" office:value="284.759365414821" calcext:value-type="float">
            <text:p>284.759365414821</text:p>
          </table:table-cell>
          <table:table-cell office:value-type="float" office:value="264.212670996614" calcext:value-type="float">
            <text:p>264.212670996614</text:p>
          </table:table-cell>
          <table:table-cell office:value-type="float" office:value="561.793906724668" calcext:value-type="float">
            <text:p>561.79390672466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5" calcext:value-type="float">
            <text:p>3006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93605660265907" calcext:value-type="float">
            <text:p>4.93605660265907E-05</text:p>
          </table:table-cell>
          <table:table-cell office:value-type="float" office:value="0.00324479699510332" calcext:value-type="float">
            <text:p>0.003244796995103</text:p>
          </table:table-cell>
          <table:table-cell office:value-type="float" office:value="0.00399333904995801" calcext:value-type="float">
            <text:p>0.003993339049958</text:p>
          </table:table-cell>
          <table:table-cell office:value-type="float" office:value="2.48489319577239" calcext:value-type="float">
            <text:p>2.48489319577239</text:p>
          </table:table-cell>
          <table:table-cell office:value-type="float" office:value="0.411024704356263" calcext:value-type="float">
            <text:p>0.411024704356263</text:p>
          </table:table-cell>
          <table:table-cell office:value-type="float" office:value="2.4957476056712" calcext:value-type="float">
            <text:p>2.4957476056712</text:p>
          </table:table-cell>
          <table:table-cell office:value-type="float" office:value="34.7901538774561" calcext:value-type="float">
            <text:p>34.7901538774561</text:p>
          </table:table-cell>
          <table:table-cell office:value-type="float" office:value="1.60825801479808" calcext:value-type="float">
            <text:p>1.60825801479808</text:p>
          </table:table-cell>
          <table:table-cell office:value-type="float" office:value="34.9638244358371" calcext:value-type="float">
            <text:p>34.9638244358371</text:p>
          </table:table-cell>
          <table:table-cell office:value-type="float" office:value="0.00476305357778112" calcext:value-type="float">
            <text:p>0.004763053577781</text:p>
          </table:table-cell>
          <table:table-cell office:value-type="float" office:value="0.00579804264208056" calcext:value-type="float">
            <text:p>0.005798042642081</text:p>
          </table:table-cell>
          <table:table-cell office:value-type="float" office:value="0.0098564244596062" calcext:value-type="float">
            <text:p>0.009856424459606</text:p>
          </table:table-cell>
          <table:table-cell office:value-type="float" office:value="2267.74776392376" calcext:value-type="float">
            <text:p>2267.74776392376</text:p>
          </table:table-cell>
          <table:table-cell office:value-type="float" office:value="2099.32808569353" calcext:value-type="float">
            <text:p>2099.32808569353</text:p>
          </table:table-cell>
          <table:table-cell office:value-type="float" office:value="2345.02492222074" calcext:value-type="float">
            <text:p>2345.02492222074</text:p>
          </table:table-cell>
          <table:table-cell office:value-type="float" office:value="2399.53320932383" calcext:value-type="float">
            <text:p>2399.53320932383</text:p>
          </table:table-cell>
          <table:table-cell office:value-type="float" office:value="2388.74909316845" calcext:value-type="float">
            <text:p>2388.74909316845</text:p>
          </table:table-cell>
          <table:table-cell office:value-type="float" office:value="2399.5896522553" calcext:value-type="float">
            <text:p>2399.5896522553</text:p>
          </table:table-cell>
          <table:table-cell office:value-type="float" office:value="284.999975475715" calcext:value-type="float">
            <text:p>284.999975475715</text:p>
          </table:table-cell>
          <table:table-cell office:value-type="float" office:value="264.109953302439" calcext:value-type="float">
            <text:p>264.109953302439</text:p>
          </table:table-cell>
          <table:table-cell office:value-type="float" office:value="578.943655279587" calcext:value-type="float">
            <text:p>578.94365527958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6" calcext:value-type="float">
            <text:p>3006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2071624935072" calcext:value-type="float">
            <text:p>3.02071624935072E-05</text:p>
          </table:table-cell>
          <table:table-cell office:value-type="float" office:value="0.00329344302988382" calcext:value-type="float">
            <text:p>0.003293443029884</text:p>
          </table:table-cell>
          <table:table-cell office:value-type="float" office:value="0.0000939868499942144" calcext:value-type="float">
            <text:p>9.39868499942144E-05</text:p>
          </table:table-cell>
          <table:table-cell office:value-type="float" office:value="2.48927842397582" calcext:value-type="float">
            <text:p>2.48927842397582</text:p>
          </table:table-cell>
          <table:table-cell office:value-type="float" office:value="0.385938557180811" calcext:value-type="float">
            <text:p>0.385938557180811</text:p>
          </table:table-cell>
          <table:table-cell office:value-type="float" office:value="2.49592303442936" calcext:value-type="float">
            <text:p>2.49592303442936</text:p>
          </table:table-cell>
          <table:table-cell office:value-type="float" office:value="34.8603175287113" calcext:value-type="float">
            <text:p>34.8603175287113</text:p>
          </table:table-cell>
          <table:table-cell office:value-type="float" office:value="1.20687965999115" calcext:value-type="float">
            <text:p>1.20687965999115</text:p>
          </table:table-cell>
          <table:table-cell office:value-type="float" office:value="34.9666312959681" calcext:value-type="float">
            <text:p>34.9666312959681</text:p>
          </table:table-cell>
          <table:table-cell office:value-type="float" office:value="0.0000893046806547292" calcext:value-type="float">
            <text:p>8.93046806547292E-05</text:p>
          </table:table-cell>
          <table:table-cell office:value-type="float" office:value="0.0237133702416229" calcext:value-type="float">
            <text:p>0.023713370241623</text:p>
          </table:table-cell>
          <table:table-cell office:value-type="float" office:value="0.0000799372245052136" calcext:value-type="float">
            <text:p>7.99372245052136E-05</text:p>
          </table:table-cell>
          <table:table-cell office:value-type="float" office:value="2267.80322744416" calcext:value-type="float">
            <text:p>2267.80322744416</text:p>
          </table:table-cell>
          <table:table-cell office:value-type="float" office:value="2098.98078457165" calcext:value-type="float">
            <text:p>2098.98078457165</text:p>
          </table:table-cell>
          <table:table-cell office:value-type="float" office:value="2345.56622646736" calcext:value-type="float">
            <text:p>2345.56622646736</text:p>
          </table:table-cell>
          <table:table-cell office:value-type="float" office:value="2399.55601253989" calcext:value-type="float">
            <text:p>2399.55601253989</text:p>
          </table:table-cell>
          <table:table-cell office:value-type="float" office:value="2388.61864523253" calcext:value-type="float">
            <text:p>2388.61864523253</text:p>
          </table:table-cell>
          <table:table-cell office:value-type="float" office:value="2399.59056451427" calcext:value-type="float">
            <text:p>2399.59056451427</text:p>
          </table:table-cell>
          <table:table-cell office:value-type="float" office:value="285.088242642059" calcext:value-type="float">
            <text:p>285.088242642059</text:p>
          </table:table-cell>
          <table:table-cell office:value-type="float" office:value="263.712361786242" calcext:value-type="float">
            <text:p>263.712361786242</text:p>
          </table:table-cell>
          <table:table-cell office:value-type="float" office:value="581.96893754967" calcext:value-type="float">
            <text:p>581.9689375496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7" calcext:value-type="float">
            <text:p>3006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17784442515987" calcext:value-type="float">
            <text:p>3.17784442515987E-05</text:p>
          </table:table-cell>
          <table:table-cell office:value-type="float" office:value="0.0032934662188495" calcext:value-type="float">
            <text:p>0.00329346621885</text:p>
          </table:table-cell>
          <table:table-cell office:value-type="float" office:value="0.00040358413306584" calcext:value-type="float">
            <text:p>0.000403584133066</text:p>
          </table:table-cell>
          <table:table-cell office:value-type="float" office:value="2.48893702704423" calcext:value-type="float">
            <text:p>2.48893702704423</text:p>
          </table:table-cell>
          <table:table-cell office:value-type="float" office:value="0.385583020757023" calcext:value-type="float">
            <text:p>0.385583020757023</text:p>
          </table:table-cell>
          <table:table-cell office:value-type="float" office:value="2.49592651959681" calcext:value-type="float">
            <text:p>2.49592651959681</text:p>
          </table:table-cell>
          <table:table-cell office:value-type="float" office:value="34.854855177806" calcext:value-type="float">
            <text:p>34.854855177806</text:p>
          </table:table-cell>
          <table:table-cell office:value-type="float" office:value="1.20119107721079" calcext:value-type="float">
            <text:p>1.20119107721079</text:p>
          </table:table-cell>
          <table:table-cell office:value-type="float" office:value="34.9666870586473" calcext:value-type="float">
            <text:p>34.9666870586473</text:p>
          </table:table-cell>
          <table:table-cell office:value-type="float" office:value="0.000244274991251743" calcext:value-type="float">
            <text:p>0.000244274991252</text:p>
          </table:table-cell>
          <table:table-cell office:value-type="float" office:value="0.0237501272874466" calcext:value-type="float">
            <text:p>0.023750127287447</text:p>
          </table:table-cell>
          <table:table-cell office:value-type="float" office:value="0.000396502865440367" calcext:value-type="float">
            <text:p>0.00039650286544</text:p>
          </table:table-cell>
          <table:table-cell office:value-type="float" office:value="2267.80227242684" calcext:value-type="float">
            <text:p>2267.80227242684</text:p>
          </table:table-cell>
          <table:table-cell office:value-type="float" office:value="2098.97972270191" calcext:value-type="float">
            <text:p>2098.97972270191</text:p>
          </table:table-cell>
          <table:table-cell office:value-type="float" office:value="2345.61032093742" calcext:value-type="float">
            <text:p>2345.61032093742</text:p>
          </table:table-cell>
          <table:table-cell office:value-type="float" office:value="2399.55423723007" calcext:value-type="float">
            <text:p>2399.55423723007</text:p>
          </table:table-cell>
          <table:table-cell office:value-type="float" office:value="2388.61679639741" calcext:value-type="float">
            <text:p>2388.61679639741</text:p>
          </table:table-cell>
          <table:table-cell office:value-type="float" office:value="2399.59058259134" calcext:value-type="float">
            <text:p>2399.59058259134</text:p>
          </table:table-cell>
          <table:table-cell office:value-type="float" office:value="285.088684648508" calcext:value-type="float">
            <text:p>285.088684648508</text:p>
          </table:table-cell>
          <table:table-cell office:value-type="float" office:value="263.712160181662" calcext:value-type="float">
            <text:p>263.712160181662</text:p>
          </table:table-cell>
          <table:table-cell office:value-type="float" office:value="582.216455056985" calcext:value-type="float">
            <text:p>582.21645505698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8" calcext:value-type="float">
            <text:p>3006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669906815806" calcext:value-type="float">
            <text:p>3.3669906815806E-05</text:p>
          </table:table-cell>
          <table:table-cell office:value-type="float" office:value="0.00329349452595183" calcext:value-type="float">
            <text:p>0.003293494525952</text:p>
          </table:table-cell>
          <table:table-cell office:value-type="float" office:value="0.00078574856683148" calcext:value-type="float">
            <text:p>0.000785748566831</text:p>
          </table:table-cell>
          <table:table-cell office:value-type="float" office:value="2.48852599361259" calcext:value-type="float">
            <text:p>2.48852599361259</text:p>
          </table:table-cell>
          <table:table-cell office:value-type="float" office:value="0.385154727283364" calcext:value-type="float">
            <text:p>0.385154727283364</text:p>
          </table:table-cell>
          <table:table-cell office:value-type="float" office:value="2.49593071735899" calcext:value-type="float">
            <text:p>2.49593071735899</text:p>
          </table:table-cell>
          <table:table-cell office:value-type="float" office:value="34.8482786428896" calcext:value-type="float">
            <text:p>34.8482786428896</text:p>
          </table:table-cell>
          <table:table-cell office:value-type="float" office:value="1.19433838162207" calcext:value-type="float">
            <text:p>1.19433838162207</text:p>
          </table:table-cell>
          <table:table-cell office:value-type="float" office:value="34.9667542228321" calcext:value-type="float">
            <text:p>34.9667542228321</text:p>
          </table:table-cell>
          <table:table-cell office:value-type="float" office:value="0.000434480039468169" calcext:value-type="float">
            <text:p>0.000434480039468</text:p>
          </table:table-cell>
          <table:table-cell office:value-type="float" office:value="0.0237952405221556" calcext:value-type="float">
            <text:p>0.023795240522156</text:p>
          </table:table-cell>
          <table:table-cell office:value-type="float" office:value="0.000785172495302645" calcext:value-type="float">
            <text:p>0.000785172495303</text:p>
          </table:table-cell>
          <table:table-cell office:value-type="float" office:value="2267.80112464837" calcext:value-type="float">
            <text:p>2267.80112464837</text:p>
          </table:table-cell>
          <table:table-cell office:value-type="float" office:value="2098.9784415568" calcext:value-type="float">
            <text:p>2098.9784415568</text:p>
          </table:table-cell>
          <table:table-cell office:value-type="float" office:value="2345.66345872432" calcext:value-type="float">
            <text:p>2345.66345872432</text:p>
          </table:table-cell>
          <table:table-cell office:value-type="float" office:value="2399.55209987694" calcext:value-type="float">
            <text:p>2399.55209987694</text:p>
          </table:table-cell>
          <table:table-cell office:value-type="float" office:value="2388.614569292" calcext:value-type="float">
            <text:p>2388.614569292</text:p>
          </table:table-cell>
          <table:table-cell office:value-type="float" office:value="2399.59060444043" calcext:value-type="float">
            <text:p>2399.59060444043</text:p>
          </table:table-cell>
          <table:table-cell office:value-type="float" office:value="285.089221094085" calcext:value-type="float">
            <text:p>285.089221094085</text:p>
          </table:table-cell>
          <table:table-cell office:value-type="float" office:value="263.711914458989" calcext:value-type="float">
            <text:p>263.711914458989</text:p>
          </table:table-cell>
          <table:table-cell office:value-type="float" office:value="582.514906134781" calcext:value-type="float">
            <text:p>582.51490613478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69" calcext:value-type="float">
            <text:p>3006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90891705258019" calcext:value-type="float">
            <text:p>3.90891705258019E-05</text:p>
          </table:table-cell>
          <table:table-cell office:value-type="float" office:value="0.00329368362586894" calcext:value-type="float">
            <text:p>0.003293683625869</text:p>
          </table:table-cell>
          <table:table-cell office:value-type="float" office:value="0.00181739073688871" calcext:value-type="float">
            <text:p>0.001817390736889</text:p>
          </table:table-cell>
          <table:table-cell office:value-type="float" office:value="2.48734940836311" calcext:value-type="float">
            <text:p>2.48734940836311</text:p>
          </table:table-cell>
          <table:table-cell office:value-type="float" office:value="0.383862956365405" calcext:value-type="float">
            <text:p>0.383862956365405</text:p>
          </table:table-cell>
          <table:table-cell office:value-type="float" office:value="2.4959432220984" calcext:value-type="float">
            <text:p>2.4959432220984</text:p>
          </table:table-cell>
          <table:table-cell office:value-type="float" office:value="34.8294532789058" calcext:value-type="float">
            <text:p>34.8294532789058</text:p>
          </table:table-cell>
          <table:table-cell office:value-type="float" office:value="1.17367004694257" calcext:value-type="float">
            <text:p>1.17367004694257</text:p>
          </table:table-cell>
          <table:table-cell office:value-type="float" office:value="34.9669542986704" calcext:value-type="float">
            <text:p>34.9669542986704</text:p>
          </table:table-cell>
          <table:table-cell office:value-type="float" office:value="0.00181583223785964" calcext:value-type="float">
            <text:p>0.00181583223786</text:p>
          </table:table-cell>
          <table:table-cell office:value-type="float" office:value="0.0241227588992894" calcext:value-type="float">
            <text:p>0.024122758899289</text:p>
          </table:table-cell>
          <table:table-cell office:value-type="float" office:value="0.00363690071204295" calcext:value-type="float">
            <text:p>0.003636900712043</text:p>
          </table:table-cell>
          <table:table-cell office:value-type="float" office:value="2267.79900242423" calcext:value-type="float">
            <text:p>2267.79900242423</text:p>
          </table:table-cell>
          <table:table-cell office:value-type="float" office:value="2098.97406515061" calcext:value-type="float">
            <text:p>2098.97406515061</text:p>
          </table:table-cell>
          <table:table-cell office:value-type="float" office:value="2345.84474903789" calcext:value-type="float">
            <text:p>2345.84474903789</text:p>
          </table:table-cell>
          <table:table-cell office:value-type="float" office:value="2399.54598163429" calcext:value-type="float">
            <text:p>2399.54598163429</text:p>
          </table:table-cell>
          <table:table-cell office:value-type="float" office:value="2388.60785208389" calcext:value-type="float">
            <text:p>2388.60785208389</text:p>
          </table:table-cell>
          <table:table-cell office:value-type="float" office:value="2399.59066946573" calcext:value-type="float">
            <text:p>2399.59066946573</text:p>
          </table:table-cell>
          <table:table-cell office:value-type="float" office:value="285.093287348228" calcext:value-type="float">
            <text:p>285.093287348228</text:p>
          </table:table-cell>
          <table:table-cell office:value-type="float" office:value="263.710452873596" calcext:value-type="float">
            <text:p>263.710452873596</text:p>
          </table:table-cell>
          <table:table-cell office:value-type="float" office:value="583.534576469614" calcext:value-type="float">
            <text:p>583.53457646961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0" calcext:value-type="float">
            <text:p>3007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4204364451921" calcext:value-type="float">
            <text:p>4.4204364451921E-05</text:p>
          </table:table-cell>
          <table:table-cell office:value-type="float" office:value="0.00329387728598249" calcext:value-type="float">
            <text:p>0.003293877285982</text:p>
          </table:table-cell>
          <table:table-cell office:value-type="float" office:value="0.00288558082315815" calcext:value-type="float">
            <text:p>0.002885580823158</text:p>
          </table:table-cell>
          <table:table-cell office:value-type="float" office:value="2.4862382648971" calcext:value-type="float">
            <text:p>2.4862382648971</text:p>
          </table:table-cell>
          <table:table-cell office:value-type="float" office:value="0.382633850991002" calcext:value-type="float">
            <text:p>0.382633850991002</text:p>
          </table:table-cell>
          <table:table-cell office:value-type="float" office:value="2.49595509946041" calcext:value-type="float">
            <text:p>2.49595509946041</text:p>
          </table:table-cell>
          <table:table-cell office:value-type="float" office:value="34.8116749834519" calcext:value-type="float">
            <text:p>34.8116749834519</text:p>
          </table:table-cell>
          <table:table-cell office:value-type="float" office:value="1.15400436095439" calcext:value-type="float">
            <text:p>1.15400436095439</text:p>
          </table:table-cell>
          <table:table-cell office:value-type="float" office:value="34.9671443364649" calcext:value-type="float">
            <text:p>34.9671443364649</text:p>
          </table:table-cell>
          <table:table-cell office:value-type="float" office:value="0.00327950092261335" calcext:value-type="float">
            <text:p>0.003279500922613</text:p>
          </table:table-cell>
          <table:table-cell office:value-type="float" office:value="0.0244697485409277" calcext:value-type="float">
            <text:p>0.024469748540928</text:p>
          </table:table-cell>
          <table:table-cell office:value-type="float" office:value="0.00666074392826737" calcext:value-type="float">
            <text:p>0.006660743928267</text:p>
          </table:table-cell>
          <table:table-cell office:value-type="float" office:value="2267.79760297966" calcext:value-type="float">
            <text:p>2267.79760297966</text:p>
          </table:table-cell>
          <table:table-cell office:value-type="float" office:value="2098.96987081086" calcext:value-type="float">
            <text:p>2098.96987081086</text:p>
          </table:table-cell>
          <table:table-cell office:value-type="float" office:value="2346.03110079633" calcext:value-type="float">
            <text:p>2346.03110079633</text:p>
          </table:table-cell>
          <table:table-cell office:value-type="float" office:value="2399.5402036827" calcext:value-type="float">
            <text:p>2399.5402036827</text:p>
          </table:table-cell>
          <table:table-cell office:value-type="float" office:value="2388.60146073039" calcext:value-type="float">
            <text:p>2388.60146073039</text:p>
          </table:table-cell>
          <table:table-cell office:value-type="float" office:value="2399.59073122242" calcext:value-type="float">
            <text:p>2399.59073122242</text:p>
          </table:table-cell>
          <table:table-cell office:value-type="float" office:value="285.098442991268" calcext:value-type="float">
            <text:p>285.098442991268</text:p>
          </table:table-cell>
          <table:table-cell office:value-type="float" office:value="263.70901967237" calcext:value-type="float">
            <text:p>263.70901967237</text:p>
          </table:table-cell>
          <table:table-cell office:value-type="float" office:value="584.585004167616" calcext:value-type="float">
            <text:p>584.58500416761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1" calcext:value-type="float">
            <text:p>3007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837052895595214" calcext:value-type="float">
            <text:p>8.37052895595214E-05</text:p>
          </table:table-cell>
          <table:table-cell office:value-type="float" office:value="0.00329525255182626" calcext:value-type="float">
            <text:p>0.003295252551826</text:p>
          </table:table-cell>
          <table:table-cell office:value-type="float" office:value="0.0115121025690166" calcext:value-type="float">
            <text:p>0.011512102569017</text:p>
          </table:table-cell>
          <table:table-cell office:value-type="float" office:value="2.47765152274753" calcext:value-type="float">
            <text:p>2.47765152274753</text:p>
          </table:table-cell>
          <table:table-cell office:value-type="float" office:value="0.373191821309748" calcext:value-type="float">
            <text:p>0.373191821309748</text:p>
          </table:table-cell>
          <table:table-cell office:value-type="float" office:value="2.49604646785446" calcext:value-type="float">
            <text:p>2.49604646785446</text:p>
          </table:table-cell>
          <table:table-cell office:value-type="float" office:value="34.6742871090573" calcext:value-type="float">
            <text:p>34.6742871090573</text:p>
          </table:table-cell>
          <table:table-cell office:value-type="float" office:value="1.00293188605273" calcext:value-type="float">
            <text:p>1.00293188605273</text:p>
          </table:table-cell>
          <table:table-cell office:value-type="float" office:value="34.9686062307681" calcext:value-type="float">
            <text:p>34.9686062307681</text:p>
          </table:table-cell>
          <table:table-cell office:value-type="float" office:value="0.015092382703284" calcext:value-type="float">
            <text:p>0.015092382703284</text:p>
          </table:table-cell>
          <table:table-cell office:value-type="float" office:value="0.0272701497596176" calcext:value-type="float">
            <text:p>0.027270149759618</text:p>
          </table:table-cell>
          <table:table-cell office:value-type="float" office:value="0.0310643095571765" calcext:value-type="float">
            <text:p>0.031064309557177</text:p>
          </table:table-cell>
          <table:table-cell office:value-type="float" office:value="2267.81314289418" calcext:value-type="float">
            <text:p>2267.81314289418</text:p>
          </table:table-cell>
          <table:table-cell office:value-type="float" office:value="2098.94056153481" calcext:value-type="float">
            <text:p>2098.94056153481</text:p>
          </table:table-cell>
          <table:table-cell office:value-type="float" office:value="2348.13063685243" calcext:value-type="float">
            <text:p>2348.13063685243</text:p>
          </table:table-cell>
          <table:table-cell office:value-type="float" office:value="2399.49555262465" calcext:value-type="float">
            <text:p>2399.49555262465</text:p>
          </table:table-cell>
          <table:table-cell office:value-type="float" office:value="2388.55236217718" calcext:value-type="float">
            <text:p>2388.55236217718</text:p>
          </table:table-cell>
          <table:table-cell office:value-type="float" office:value="2399.59120633921" calcext:value-type="float">
            <text:p>2399.59120633921</text:p>
          </table:table-cell>
          <table:table-cell office:value-type="float" office:value="285.195642387766" calcext:value-type="float">
            <text:p>285.195642387766</text:p>
          </table:table-cell>
          <table:table-cell office:value-type="float" office:value="263.7021046004" calcext:value-type="float">
            <text:p>263.7021046004</text:p>
          </table:table-cell>
          <table:table-cell office:value-type="float" office:value="596.580785421747" calcext:value-type="float">
            <text:p>596.58078542174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2" calcext:value-type="float">
            <text:p>3007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6946338992012" calcext:value-type="float">
            <text:p>3.06946338992012E-05</text:p>
          </table:table-cell>
          <table:table-cell office:value-type="float" office:value="0.00329986251928606" calcext:value-type="float">
            <text:p>0.003299862519286</text:p>
          </table:table-cell>
          <table:table-cell office:value-type="float" office:value="0.000172243629347962" calcext:value-type="float">
            <text:p>0.000172243629348</text:p>
          </table:table-cell>
          <table:table-cell office:value-type="float" office:value="2.48920141280868" calcext:value-type="float">
            <text:p>2.48920141280868</text:p>
          </table:table-cell>
          <table:table-cell office:value-type="float" office:value="0.381951195676032" calcext:value-type="float">
            <text:p>0.381951195676032</text:p>
          </table:table-cell>
          <table:table-cell office:value-type="float" office:value="2.49595283415469" calcext:value-type="float">
            <text:p>2.49595283415469</text:p>
          </table:table-cell>
          <table:table-cell office:value-type="float" office:value="34.8590853500386" calcext:value-type="float">
            <text:p>34.8590853500386</text:p>
          </table:table-cell>
          <table:table-cell office:value-type="float" office:value="1.14308187591626" calcext:value-type="float">
            <text:p>1.14308187591626</text:p>
          </table:table-cell>
          <table:table-cell office:value-type="float" office:value="34.9671080915748" calcext:value-type="float">
            <text:p>34.9671080915748</text:p>
          </table:table-cell>
          <table:table-cell office:value-type="float" office:value="0.000180388216955212" calcext:value-type="float">
            <text:p>0.000180388216955</text:p>
          </table:table-cell>
          <table:table-cell office:value-type="float" office:value="0.0475152478356138" calcext:value-type="float">
            <text:p>0.047515247835614</text:p>
          </table:table-cell>
          <table:table-cell office:value-type="float" office:value="0.000160174748830502" calcext:value-type="float">
            <text:p>0.000160174748831</text:p>
          </table:table-cell>
          <table:table-cell office:value-type="float" office:value="2267.81914228119" calcext:value-type="float">
            <text:p>2267.81914228119</text:p>
          </table:table-cell>
          <table:table-cell office:value-type="float" office:value="2098.93390876857" calcext:value-type="float">
            <text:p>2098.93390876857</text:p>
          </table:table-cell>
          <table:table-cell office:value-type="float" office:value="2345.9834173449" calcext:value-type="float">
            <text:p>2345.9834173449</text:p>
          </table:table-cell>
          <table:table-cell office:value-type="float" office:value="2399.55561206927" calcext:value-type="float">
            <text:p>2399.55561206927</text:p>
          </table:table-cell>
          <table:table-cell office:value-type="float" office:value="2388.59791094009" calcext:value-type="float">
            <text:p>2388.59791094009</text:p>
          </table:table-cell>
          <table:table-cell office:value-type="float" office:value="2399.59071946028" calcext:value-type="float">
            <text:p>2399.59071946028</text:p>
          </table:table-cell>
          <table:table-cell office:value-type="float" office:value="285.123432000769" calcext:value-type="float">
            <text:p>285.123432000769</text:p>
          </table:table-cell>
          <table:table-cell office:value-type="float" office:value="263.660931189202" calcext:value-type="float">
            <text:p>263.660931189202</text:p>
          </table:table-cell>
          <table:table-cell office:value-type="float" office:value="584.31598577741" calcext:value-type="float">
            <text:p>584.3159857774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3" calcext:value-type="float">
            <text:p>3007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37809534454604" calcext:value-type="float">
            <text:p>3.37809534454604E-05</text:p>
          </table:table-cell>
          <table:table-cell office:value-type="float" office:value="0.0032998771042348" calcext:value-type="float">
            <text:p>0.003299877104235</text:p>
          </table:table-cell>
          <table:table-cell office:value-type="float" office:value="0.000795000507461358" calcext:value-type="float">
            <text:p>0.000795000507461</text:p>
          </table:table-cell>
          <table:table-cell office:value-type="float" office:value="2.48853058561932" calcext:value-type="float">
            <text:p>2.48853058561932</text:p>
          </table:table-cell>
          <table:table-cell office:value-type="float" office:value="0.381271432338977" calcext:value-type="float">
            <text:p>0.381271432338977</text:p>
          </table:table-cell>
          <table:table-cell office:value-type="float" office:value="2.49595954236578" calcext:value-type="float">
            <text:p>2.49595954236578</text:p>
          </table:table-cell>
          <table:table-cell office:value-type="float" office:value="34.848352115007" calcext:value-type="float">
            <text:p>34.848352115007</text:p>
          </table:table-cell>
          <table:table-cell office:value-type="float" office:value="1.13220566252124" calcext:value-type="float">
            <text:p>1.13220566252124</text:p>
          </table:table-cell>
          <table:table-cell office:value-type="float" office:value="34.9672154229502" calcext:value-type="float">
            <text:p>34.9672154229502</text:p>
          </table:table-cell>
          <table:table-cell office:value-type="float" office:value="0.000496015966956511" calcext:value-type="float">
            <text:p>0.000496015966957</text:p>
          </table:table-cell>
          <table:table-cell office:value-type="float" office:value="0.0475899874877839" calcext:value-type="float">
            <text:p>0.047589987487784</text:p>
          </table:table-cell>
          <table:table-cell office:value-type="float" office:value="0.00079454695339594" calcext:value-type="float">
            <text:p>0.000794546953396</text:p>
          </table:table-cell>
          <table:table-cell office:value-type="float" office:value="2267.81703646762" calcext:value-type="float">
            <text:p>2267.81703646762</text:p>
          </table:table-cell>
          <table:table-cell office:value-type="float" office:value="2098.93203442" calcext:value-type="float">
            <text:p>2098.93203442</text:p>
          </table:table-cell>
          <table:table-cell office:value-type="float" office:value="2346.06430469504" calcext:value-type="float">
            <text:p>2346.06430469504</text:p>
          </table:table-cell>
          <table:table-cell office:value-type="float" office:value="2399.55212375523" calcext:value-type="float">
            <text:p>2399.55212375523</text:p>
          </table:table-cell>
          <table:table-cell office:value-type="float" office:value="2388.59437615823" calcext:value-type="float">
            <text:p>2388.59437615823</text:p>
          </table:table-cell>
          <table:table-cell office:value-type="float" office:value="2399.59075433032" calcext:value-type="float">
            <text:p>2399.59075433032</text:p>
          </table:table-cell>
          <table:table-cell office:value-type="float" office:value="285.123801852667" calcext:value-type="float">
            <text:p>285.123801852667</text:p>
          </table:table-cell>
          <table:table-cell office:value-type="float" office:value="263.660764741033" calcext:value-type="float">
            <text:p>263.660764741033</text:p>
          </table:table-cell>
          <table:table-cell office:value-type="float" office:value="584.772359399837" calcext:value-type="float">
            <text:p>584.77235939983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4" calcext:value-type="float">
            <text:p>3007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54032720174611" calcext:value-type="float">
            <text:p>3.54032720174611E-05</text:p>
          </table:table-cell>
          <table:table-cell office:value-type="float" office:value="0.00329989125206021" calcext:value-type="float">
            <text:p>0.00329989125206</text:p>
          </table:table-cell>
          <table:table-cell office:value-type="float" office:value="0.00108940921813689" calcext:value-type="float">
            <text:p>0.001089409218137</text:p>
          </table:table-cell>
          <table:table-cell office:value-type="float" office:value="2.48817811531367" calcext:value-type="float">
            <text:p>2.48817811531367</text:p>
          </table:table-cell>
          <table:table-cell office:value-type="float" office:value="0.380910314173391" calcext:value-type="float">
            <text:p>0.380910314173391</text:p>
          </table:table-cell>
          <table:table-cell office:value-type="float" office:value="2.49596309638788" calcext:value-type="float">
            <text:p>2.49596309638788</text:p>
          </table:table-cell>
          <table:table-cell office:value-type="float" office:value="34.8427125901167" calcext:value-type="float">
            <text:p>34.8427125901167</text:p>
          </table:table-cell>
          <table:table-cell office:value-type="float" office:value="1.12642777187236" calcext:value-type="float">
            <text:p>1.12642777187236</text:p>
          </table:table-cell>
          <table:table-cell office:value-type="float" office:value="34.9672722873041" calcext:value-type="float">
            <text:p>34.9672722873041</text:p>
          </table:table-cell>
          <table:table-cell office:value-type="float" office:value="0.000876234777355046" calcext:value-type="float">
            <text:p>0.000876234777355</text:p>
          </table:table-cell>
          <table:table-cell office:value-type="float" office:value="0.0476799748308149" calcext:value-type="float">
            <text:p>0.047679974830815</text:p>
          </table:table-cell>
          <table:table-cell office:value-type="float" office:value="0.00157337135814984" calcext:value-type="float">
            <text:p>0.00157337135815</text:p>
          </table:table-cell>
          <table:table-cell office:value-type="float" office:value="2267.816045221" calcext:value-type="float">
            <text:p>2267.816045221</text:p>
          </table:table-cell>
          <table:table-cell office:value-type="float" office:value="2098.93101082711" calcext:value-type="float">
            <text:p>2098.93101082711</text:p>
          </table:table-cell>
          <table:table-cell office:value-type="float" office:value="2346.10969376059" calcext:value-type="float">
            <text:p>2346.10969376059</text:p>
          </table:table-cell>
          <table:table-cell office:value-type="float" office:value="2399.55029088968" calcext:value-type="float">
            <text:p>2399.55029088968</text:p>
          </table:table-cell>
          <table:table-cell office:value-type="float" office:value="2388.59249832377" calcext:value-type="float">
            <text:p>2388.59249832377</text:p>
          </table:table-cell>
          <table:table-cell office:value-type="float" office:value="2399.59077279126" calcext:value-type="float">
            <text:p>2399.59077279126</text:p>
          </table:table-cell>
          <table:table-cell office:value-type="float" office:value="285.12424685872" calcext:value-type="float">
            <text:p>285.12424685872</text:p>
          </table:table-cell>
          <table:table-cell office:value-type="float" office:value="263.66063715829" calcext:value-type="float">
            <text:p>263.66063715829</text:p>
          </table:table-cell>
          <table:table-cell office:value-type="float" office:value="585.028643228287" calcext:value-type="float">
            <text:p>585.02864322828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5" calcext:value-type="float">
            <text:p>3007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52676990812503" calcext:value-type="float">
            <text:p>4.52676990812503E-05</text:p>
          </table:table-cell>
          <table:table-cell office:value-type="float" office:value="0.00329999021520454" calcext:value-type="float">
            <text:p>0.003299990215205</text:p>
          </table:table-cell>
          <table:table-cell office:value-type="float" office:value="0.00310977224378392" calcext:value-type="float">
            <text:p>0.003109772243784</text:p>
          </table:table-cell>
          <table:table-cell office:value-type="float" office:value="2.48603447420754" calcext:value-type="float">
            <text:p>2.48603447420754</text:p>
          </table:table-cell>
          <table:table-cell office:value-type="float" office:value="0.378706201691891" calcext:value-type="float">
            <text:p>0.378706201691891</text:p>
          </table:table-cell>
          <table:table-cell office:value-type="float" office:value="2.49598476958786" calcext:value-type="float">
            <text:p>2.49598476958786</text:p>
          </table:table-cell>
          <table:table-cell office:value-type="float" office:value="34.8084143324197" calcext:value-type="float">
            <text:p>34.8084143324197</text:p>
          </table:table-cell>
          <table:table-cell office:value-type="float" office:value="1.09116197216936" calcext:value-type="float">
            <text:p>1.09116197216936</text:p>
          </table:table-cell>
          <table:table-cell office:value-type="float" office:value="34.9676190585048" calcext:value-type="float">
            <text:p>34.9676190585048</text:p>
          </table:table-cell>
          <table:table-cell office:value-type="float" office:value="0.00365976857782331" calcext:value-type="float">
            <text:p>0.003659768577823</text:p>
          </table:table-cell>
          <table:table-cell office:value-type="float" office:value="0.0483386972799891" calcext:value-type="float">
            <text:p>0.048338697279989</text:p>
          </table:table-cell>
          <table:table-cell office:value-type="float" office:value="0.00728907211742152" calcext:value-type="float">
            <text:p>0.007289072117422</text:p>
          </table:table-cell>
          <table:table-cell office:value-type="float" office:value="2267.81032829269" calcext:value-type="float">
            <text:p>2267.81032829269</text:p>
          </table:table-cell>
          <table:table-cell office:value-type="float" office:value="2098.92471539838" calcext:value-type="float">
            <text:p>2098.92471539838</text:p>
          </table:table-cell>
          <table:table-cell office:value-type="float" office:value="2346.39354077143" calcext:value-type="float">
            <text:p>2346.39354077143</text:p>
          </table:table-cell>
          <table:table-cell office:value-type="float" office:value="2399.53914398033" calcext:value-type="float">
            <text:p>2399.53914398033</text:p>
          </table:table-cell>
          <table:table-cell office:value-type="float" office:value="2388.58103696313" calcext:value-type="float">
            <text:p>2388.58103696313</text:p>
          </table:table-cell>
          <table:table-cell office:value-type="float" office:value="2399.59088551633" calcext:value-type="float">
            <text:p>2399.59088551633</text:p>
          </table:table-cell>
          <table:table-cell office:value-type="float" office:value="285.12763089755" calcext:value-type="float">
            <text:p>285.12763089755</text:p>
          </table:table-cell>
          <table:table-cell office:value-type="float" office:value="263.659791004275" calcext:value-type="float">
            <text:p>263.659791004275</text:p>
          </table:table-cell>
          <table:table-cell office:value-type="float" office:value="586.634466121866" calcext:value-type="float">
            <text:p>586.63446612186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6" calcext:value-type="float">
            <text:p>3007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51701461124207" calcext:value-type="float">
            <text:p>5.51701461124207E-05</text:p>
          </table:table-cell>
          <table:table-cell office:value-type="float" office:value="0.00330009168519185" calcext:value-type="float">
            <text:p>0.003300091685192</text:p>
          </table:table-cell>
          <table:table-cell office:value-type="float" office:value="0.00525289595586858" calcext:value-type="float">
            <text:p>0.005252895955869</text:p>
          </table:table-cell>
          <table:table-cell office:value-type="float" office:value="2.48388170613386" calcext:value-type="float">
            <text:p>2.48388170613386</text:p>
          </table:table-cell>
          <table:table-cell office:value-type="float" office:value="0.376491431252847" calcext:value-type="float">
            <text:p>0.376491431252847</text:p>
          </table:table-cell>
          <table:table-cell office:value-type="float" office:value="2.49600654455582" calcext:value-type="float">
            <text:p>2.49600654455582</text:p>
          </table:table-cell>
          <table:table-cell office:value-type="float" office:value="34.773970043241" calcext:value-type="float">
            <text:p>34.773970043241</text:p>
          </table:table-cell>
          <table:table-cell office:value-type="float" office:value="1.05572564514475" calcext:value-type="float">
            <text:p>1.05572564514475</text:p>
          </table:table-cell>
          <table:table-cell office:value-type="float" office:value="34.9679674579924" calcext:value-type="float">
            <text:p>34.9679674579924</text:p>
          </table:table-cell>
          <table:table-cell office:value-type="float" office:value="0.00661050299318424" calcext:value-type="float">
            <text:p>0.006610502993184</text:p>
          </table:table-cell>
          <table:table-cell office:value-type="float" office:value="0.0490369405409232" calcext:value-type="float">
            <text:p>0.049036940540923</text:p>
          </table:table-cell>
          <table:table-cell office:value-type="float" office:value="0.0133519444109984" calcext:value-type="float">
            <text:p>0.013351944410999</text:p>
          </table:table-cell>
          <table:table-cell office:value-type="float" office:value="2267.80501933379" calcext:value-type="float">
            <text:p>2267.80501933379</text:p>
          </table:table-cell>
          <table:table-cell office:value-type="float" office:value="2098.91841427215" calcext:value-type="float">
            <text:p>2098.91841427215</text:p>
          </table:table-cell>
          <table:table-cell office:value-type="float" office:value="2346.68941754226" calcext:value-type="float">
            <text:p>2346.68941754226</text:p>
          </table:table-cell>
          <table:table-cell office:value-type="float" office:value="2399.52794959108" calcext:value-type="float">
            <text:p>2399.52794959108</text:p>
          </table:table-cell>
          <table:table-cell office:value-type="float" office:value="2388.56952016166" calcext:value-type="float">
            <text:p>2388.56952016166</text:p>
          </table:table-cell>
          <table:table-cell office:value-type="float" office:value="2399.59099875089" calcext:value-type="float">
            <text:p>2399.59099875089</text:p>
          </table:table-cell>
          <table:table-cell office:value-type="float" office:value="285.131969948813" calcext:value-type="float">
            <text:p>285.131969948813</text:p>
          </table:table-cell>
          <table:table-cell office:value-type="float" office:value="263.658975571936" calcext:value-type="float">
            <text:p>263.658975571936</text:p>
          </table:table-cell>
          <table:table-cell office:value-type="float" office:value="588.314072701669" calcext:value-type="float">
            <text:p>588.31407270166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7" calcext:value-type="float">
            <text:p>3007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26472756220839" calcext:value-type="float">
            <text:p>0.000126472756221</text:p>
          </table:table-cell>
          <table:table-cell office:value-type="float" office:value="0.00330076198659684" calcext:value-type="float">
            <text:p>0.003300761986597</text:p>
          </table:table-cell>
          <table:table-cell office:value-type="float" office:value="0.0209237614309006" calcext:value-type="float">
            <text:p>0.020923761430901</text:p>
          </table:table-cell>
          <table:table-cell office:value-type="float" office:value="2.4683849837149" calcext:value-type="float">
            <text:p>2.4683849837149</text:p>
          </table:table-cell>
          <table:table-cell office:value-type="float" office:value="0.360568822894435" calcext:value-type="float">
            <text:p>0.360568822894435</text:p>
          </table:table-cell>
          <table:table-cell office:value-type="float" office:value="2.49616313996935" calcext:value-type="float">
            <text:p>2.49616313996935</text:p>
          </table:table-cell>
          <table:table-cell office:value-type="float" office:value="34.526022484535" calcext:value-type="float">
            <text:p>34.526022484535</text:p>
          </table:table-cell>
          <table:table-cell office:value-type="float" office:value="0.800963911407505" calcext:value-type="float">
            <text:p>0.800963911407505</text:p>
          </table:table-cell>
          <table:table-cell office:value-type="float" office:value="34.9704729846062" calcext:value-type="float">
            <text:p>34.9704729846062</text:p>
          </table:table-cell>
          <table:table-cell office:value-type="float" office:value="0.0281740978299711" calcext:value-type="float">
            <text:p>0.028174097829971</text:p>
          </table:table-cell>
          <table:table-cell office:value-type="float" office:value="0.0541398510790323" calcext:value-type="float">
            <text:p>0.054139851079032</text:p>
          </table:table-cell>
          <table:table-cell office:value-type="float" office:value="0.0576591541287492" calcext:value-type="float">
            <text:p>0.057659154128749</text:p>
          </table:table-cell>
          <table:table-cell office:value-type="float" office:value="2267.79070296469" calcext:value-type="float">
            <text:p>2267.79070296469</text:p>
          </table:table-cell>
          <table:table-cell office:value-type="float" office:value="2098.87549912019" calcext:value-type="float">
            <text:p>2098.87549912019</text:p>
          </table:table-cell>
          <table:table-cell office:value-type="float" office:value="2349.41738671771" calcext:value-type="float">
            <text:p>2349.41738671771</text:p>
          </table:table-cell>
          <table:table-cell office:value-type="float" office:value="2399.447366621" calcext:value-type="float">
            <text:p>2399.447366621</text:p>
          </table:table-cell>
          <table:table-cell office:value-type="float" office:value="2388.48672258474" calcext:value-type="float">
            <text:p>2388.48672258474</text:p>
          </table:table-cell>
          <table:table-cell office:value-type="float" office:value="2399.59181303352" calcext:value-type="float">
            <text:p>2399.59181303352</text:p>
          </table:table-cell>
          <table:table-cell office:value-type="float" office:value="285.21522857782" calcext:value-type="float">
            <text:p>285.21522857782</text:p>
          </table:table-cell>
          <table:table-cell office:value-type="float" office:value="263.656467479386" calcext:value-type="float">
            <text:p>263.656467479386</text:p>
          </table:table-cell>
          <table:table-cell office:value-type="float" office:value="604.078458336909" calcext:value-type="float">
            <text:p>604.07845833690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8" calcext:value-type="float">
            <text:p>3007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4213740342461" calcext:value-type="float">
            <text:p>3.4213740342461E-05</text:p>
          </table:table-cell>
          <table:table-cell office:value-type="float" office:value="0.00330459591247252" calcext:value-type="float">
            <text:p>0.003304595912473</text:p>
          </table:table-cell>
          <table:table-cell office:value-type="float" office:value="0.000802449876618874" calcext:value-type="float">
            <text:p>0.000802449876619</text:p>
          </table:table-cell>
          <table:table-cell office:value-type="float" office:value="2.48845855150708" calcext:value-type="float">
            <text:p>2.48845855150708</text:p>
          </table:table-cell>
          <table:table-cell office:value-type="float" office:value="0.3783210054003" calcext:value-type="float">
            <text:p>0.3783210054003</text:p>
          </table:table-cell>
          <table:table-cell office:value-type="float" office:value="2.49598162977479" calcext:value-type="float">
            <text:p>2.49598162977479</text:p>
          </table:table-cell>
          <table:table-cell office:value-type="float" office:value="34.8471995692125" calcext:value-type="float">
            <text:p>34.8471995692125</text:p>
          </table:table-cell>
          <table:table-cell office:value-type="float" office:value="1.08499883150381" calcext:value-type="float">
            <text:p>1.08499883150381</text:p>
          </table:table-cell>
          <table:table-cell office:value-type="float" office:value="34.9675688214958" calcext:value-type="float">
            <text:p>34.9675688214958</text:p>
          </table:table-cell>
          <table:table-cell office:value-type="float" office:value="0.000961565114252353" calcext:value-type="float">
            <text:p>0.000961565114252</text:p>
          </table:table-cell>
          <table:table-cell office:value-type="float" office:value="0.237915528508939" calcext:value-type="float">
            <text:p>0.237915528508939</text:p>
          </table:table-cell>
          <table:table-cell office:value-type="float" office:value="0.000802095216765138" calcext:value-type="float">
            <text:p>0.000802095216765</text:p>
          </table:table-cell>
          <table:table-cell office:value-type="float" office:value="2267.82856500121" calcext:value-type="float">
            <text:p>2267.82856500121</text:p>
          </table:table-cell>
          <table:table-cell office:value-type="float" office:value="2098.89747249647" calcext:value-type="float">
            <text:p>2098.89747249647</text:p>
          </table:table-cell>
          <table:table-cell office:value-type="float" office:value="2346.36983522041" calcext:value-type="float">
            <text:p>2346.36983522041</text:p>
          </table:table-cell>
          <table:table-cell office:value-type="float" office:value="2399.55174919463" calcext:value-type="float">
            <text:p>2399.55174919463</text:p>
          </table:table-cell>
          <table:table-cell office:value-type="float" office:value="2388.57903395485" calcext:value-type="float">
            <text:p>2388.57903395485</text:p>
          </table:table-cell>
          <table:table-cell office:value-type="float" office:value="2399.59086920162" calcext:value-type="float">
            <text:p>2399.59086920162</text:p>
          </table:table-cell>
          <table:table-cell office:value-type="float" office:value="285.149416527783" calcext:value-type="float">
            <text:p>285.149416527783</text:p>
          </table:table-cell>
          <table:table-cell office:value-type="float" office:value="263.622889100001" calcext:value-type="float">
            <text:p>263.622889100001</text:p>
          </table:table-cell>
          <table:table-cell office:value-type="float" office:value="586.500178384998" calcext:value-type="float">
            <text:p>586.50017838499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79" calcext:value-type="float">
            <text:p>3007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98627824332772" calcext:value-type="float">
            <text:p>3.98627824332772E-05</text:p>
          </table:table-cell>
          <table:table-cell office:value-type="float" office:value="0.00330460685559782" calcext:value-type="float">
            <text:p>0.003304606855598</text:p>
          </table:table-cell>
          <table:table-cell office:value-type="float" office:value="0.00194096170740988" calcext:value-type="float">
            <text:p>0.00194096170741</text:p>
          </table:table-cell>
          <table:table-cell office:value-type="float" office:value="2.48723061303442" calcext:value-type="float">
            <text:p>2.48723061303442</text:p>
          </table:table-cell>
          <table:table-cell office:value-type="float" office:value="0.377086311720499" calcext:value-type="float">
            <text:p>0.377086311720499</text:p>
          </table:table-cell>
          <table:table-cell office:value-type="float" office:value="2.49599383772795" calcext:value-type="float">
            <text:p>2.49599383772795</text:p>
          </table:table-cell>
          <table:table-cell office:value-type="float" office:value="34.8275525536504" calcext:value-type="float">
            <text:p>34.8275525536504</text:p>
          </table:table-cell>
          <table:table-cell office:value-type="float" office:value="1.06524373262751" calcext:value-type="float">
            <text:p>1.06524373262751</text:p>
          </table:table-cell>
          <table:table-cell office:value-type="float" office:value="34.9677641487468" calcext:value-type="float">
            <text:p>34.9677641487468</text:p>
          </table:table-cell>
          <table:table-cell office:value-type="float" office:value="0.00258529116016354" calcext:value-type="float">
            <text:p>0.002585291160164</text:p>
          </table:table-cell>
          <table:table-cell office:value-type="float" office:value="0.238299744491699" calcext:value-type="float">
            <text:p>0.238299744491699</text:p>
          </table:table-cell>
          <table:table-cell office:value-type="float" office:value="0.0039792433576688" calcext:value-type="float">
            <text:p>0.003979243357669</text:p>
          </table:table-cell>
          <table:table-cell office:value-type="float" office:value="2267.82454226895" calcext:value-type="float">
            <text:p>2267.82454226895</text:p>
          </table:table-cell>
          <table:table-cell office:value-type="float" office:value="2098.8941453273" calcext:value-type="float">
            <text:p>2098.8941453273</text:p>
          </table:table-cell>
          <table:table-cell office:value-type="float" office:value="2346.51368271645" calcext:value-type="float">
            <text:p>2346.51368271645</text:p>
          </table:table-cell>
          <table:table-cell office:value-type="float" office:value="2399.54536390186" calcext:value-type="float">
            <text:p>2399.54536390186</text:p>
          </table:table-cell>
          <table:table-cell office:value-type="float" office:value="2388.57261353503" calcext:value-type="float">
            <text:p>2388.57261353503</text:p>
          </table:table-cell>
          <table:table-cell office:value-type="float" office:value="2399.59093267029" calcext:value-type="float">
            <text:p>2399.59093267029</text:p>
          </table:table-cell>
          <table:table-cell office:value-type="float" office:value="285.149728032505" calcext:value-type="float">
            <text:p>285.149728032505</text:p>
          </table:table-cell>
          <table:table-cell office:value-type="float" office:value="263.622695289801" calcext:value-type="float">
            <text:p>263.622695289801</text:p>
          </table:table-cell>
          <table:table-cell office:value-type="float" office:value="587.315768125026" calcext:value-type="float">
            <text:p>587.31576812502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0" calcext:value-type="float">
            <text:p>3008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63323501657651" calcext:value-type="float">
            <text:p>4.63323501657651E-05</text:p>
          </table:table-cell>
          <table:table-cell office:value-type="float" office:value="0.00330461952377465" calcext:value-type="float">
            <text:p>0.003304619523775</text:p>
          </table:table-cell>
          <table:table-cell office:value-type="float" office:value="0.00332097642560687" calcext:value-type="float">
            <text:p>0.003320976425607</text:p>
          </table:table-cell>
          <table:table-cell office:value-type="float" office:value="2.48582393979248" calcext:value-type="float">
            <text:p>2.48582393979248</text:p>
          </table:table-cell>
          <table:table-cell office:value-type="float" office:value="0.375671818738691" calcext:value-type="float">
            <text:p>0.375671818738691</text:p>
          </table:table-cell>
          <table:table-cell office:value-type="float" office:value="2.49600782325816" calcext:value-type="float">
            <text:p>2.49600782325816</text:p>
          </table:table-cell>
          <table:table-cell office:value-type="float" office:value="34.805045781778" calcext:value-type="float">
            <text:p>34.805045781778</text:p>
          </table:table-cell>
          <table:table-cell office:value-type="float" office:value="1.04261184491721" calcext:value-type="float">
            <text:p>1.04261184491721</text:p>
          </table:table-cell>
          <table:table-cell office:value-type="float" office:value="34.9679879172288" calcext:value-type="float">
            <text:p>34.9679879172288</text:p>
          </table:table-cell>
          <table:table-cell office:value-type="float" office:value="0.00457172343860767" calcext:value-type="float">
            <text:p>0.004571723438608</text:p>
          </table:table-cell>
          <table:table-cell office:value-type="float" office:value="0.238769736747323" calcext:value-type="float">
            <text:p>0.238769736747323</text:p>
          </table:table-cell>
          <table:table-cell office:value-type="float" office:value="0.00788144345873606" calcext:value-type="float">
            <text:p>0.007881443458736</text:p>
          </table:table-cell>
          <table:table-cell office:value-type="float" office:value="2267.8199474083" calcext:value-type="float">
            <text:p>2267.8199474083</text:p>
          </table:table-cell>
          <table:table-cell office:value-type="float" office:value="2098.89033399659" calcext:value-type="float">
            <text:p>2098.89033399659</text:p>
          </table:table-cell>
          <table:table-cell office:value-type="float" office:value="2346.67880077542" calcext:value-type="float">
            <text:p>2346.67880077542</text:p>
          </table:table-cell>
          <table:table-cell office:value-type="float" office:value="2399.53804920862" calcext:value-type="float">
            <text:p>2399.53804920862</text:p>
          </table:table-cell>
          <table:table-cell office:value-type="float" office:value="2388.56525817906" calcext:value-type="float">
            <text:p>2388.56525817906</text:p>
          </table:table-cell>
          <table:table-cell office:value-type="float" office:value="2399.59100540266" calcext:value-type="float">
            <text:p>2399.59100540266</text:p>
          </table:table-cell>
          <table:table-cell office:value-type="float" office:value="285.150113953762" calcext:value-type="float">
            <text:p>285.150113953762</text:p>
          </table:table-cell>
          <table:table-cell office:value-type="float" office:value="263.622473725553" calcext:value-type="float">
            <text:p>263.622473725553</text:p>
          </table:table-cell>
          <table:table-cell office:value-type="float" office:value="588.253658670264" calcext:value-type="float">
            <text:p>588.25365867026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1" calcext:value-type="float">
            <text:p>3008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26199851497383" calcext:value-type="float">
            <text:p>9.26199851497383E-05</text:p>
          </table:table-cell>
          <table:table-cell office:value-type="float" office:value="0.00330471031364475" calcext:value-type="float">
            <text:p>0.003304710313645</text:p>
          </table:table-cell>
          <table:table-cell office:value-type="float" office:value="0.0134674645262622" calcext:value-type="float">
            <text:p>0.013467464526262</text:p>
          </table:table-cell>
          <table:table-cell office:value-type="float" office:value="2.47576171954855" calcext:value-type="float">
            <text:p>2.47576171954855</text:p>
          </table:table-cell>
          <table:table-cell office:value-type="float" office:value="0.365553554649767" calcext:value-type="float">
            <text:p>0.365553554649767</text:p>
          </table:table-cell>
          <table:table-cell office:value-type="float" office:value="2.49610786538082" calcext:value-type="float">
            <text:p>2.49610786538082</text:p>
          </table:table-cell>
          <table:table-cell office:value-type="float" office:value="34.6440502578755" calcext:value-type="float">
            <text:p>34.6440502578755</text:p>
          </table:table-cell>
          <table:table-cell office:value-type="float" office:value="0.880719619494968" calcext:value-type="float">
            <text:p>0.880719619494968</text:p>
          </table:table-cell>
          <table:table-cell office:value-type="float" office:value="34.9695885911917" calcext:value-type="float">
            <text:p>34.9695885911917</text:p>
          </table:table-cell>
          <table:table-cell office:value-type="float" office:value="0.0191551477742779" calcext:value-type="float">
            <text:p>0.019155147774278</text:p>
          </table:table-cell>
          <table:table-cell office:value-type="float" office:value="0.242220040628181" calcext:value-type="float">
            <text:p>0.242220040628181</text:p>
          </table:table-cell>
          <table:table-cell office:value-type="float" office:value="0.0365720405412765" calcext:value-type="float">
            <text:p>0.036572040541277</text:p>
          </table:table-cell>
          <table:table-cell office:value-type="float" office:value="2267.78707886599" calcext:value-type="float">
            <text:p>2267.78707886599</text:p>
          </table:table-cell>
          <table:table-cell office:value-type="float" office:value="2098.86306913198" calcext:value-type="float">
            <text:p>2098.86306913198</text:p>
          </table:table-cell>
          <table:table-cell office:value-type="float" office:value="2347.85989847715" calcext:value-type="float">
            <text:p>2347.85989847715</text:p>
          </table:table-cell>
          <table:table-cell office:value-type="float" office:value="2399.48572565281" calcext:value-type="float">
            <text:p>2399.48572565281</text:p>
          </table:table-cell>
          <table:table-cell office:value-type="float" office:value="2388.51264319537" calcext:value-type="float">
            <text:p>2388.51264319537</text:p>
          </table:table-cell>
          <table:table-cell office:value-type="float" office:value="2399.59152561114" calcext:value-type="float">
            <text:p>2399.59152561114</text:p>
          </table:table-cell>
          <table:table-cell office:value-type="float" office:value="285.152873376767" calcext:value-type="float">
            <text:p>285.152873376767</text:p>
          </table:table-cell>
          <table:table-cell office:value-type="float" office:value="263.620887072336" calcext:value-type="float">
            <text:p>263.620887072336</text:p>
          </table:table-cell>
          <table:table-cell office:value-type="float" office:value="595.015676491304" calcext:value-type="float">
            <text:p>595.01567649130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2" calcext:value-type="float">
            <text:p>3008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41675724733536" calcext:value-type="float">
            <text:p>0.000141675724734</text:p>
          </table:table-cell>
          <table:table-cell office:value-type="float" office:value="0.00330480610072125" calcext:value-type="float">
            <text:p>0.003304806100721</text:p>
          </table:table-cell>
          <table:table-cell office:value-type="float" office:value="0.0242665978585166" calcext:value-type="float">
            <text:p>0.024266597858517</text:p>
          </table:table-cell>
          <table:table-cell office:value-type="float" office:value="2.46510722846584" calcext:value-type="float">
            <text:p>2.46510722846584</text:p>
          </table:table-cell>
          <table:table-cell office:value-type="float" office:value="0.354839931406508" calcext:value-type="float">
            <text:p>0.354839931406508</text:p>
          </table:table-cell>
          <table:table-cell office:value-type="float" office:value="2.49621379450232" calcext:value-type="float">
            <text:p>2.49621379450232</text:p>
          </table:table-cell>
          <table:table-cell office:value-type="float" office:value="34.4735784005509" calcext:value-type="float">
            <text:p>34.4735784005509</text:p>
          </table:table-cell>
          <table:table-cell office:value-type="float" office:value="0.709301647601567" calcext:value-type="float">
            <text:p>0.709301647601567</text:p>
          </table:table-cell>
          <table:table-cell office:value-type="float" office:value="34.9712834571345" calcext:value-type="float">
            <text:p>34.9712834571345</text:p>
          </table:table-cell>
          <table:table-cell office:value-type="float" office:value="0.0346723088007789" calcext:value-type="float">
            <text:p>0.034672308800779</text:p>
          </table:table-cell>
          <table:table-cell office:value-type="float" office:value="0.245891202007315" calcext:value-type="float">
            <text:p>0.245891202007315</text:p>
          </table:table-cell>
          <table:table-cell office:value-type="float" office:value="0.0671079654003514" calcext:value-type="float">
            <text:p>0.067107965400351</text:p>
          </table:table-cell>
          <table:table-cell office:value-type="float" office:value="2267.75233764495" calcext:value-type="float">
            <text:p>2267.75233764495</text:p>
          </table:table-cell>
          <table:table-cell office:value-type="float" office:value="2098.83420717264" calcext:value-type="float">
            <text:p>2098.83420717264</text:p>
          </table:table-cell>
          <table:table-cell office:value-type="float" office:value="2349.1120702164" calcext:value-type="float">
            <text:p>2349.1120702164</text:p>
          </table:table-cell>
          <table:table-cell office:value-type="float" office:value="2399.4303222966" calcext:value-type="float">
            <text:p>2399.4303222966</text:p>
          </table:table-cell>
          <table:table-cell office:value-type="float" office:value="2388.45693235188" calcext:value-type="float">
            <text:p>2388.45693235188</text:p>
          </table:table-cell>
          <table:table-cell office:value-type="float" office:value="2399.59207643999" calcext:value-type="float">
            <text:p>2399.59207643999</text:p>
          </table:table-cell>
          <table:table-cell office:value-type="float" office:value="285.15593070426" calcext:value-type="float">
            <text:p>285.15593070426</text:p>
          </table:table-cell>
          <table:table-cell office:value-type="float" office:value="263.619217292386" calcext:value-type="float">
            <text:p>263.619217292386</text:p>
          </table:table-cell>
          <table:table-cell office:value-type="float" office:value="602.287479993908" calcext:value-type="float">
            <text:p>602.28747999390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3" calcext:value-type="float">
            <text:p>3008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67864967123874" calcext:value-type="float">
            <text:p>0.000467864967124</text:p>
          </table:table-cell>
          <table:table-cell office:value-type="float" office:value="0.0281966124826047" calcext:value-type="float">
            <text:p>0.028196612482605</text:p>
          </table:table-cell>
          <table:table-cell office:value-type="float" office:value="0.0958667521004157" calcext:value-type="float">
            <text:p>0.095866752100416</text:p>
          </table:table-cell>
          <table:table-cell office:value-type="float" office:value="2.39429951088135" calcext:value-type="float">
            <text:p>2.39429951088135</text:p>
          </table:table-cell>
          <table:table-cell office:value-type="float" office:value="0.313765320457665" calcext:value-type="float">
            <text:p>0.313765320457665</text:p>
          </table:table-cell>
          <table:table-cell office:value-type="float" office:value="2.49669407061377" calcext:value-type="float">
            <text:p>2.49669407061377</text:p>
          </table:table-cell>
          <table:table-cell office:value-type="float" office:value="33.3406549191996" calcext:value-type="float">
            <text:p>33.3406549191996</text:p>
          </table:table-cell>
          <table:table-cell office:value-type="float" office:value="0.0521078724206487" calcext:value-type="float">
            <text:p>0.052107872420649</text:p>
          </table:table-cell>
          <table:table-cell office:value-type="float" office:value="34.9789678749183" calcext:value-type="float">
            <text:p>34.9789678749183</text:p>
          </table:table-cell>
          <table:table-cell office:value-type="float" office:value="0.137632871895817" calcext:value-type="float">
            <text:p>0.137632871895817</text:p>
          </table:table-cell>
          <table:table-cell office:value-type="float" office:value="0.266857640967833" calcext:value-type="float">
            <text:p>0.266857640967833</text:p>
          </table:table-cell>
          <table:table-cell office:value-type="float" office:value="0.269734432608088" calcext:value-type="float">
            <text:p>0.269734432608088</text:p>
          </table:table-cell>
          <table:table-cell office:value-type="float" office:value="2267.39064082329" calcext:value-type="float">
            <text:p>2267.39064082329</text:p>
          </table:table-cell>
          <table:table-cell office:value-type="float" office:value="2099.00126690061" calcext:value-type="float">
            <text:p>2099.00126690061</text:p>
          </table:table-cell>
          <table:table-cell office:value-type="float" office:value="2354.13186891288" calcext:value-type="float">
            <text:p>2354.13186891288</text:p>
          </table:table-cell>
          <table:table-cell office:value-type="float" office:value="2399.06212216216" calcext:value-type="float">
            <text:p>2399.06212216216</text:p>
          </table:table-cell>
          <table:table-cell office:value-type="float" office:value="2388.24334437195" calcext:value-type="float">
            <text:p>2388.24334437195</text:p>
          </table:table-cell>
          <table:table-cell office:value-type="float" office:value="2399.59457387277" calcext:value-type="float">
            <text:p>2399.59457387277</text:p>
          </table:table-cell>
          <table:table-cell office:value-type="float" office:value="284.891671550974" calcext:value-type="float">
            <text:p>284.891671550974</text:p>
          </table:table-cell>
          <table:table-cell office:value-type="float" office:value="264.003687437596" calcext:value-type="float">
            <text:p>264.003687437596</text:p>
          </table:table-cell>
          <table:table-cell office:value-type="float" office:value="632.525695284601" calcext:value-type="float">
            <text:p>632.52569528460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084" calcext:value-type="float">
            <text:p>3008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59847013560084" calcext:value-type="float">
            <text:p>3.59847013560084E-05</text:p>
          </table:table-cell>
          <table:table-cell office:value-type="float" office:value="0.003305164720188" calcext:value-type="float">
            <text:p>0.003305164720188</text:p>
          </table:table-cell>
          <table:table-cell office:value-type="float" office:value="0.00110126983000653" calcext:value-type="float">
            <text:p>0.001101269830007</text:p>
          </table:table-cell>
          <table:table-cell office:value-type="float" office:value="2.48807659217506" calcext:value-type="float">
            <text:p>2.48807659217506</text:p>
          </table:table-cell>
          <table:table-cell office:value-type="float" office:value="0.377591815461221" calcext:value-type="float">
            <text:p>0.377591815461221</text:p>
          </table:table-cell>
          <table:table-cell office:value-type="float" office:value="2.49598798997057" calcext:value-type="float">
            <text:p>2.49598798997057</text:p>
          </table:table-cell>
          <table:table-cell office:value-type="float" office:value="34.8410882198971" calcext:value-type="float">
            <text:p>34.8410882198971</text:p>
          </table:table-cell>
          <table:table-cell office:value-type="float" office:value="1.07333179247554" calcext:value-type="float">
            <text:p>1.07333179247554</text:p>
          </table:table-cell>
          <table:table-cell office:value-type="float" office:value="34.9676705846252" calcext:value-type="float">
            <text:p>34.9676705846252</text:p>
          </table:table-cell>
          <table:table-cell office:value-type="float" office:value="0.00198273524375705" calcext:value-type="float">
            <text:p>0.001982735243757</text:p>
          </table:table-cell>
          <table:table-cell office:value-type="float" office:value="0.475923349969797" calcext:value-type="float">
            <text:p>0.475923349969797</text:p>
          </table:table-cell>
          <table:table-cell office:value-type="float" office:value="0.00160458045012304" calcext:value-type="float">
            <text:p>0.001604580450123</text:p>
          </table:table-cell>
          <table:table-cell office:value-type="float" office:value="2267.82870784683" calcext:value-type="float">
            <text:p>2267.82870784683</text:p>
          </table:table-cell>
          <table:table-cell office:value-type="float" office:value="2098.89231462481" calcext:value-type="float">
            <text:p>2098.89231462481</text:p>
          </table:table-cell>
          <table:table-cell office:value-type="float" office:value="2346.44979410066" calcext:value-type="float">
            <text:p>2346.44979410066</text:p>
          </table:table-cell>
          <table:table-cell office:value-type="float" office:value="2399.54976300611" calcext:value-type="float">
            <text:p>2399.54976300611</text:p>
          </table:table-cell>
          <table:table-cell office:value-type="float" office:value="2388.57524216715" calcext:value-type="float">
            <text:p>2388.57524216715</text:p>
          </table:table-cell>
          <table:table-cell office:value-type="float" office:value="2399.59090227468" calcext:value-type="float">
            <text:p>2399.59090227468</text:p>
          </table:table-cell>
          <table:table-cell office:value-type="float" office:value="285.152546968175" calcext:value-type="float">
            <text:p>285.152546968175</text:p>
          </table:table-cell>
          <table:table-cell office:value-type="float" office:value="263.61828614218" calcext:value-type="float">
            <text:p>263.61828614218</text:p>
          </table:table-cell>
          <table:table-cell office:value-type="float" office:value="586.953369963394" calcext:value-type="float">
            <text:p>586.95336996339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5" calcext:value-type="float">
            <text:p>3008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65425098177659" calcext:value-type="float">
            <text:p>4.65425098177659E-05</text:p>
          </table:table-cell>
          <table:table-cell office:value-type="float" office:value="0.00330518270576352" calcext:value-type="float">
            <text:p>0.003305182705764</text:p>
          </table:table-cell>
          <table:table-cell office:value-type="float" office:value="0.00334976631291721" calcext:value-type="float">
            <text:p>0.003349766312917</text:p>
          </table:table-cell>
          <table:table-cell office:value-type="float" office:value="2.48578096196983" calcext:value-type="float">
            <text:p>2.48578096196983</text:p>
          </table:table-cell>
          <table:table-cell office:value-type="float" office:value="0.375285064728176" calcext:value-type="float">
            <text:p>0.375285064728176</text:p>
          </table:table-cell>
          <table:table-cell office:value-type="float" office:value="2.49601080160977" calcext:value-type="float">
            <text:p>2.49601080160977</text:p>
          </table:table-cell>
          <table:table-cell office:value-type="float" office:value="34.8043581366162" calcext:value-type="float">
            <text:p>34.8043581366162</text:p>
          </table:table-cell>
          <table:table-cell office:value-type="float" office:value="1.03642378074972" calcext:value-type="float">
            <text:p>1.03642378074972</text:p>
          </table:table-cell>
          <table:table-cell office:value-type="float" office:value="34.9680355708552" calcext:value-type="float">
            <text:p>34.9680355708552</text:p>
          </table:table-cell>
          <table:table-cell office:value-type="float" office:value="0.00539676891922572" calcext:value-type="float">
            <text:p>0.005396768919226</text:p>
          </table:table-cell>
          <table:table-cell office:value-type="float" office:value="0.476732095849843" calcext:value-type="float">
            <text:p>0.476732095849843</text:p>
          </table:table-cell>
          <table:table-cell office:value-type="float" office:value="0.00796217911365014" calcext:value-type="float">
            <text:p>0.00796217911365</text:p>
          </table:table-cell>
          <table:table-cell office:value-type="float" office:value="2267.82106124978" calcext:value-type="float">
            <text:p>2267.82106124978</text:p>
          </table:table-cell>
          <table:table-cell office:value-type="float" office:value="2098.88610226427" calcext:value-type="float">
            <text:p>2098.88610226427</text:p>
          </table:table-cell>
          <table:table-cell office:value-type="float" office:value="2346.71555407272" calcext:value-type="float">
            <text:p>2346.71555407272</text:p>
          </table:table-cell>
          <table:table-cell office:value-type="float" office:value="2399.53782571618" calcext:value-type="float">
            <text:p>2399.53782571618</text:p>
          </table:table-cell>
          <table:table-cell office:value-type="float" office:value="2388.56324705052" calcext:value-type="float">
            <text:p>2388.56324705052</text:p>
          </table:table-cell>
          <table:table-cell office:value-type="float" office:value="2399.59102088231" calcext:value-type="float">
            <text:p>2399.59102088231</text:p>
          </table:table-cell>
          <table:table-cell office:value-type="float" office:value="285.152854866858" calcext:value-type="float">
            <text:p>285.152854866858</text:p>
          </table:table-cell>
          <table:table-cell office:value-type="float" office:value="263.617929223741" calcext:value-type="float">
            <text:p>263.617929223741</text:p>
          </table:table-cell>
          <table:table-cell office:value-type="float" office:value="588.462672259353" calcext:value-type="float">
            <text:p>588.46267225935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6" calcext:value-type="float">
            <text:p>3008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91943448232835" calcext:value-type="float">
            <text:p>5.91943448232835E-05</text:p>
          </table:table-cell>
          <table:table-cell office:value-type="float" office:value="0.0033052042811545" calcext:value-type="float">
            <text:p>0.003305204281155</text:p>
          </table:table-cell>
          <table:table-cell office:value-type="float" office:value="0.00611279879400513" calcext:value-type="float">
            <text:p>0.006112798794005</text:p>
          </table:table-cell>
          <table:table-cell office:value-type="float" office:value="2.48302985440053" calcext:value-type="float">
            <text:p>2.48302985440053</text:p>
          </table:table-cell>
          <table:table-cell office:value-type="float" office:value="0.372520616417096" calcext:value-type="float">
            <text:p>0.372520616417096</text:p>
          </table:table-cell>
          <table:table-cell office:value-type="float" office:value="2.4960381393206" calcext:value-type="float">
            <text:p>2.4960381393206</text:p>
          </table:table-cell>
          <table:table-cell office:value-type="float" office:value="34.7603404155063" calcext:value-type="float">
            <text:p>34.7603404155063</text:p>
          </table:table-cell>
          <table:table-cell office:value-type="float" office:value="0.992192607771387" calcext:value-type="float">
            <text:p>0.992192607771387</text:p>
          </table:table-cell>
          <table:table-cell office:value-type="float" office:value="34.9684729742274" calcext:value-type="float">
            <text:p>34.9684729742274</text:p>
          </table:table-cell>
          <table:table-cell office:value-type="float" office:value="0.00958124222037336" calcext:value-type="float">
            <text:p>0.009581242220373</text:p>
          </table:table-cell>
          <table:table-cell office:value-type="float" office:value="0.477723285898763" calcext:value-type="float">
            <text:p>0.477723285898763</text:p>
          </table:table-cell>
          <table:table-cell office:value-type="float" office:value="0.0157745813942228" calcext:value-type="float">
            <text:p>0.015774581394223</text:p>
          </table:table-cell>
          <table:table-cell office:value-type="float" office:value="2267.8119047154" calcext:value-type="float">
            <text:p>2267.8119047154</text:p>
          </table:table-cell>
          <table:table-cell office:value-type="float" office:value="2098.8786576867" calcext:value-type="float">
            <text:p>2098.8786576867</text:p>
          </table:table-cell>
          <table:table-cell office:value-type="float" office:value="2347.03422126458" calcext:value-type="float">
            <text:p>2347.03422126458</text:p>
          </table:table-cell>
          <table:table-cell office:value-type="float" office:value="2399.52351991736" calcext:value-type="float">
            <text:p>2399.52351991736</text:p>
          </table:table-cell>
          <table:table-cell office:value-type="float" office:value="2388.54887187991" calcext:value-type="float">
            <text:p>2388.54887187991</text:p>
          </table:table-cell>
          <table:table-cell office:value-type="float" office:value="2399.59116299891" calcext:value-type="float">
            <text:p>2399.59116299891</text:p>
          </table:table-cell>
          <table:table-cell office:value-type="float" office:value="285.153239565879" calcext:value-type="float">
            <text:p>285.153239565879</text:p>
          </table:table-cell>
          <table:table-cell office:value-type="float" office:value="263.617502111779" calcext:value-type="float">
            <text:p>263.617502111779</text:p>
          </table:table-cell>
          <table:table-cell office:value-type="float" office:value="590.278664163757" calcext:value-type="float">
            <text:p>590.27866416375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7" calcext:value-type="float">
            <text:p>3008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51729795240905" calcext:value-type="float">
            <text:p>0.000151729795241</text:p>
          </table:table-cell>
          <table:table-cell office:value-type="float" office:value="0.00330536199615334" calcext:value-type="float">
            <text:p>0.003305361996153</text:p>
          </table:table-cell>
          <table:table-cell office:value-type="float" office:value="0.0264756283615853" calcext:value-type="float">
            <text:p>0.026475628361585</text:p>
          </table:table-cell>
          <table:table-cell office:value-type="float" office:value="2.46292729831746" calcext:value-type="float">
            <text:p>2.46292729831746</text:p>
          </table:table-cell>
          <table:table-cell office:value-type="float" office:value="0.352320537776061" calcext:value-type="float">
            <text:p>0.352320537776061</text:p>
          </table:table-cell>
          <table:table-cell office:value-type="float" office:value="2.4962378987327" calcext:value-type="float">
            <text:p>2.4962378987327</text:p>
          </table:table-cell>
          <table:table-cell office:value-type="float" office:value="34.4386995181776" calcext:value-type="float">
            <text:p>34.4386995181776</text:p>
          </table:table-cell>
          <table:table-cell office:value-type="float" office:value="0.668991349515248" calcext:value-type="float">
            <text:p>0.668991349515248</text:p>
          </table:table-cell>
          <table:table-cell office:value-type="float" office:value="34.9716691248214" calcext:value-type="float">
            <text:p>34.9716691248214</text:p>
          </table:table-cell>
          <table:table-cell office:value-type="float" office:value="0.0403930199028928" calcext:value-type="float">
            <text:p>0.040393019902893</text:p>
          </table:table-cell>
          <table:table-cell office:value-type="float" office:value="0.485021615823291" calcext:value-type="float">
            <text:p>0.485021615823291</text:p>
          </table:table-cell>
          <table:table-cell office:value-type="float" office:value="0.0733498238442887" calcext:value-type="float">
            <text:p>0.073349823844289</text:p>
          </table:table-cell>
          <table:table-cell office:value-type="float" office:value="2267.74483241449" calcext:value-type="float">
            <text:p>2267.74483241449</text:p>
          </table:table-cell>
          <table:table-cell office:value-type="float" office:value="2098.82424494525" calcext:value-type="float">
            <text:p>2098.82424494525</text:p>
          </table:table-cell>
          <table:table-cell office:value-type="float" office:value="2349.35860921385" calcext:value-type="float">
            <text:p>2349.35860921385</text:p>
          </table:table-cell>
          <table:table-cell office:value-type="float" office:value="2399.41898665358" calcext:value-type="float">
            <text:p>2399.41898665358</text:p>
          </table:table-cell>
          <table:table-cell office:value-type="float" office:value="2388.44383149879" calcext:value-type="float">
            <text:p>2388.44383149879</text:p>
          </table:table-cell>
          <table:table-cell office:value-type="float" office:value="2399.59220177573" calcext:value-type="float">
            <text:p>2399.59220177573</text:p>
          </table:table-cell>
          <table:table-cell office:value-type="float" office:value="285.155692158474" calcext:value-type="float">
            <text:p>285.155692158474</text:p>
          </table:table-cell>
          <table:table-cell office:value-type="float" office:value="263.61436072113" calcext:value-type="float">
            <text:p>263.61436072113</text:p>
          </table:table-cell>
          <table:table-cell office:value-type="float" office:value="603.731727302616" calcext:value-type="float">
            <text:p>603.73172730261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8" calcext:value-type="float">
            <text:p>3008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50692906001198" calcext:value-type="float">
            <text:p>0.000250692906001</text:p>
          </table:table-cell>
          <table:table-cell office:value-type="float" office:value="0.00330553038338534" calcext:value-type="float">
            <text:p>0.003305530383385</text:p>
          </table:table-cell>
          <table:table-cell office:value-type="float" office:value="0.0482412529228042" calcext:value-type="float">
            <text:p>0.048241252922804</text:p>
          </table:table-cell>
          <table:table-cell office:value-type="float" office:value="2.44146902714592" calcext:value-type="float">
            <text:p>2.44146902714592</text:p>
          </table:table-cell>
          <table:table-cell office:value-type="float" office:value="0.330758142117289" calcext:value-type="float">
            <text:p>0.330758142117289</text:p>
          </table:table-cell>
          <table:table-cell office:value-type="float" office:value="2.49645113006852" calcext:value-type="float">
            <text:p>2.49645113006852</text:p>
          </table:table-cell>
          <table:table-cell office:value-type="float" office:value="34.0953671794331" calcext:value-type="float">
            <text:p>34.0953671794331</text:p>
          </table:table-cell>
          <table:table-cell office:value-type="float" office:value="0.323993018974929" calcext:value-type="float">
            <text:p>0.323993018974929</text:p>
          </table:table-cell>
          <table:table-cell office:value-type="float" office:value="34.9750808261946" calcext:value-type="float">
            <text:p>34.9750808261946</text:p>
          </table:table-cell>
          <table:table-cell office:value-type="float" office:value="0.0733228572824741" calcext:value-type="float">
            <text:p>0.073322857282474</text:p>
          </table:table-cell>
          <table:table-cell office:value-type="float" office:value="0.492821623475783" calcext:value-type="float">
            <text:p>0.492821623475783</text:p>
          </table:table-cell>
          <table:table-cell office:value-type="float" office:value="0.134891303217715" calcext:value-type="float">
            <text:p>0.134891303217715</text:p>
          </table:table-cell>
          <table:table-cell office:value-type="float" office:value="2267.6727776007" calcext:value-type="float">
            <text:p>2267.6727776007</text:p>
          </table:table-cell>
          <table:table-cell office:value-type="float" office:value="2098.76612271504" calcext:value-type="float">
            <text:p>2098.76612271504</text:p>
          </table:table-cell>
          <table:table-cell office:value-type="float" office:value="2351.82826194989" calcext:value-type="float">
            <text:p>2351.82826194989</text:p>
          </table:table-cell>
          <table:table-cell office:value-type="float" office:value="2399.30740363566" calcext:value-type="float">
            <text:p>2399.30740363566</text:p>
          </table:table-cell>
          <table:table-cell office:value-type="float" office:value="2388.33170703352" calcext:value-type="float">
            <text:p>2388.33170703352</text:p>
          </table:table-cell>
          <table:table-cell office:value-type="float" office:value="2399.59331057085" calcext:value-type="float">
            <text:p>2399.59331057085</text:p>
          </table:table-cell>
          <table:table-cell office:value-type="float" office:value="285.157312822906" calcext:value-type="float">
            <text:p>285.157312822906</text:p>
          </table:table-cell>
          <table:table-cell office:value-type="float" office:value="263.610952157887" calcext:value-type="float">
            <text:p>263.610952157887</text:p>
          </table:table-cell>
          <table:table-cell office:value-type="float" office:value="618.431006515711" calcext:value-type="float">
            <text:p>618.43100651571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89" calcext:value-type="float">
            <text:p>3008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876507032463321" calcext:value-type="float">
            <text:p>0.000876507032463</text:p>
          </table:table-cell>
          <table:table-cell office:value-type="float" office:value="0.109367064711214" calcext:value-type="float">
            <text:p>0.109367064711214</text:p>
          </table:table-cell>
          <table:table-cell office:value-type="float" office:value="0.184924559576388" calcext:value-type="float">
            <text:p>0.184924559576388</text:p>
          </table:table-cell>
          <table:table-cell office:value-type="float" office:value="2.30586696845292" calcext:value-type="float">
            <text:p>2.30586696845292</text:p>
          </table:table-cell>
          <table:table-cell office:value-type="float" office:value="0.313622821608376" calcext:value-type="float">
            <text:p>0.313622821608376</text:p>
          </table:table-cell>
          <table:table-cell office:value-type="float" office:value="2.49691402120506" calcext:value-type="float">
            <text:p>2.49691402120506</text:p>
          </table:table-cell>
          <table:table-cell office:value-type="float" office:value="31.9257342403439" calcext:value-type="float">
            <text:p>31.9257342403439</text:p>
          </table:table-cell>
          <table:table-cell office:value-type="float" office:value="0.0498278908311816" calcext:value-type="float">
            <text:p>0.049827890831182</text:p>
          </table:table-cell>
          <table:table-cell office:value-type="float" office:value="34.9824870843782" calcext:value-type="float">
            <text:p>34.9824870843782</text:p>
          </table:table-cell>
          <table:table-cell office:value-type="float" office:value="0.280636632948907" calcext:value-type="float">
            <text:p>0.280636632948907</text:p>
          </table:table-cell>
          <table:table-cell office:value-type="float" office:value="0.515091712659932" calcext:value-type="float">
            <text:p>0.515091712659932</text:p>
          </table:table-cell>
          <table:table-cell office:value-type="float" office:value="0.522447433591543" calcext:value-type="float">
            <text:p>0.522447433591543</text:p>
          </table:table-cell>
          <table:table-cell office:value-type="float" office:value="2266.72257464106" calcext:value-type="float">
            <text:p>2266.72257464106</text:p>
          </table:table-cell>
          <table:table-cell office:value-type="float" office:value="2099.81708070197" calcext:value-type="float">
            <text:p>2099.81708070197</text:p>
          </table:table-cell>
          <table:table-cell office:value-type="float" office:value="2354.95899673696" calcext:value-type="float">
            <text:p>2354.95899673696</text:p>
          </table:table-cell>
          <table:table-cell office:value-type="float" office:value="2398.60227294132" calcext:value-type="float">
            <text:p>2398.60227294132</text:p>
          </table:table-cell>
          <table:table-cell office:value-type="float" office:value="2388.24260337771" calcext:value-type="float">
            <text:p>2388.24260337771</text:p>
          </table:table-cell>
          <table:table-cell office:value-type="float" office:value="2399.59571761563" calcext:value-type="float">
            <text:p>2399.59571761563</text:p>
          </table:table-cell>
          <table:table-cell office:value-type="float" office:value="284.092655951031" calcext:value-type="float">
            <text:p>284.092655951031</text:p>
          </table:table-cell>
          <table:table-cell office:value-type="float" office:value="265.156548307498" calcext:value-type="float">
            <text:p>265.156548307498</text:p>
          </table:table-cell>
          <table:table-cell office:value-type="float" office:value="637.675427660548" calcext:value-type="float">
            <text:p>637.675427660548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090" calcext:value-type="float">
            <text:p>3009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69232635403824" calcext:value-type="float">
            <text:p>4.69232635403824E-05</text:p>
          </table:table-cell>
          <table:table-cell office:value-type="float" office:value="0.00330563118447299" calcext:value-type="float">
            <text:p>0.003305631184473</text:p>
          </table:table-cell>
          <table:table-cell office:value-type="float" office:value="0.003373271952954" calcext:value-type="float">
            <text:p>0.003373271952954</text:p>
          </table:table-cell>
          <table:table-cell office:value-type="float" office:value="2.48570087357567" calcext:value-type="float">
            <text:p>2.48570087357567</text:p>
          </table:table-cell>
          <table:table-cell office:value-type="float" office:value="0.374931176452239" calcext:value-type="float">
            <text:p>0.374931176452239</text:p>
          </table:table-cell>
          <table:table-cell office:value-type="float" office:value="2.49601362771955" calcext:value-type="float">
            <text:p>2.49601362771955</text:p>
          </table:table-cell>
          <table:table-cell office:value-type="float" office:value="34.8030767223082" calcext:value-type="float">
            <text:p>34.8030767223082</text:p>
          </table:table-cell>
          <table:table-cell office:value-type="float" office:value="1.03076156833344" calcext:value-type="float">
            <text:p>1.03076156833344</text:p>
          </table:table-cell>
          <table:table-cell office:value-type="float" office:value="34.9680807886104" calcext:value-type="float">
            <text:p>34.9680807886104</text:p>
          </table:table-cell>
          <table:table-cell office:value-type="float" office:value="0.0117532596403838" calcext:value-type="float">
            <text:p>0.011753259640384</text:p>
          </table:table-cell>
          <table:table-cell office:value-type="float" office:value="2.38037199666131" calcext:value-type="float">
            <text:p>2.38037199666131</text:p>
          </table:table-cell>
          <table:table-cell office:value-type="float" office:value="0.0080278933176187" calcext:value-type="float">
            <text:p>0.008027893317619</text:p>
          </table:table-cell>
          <table:table-cell office:value-type="float" office:value="2267.82181050429" calcext:value-type="float">
            <text:p>2267.82181050429</text:p>
          </table:table-cell>
          <table:table-cell office:value-type="float" office:value="2098.88261180114" calcext:value-type="float">
            <text:p>2098.88261180114</text:p>
          </table:table-cell>
          <table:table-cell office:value-type="float" office:value="2346.75050985891" calcext:value-type="float">
            <text:p>2346.75050985891</text:p>
          </table:table-cell>
          <table:table-cell office:value-type="float" office:value="2399.53740926096" calcext:value-type="float">
            <text:p>2399.53740926096</text:p>
          </table:table-cell>
          <table:table-cell office:value-type="float" office:value="2388.56140683588" calcext:value-type="float">
            <text:p>2388.56140683588</text:p>
          </table:table-cell>
          <table:table-cell office:value-type="float" office:value="2399.59103558253" calcext:value-type="float">
            <text:p>2399.59103558253</text:p>
          </table:table-cell>
          <table:table-cell office:value-type="float" office:value="285.155076485128" calcext:value-type="float">
            <text:p>285.155076485128</text:p>
          </table:table-cell>
          <table:table-cell office:value-type="float" office:value="263.614307484428" calcext:value-type="float">
            <text:p>263.614307484428</text:p>
          </table:table-cell>
          <table:table-cell office:value-type="float" office:value="588.661547296769" calcext:value-type="float">
            <text:p>588.66154729676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91" calcext:value-type="float">
            <text:p>3009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81260300009271" calcext:value-type="float">
            <text:p>9.81260300009271E-05</text:p>
          </table:table-cell>
          <table:table-cell office:value-type="float" office:value="0.00330571406216027" calcext:value-type="float">
            <text:p>0.00330571406216</text:p>
          </table:table-cell>
          <table:table-cell office:value-type="float" office:value="0.0146491321307029" calcext:value-type="float">
            <text:p>0.014649132130703</text:p>
          </table:table-cell>
          <table:table-cell office:value-type="float" office:value="2.47457015915695" calcext:value-type="float">
            <text:p>2.47457015915695</text:p>
          </table:table-cell>
          <table:table-cell office:value-type="float" office:value="0.363749180665555" calcext:value-type="float">
            <text:p>0.363749180665555</text:p>
          </table:table-cell>
          <table:table-cell office:value-type="float" office:value="2.49612421357128" calcext:value-type="float">
            <text:p>2.49612421357128</text:p>
          </table:table-cell>
          <table:table-cell office:value-type="float" office:value="34.6249852916059" calcext:value-type="float">
            <text:p>34.6249852916059</text:p>
          </table:table-cell>
          <table:table-cell office:value-type="float" office:value="0.851849635743549" calcext:value-type="float">
            <text:p>0.851849635743549</text:p>
          </table:table-cell>
          <table:table-cell office:value-type="float" office:value="34.9698501622353" calcext:value-type="float">
            <text:p>34.9698501622353</text:p>
          </table:table-cell>
          <table:table-cell office:value-type="float" office:value="0.0356945122550723" calcext:value-type="float">
            <text:p>0.035694512255072</text:p>
          </table:table-cell>
          <table:table-cell office:value-type="float" office:value="2.38608324998804" calcext:value-type="float">
            <text:p>2.38608324998804</text:p>
          </table:table-cell>
          <table:table-cell office:value-type="float" office:value="0.0399084619875361" calcext:value-type="float">
            <text:p>0.039908461987536</text:p>
          </table:table-cell>
          <table:table-cell office:value-type="float" office:value="2267.78422621014" calcext:value-type="float">
            <text:p>2267.78422621014</text:p>
          </table:table-cell>
          <table:table-cell office:value-type="float" office:value="2098.8524791164" calcext:value-type="float">
            <text:p>2098.8524791164</text:p>
          </table:table-cell>
          <table:table-cell office:value-type="float" office:value="2348.0263300957" calcext:value-type="float">
            <text:p>2348.0263300957</text:p>
          </table:table-cell>
          <table:table-cell office:value-type="float" office:value="2399.47952950081" calcext:value-type="float">
            <text:p>2399.47952950081</text:p>
          </table:table-cell>
          <table:table-cell office:value-type="float" office:value="2388.5032604127" calcext:value-type="float">
            <text:p>2388.5032604127</text:p>
          </table:table-cell>
          <table:table-cell office:value-type="float" office:value="2399.59161058373" calcext:value-type="float">
            <text:p>2399.59161058373</text:p>
          </table:table-cell>
          <table:table-cell office:value-type="float" office:value="285.155462539092" calcext:value-type="float">
            <text:p>285.155462539092</text:p>
          </table:table-cell>
          <table:table-cell office:value-type="float" office:value="263.612551652104" calcext:value-type="float">
            <text:p>263.612551652104</text:p>
          </table:table-cell>
          <table:table-cell office:value-type="float" office:value="595.976027174586" calcext:value-type="float">
            <text:p>595.97602717458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92" calcext:value-type="float">
            <text:p>3009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1299306583055" calcext:value-type="float">
            <text:p>0.000161299306583</text:p>
          </table:table-cell>
          <table:table-cell office:value-type="float" office:value="0.00330581631370387" calcext:value-type="float">
            <text:p>0.003305816313704</text:p>
          </table:table-cell>
          <table:table-cell office:value-type="float" office:value="0.0285621247512621" calcext:value-type="float">
            <text:p>0.028562124751262</text:p>
          </table:table-cell>
          <table:table-cell office:value-type="float" office:value="2.46085268817259" calcext:value-type="float">
            <text:p>2.46085268817259</text:p>
          </table:table-cell>
          <table:table-cell office:value-type="float" office:value="0.34996844017122" calcext:value-type="float">
            <text:p>0.34996844017122</text:p>
          </table:table-cell>
          <table:table-cell office:value-type="float" office:value="2.49626049995588" calcext:value-type="float">
            <text:p>2.49626049995588</text:p>
          </table:table-cell>
          <table:table-cell office:value-type="float" office:value="34.4055057558592" calcext:value-type="float">
            <text:p>34.4055057558592</text:p>
          </table:table-cell>
          <table:table-cell office:value-type="float" office:value="0.631357787837223" calcext:value-type="float">
            <text:p>0.631357787837223</text:p>
          </table:table-cell>
          <table:table-cell office:value-type="float" office:value="34.9720307443918" calcext:value-type="float">
            <text:p>34.9720307443918</text:p>
          </table:table-cell>
          <table:table-cell office:value-type="float" office:value="0.0652222978550629" calcext:value-type="float">
            <text:p>0.065222297855063</text:p>
          </table:table-cell>
          <table:table-cell office:value-type="float" office:value="2.39312721088048" calcext:value-type="float">
            <text:p>2.39312721088048</text:p>
          </table:table-cell>
          <table:table-cell office:value-type="float" office:value="0.0792450470384462" calcext:value-type="float">
            <text:p>0.079245047038446</text:p>
          </table:table-cell>
          <table:table-cell office:value-type="float" office:value="2267.73788957522" calcext:value-type="float">
            <text:p>2267.73788957522</text:p>
          </table:table-cell>
          <table:table-cell office:value-type="float" office:value="2098.81534115922" calcext:value-type="float">
            <text:p>2098.81534115922</text:p>
          </table:table-cell>
          <table:table-cell office:value-type="float" office:value="2349.59820126679" calcext:value-type="float">
            <text:p>2349.59820126679</text:p>
          </table:table-cell>
          <table:table-cell office:value-type="float" office:value="2399.40819867659" calcext:value-type="float">
            <text:p>2399.40819867659</text:p>
          </table:table-cell>
          <table:table-cell office:value-type="float" office:value="2388.43160058694" calcext:value-type="float">
            <text:p>2388.43160058694</text:p>
          </table:table-cell>
          <table:table-cell office:value-type="float" office:value="2399.59231929784" calcext:value-type="float">
            <text:p>2399.59231929784</text:p>
          </table:table-cell>
          <table:table-cell office:value-type="float" office:value="285.155899946437" calcext:value-type="float">
            <text:p>285.155899946437</text:p>
          </table:table-cell>
          <table:table-cell office:value-type="float" office:value="263.610384670979" calcext:value-type="float">
            <text:p>263.610384670979</text:p>
          </table:table-cell>
          <table:table-cell office:value-type="float" office:value="605.139283965667" calcext:value-type="float">
            <text:p>605.13928396566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93" calcext:value-type="float">
            <text:p>3009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19816467565566" calcext:value-type="float">
            <text:p>0.000619816467566</text:p>
          </table:table-cell>
          <table:table-cell office:value-type="float" office:value="0.0656763566727654" calcext:value-type="float">
            <text:p>0.065676356672766</text:p>
          </table:table-cell>
          <table:table-cell office:value-type="float" office:value="0.129048738040953" calcext:value-type="float">
            <text:p>0.129048738040953</text:p>
          </table:table-cell>
          <table:table-cell office:value-type="float" office:value="2.36133654618702" calcext:value-type="float">
            <text:p>2.36133654618702</text:p>
          </table:table-cell>
          <table:table-cell office:value-type="float" office:value="0.313712158639427" calcext:value-type="float">
            <text:p>0.313712158639427</text:p>
          </table:table-cell>
          <table:table-cell office:value-type="float" office:value="2.49677605688933" calcext:value-type="float">
            <text:p>2.49677605688933</text:p>
          </table:table-cell>
          <table:table-cell office:value-type="float" office:value="32.8132474840902" calcext:value-type="float">
            <text:p>32.8132474840902</text:p>
          </table:table-cell>
          <table:table-cell office:value-type="float" office:value="0.0512572833289025" calcext:value-type="float">
            <text:p>0.051257283328903</text:p>
          </table:table-cell>
          <table:table-cell office:value-type="float" office:value="34.9802796553272" calcext:value-type="float">
            <text:p>34.9802796553272</text:p>
          </table:table-cell>
          <table:table-cell office:value-type="float" office:value="0.278507782768581" calcext:value-type="float">
            <text:p>0.278507782768581</text:p>
          </table:table-cell>
          <table:table-cell office:value-type="float" office:value="2.37223601764364" calcext:value-type="float">
            <text:p>2.37223601764364</text:p>
          </table:table-cell>
          <table:table-cell office:value-type="float" office:value="0.363440431092754" calcext:value-type="float">
            <text:p>0.363440431092754</text:p>
          </table:table-cell>
          <table:table-cell office:value-type="float" office:value="2267.13733287217" calcext:value-type="float">
            <text:p>2267.13733287217</text:p>
          </table:table-cell>
          <table:table-cell office:value-type="float" office:value="2099.30545176224" calcext:value-type="float">
            <text:p>2099.30545176224</text:p>
          </table:table-cell>
          <table:table-cell office:value-type="float" office:value="2354.33023251079" calcext:value-type="float">
            <text:p>2354.33023251079</text:p>
          </table:table-cell>
          <table:table-cell office:value-type="float" office:value="2398.89071472353" calcext:value-type="float">
            <text:p>2398.89071472353</text:p>
          </table:table-cell>
          <table:table-cell office:value-type="float" office:value="2388.24306790836" calcext:value-type="float">
            <text:p>2388.24306790836</text:p>
          </table:table-cell>
          <table:table-cell office:value-type="float" office:value="2399.59500017917" calcext:value-type="float">
            <text:p>2399.59500017917</text:p>
          </table:table-cell>
          <table:table-cell office:value-type="float" office:value="284.584239470041" calcext:value-type="float">
            <text:p>284.584239470041</text:p>
          </table:table-cell>
          <table:table-cell office:value-type="float" office:value="264.432824731883" calcext:value-type="float">
            <text:p>264.432824731883</text:p>
          </table:table-cell>
          <table:table-cell office:value-type="float" office:value="633.755563785002" calcext:value-type="float">
            <text:p>633.75556378500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094" calcext:value-type="float">
            <text:p>3009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08192449667171" calcext:value-type="float">
            <text:p>0.001081924496672</text:p>
          </table:table-cell>
          <table:table-cell office:value-type="float" office:value="0.163262842983186" calcext:value-type="float">
            <text:p>0.163262842983186</text:p>
          </table:table-cell>
          <table:table-cell office:value-type="float" office:value="0.229409160349805" calcext:value-type="float">
            <text:p>0.229409160349805</text:p>
          </table:table-cell>
          <table:table-cell office:value-type="float" office:value="2.26168572887058" calcext:value-type="float">
            <text:p>2.26168572887058</text:p>
          </table:table-cell>
          <table:table-cell office:value-type="float" office:value="0.313551775288196" calcext:value-type="float">
            <text:p>0.313551775288196</text:p>
          </table:table-cell>
          <table:table-cell office:value-type="float" office:value="2.49702390828738" calcext:value-type="float">
            <text:p>2.49702390828738</text:p>
          </table:table-cell>
          <table:table-cell office:value-type="float" office:value="31.2188344070289" calcext:value-type="float">
            <text:p>31.2188344070289</text:p>
          </table:table-cell>
          <table:table-cell office:value-type="float" office:value="0.0486911497107512" calcext:value-type="float">
            <text:p>0.048691149710751</text:p>
          </table:table-cell>
          <table:table-cell office:value-type="float" office:value="34.9842452776977" calcext:value-type="float">
            <text:p>34.9842452776977</text:p>
          </table:table-cell>
          <table:table-cell office:value-type="float" office:value="0.491640796658365" calcext:value-type="float">
            <text:p>0.491640796658365</text:p>
          </table:table-cell>
          <table:table-cell office:value-type="float" office:value="2.31049831443178" calcext:value-type="float">
            <text:p>2.31049831443178</text:p>
          </table:table-cell>
          <table:table-cell office:value-type="float" office:value="0.647530649481854" calcext:value-type="float">
            <text:p>0.647530649481854</text:p>
          </table:table-cell>
          <table:table-cell office:value-type="float" office:value="2266.38509668774" calcext:value-type="float">
            <text:p>2266.38509668774</text:p>
          </table:table-cell>
          <table:table-cell office:value-type="float" office:value="2100.22285653417" calcext:value-type="float">
            <text:p>2100.22285653417</text:p>
          </table:table-cell>
          <table:table-cell office:value-type="float" office:value="2355.29039965834" calcext:value-type="float">
            <text:p>2355.29039965834</text:p>
          </table:table-cell>
          <table:table-cell office:value-type="float" office:value="2398.37253049809" calcext:value-type="float">
            <text:p>2398.37253049809</text:p>
          </table:table-cell>
          <table:table-cell office:value-type="float" office:value="2388.24223393942" calcext:value-type="float">
            <text:p>2388.24223393942</text:p>
          </table:table-cell>
          <table:table-cell office:value-type="float" office:value="2399.59628903106" calcext:value-type="float">
            <text:p>2399.59628903106</text:p>
          </table:table-cell>
          <table:table-cell office:value-type="float" office:value="283.686372684495" calcext:value-type="float">
            <text:p>283.686372684495</text:p>
          </table:table-cell>
          <table:table-cell office:value-type="float" office:value="265.732264857797" calcext:value-type="float">
            <text:p>265.732264857797</text:p>
          </table:table-cell>
          <table:table-cell office:value-type="float" office:value="639.752004531241" calcext:value-type="float">
            <text:p>639.75200453124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table:style-name="ce1" office:value-type="float" office:value="30095" calcext:value-type="float">
            <text:p>30095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" calcext:value-type="float">
            <text:p>157680000</text:p>
          </table:table-cell>
          <table:table-cell table:style-name="ce1" office:value-type="float" office:value="0.000005" calcext:value-type="float">
            <text:p>5E-06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64516303865737" calcext:value-type="float">
            <text:p>0.003645163038657</text:p>
          </table:table-cell>
          <table:table-cell table:style-name="ce1" office:value-type="float" office:value="0.679406587832388" calcext:value-type="float">
            <text:p>0.679406587832388</text:p>
          </table:table-cell>
          <table:table-cell table:style-name="ce1" office:value-type="float" office:value="0.769953699923442" calcext:value-type="float">
            <text:p>0.769953699923442</text:p>
          </table:table-cell>
          <table:table-cell table:style-name="ce1" office:value-type="float" office:value="1.72503958944462" calcext:value-type="float">
            <text:p>1.72503958944462</text:p>
          </table:table-cell>
          <table:table-cell table:style-name="ce1" office:value-type="float" office:value="0.312696534136314" calcext:value-type="float">
            <text:p>0.312696534136314</text:p>
          </table:table-cell>
          <table:table-cell table:style-name="ce1" office:value-type="float" office:value="2.4983585911092" calcext:value-type="float">
            <text:p>2.4983585911092</text:p>
          </table:table-cell>
          <table:table-cell table:style-name="ce1" office:value-type="float" office:value="22.6324961762116" calcext:value-type="float">
            <text:p>22.6324961762116</text:p>
          </table:table-cell>
          <table:table-cell table:style-name="ce1" office:value-type="float" office:value="0.0350072912786987" calcext:value-type="float">
            <text:p>0.035007291278699</text:p>
          </table:table-cell>
          <table:table-cell table:style-name="ce1" office:value-type="float" office:value="35.0056002028449" calcext:value-type="float">
            <text:p>35.0056002028449</text:p>
          </table:table-cell>
          <table:table-cell table:style-name="ce1" office:value-type="float" office:value="1.64327160723201" calcext:value-type="float">
            <text:p>1.64327160723201</text:p>
          </table:table-cell>
          <table:table-cell table:style-name="ce1" office:value-type="float" office:value="1.97892270328872" calcext:value-type="float">
            <text:p>1.97892270328872</text:p>
          </table:table-cell>
          <table:table-cell table:style-name="ce1" office:value-type="float" office:value="2.18544199620558" calcext:value-type="float">
            <text:p>2.18544199620558</text:p>
          </table:table-cell>
          <table:table-cell table:style-name="ce1" office:value-type="float" office:value="2262.30434020975" calcext:value-type="float">
            <text:p>2262.30434020975</text:p>
          </table:table-cell>
          <table:table-cell table:style-name="ce1" office:value-type="float" office:value="2105.07561393586" calcext:value-type="float">
            <text:p>2105.07561393586</text:p>
          </table:table-cell>
          <table:table-cell table:style-name="ce1" office:value-type="float" office:value="2360.32440396294" calcext:value-type="float">
            <text:p>2360.32440396294</text:p>
          </table:table-cell>
          <table:table-cell table:style-name="ce1" office:value-type="float" office:value="2395.58197057121" calcext:value-type="float">
            <text:p>2395.58197057121</text:p>
          </table:table-cell>
          <table:table-cell table:style-name="ce1" office:value-type="float" office:value="2388.23778668359" calcext:value-type="float">
            <text:p>2388.23778668359</text:p>
          </table:table-cell>
          <table:table-cell table:style-name="ce1" office:value-type="float" office:value="2399.60322937988" calcext:value-type="float">
            <text:p>2399.60322937988</text:p>
          </table:table-cell>
          <table:table-cell table:style-name="ce1" office:value-type="float" office:value="278.841720997019" calcext:value-type="float">
            <text:p>278.841720997019</text:p>
          </table:table-cell>
          <table:table-cell table:style-name="ce1" office:value-type="float" office:value="272.737770291611" calcext:value-type="float">
            <text:p>272.737770291611</text:p>
          </table:table-cell>
          <table:table-cell table:style-name="ce1" office:value-type="float" office:value="672.288127434284" calcext:value-type="float">
            <text:p>672.288127434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096" calcext:value-type="float">
            <text:p>3009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99302027506301" calcext:value-type="float">
            <text:p>5.99302027506301E-05</text:p>
          </table:table-cell>
          <table:table-cell office:value-type="float" office:value="0.00330570802652134" calcext:value-type="float">
            <text:p>0.003305708026521</text:p>
          </table:table-cell>
          <table:table-cell office:value-type="float" office:value="0.00621619885380313" calcext:value-type="float">
            <text:p>0.006216198853803</text:p>
          </table:table-cell>
          <table:table-cell office:value-type="float" office:value="2.48287280240731" calcext:value-type="float">
            <text:p>2.48287280240731</text:p>
          </table:table-cell>
          <table:table-cell office:value-type="float" office:value="0.372056017286222" calcext:value-type="float">
            <text:p>0.372056017286222</text:p>
          </table:table-cell>
          <table:table-cell office:value-type="float" office:value="2.49604197805891" calcext:value-type="float">
            <text:p>2.49604197805891</text:p>
          </table:table-cell>
          <table:table-cell office:value-type="float" office:value="34.7578275836158" calcext:value-type="float">
            <text:p>34.7578275836158</text:p>
          </table:table-cell>
          <table:table-cell office:value-type="float" office:value="0.984759021678282" calcext:value-type="float">
            <text:p>0.984759021678282</text:p>
          </table:table-cell>
          <table:table-cell office:value-type="float" office:value="34.9685343940414" calcext:value-type="float">
            <text:p>34.9685343940414</text:p>
          </table:table-cell>
          <table:table-cell office:value-type="float" office:value="0.0278818420041801" calcext:value-type="float">
            <text:p>0.02788184200418</text:p>
          </table:table-cell>
          <table:table-cell office:value-type="float" office:value="4.76188309451376" calcext:value-type="float">
            <text:p>4.76188309451376</text:p>
          </table:table-cell>
          <table:table-cell office:value-type="float" office:value="0.0160654452976716" calcext:value-type="float">
            <text:p>0.016065445297672</text:p>
          </table:table-cell>
          <table:table-cell office:value-type="float" office:value="2267.81237596691" calcext:value-type="float">
            <text:p>2267.81237596691</text:p>
          </table:table-cell>
          <table:table-cell office:value-type="float" office:value="2098.87454696528" calcext:value-type="float">
            <text:p>2098.87454696528</text:p>
          </table:table-cell>
          <table:table-cell office:value-type="float" office:value="2347.07757356341" calcext:value-type="float">
            <text:p>2347.07757356341</text:p>
          </table:table-cell>
          <table:table-cell office:value-type="float" office:value="2399.52270328687" calcext:value-type="float">
            <text:p>2399.52270328687</text:p>
          </table:table-cell>
          <table:table-cell office:value-type="float" office:value="2388.54645600425" calcext:value-type="float">
            <text:p>2388.54645600425</text:p>
          </table:table-cell>
          <table:table-cell office:value-type="float" office:value="2399.59118300028" calcext:value-type="float">
            <text:p>2399.59118300028</text:p>
          </table:table-cell>
          <table:table-cell office:value-type="float" office:value="285.155424373896" calcext:value-type="float">
            <text:p>285.155424373896</text:p>
          </table:table-cell>
          <table:table-cell office:value-type="float" office:value="263.613410364512" calcext:value-type="float">
            <text:p>263.613410364512</text:p>
          </table:table-cell>
          <table:table-cell office:value-type="float" office:value="590.52623859188" calcext:value-type="float">
            <text:p>590.5262385918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97" calcext:value-type="float">
            <text:p>3009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2646043811596" calcext:value-type="float">
            <text:p>0.000162646043812</text:p>
          </table:table-cell>
          <table:table-cell office:value-type="float" office:value="0.0033058739335098" calcext:value-type="float">
            <text:p>0.00330587393351</text:p>
          </table:table-cell>
          <table:table-cell office:value-type="float" office:value="0.0288468224099553" calcext:value-type="float">
            <text:p>0.028846822409955</text:p>
          </table:table-cell>
          <table:table-cell office:value-type="float" office:value="2.46056083414205" calcext:value-type="float">
            <text:p>2.46056083414205</text:p>
          </table:table-cell>
          <table:table-cell office:value-type="float" office:value="0.349641389187752" calcext:value-type="float">
            <text:p>0.349641389187752</text:p>
          </table:table-cell>
          <table:table-cell office:value-type="float" office:value="2.4962636510139" calcext:value-type="float">
            <text:p>2.4962636510139</text:p>
          </table:table-cell>
          <table:table-cell office:value-type="float" office:value="34.4008360913699" calcext:value-type="float">
            <text:p>34.4008360913699</text:p>
          </table:table-cell>
          <table:table-cell office:value-type="float" office:value="0.626124972101119" calcext:value-type="float">
            <text:p>0.626124972101119</text:p>
          </table:table-cell>
          <table:table-cell office:value-type="float" office:value="34.9720811613195" calcext:value-type="float">
            <text:p>34.9720811613195</text:p>
          </table:table-cell>
          <table:table-cell office:value-type="float" office:value="0.0931501116134479" calcext:value-type="float">
            <text:p>0.093150111613448</text:p>
          </table:table-cell>
          <table:table-cell office:value-type="float" office:value="4.77752617878809" calcext:value-type="float">
            <text:p>4.77752617878809</text:p>
          </table:table-cell>
          <table:table-cell office:value-type="float" office:value="0.0800491434585694" calcext:value-type="float">
            <text:p>0.080049143458569</text:p>
          </table:table-cell>
          <table:table-cell office:value-type="float" office:value="2267.73691645398" calcext:value-type="float">
            <text:p>2267.73691645398</text:p>
          </table:table-cell>
          <table:table-cell office:value-type="float" office:value="2098.8141360778" calcext:value-type="float">
            <text:p>2098.8141360778</text:p>
          </table:table-cell>
          <table:table-cell office:value-type="float" office:value="2349.63199394886" calcext:value-type="float">
            <text:p>2349.63199394886</text:p>
          </table:table-cell>
          <table:table-cell office:value-type="float" office:value="2399.40668102692" calcext:value-type="float">
            <text:p>2399.40668102692</text:p>
          </table:table-cell>
          <table:table-cell office:value-type="float" office:value="2388.42989991326" calcext:value-type="float">
            <text:p>2388.42989991326</text:p>
          </table:table-cell>
          <table:table-cell office:value-type="float" office:value="2399.59233567463" calcext:value-type="float">
            <text:p>2399.59233567463</text:p>
          </table:table-cell>
          <table:table-cell office:value-type="float" office:value="285.155937021412" calcext:value-type="float">
            <text:p>285.155937021412</text:p>
          </table:table-cell>
          <table:table-cell office:value-type="float" office:value="263.609878160771" calcext:value-type="float">
            <text:p>263.609878160771</text:p>
          </table:table-cell>
          <table:table-cell office:value-type="float" office:value="605.338126998218" calcext:value-type="float">
            <text:p>605.33812699821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98" calcext:value-type="float">
            <text:p>3009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90303821281396" calcext:value-type="float">
            <text:p>0.000290303821281</text:p>
          </table:table-cell>
          <table:table-cell office:value-type="float" office:value="0.00330608012396042" calcext:value-type="float">
            <text:p>0.00330608012396</text:p>
          </table:table-cell>
          <table:table-cell office:value-type="float" office:value="0.0569145582219031" calcext:value-type="float">
            <text:p>0.056914558221903</text:p>
          </table:table-cell>
          <table:table-cell office:value-type="float" office:value="2.43289448202382" calcext:value-type="float">
            <text:p>2.43289448202382</text:p>
          </table:table-cell>
          <table:table-cell office:value-type="float" office:value="0.321847450038589" calcext:value-type="float">
            <text:p>0.321847450038589</text:p>
          </table:table-cell>
          <table:table-cell office:value-type="float" office:value="2.49653852268165" calcext:value-type="float">
            <text:p>2.49653852268165</text:p>
          </table:table-cell>
          <table:table-cell office:value-type="float" office:value="33.9581744574787" calcext:value-type="float">
            <text:p>33.9581744574787</text:p>
          </table:table-cell>
          <table:table-cell office:value-type="float" office:value="0.181421945715013" calcext:value-type="float">
            <text:p>0.181421945715013</text:p>
          </table:table-cell>
          <table:table-cell office:value-type="float" office:value="34.976479108004" calcext:value-type="float">
            <text:p>34.976479108004</text:p>
          </table:table-cell>
          <table:table-cell office:value-type="float" office:value="0.174089835944759" calcext:value-type="float">
            <text:p>0.174089835944759</text:p>
          </table:table-cell>
          <table:table-cell office:value-type="float" office:value="4.79692591342987" calcext:value-type="float">
            <text:p>4.79692591342987</text:p>
          </table:table-cell>
          <table:table-cell office:value-type="float" office:value="0.159405207568565" calcext:value-type="float">
            <text:p>0.159405207568565</text:p>
          </table:table-cell>
          <table:table-cell office:value-type="float" office:value="2267.64326826405" calcext:value-type="float">
            <text:p>2267.64326826405</text:p>
          </table:table-cell>
          <table:table-cell office:value-type="float" office:value="2098.73921687558" calcext:value-type="float">
            <text:p>2098.73921687558</text:p>
          </table:table-cell>
          <table:table-cell office:value-type="float" office:value="2352.79742056121" calcext:value-type="float">
            <text:p>2352.79742056121</text:p>
          </table:table-cell>
          <table:table-cell office:value-type="float" office:value="2399.26281598911" calcext:value-type="float">
            <text:p>2399.26281598911</text:p>
          </table:table-cell>
          <table:table-cell office:value-type="float" office:value="2388.28537142288" calcext:value-type="float">
            <text:p>2388.28537142288</text:p>
          </table:table-cell>
          <table:table-cell office:value-type="float" office:value="2399.59376500052" calcext:value-type="float">
            <text:p>2399.59376500052</text:p>
          </table:table-cell>
          <table:table-cell office:value-type="float" office:value="285.156400786651" calcext:value-type="float">
            <text:p>285.156400786651</text:p>
          </table:table-cell>
          <table:table-cell office:value-type="float" office:value="263.605484825709" calcext:value-type="float">
            <text:p>263.605484825709</text:p>
          </table:table-cell>
          <table:table-cell office:value-type="float" office:value="624.315470344734" calcext:value-type="float">
            <text:p>624.31547034473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099" calcext:value-type="float">
            <text:p>3009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17383872561675" calcext:value-type="float">
            <text:p>0.001173838725617</text:p>
          </table:table-cell>
          <table:table-cell office:value-type="float" office:value="0.184695903409246" calcext:value-type="float">
            <text:p>0.184695903409246</text:p>
          </table:table-cell>
          <table:table-cell office:value-type="float" office:value="0.249252746499438" calcext:value-type="float">
            <text:p>0.249252746499438</text:p>
          </table:table-cell>
          <table:table-cell office:value-type="float" office:value="2.24197342056017" calcext:value-type="float">
            <text:p>2.24197342056017</text:p>
          </table:table-cell>
          <table:table-cell office:value-type="float" office:value="0.313520108045222" calcext:value-type="float">
            <text:p>0.313520108045222</text:p>
          </table:table-cell>
          <table:table-cell office:value-type="float" office:value="2.49707293629239" calcext:value-type="float">
            <text:p>2.49707293629239</text:p>
          </table:table-cell>
          <table:table-cell office:value-type="float" office:value="30.9034374740618" calcext:value-type="float">
            <text:p>30.9034374740618</text:p>
          </table:table-cell>
          <table:table-cell office:value-type="float" office:value="0.0481844738227935" calcext:value-type="float">
            <text:p>0.048184473822794</text:p>
          </table:table-cell>
          <table:table-cell office:value-type="float" office:value="34.9850297257774" calcext:value-type="float">
            <text:p>34.9850297257774</text:p>
          </table:table-cell>
          <table:table-cell office:value-type="float" office:value="0.728841281752198" calcext:value-type="float">
            <text:p>0.728841281752198</text:p>
          </table:table-cell>
          <table:table-cell office:value-type="float" office:value="4.51656903095942" calcext:value-type="float">
            <text:p>4.51656903095942</text:p>
          </table:table-cell>
          <table:table-cell office:value-type="float" office:value="0.703463604270887" calcext:value-type="float">
            <text:p>0.703463604270887</text:p>
          </table:table-cell>
          <table:table-cell office:value-type="float" office:value="2266.23581688991" calcext:value-type="float">
            <text:p>2266.23581688991</text:p>
          </table:table-cell>
          <table:table-cell office:value-type="float" office:value="2100.40369545981" calcext:value-type="float">
            <text:p>2100.40369545981</text:p>
          </table:table-cell>
          <table:table-cell office:value-type="float" office:value="2355.47255525069" calcext:value-type="float">
            <text:p>2355.47255525069</text:p>
          </table:table-cell>
          <table:table-cell office:value-type="float" office:value="2398.27002650213" calcext:value-type="float">
            <text:p>2398.27002650213</text:p>
          </table:table-cell>
          <table:table-cell office:value-type="float" office:value="2388.24206927704" calcext:value-type="float">
            <text:p>2388.24206927704</text:p>
          </table:table-cell>
          <table:table-cell office:value-type="float" office:value="2399.59654398393" calcext:value-type="float">
            <text:p>2399.59654398393</text:p>
          </table:table-cell>
          <table:table-cell office:value-type="float" office:value="283.508103272697" calcext:value-type="float">
            <text:p>283.508103272697</text:p>
          </table:table-cell>
          <table:table-cell office:value-type="float" office:value="265.989333539301" calcext:value-type="float">
            <text:p>265.989333539301</text:p>
          </table:table-cell>
          <table:table-cell office:value-type="float" office:value="640.897032807183" calcext:value-type="float">
            <text:p>640.89703280718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table:style-name="ce1" office:value-type="float" office:value="30100" calcext:value-type="float">
            <text:p>30100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" calcext:value-type="float">
            <text:p>157680000</text:p>
          </table:table-cell>
          <table:table-cell table:style-name="ce1" office:value-type="float" office:value="0.00001" calcext:value-type="float">
            <text:p>1E-0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03059103315026" calcext:value-type="float">
            <text:p>0.00203059103315</text:p>
          </table:table-cell>
          <table:table-cell table:style-name="ce1" office:value-type="float" office:value="0.364728669447766" calcext:value-type="float">
            <text:p>0.364728669447766</text:p>
          </table:table-cell>
          <table:table-cell table:style-name="ce1" office:value-type="float" office:value="0.432601163156316" calcext:value-type="float">
            <text:p>0.432601163156316</text:p>
          </table:table-cell>
          <table:table-cell table:style-name="ce1" office:value-type="float" office:value="2.05993458596871" calcext:value-type="float">
            <text:p>2.05993458596871</text:p>
          </table:table-cell>
          <table:table-cell table:style-name="ce1" office:value-type="float" office:value="0.313228581551509" calcext:value-type="float">
            <text:p>0.313228581551509</text:p>
          </table:table-cell>
          <table:table-cell table:style-name="ce1" office:value-type="float" office:value="2.49752569224882" calcext:value-type="float">
            <text:p>2.49752569224882</text:p>
          </table:table-cell>
          <table:table-cell table:style-name="ce1" office:value-type="float" office:value="27.9908161205981" calcext:value-type="float">
            <text:p>27.9908161205981</text:p>
          </table:table-cell>
          <table:table-cell table:style-name="ce1" office:value-type="float" office:value="0.0435200499229858" calcext:value-type="float">
            <text:p>0.043520049922986</text:p>
          </table:table-cell>
          <table:table-cell table:style-name="ce1" office:value-type="float" office:value="34.99227382108" calcext:value-type="float">
            <text:p>34.99227382108</text:p>
          </table:table-cell>
          <table:table-cell table:style-name="ce1" office:value-type="float" office:value="1.25787987537116" calcext:value-type="float">
            <text:p>1.25787987537116</text:p>
          </table:table-cell>
          <table:table-cell table:style-name="ce1" office:value-type="float" office:value="4.23204658398807" calcext:value-type="float">
            <text:p>4.23204658398807</text:p>
          </table:table-cell>
          <table:table-cell table:style-name="ce1" office:value-type="float" office:value="1.22259178223264" calcext:value-type="float">
            <text:p>1.22259178223264</text:p>
          </table:table-cell>
          <table:table-cell table:style-name="ce1" office:value-type="float" office:value="2264.85661874324" calcext:value-type="float">
            <text:p>2264.85661874324</text:p>
          </table:table-cell>
          <table:table-cell table:style-name="ce1" office:value-type="float" office:value="2102.06442782926" calcext:value-type="float">
            <text:p>2102.06442782926</text:p>
          </table:table-cell>
          <table:table-cell table:style-name="ce1" office:value-type="float" office:value="2357.20350219049" calcext:value-type="float">
            <text:p>2357.20350219049</text:p>
          </table:table-cell>
          <table:table-cell table:style-name="ce1" office:value-type="float" office:value="2397.32342454172" calcext:value-type="float">
            <text:p>2397.32342454172</text:p>
          </table:table-cell>
          <table:table-cell table:style-name="ce1" office:value-type="float" office:value="2388.24055331876" calcext:value-type="float">
            <text:p>2388.24055331876</text:p>
          </table:table-cell>
          <table:table-cell table:style-name="ce1" office:value-type="float" office:value="2399.59889829436" calcext:value-type="float">
            <text:p>2399.59889829436</text:p>
          </table:table-cell>
          <table:table-cell table:style-name="ce1" office:value-type="float" office:value="281.866327267013" calcext:value-type="float">
            <text:p>281.866327267013</text:p>
          </table:table-cell>
          <table:table-cell table:style-name="ce1" office:value-type="float" office:value="268.364447561252" calcext:value-type="float">
            <text:p>268.364447561252</text:p>
          </table:table-cell>
          <table:table-cell table:style-name="ce1" office:value-type="float" office:value="651.897997737273" calcext:value-type="float">
            <text:p>651.897997737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101" calcext:value-type="float">
            <text:p>30101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" calcext:value-type="float">
            <text:p>157680000</text:p>
          </table:table-cell>
          <table:table-cell table:style-name="ce1" office:value-type="float" office:value="0.00001" calcext:value-type="float">
            <text:p>1E-05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619780894772285" calcext:value-type="float">
            <text:p>0.006197808947723</text:p>
          </table:table-cell>
          <table:table-cell table:style-name="ce1" office:value-type="float" office:value="1.18199263390793" calcext:value-type="float">
            <text:p>1.18199263390793</text:p>
          </table:table-cell>
          <table:table-cell table:style-name="ce1" office:value-type="float" office:value="1.28250907647929" calcext:value-type="float">
            <text:p>1.28250907647929</text:p>
          </table:table-cell>
          <table:table-cell table:style-name="ce1" office:value-type="float" office:value="1.21629285688063" calcext:value-type="float">
            <text:p>1.21629285688063</text:p>
          </table:table-cell>
          <table:table-cell table:style-name="ce1" office:value-type="float" office:value="0.311898712674384" calcext:value-type="float">
            <text:p>0.311898712674384</text:p>
          </table:table-cell>
          <table:table-cell table:style-name="ce1" office:value-type="float" office:value="2.49962378961676" calcext:value-type="float">
            <text:p>2.49962378961676</text:p>
          </table:table-cell>
          <table:table-cell table:style-name="ce1" office:value-type="float" office:value="14.492548455188" calcext:value-type="float">
            <text:p>14.492548455188</text:p>
          </table:table-cell>
          <table:table-cell table:style-name="ce1" office:value-type="float" office:value="0.0222421478879543" calcext:value-type="float">
            <text:p>0.022242147887954</text:p>
          </table:table-cell>
          <table:table-cell table:style-name="ce1" office:value-type="float" office:value="35.025843378966" calcext:value-type="float">
            <text:p>35.025843378966</text:p>
          </table:table-cell>
          <table:table-cell table:style-name="ce1" office:value-type="float" office:value="3.7182838275075" calcext:value-type="float">
            <text:p>3.7182838275075</text:p>
          </table:table-cell>
          <table:table-cell table:style-name="ce1" office:value-type="float" office:value="2.91543244739663" calcext:value-type="float">
            <text:p>2.91543244739663</text:p>
          </table:table-cell>
          <table:table-cell table:style-name="ce1" office:value-type="float" office:value="3.64638224122449" calcext:value-type="float">
            <text:p>3.64638224122449</text:p>
          </table:table-cell>
          <table:table-cell table:style-name="ce1" office:value-type="float" office:value="2258.39005246061" calcext:value-type="float">
            <text:p>2258.39005246061</text:p>
          </table:table-cell>
          <table:table-cell table:style-name="ce1" office:value-type="float" office:value="2109.54395053619" calcext:value-type="float">
            <text:p>2109.54395053619</text:p>
          </table:table-cell>
          <table:table-cell table:style-name="ce1" office:value-type="float" office:value="2364.93480794444" calcext:value-type="float">
            <text:p>2364.93480794444</text:p>
          </table:table-cell>
          <table:table-cell table:style-name="ce1" office:value-type="float" office:value="2392.93648756207" calcext:value-type="float">
            <text:p>2392.93648756207</text:p>
          </table:table-cell>
          <table:table-cell table:style-name="ce1" office:value-type="float" office:value="2388.23363801204" calcext:value-type="float">
            <text:p>2388.23363801204</text:p>
          </table:table-cell>
          <table:table-cell table:style-name="ce1" office:value-type="float" office:value="2399.60980841233" calcext:value-type="float">
            <text:p>2399.60980841233</text:p>
          </table:table-cell>
          <table:table-cell table:style-name="ce1" office:value-type="float" office:value="274.238878164036" calcext:value-type="float">
            <text:p>274.238878164036</text:p>
          </table:table-cell>
          <table:table-cell table:style-name="ce1" office:value-type="float" office:value="279.390525634256" calcext:value-type="float">
            <text:p>279.390525634256</text:p>
          </table:table-cell>
          <table:table-cell table:style-name="ce1" office:value-type="float" office:value="703.74838724413" calcext:value-type="float">
            <text:p>703.748387244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102" calcext:value-type="float">
            <text:p>3010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3791302833242" calcext:value-type="float">
            <text:p>0.000163791302833</text:p>
          </table:table-cell>
          <table:table-cell office:value-type="float" office:value="0.00330592024704124" calcext:value-type="float">
            <text:p>0.003305920247041</text:p>
          </table:table-cell>
          <table:table-cell office:value-type="float" office:value="0.0290788846039096" calcext:value-type="float">
            <text:p>0.02907888460391</text:p>
          </table:table-cell>
          <table:table-cell office:value-type="float" office:value="2.46031275840463" calcext:value-type="float">
            <text:p>2.46031275840463</text:p>
          </table:table-cell>
          <table:table-cell office:value-type="float" office:value="0.349365021790337" calcext:value-type="float">
            <text:p>0.349365021790337</text:p>
          </table:table-cell>
          <table:table-cell office:value-type="float" office:value="2.49626631727591" calcext:value-type="float">
            <text:p>2.49626631727591</text:p>
          </table:table-cell>
          <table:table-cell office:value-type="float" office:value="34.3968668795737" calcext:value-type="float">
            <text:p>34.3968668795737</text:p>
          </table:table-cell>
          <table:table-cell office:value-type="float" office:value="0.621703093745025" calcext:value-type="float">
            <text:p>0.621703093745025</text:p>
          </table:table-cell>
          <table:table-cell office:value-type="float" office:value="34.9721238215143" calcext:value-type="float">
            <text:p>34.9721238215143</text:p>
          </table:table-cell>
          <table:table-cell office:value-type="float" office:value="0.313904626670095" calcext:value-type="float">
            <text:p>0.313904626670095</text:p>
          </table:table-cell>
          <table:table-cell office:value-type="float" office:value="23.8520893461913" calcext:value-type="float">
            <text:p>23.8520893461913</text:p>
          </table:table-cell>
          <table:table-cell office:value-type="float" office:value="0.0807031553262439" calcext:value-type="float">
            <text:p>0.080703155326244</text:p>
          </table:table-cell>
          <table:table-cell office:value-type="float" office:value="2267.73609456752" calcext:value-type="float">
            <text:p>2267.73609456752</text:p>
          </table:table-cell>
          <table:table-cell office:value-type="float" office:value="2098.81313219924" calcext:value-type="float">
            <text:p>2098.81313219924</text:p>
          </table:table-cell>
          <table:table-cell office:value-type="float" office:value="2349.66084851753" calcext:value-type="float">
            <text:p>2349.66084851753</text:p>
          </table:table-cell>
          <table:table-cell office:value-type="float" office:value="2399.40539103286" calcext:value-type="float">
            <text:p>2399.40539103286</text:p>
          </table:table-cell>
          <table:table-cell office:value-type="float" office:value="2388.42846280249" calcext:value-type="float">
            <text:p>2388.42846280249</text:p>
          </table:table-cell>
          <table:table-cell office:value-type="float" office:value="2399.59234953897" calcext:value-type="float">
            <text:p>2399.59234953897</text:p>
          </table:table-cell>
          <table:table-cell office:value-type="float" office:value="285.155979996192" calcext:value-type="float">
            <text:p>285.155979996192</text:p>
          </table:table-cell>
          <table:table-cell office:value-type="float" office:value="263.609470451889" calcext:value-type="float">
            <text:p>263.609470451889</text:p>
          </table:table-cell>
          <table:table-cell office:value-type="float" office:value="605.507975702601" calcext:value-type="float">
            <text:p>605.50797570260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03" calcext:value-type="float">
            <text:p>3010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71573143980089" calcext:value-type="float">
            <text:p>0.00067157314398</text:p>
          </table:table-cell>
          <table:table-cell office:value-type="float" office:value="0.0781640592499405" calcext:value-type="float">
            <text:p>0.078164059249941</text:p>
          </table:table-cell>
          <table:table-cell office:value-type="float" office:value="0.140306424755566" calcext:value-type="float">
            <text:p>0.140306424755566</text:p>
          </table:table-cell>
          <table:table-cell office:value-type="float" office:value="2.35013046685844" calcext:value-type="float">
            <text:p>2.35013046685844</text:p>
          </table:table-cell>
          <table:table-cell office:value-type="float" office:value="0.313694098169727" calcext:value-type="float">
            <text:p>0.313694098169727</text:p>
          </table:table-cell>
          <table:table-cell office:value-type="float" office:value="2.4968039288385" calcext:value-type="float">
            <text:p>2.4968039288385</text:p>
          </table:table-cell>
          <table:table-cell office:value-type="float" office:value="32.6339502148323" calcext:value-type="float">
            <text:p>32.6339502148323</text:p>
          </table:table-cell>
          <table:table-cell office:value-type="float" office:value="0.0509683158128864" calcext:value-type="float">
            <text:p>0.050968315812887</text:p>
          </table:table-cell>
          <table:table-cell office:value-type="float" office:value="34.9807256065132" calcext:value-type="float">
            <text:p>34.9807256065132</text:p>
          </table:table-cell>
          <table:table-cell office:value-type="float" office:value="1.31230874820432" calcext:value-type="float">
            <text:p>1.31230874820432</text:p>
          </table:table-cell>
          <table:table-cell office:value-type="float" office:value="23.2485216496856" calcext:value-type="float">
            <text:p>23.2485216496856</text:p>
          </table:table-cell>
          <table:table-cell office:value-type="float" office:value="0.395186158055027" calcext:value-type="float">
            <text:p>0.395186158055027</text:p>
          </table:table-cell>
          <table:table-cell office:value-type="float" office:value="2267.05246115857" calcext:value-type="float">
            <text:p>2267.05246115857</text:p>
          </table:table-cell>
          <table:table-cell office:value-type="float" office:value="2099.40884528099" calcext:value-type="float">
            <text:p>2099.40884528099</text:p>
          </table:table-cell>
          <table:table-cell office:value-type="float" office:value="2354.42948438842" calcext:value-type="float">
            <text:p>2354.42948438842</text:p>
          </table:table-cell>
          <table:table-cell office:value-type="float" office:value="2398.83244316144" calcext:value-type="float">
            <text:p>2398.83244316144</text:p>
          </table:table-cell>
          <table:table-cell office:value-type="float" office:value="2388.24297404419" calcext:value-type="float">
            <text:p>2388.24297404419</text:p>
          </table:table-cell>
          <table:table-cell office:value-type="float" office:value="2399.59514516375" calcext:value-type="float">
            <text:p>2399.59514516375</text:p>
          </table:table-cell>
          <table:table-cell office:value-type="float" office:value="284.482506286496" calcext:value-type="float">
            <text:p>284.482506286496</text:p>
          </table:table-cell>
          <table:table-cell office:value-type="float" office:value="264.578884466732" calcext:value-type="float">
            <text:p>264.578884466732</text:p>
          </table:table-cell>
          <table:table-cell office:value-type="float" office:value="634.372296898771" calcext:value-type="float">
            <text:p>634.3722968987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04" calcext:value-type="float">
            <text:p>3010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2599095559947" calcext:value-type="float">
            <text:p>0.001259909555995</text:p>
          </table:table-cell>
          <table:table-cell office:value-type="float" office:value="0.204834645015448" calcext:value-type="float">
            <text:p>0.204834645015448</text:p>
          </table:table-cell>
          <table:table-cell office:value-type="float" office:value="0.267793283253174" calcext:value-type="float">
            <text:p>0.267793283253174</text:p>
          </table:table-cell>
          <table:table-cell office:value-type="float" office:value="2.22354680289149" calcext:value-type="float">
            <text:p>2.22354680289149</text:p>
          </table:table-cell>
          <table:table-cell office:value-type="float" office:value="0.313490523751943" calcext:value-type="float">
            <text:p>0.313490523751943</text:p>
          </table:table-cell>
          <table:table-cell office:value-type="float" office:value="2.49711876639381" calcext:value-type="float">
            <text:p>2.49711876639381</text:p>
          </table:table-cell>
          <table:table-cell office:value-type="float" office:value="30.6086115913627" calcext:value-type="float">
            <text:p>30.6086115913627</text:p>
          </table:table-cell>
          <table:table-cell office:value-type="float" office:value="0.047711125129898" calcext:value-type="float">
            <text:p>0.047711125129898</text:p>
          </table:table-cell>
          <table:table-cell office:value-type="float" office:value="34.9857630073998" calcext:value-type="float">
            <text:p>34.9857630073998</text:p>
          </table:table-cell>
          <table:table-cell office:value-type="float" office:value="2.45662696754419" calcext:value-type="float">
            <text:p>2.45662696754419</text:p>
          </table:table-cell>
          <table:table-cell office:value-type="float" office:value="22.0951508282478" calcext:value-type="float">
            <text:p>22.0951508282478</text:p>
          </table:table-cell>
          <table:table-cell office:value-type="float" office:value="0.755677599602077" calcext:value-type="float">
            <text:p>0.755677599602077</text:p>
          </table:table-cell>
          <table:table-cell office:value-type="float" office:value="2266.09622162643" calcext:value-type="float">
            <text:p>2266.09622162643</text:p>
          </table:table-cell>
          <table:table-cell office:value-type="float" office:value="2100.5725579061" calcext:value-type="float">
            <text:p>2100.5725579061</text:p>
          </table:table-cell>
          <table:table-cell office:value-type="float" office:value="2355.64277555244" calcext:value-type="float">
            <text:p>2355.64277555244</text:p>
          </table:table-cell>
          <table:table-cell office:value-type="float" office:value="2398.17420808398" calcext:value-type="float">
            <text:p>2398.17420808398</text:p>
          </table:table-cell>
          <table:table-cell office:value-type="float" office:value="2388.2419154325" calcext:value-type="float">
            <text:p>2388.2419154325</text:p>
          </table:table-cell>
          <table:table-cell office:value-type="float" office:value="2399.59678229421" calcext:value-type="float">
            <text:p>2399.59678229421</text:p>
          </table:table-cell>
          <table:table-cell office:value-type="float" office:value="283.341461398266" calcext:value-type="float">
            <text:p>283.341461398266</text:p>
          </table:table-cell>
          <table:table-cell office:value-type="float" office:value="266.229652680565" calcext:value-type="float">
            <text:p>266.229652680565</text:p>
          </table:table-cell>
          <table:table-cell office:value-type="float" office:value="641.969198751087" calcext:value-type="float">
            <text:p>641.96919875108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05" calcext:value-type="float">
            <text:p>3010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7220368802012" calcext:value-type="float">
            <text:p>0.004722036880201</text:p>
          </table:table-cell>
          <table:table-cell office:value-type="float" office:value="0.920643590533587" calcext:value-type="float">
            <text:p>0.920643590533587</text:p>
          </table:table-cell>
          <table:table-cell office:value-type="float" office:value="0.989182648567628" calcext:value-type="float">
            <text:p>0.989182648567628</text:p>
          </table:table-cell>
          <table:table-cell office:value-type="float" office:value="1.50740090380792" calcext:value-type="float">
            <text:p>1.50740090380792</text:p>
          </table:table-cell>
          <table:table-cell office:value-type="float" office:value="0.312353705269652" calcext:value-type="float">
            <text:p>0.312353705269652</text:p>
          </table:table-cell>
          <table:table-cell office:value-type="float" office:value="2.49889984646939" calcext:value-type="float">
            <text:p>2.49889984646939</text:p>
          </table:table-cell>
          <table:table-cell office:value-type="float" office:value="19.1502772060241" calcext:value-type="float">
            <text:p>19.1502772060241</text:p>
          </table:table-cell>
          <table:table-cell office:value-type="float" office:value="0.0295220294117414" calcext:value-type="float">
            <text:p>0.029522029411742</text:p>
          </table:table-cell>
          <table:table-cell office:value-type="float" office:value="35.0142602886075" calcext:value-type="float">
            <text:p>35.0142602886075</text:p>
          </table:table-cell>
          <table:table-cell office:value-type="float" office:value="8.9313262860128" calcext:value-type="float">
            <text:p>8.9313262860128</text:p>
          </table:table-cell>
          <table:table-cell office:value-type="float" office:value="15.5699331040183" calcext:value-type="float">
            <text:p>15.5699331040183</text:p>
          </table:table-cell>
          <table:table-cell office:value-type="float" office:value="2.79672787209487" calcext:value-type="float">
            <text:p>2.79672787209487</text:p>
          </table:table-cell>
          <table:table-cell office:value-type="float" office:value="2260.63635156976" calcext:value-type="float">
            <text:p>2260.63635156976</text:p>
          </table:table-cell>
          <table:table-cell office:value-type="float" office:value="2107.00263016794" calcext:value-type="float">
            <text:p>2107.00263016794</text:p>
          </table:table-cell>
          <table:table-cell office:value-type="float" office:value="2362.3393617756" calcext:value-type="float">
            <text:p>2362.3393617756</text:p>
          </table:table-cell>
          <table:table-cell office:value-type="float" office:value="2394.45024939275" calcext:value-type="float">
            <text:p>2394.45024939275</text:p>
          </table:table-cell>
          <table:table-cell office:value-type="float" office:value="2388.23600396032" calcext:value-type="float">
            <text:p>2388.23600396032</text:p>
          </table:table-cell>
          <table:table-cell office:value-type="float" office:value="2399.60604389458" calcext:value-type="float">
            <text:p>2399.60604389458</text:p>
          </table:table-cell>
          <table:table-cell office:value-type="float" office:value="276.875869435095" calcext:value-type="float">
            <text:p>276.875869435095</text:p>
          </table:table-cell>
          <table:table-cell office:value-type="float" office:value="275.582587559916" calcext:value-type="float">
            <text:p>275.582587559916</text:p>
          </table:table-cell>
          <table:table-cell office:value-type="float" office:value="685.839073123444" calcext:value-type="float">
            <text:p>685.83907312344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06" calcext:value-type="float">
            <text:p>3010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727969602781409" calcext:value-type="float">
            <text:p>0.007279696027814</text:p>
          </table:table-cell>
          <table:table-cell office:value-type="float" office:value="1.41764883483568" calcext:value-type="float">
            <text:p>1.41764883483568</text:p>
          </table:table-cell>
          <table:table-cell office:value-type="float" office:value="1.49242874228308" calcext:value-type="float">
            <text:p>1.49242874228308</text:p>
          </table:table-cell>
          <table:table-cell office:value-type="float" office:value="1.00795470491818" calcext:value-type="float">
            <text:p>1.00795470491818</text:p>
          </table:table-cell>
          <table:table-cell office:value-type="float" office:value="0.311575565569373" calcext:value-type="float">
            <text:p>0.311575565569373</text:p>
          </table:table-cell>
          <table:table-cell office:value-type="float" office:value="2.50014187771838" calcext:value-type="float">
            <text:p>2.50014187771838</text:p>
          </table:table-cell>
          <table:table-cell office:value-type="float" office:value="11.1591380237896" calcext:value-type="float">
            <text:p>11.1591380237896</text:p>
          </table:table-cell>
          <table:table-cell office:value-type="float" office:value="0.0170717942087568" calcext:value-type="float">
            <text:p>0.017071794208757</text:p>
          </table:table-cell>
          <table:table-cell office:value-type="float" office:value="35.0341327885929" calcext:value-type="float">
            <text:p>35.0341327885929</text:p>
          </table:table-cell>
          <table:table-cell office:value-type="float" office:value="13.4483964113585" calcext:value-type="float">
            <text:p>13.4483964113585</text:p>
          </table:table-cell>
          <table:table-cell office:value-type="float" office:value="11.0193549819331" calcext:value-type="float">
            <text:p>11.0193549819331</text:p>
          </table:table-cell>
          <table:table-cell office:value-type="float" office:value="4.22347702610447" calcext:value-type="float">
            <text:p>4.22347702610447</text:p>
          </table:table-cell>
          <table:table-cell office:value-type="float" office:value="2256.77678956609" calcext:value-type="float">
            <text:p>2256.77678956609</text:p>
          </table:table-cell>
          <table:table-cell office:value-type="float" office:value="2111.33818054417" calcext:value-type="float">
            <text:p>2111.33818054417</text:p>
          </table:table-cell>
          <table:table-cell office:value-type="float" office:value="2366.84747812634" calcext:value-type="float">
            <text:p>2366.84747812634</text:p>
          </table:table-cell>
          <table:table-cell office:value-type="float" office:value="2391.85312916044" calcext:value-type="float">
            <text:p>2391.85312916044</text:p>
          </table:table-cell>
          <table:table-cell office:value-type="float" office:value="2388.23195763591" calcext:value-type="float">
            <text:p>2388.23195763591</text:p>
          </table:table-cell>
          <table:table-cell office:value-type="float" office:value="2399.61250245896" calcext:value-type="float">
            <text:p>2399.61250245896</text:p>
          </table:table-cell>
          <table:table-cell office:value-type="float" office:value="272.35725417111" calcext:value-type="float">
            <text:p>272.35725417111</text:p>
          </table:table-cell>
          <table:table-cell office:value-type="float" office:value="282.118261448492" calcext:value-type="float">
            <text:p>282.118261448492</text:p>
          </table:table-cell>
          <table:table-cell office:value-type="float" office:value="717.279548207295" calcext:value-type="float">
            <text:p>717.27954820729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07" calcext:value-type="float">
            <text:p>3010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89998354686127" calcext:value-type="float">
            <text:p>1.89998354686127</text:p>
          </table:table-cell>
          <table:table-cell office:value-type="float" office:value="3.8771500499303" calcext:value-type="float">
            <text:p>3.8771500499303</text:p>
          </table:table-cell>
          <table:table-cell office:value-type="float" office:value="4.07488039404025" calcext:value-type="float">
            <text:p>4.07488039404025</text:p>
          </table:table-cell>
          <table:table-cell office:value-type="float" office:value="0.321513689495682" calcext:value-type="float">
            <text:p>0.321513689495682</text:p>
          </table:table-cell>
          <table:table-cell office:value-type="float" office:value="0.310525219687539" calcext:value-type="float">
            <text:p>0.310525219687539</text:p>
          </table:table-cell>
          <table:table-cell office:value-type="float" office:value="2.50184878872332" calcext:value-type="float">
            <text:p>2.50184878872332</text:p>
          </table:table-cell>
          <table:table-cell office:value-type="float" office:value="0.176081777028692" calcext:value-type="float">
            <text:p>0.176081777028692</text:p>
          </table:table-cell>
          <table:table-cell office:value-type="float" office:value="0.000266260098376847" calcext:value-type="float">
            <text:p>0.000266260098377</text:p>
          </table:table-cell>
          <table:table-cell office:value-type="float" office:value="35.0614433646708" calcext:value-type="float">
            <text:p>35.0614433646708</text:p>
          </table:table-cell>
          <table:table-cell office:value-type="float" office:value="22.3826345333506" calcext:value-type="float">
            <text:p>22.3826345333506</text:p>
          </table:table-cell>
          <table:table-cell office:value-type="float" office:value="5.4085123566212" calcext:value-type="float">
            <text:p>5.4085123566212</text:p>
          </table:table-cell>
          <table:table-cell office:value-type="float" office:value="11.8494133991139" calcext:value-type="float">
            <text:p>11.8494133991139</text:p>
          </table:table-cell>
          <table:table-cell office:value-type="float" office:value="2251.40002517632" calcext:value-type="float">
            <text:p>2251.40002517632</text:p>
          </table:table-cell>
          <table:table-cell office:value-type="float" office:value="2117.10768715442" calcext:value-type="float">
            <text:p>2117.10768715442</text:p>
          </table:table-cell>
          <table:table-cell office:value-type="float" office:value="2372.84733141094" calcext:value-type="float">
            <text:p>2372.84733141094</text:p>
          </table:table-cell>
          <table:table-cell office:value-type="float" office:value="2388.28363589123" calcext:value-type="float">
            <text:p>2388.28363589123</text:p>
          </table:table-cell>
          <table:table-cell office:value-type="float" office:value="2388.22649584821" calcext:value-type="float">
            <text:p>2388.22649584821</text:p>
          </table:table-cell>
          <table:table-cell office:value-type="float" office:value="2399.62137840719" calcext:value-type="float">
            <text:p>2399.62137840719</text:p>
          </table:table-cell>
          <table:table-cell office:value-type="float" office:value="266.13637625179" calcext:value-type="float">
            <text:p>266.13637625179</text:p>
          </table:table-cell>
          <table:table-cell office:value-type="float" office:value="291.116454677673" calcext:value-type="float">
            <text:p>291.116454677673</text:p>
          </table:table-cell>
          <table:table-cell office:value-type="float" office:value="761.594357198944" calcext:value-type="float">
            <text:p>761.59435719894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08" calcext:value-type="float">
            <text:p>3010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95163754071402" calcext:value-type="float">
            <text:p>0.000295163754071</text:p>
          </table:table-cell>
          <table:table-cell office:value-type="float" office:value="0.00330613778790722" calcext:value-type="float">
            <text:p>0.003306137787907</text:p>
          </table:table-cell>
          <table:table-cell office:value-type="float" office:value="0.0579587786697558" calcext:value-type="float">
            <text:p>0.057958778669756</text:p>
          </table:table-cell>
          <table:table-cell office:value-type="float" office:value="2.43184311261735" calcext:value-type="float">
            <text:p>2.43184311261735</text:p>
          </table:table-cell>
          <table:table-cell office:value-type="float" office:value="0.320760809710732" calcext:value-type="float">
            <text:p>0.320760809710732</text:p>
          </table:table-cell>
          <table:table-cell office:value-type="float" office:value="2.49654919420739" calcext:value-type="float">
            <text:p>2.49654919420739</text:p>
          </table:table-cell>
          <table:table-cell office:value-type="float" office:value="33.9413525469755" calcext:value-type="float">
            <text:p>33.9413525469755</text:p>
          </table:table-cell>
          <table:table-cell office:value-type="float" office:value="0.164035700469736" calcext:value-type="float">
            <text:p>0.164035700469736</text:p>
          </table:table-cell>
          <table:table-cell office:value-type="float" office:value="34.9766498524162" calcext:value-type="float">
            <text:p>34.9766498524162</text:p>
          </table:table-cell>
          <table:table-cell office:value-type="float" office:value="1.06821349038793" calcext:value-type="float">
            <text:p>1.06821349038793</text:p>
          </table:table-cell>
          <table:table-cell office:value-type="float" office:value="47.8111907624085" calcext:value-type="float">
            <text:p>47.8111907624085</text:p>
          </table:table-cell>
          <table:table-cell office:value-type="float" office:value="0.16235278010914" calcext:value-type="float">
            <text:p>0.16235278010914</text:p>
          </table:table-cell>
          <table:table-cell office:value-type="float" office:value="2267.63969453579" calcext:value-type="float">
            <text:p>2267.63969453579</text:p>
          </table:table-cell>
          <table:table-cell office:value-type="float" office:value="2098.73599471234" calcext:value-type="float">
            <text:p>2098.73599471234</text:p>
          </table:table-cell>
          <table:table-cell office:value-type="float" office:value="2352.91736541633" calcext:value-type="float">
            <text:p>2352.91736541633</text:p>
          </table:table-cell>
          <table:table-cell office:value-type="float" office:value="2399.25734889566" calcext:value-type="float">
            <text:p>2399.25734889566</text:p>
          </table:table-cell>
          <table:table-cell office:value-type="float" office:value="2388.27972092055" calcext:value-type="float">
            <text:p>2388.27972092055</text:p>
          </table:table-cell>
          <table:table-cell office:value-type="float" office:value="2399.59382051992" calcext:value-type="float">
            <text:p>2399.59382051992</text:p>
          </table:table-cell>
          <table:table-cell office:value-type="float" office:value="285.156385936146" calcext:value-type="float">
            <text:p>285.156385936146</text:p>
          </table:table-cell>
          <table:table-cell office:value-type="float" office:value="263.604900940264" calcext:value-type="float">
            <text:p>263.604900940264</text:p>
          </table:table-cell>
          <table:table-cell office:value-type="float" office:value="625.048346511621" calcext:value-type="float">
            <text:p>625.04834651162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09" calcext:value-type="float">
            <text:p>3010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27159775279942" calcext:value-type="float">
            <text:p>0.001271597752799</text:p>
          </table:table-cell>
          <table:table-cell office:value-type="float" office:value="0.20757226686279" calcext:value-type="float">
            <text:p>0.20757226686279</text:p>
          </table:table-cell>
          <table:table-cell office:value-type="float" office:value="0.270307184102495" calcext:value-type="float">
            <text:p>0.270307184102495</text:p>
          </table:table-cell>
          <table:table-cell office:value-type="float" office:value="2.22104694409712" calcext:value-type="float">
            <text:p>2.22104694409712</text:p>
          </table:table-cell>
          <table:table-cell office:value-type="float" office:value="0.313486511483838" calcext:value-type="float">
            <text:p>0.313486511483838</text:p>
          </table:table-cell>
          <table:table-cell office:value-type="float" office:value="2.49712498396738" calcext:value-type="float">
            <text:p>2.49712498396738</text:p>
          </table:table-cell>
          <table:table-cell office:value-type="float" office:value="30.5686138506523" calcext:value-type="float">
            <text:p>30.5686138506523</text:p>
          </table:table-cell>
          <table:table-cell office:value-type="float" office:value="0.0476469288398236" calcext:value-type="float">
            <text:p>0.047646928839824</text:p>
          </table:table-cell>
          <table:table-cell office:value-type="float" office:value="34.9858624885765" calcext:value-type="float">
            <text:p>34.9858624885765</text:p>
          </table:table-cell>
          <table:table-cell office:value-type="float" office:value="4.5913713063927" calcext:value-type="float">
            <text:p>4.5913713063927</text:p>
          </table:table-cell>
          <table:table-cell office:value-type="float" office:value="44.0580563292136" calcext:value-type="float">
            <text:p>44.0580563292136</text:p>
          </table:table-cell>
          <table:table-cell office:value-type="float" office:value="0.76275236679326" calcext:value-type="float">
            <text:p>0.76275236679326</text:p>
          </table:table-cell>
          <table:table-cell office:value-type="float" office:value="2266.07726924363" calcext:value-type="float">
            <text:p>2266.07726924363</text:p>
          </table:table-cell>
          <table:table-cell office:value-type="float" office:value="2100.59545236627" calcext:value-type="float">
            <text:p>2100.59545236627</text:p>
          </table:table-cell>
          <table:table-cell office:value-type="float" office:value="2355.66561020809" calcext:value-type="float">
            <text:p>2355.66561020809</text:p>
          </table:table-cell>
          <table:table-cell office:value-type="float" office:value="2398.16120881472" calcext:value-type="float">
            <text:p>2398.16120881472</text:p>
          </table:table-cell>
          <table:table-cell office:value-type="float" office:value="2388.24189456511" calcext:value-type="float">
            <text:p>2388.24189456511</text:p>
          </table:table-cell>
          <table:table-cell office:value-type="float" office:value="2399.59681462204" calcext:value-type="float">
            <text:p>2399.59681462204</text:p>
          </table:table-cell>
          <table:table-cell office:value-type="float" office:value="283.318831751597" calcext:value-type="float">
            <text:p>283.318831751597</text:p>
          </table:table-cell>
          <table:table-cell office:value-type="float" office:value="266.262255779203" calcext:value-type="float">
            <text:p>266.262255779203</text:p>
          </table:table-cell>
          <table:table-cell office:value-type="float" office:value="642.113184788927" calcext:value-type="float">
            <text:p>642.11318478892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10" calcext:value-type="float">
            <text:p>3011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5133486695866" calcext:value-type="float">
            <text:p>0.002351334866959</text:p>
          </table:table-cell>
          <table:table-cell office:value-type="float" office:value="0.43645053585575" calcext:value-type="float">
            <text:p>0.43645053585575</text:p>
          </table:table-cell>
          <table:table-cell office:value-type="float" office:value="0.500435140364473" calcext:value-type="float">
            <text:p>0.500435140364473</text:p>
          </table:table-cell>
          <table:table-cell office:value-type="float" office:value="1.99256702614053" calcext:value-type="float">
            <text:p>1.99256702614053</text:p>
          </table:table-cell>
          <table:table-cell office:value-type="float" office:value="0.313121111835811" calcext:value-type="float">
            <text:p>0.313121111835811</text:p>
          </table:table-cell>
          <table:table-cell office:value-type="float" office:value="2.49769324168838" calcext:value-type="float">
            <text:p>2.49769324168838</text:p>
          </table:table-cell>
          <table:table-cell office:value-type="float" office:value="26.9129351633463" calcext:value-type="float">
            <text:p>26.9129351633463</text:p>
          </table:table-cell>
          <table:table-cell office:value-type="float" office:value="0.0418005344706616" calcext:value-type="float">
            <text:p>0.041800534470662</text:p>
          </table:table-cell>
          <table:table-cell office:value-type="float" office:value="34.9949546121117" calcext:value-type="float">
            <text:p>34.9949546121117</text:p>
          </table:table-cell>
          <table:table-cell office:value-type="float" office:value="8.4092124608076" calcext:value-type="float">
            <text:p>8.4092124608076</text:p>
          </table:table-cell>
          <table:table-cell office:value-type="float" office:value="39.8204590791069" calcext:value-type="float">
            <text:p>39.8204590791069</text:p>
          </table:table-cell>
          <table:table-cell office:value-type="float" office:value="1.41349386277025" calcext:value-type="float">
            <text:p>1.41349386277025</text:p>
          </table:table-cell>
          <table:table-cell office:value-type="float" office:value="2264.34456682861" calcext:value-type="float">
            <text:p>2264.34456682861</text:p>
          </table:table-cell>
          <table:table-cell office:value-type="float" office:value="2102.67469507456" calcext:value-type="float">
            <text:p>2102.67469507456</text:p>
          </table:table-cell>
          <table:table-cell office:value-type="float" office:value="2357.8328607857" calcext:value-type="float">
            <text:p>2357.8328607857</text:p>
          </table:table-cell>
          <table:table-cell office:value-type="float" office:value="2396.97311325054" calcext:value-type="float">
            <text:p>2396.97311325054</text:p>
          </table:table-cell>
          <table:table-cell office:value-type="float" office:value="2388.23999449611" calcext:value-type="float">
            <text:p>2388.23999449611</text:p>
          </table:table-cell>
          <table:table-cell office:value-type="float" office:value="2399.5997695714" calcext:value-type="float">
            <text:p>2399.5997695714</text:p>
          </table:table-cell>
          <table:table-cell office:value-type="float" office:value="281.257899118121" calcext:value-type="float">
            <text:p>281.257899118121</text:p>
          </table:table-cell>
          <table:table-cell office:value-type="float" office:value="269.243766513854" calcext:value-type="float">
            <text:p>269.243766513854</text:p>
          </table:table-cell>
          <table:table-cell office:value-type="float" office:value="655.951958368964" calcext:value-type="float">
            <text:p>655.95195836896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11" calcext:value-type="float">
            <text:p>3011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770919128471139" calcext:value-type="float">
            <text:p>0.007709191284711</text:p>
          </table:table-cell>
          <table:table-cell office:value-type="float" office:value="1.50281773924272" calcext:value-type="float">
            <text:p>1.50281773924272</text:p>
          </table:table-cell>
          <table:table-cell office:value-type="float" office:value="1.57460784868111" calcext:value-type="float">
            <text:p>1.57460784868111</text:p>
          </table:table-cell>
          <table:table-cell office:value-type="float" office:value="0.926403836527283" calcext:value-type="float">
            <text:p>0.926403836527283</text:p>
          </table:table-cell>
          <table:table-cell office:value-type="float" office:value="0.31144963267944" calcext:value-type="float">
            <text:p>0.31144963267944</text:p>
          </table:table-cell>
          <table:table-cell office:value-type="float" office:value="2.50034467146257" calcext:value-type="float">
            <text:p>2.50034467146257</text:p>
          </table:table-cell>
          <table:table-cell office:value-type="float" office:value="9.85432412953417" calcext:value-type="float">
            <text:p>9.85432412953417</text:p>
          </table:table-cell>
          <table:table-cell office:value-type="float" office:value="0.0150568679686598" calcext:value-type="float">
            <text:p>0.01505686796866</text:p>
          </table:table-cell>
          <table:table-cell office:value-type="float" office:value="35.0373774884988" calcext:value-type="float">
            <text:p>35.0373774884988</text:p>
          </table:table-cell>
          <table:table-cell office:value-type="float" office:value="26.226050707672" calcext:value-type="float">
            <text:p>26.226050707672</text:p>
          </table:table-cell>
          <table:table-cell office:value-type="float" office:value="20.0458494493344" calcext:value-type="float">
            <text:p>20.0458494493344</text:p>
          </table:table-cell>
          <table:table-cell office:value-type="float" office:value="4.45350867084563" calcext:value-type="float">
            <text:p>4.45350867084563</text:p>
          </table:table-cell>
          <table:table-cell office:value-type="float" office:value="2256.14266861434" calcext:value-type="float">
            <text:p>2256.14266861434</text:p>
          </table:table-cell>
          <table:table-cell office:value-type="float" office:value="2112.03491730904" calcext:value-type="float">
            <text:p>2112.03491730904</text:p>
          </table:table-cell>
          <table:table-cell office:value-type="float" office:value="2367.57713166439" calcext:value-type="float">
            <text:p>2367.57713166439</text:p>
          </table:table-cell>
          <table:table-cell office:value-type="float" office:value="2391.42906465395" calcext:value-type="float">
            <text:p>2391.42906465395</text:p>
          </table:table-cell>
          <table:table-cell office:value-type="float" office:value="2388.23130279397" calcext:value-type="float">
            <text:p>2388.23130279397</text:p>
          </table:table-cell>
          <table:table-cell office:value-type="float" office:value="2399.61355699562" calcext:value-type="float">
            <text:p>2399.61355699562</text:p>
          </table:table-cell>
          <table:table-cell office:value-type="float" office:value="271.619257569002" calcext:value-type="float">
            <text:p>271.619257569002</text:p>
          </table:table-cell>
          <table:table-cell office:value-type="float" office:value="283.186385675451" calcext:value-type="float">
            <text:p>283.186385675451</text:p>
          </table:table-cell>
          <table:table-cell office:value-type="float" office:value="722.516562716138" calcext:value-type="float">
            <text:p>722.51656271613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12" calcext:value-type="float">
            <text:p>3011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08239102998567" calcext:value-type="float">
            <text:p>0.010823910299857</text:p>
          </table:table-cell>
          <table:table-cell office:value-type="float" office:value="2.06767276370867" calcext:value-type="float">
            <text:p>2.06767276370867</text:p>
          </table:table-cell>
          <table:table-cell office:value-type="float" office:value="2.15171233644595" calcext:value-type="float">
            <text:p>2.15171233644595</text:p>
          </table:table-cell>
          <table:table-cell office:value-type="float" office:value="0.353837946121333" calcext:value-type="float">
            <text:p>0.353837946121333</text:p>
          </table:table-cell>
          <table:table-cell office:value-type="float" office:value="0.310574191720723" calcext:value-type="float">
            <text:p>0.310574191720723</text:p>
          </table:table-cell>
          <table:table-cell office:value-type="float" office:value="2.50176841455084" calcext:value-type="float">
            <text:p>2.50176841455084</text:p>
          </table:table-cell>
          <table:table-cell office:value-type="float" office:value="0.693269883039427" calcext:value-type="float">
            <text:p>0.693269883039427</text:p>
          </table:table-cell>
          <table:table-cell office:value-type="float" office:value="0.00104981262966074" calcext:value-type="float">
            <text:p>0.001049812629661</text:p>
          </table:table-cell>
          <table:table-cell office:value-type="float" office:value="35.0601573779115" calcext:value-type="float">
            <text:p>35.0601573779115</text:p>
          </table:table-cell>
          <table:table-cell office:value-type="float" office:value="35.799456267384" calcext:value-type="float">
            <text:p>35.799456267384</text:p>
          </table:table-cell>
          <table:table-cell office:value-type="float" office:value="9.42680328160605" calcext:value-type="float">
            <text:p>9.42680328160605</text:p>
          </table:table-cell>
          <table:table-cell office:value-type="float" office:value="6.09702145585103" calcext:value-type="float">
            <text:p>6.09702145585103</text:p>
          </table:table-cell>
          <table:table-cell office:value-type="float" office:value="2251.65544803109" calcext:value-type="float">
            <text:p>2251.65544803109</text:p>
          </table:table-cell>
          <table:table-cell office:value-type="float" office:value="2116.84079023089" calcext:value-type="float">
            <text:p>2116.84079023089</text:p>
          </table:table-cell>
          <table:table-cell office:value-type="float" office:value="2372.57681083148" calcext:value-type="float">
            <text:p>2372.57681083148</text:p>
          </table:table-cell>
          <table:table-cell office:value-type="float" office:value="2388.45172202532" calcext:value-type="float">
            <text:p>2388.45172202532</text:p>
          </table:table-cell>
          <table:table-cell office:value-type="float" office:value="2388.22675050246" calcext:value-type="float">
            <text:p>2388.22675050246</text:p>
          </table:table-cell>
          <table:table-cell office:value-type="float" office:value="2399.62096046115" calcext:value-type="float">
            <text:p>2399.62096046115</text:p>
          </table:table-cell>
          <table:table-cell office:value-type="float" office:value="266.430180270836" calcext:value-type="float">
            <text:p>266.430180270836</text:p>
          </table:table-cell>
          <table:table-cell office:value-type="float" office:value="290.692393575697" calcext:value-type="float">
            <text:p>290.692393575697</text:p>
          </table:table-cell>
          <table:table-cell office:value-type="float" office:value="759.534455820578" calcext:value-type="float">
            <text:p>759.53445582057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13" calcext:value-type="float">
            <text:p>3011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42051267757443" calcext:value-type="float">
            <text:p>5.42051267757443</text:p>
          </table:table-cell>
          <table:table-cell office:value-type="float" office:value="7.41250917410749" calcext:value-type="float">
            <text:p>7.41250917410749</text:p>
          </table:table-cell>
          <table:table-cell office:value-type="float" office:value="7.59705081067203" calcext:value-type="float">
            <text:p>7.59705081067203</text:p>
          </table:table-cell>
          <table:table-cell office:value-type="float" office:value="0.3215136894957" calcext:value-type="float">
            <text:p>0.3215136894957</text:p>
          </table:table-cell>
          <table:table-cell office:value-type="float" office:value="0.310525219687561" calcext:value-type="float">
            <text:p>0.310525219687561</text:p>
          </table:table-cell>
          <table:table-cell office:value-type="float" office:value="2.50184878872265" calcext:value-type="float">
            <text:p>2.50184878872265</text:p>
          </table:table-cell>
          <table:table-cell office:value-type="float" office:value="0.176081777028631" calcext:value-type="float">
            <text:p>0.176081777028631</text:p>
          </table:table-cell>
          <table:table-cell office:value-type="float" office:value="0.000266260098376754" calcext:value-type="float">
            <text:p>0.000266260098377</text:p>
          </table:table-cell>
          <table:table-cell office:value-type="float" office:value="35.0614433646599" calcext:value-type="float">
            <text:p>35.0614433646599</text:p>
          </table:table-cell>
          <table:table-cell office:value-type="float" office:value="44.7587001031111" calcext:value-type="float">
            <text:p>44.7587001031111</text:p>
          </table:table-cell>
          <table:table-cell office:value-type="float" office:value="10.8154697765228" calcext:value-type="float">
            <text:p>10.8154697765228</text:p>
          </table:table-cell>
          <table:table-cell office:value-type="float" office:value="23.685197105748" calcext:value-type="float">
            <text:p>23.685197105748</text:p>
          </table:table-cell>
          <table:table-cell office:value-type="float" office:value="2251.40071453812" calcext:value-type="float">
            <text:p>2251.40071453812</text:p>
          </table:table-cell>
          <table:table-cell office:value-type="float" office:value="2117.10773962823" calcext:value-type="float">
            <text:p>2117.10773962823</text:p>
          </table:table-cell>
          <table:table-cell office:value-type="float" office:value="2372.86322842314" calcext:value-type="float">
            <text:p>2372.86322842314</text:p>
          </table:table-cell>
          <table:table-cell office:value-type="float" office:value="2388.28363589132" calcext:value-type="float">
            <text:p>2388.28363589132</text:p>
          </table:table-cell>
          <table:table-cell office:value-type="float" office:value="2388.2264958483" calcext:value-type="float">
            <text:p>2388.2264958483</text:p>
          </table:table-cell>
          <table:table-cell office:value-type="float" office:value="2399.62137840728" calcext:value-type="float">
            <text:p>2399.62137840728</text:p>
          </table:table-cell>
          <table:table-cell office:value-type="float" office:value="266.137752880099" calcext:value-type="float">
            <text:p>266.137752880099</text:p>
          </table:table-cell>
          <table:table-cell office:value-type="float" office:value="291.11653808599" calcext:value-type="float">
            <text:p>291.11653808599</text:p>
          </table:table-cell>
          <table:table-cell office:value-type="float" office:value="761.715729487336" calcext:value-type="float">
            <text:p>761.71572948733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14" calcext:value-type="float">
            <text:p>3011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38917432724693" calcext:value-type="float">
            <text:p>0.002389174327247</text:p>
          </table:table-cell>
          <table:table-cell office:value-type="float" office:value="0.444891063700999" calcext:value-type="float">
            <text:p>0.444891063700999</text:p>
          </table:table-cell>
          <table:table-cell office:value-type="float" office:value="0.508408426159465" calcext:value-type="float">
            <text:p>0.508408426159465</text:p>
          </table:table-cell>
          <table:table-cell office:value-type="float" office:value="1.98464719198254" calcext:value-type="float">
            <text:p>1.98464719198254</text:p>
          </table:table-cell>
          <table:table-cell office:value-type="float" office:value="0.313108492242646" calcext:value-type="float">
            <text:p>0.313108492242646</text:p>
          </table:table-cell>
          <table:table-cell office:value-type="float" office:value="2.49771293893273" calcext:value-type="float">
            <text:p>2.49771293893273</text:p>
          </table:table-cell>
          <table:table-cell office:value-type="float" office:value="26.7862178168194" calcext:value-type="float">
            <text:p>26.7862178168194</text:p>
          </table:table-cell>
          <table:table-cell office:value-type="float" office:value="0.0415986209810312" calcext:value-type="float">
            <text:p>0.041598620981031</text:p>
          </table:table-cell>
          <table:table-cell office:value-type="float" office:value="34.9952697680225" calcext:value-type="float">
            <text:p>34.9952697680225</text:p>
          </table:table-cell>
          <table:table-cell office:value-type="float" office:value="79.1961618416232" calcext:value-type="float">
            <text:p>79.1961618416232</text:p>
          </table:table-cell>
          <table:table-cell office:value-type="float" office:value="395.2669258455" calcext:value-type="float">
            <text:p>395.2669258455</text:p>
          </table:table-cell>
          <table:table-cell office:value-type="float" office:value="1.43588024123308" calcext:value-type="float">
            <text:p>1.43588024123308</text:p>
          </table:table-cell>
          <table:table-cell office:value-type="float" office:value="2264.28430956226" calcext:value-type="float">
            <text:p>2264.28430956226</text:p>
          </table:table-cell>
          <table:table-cell office:value-type="float" office:value="2102.74628662589" calcext:value-type="float">
            <text:p>2102.74628662589</text:p>
          </table:table-cell>
          <table:table-cell office:value-type="float" office:value="2357.90643358572" calcext:value-type="float">
            <text:p>2357.90643358572</text:p>
          </table:table-cell>
          <table:table-cell office:value-type="float" office:value="2396.93193011082" calcext:value-type="float">
            <text:p>2396.93193011082</text:p>
          </table:table-cell>
          <table:table-cell office:value-type="float" office:value="2388.23992887211" calcext:value-type="float">
            <text:p>2388.23992887211</text:p>
          </table:table-cell>
          <table:table-cell office:value-type="float" office:value="2399.59987199495" calcext:value-type="float">
            <text:p>2399.59987199495</text:p>
          </table:table-cell>
          <table:table-cell office:value-type="float" office:value="281.186339640657" calcext:value-type="float">
            <text:p>281.186339640657</text:p>
          </table:table-cell>
          <table:table-cell office:value-type="float" office:value="269.347152904073" calcext:value-type="float">
            <text:p>269.347152904073</text:p>
          </table:table-cell>
          <table:table-cell office:value-type="float" office:value="656.427766678098" calcext:value-type="float">
            <text:p>656.42776667809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15" calcext:value-type="float">
            <text:p>3011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14175540858253" calcext:value-type="float">
            <text:p>0.008141755408583</text:p>
          </table:table-cell>
          <table:table-cell office:value-type="float" office:value="1.58819807336617" calcext:value-type="float">
            <text:p>1.58819807336617</text:p>
          </table:table-cell>
          <table:table-cell office:value-type="float" office:value="1.65671984226789" calcext:value-type="float">
            <text:p>1.65671984226789</text:p>
          </table:table-cell>
          <table:table-cell office:value-type="float" office:value="0.844922734833713" calcext:value-type="float">
            <text:p>0.844922734833713</text:p>
          </table:table-cell>
          <table:table-cell office:value-type="float" office:value="0.3113241194482" calcext:value-type="float">
            <text:p>0.3113241194482</text:p>
          </table:table-cell>
          <table:table-cell office:value-type="float" office:value="2.5005472893683" calcext:value-type="float">
            <text:p>2.5005472893683</text:p>
          </table:table-cell>
          <table:table-cell office:value-type="float" office:value="8.55062650243555" calcext:value-type="float">
            <text:p>8.55062650243555</text:p>
          </table:table-cell>
          <table:table-cell office:value-type="float" office:value="0.0130486562672752" calcext:value-type="float">
            <text:p>0.013048656267275</text:p>
          </table:table-cell>
          <table:table-cell office:value-type="float" office:value="35.0406193749889" calcext:value-type="float">
            <text:p>35.0406193749889</text:p>
          </table:table-cell>
          <table:table-cell office:value-type="float" office:value="255.581919369091" calcext:value-type="float">
            <text:p>255.581919369091</text:p>
          </table:table-cell>
          <table:table-cell office:value-type="float" office:value="180.552304073467" calcext:value-type="float">
            <text:p>180.552304073467</text:p>
          </table:table-cell>
          <table:table-cell office:value-type="float" office:value="4.68282126705199" calcext:value-type="float">
            <text:p>4.68282126705199</text:p>
          </table:table-cell>
          <table:table-cell office:value-type="float" office:value="2255.50790464588" calcext:value-type="float">
            <text:p>2255.50790464588</text:p>
          </table:table-cell>
          <table:table-cell office:value-type="float" office:value="2112.72797405457" calcext:value-type="float">
            <text:p>2112.72797405457</text:p>
          </table:table-cell>
          <table:table-cell office:value-type="float" office:value="2368.30277885961" calcext:value-type="float">
            <text:p>2368.30277885961</text:p>
          </table:table-cell>
          <table:table-cell office:value-type="float" office:value="2391.00536293583" calcext:value-type="float">
            <text:p>2391.00536293583</text:p>
          </table:table-cell>
          <table:table-cell office:value-type="float" office:value="2388.23065013585" calcext:value-type="float">
            <text:p>2388.23065013585</text:p>
          </table:table-cell>
          <table:table-cell office:value-type="float" office:value="2399.61461061941" calcext:value-type="float">
            <text:p>2399.61461061941</text:p>
          </table:table-cell>
          <table:table-cell office:value-type="float" office:value="270.881705700177" calcext:value-type="float">
            <text:p>270.881705700177</text:p>
          </table:table-cell>
          <table:table-cell office:value-type="float" office:value="284.25384793751" calcext:value-type="float">
            <text:p>284.25384793751</text:p>
          </table:table-cell>
          <table:table-cell office:value-type="float" office:value="727.766278889736" calcext:value-type="float">
            <text:p>727.766278889736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16" calcext:value-type="float">
            <text:p>3011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21646878776233" calcext:value-type="float">
            <text:p>0.321646878776233</text:p>
          </table:table-cell>
          <table:table-cell office:value-type="float" office:value="2.42323925134075" calcext:value-type="float">
            <text:p>2.42323925134075</text:p>
          </table:table-cell>
          <table:table-cell office:value-type="float" office:value="2.49495107259811" calcext:value-type="float">
            <text:p>2.49495107259811</text:p>
          </table:table-cell>
          <table:table-cell office:value-type="float" office:value="0.321513689495771" calcext:value-type="float">
            <text:p>0.321513689495771</text:p>
          </table:table-cell>
          <table:table-cell office:value-type="float" office:value="0.310525219687631" calcext:value-type="float">
            <text:p>0.310525219687631</text:p>
          </table:table-cell>
          <table:table-cell office:value-type="float" office:value="2.50184878872301" calcext:value-type="float">
            <text:p>2.50184878872301</text:p>
          </table:table-cell>
          <table:table-cell office:value-type="float" office:value="0.176081777028657" calcext:value-type="float">
            <text:p>0.176081777028657</text:p>
          </table:table-cell>
          <table:table-cell office:value-type="float" office:value="0.000266260098376793" calcext:value-type="float">
            <text:p>0.000266260098377</text:p>
          </table:table-cell>
          <table:table-cell office:value-type="float" office:value="35.0614433646645" calcext:value-type="float">
            <text:p>35.0614433646645</text:p>
          </table:table-cell>
          <table:table-cell office:value-type="float" office:value="337.008375806649" calcext:value-type="float">
            <text:p>337.008375806649</text:p>
          </table:table-cell>
          <table:table-cell office:value-type="float" office:value="82.0404189590828" calcext:value-type="float">
            <text:p>82.0404189590828</text:p>
          </table:table-cell>
          <table:table-cell office:value-type="float" office:value="7.05438921626322" calcext:value-type="float">
            <text:p>7.05438921626322</text:p>
          </table:table-cell>
          <table:table-cell office:value-type="float" office:value="2251.40087107653" calcext:value-type="float">
            <text:p>2251.40087107653</text:p>
          </table:table-cell>
          <table:table-cell office:value-type="float" office:value="2117.10775154387" calcext:value-type="float">
            <text:p>2117.10775154387</text:p>
          </table:table-cell>
          <table:table-cell office:value-type="float" office:value="2372.86683828819" calcext:value-type="float">
            <text:p>2372.86683828819</text:p>
          </table:table-cell>
          <table:table-cell office:value-type="float" office:value="2388.28363589139" calcext:value-type="float">
            <text:p>2388.28363589139</text:p>
          </table:table-cell>
          <table:table-cell office:value-type="float" office:value="2388.22649584836" calcext:value-type="float">
            <text:p>2388.22649584836</text:p>
          </table:table-cell>
          <table:table-cell office:value-type="float" office:value="2399.62137840735" calcext:value-type="float">
            <text:p>2399.62137840735</text:p>
          </table:table-cell>
          <table:table-cell office:value-type="float" office:value="266.138065482445" calcext:value-type="float">
            <text:p>266.138065482445</text:p>
          </table:table-cell>
          <table:table-cell office:value-type="float" office:value="291.116557026133" calcext:value-type="float">
            <text:p>291.116557026133</text:p>
          </table:table-cell>
          <table:table-cell office:value-type="float" office:value="761.743293339473" calcext:value-type="float">
            <text:p>761.74329333947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17" calcext:value-type="float">
            <text:p>3011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64823471091705" calcext:value-type="float">
            <text:p>7.64823471091705</text:p>
          </table:table-cell>
          <table:table-cell office:value-type="float" office:value="9.7391501430913" calcext:value-type="float">
            <text:p>9.7391501430913</text:p>
          </table:table-cell>
          <table:table-cell office:value-type="float" office:value="9.82380531845352" calcext:value-type="float">
            <text:p>9.82380531845352</text:p>
          </table:table-cell>
          <table:table-cell office:value-type="float" office:value="0.321513689495747" calcext:value-type="float">
            <text:p>0.321513689495747</text:p>
          </table:table-cell>
          <table:table-cell office:value-type="float" office:value="0.310525219687612" calcext:value-type="float">
            <text:p>0.310525219687612</text:p>
          </table:table-cell>
          <table:table-cell office:value-type="float" office:value="2.5018487887219" calcext:value-type="float">
            <text:p>2.5018487887219</text:p>
          </table:table-cell>
          <table:table-cell office:value-type="float" office:value="0.176081777028559" calcext:value-type="float">
            <text:p>0.176081777028559</text:p>
          </table:table-cell>
          <table:table-cell office:value-type="float" office:value="0.000266260098376646" calcext:value-type="float">
            <text:p>0.000266260098377</text:p>
          </table:table-cell>
          <table:table-cell office:value-type="float" office:value="35.061443364647" calcext:value-type="float">
            <text:p>35.061443364647</text:p>
          </table:table-cell>
          <table:table-cell office:value-type="float" office:value="349.3327909393" calcext:value-type="float">
            <text:p>349.3327909393</text:p>
          </table:table-cell>
          <table:table-cell office:value-type="float" office:value="84.9509655952141" calcext:value-type="float">
            <text:p>84.9509655952141</text:p>
          </table:table-cell>
          <table:table-cell office:value-type="float" office:value="32.6661621145074" calcext:value-type="float">
            <text:p>32.6661621145074</text:p>
          </table:table-cell>
          <table:table-cell office:value-type="float" office:value="2251.40128265095" calcext:value-type="float">
            <text:p>2251.40128265095</text:p>
          </table:table-cell>
          <table:table-cell office:value-type="float" office:value="2117.10778287267" calcext:value-type="float">
            <text:p>2117.10778287267</text:p>
          </table:table-cell>
          <table:table-cell office:value-type="float" office:value="2372.87632945719" calcext:value-type="float">
            <text:p>2372.87632945719</text:p>
          </table:table-cell>
          <table:table-cell office:value-type="float" office:value="2388.28363589146" calcext:value-type="float">
            <text:p>2388.28363589146</text:p>
          </table:table-cell>
          <table:table-cell office:value-type="float" office:value="2388.22649584844" calcext:value-type="float">
            <text:p>2388.22649584844</text:p>
          </table:table-cell>
          <table:table-cell office:value-type="float" office:value="2399.62137840742" calcext:value-type="float">
            <text:p>2399.62137840742</text:p>
          </table:table-cell>
          <table:table-cell office:value-type="float" office:value="266.138887386329" calcext:value-type="float">
            <text:p>266.138887386329</text:p>
          </table:table-cell>
          <table:table-cell office:value-type="float" office:value="291.116606823979" calcext:value-type="float">
            <text:p>291.116606823979</text:p>
          </table:table-cell>
          <table:table-cell office:value-type="float" office:value="761.815770108077" calcext:value-type="float">
            <text:p>761.81577010807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18" calcext:value-type="float">
            <text:p>3011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165345908338" calcext:value-type="float">
            <text:p>10.8165345908338</text:p>
          </table:table-cell>
          <table:table-cell office:value-type="float" office:value="12.8978580158985" calcext:value-type="float">
            <text:p>12.8978580158985</text:p>
          </table:table-cell>
          <table:table-cell office:value-type="float" office:value="12.9947438740417" calcext:value-type="float">
            <text:p>12.9947438740417</text:p>
          </table:table-cell>
          <table:table-cell office:value-type="float" office:value="0.321513689495681" calcext:value-type="float">
            <text:p>0.321513689495681</text:p>
          </table:table-cell>
          <table:table-cell office:value-type="float" office:value="0.310525219687546" calcext:value-type="float">
            <text:p>0.310525219687546</text:p>
          </table:table-cell>
          <table:table-cell office:value-type="float" office:value="2.50184878872186" calcext:value-type="float">
            <text:p>2.50184878872186</text:p>
          </table:table-cell>
          <table:table-cell office:value-type="float" office:value="0.176081777028561" calcext:value-type="float">
            <text:p>0.176081777028561</text:p>
          </table:table-cell>
          <table:table-cell office:value-type="float" office:value="0.000266260098376649" calcext:value-type="float">
            <text:p>0.000266260098377</text:p>
          </table:table-cell>
          <table:table-cell office:value-type="float" office:value="35.0614433646474" calcext:value-type="float">
            <text:p>35.0614433646474</text:p>
          </table:table-cell>
          <table:table-cell office:value-type="float" office:value="362.393918188898" calcext:value-type="float">
            <text:p>362.393918188898</text:p>
          </table:table-cell>
          <table:table-cell office:value-type="float" office:value="88.0354949276852" calcext:value-type="float">
            <text:p>88.0354949276852</text:p>
          </table:table-cell>
          <table:table-cell office:value-type="float" office:value="59.8089207213808" calcext:value-type="float">
            <text:p>59.8089207213808</text:p>
          </table:table-cell>
          <table:table-cell office:value-type="float" office:value="2251.40130216884" calcext:value-type="float">
            <text:p>2251.40130216884</text:p>
          </table:table-cell>
          <table:table-cell office:value-type="float" office:value="2117.1077843583" calcext:value-type="float">
            <text:p>2117.1077843583</text:p>
          </table:table-cell>
          <table:table-cell office:value-type="float" office:value="2372.87677955491" calcext:value-type="float">
            <text:p>2372.87677955491</text:p>
          </table:table-cell>
          <table:table-cell office:value-type="float" office:value="2388.28363589138" calcext:value-type="float">
            <text:p>2388.28363589138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3" calcext:value-type="float">
            <text:p>2399.62137840733</text:p>
          </table:table-cell>
          <table:table-cell office:value-type="float" office:value="266.138926363327" calcext:value-type="float">
            <text:p>266.138926363327</text:p>
          </table:table-cell>
          <table:table-cell office:value-type="float" office:value="291.116609185524" calcext:value-type="float">
            <text:p>291.116609185524</text:p>
          </table:table-cell>
          <table:table-cell office:value-type="float" office:value="761.819207340515" calcext:value-type="float">
            <text:p>761.81920734051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19" calcext:value-type="float">
            <text:p>3011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" calcext:value-type="float">
            <text:p>15768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540934868255" calcext:value-type="float">
            <text:p>14.1540934868255</text:p>
          </table:table-cell>
          <table:table-cell office:value-type="float" office:value="16.225168839867" calcext:value-type="float">
            <text:p>16.225168839867</text:p>
          </table:table-cell>
          <table:table-cell office:value-type="float" office:value="16.335675081465" calcext:value-type="float">
            <text:p>16.335675081465</text:p>
          </table:table-cell>
          <table:table-cell office:value-type="float" office:value="0.321513689495704" calcext:value-type="float">
            <text:p>0.321513689495704</text:p>
          </table:table-cell>
          <table:table-cell office:value-type="float" office:value="0.310525219687569" calcext:value-type="float">
            <text:p>0.310525219687569</text:p>
          </table:table-cell>
          <table:table-cell office:value-type="float" office:value="2.50184878872199" calcext:value-type="float">
            <text:p>2.50184878872199</text:p>
          </table:table-cell>
          <table:table-cell office:value-type="float" office:value="0.176081777028571" calcext:value-type="float">
            <text:p>0.176081777028571</text:p>
          </table:table-cell>
          <table:table-cell office:value-type="float" office:value="0.000266260098376664" calcext:value-type="float">
            <text:p>0.000266260098377</text:p>
          </table:table-cell>
          <table:table-cell office:value-type="float" office:value="35.0614433646491" calcext:value-type="float">
            <text:p>35.0614433646491</text:p>
          </table:table-cell>
          <table:table-cell office:value-type="float" office:value="447.530642728868" calcext:value-type="float">
            <text:p>447.530642728868</text:p>
          </table:table-cell>
          <table:table-cell office:value-type="float" office:value="108.141357214255" calcext:value-type="float">
            <text:p>108.141357214255</text:p>
          </table:table-cell>
          <table:table-cell office:value-type="float" office:value="236.73503536168" calcext:value-type="float">
            <text:p>236.73503536168</text:p>
          </table:table-cell>
          <table:table-cell office:value-type="float" office:value="2251.40131619322" calcext:value-type="float">
            <text:p>2251.40131619322</text:p>
          </table:table-cell>
          <table:table-cell office:value-type="float" office:value="2117.10778542584" calcext:value-type="float">
            <text:p>2117.10778542584</text:p>
          </table:table-cell>
          <table:table-cell office:value-type="float" office:value="2372.87710296647" calcext:value-type="float">
            <text:p>2372.87710296647</text:p>
          </table:table-cell>
          <table:table-cell office:value-type="float" office:value="2388.28363589141" calcext:value-type="float">
            <text:p>2388.28363589141</text:p>
          </table:table-cell>
          <table:table-cell office:value-type="float" office:value="2388.22649584838" calcext:value-type="float">
            <text:p>2388.22649584838</text:p>
          </table:table-cell>
          <table:table-cell office:value-type="float" office:value="2399.62137840736" calcext:value-type="float">
            <text:p>2399.62137840736</text:p>
          </table:table-cell>
          <table:table-cell office:value-type="float" office:value="266.138954369694" calcext:value-type="float">
            <text:p>266.138954369694</text:p>
          </table:table-cell>
          <table:table-cell office:value-type="float" office:value="291.11661088239" calcext:value-type="float">
            <text:p>291.11661088239</text:p>
          </table:table-cell>
          <table:table-cell office:value-type="float" office:value="761.821677126326" calcext:value-type="float">
            <text:p>761.82167712632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20" calcext:value-type="float">
            <text:p>3012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299746316021326" calcext:value-type="float">
            <text:p>2.99746316021326E-05</text:p>
          </table:table-cell>
          <table:table-cell office:value-type="float" office:value="0.0032611280136431" calcext:value-type="float">
            <text:p>0.003261128013643</text:p>
          </table:table-cell>
          <table:table-cell office:value-type="float" office:value="0.0000598258806939704" calcext:value-type="float">
            <text:p>5.98258806939704E-05</text:p>
          </table:table-cell>
          <table:table-cell office:value-type="float" office:value="2.48918455553318" calcext:value-type="float">
            <text:p>2.48918455553318</text:p>
          </table:table-cell>
          <table:table-cell office:value-type="float" office:value="0.40546720880292" calcext:value-type="float">
            <text:p>0.40546720880292</text:p>
          </table:table-cell>
          <table:table-cell office:value-type="float" office:value="2.49577825204556" calcext:value-type="float">
            <text:p>2.49577825204556</text:p>
          </table:table-cell>
          <table:table-cell office:value-type="float" office:value="34.8588156336295" calcext:value-type="float">
            <text:p>34.8588156336295</text:p>
          </table:table-cell>
          <table:table-cell office:value-type="float" office:value="1.51933808594528" calcext:value-type="float">
            <text:p>1.51933808594528</text:p>
          </table:table-cell>
          <table:table-cell office:value-type="float" office:value="34.9643147778275" calcext:value-type="float">
            <text:p>34.9643147778275</text:p>
          </table:table-cell>
          <table:table-cell office:value-type="float" office:value="0.0000428104550236542" calcext:value-type="float">
            <text:p>4.28104550236542E-05</text:p>
          </table:table-cell>
          <table:table-cell office:value-type="float" office:value="0.00761149939140279" calcext:value-type="float">
            <text:p>0.007611499391403</text:p>
          </table:table-cell>
          <table:table-cell office:value-type="float" office:value="0.0000449194667257354" calcext:value-type="float">
            <text:p>4.49194667257354E-05</text:p>
          </table:table-cell>
          <table:table-cell office:value-type="float" office:value="2267.72174596424" calcext:value-type="float">
            <text:p>2267.72174596424</text:p>
          </table:table-cell>
          <table:table-cell office:value-type="float" office:value="2099.21462935487" calcext:value-type="float">
            <text:p>2099.21462935487</text:p>
          </table:table-cell>
          <table:table-cell office:value-type="float" office:value="2343.52885155724" calcext:value-type="float">
            <text:p>2343.52885155724</text:p>
          </table:table-cell>
          <table:table-cell office:value-type="float" office:value="2399.55552442376" calcext:value-type="float">
            <text:p>2399.55552442376</text:p>
          </table:table-cell>
          <table:table-cell office:value-type="float" office:value="2388.72019422072" calcext:value-type="float">
            <text:p>2388.72019422072</text:p>
          </table:table-cell>
          <table:table-cell office:value-type="float" office:value="2399.58981164564" calcext:value-type="float">
            <text:p>2399.58981164564</text:p>
          </table:table-cell>
          <table:table-cell office:value-type="float" office:value="284.911772446991" calcext:value-type="float">
            <text:p>284.911772446991</text:p>
          </table:table-cell>
          <table:table-cell office:value-type="float" office:value="263.970401317352" calcext:value-type="float">
            <text:p>263.970401317352</text:p>
          </table:table-cell>
          <table:table-cell office:value-type="float" office:value="570.671215088518" calcext:value-type="float">
            <text:p>570.67121508851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1" calcext:value-type="float">
            <text:p>3012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09126844232722" calcext:value-type="float">
            <text:p>3.09126844232722E-05</text:p>
          </table:table-cell>
          <table:table-cell office:value-type="float" office:value="0.00326143229902065" calcext:value-type="float">
            <text:p>0.003261432299021</text:p>
          </table:table-cell>
          <table:table-cell office:value-type="float" office:value="0.000232137783230106" calcext:value-type="float">
            <text:p>0.00023213778323</text:p>
          </table:table-cell>
          <table:table-cell office:value-type="float" office:value="2.48898216107497" calcext:value-type="float">
            <text:p>2.48898216107497</text:p>
          </table:table-cell>
          <table:table-cell office:value-type="float" office:value="0.405080284281891" calcext:value-type="float">
            <text:p>0.405080284281891</text:p>
          </table:table-cell>
          <table:table-cell office:value-type="float" office:value="2.49578162622905" calcext:value-type="float">
            <text:p>2.49578162622905</text:p>
          </table:table-cell>
          <table:table-cell office:value-type="float" office:value="34.8555773222968" calcext:value-type="float">
            <text:p>34.8555773222968</text:p>
          </table:table-cell>
          <table:table-cell office:value-type="float" office:value="1.51314729360743" calcext:value-type="float">
            <text:p>1.51314729360743</text:p>
          </table:table-cell>
          <table:table-cell office:value-type="float" office:value="34.9643687647621" calcext:value-type="float">
            <text:p>34.9643687647621</text:p>
          </table:table-cell>
          <table:table-cell office:value-type="float" office:value="0.000158018776326112" calcext:value-type="float">
            <text:p>0.000158018776326</text:p>
          </table:table-cell>
          <table:table-cell office:value-type="float" office:value="0.00765619163662953" calcext:value-type="float">
            <text:p>0.00765619163663</text:p>
          </table:table-cell>
          <table:table-cell office:value-type="float" office:value="0.000221578408003679" calcext:value-type="float">
            <text:p>0.000221578408004</text:p>
          </table:table-cell>
          <table:table-cell office:value-type="float" office:value="2267.7221996373" calcext:value-type="float">
            <text:p>2267.7221996373</text:p>
          </table:table-cell>
          <table:table-cell office:value-type="float" office:value="2099.21192395252" calcext:value-type="float">
            <text:p>2099.21192395252</text:p>
          </table:table-cell>
          <table:table-cell office:value-type="float" office:value="2343.58065145038" calcext:value-type="float">
            <text:p>2343.58065145038</text:p>
          </table:table-cell>
          <table:table-cell office:value-type="float" office:value="2399.55447197815" calcext:value-type="float">
            <text:p>2399.55447197815</text:p>
          </table:table-cell>
          <table:table-cell office:value-type="float" office:value="2388.71818221877" calcext:value-type="float">
            <text:p>2388.71818221877</text:p>
          </table:table-cell>
          <table:table-cell office:value-type="float" office:value="2399.58982919697" calcext:value-type="float">
            <text:p>2399.58982919697</text:p>
          </table:table-cell>
          <table:table-cell office:value-type="float" office:value="284.914250533183" calcext:value-type="float">
            <text:p>284.914250533183</text:p>
          </table:table-cell>
          <table:table-cell office:value-type="float" office:value="263.968000215686" calcext:value-type="float">
            <text:p>263.968000215686</text:p>
          </table:table-cell>
          <table:table-cell office:value-type="float" office:value="570.955113158865" calcext:value-type="float">
            <text:p>570.95511315886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2" calcext:value-type="float">
            <text:p>3012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20198450488542" calcext:value-type="float">
            <text:p>3.20198450488542E-05</text:p>
          </table:table-cell>
          <table:table-cell office:value-type="float" office:value="0.00326179618159989" calcext:value-type="float">
            <text:p>0.0032617961816</text:p>
          </table:table-cell>
          <table:table-cell office:value-type="float" office:value="0.000442089957895243" calcext:value-type="float">
            <text:p>0.000442089957895</text:p>
          </table:table-cell>
          <table:table-cell office:value-type="float" office:value="2.48874324767412" calcext:value-type="float">
            <text:p>2.48874324767412</text:p>
          </table:table-cell>
          <table:table-cell office:value-type="float" office:value="0.404620697648734" calcext:value-type="float">
            <text:p>0.404620697648734</text:p>
          </table:table-cell>
          <table:table-cell office:value-type="float" office:value="2.49578563033825" calcext:value-type="float">
            <text:p>2.49578563033825</text:p>
          </table:table-cell>
          <table:table-cell office:value-type="float" office:value="34.8517547078824" calcext:value-type="float">
            <text:p>34.8517547078824</text:p>
          </table:table-cell>
          <table:table-cell office:value-type="float" office:value="1.5057939074763" calcext:value-type="float">
            <text:p>1.5057939074763</text:p>
          </table:table-cell>
          <table:table-cell office:value-type="float" office:value="34.9644328305086" calcext:value-type="float">
            <text:p>34.9644328305086</text:p>
          </table:table-cell>
          <table:table-cell office:value-type="float" office:value="0.000297729436028591" calcext:value-type="float">
            <text:p>0.000297729436029</text:p>
          </table:table-cell>
          <table:table-cell office:value-type="float" office:value="0.00771037765725803" calcext:value-type="float">
            <text:p>0.007710377657258</text:p>
          </table:table-cell>
          <table:table-cell office:value-type="float" office:value="0.000435829946864525" calcext:value-type="float">
            <text:p>0.000435829946865</text:p>
          </table:table-cell>
          <table:table-cell office:value-type="float" office:value="2267.7227689212" calcext:value-type="float">
            <text:p>2267.7227689212</text:p>
          </table:table-cell>
          <table:table-cell office:value-type="float" office:value="2099.2086982929" calcext:value-type="float">
            <text:p>2099.2086982929</text:p>
          </table:table-cell>
          <table:table-cell office:value-type="float" office:value="2343.64264478698" calcext:value-type="float">
            <text:p>2343.64264478698</text:p>
          </table:table-cell>
          <table:table-cell office:value-type="float" office:value="2399.5532296318" calcext:value-type="float">
            <text:p>2399.5532296318</text:p>
          </table:table-cell>
          <table:table-cell office:value-type="float" office:value="2388.71579237162" calcext:value-type="float">
            <text:p>2388.71579237162</text:p>
          </table:table-cell>
          <table:table-cell office:value-type="float" office:value="2399.58985002169" calcext:value-type="float">
            <text:p>2399.58985002169</text:p>
          </table:table-cell>
          <table:table-cell office:value-type="float" office:value="284.917249153272" calcext:value-type="float">
            <text:p>284.917249153272</text:p>
          </table:table-cell>
          <table:table-cell office:value-type="float" office:value="263.965131055138" calcext:value-type="float">
            <text:p>263.965131055138</text:p>
          </table:table-cell>
          <table:table-cell office:value-type="float" office:value="571.295107198436" calcext:value-type="float">
            <text:p>571.29510719843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3" calcext:value-type="float">
            <text:p>3012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61653923724548" calcext:value-type="float">
            <text:p>3.61653923724548E-05</text:p>
          </table:table-cell>
          <table:table-cell office:value-type="float" office:value="0.00326417021805476" calcext:value-type="float">
            <text:p>0.003264170218055</text:p>
          </table:table-cell>
          <table:table-cell office:value-type="float" office:value="0.00120765308425245" calcext:value-type="float">
            <text:p>0.001207653084252</text:p>
          </table:table-cell>
          <table:table-cell office:value-type="float" office:value="2.48785327611649" calcext:value-type="float">
            <text:p>2.48785327611649</text:p>
          </table:table-cell>
          <table:table-cell office:value-type="float" office:value="0.402291027570706" calcext:value-type="float">
            <text:p>0.402291027570706</text:p>
          </table:table-cell>
          <table:table-cell office:value-type="float" office:value="2.49580513277462" calcext:value-type="float">
            <text:p>2.49580513277462</text:p>
          </table:table-cell>
          <table:table-cell office:value-type="float" office:value="34.8375151629623" calcext:value-type="float">
            <text:p>34.8375151629623</text:p>
          </table:table-cell>
          <table:table-cell office:value-type="float" office:value="1.46851918622981" calcext:value-type="float">
            <text:p>1.46851918622981</text:p>
          </table:table-cell>
          <table:table-cell office:value-type="float" office:value="34.9647448694924" calcext:value-type="float">
            <text:p>34.9647448694924</text:p>
          </table:table-cell>
          <table:table-cell office:value-type="float" office:value="0.00126667748612161" calcext:value-type="float">
            <text:p>0.001266677486122</text:p>
          </table:table-cell>
          <table:table-cell office:value-type="float" office:value="0.00808584822322376" calcext:value-type="float">
            <text:p>0.008085848223224</text:p>
          </table:table-cell>
          <table:table-cell office:value-type="float" office:value="0.0019242133621952" calcext:value-type="float">
            <text:p>0.001924213362195</text:p>
          </table:table-cell>
          <table:table-cell office:value-type="float" office:value="2267.73001223713" calcext:value-type="float">
            <text:p>2267.73001223713</text:p>
          </table:table-cell>
          <table:table-cell office:value-type="float" office:value="2099.18953447412" calcext:value-type="float">
            <text:p>2099.18953447412</text:p>
          </table:table-cell>
          <table:table-cell office:value-type="float" office:value="2344.00226682423" calcext:value-type="float">
            <text:p>2344.00226682423</text:p>
          </table:table-cell>
          <table:table-cell office:value-type="float" office:value="2399.54860174047" calcext:value-type="float">
            <text:p>2399.54860174047</text:p>
          </table:table-cell>
          <table:table-cell office:value-type="float" office:value="2388.70367804801" calcext:value-type="float">
            <text:p>2388.70367804801</text:p>
          </table:table-cell>
          <table:table-cell office:value-type="float" office:value="2399.5899513951" calcext:value-type="float">
            <text:p>2399.5899513951</text:p>
          </table:table-cell>
          <table:table-cell office:value-type="float" office:value="284.939554389474" calcext:value-type="float">
            <text:p>284.939554389474</text:p>
          </table:table-cell>
          <table:table-cell office:value-type="float" office:value="263.946627986519" calcext:value-type="float">
            <text:p>263.946627986519</text:p>
          </table:table-cell>
          <table:table-cell office:value-type="float" office:value="573.272399167308" calcext:value-type="float">
            <text:p>573.27239916730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4" calcext:value-type="float">
            <text:p>3012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87563307799915" calcext:value-type="float">
            <text:p>3.87563307799915E-05</text:p>
          </table:table-cell>
          <table:table-cell office:value-type="float" office:value="0.00326624081572575" calcext:value-type="float">
            <text:p>0.003266240815726</text:p>
          </table:table-cell>
          <table:table-cell office:value-type="float" office:value="0.00171366278532907" calcext:value-type="float">
            <text:p>0.001713662785329</text:p>
          </table:table-cell>
          <table:table-cell office:value-type="float" office:value="2.48729959773159" calcext:value-type="float">
            <text:p>2.48729959773159</text:p>
          </table:table-cell>
          <table:table-cell office:value-type="float" office:value="0.400481509020834" calcext:value-type="float">
            <text:p>0.400481509020834</text:p>
          </table:table-cell>
          <table:table-cell office:value-type="float" office:value="2.49581994028523" calcext:value-type="float">
            <text:p>2.49581994028523</text:p>
          </table:table-cell>
          <table:table-cell office:value-type="float" office:value="34.8286563088036" calcext:value-type="float">
            <text:p>34.8286563088036</text:p>
          </table:table-cell>
          <table:table-cell office:value-type="float" office:value="1.43956688943146" calcext:value-type="float">
            <text:p>1.43956688943146</text:p>
          </table:table-cell>
          <table:table-cell office:value-type="float" office:value="34.9649817896618" calcext:value-type="float">
            <text:p>34.9649817896618</text:p>
          </table:table-cell>
          <table:table-cell office:value-type="float" office:value="0.00220075698216669" calcext:value-type="float">
            <text:p>0.002200756982167</text:p>
          </table:table-cell>
          <table:table-cell office:value-type="float" office:value="0.0084473318339084" calcext:value-type="float">
            <text:p>0.008447331833908</text:p>
          </table:table-cell>
          <table:table-cell office:value-type="float" office:value="0.00336000206968454" calcext:value-type="float">
            <text:p>0.003360002069685</text:p>
          </table:table-cell>
          <table:table-cell office:value-type="float" office:value="2267.74090235775" calcext:value-type="float">
            <text:p>2267.74090235775</text:p>
          </table:table-cell>
          <table:table-cell office:value-type="float" office:value="2099.17373355578" calcext:value-type="float">
            <text:p>2099.17373355578</text:p>
          </table:table-cell>
          <table:table-cell office:value-type="float" office:value="2344.38603885866" calcext:value-type="float">
            <text:p>2344.38603885866</text:p>
          </table:table-cell>
          <table:table-cell office:value-type="float" office:value="2399.54572261417" calcext:value-type="float">
            <text:p>2399.54572261417</text:p>
          </table:table-cell>
          <table:table-cell office:value-type="float" office:value="2388.69426855289" calcext:value-type="float">
            <text:p>2388.69426855289</text:p>
          </table:table-cell>
          <table:table-cell office:value-type="float" office:value="2399.59002839544" calcext:value-type="float">
            <text:p>2399.59002839544</text:p>
          </table:table-cell>
          <table:table-cell office:value-type="float" office:value="284.967310027421" calcext:value-type="float">
            <text:p>284.967310027421</text:p>
          </table:table-cell>
          <table:table-cell office:value-type="float" office:value="263.930967768818" calcext:value-type="float">
            <text:p>263.930967768818</text:p>
          </table:table-cell>
          <table:table-cell office:value-type="float" office:value="575.391875025727" calcext:value-type="float">
            <text:p>575.39187502572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5" calcext:value-type="float">
            <text:p>3012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878845400879687" calcext:value-type="float">
            <text:p>8.78845400879687E-05</text:p>
          </table:table-cell>
          <table:table-cell office:value-type="float" office:value="0.00328689905407228" calcext:value-type="float">
            <text:p>0.003286899054072</text:p>
          </table:table-cell>
          <table:table-cell office:value-type="float" office:value="0.0124106708318162" calcext:value-type="float">
            <text:p>0.012410670831816</text:p>
          </table:table-cell>
          <table:table-cell office:value-type="float" office:value="2.4766924974738" calcext:value-type="float">
            <text:p>2.4766924974738</text:p>
          </table:table-cell>
          <table:table-cell office:value-type="float" office:value="0.377239501685268" calcext:value-type="float">
            <text:p>0.377239501685268</text:p>
          </table:table-cell>
          <table:table-cell office:value-type="float" office:value="2.49601878464731" calcext:value-type="float">
            <text:p>2.49601878464731</text:p>
          </table:table-cell>
          <table:table-cell office:value-type="float" office:value="34.6589427046786" calcext:value-type="float">
            <text:p>34.6589427046786</text:p>
          </table:table-cell>
          <table:table-cell office:value-type="float" office:value="1.06769477206206" calcext:value-type="float">
            <text:p>1.06769477206206</text:p>
          </table:table-cell>
          <table:table-cell office:value-type="float" office:value="34.9681632994548" calcext:value-type="float">
            <text:p>34.9681632994548</text:p>
          </table:table-cell>
          <table:table-cell office:value-type="float" office:value="0.0218961066466449" calcext:value-type="float">
            <text:p>0.021896106646645</text:p>
          </table:table-cell>
          <table:table-cell office:value-type="float" office:value="0.0160344700711498" calcext:value-type="float">
            <text:p>0.01603447007115</text:p>
          </table:table-cell>
          <table:table-cell office:value-type="float" office:value="0.0336016614525012" calcext:value-type="float">
            <text:p>0.033601661452501</text:p>
          </table:table-cell>
          <table:table-cell office:value-type="float" office:value="2267.83651105324" calcext:value-type="float">
            <text:p>2267.83651105324</text:p>
          </table:table-cell>
          <table:table-cell office:value-type="float" office:value="2099.00250346325" calcext:value-type="float">
            <text:p>2099.00250346325</text:p>
          </table:table-cell>
          <table:table-cell office:value-type="float" office:value="2348.90112916566" calcext:value-type="float">
            <text:p>2348.90112916566</text:p>
          </table:table-cell>
          <table:table-cell office:value-type="float" office:value="2399.49056569296" calcext:value-type="float">
            <text:p>2399.49056569296</text:p>
          </table:table-cell>
          <table:table-cell office:value-type="float" office:value="2388.57341011489" calcext:value-type="float">
            <text:p>2388.57341011489</text:p>
          </table:table-cell>
          <table:table-cell office:value-type="float" office:value="2399.59106238627" calcext:value-type="float">
            <text:p>2399.59106238627</text:p>
          </table:table-cell>
          <table:table-cell office:value-type="float" office:value="285.25359214094" calcext:value-type="float">
            <text:p>285.25359214094</text:p>
          </table:table-cell>
          <table:table-cell office:value-type="float" office:value="263.774520610721" calcext:value-type="float">
            <text:p>263.774520610721</text:p>
          </table:table-cell>
          <table:table-cell office:value-type="float" office:value="601.05892466365" calcext:value-type="float">
            <text:p>601.0589246636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6" calcext:value-type="float">
            <text:p>3012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10313377270819" calcext:value-type="float">
            <text:p>3.10313377270819E-05</text:p>
          </table:table-cell>
          <table:table-cell office:value-type="float" office:value="0.00329840865256448" calcext:value-type="float">
            <text:p>0.003298408652564</text:p>
          </table:table-cell>
          <table:table-cell office:value-type="float" office:value="0.000237586422209928" calcext:value-type="float">
            <text:p>0.00023758642221</text:p>
          </table:table-cell>
          <table:table-cell office:value-type="float" office:value="2.48912173136934" calcext:value-type="float">
            <text:p>2.48912173136934</text:p>
          </table:table-cell>
          <table:table-cell office:value-type="float" office:value="0.382757781333149" calcext:value-type="float">
            <text:p>0.382757781333149</text:p>
          </table:table-cell>
          <table:table-cell office:value-type="float" office:value="2.49594704190086" calcext:value-type="float">
            <text:p>2.49594704190086</text:p>
          </table:table-cell>
          <table:table-cell office:value-type="float" office:value="34.8578104470063" calcext:value-type="float">
            <text:p>34.8578104470063</text:p>
          </table:table-cell>
          <table:table-cell office:value-type="float" office:value="1.15598724642736" calcext:value-type="float">
            <text:p>1.15598724642736</text:p>
          </table:table-cell>
          <table:table-cell office:value-type="float" office:value="34.9670154155106" calcext:value-type="float">
            <text:p>34.9670154155106</text:p>
          </table:table-cell>
          <table:table-cell office:value-type="float" office:value="0.000218035541743871" calcext:value-type="float">
            <text:p>0.000218035541744</text:p>
          </table:table-cell>
          <table:table-cell office:value-type="float" office:value="0.0384717356862668" calcext:value-type="float">
            <text:p>0.038471735686267</text:p>
          </table:table-cell>
          <table:table-cell office:value-type="float" office:value="0.000227045145558692" calcext:value-type="float">
            <text:p>0.000227045145559</text:p>
          </table:table-cell>
          <table:table-cell office:value-type="float" office:value="2267.81524239261" calcext:value-type="float">
            <text:p>2267.81524239261</text:p>
          </table:table-cell>
          <table:table-cell office:value-type="float" office:value="2098.94427918941" calcext:value-type="float">
            <text:p>2098.94427918941</text:p>
          </table:table-cell>
          <table:table-cell office:value-type="float" office:value="2345.90087097355" calcext:value-type="float">
            <text:p>2345.90087097355</text:p>
          </table:table-cell>
          <table:table-cell office:value-type="float" office:value="2399.55519770906" calcext:value-type="float">
            <text:p>2399.55519770906</text:p>
          </table:table-cell>
          <table:table-cell office:value-type="float" office:value="2388.60210516885" calcext:value-type="float">
            <text:p>2388.60210516885</text:p>
          </table:table-cell>
          <table:table-cell office:value-type="float" office:value="2399.59068932384" calcext:value-type="float">
            <text:p>2399.59068932384</text:p>
          </table:table-cell>
          <table:table-cell office:value-type="float" office:value="285.115535786452" calcext:value-type="float">
            <text:p>285.115535786452</text:p>
          </table:table-cell>
          <table:table-cell office:value-type="float" office:value="263.672582820497" calcext:value-type="float">
            <text:p>263.672582820497</text:p>
          </table:table-cell>
          <table:table-cell office:value-type="float" office:value="583.85067687296" calcext:value-type="float">
            <text:p>583.8506768729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7" calcext:value-type="float">
            <text:p>3012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46519722330894" calcext:value-type="float">
            <text:p>3.46519722330894E-05</text:p>
          </table:table-cell>
          <table:table-cell office:value-type="float" office:value="0.00329845942942774" calcext:value-type="float">
            <text:p>0.003298459429428</text:p>
          </table:table-cell>
          <table:table-cell office:value-type="float" office:value="0.000928977086565433" calcext:value-type="float">
            <text:p>0.000928977086565</text:p>
          </table:table-cell>
          <table:table-cell office:value-type="float" office:value="2.48833509403081" calcext:value-type="float">
            <text:p>2.48833509403081</text:p>
          </table:table-cell>
          <table:table-cell office:value-type="float" office:value="0.38194014682353" calcext:value-type="float">
            <text:p>0.38194014682353</text:p>
          </table:table-cell>
          <table:table-cell office:value-type="float" office:value="2.49595506052057" calcext:value-type="float">
            <text:p>2.49595506052057</text:p>
          </table:table-cell>
          <table:table-cell office:value-type="float" office:value="34.8452242495913" calcext:value-type="float">
            <text:p>34.8452242495913</text:p>
          </table:table-cell>
          <table:table-cell office:value-type="float" office:value="1.14290509427475" calcext:value-type="float">
            <text:p>1.14290509427475</text:p>
          </table:table-cell>
          <table:table-cell office:value-type="float" office:value="34.9671437134275" calcext:value-type="float">
            <text:p>34.9671437134275</text:p>
          </table:table-cell>
          <table:table-cell office:value-type="float" office:value="0.000806441574461583" calcext:value-type="float">
            <text:p>0.000806441574462</text:p>
          </table:table-cell>
          <table:table-cell office:value-type="float" office:value="0.0386971227662897" calcext:value-type="float">
            <text:p>0.03869712276629</text:p>
          </table:table-cell>
          <table:table-cell office:value-type="float" office:value="0.0011200065248791" calcext:value-type="float">
            <text:p>0.001120006524879</text:p>
          </table:table-cell>
          <table:table-cell office:value-type="float" office:value="2267.81297598567" calcext:value-type="float">
            <text:p>2267.81297598567</text:p>
          </table:table-cell>
          <table:table-cell office:value-type="float" office:value="2098.94184640627" calcext:value-type="float">
            <text:p>2098.94184640627</text:p>
          </table:table-cell>
          <table:table-cell office:value-type="float" office:value="2346.00082168914" calcext:value-type="float">
            <text:p>2346.00082168914</text:p>
          </table:table-cell>
          <table:table-cell office:value-type="float" office:value="2399.55110718755" calcext:value-type="float">
            <text:p>2399.55110718755</text:p>
          </table:table-cell>
          <table:table-cell office:value-type="float" office:value="2388.59785346215" calcext:value-type="float">
            <text:p>2388.59785346215</text:p>
          </table:table-cell>
          <table:table-cell office:value-type="float" office:value="2399.59073101329" calcext:value-type="float">
            <text:p>2399.59073101329</text:p>
          </table:table-cell>
          <table:table-cell office:value-type="float" office:value="285.116410968819" calcext:value-type="float">
            <text:p>285.116410968819</text:p>
          </table:table-cell>
          <table:table-cell office:value-type="float" office:value="263.672131970494" calcext:value-type="float">
            <text:p>263.672131970494</text:p>
          </table:table-cell>
          <table:table-cell office:value-type="float" office:value="584.414129539479" calcext:value-type="float">
            <text:p>584.41412953947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8" calcext:value-type="float">
            <text:p>3012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67411292115538" calcext:value-type="float">
            <text:p>3.67411292115538E-05</text:p>
          </table:table-cell>
          <table:table-cell office:value-type="float" office:value="0.00329851616643537" calcext:value-type="float">
            <text:p>0.003298516166435</text:p>
          </table:table-cell>
          <table:table-cell office:value-type="float" office:value="0.00131168870511836" calcext:value-type="float">
            <text:p>0.001311688705118</text:p>
          </table:table-cell>
          <table:table-cell office:value-type="float" office:value="2.48788171803367" calcext:value-type="float">
            <text:p>2.48788171803367</text:p>
          </table:table-cell>
          <table:table-cell office:value-type="float" office:value="0.381452164656279" calcext:value-type="float">
            <text:p>0.381452164656279</text:p>
          </table:table-cell>
          <table:table-cell office:value-type="float" office:value="2.49595980637609" calcext:value-type="float">
            <text:p>2.49595980637609</text:p>
          </table:table-cell>
          <table:table-cell office:value-type="float" office:value="34.8379702336365" calcext:value-type="float">
            <text:p>34.8379702336365</text:p>
          </table:table-cell>
          <table:table-cell office:value-type="float" office:value="1.13509737959816" calcext:value-type="float">
            <text:p>1.13509737959816</text:p>
          </table:table-cell>
          <table:table-cell office:value-type="float" office:value="34.9672196471152" calcext:value-type="float">
            <text:p>34.9672196471152</text:p>
          </table:table-cell>
          <table:table-cell office:value-type="float" office:value="0.00151475791071898" calcext:value-type="float">
            <text:p>0.001514757910719</text:p>
          </table:table-cell>
          <table:table-cell office:value-type="float" office:value="0.0389683921233719" calcext:value-type="float">
            <text:p>0.038968392123372</text:p>
          </table:table-cell>
          <table:table-cell office:value-type="float" office:value="0.00220286855576915" calcext:value-type="float">
            <text:p>0.002202868555769</text:p>
          </table:table-cell>
          <table:table-cell office:value-type="float" office:value="2267.81191938864" calcext:value-type="float">
            <text:p>2267.81191938864</text:p>
          </table:table-cell>
          <table:table-cell office:value-type="float" office:value="2098.94025986414" calcext:value-type="float">
            <text:p>2098.94025986414</text:p>
          </table:table-cell>
          <table:table-cell office:value-type="float" office:value="2346.06469413277" calcext:value-type="float">
            <text:p>2346.06469413277</text:p>
          </table:table-cell>
          <table:table-cell office:value-type="float" office:value="2399.54874964737" calcext:value-type="float">
            <text:p>2399.54874964737</text:p>
          </table:table-cell>
          <table:table-cell office:value-type="float" office:value="2388.59531596987" calcext:value-type="float">
            <text:p>2388.59531596987</text:p>
          </table:table-cell>
          <table:table-cell office:value-type="float" office:value="2399.59075570674" calcext:value-type="float">
            <text:p>2399.59075570674</text:p>
          </table:table-cell>
          <table:table-cell office:value-type="float" office:value="285.117458488699" calcext:value-type="float">
            <text:p>285.117458488699</text:p>
          </table:table-cell>
          <table:table-cell office:value-type="float" office:value="263.671673608839" calcext:value-type="float">
            <text:p>263.671673608839</text:p>
          </table:table-cell>
          <table:table-cell office:value-type="float" office:value="584.77455284886" calcext:value-type="float">
            <text:p>584.7745528488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29" calcext:value-type="float">
            <text:p>3012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94004699195727" calcext:value-type="float">
            <text:p>4.94004699195727E-05</text:p>
          </table:table-cell>
          <table:table-cell office:value-type="float" office:value="0.00329888637154579" calcext:value-type="float">
            <text:p>0.003298886371546</text:p>
          </table:table-cell>
          <table:table-cell office:value-type="float" office:value="0.00396978942554921" calcext:value-type="float">
            <text:p>0.003969789425549</text:p>
          </table:table-cell>
          <table:table-cell office:value-type="float" office:value="2.48513123616982" calcext:value-type="float">
            <text:p>2.48513123616982</text:p>
          </table:table-cell>
          <table:table-cell office:value-type="float" office:value="0.378475880012671" calcext:value-type="float">
            <text:p>0.378475880012671</text:p>
          </table:table-cell>
          <table:table-cell office:value-type="float" office:value="2.49598871565172" calcext:value-type="float">
            <text:p>2.49598871565172</text:p>
          </table:table-cell>
          <table:table-cell office:value-type="float" office:value="34.7939625238137" calcext:value-type="float">
            <text:p>34.7939625238137</text:p>
          </table:table-cell>
          <table:table-cell office:value-type="float" office:value="1.08747682529944" calcext:value-type="float">
            <text:p>1.08747682529944</text:p>
          </table:table-cell>
          <table:table-cell office:value-type="float" office:value="34.9676821955241" calcext:value-type="float">
            <text:p>34.9676821955241</text:p>
          </table:table-cell>
          <table:table-cell office:value-type="float" office:value="0.00642995311304585" calcext:value-type="float">
            <text:p>0.006429953113046</text:p>
          </table:table-cell>
          <table:table-cell office:value-type="float" office:value="0.0408505413881882" calcext:value-type="float">
            <text:p>0.040850541388188</text:p>
          </table:table-cell>
          <table:table-cell office:value-type="float" office:value="0.00972348976262434" calcext:value-type="float">
            <text:p>0.009723489762624</text:p>
          </table:table-cell>
          <table:table-cell office:value-type="float" office:value="2267.80645604991" calcext:value-type="float">
            <text:p>2267.80645604991</text:p>
          </table:table-cell>
          <table:table-cell office:value-type="float" office:value="2098.93052037284" calcext:value-type="float">
            <text:p>2098.93052037284</text:p>
          </table:table-cell>
          <table:table-cell office:value-type="float" office:value="2346.47588987422" calcext:value-type="float">
            <text:p>2346.47588987422</text:p>
          </table:table-cell>
          <table:table-cell office:value-type="float" office:value="2399.53444714227" calcext:value-type="float">
            <text:p>2399.53444714227</text:p>
          </table:table-cell>
          <table:table-cell office:value-type="float" office:value="2388.57983929021" calcext:value-type="float">
            <text:p>2388.57983929021</text:p>
          </table:table-cell>
          <table:table-cell office:value-type="float" office:value="2399.5909060356" calcext:value-type="float">
            <text:p>2399.5909060356</text:p>
          </table:table-cell>
          <table:table-cell office:value-type="float" office:value="285.125873026956" calcext:value-type="float">
            <text:p>285.125873026956</text:p>
          </table:table-cell>
          <table:table-cell office:value-type="float" office:value="263.668789628033" calcext:value-type="float">
            <text:p>263.668789628033</text:p>
          </table:table-cell>
          <table:table-cell office:value-type="float" office:value="587.101397556214" calcext:value-type="float">
            <text:p>587.10139755621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0" calcext:value-type="float">
            <text:p>3013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11254270767588" calcext:value-type="float">
            <text:p>6.11254270767588E-05</text:p>
          </table:table-cell>
          <table:table-cell office:value-type="float" office:value="0.00329921137432699" calcext:value-type="float">
            <text:p>0.003299211374327</text:p>
          </table:table-cell>
          <table:table-cell office:value-type="float" office:value="0.00652924961184468" calcext:value-type="float">
            <text:p>0.006529249611845</text:p>
          </table:table-cell>
          <table:table-cell office:value-type="float" office:value="2.48258316929124" calcext:value-type="float">
            <text:p>2.48258316929124</text:p>
          </table:table-cell>
          <table:table-cell office:value-type="float" office:value="0.37572953035761" calcext:value-type="float">
            <text:p>0.37572953035761</text:p>
          </table:table-cell>
          <table:table-cell office:value-type="float" office:value="2.49601541643514" calcext:value-type="float">
            <text:p>2.49601541643514</text:p>
          </table:table-cell>
          <table:table-cell office:value-type="float" office:value="34.753193453757" calcext:value-type="float">
            <text:p>34.753193453757</text:p>
          </table:table-cell>
          <table:table-cell office:value-type="float" office:value="1.04353523081899" calcext:value-type="float">
            <text:p>1.04353523081899</text:p>
          </table:table-cell>
          <table:table-cell office:value-type="float" office:value="34.9681094080595" calcext:value-type="float">
            <text:p>34.9681094080595</text:p>
          </table:table-cell>
          <table:table-cell office:value-type="float" office:value="0.0111613957871632" calcext:value-type="float">
            <text:p>0.011161395787163</text:p>
          </table:table-cell>
          <table:table-cell office:value-type="float" office:value="0.0426619854323093" calcext:value-type="float">
            <text:p>0.042661985432309</text:p>
          </table:table-cell>
          <table:table-cell office:value-type="float" office:value="0.0169645431636341" calcext:value-type="float">
            <text:p>0.016964543163634</text:p>
          </table:table-cell>
          <table:table-cell office:value-type="float" office:value="2267.80335397198" calcext:value-type="float">
            <text:p>2267.80335397198</text:p>
          </table:table-cell>
          <table:table-cell office:value-type="float" office:value="2098.92179873219" calcext:value-type="float">
            <text:p>2098.92179873219</text:p>
          </table:table-cell>
          <table:table-cell office:value-type="float" office:value="2346.9058720843" calcext:value-type="float">
            <text:p>2346.9058720843</text:p>
          </table:table-cell>
          <table:table-cell office:value-type="float" office:value="2399.52119718662" calcext:value-type="float">
            <text:p>2399.52119718662</text:p>
          </table:table-cell>
          <table:table-cell office:value-type="float" office:value="2388.56555826413" calcext:value-type="float">
            <text:p>2388.56555826413</text:p>
          </table:table-cell>
          <table:table-cell office:value-type="float" office:value="2399.59104487179" calcext:value-type="float">
            <text:p>2399.59104487179</text:p>
          </table:table-cell>
          <table:table-cell office:value-type="float" office:value="285.13793149848" calcext:value-type="float">
            <text:p>285.13793149848</text:p>
          </table:table-cell>
          <table:table-cell office:value-type="float" office:value="263.666501651624" calcext:value-type="float">
            <text:p>263.666501651624</text:p>
          </table:table-cell>
          <table:table-cell office:value-type="float" office:value="589.546675639343" calcext:value-type="float">
            <text:p>589.54667563934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1" calcext:value-type="float">
            <text:p>3013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53380533506241" calcext:value-type="float">
            <text:p>0.000153380533506</text:p>
          </table:table-cell>
          <table:table-cell office:value-type="float" office:value="0.00330107297907709" calcext:value-type="float">
            <text:p>0.003301072979077</text:p>
          </table:table-cell>
          <table:table-cell office:value-type="float" office:value="0.0268294186650364" calcext:value-type="float">
            <text:p>0.026829418665037</text:p>
          </table:table-cell>
          <table:table-cell office:value-type="float" office:value="2.46253129953289" calcext:value-type="float">
            <text:p>2.46253129953289</text:p>
          </table:table-cell>
          <table:table-cell office:value-type="float" office:value="0.354480861462936" calcext:value-type="float">
            <text:p>0.354480861462936</text:p>
          </table:table-cell>
          <table:table-cell office:value-type="float" office:value="2.4962228369208" calcext:value-type="float">
            <text:p>2.4962228369208</text:p>
          </table:table-cell>
          <table:table-cell office:value-type="float" office:value="34.4323635376259" calcext:value-type="float">
            <text:p>34.4323635376259</text:p>
          </table:table-cell>
          <table:table-cell office:value-type="float" office:value="0.703556528506626" calcext:value-type="float">
            <text:p>0.703556528506626</text:p>
          </table:table-cell>
          <table:table-cell office:value-type="float" office:value="34.9714281358325" calcext:value-type="float">
            <text:p>34.9714281358325</text:p>
          </table:table-cell>
          <table:table-cell office:value-type="float" office:value="0.0486337678169477" calcext:value-type="float">
            <text:p>0.048633767816948</text:p>
          </table:table-cell>
          <table:table-cell office:value-type="float" office:value="0.0570161392609352" calcext:value-type="float">
            <text:p>0.057016139260935</text:p>
          </table:table-cell>
          <table:table-cell office:value-type="float" office:value="0.0742794435099729" calcext:value-type="float">
            <text:p>0.074279443509973</text:p>
          </table:table-cell>
          <table:table-cell office:value-type="float" office:value="2267.80039704069" calcext:value-type="float">
            <text:p>2267.80039704069</text:p>
          </table:table-cell>
          <table:table-cell office:value-type="float" office:value="2098.860041419" calcext:value-type="float">
            <text:p>2098.860041419</text:p>
          </table:table-cell>
          <table:table-cell office:value-type="float" office:value="2350.82513261838" calcext:value-type="float">
            <text:p>2350.82513261838</text:p>
          </table:table-cell>
          <table:table-cell office:value-type="float" office:value="2399.41692746329" calcext:value-type="float">
            <text:p>2399.41692746329</text:p>
          </table:table-cell>
          <table:table-cell office:value-type="float" office:value="2388.45506518533" calcext:value-type="float">
            <text:p>2388.45506518533</text:p>
          </table:table-cell>
          <table:table-cell office:value-type="float" office:value="2399.59212345772" calcext:value-type="float">
            <text:p>2399.59212345772</text:p>
          </table:table-cell>
          <table:table-cell office:value-type="float" office:value="285.279572279961" calcext:value-type="float">
            <text:p>285.279572279961</text:p>
          </table:table-cell>
          <table:table-cell office:value-type="float" office:value="263.656845598298" calcext:value-type="float">
            <text:p>263.656845598298</text:p>
          </table:table-cell>
          <table:table-cell office:value-type="float" office:value="612.412661294993" calcext:value-type="float">
            <text:p>612.41266129499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2" calcext:value-type="float">
            <text:p>3013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22811515693545" calcext:value-type="float">
            <text:p>3.22811515693545E-05</text:p>
          </table:table-cell>
          <table:table-cell office:value-type="float" office:value="0.00330217156745349" calcext:value-type="float">
            <text:p>0.003302171567453</text:p>
          </table:table-cell>
          <table:table-cell office:value-type="float" office:value="0.000460636619255342" calcext:value-type="float">
            <text:p>0.000460636619255</text:p>
          </table:table-cell>
          <table:table-cell office:value-type="float" office:value="2.48886722941678" calcext:value-type="float">
            <text:p>2.48886722941678</text:p>
          </table:table-cell>
          <table:table-cell office:value-type="float" office:value="0.380209030734488" calcext:value-type="float">
            <text:p>0.380209030734488</text:p>
          </table:table-cell>
          <table:table-cell office:value-type="float" office:value="2.4959665982219" calcext:value-type="float">
            <text:p>2.4959665982219</text:p>
          </table:table-cell>
          <table:table-cell office:value-type="float" office:value="34.8537384157669" calcext:value-type="float">
            <text:p>34.8537384157669</text:p>
          </table:table-cell>
          <table:table-cell office:value-type="float" office:value="1.11520723685031" calcext:value-type="float">
            <text:p>1.11520723685031</text:p>
          </table:table-cell>
          <table:table-cell office:value-type="float" office:value="34.9673283166489" calcext:value-type="float">
            <text:p>34.9673283166489</text:p>
          </table:table-cell>
          <table:table-cell office:value-type="float" office:value="0.000442069489546468" calcext:value-type="float">
            <text:p>0.000442069489546</text:p>
          </table:table-cell>
          <table:table-cell office:value-type="float" office:value="0.0770293853792938" calcext:value-type="float">
            <text:p>0.077029385379294</text:p>
          </table:table-cell>
          <table:table-cell office:value-type="float" office:value="0.000454607453554134" calcext:value-type="float">
            <text:p>0.000454607453554</text:p>
          </table:table-cell>
          <table:table-cell office:value-type="float" office:value="2267.82386611955" calcext:value-type="float">
            <text:p>2267.82386611955</text:p>
          </table:table-cell>
          <table:table-cell office:value-type="float" office:value="2098.91621874141" calcext:value-type="float">
            <text:p>2098.91621874141</text:p>
          </table:table-cell>
          <table:table-cell office:value-type="float" office:value="2346.16948368491" calcext:value-type="float">
            <text:p>2346.16948368491</text:p>
          </table:table-cell>
          <table:table-cell office:value-type="float" office:value="2399.55387432799" calcext:value-type="float">
            <text:p>2399.55387432799</text:p>
          </table:table-cell>
          <table:table-cell office:value-type="float" office:value="2388.58885169475" calcext:value-type="float">
            <text:p>2388.58885169475</text:p>
          </table:table-cell>
          <table:table-cell office:value-type="float" office:value="2399.59079104579" calcext:value-type="float">
            <text:p>2399.59079104579</text:p>
          </table:table-cell>
          <table:table-cell office:value-type="float" office:value="285.136176016556" calcext:value-type="float">
            <text:p>285.136176016556</text:p>
          </table:table-cell>
          <table:table-cell office:value-type="float" office:value="263.64238708012" calcext:value-type="float">
            <text:p>263.64238708012</text:p>
          </table:table-cell>
          <table:table-cell office:value-type="float" office:value="585.366473125546" calcext:value-type="float">
            <text:p>585.36647312554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3" calcext:value-type="float">
            <text:p>3013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68518307312913" calcext:value-type="float">
            <text:p>3.68518307312913E-05</text:p>
          </table:table-cell>
          <table:table-cell office:value-type="float" office:value="0.0033022002391971" calcext:value-type="float">
            <text:p>0.003302200239197</text:p>
          </table:table-cell>
          <table:table-cell office:value-type="float" office:value="0.00132638783795555" calcext:value-type="float">
            <text:p>0.001326387837956</text:p>
          </table:table-cell>
          <table:table-cell office:value-type="float" office:value="2.4878742615287" calcext:value-type="float">
            <text:p>2.4878742615287</text:p>
          </table:table-cell>
          <table:table-cell office:value-type="float" office:value="0.379198509917158" calcext:value-type="float">
            <text:p>0.379198509917158</text:p>
          </table:table-cell>
          <table:table-cell office:value-type="float" office:value="2.49597655992295" calcext:value-type="float">
            <text:p>2.49597655992295</text:p>
          </table:table-cell>
          <table:table-cell office:value-type="float" office:value="34.8378509295575" calcext:value-type="float">
            <text:p>34.8378509295575</text:p>
          </table:table-cell>
          <table:table-cell office:value-type="float" office:value="1.09903890377278" calcext:value-type="float">
            <text:p>1.09903890377278</text:p>
          </table:table-cell>
          <table:table-cell office:value-type="float" office:value="34.9674877038654" calcext:value-type="float">
            <text:p>34.9674877038654</text:p>
          </table:table-cell>
          <table:table-cell office:value-type="float" office:value="0.00162455324414685" calcext:value-type="float">
            <text:p>0.001624553244147</text:p>
          </table:table-cell>
          <table:table-cell office:value-type="float" office:value="0.0774818362667288" calcext:value-type="float">
            <text:p>0.077481836266729</text:p>
          </table:table-cell>
          <table:table-cell office:value-type="float" office:value="0.00224263644705658" calcext:value-type="float">
            <text:p>0.002242636447057</text:p>
          </table:table-cell>
          <table:table-cell office:value-type="float" office:value="2267.82083199354" calcext:value-type="float">
            <text:p>2267.82083199354</text:p>
          </table:table-cell>
          <table:table-cell office:value-type="float" office:value="2098.91339825617" calcext:value-type="float">
            <text:p>2098.91339825617</text:p>
          </table:table-cell>
          <table:table-cell office:value-type="float" office:value="2346.29129784419" calcext:value-type="float">
            <text:p>2346.29129784419</text:p>
          </table:table-cell>
          <table:table-cell office:value-type="float" office:value="2399.54871085022" calcext:value-type="float">
            <text:p>2399.54871085022</text:p>
          </table:table-cell>
          <table:table-cell office:value-type="float" office:value="2388.58359694187" calcext:value-type="float">
            <text:p>2388.58359694187</text:p>
          </table:table-cell>
          <table:table-cell office:value-type="float" office:value="2399.59084280186" calcext:value-type="float">
            <text:p>2399.59084280186</text:p>
          </table:table-cell>
          <table:table-cell office:value-type="float" office:value="285.136904105408" calcext:value-type="float">
            <text:p>285.136904105408</text:p>
          </table:table-cell>
          <table:table-cell office:value-type="float" office:value="263.642091635756" calcext:value-type="float">
            <text:p>263.642091635756</text:p>
          </table:table-cell>
          <table:table-cell office:value-type="float" office:value="586.055432995131" calcext:value-type="float">
            <text:p>586.05543299513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4" calcext:value-type="float">
            <text:p>3013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06359736269803" calcext:value-type="float">
            <text:p>4.06359736269803E-05</text:p>
          </table:table-cell>
          <table:table-cell office:value-type="float" office:value="0.00330223169380734" calcext:value-type="float">
            <text:p>0.003302231693807</text:p>
          </table:table-cell>
          <table:table-cell office:value-type="float" office:value="0.00209310152124787" calcext:value-type="float">
            <text:p>0.002093101521248</text:p>
          </table:table-cell>
          <table:table-cell office:value-type="float" office:value="2.48705197711728" calcext:value-type="float">
            <text:p>2.48705197711728</text:p>
          </table:table-cell>
          <table:table-cell office:value-type="float" office:value="0.378356985759424" calcext:value-type="float">
            <text:p>0.378356985759424</text:p>
          </table:table-cell>
          <table:table-cell office:value-type="float" office:value="2.49598484420463" calcext:value-type="float">
            <text:p>2.49598484420463</text:p>
          </table:table-cell>
          <table:table-cell office:value-type="float" office:value="34.8246943789752" calcext:value-type="float">
            <text:p>34.8246943789752</text:p>
          </table:table-cell>
          <table:table-cell office:value-type="float" office:value="1.08557451724931" calcext:value-type="float">
            <text:p>1.08557451724931</text:p>
          </table:table-cell>
          <table:table-cell office:value-type="float" office:value="34.9676202523727" calcext:value-type="float">
            <text:p>34.9676202523727</text:p>
          </table:table-cell>
          <table:table-cell office:value-type="float" office:value="0.00305070657743842" calcext:value-type="float">
            <text:p>0.003050706577438</text:p>
          </table:table-cell>
          <table:table-cell office:value-type="float" office:value="0.0780274520967115" calcext:value-type="float">
            <text:p>0.078027452096712</text:p>
          </table:table-cell>
          <table:table-cell office:value-type="float" office:value="0.00441116999916681" calcext:value-type="float">
            <text:p>0.004411169999167</text:p>
          </table:table-cell>
          <table:table-cell office:value-type="float" office:value="2267.8184434242" calcext:value-type="float">
            <text:p>2267.8184434242</text:p>
          </table:table-cell>
          <table:table-cell office:value-type="float" office:value="2098.91101536671" calcext:value-type="float">
            <text:p>2098.91101536671</text:p>
          </table:table-cell>
          <table:table-cell office:value-type="float" office:value="2346.39527999538" calcext:value-type="float">
            <text:p>2346.39527999538</text:p>
          </table:table-cell>
          <table:table-cell office:value-type="float" office:value="2399.54443497971" calcext:value-type="float">
            <text:p>2399.54443497971</text:p>
          </table:table-cell>
          <table:table-cell office:value-type="float" office:value="2388.57922102469" calcext:value-type="float">
            <text:p>2388.57922102469</text:p>
          </table:table-cell>
          <table:table-cell office:value-type="float" office:value="2399.59088588856" calcext:value-type="float">
            <text:p>2399.59088588856</text:p>
          </table:table-cell>
          <table:table-cell office:value-type="float" office:value="285.137776750462" calcext:value-type="float">
            <text:p>285.137776750462</text:p>
          </table:table-cell>
          <table:table-cell office:value-type="float" office:value="263.641797616781" calcext:value-type="float">
            <text:p>263.641797616781</text:p>
          </table:table-cell>
          <table:table-cell office:value-type="float" office:value="586.644323173862" calcext:value-type="float">
            <text:p>586.64432317386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5" calcext:value-type="float">
            <text:p>3013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5194118445633" calcext:value-type="float">
            <text:p>6.5194118445633E-05</text:p>
          </table:table-cell>
          <table:table-cell office:value-type="float" office:value="0.00330243774654894" calcext:value-type="float">
            <text:p>0.003302437746549</text:p>
          </table:table-cell>
          <table:table-cell office:value-type="float" office:value="0.00742081729614149" calcext:value-type="float">
            <text:p>0.007420817296141</text:p>
          </table:table-cell>
          <table:table-cell office:value-type="float" office:value="2.48171302929143" calcext:value-type="float">
            <text:p>2.48171302929143</text:p>
          </table:table-cell>
          <table:table-cell office:value-type="float" office:value="0.37289199956364" calcext:value-type="float">
            <text:p>0.37289199956364</text:p>
          </table:table-cell>
          <table:table-cell office:value-type="float" office:value="2.4960386410214" calcext:value-type="float">
            <text:p>2.4960386410214</text:p>
          </table:table-cell>
          <table:table-cell office:value-type="float" office:value="34.7392712137626" calcext:value-type="float">
            <text:p>34.7392712137626</text:p>
          </table:table-cell>
          <table:table-cell office:value-type="float" office:value="0.998134738117927" calcext:value-type="float">
            <text:p>0.998134738117927</text:p>
          </table:table-cell>
          <table:table-cell office:value-type="float" office:value="34.968481001442" calcext:value-type="float">
            <text:p>34.968481001442</text:p>
          </table:table-cell>
          <table:table-cell office:value-type="float" office:value="0.0129526847152264" calcext:value-type="float">
            <text:p>0.012952684715226</text:p>
          </table:table-cell>
          <table:table-cell office:value-type="float" office:value="0.081815463445755" calcext:value-type="float">
            <text:p>0.081815463445755</text:p>
          </table:table-cell>
          <table:table-cell office:value-type="float" office:value="0.019479488649849" calcext:value-type="float">
            <text:p>0.019479488649849</text:p>
          </table:table-cell>
          <table:table-cell office:value-type="float" office:value="2267.80357704639" calcext:value-type="float">
            <text:p>2267.80357704639</text:p>
          </table:table-cell>
          <table:table-cell office:value-type="float" office:value="2098.89558442766" calcext:value-type="float">
            <text:p>2098.89558442766</text:p>
          </table:table-cell>
          <table:table-cell office:value-type="float" office:value="2347.08648441968" calcext:value-type="float">
            <text:p>2347.08648441968</text:p>
          </table:table-cell>
          <table:table-cell office:value-type="float" office:value="2399.5166724633" calcext:value-type="float">
            <text:p>2399.5166724633</text:p>
          </table:table-cell>
          <table:table-cell office:value-type="float" office:value="2388.55080310867" calcext:value-type="float">
            <text:p>2388.55080310867</text:p>
          </table:table-cell>
          <table:table-cell office:value-type="float" office:value="2399.5911656443" calcext:value-type="float">
            <text:p>2399.5911656443</text:p>
          </table:table-cell>
          <table:table-cell office:value-type="float" office:value="285.144839882512" calcext:value-type="float">
            <text:p>285.144839882512</text:p>
          </table:table-cell>
          <table:table-cell office:value-type="float" office:value="263.639949995215" calcext:value-type="float">
            <text:p>263.639949995215</text:p>
          </table:table-cell>
          <table:table-cell office:value-type="float" office:value="590.577231499381" calcext:value-type="float">
            <text:p>590.57723149938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6" calcext:value-type="float">
            <text:p>3013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885401218639495" calcext:value-type="float">
            <text:p>8.85401218639495E-05</text:p>
          </table:table-cell>
          <table:table-cell office:value-type="float" office:value="0.0033026214256098" calcext:value-type="float">
            <text:p>0.00330262142561</text:p>
          </table:table-cell>
          <table:table-cell office:value-type="float" office:value="0.0125541434330738" calcext:value-type="float">
            <text:p>0.012554143433074</text:p>
          </table:table-cell>
          <table:table-cell office:value-type="float" office:value="2.47663913284015" calcext:value-type="float">
            <text:p>2.47663913284015</text:p>
          </table:table-cell>
          <table:table-cell office:value-type="float" office:value="0.367705701526495" calcext:value-type="float">
            <text:p>0.367705701526495</text:p>
          </table:table-cell>
          <table:table-cell office:value-type="float" office:value="2.49608971228347" calcext:value-type="float">
            <text:p>2.49608971228347</text:p>
          </table:table-cell>
          <table:table-cell office:value-type="float" office:value="34.6580888705413" calcext:value-type="float">
            <text:p>34.6580888705413</text:p>
          </table:table-cell>
          <table:table-cell office:value-type="float" office:value="0.915153969522902" calcext:value-type="float">
            <text:p>0.915153969522902</text:p>
          </table:table-cell>
          <table:table-cell office:value-type="float" office:value="34.9692981416345" calcext:value-type="float">
            <text:p>34.9692981416345</text:p>
          </table:table-cell>
          <table:table-cell office:value-type="float" office:value="0.0224916082434036" calcext:value-type="float">
            <text:p>0.022491608243404</text:p>
          </table:table-cell>
          <table:table-cell office:value-type="float" office:value="0.0854642647923017" calcext:value-type="float">
            <text:p>0.085464264792302</text:p>
          </table:table-cell>
          <table:table-cell office:value-type="float" office:value="0.0339975433499599" calcext:value-type="float">
            <text:p>0.03399754334996</text:p>
          </table:table-cell>
          <table:table-cell office:value-type="float" office:value="2267.7910929335" calcext:value-type="float">
            <text:p>2267.7910929335</text:p>
          </table:table-cell>
          <table:table-cell office:value-type="float" office:value="2098.88115052721" calcext:value-type="float">
            <text:p>2098.88115052721</text:p>
          </table:table-cell>
          <table:table-cell office:value-type="float" office:value="2347.78454462814" calcext:value-type="float">
            <text:p>2347.78454462814</text:p>
          </table:table-cell>
          <table:table-cell office:value-type="float" office:value="2399.49028819661" calcext:value-type="float">
            <text:p>2399.49028819661</text:p>
          </table:table-cell>
          <table:table-cell office:value-type="float" office:value="2388.52383435378" calcext:value-type="float">
            <text:p>2388.52383435378</text:p>
          </table:table-cell>
          <table:table-cell office:value-type="float" office:value="2399.5914312097" calcext:value-type="float">
            <text:p>2399.5914312097</text:p>
          </table:table-cell>
          <table:table-cell office:value-type="float" office:value="285.155130803871" calcext:value-type="float">
            <text:p>285.155130803871</text:p>
          </table:table-cell>
          <table:table-cell office:value-type="float" office:value="263.638492060283" calcext:value-type="float">
            <text:p>263.638492060283</text:p>
          </table:table-cell>
          <table:table-cell office:value-type="float" office:value="594.581716463603" calcext:value-type="float">
            <text:p>594.58171646360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7" calcext:value-type="float">
            <text:p>3013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3554447892447" calcext:value-type="float">
            <text:p>0.000235544478924</text:p>
          </table:table-cell>
          <table:table-cell office:value-type="float" office:value="0.00330354756948999" calcext:value-type="float">
            <text:p>0.00330354756949</text:p>
          </table:table-cell>
          <table:table-cell office:value-type="float" office:value="0.0449022723115912" calcext:value-type="float">
            <text:p>0.044902272311591</text:p>
          </table:table-cell>
          <table:table-cell office:value-type="float" office:value="2.4447243259694" calcext:value-type="float">
            <text:p>2.4447243259694</text:p>
          </table:table-cell>
          <table:table-cell office:value-type="float" office:value="0.335166949768421" calcext:value-type="float">
            <text:p>0.335166949768421</text:p>
          </table:table-cell>
          <table:table-cell office:value-type="float" office:value="2.49641033372496" calcext:value-type="float">
            <text:p>2.49641033372496</text:p>
          </table:table-cell>
          <table:table-cell office:value-type="float" office:value="34.147451960609" calcext:value-type="float">
            <text:p>34.147451960609</text:p>
          </table:table-cell>
          <table:table-cell office:value-type="float" office:value="0.394533941393316" calcext:value-type="float">
            <text:p>0.394533941393316</text:p>
          </table:table-cell>
          <table:table-cell office:value-type="float" office:value="34.974428084698" calcext:value-type="float">
            <text:p>34.974428084698</text:p>
          </table:table-cell>
          <table:table-cell office:value-type="float" office:value="0.0825073757971293" calcext:value-type="float">
            <text:p>0.082507375797129</text:p>
          </table:table-cell>
          <table:table-cell office:value-type="float" office:value="0.108431390955843" calcext:value-type="float">
            <text:p>0.108431390955843</text:p>
          </table:table-cell>
          <table:table-cell office:value-type="float" office:value="0.125306729092923" calcext:value-type="float">
            <text:p>0.125306729092923</text:p>
          </table:table-cell>
          <table:table-cell office:value-type="float" office:value="2267.72864357987" calcext:value-type="float">
            <text:p>2267.72864357987</text:p>
          </table:table-cell>
          <table:table-cell office:value-type="float" office:value="2098.79329890664" calcext:value-type="float">
            <text:p>2098.79329890664</text:p>
          </table:table-cell>
          <table:table-cell office:value-type="float" office:value="2352.57630006667" calcext:value-type="float">
            <text:p>2352.57630006667</text:p>
          </table:table-cell>
          <table:table-cell office:value-type="float" office:value="2399.32433120047" calcext:value-type="float">
            <text:p>2399.32433120047</text:p>
          </table:table-cell>
          <table:table-cell office:value-type="float" office:value="2388.35463284422" calcext:value-type="float">
            <text:p>2388.35463284422</text:p>
          </table:table-cell>
          <table:table-cell office:value-type="float" office:value="2399.59309844079" calcext:value-type="float">
            <text:p>2399.59309844079</text:p>
          </table:table-cell>
          <table:table-cell office:value-type="float" office:value="285.254885896361" calcext:value-type="float">
            <text:p>285.254885896361</text:p>
          </table:table-cell>
          <table:table-cell office:value-type="float" office:value="263.633150911231" calcext:value-type="float">
            <text:p>263.633150911231</text:p>
          </table:table-cell>
          <table:table-cell office:value-type="float" office:value="622.969576617502" calcext:value-type="float">
            <text:p>622.96957661750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8" calcext:value-type="float">
            <text:p>3013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7128067500279" calcext:value-type="float">
            <text:p>3.7128067500279E-05</text:p>
          </table:table-cell>
          <table:table-cell office:value-type="float" office:value="0.00330503435273583" calcext:value-type="float">
            <text:p>0.003305034352736</text:p>
          </table:table-cell>
          <table:table-cell office:value-type="float" office:value="0.00133847599671298" calcext:value-type="float">
            <text:p>0.001338475996713</text:p>
          </table:table-cell>
          <table:table-cell office:value-type="float" office:value="2.48782744304894" calcext:value-type="float">
            <text:p>2.48782744304894</text:p>
          </table:table-cell>
          <table:table-cell office:value-type="float" office:value="0.377422246892534" calcext:value-type="float">
            <text:p>0.377422246892534</text:p>
          </table:table-cell>
          <table:table-cell office:value-type="float" office:value="2.49598986588594" calcext:value-type="float">
            <text:p>2.49598986588594</text:p>
          </table:table-cell>
          <table:table-cell office:value-type="float" office:value="34.83710183388" calcext:value-type="float">
            <text:p>34.83710183388</text:p>
          </table:table-cell>
          <table:table-cell office:value-type="float" office:value="1.07061869537762" calcext:value-type="float">
            <text:p>1.07061869537762</text:p>
          </table:table-cell>
          <table:table-cell office:value-type="float" office:value="34.9677005992721" calcext:value-type="float">
            <text:p>34.9677005992721</text:p>
          </table:table-cell>
          <table:table-cell office:value-type="float" office:value="0.00232168145157233" calcext:value-type="float">
            <text:p>0.002321681451572</text:p>
          </table:table-cell>
          <table:table-cell office:value-type="float" office:value="0.385507838046757" calcext:value-type="float">
            <text:p>0.385507838046757</text:p>
          </table:table-cell>
          <table:table-cell office:value-type="float" office:value="0.00227536776426387" calcext:value-type="float">
            <text:p>0.002275367764264</text:p>
          </table:table-cell>
          <table:table-cell office:value-type="float" office:value="2267.82756000479" calcext:value-type="float">
            <text:p>2267.82756000479</text:p>
          </table:table-cell>
          <table:table-cell office:value-type="float" office:value="2098.8926061702" calcext:value-type="float">
            <text:p>2098.8926061702</text:p>
          </table:table-cell>
          <table:table-cell office:value-type="float" office:value="2346.47060685894" calcext:value-type="float">
            <text:p>2346.47060685894</text:p>
          </table:table-cell>
          <table:table-cell office:value-type="float" office:value="2399.54846737624" calcext:value-type="float">
            <text:p>2399.54846737624</text:p>
          </table:table-cell>
          <table:table-cell office:value-type="float" office:value="2388.57436035632" calcext:value-type="float">
            <text:p>2388.57436035632</text:p>
          </table:table-cell>
          <table:table-cell office:value-type="float" office:value="2399.59091197497" calcext:value-type="float">
            <text:p>2399.59091197497</text:p>
          </table:table-cell>
          <table:table-cell office:value-type="float" office:value="285.151888686744" calcext:value-type="float">
            <text:p>285.151888686744</text:p>
          </table:table-cell>
          <table:table-cell office:value-type="float" office:value="263.619311776124" calcext:value-type="float">
            <text:p>263.619311776124</text:p>
          </table:table-cell>
          <table:table-cell office:value-type="float" office:value="587.071398098547" calcext:value-type="float">
            <text:p>587.07139809854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39" calcext:value-type="float">
            <text:p>3013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19164467440367" calcext:value-type="float">
            <text:p>5.19164467440367E-05</text:p>
          </table:table-cell>
          <table:table-cell office:value-type="float" office:value="0.00330506243499639" calcext:value-type="float">
            <text:p>0.003305062434996</text:p>
          </table:table-cell>
          <table:table-cell office:value-type="float" office:value="0.00450521721590237" calcext:value-type="float">
            <text:p>0.004505217215902</text:p>
          </table:table-cell>
          <table:table-cell office:value-type="float" office:value="2.4846119652088" calcext:value-type="float">
            <text:p>2.4846119652088</text:p>
          </table:table-cell>
          <table:table-cell office:value-type="float" office:value="0.374189428088142" calcext:value-type="float">
            <text:p>0.374189428088142</text:p>
          </table:table-cell>
          <table:table-cell office:value-type="float" office:value="2.49602183107708" calcext:value-type="float">
            <text:p>2.49602183107708</text:p>
          </table:table-cell>
          <table:table-cell office:value-type="float" office:value="34.7856541884386" calcext:value-type="float">
            <text:p>34.7856541884386</text:p>
          </table:table-cell>
          <table:table-cell office:value-type="float" office:value="1.01889359450793" calcext:value-type="float">
            <text:p>1.01889359450793</text:p>
          </table:table-cell>
          <table:table-cell office:value-type="float" office:value="34.9682120423309" calcext:value-type="float">
            <text:p>34.9682120423309</text:p>
          </table:table-cell>
          <table:table-cell office:value-type="float" office:value="0.00847496911207557" calcext:value-type="float">
            <text:p>0.008474969112076</text:p>
          </table:table-cell>
          <table:table-cell office:value-type="float" office:value="0.387862070915615" calcext:value-type="float">
            <text:p>0.387862070915615</text:p>
          </table:table-cell>
          <table:table-cell office:value-type="float" office:value="0.0112293595347791" calcext:value-type="float">
            <text:p>0.011229359534779</text:p>
          </table:table-cell>
          <table:table-cell office:value-type="float" office:value="2267.81693803773" calcext:value-type="float">
            <text:p>2267.81693803773</text:p>
          </table:table-cell>
          <table:table-cell office:value-type="float" office:value="2098.88389043595" calcext:value-type="float">
            <text:p>2098.88389043595</text:p>
          </table:table-cell>
          <table:table-cell office:value-type="float" office:value="2346.84507256936" calcext:value-type="float">
            <text:p>2346.84507256936</text:p>
          </table:table-cell>
          <table:table-cell office:value-type="float" office:value="2399.53174693661" calcext:value-type="float">
            <text:p>2399.53174693661</text:p>
          </table:table-cell>
          <table:table-cell office:value-type="float" office:value="2388.55754974353" calcext:value-type="float">
            <text:p>2388.55754974353</text:p>
          </table:table-cell>
          <table:table-cell office:value-type="float" office:value="2399.59107823915" calcext:value-type="float">
            <text:p>2399.59107823915</text:p>
          </table:table-cell>
          <table:table-cell office:value-type="float" office:value="285.152512562826" calcext:value-type="float">
            <text:p>285.152512562826</text:p>
          </table:table-cell>
          <table:table-cell office:value-type="float" office:value="263.618798357657" calcext:value-type="float">
            <text:p>263.618798357657</text:p>
          </table:table-cell>
          <table:table-cell office:value-type="float" office:value="589.199943189228" calcext:value-type="float">
            <text:p>589.19994318922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40" calcext:value-type="float">
            <text:p>3014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94495434695233" calcext:value-type="float">
            <text:p>6.94495434695233E-05</text:p>
          </table:table-cell>
          <table:table-cell office:value-type="float" office:value="0.00330509577560403" calcext:value-type="float">
            <text:p>0.003305095775604</text:p>
          </table:table-cell>
          <table:table-cell office:value-type="float" office:value="0.00834985164648043" calcext:value-type="float">
            <text:p>0.00834985164648</text:p>
          </table:table-cell>
          <table:table-cell office:value-type="float" office:value="2.48079986019653" calcext:value-type="float">
            <text:p>2.48079986019653</text:p>
          </table:table-cell>
          <table:table-cell office:value-type="float" office:value="0.370356734493925" calcext:value-type="float">
            <text:p>0.370356734493925</text:p>
          </table:table-cell>
          <table:table-cell office:value-type="float" office:value="2.49605972753571" calcext:value-type="float">
            <text:p>2.49605972753571</text:p>
          </table:table-cell>
          <table:table-cell office:value-type="float" office:value="34.7246605082434" calcext:value-type="float">
            <text:p>34.7246605082434</text:p>
          </table:table-cell>
          <table:table-cell office:value-type="float" office:value="0.957570497001641" calcext:value-type="float">
            <text:p>0.957570497001641</text:p>
          </table:table-cell>
          <table:table-cell office:value-type="float" office:value="34.9688183856702" calcext:value-type="float">
            <text:p>34.9688183856702</text:p>
          </table:table-cell>
          <table:table-cell office:value-type="float" office:value="0.0159358829336159" calcext:value-type="float">
            <text:p>0.015935882933616</text:p>
          </table:table-cell>
          <table:table-cell office:value-type="float" office:value="0.390716519664374" calcext:value-type="float">
            <text:p>0.390716519664374</text:p>
          </table:table-cell>
          <table:table-cell office:value-type="float" office:value="0.0221000709157507" calcext:value-type="float">
            <text:p>0.022100070915751</text:p>
          </table:table-cell>
          <table:table-cell office:value-type="float" office:value="2267.80434434643" calcext:value-type="float">
            <text:p>2267.80434434643</text:p>
          </table:table-cell>
          <table:table-cell office:value-type="float" office:value="2098.87355696002" calcext:value-type="float">
            <text:p>2098.87355696002</text:p>
          </table:table-cell>
          <table:table-cell office:value-type="float" office:value="2347.28899564969" calcext:value-type="float">
            <text:p>2347.28899564969</text:p>
          </table:table-cell>
          <table:table-cell office:value-type="float" office:value="2399.51192398583" calcext:value-type="float">
            <text:p>2399.51192398583</text:p>
          </table:table-cell>
          <table:table-cell office:value-type="float" office:value="2388.5376197322" calcext:value-type="float">
            <text:p>2388.5376197322</text:p>
          </table:table-cell>
          <table:table-cell office:value-type="float" office:value="2399.59127529601" calcext:value-type="float">
            <text:p>2399.59127529601</text:p>
          </table:table-cell>
          <table:table-cell office:value-type="float" office:value="285.153250436388" calcext:value-type="float">
            <text:p>285.153250436388</text:p>
          </table:table-cell>
          <table:table-cell office:value-type="float" office:value="263.618189095104" calcext:value-type="float">
            <text:p>263.618189095104</text:p>
          </table:table-cell>
          <table:table-cell office:value-type="float" office:value="591.735446630853" calcext:value-type="float">
            <text:p>591.73544663085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41" calcext:value-type="float">
            <text:p>3014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91370328881171" calcext:value-type="float">
            <text:p>0.000191370328881</text:p>
          </table:table-cell>
          <table:table-cell office:value-type="float" office:value="0.00330532577730953" calcext:value-type="float">
            <text:p>0.00330532577731</text:p>
          </table:table-cell>
          <table:table-cell office:value-type="float" office:value="0.0351862296142384" calcext:value-type="float">
            <text:p>0.035186229614239</text:p>
          </table:table-cell>
          <table:table-cell office:value-type="float" office:value="2.45432661118589" calcext:value-type="float">
            <text:p>2.45432661118589</text:p>
          </table:table-cell>
          <table:table-cell office:value-type="float" office:value="0.343741439648038" calcext:value-type="float">
            <text:p>0.343741439648038</text:p>
          </table:table-cell>
          <table:table-cell office:value-type="float" office:value="2.49632289374189" calcext:value-type="float">
            <text:p>2.49632289374189</text:p>
          </table:table-cell>
          <table:table-cell office:value-type="float" office:value="34.3010885240723" calcext:value-type="float">
            <text:p>34.3010885240723</text:p>
          </table:table-cell>
          <table:table-cell office:value-type="float" office:value="0.531725779466703" calcext:value-type="float">
            <text:p>0.531725779466703</text:p>
          </table:table-cell>
          <table:table-cell office:value-type="float" office:value="34.9730290449684" calcext:value-type="float">
            <text:p>34.9730290449684</text:p>
          </table:table-cell>
          <table:table-cell office:value-type="float" office:value="0.068000263788777" calcext:value-type="float">
            <text:p>0.068000263788777</text:p>
          </table:table-cell>
          <table:table-cell office:value-type="float" office:value="0.410635380275523" calcext:value-type="float">
            <text:p>0.410635380275523</text:p>
          </table:table-cell>
          <table:table-cell office:value-type="float" office:value="0.0979796578381286" calcext:value-type="float">
            <text:p>0.097979657838129</text:p>
          </table:table-cell>
          <table:table-cell office:value-type="float" office:value="2267.7166540503" calcext:value-type="float">
            <text:p>2267.7166540503</text:p>
          </table:table-cell>
          <table:table-cell office:value-type="float" office:value="2098.80178705329" calcext:value-type="float">
            <text:p>2098.80178705329</text:p>
          </table:table-cell>
          <table:table-cell office:value-type="float" office:value="2350.36599417403" calcext:value-type="float">
            <text:p>2350.36599417403</text:p>
          </table:table-cell>
          <table:table-cell office:value-type="float" office:value="2399.37426307942" calcext:value-type="float">
            <text:p>2399.37426307942</text:p>
          </table:table-cell>
          <table:table-cell office:value-type="float" office:value="2388.39922018745" calcext:value-type="float">
            <text:p>2388.39922018745</text:p>
          </table:table-cell>
          <table:table-cell office:value-type="float" office:value="2399.5926437487" calcext:value-type="float">
            <text:p>2399.5926437487</text:p>
          </table:table-cell>
          <table:table-cell office:value-type="float" office:value="285.157869108593" calcext:value-type="float">
            <text:p>285.157869108593</text:p>
          </table:table-cell>
          <table:table-cell office:value-type="float" office:value="263.613942775915" calcext:value-type="float">
            <text:p>263.613942775915</text:p>
          </table:table-cell>
          <table:table-cell office:value-type="float" office:value="609.676722260028" calcext:value-type="float">
            <text:p>609.67672226002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42" calcext:value-type="float">
            <text:p>3014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09940012542824" calcext:value-type="float">
            <text:p>0.000309940012543</text:p>
          </table:table-cell>
          <table:table-cell office:value-type="float" office:value="0.00330554643472941" calcext:value-type="float">
            <text:p>0.003305546434729</text:p>
          </table:table-cell>
          <table:table-cell office:value-type="float" office:value="0.0612413526108229" calcext:value-type="float">
            <text:p>0.061241352610823</text:p>
          </table:table-cell>
          <table:table-cell office:value-type="float" office:value="2.42864237712647" calcext:value-type="float">
            <text:p>2.42864237712647</text:p>
          </table:table-cell>
          <table:table-cell office:value-type="float" office:value="0.31792088628503" calcext:value-type="float">
            <text:p>0.31792088628503</text:p>
          </table:table-cell>
          <table:table-cell office:value-type="float" office:value="2.49657820535673" calcext:value-type="float">
            <text:p>2.49657820535673</text:p>
          </table:table-cell>
          <table:table-cell office:value-type="float" office:value="33.8901407791213" calcext:value-type="float">
            <text:p>33.8901407791213</text:p>
          </table:table-cell>
          <table:table-cell office:value-type="float" office:value="0.118596925658195" calcext:value-type="float">
            <text:p>0.118596925658195</text:p>
          </table:table-cell>
          <table:table-cell office:value-type="float" office:value="34.9771140308053" calcext:value-type="float">
            <text:p>34.9771140308053</text:p>
          </table:table-cell>
          <table:table-cell office:value-type="float" office:value="0.118546690907334" calcext:value-type="float">
            <text:p>0.118546690907334</text:p>
          </table:table-cell>
          <table:table-cell office:value-type="float" office:value="0.429973212625172" calcext:value-type="float">
            <text:p>0.429973212625172</text:p>
          </table:table-cell>
          <table:table-cell office:value-type="float" office:value="0.171649699356964" calcext:value-type="float">
            <text:p>0.171649699356964</text:p>
          </table:table-cell>
          <table:table-cell office:value-type="float" office:value="2267.63009491482" calcext:value-type="float">
            <text:p>2267.63009491482</text:p>
          </table:table-cell>
          <table:table-cell office:value-type="float" office:value="2098.7320478295" calcext:value-type="float">
            <text:p>2098.7320478295</text:p>
          </table:table-cell>
          <table:table-cell office:value-type="float" office:value="2353.31416870641" calcext:value-type="float">
            <text:p>2353.31416870641</text:p>
          </table:table-cell>
          <table:table-cell office:value-type="float" office:value="2399.24070506683" calcext:value-type="float">
            <text:p>2399.24070506683</text:p>
          </table:table-cell>
          <table:table-cell office:value-type="float" office:value="2388.26495331444" calcext:value-type="float">
            <text:p>2388.26495331444</text:p>
          </table:table-cell>
          <table:table-cell office:value-type="float" office:value="2399.59397137362" calcext:value-type="float">
            <text:p>2399.59397137362</text:p>
          </table:table-cell>
          <table:table-cell office:value-type="float" office:value="285.159126871985" calcext:value-type="float">
            <text:p>285.159126871985</text:p>
          </table:table-cell>
          <table:table-cell office:value-type="float" office:value="263.609666149715" calcext:value-type="float">
            <text:p>263.609666149715</text:p>
          </table:table-cell>
          <table:table-cell office:value-type="float" office:value="627.480258875241" calcext:value-type="float">
            <text:p>627.48025887524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43" calcext:value-type="float">
            <text:p>3014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867363802151281" calcext:value-type="float">
            <text:p>0.000867363802151</text:p>
          </table:table-cell>
          <table:table-cell office:value-type="float" office:value="0.10722558359029" calcext:value-type="float">
            <text:p>0.10722558359029</text:p>
          </table:table-cell>
          <table:table-cell office:value-type="float" office:value="0.182928340998903" calcext:value-type="float">
            <text:p>0.182928340998903</text:p>
          </table:table-cell>
          <table:table-cell office:value-type="float" office:value="2.30782850233496" calcext:value-type="float">
            <text:p>2.30782850233496</text:p>
          </table:table-cell>
          <table:table-cell office:value-type="float" office:value="0.313625978073712" calcext:value-type="float">
            <text:p>0.313625978073712</text:p>
          </table:table-cell>
          <table:table-cell office:value-type="float" office:value="2.49690914248347" calcext:value-type="float">
            <text:p>2.49690914248347</text:p>
          </table:table-cell>
          <table:table-cell office:value-type="float" office:value="31.9571187824571" calcext:value-type="float">
            <text:p>31.9571187824571</text:p>
          </table:table-cell>
          <table:table-cell office:value-type="float" office:value="0.0498783942770518" calcext:value-type="float">
            <text:p>0.049878394277052</text:p>
          </table:table-cell>
          <table:table-cell office:value-type="float" office:value="34.9824090248332" calcext:value-type="float">
            <text:p>34.9824090248332</text:p>
          </table:table-cell>
          <table:table-cell office:value-type="float" office:value="0.35511020973914" calcext:value-type="float">
            <text:p>0.35511020973914</text:p>
          </table:table-cell>
          <table:table-cell office:value-type="float" office:value="0.499132722452332" calcext:value-type="float">
            <text:p>0.499132722452332</text:p>
          </table:table-cell>
          <table:table-cell office:value-type="float" office:value="0.516453338563235" calcext:value-type="float">
            <text:p>0.516453338563235</text:p>
          </table:table-cell>
          <table:table-cell office:value-type="float" office:value="2266.74060269812" calcext:value-type="float">
            <text:p>2266.74060269812</text:p>
          </table:table-cell>
          <table:table-cell office:value-type="float" office:value="2099.79932236874" calcext:value-type="float">
            <text:p>2099.79932236874</text:p>
          </table:table-cell>
          <table:table-cell office:value-type="float" office:value="2355.0193719851" calcext:value-type="float">
            <text:p>2355.0193719851</text:p>
          </table:table-cell>
          <table:table-cell office:value-type="float" office:value="2398.61247291819" calcext:value-type="float">
            <text:p>2398.61247291819</text:p>
          </table:table-cell>
          <table:table-cell office:value-type="float" office:value="2388.24261979204" calcext:value-type="float">
            <text:p>2388.24261979204</text:p>
          </table:table-cell>
          <table:table-cell office:value-type="float" office:value="2399.59569224696" calcext:value-type="float">
            <text:p>2399.59569224696</text:p>
          </table:table-cell>
          <table:table-cell office:value-type="float" office:value="284.117306278312" calcext:value-type="float">
            <text:p>284.117306278312</text:p>
          </table:table-cell>
          <table:table-cell office:value-type="float" office:value="265.131387528319" calcext:value-type="float">
            <text:p>265.131387528319</text:p>
          </table:table-cell>
          <table:table-cell office:value-type="float" office:value="638.053745509029" calcext:value-type="float">
            <text:p>638.05374550902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44" calcext:value-type="float">
            <text:p>3014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10939216191002" calcext:value-type="float">
            <text:p>4.10939216191002E-05</text:p>
          </table:table-cell>
          <table:table-cell office:value-type="float" office:value="0.00330538815227936" calcext:value-type="float">
            <text:p>0.003305388152279</text:p>
          </table:table-cell>
          <table:table-cell office:value-type="float" office:value="0.00214373020013326" calcext:value-type="float">
            <text:p>0.002143730200133</text:p>
          </table:table-cell>
          <table:table-cell office:value-type="float" office:value="2.48696711010122" calcext:value-type="float">
            <text:p>2.48696711010122</text:p>
          </table:table-cell>
          <table:table-cell office:value-type="float" office:value="0.376345871826907" calcext:value-type="float">
            <text:p>0.376345871826907</text:p>
          </table:table-cell>
          <table:table-cell office:value-type="float" office:value="2.49599998831127" calcext:value-type="float">
            <text:p>2.49599998831127</text:p>
          </table:table-cell>
          <table:table-cell office:value-type="float" office:value="34.8233365067176" calcext:value-type="float">
            <text:p>34.8233365067176</text:p>
          </table:table-cell>
          <table:table-cell office:value-type="float" office:value="1.05339669432866" calcext:value-type="float">
            <text:p>1.05339669432866</text:p>
          </table:table-cell>
          <table:table-cell office:value-type="float" office:value="34.9678625580783" calcext:value-type="float">
            <text:p>34.9678625580783</text:p>
          </table:table-cell>
          <table:table-cell office:value-type="float" office:value="0.0048239902299976" calcext:value-type="float">
            <text:p>0.004823990229998</text:p>
          </table:table-cell>
          <table:table-cell office:value-type="float" office:value="0.771163423413047" calcext:value-type="float">
            <text:p>0.771163423413047</text:p>
          </table:table-cell>
          <table:table-cell office:value-type="float" office:value="0.0045519372702524" calcext:value-type="float">
            <text:p>0.004551937270252</text:p>
          </table:table-cell>
          <table:table-cell office:value-type="float" office:value="2267.82552950116" calcext:value-type="float">
            <text:p>2267.82552950116</text:p>
          </table:table-cell>
          <table:table-cell office:value-type="float" office:value="2098.88774515544" calcext:value-type="float">
            <text:p>2098.88774515544</text:p>
          </table:table-cell>
          <table:table-cell office:value-type="float" office:value="2346.59130669775" calcext:value-type="float">
            <text:p>2346.59130669775</text:p>
          </table:table-cell>
          <table:table-cell office:value-type="float" office:value="2399.54399367006" calcext:value-type="float">
            <text:p>2399.54399367006</text:p>
          </table:table-cell>
          <table:table-cell office:value-type="float" office:value="2388.56876323109" calcext:value-type="float">
            <text:p>2388.56876323109</text:p>
          </table:table-cell>
          <table:table-cell office:value-type="float" office:value="2399.59096463674" calcext:value-type="float">
            <text:p>2399.59096463674</text:p>
          </table:table-cell>
          <table:table-cell office:value-type="float" office:value="285.153821414409" calcext:value-type="float">
            <text:p>285.153821414409</text:p>
          </table:table-cell>
          <table:table-cell office:value-type="float" office:value="263.616386805078" calcext:value-type="float">
            <text:p>263.616386805078</text:p>
          </table:table-cell>
          <table:table-cell office:value-type="float" office:value="587.756464395125" calcext:value-type="float">
            <text:p>587.75646439512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45" calcext:value-type="float">
            <text:p>3014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700848638305838" calcext:value-type="float">
            <text:p>7.00848638305838E-05</text:p>
          </table:table-cell>
          <table:table-cell office:value-type="float" office:value="0.00330543713645961" calcext:value-type="float">
            <text:p>0.00330543713646</text:p>
          </table:table-cell>
          <table:table-cell office:value-type="float" office:value="0.008483779880449" calcext:value-type="float">
            <text:p>0.008483779880449</text:p>
          </table:table-cell>
          <table:table-cell office:value-type="float" office:value="2.48066334220943" calcext:value-type="float">
            <text:p>2.48066334220943</text:p>
          </table:table-cell>
          <table:table-cell office:value-type="float" office:value="0.370011811811193" calcext:value-type="float">
            <text:p>0.370011811811193</text:p>
          </table:table-cell>
          <table:table-cell office:value-type="float" office:value="2.49606262680254" calcext:value-type="float">
            <text:p>2.49606262680254</text:p>
          </table:table-cell>
          <table:table-cell office:value-type="float" office:value="34.7224762204492" calcext:value-type="float">
            <text:p>34.7224762204492</text:p>
          </table:table-cell>
          <table:table-cell office:value-type="float" office:value="0.952051734077508" calcext:value-type="float">
            <text:p>0.952051734077508</text:p>
          </table:table-cell>
          <table:table-cell office:value-type="float" office:value="34.9688647739391" calcext:value-type="float">
            <text:p>34.9688647739391</text:p>
          </table:table-cell>
          <table:table-cell office:value-type="float" office:value="0.0177865995397283" calcext:value-type="float">
            <text:p>0.017786599539728</text:p>
          </table:table-cell>
          <table:table-cell office:value-type="float" office:value="0.776127227981722" calcext:value-type="float">
            <text:p>0.776127227981722</text:p>
          </table:table-cell>
          <table:table-cell office:value-type="float" office:value="0.0224778014262666" calcext:value-type="float">
            <text:p>0.022477801426267</text:p>
          </table:table-cell>
          <table:table-cell office:value-type="float" office:value="2267.80443167111" calcext:value-type="float">
            <text:p>2267.80443167111</text:p>
          </table:table-cell>
          <table:table-cell office:value-type="float" office:value="2098.87068050058" calcext:value-type="float">
            <text:p>2098.87068050058</text:p>
          </table:table-cell>
          <table:table-cell office:value-type="float" office:value="2347.31855585578" calcext:value-type="float">
            <text:p>2347.31855585578</text:p>
          </table:table-cell>
          <table:table-cell office:value-type="float" office:value="2399.51121409331" calcext:value-type="float">
            <text:p>2399.51121409331</text:p>
          </table:table-cell>
          <table:table-cell office:value-type="float" office:value="2388.53582613526" calcext:value-type="float">
            <text:p>2388.53582613526</text:p>
          </table:table-cell>
          <table:table-cell office:value-type="float" office:value="2399.59129037321" calcext:value-type="float">
            <text:p>2399.59129037321</text:p>
          </table:table-cell>
          <table:table-cell office:value-type="float" office:value="285.154448256938" calcext:value-type="float">
            <text:p>285.154448256938</text:p>
          </table:table-cell>
          <table:table-cell office:value-type="float" office:value="263.615397876972" calcext:value-type="float">
            <text:p>263.615397876972</text:p>
          </table:table-cell>
          <table:table-cell office:value-type="float" office:value="591.904743259297" calcext:value-type="float">
            <text:p>591.90474325929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46" calcext:value-type="float">
            <text:p>3014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05093651008428" calcext:value-type="float">
            <text:p>0.000105093651008</text:p>
          </table:table-cell>
          <table:table-cell office:value-type="float" office:value="0.00330549626743018" calcext:value-type="float">
            <text:p>0.00330549626743</text:p>
          </table:table-cell>
          <table:table-cell office:value-type="float" office:value="0.0161911050043557" calcext:value-type="float">
            <text:p>0.016191105004356</text:p>
          </table:table-cell>
          <table:table-cell office:value-type="float" office:value="2.47305525343413" calcext:value-type="float">
            <text:p>2.47305525343413</text:p>
          </table:table-cell>
          <table:table-cell office:value-type="float" office:value="0.362367155319959" calcext:value-type="float">
            <text:p>0.362367155319959</text:p>
          </table:table-cell>
          <table:table-cell office:value-type="float" office:value="2.49613822595521" calcext:value-type="float">
            <text:p>2.49613822595521</text:p>
          </table:table-cell>
          <table:table-cell office:value-type="float" office:value="34.600746800046" calcext:value-type="float">
            <text:p>34.600746800046</text:p>
          </table:table-cell>
          <table:table-cell office:value-type="float" office:value="0.829737230219142" calcext:value-type="float">
            <text:p>0.829737230219142</text:p>
          </table:table-cell>
          <table:table-cell office:value-type="float" office:value="34.9700743603833" calcext:value-type="float">
            <text:p>34.9700743603833</text:p>
          </table:table-cell>
          <table:table-cell office:value-type="float" office:value="0.0335331613410505" calcext:value-type="float">
            <text:p>0.033533161341051</text:p>
          </table:table-cell>
          <table:table-cell office:value-type="float" office:value="0.78215701566936" calcext:value-type="float">
            <text:p>0.78215701566936</text:p>
          </table:table-cell>
          <table:table-cell office:value-type="float" office:value="0.0442694710178538" calcext:value-type="float">
            <text:p>0.044269471017854</text:p>
          </table:table-cell>
          <table:table-cell office:value-type="float" office:value="2267.77894640529" calcext:value-type="float">
            <text:p>2267.77894640529</text:p>
          </table:table-cell>
          <table:table-cell office:value-type="float" office:value="2098.85008289363" calcext:value-type="float">
            <text:p>2098.85008289363</text:p>
          </table:table-cell>
          <table:table-cell office:value-type="float" office:value="2348.19572727608" calcext:value-type="float">
            <text:p>2348.19572727608</text:p>
          </table:table-cell>
          <table:table-cell office:value-type="float" office:value="2399.47165202041" calcext:value-type="float">
            <text:p>2399.47165202041</text:p>
          </table:table-cell>
          <table:table-cell office:value-type="float" office:value="2388.49607391032" calcext:value-type="float">
            <text:p>2388.49607391032</text:p>
          </table:table-cell>
          <table:table-cell office:value-type="float" office:value="2399.59168347749" calcext:value-type="float">
            <text:p>2399.59168347749</text:p>
          </table:table-cell>
          <table:table-cell office:value-type="float" office:value="285.155157005104" calcext:value-type="float">
            <text:p>285.155157005104</text:p>
          </table:table-cell>
          <table:table-cell office:value-type="float" office:value="263.614201540872" calcext:value-type="float">
            <text:p>263.614201540872</text:p>
          </table:table-cell>
          <table:table-cell office:value-type="float" office:value="596.955470335927" calcext:value-type="float">
            <text:p>596.95547033592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47" calcext:value-type="float">
            <text:p>3014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50484471678319" calcext:value-type="float">
            <text:p>0.000350484471678</text:p>
          </table:table-cell>
          <table:table-cell office:value-type="float" office:value="0.00793337247761686" calcext:value-type="float">
            <text:p>0.007933372477617</text:p>
          </table:table-cell>
          <table:table-cell office:value-type="float" office:value="0.0701349468455801" calcext:value-type="float">
            <text:p>0.07013494684558</text:p>
          </table:table-cell>
          <table:table-cell office:value-type="float" office:value="2.41983885931456" calcext:value-type="float">
            <text:p>2.41983885931456</text:p>
          </table:table-cell>
          <table:table-cell office:value-type="float" office:value="0.313806547235048" calcext:value-type="float">
            <text:p>0.313806547235048</text:p>
          </table:table-cell>
          <table:table-cell office:value-type="float" office:value="2.49663054826669" calcext:value-type="float">
            <text:p>2.49663054826669</text:p>
          </table:table-cell>
          <table:table-cell office:value-type="float" office:value="33.7492844941318" calcext:value-type="float">
            <text:p>33.7492844941318</text:p>
          </table:table-cell>
          <table:table-cell office:value-type="float" office:value="0.0527675008598238" calcext:value-type="float">
            <text:p>0.052767500859824</text:p>
          </table:table-cell>
          <table:table-cell office:value-type="float" office:value="34.977951517366" calcext:value-type="float">
            <text:p>34.977951517366</text:p>
          </table:table-cell>
          <table:table-cell office:value-type="float" office:value="0.143735756202824" calcext:value-type="float">
            <text:p>0.143735756202824</text:p>
          </table:table-cell>
          <table:table-cell office:value-type="float" office:value="0.822566277806269" calcext:value-type="float">
            <text:p>0.822566277806269</text:p>
          </table:table-cell>
          <table:table-cell office:value-type="float" office:value="0.196799759261414" calcext:value-type="float">
            <text:p>0.196799759261414</text:p>
          </table:table-cell>
          <table:table-cell office:value-type="float" office:value="2267.5786984518" calcext:value-type="float">
            <text:p>2267.5786984518</text:p>
          </table:table-cell>
          <table:table-cell office:value-type="float" office:value="2098.76449045727" calcext:value-type="float">
            <text:p>2098.76449045727</text:p>
          </table:table-cell>
          <table:table-cell office:value-type="float" office:value="2353.77634863892" calcext:value-type="float">
            <text:p>2353.77634863892</text:p>
          </table:table-cell>
          <table:table-cell office:value-type="float" office:value="2399.19492676666" calcext:value-type="float">
            <text:p>2399.19492676666</text:p>
          </table:table-cell>
          <table:table-cell office:value-type="float" office:value="2388.2435587439" calcext:value-type="float">
            <text:p>2388.2435587439</text:p>
          </table:table-cell>
          <table:table-cell office:value-type="float" office:value="2399.59424354923" calcext:value-type="float">
            <text:p>2399.59424354923</text:p>
          </table:table-cell>
          <table:table-cell office:value-type="float" office:value="285.112270650051" calcext:value-type="float">
            <text:p>285.112270650051</text:p>
          </table:table-cell>
          <table:table-cell office:value-type="float" office:value="263.67023915452" calcext:value-type="float">
            <text:p>263.67023915452</text:p>
          </table:table-cell>
          <table:table-cell office:value-type="float" office:value="630.32649792507" calcext:value-type="float">
            <text:p>630.32649792507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48" calcext:value-type="float">
            <text:p>3014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578852915607766" calcext:value-type="float">
            <text:p>0.000578852915608</text:p>
          </table:table-cell>
          <table:table-cell office:value-type="float" office:value="0.054740912339546" calcext:value-type="float">
            <text:p>0.054740912339546</text:p>
          </table:table-cell>
          <table:table-cell office:value-type="float" office:value="0.120110159912359" calcext:value-type="float">
            <text:p>0.120110159912359</text:p>
          </table:table-cell>
          <table:table-cell office:value-type="float" office:value="2.37021415999711" calcext:value-type="float">
            <text:p>2.37021415999711</text:p>
          </table:table-cell>
          <table:table-cell office:value-type="float" office:value="0.313726470869779" calcext:value-type="float">
            <text:p>0.313726470869779</text:p>
          </table:table-cell>
          <table:table-cell office:value-type="float" office:value="2.49675397630547" calcext:value-type="float">
            <text:p>2.49675397630547</text:p>
          </table:table-cell>
          <table:table-cell office:value-type="float" office:value="32.9552893050525" calcext:value-type="float">
            <text:p>32.9552893050525</text:p>
          </table:table-cell>
          <table:table-cell office:value-type="float" office:value="0.0514862790151158" calcext:value-type="float">
            <text:p>0.051486279015116</text:p>
          </table:table-cell>
          <table:table-cell office:value-type="float" office:value="34.9799263659862" calcext:value-type="float">
            <text:p>34.9799263659862</text:p>
          </table:table-cell>
          <table:table-cell office:value-type="float" office:value="0.245943117883062" calcext:value-type="float">
            <text:p>0.245943117883062</text:p>
          </table:table-cell>
          <table:table-cell office:value-type="float" office:value="0.843558787678861" calcext:value-type="float">
            <text:p>0.843558787678861</text:p>
          </table:table-cell>
          <table:table-cell office:value-type="float" office:value="0.338284280415022" calcext:value-type="float">
            <text:p>0.338284280415022</text:p>
          </table:table-cell>
          <table:table-cell office:value-type="float" office:value="2267.20523870972" calcext:value-type="float">
            <text:p>2267.20523870972</text:p>
          </table:table-cell>
          <table:table-cell office:value-type="float" office:value="2099.22355344393" calcext:value-type="float">
            <text:p>2099.22355344393</text:p>
          </table:table-cell>
          <table:table-cell office:value-type="float" office:value="2354.26864747041" calcext:value-type="float">
            <text:p>2354.26864747041</text:p>
          </table:table-cell>
          <table:table-cell office:value-type="float" office:value="2398.93687833172" calcext:value-type="float">
            <text:p>2398.93687833172</text:p>
          </table:table-cell>
          <table:table-cell office:value-type="float" office:value="2388.24314234834" calcext:value-type="float">
            <text:p>2388.24314234834</text:p>
          </table:table-cell>
          <table:table-cell office:value-type="float" office:value="2399.59488537651" calcext:value-type="float">
            <text:p>2399.59488537651</text:p>
          </table:table-cell>
          <table:table-cell office:value-type="float" office:value="284.666316112086" calcext:value-type="float">
            <text:p>284.666316112086</text:p>
          </table:table-cell>
          <table:table-cell office:value-type="float" office:value="264.317200383698" calcext:value-type="float">
            <text:p>264.317200383698</text:p>
          </table:table-cell>
          <table:table-cell office:value-type="float" office:value="633.373352102504" calcext:value-type="float">
            <text:p>633.373352102504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149" calcext:value-type="float">
            <text:p>30149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" calcext:value-type="float">
            <text:p>31536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60177035867708" calcext:value-type="float">
            <text:p>0.001601770358677</text:p>
          </table:table-cell>
          <table:table-cell table:style-name="ce1" office:value-type="float" office:value="0.259415073890619" calcext:value-type="float">
            <text:p>0.259415073890619</text:p>
          </table:table-cell>
          <table:table-cell table:style-name="ce1" office:value-type="float" office:value="0.3412269636707" calcext:value-type="float">
            <text:p>0.3412269636707</text:p>
          </table:table-cell>
          <table:table-cell table:style-name="ce1" office:value-type="float" office:value="2.15065802955792" calcext:value-type="float">
            <text:p>2.15065802955792</text:p>
          </table:table-cell>
          <table:table-cell table:style-name="ce1" office:value-type="float" office:value="0.313373665036147" calcext:value-type="float">
            <text:p>0.313373665036147</text:p>
          </table:table-cell>
          <table:table-cell table:style-name="ce1" office:value-type="float" office:value="2.49730005191898" calcext:value-type="float">
            <text:p>2.49730005191898</text:p>
          </table:table-cell>
          <table:table-cell table:style-name="ce1" office:value-type="float" office:value="29.4423912180236" calcext:value-type="float">
            <text:p>29.4423912180236</text:p>
          </table:table-cell>
          <table:table-cell table:style-name="ce1" office:value-type="float" office:value="0.0458413856753117" calcext:value-type="float">
            <text:p>0.045841385675312</text:p>
          </table:table-cell>
          <table:table-cell table:style-name="ce1" office:value-type="float" office:value="34.9886635758006" calcext:value-type="float">
            <text:p>34.9886635758006</text:p>
          </table:table-cell>
          <table:table-cell table:style-name="ce1" office:value-type="float" office:value="0.699265918883739" calcext:value-type="float">
            <text:p>0.699265918883739</text:p>
          </table:table-cell>
          <table:table-cell table:style-name="ce1" office:value-type="float" office:value="0.936868461758735" calcext:value-type="float">
            <text:p>0.936868461758735</text:p>
          </table:table-cell>
          <table:table-cell table:style-name="ce1" office:value-type="float" office:value="0.965976028465256" calcext:value-type="float">
            <text:p>0.965976028465256</text:p>
          </table:table-cell>
          <table:table-cell table:style-name="ce1" office:value-type="float" office:value="2265.54917189978" calcext:value-type="float">
            <text:p>2265.54917189978</text:p>
          </table:table-cell>
          <table:table-cell table:style-name="ce1" office:value-type="float" office:value="2101.23928875483" calcext:value-type="float">
            <text:p>2101.23928875483</text:p>
          </table:table-cell>
          <table:table-cell table:style-name="ce1" office:value-type="float" office:value="2356.45433297593" calcext:value-type="float">
            <text:p>2356.45433297593</text:p>
          </table:table-cell>
          <table:table-cell table:style-name="ce1" office:value-type="float" office:value="2397.79518645957" calcext:value-type="float">
            <text:p>2397.79518645957</text:p>
          </table:table-cell>
          <table:table-cell table:style-name="ce1" office:value-type="float" office:value="2388.24130776405" calcext:value-type="float">
            <text:p>2388.24130776405</text:p>
          </table:table-cell>
          <table:table-cell table:style-name="ce1" office:value-type="float" office:value="2399.59772497584" calcext:value-type="float">
            <text:p>2399.59772497584</text:p>
          </table:table-cell>
          <table:table-cell table:style-name="ce1" office:value-type="float" office:value="282.69441289989" calcext:value-type="float">
            <text:p>282.69441289989</text:p>
          </table:table-cell>
          <table:table-cell table:style-name="ce1" office:value-type="float" office:value="267.181126577452" calcext:value-type="float">
            <text:p>267.181126577452</text:p>
          </table:table-cell>
          <table:table-cell table:style-name="ce1" office:value-type="float" office:value="647.110679634551" calcext:value-type="float">
            <text:p>647.1106796345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150" calcext:value-type="float">
            <text:p>3015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707004725113247" calcext:value-type="float">
            <text:p>7.07004725113247E-05</text:p>
          </table:table-cell>
          <table:table-cell office:value-type="float" office:value="0.00330571234111786" calcext:value-type="float">
            <text:p>0.003305712341118</text:p>
          </table:table-cell>
          <table:table-cell office:value-type="float" office:value="0.00859431191443625" calcext:value-type="float">
            <text:p>0.008594311914436</text:p>
          </table:table-cell>
          <table:table-cell office:value-type="float" office:value="2.48053104128075" calcext:value-type="float">
            <text:p>2.48053104128075</text:p>
          </table:table-cell>
          <table:table-cell office:value-type="float" office:value="0.369711479934637" calcext:value-type="float">
            <text:p>0.369711479934637</text:p>
          </table:table-cell>
          <table:table-cell office:value-type="float" office:value="2.49606518444467" calcext:value-type="float">
            <text:p>2.49606518444467</text:p>
          </table:table-cell>
          <table:table-cell office:value-type="float" office:value="34.7203594055909" calcext:value-type="float">
            <text:p>34.7203594055909</text:p>
          </table:table-cell>
          <table:table-cell office:value-type="float" office:value="0.94724642405318" calcext:value-type="float">
            <text:p>0.94724642405318</text:p>
          </table:table-cell>
          <table:table-cell office:value-type="float" office:value="34.9689056962137" calcext:value-type="float">
            <text:p>34.9689056962137</text:p>
          </table:table-cell>
          <table:table-cell office:value-type="float" office:value="0.0308554142831466" calcext:value-type="float">
            <text:p>0.030855414283147</text:p>
          </table:table-cell>
          <table:table-cell office:value-type="float" office:value="3.85875161891624" calcext:value-type="float">
            <text:p>3.85875161891624</text:p>
          </table:table-cell>
          <table:table-cell office:value-type="float" office:value="0.0227893285625504" calcext:value-type="float">
            <text:p>0.022789328562551</text:p>
          </table:table-cell>
          <table:table-cell office:value-type="float" office:value="2267.8044380624" calcext:value-type="float">
            <text:p>2267.8044380624</text:p>
          </table:table-cell>
          <table:table-cell office:value-type="float" office:value="2098.86830329246" calcext:value-type="float">
            <text:p>2098.86830329246</text:p>
          </table:table-cell>
          <table:table-cell office:value-type="float" office:value="2347.34521543955" calcext:value-type="float">
            <text:p>2347.34521543955</text:p>
          </table:table-cell>
          <table:table-cell office:value-type="float" office:value="2399.51052610808" calcext:value-type="float">
            <text:p>2399.51052610808</text:p>
          </table:table-cell>
          <table:table-cell office:value-type="float" office:value="2388.53426438909" calcext:value-type="float">
            <text:p>2388.53426438909</text:p>
          </table:table-cell>
          <table:table-cell office:value-type="float" office:value="2399.59130365255" calcext:value-type="float">
            <text:p>2399.59130365255</text:p>
          </table:table-cell>
          <table:table-cell office:value-type="float" office:value="285.155438912959" calcext:value-type="float">
            <text:p>285.155438912959</text:p>
          </table:table-cell>
          <table:table-cell office:value-type="float" office:value="263.613146627812" calcext:value-type="float">
            <text:p>263.613146627812</text:p>
          </table:table-cell>
          <table:table-cell office:value-type="float" office:value="592.057479182444" calcext:value-type="float">
            <text:p>592.05747918244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51" calcext:value-type="float">
            <text:p>3015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15725275653364" calcext:value-type="float">
            <text:p>0.000215725275653</text:p>
          </table:table-cell>
          <table:table-cell office:value-type="float" office:value="0.00330594694961465" calcext:value-type="float">
            <text:p>0.003305946949615</text:p>
          </table:table-cell>
          <table:table-cell office:value-type="float" office:value="0.0405266584141153" calcext:value-type="float">
            <text:p>0.040526658414115</text:p>
          </table:table-cell>
          <table:table-cell office:value-type="float" office:value="2.44904874215592" calcext:value-type="float">
            <text:p>2.44904874215592</text:p>
          </table:table-cell>
          <table:table-cell office:value-type="float" office:value="0.338084012658332" calcext:value-type="float">
            <text:p>0.338084012658332</text:p>
          </table:table-cell>
          <table:table-cell office:value-type="float" office:value="2.49637796833969" calcext:value-type="float">
            <text:p>2.49637796833969</text:p>
          </table:table-cell>
          <table:table-cell office:value-type="float" office:value="34.2166426195916" calcext:value-type="float">
            <text:p>34.2166426195916</text:p>
          </table:table-cell>
          <table:table-cell office:value-type="float" office:value="0.44120694763014" calcext:value-type="float">
            <text:p>0.44120694763014</text:p>
          </table:table-cell>
          <table:table-cell office:value-type="float" office:value="34.9739102385319" calcext:value-type="float">
            <text:p>34.9739102385319</text:p>
          </table:table-cell>
          <table:table-cell office:value-type="float" office:value="0.122362326377708" calcext:value-type="float">
            <text:p>0.122362326377708</text:p>
          </table:table-cell>
          <table:table-cell office:value-type="float" office:value="3.89397757216032" calcext:value-type="float">
            <text:p>3.89397757216032</text:p>
          </table:table-cell>
          <table:table-cell office:value-type="float" office:value="0.113071964805708" calcext:value-type="float">
            <text:p>0.113071964805708</text:p>
          </table:table-cell>
          <table:table-cell office:value-type="float" office:value="2267.69799489634" calcext:value-type="float">
            <text:p>2267.69799489634</text:p>
          </table:table-cell>
          <table:table-cell office:value-type="float" office:value="2098.78306178555" calcext:value-type="float">
            <text:p>2098.78306178555</text:p>
          </table:table-cell>
          <table:table-cell office:value-type="float" office:value="2350.95028287342" calcext:value-type="float">
            <text:p>2350.95028287342</text:p>
          </table:table-cell>
          <table:table-cell office:value-type="float" office:value="2399.34681815739" calcext:value-type="float">
            <text:p>2399.34681815739</text:p>
          </table:table-cell>
          <table:table-cell office:value-type="float" office:value="2388.36980156397" calcext:value-type="float">
            <text:p>2388.36980156397</text:p>
          </table:table-cell>
          <table:table-cell office:value-type="float" office:value="2399.59293013351" calcext:value-type="float">
            <text:p>2399.59293013351</text:p>
          </table:table-cell>
          <table:table-cell office:value-type="float" office:value="285.156229487903" calcext:value-type="float">
            <text:p>285.156229487903</text:p>
          </table:table-cell>
          <table:table-cell office:value-type="float" office:value="263.608162067303" calcext:value-type="float">
            <text:p>263.608162067303</text:p>
          </table:table-cell>
          <table:table-cell office:value-type="float" office:value="613.156812181446" calcext:value-type="float">
            <text:p>613.15681218144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52" calcext:value-type="float">
            <text:p>3015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92007772319067" calcext:value-type="float">
            <text:p>0.000392007772319</text:p>
          </table:table-cell>
          <table:table-cell office:value-type="float" office:value="0.0172613852553171" calcext:value-type="float">
            <text:p>0.017261385255317</text:p>
          </table:table-cell>
          <table:table-cell office:value-type="float" office:value="0.0792263171863181" calcext:value-type="float">
            <text:p>0.079226317186318</text:p>
          </table:table-cell>
          <table:table-cell office:value-type="float" office:value="2.41079918876429" calcext:value-type="float">
            <text:p>2.41079918876429</text:p>
          </table:table-cell>
          <table:table-cell office:value-type="float" office:value="0.313791951252725" calcext:value-type="float">
            <text:p>0.313791951252725</text:p>
          </table:table-cell>
          <table:table-cell office:value-type="float" office:value="2.49665303209331" calcext:value-type="float">
            <text:p>2.49665303209331</text:p>
          </table:table-cell>
          <table:table-cell office:value-type="float" office:value="33.6046497653269" calcext:value-type="float">
            <text:p>33.6046497653269</text:p>
          </table:table-cell>
          <table:table-cell office:value-type="float" office:value="0.0525339651418905" calcext:value-type="float">
            <text:p>0.052533965141891</text:p>
          </table:table-cell>
          <table:table-cell office:value-type="float" office:value="34.9783112585911" calcext:value-type="float">
            <text:p>34.9783112585911</text:p>
          </table:table-cell>
          <table:table-cell office:value-type="float" office:value="0.233257579257166" calcext:value-type="float">
            <text:p>0.233257579257166</text:p>
          </table:table-cell>
          <table:table-cell office:value-type="float" office:value="3.91090906078532" calcext:value-type="float">
            <text:p>3.91090906078532</text:p>
          </table:table-cell>
          <table:table-cell office:value-type="float" office:value="0.222494941446967" calcext:value-type="float">
            <text:p>0.222494941446967</text:p>
          </table:table-cell>
          <table:table-cell office:value-type="float" office:value="2267.51001899203" calcext:value-type="float">
            <text:p>2267.51001899203</text:p>
          </table:table-cell>
          <table:table-cell office:value-type="float" office:value="2098.84815226194" calcext:value-type="float">
            <text:p>2098.84815226194</text:p>
          </table:table-cell>
          <table:table-cell office:value-type="float" office:value="2353.84912756988" calcext:value-type="float">
            <text:p>2353.84912756988</text:p>
          </table:table-cell>
          <table:table-cell office:value-type="float" office:value="2399.14792046944" calcext:value-type="float">
            <text:p>2399.14792046944</text:p>
          </table:table-cell>
          <table:table-cell office:value-type="float" office:value="2388.24348283444" calcext:value-type="float">
            <text:p>2388.24348283444</text:p>
          </table:table-cell>
          <table:table-cell office:value-type="float" office:value="2399.59436045474" calcext:value-type="float">
            <text:p>2399.59436045474</text:p>
          </table:table-cell>
          <table:table-cell office:value-type="float" office:value="285.029564257271" calcext:value-type="float">
            <text:p>285.029564257271</text:p>
          </table:table-cell>
          <table:table-cell office:value-type="float" office:value="263.787999833909" calcext:value-type="float">
            <text:p>263.787999833909</text:p>
          </table:table-cell>
          <table:table-cell office:value-type="float" office:value="630.775742293693" calcext:value-type="float">
            <text:p>630.77574229369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153" calcext:value-type="float">
            <text:p>30153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" calcext:value-type="float">
            <text:p>315360000</text:p>
          </table:table-cell>
          <table:table-cell table:style-name="ce1" office:value-type="float" office:value="0.000005" calcext:value-type="float">
            <text:p>5E-0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5194238409818" calcext:value-type="float">
            <text:p>0.001519423840982</text:p>
          </table:table-cell>
          <table:table-cell table:style-name="ce1" office:value-type="float" office:value="0.257164853601016" calcext:value-type="float">
            <text:p>0.257164853601016</text:p>
          </table:table-cell>
          <table:table-cell table:style-name="ce1" office:value-type="float" office:value="0.323579467037142" calcext:value-type="float">
            <text:p>0.323579467037142</text:p>
          </table:table-cell>
          <table:table-cell table:style-name="ce1" office:value-type="float" office:value="2.16817611101077" calcext:value-type="float">
            <text:p>2.16817611101077</text:p>
          </table:table-cell>
          <table:table-cell table:style-name="ce1" office:value-type="float" office:value="0.313401726773142" calcext:value-type="float">
            <text:p>0.313401726773142</text:p>
          </table:table-cell>
          <table:table-cell table:style-name="ce1" office:value-type="float" office:value="2.49725648194481" calcext:value-type="float">
            <text:p>2.49725648194481</text:p>
          </table:table-cell>
          <table:table-cell table:style-name="ce1" office:value-type="float" office:value="29.7226805212707" calcext:value-type="float">
            <text:p>29.7226805212707</text:p>
          </table:table-cell>
          <table:table-cell table:style-name="ce1" office:value-type="float" office:value="0.0462903734684882" calcext:value-type="float">
            <text:p>0.046290373468488</text:p>
          </table:table-cell>
          <table:table-cell table:style-name="ce1" office:value-type="float" office:value="34.9879664562153" calcext:value-type="float">
            <text:p>34.9879664562153</text:p>
          </table:table-cell>
          <table:table-cell table:style-name="ce1" office:value-type="float" office:value="0.933785728550721" calcext:value-type="float">
            <text:p>0.933785728550721</text:p>
          </table:table-cell>
          <table:table-cell table:style-name="ce1" office:value-type="float" office:value="3.73708630376366" calcext:value-type="float">
            <text:p>3.73708630376366</text:p>
          </table:table-cell>
          <table:table-cell table:style-name="ce1" office:value-type="float" office:value="0.913936824211056" calcext:value-type="float">
            <text:p>0.913936824211056</text:p>
          </table:table-cell>
          <table:table-cell table:style-name="ce1" office:value-type="float" office:value="2265.67749054797" calcext:value-type="float">
            <text:p>2265.67749054797</text:p>
          </table:table-cell>
          <table:table-cell table:style-name="ce1" office:value-type="float" office:value="2101.07901199533" calcext:value-type="float">
            <text:p>2101.07901199533</text:p>
          </table:table-cell>
          <table:table-cell table:style-name="ce1" office:value-type="float" office:value="2356.17988301516" calcext:value-type="float">
            <text:p>2356.17988301516</text:p>
          </table:table-cell>
          <table:table-cell table:style-name="ce1" office:value-type="float" office:value="2397.88628046833" calcext:value-type="float">
            <text:p>2397.88628046833</text:p>
          </table:table-cell>
          <table:table-cell table:style-name="ce1" office:value-type="float" office:value="2388.24145367028" calcext:value-type="float">
            <text:p>2388.24145367028</text:p>
          </table:table-cell>
          <table:table-cell table:style-name="ce1" office:value-type="float" office:value="2399.59749839718" calcext:value-type="float">
            <text:p>2399.59749839718</text:p>
          </table:table-cell>
          <table:table-cell table:style-name="ce1" office:value-type="float" office:value="282.842968253841" calcext:value-type="float">
            <text:p>282.842968253841</text:p>
          </table:table-cell>
          <table:table-cell table:style-name="ce1" office:value-type="float" office:value="266.952019570205" calcext:value-type="float">
            <text:p>266.952019570205</text:p>
          </table:table-cell>
          <table:table-cell table:style-name="ce1" office:value-type="float" office:value="645.36617584289" calcext:value-type="float">
            <text:p>645.366175842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154" calcext:value-type="float">
            <text:p>30154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" calcext:value-type="float">
            <text:p>315360000</text:p>
          </table:table-cell>
          <table:table-cell table:style-name="ce1" office:value-type="float" office:value="0.000005" calcext:value-type="float">
            <text:p>5E-0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48443767796224" calcext:value-type="float">
            <text:p>0.002484437677962</text:p>
          </table:table-cell>
          <table:table-cell table:style-name="ce1" office:value-type="float" office:value="0.457657931836712" calcext:value-type="float">
            <text:p>0.457657931836712</text:p>
          </table:table-cell>
          <table:table-cell table:style-name="ce1" office:value-type="float" office:value="0.528492804752329" calcext:value-type="float">
            <text:p>0.528492804752329</text:p>
          </table:table-cell>
          <table:table-cell table:style-name="ce1" office:value-type="float" office:value="1.96473386719669" calcext:value-type="float">
            <text:p>1.96473386719669</text:p>
          </table:table-cell>
          <table:table-cell table:style-name="ce1" office:value-type="float" office:value="0.313076775678332" calcext:value-type="float">
            <text:p>0.313076775678332</text:p>
          </table:table-cell>
          <table:table-cell table:style-name="ce1" office:value-type="float" office:value="2.49776246486551" calcext:value-type="float">
            <text:p>2.49776246486551</text:p>
          </table:table-cell>
          <table:table-cell table:style-name="ce1" office:value-type="float" office:value="26.4676046202472" calcext:value-type="float">
            <text:p>26.4676046202472</text:p>
          </table:table-cell>
          <table:table-cell table:style-name="ce1" office:value-type="float" office:value="0.0410911559534566" calcext:value-type="float">
            <text:p>0.041091155953457</text:p>
          </table:table-cell>
          <table:table-cell table:style-name="ce1" office:value-type="float" office:value="34.9960621829483" calcext:value-type="float">
            <text:p>34.9960621829483</text:p>
          </table:table-cell>
          <table:table-cell table:style-name="ce1" office:value-type="float" office:value="1.52176529017119" calcext:value-type="float">
            <text:p>1.52176529017119</text:p>
          </table:table-cell>
          <table:table-cell table:style-name="ce1" office:value-type="float" office:value="3.59155016428704" calcext:value-type="float">
            <text:p>3.59155016428704</text:p>
          </table:table-cell>
          <table:table-cell table:style-name="ce1" office:value-type="float" office:value="1.49460980341697" calcext:value-type="float">
            <text:p>1.49460980341697</text:p>
          </table:table-cell>
          <table:table-cell table:style-name="ce1" office:value-type="float" office:value="2264.13322354184" calcext:value-type="float">
            <text:p>2264.13322354184</text:p>
          </table:table-cell>
          <table:table-cell table:style-name="ce1" office:value-type="float" office:value="2102.92619207075" calcext:value-type="float">
            <text:p>2102.92619207075</text:p>
          </table:table-cell>
          <table:table-cell table:style-name="ce1" office:value-type="float" office:value="2358.10280215364" calcext:value-type="float">
            <text:p>2358.10280215364</text:p>
          </table:table-cell>
          <table:table-cell table:style-name="ce1" office:value-type="float" office:value="2396.8283808192" calcext:value-type="float">
            <text:p>2396.8283808192</text:p>
          </table:table-cell>
          <table:table-cell table:style-name="ce1" office:value-type="float" office:value="2388.2397639433" calcext:value-type="float">
            <text:p>2388.2397639433</text:p>
          </table:table-cell>
          <table:table-cell table:style-name="ce1" office:value-type="float" office:value="2399.60012952707" calcext:value-type="float">
            <text:p>2399.60012952707</text:p>
          </table:table-cell>
          <table:table-cell table:style-name="ce1" office:value-type="float" office:value="281.00740557885" calcext:value-type="float">
            <text:p>281.00740557885</text:p>
          </table:table-cell>
          <table:table-cell table:style-name="ce1" office:value-type="float" office:value="269.607172396197" calcext:value-type="float">
            <text:p>269.607172396197</text:p>
          </table:table-cell>
          <table:table-cell table:style-name="ce1" office:value-type="float" office:value="657.699742264623" calcext:value-type="float">
            <text:p>657.6997422646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155" calcext:value-type="float">
            <text:p>30155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" calcext:value-type="float">
            <text:p>315360000</text:p>
          </table:table-cell>
          <table:table-cell table:style-name="ce1" office:value-type="float" office:value="0.000005" calcext:value-type="float">
            <text:p>5E-06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593023510781228" calcext:value-type="float">
            <text:p>0.005930235107812</text:p>
          </table:table-cell>
          <table:table-cell table:style-name="ce1" office:value-type="float" office:value="1.13475639630591" calcext:value-type="float">
            <text:p>1.13475639630591</text:p>
          </table:table-cell>
          <table:table-cell table:style-name="ce1" office:value-type="float" office:value="1.2299310147742" calcext:value-type="float">
            <text:p>1.2299310147742</text:p>
          </table:table-cell>
          <table:table-cell table:style-name="ce1" office:value-type="float" office:value="1.26847511203709" calcext:value-type="float">
            <text:p>1.26847511203709</text:p>
          </table:table-cell>
          <table:table-cell table:style-name="ce1" office:value-type="float" office:value="0.311979973704704" calcext:value-type="float">
            <text:p>0.311979973704704</text:p>
          </table:table-cell>
          <table:table-cell table:style-name="ce1" office:value-type="float" office:value="2.49949402219507" calcext:value-type="float">
            <text:p>2.49949402219507</text:p>
          </table:table-cell>
          <table:table-cell table:style-name="ce1" office:value-type="float" office:value="15.327464537692" calcext:value-type="float">
            <text:p>15.327464537692</text:p>
          </table:table-cell>
          <table:table-cell table:style-name="ce1" office:value-type="float" office:value="0.0235423243738443" calcext:value-type="float">
            <text:p>0.023542324373844</text:p>
          </table:table-cell>
          <table:table-cell table:style-name="ce1" office:value-type="float" office:value="35.0237671002196" calcext:value-type="float">
            <text:p>35.0237671002196</text:p>
          </table:table-cell>
          <table:table-cell table:style-name="ce1" office:value-type="float" office:value="3.54191263913503" calcext:value-type="float">
            <text:p>3.54191263913503</text:p>
          </table:table-cell>
          <table:table-cell table:style-name="ce1" office:value-type="float" office:value="3.09643718898174" calcext:value-type="float">
            <text:p>3.09643718898174</text:p>
          </table:table-cell>
          <table:table-cell table:style-name="ce1" office:value-type="float" office:value="3.4939877983952" calcext:value-type="float">
            <text:p>3.4939877983952</text:p>
          </table:table-cell>
          <table:table-cell table:style-name="ce1" office:value-type="float" office:value="2258.79193334447" calcext:value-type="float">
            <text:p>2258.79193334447</text:p>
          </table:table-cell>
          <table:table-cell table:style-name="ce1" office:value-type="float" office:value="2109.09124961709" calcext:value-type="float">
            <text:p>2109.09124961709</text:p>
          </table:table-cell>
          <table:table-cell table:style-name="ce1" office:value-type="float" office:value="2364.42836303831" calcext:value-type="float">
            <text:p>2364.42836303831</text:p>
          </table:table-cell>
          <table:table-cell table:style-name="ce1" office:value-type="float" office:value="2393.2078352885" calcext:value-type="float">
            <text:p>2393.2078352885</text:p>
          </table:table-cell>
          <table:table-cell table:style-name="ce1" office:value-type="float" office:value="2388.23406056914" calcext:value-type="float">
            <text:p>2388.23406056914</text:p>
          </table:table-cell>
          <table:table-cell table:style-name="ce1" office:value-type="float" office:value="2399.60913362132" calcext:value-type="float">
            <text:p>2399.60913362132</text:p>
          </table:table-cell>
          <table:table-cell table:style-name="ce1" office:value-type="float" office:value="274.707885284952" calcext:value-type="float">
            <text:p>274.707885284952</text:p>
          </table:table-cell>
          <table:table-cell table:style-name="ce1" office:value-type="float" office:value="278.707456118954" calcext:value-type="float">
            <text:p>278.707456118954</text:p>
          </table:table-cell>
          <table:table-cell table:style-name="ce1" office:value-type="float" office:value="700.212848912647" calcext:value-type="float">
            <text:p>700.2128489126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156" calcext:value-type="float">
            <text:p>3015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07437252929811" calcext:value-type="float">
            <text:p>0.00010743725293</text:p>
          </table:table-cell>
          <table:table-cell office:value-type="float" office:value="0.00330580607307155" calcext:value-type="float">
            <text:p>0.003305806073072</text:p>
          </table:table-cell>
          <table:table-cell office:value-type="float" office:value="0.0166794642167509" calcext:value-type="float">
            <text:p>0.016679464216751</text:p>
          </table:table-cell>
          <table:table-cell office:value-type="float" office:value="2.47254783283324" calcext:value-type="float">
            <text:p>2.47254783283324</text:p>
          </table:table-cell>
          <table:table-cell office:value-type="float" office:value="0.361670554769821" calcext:value-type="float">
            <text:p>0.361670554769821</text:p>
          </table:table-cell>
          <table:table-cell office:value-type="float" office:value="2.49614465470997" calcext:value-type="float">
            <text:p>2.49614465470997</text:p>
          </table:table-cell>
          <table:table-cell office:value-type="float" office:value="34.5926280704292" calcext:value-type="float">
            <text:p>34.5926280704292</text:p>
          </table:table-cell>
          <table:table-cell office:value-type="float" office:value="0.818591621414529" calcext:value-type="float">
            <text:p>0.818591621414529</text:p>
          </table:table-cell>
          <table:table-cell office:value-type="float" office:value="34.970177220457" calcext:value-type="float">
            <text:p>34.970177220457</text:p>
          </table:table-cell>
          <table:table-cell office:value-type="float" office:value="0.0784144465934819" calcext:value-type="float">
            <text:p>0.078414446593482</text:p>
          </table:table-cell>
          <table:table-cell office:value-type="float" office:value="7.72409470056082" calcext:value-type="float">
            <text:p>7.72409470056082</text:p>
          </table:table-cell>
          <table:table-cell office:value-type="float" office:value="0.0456481270562245" calcext:value-type="float">
            <text:p>0.045648127056225</text:p>
          </table:table-cell>
          <table:table-cell office:value-type="float" office:value="2267.77749112994" calcext:value-type="float">
            <text:p>2267.77749112994</text:p>
          </table:table-cell>
          <table:table-cell office:value-type="float" office:value="2098.8464349459" calcext:value-type="float">
            <text:p>2098.8464349459</text:p>
          </table:table-cell>
          <table:table-cell office:value-type="float" office:value="2348.2605162093" calcext:value-type="float">
            <text:p>2348.2605162093</text:p>
          </table:table-cell>
          <table:table-cell office:value-type="float" office:value="2399.46901345751" calcext:value-type="float">
            <text:p>2399.46901345751</text:p>
          </table:table-cell>
          <table:table-cell office:value-type="float" office:value="2388.49245161147" calcext:value-type="float">
            <text:p>2388.49245161147</text:p>
          </table:table-cell>
          <table:table-cell office:value-type="float" office:value="2399.59171693128" calcext:value-type="float">
            <text:p>2399.59171693128</text:p>
          </table:table-cell>
          <table:table-cell office:value-type="float" office:value="285.155736242674" calcext:value-type="float">
            <text:p>285.155736242674</text:p>
          </table:table-cell>
          <table:table-cell office:value-type="float" office:value="263.611602720928" calcext:value-type="float">
            <text:p>263.611602720928</text:p>
          </table:table-cell>
          <table:table-cell office:value-type="float" office:value="597.33056566281" calcext:value-type="float">
            <text:p>597.3305656628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57" calcext:value-type="float">
            <text:p>3015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98006892106307" calcext:value-type="float">
            <text:p>0.000398006892106</text:p>
          </table:table-cell>
          <table:table-cell office:value-type="float" office:value="0.0186709618675269" calcext:value-type="float">
            <text:p>0.018670961867527</text:p>
          </table:table-cell>
          <table:table-cell office:value-type="float" office:value="0.0805333310054528" calcext:value-type="float">
            <text:p>0.080533331005453</text:p>
          </table:table-cell>
          <table:table-cell office:value-type="float" office:value="2.40949386107849" calcext:value-type="float">
            <text:p>2.40949386107849</text:p>
          </table:table-cell>
          <table:table-cell office:value-type="float" office:value="0.313789843933901" calcext:value-type="float">
            <text:p>0.313789843933901</text:p>
          </table:table-cell>
          <table:table-cell office:value-type="float" office:value="2.49665627873424" calcext:value-type="float">
            <text:p>2.49665627873424</text:p>
          </table:table-cell>
          <table:table-cell office:value-type="float" office:value="33.5837645223547" calcext:value-type="float">
            <text:p>33.5837645223547</text:p>
          </table:table-cell>
          <table:table-cell office:value-type="float" office:value="0.0525002480411755" calcext:value-type="float">
            <text:p>0.052500248041176</text:p>
          </table:table-cell>
          <table:table-cell office:value-type="float" office:value="34.9783632048466" calcext:value-type="float">
            <text:p>34.9783632048466</text:p>
          </table:table-cell>
          <table:table-cell office:value-type="float" office:value="0.327052120965779" calcext:value-type="float">
            <text:p>0.327052120965779</text:p>
          </table:table-cell>
          <table:table-cell office:value-type="float" office:value="7.76378058094309" calcext:value-type="float">
            <text:p>7.76378058094309</text:p>
          </table:table-cell>
          <table:table-cell office:value-type="float" office:value="0.226185866740508" calcext:value-type="float">
            <text:p>0.226185866740508</text:p>
          </table:table-cell>
          <table:table-cell office:value-type="float" office:value="2267.50009326559" calcext:value-type="float">
            <text:p>2267.50009326559</text:p>
          </table:table-cell>
          <table:table-cell office:value-type="float" office:value="2098.86022885107" calcext:value-type="float">
            <text:p>2098.86022885107</text:p>
          </table:table-cell>
          <table:table-cell office:value-type="float" office:value="2353.85945055549" calcext:value-type="float">
            <text:p>2353.85945055549</text:p>
          </table:table-cell>
          <table:table-cell office:value-type="float" office:value="2399.14113276393" calcext:value-type="float">
            <text:p>2399.14113276393</text:p>
          </table:table-cell>
          <table:table-cell office:value-type="float" office:value="2388.24347187481" calcext:value-type="float">
            <text:p>2388.24347187481</text:p>
          </table:table-cell>
          <table:table-cell office:value-type="float" office:value="2399.59437733573" calcext:value-type="float">
            <text:p>2399.59437733573</text:p>
          </table:table-cell>
          <table:table-cell office:value-type="float" office:value="285.017605360757" calcext:value-type="float">
            <text:p>285.017605360757</text:p>
          </table:table-cell>
          <table:table-cell office:value-type="float" office:value="263.805003918197" calcext:value-type="float">
            <text:p>263.805003918197</text:p>
          </table:table-cell>
          <table:table-cell office:value-type="float" office:value="630.839492404047" calcext:value-type="float">
            <text:p>630.839492404047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58" calcext:value-type="float">
            <text:p>3015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737000608968383" calcext:value-type="float">
            <text:p>0.000737000608968</text:p>
          </table:table-cell>
          <table:table-cell office:value-type="float" office:value="0.0919161257589288" calcext:value-type="float">
            <text:p>0.091916125758929</text:p>
          </table:table-cell>
          <table:table-cell office:value-type="float" office:value="0.154568403435472" calcext:value-type="float">
            <text:p>0.154568403435472</text:p>
          </table:table-cell>
          <table:table-cell office:value-type="float" office:value="2.33598033820238" calcext:value-type="float">
            <text:p>2.33598033820238</text:p>
          </table:table-cell>
          <table:table-cell office:value-type="float" office:value="0.313671301860025" calcext:value-type="float">
            <text:p>0.313671301860025</text:p>
          </table:table-cell>
          <table:table-cell office:value-type="float" office:value="2.49683912314904" calcext:value-type="float">
            <text:p>2.49683912314904</text:p>
          </table:table-cell>
          <table:table-cell office:value-type="float" office:value="32.4075481563368" calcext:value-type="float">
            <text:p>32.4075481563368</text:p>
          </table:table-cell>
          <table:table-cell office:value-type="float" office:value="0.0506035748589151" calcext:value-type="float">
            <text:p>0.050603574858915</text:p>
          </table:table-cell>
          <table:table-cell office:value-type="float" office:value="34.9812887154833" calcext:value-type="float">
            <text:p>34.9812887154833</text:p>
          </table:table-cell>
          <table:table-cell office:value-type="float" office:value="0.615348475264572" calcext:value-type="float">
            <text:p>0.615348475264572</text:p>
          </table:table-cell>
          <table:table-cell office:value-type="float" office:value="7.6064005049952" calcext:value-type="float">
            <text:p>7.6064005049952</text:p>
          </table:table-cell>
          <table:table-cell office:value-type="float" office:value="0.435546246820757" calcext:value-type="float">
            <text:p>0.435546246820757</text:p>
          </table:table-cell>
          <table:table-cell office:value-type="float" office:value="2266.9458204074" calcext:value-type="float">
            <text:p>2266.9458204074</text:p>
          </table:table-cell>
          <table:table-cell office:value-type="float" office:value="2099.53935557851" calcext:value-type="float">
            <text:p>2099.53935557851</text:p>
          </table:table-cell>
          <table:table-cell office:value-type="float" office:value="2354.56863625205" calcext:value-type="float">
            <text:p>2354.56863625205</text:p>
          </table:table-cell>
          <table:table-cell office:value-type="float" office:value="2398.75886243099" calcext:value-type="float">
            <text:p>2398.75886243099</text:p>
          </table:table-cell>
          <table:table-cell office:value-type="float" office:value="2388.24285544209" calcext:value-type="float">
            <text:p>2388.24285544209</text:p>
          </table:table-cell>
          <table:table-cell office:value-type="float" office:value="2399.59532811269" calcext:value-type="float">
            <text:p>2399.59532811269</text:p>
          </table:table-cell>
          <table:table-cell office:value-type="float" office:value="284.355249695112" calcext:value-type="float">
            <text:p>284.355249695112</text:p>
          </table:table-cell>
          <table:table-cell office:value-type="float" office:value="264.763392224853" calcext:value-type="float">
            <text:p>264.763392224853</text:p>
          </table:table-cell>
          <table:table-cell office:value-type="float" office:value="635.238240099464" calcext:value-type="float">
            <text:p>635.238240099464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59" calcext:value-type="float">
            <text:p>3015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79572466117495" calcext:value-type="float">
            <text:p>0.002795724661175</text:p>
          </table:table-cell>
          <table:table-cell office:value-type="float" office:value="0.525688367417223" calcext:value-type="float">
            <text:p>0.525688367417223</text:p>
          </table:table-cell>
          <table:table-cell office:value-type="float" office:value="0.593770027570858" calcext:value-type="float">
            <text:p>0.593770027570858</text:p>
          </table:table-cell>
          <table:table-cell office:value-type="float" office:value="1.89992205757048" calcext:value-type="float">
            <text:p>1.89992205757048</text:p>
          </table:table-cell>
          <table:table-cell office:value-type="float" office:value="0.312973683025105" calcext:value-type="float">
            <text:p>0.312973683025105</text:p>
          </table:table-cell>
          <table:table-cell office:value-type="float" office:value="2.49792365567495" calcext:value-type="float">
            <text:p>2.49792365567495</text:p>
          </table:table-cell>
          <table:table-cell office:value-type="float" office:value="25.4306156662252" calcext:value-type="float">
            <text:p>25.4306156662252</text:p>
          </table:table-cell>
          <table:table-cell office:value-type="float" office:value="0.0394416734990575" calcext:value-type="float">
            <text:p>0.039441673499058</text:p>
          </table:table-cell>
          <table:table-cell office:value-type="float" office:value="34.9986412358967" calcext:value-type="float">
            <text:p>34.9986412358967</text:p>
          </table:table-cell>
          <table:table-cell office:value-type="float" office:value="2.32614479943738" calcext:value-type="float">
            <text:p>2.32614479943738</text:p>
          </table:table-cell>
          <table:table-cell office:value-type="float" office:value="6.67312303434883" calcext:value-type="float">
            <text:p>6.67312303434883</text:p>
          </table:table-cell>
          <table:table-cell office:value-type="float" office:value="1.67850825869684" calcext:value-type="float">
            <text:p>1.67850825869684</text:p>
          </table:table-cell>
          <table:table-cell office:value-type="float" office:value="2263.63962418338" calcext:value-type="float">
            <text:p>2263.63962418338</text:p>
          </table:table-cell>
          <table:table-cell office:value-type="float" office:value="2103.51022453679" calcext:value-type="float">
            <text:p>2103.51022453679</text:p>
          </table:table-cell>
          <table:table-cell office:value-type="float" office:value="2358.70585570135" calcext:value-type="float">
            <text:p>2358.70585570135</text:p>
          </table:table-cell>
          <table:table-cell office:value-type="float" office:value="2396.49135940719" calcext:value-type="float">
            <text:p>2396.49135940719</text:p>
          </table:table-cell>
          <table:table-cell office:value-type="float" office:value="2388.23922785949" calcext:value-type="float">
            <text:p>2388.23922785949</text:p>
          </table:table-cell>
          <table:table-cell office:value-type="float" office:value="2399.60096771733" calcext:value-type="float">
            <text:p>2399.60096771733</text:p>
          </table:table-cell>
          <table:table-cell office:value-type="float" office:value="280.421938162482" calcext:value-type="float">
            <text:p>280.421938162482</text:p>
          </table:table-cell>
          <table:table-cell office:value-type="float" office:value="270.453411591577" calcext:value-type="float">
            <text:p>270.453411591577</text:p>
          </table:table-cell>
          <table:table-cell office:value-type="float" office:value="661.623565444428" calcext:value-type="float">
            <text:p>661.62356544442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table:style-name="ce1" office:value-type="float" office:value="30160" calcext:value-type="float">
            <text:p>30160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" calcext:value-type="float">
            <text:p>315360000</text:p>
          </table:table-cell>
          <table:table-cell table:style-name="ce1" office:value-type="float" office:value="0.00001" calcext:value-type="float">
            <text:p>1E-05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439091659276201" calcext:value-type="float">
            <text:p>0.004390916592762</text:p>
          </table:table-cell>
          <table:table-cell table:style-name="ce1" office:value-type="float" office:value="0.848861705279098" calcext:value-type="float">
            <text:p>0.848861705279098</text:p>
          </table:table-cell>
          <table:table-cell table:style-name="ce1" office:value-type="float" office:value="0.922254288775684" calcext:value-type="float">
            <text:p>0.922254288775684</text:p>
          </table:table-cell>
          <table:table-cell table:style-name="ce1" office:value-type="float" office:value="1.57384419551809" calcext:value-type="float">
            <text:p>1.57384419551809</text:p>
          </table:table-cell>
          <table:table-cell table:style-name="ce1" office:value-type="float" office:value="0.312458124834433" calcext:value-type="float">
            <text:p>0.312458124834433</text:p>
          </table:table-cell>
          <table:table-cell table:style-name="ce1" office:value-type="float" office:value="2.49873460749838" calcext:value-type="float">
            <text:p>2.49873460749838</text:p>
          </table:table-cell>
          <table:table-cell table:style-name="ce1" office:value-type="float" office:value="20.2133698733871" calcext:value-type="float">
            <text:p>20.2133698733871</text:p>
          </table:table-cell>
          <table:table-cell table:style-name="ce1" office:value-type="float" office:value="0.0311927424486899" calcext:value-type="float">
            <text:p>0.03119274244869</text:p>
          </table:table-cell>
          <table:table-cell table:style-name="ce1" office:value-type="float" office:value="35.0116164650717" calcext:value-type="float">
            <text:p>35.0116164650717</text:p>
          </table:table-cell>
          <table:table-cell table:style-name="ce1" office:value-type="float" office:value="3.60661057932335" calcext:value-type="float">
            <text:p>3.60661057932335</text:p>
          </table:table-cell>
          <table:table-cell table:style-name="ce1" office:value-type="float" office:value="5.97564808500587" calcext:value-type="float">
            <text:p>5.97564808500587</text:p>
          </table:table-cell>
          <table:table-cell table:style-name="ce1" office:value-type="float" office:value="2.60976114023844" calcext:value-type="float">
            <text:p>2.60976114023844</text:p>
          </table:table-cell>
          <table:table-cell table:style-name="ce1" office:value-type="float" office:value="2261.14629519108" calcext:value-type="float">
            <text:p>2261.14629519108</text:p>
          </table:table-cell>
          <table:table-cell table:style-name="ce1" office:value-type="float" office:value="2106.41678393328" calcext:value-type="float">
            <text:p>2106.41678393328</text:p>
          </table:table-cell>
          <table:table-cell table:style-name="ce1" office:value-type="float" office:value="2361.72363407992" calcext:value-type="float">
            <text:p>2361.72363407992</text:p>
          </table:table-cell>
          <table:table-cell table:style-name="ce1" office:value-type="float" office:value="2394.79575452344" calcext:value-type="float">
            <text:p>2394.79575452344</text:p>
          </table:table-cell>
          <table:table-cell table:style-name="ce1" office:value-type="float" office:value="2388.23654695583" calcext:value-type="float">
            <text:p>2388.23654695583</text:p>
          </table:table-cell>
          <table:table-cell table:style-name="ce1" office:value-type="float" office:value="2399.60518466573" calcext:value-type="float">
            <text:p>2399.60518466573</text:p>
          </table:table-cell>
          <table:table-cell table:style-name="ce1" office:value-type="float" office:value="277.475901840756" calcext:value-type="float">
            <text:p>277.475901840756</text:p>
          </table:table-cell>
          <table:table-cell table:style-name="ce1" office:value-type="float" office:value="274.713858758181" calcext:value-type="float">
            <text:p>274.713858758181</text:p>
          </table:table-cell>
          <table:table-cell table:style-name="ce1" office:value-type="float" office:value="681.665660463114" calcext:value-type="float">
            <text:p>681.665660463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161" calcext:value-type="float">
            <text:p>3016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909954739349401" calcext:value-type="float">
            <text:p>0.009099547393494</text:p>
          </table:table-cell>
          <table:table-cell office:value-type="float" office:value="1.73021339490253" calcext:value-type="float">
            <text:p>1.73021339490253</text:p>
          </table:table-cell>
          <table:table-cell office:value-type="float" office:value="1.83626728554394" calcext:value-type="float">
            <text:p>1.83626728554394</text:p>
          </table:table-cell>
          <table:table-cell office:value-type="float" office:value="0.666796047204545" calcext:value-type="float">
            <text:p>0.666796047204545</text:p>
          </table:table-cell>
          <table:table-cell office:value-type="float" office:value="0.3110508139251" calcext:value-type="float">
            <text:p>0.3110508139251</text:p>
          </table:table-cell>
          <table:table-cell office:value-type="float" office:value="2.50099022651205" calcext:value-type="float">
            <text:p>2.50099022651205</text:p>
          </table:table-cell>
          <table:table-cell office:value-type="float" office:value="5.70059950037189" calcext:value-type="float">
            <text:p>5.70059950037189</text:p>
          </table:table-cell>
          <table:table-cell office:value-type="float" office:value="0.00867576790078433" calcext:value-type="float">
            <text:p>0.008675767900784</text:p>
          </table:table-cell>
          <table:table-cell office:value-type="float" office:value="35.047706369292" calcext:value-type="float">
            <text:p>35.047706369292</text:p>
          </table:table-cell>
          <table:table-cell office:value-type="float" office:value="7.18422712835547" calcext:value-type="float">
            <text:p>7.18422712835547</text:p>
          </table:table-cell>
          <table:table-cell office:value-type="float" office:value="4.0413889364383" calcext:value-type="float">
            <text:p>4.0413889364383</text:p>
          </table:table-cell>
          <table:table-cell office:value-type="float" office:value="5.2244810587185" calcext:value-type="float">
            <text:p>5.2244810587185</text:p>
          </table:table-cell>
          <table:table-cell office:value-type="float" office:value="2254.11237894342" calcext:value-type="float">
            <text:p>2254.11237894342</text:p>
          </table:table-cell>
          <table:table-cell office:value-type="float" office:value="2114.23215022067" calcext:value-type="float">
            <text:p>2114.23215022067</text:p>
          </table:table-cell>
          <table:table-cell office:value-type="float" office:value="2369.79088347178" calcext:value-type="float">
            <text:p>2369.79088347178</text:p>
          </table:table-cell>
          <table:table-cell office:value-type="float" office:value="2390.0791041514" calcext:value-type="float">
            <text:p>2390.0791041514</text:p>
          </table:table-cell>
          <table:table-cell office:value-type="float" office:value="2388.22922893834" calcext:value-type="float">
            <text:p>2388.22922893834</text:p>
          </table:table-cell>
          <table:table-cell office:value-type="float" office:value="2399.61691388381" calcext:value-type="float">
            <text:p>2399.61691388381</text:p>
          </table:table-cell>
          <table:table-cell office:value-type="float" office:value="269.261199551076" calcext:value-type="float">
            <text:p>269.261199551076</text:p>
          </table:table-cell>
          <table:table-cell office:value-type="float" office:value="286.587850879902" calcext:value-type="float">
            <text:p>286.587850879902</text:p>
          </table:table-cell>
          <table:table-cell office:value-type="float" office:value="738.661367940276" calcext:value-type="float">
            <text:p>738.661367940276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62" calcext:value-type="float">
            <text:p>3016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0298698449406" calcext:value-type="float">
            <text:p>0.000402986984494</text:p>
          </table:table-cell>
          <table:table-cell office:value-type="float" office:value="0.0198517160324933" calcext:value-type="float">
            <text:p>0.019851716032493</text:p>
          </table:table-cell>
          <table:table-cell office:value-type="float" office:value="0.0816107214992549" calcext:value-type="float">
            <text:p>0.081610721499255</text:p>
          </table:table-cell>
          <table:table-cell office:value-type="float" office:value="2.40841046925929" calcext:value-type="float">
            <text:p>2.40841046925929</text:p>
          </table:table-cell>
          <table:table-cell office:value-type="float" office:value="0.313788094973586" calcext:value-type="float">
            <text:p>0.313788094973586</text:p>
          </table:table-cell>
          <table:table-cell office:value-type="float" office:value="2.49665897338046" calcext:value-type="float">
            <text:p>2.49665897338046</text:p>
          </table:table-cell>
          <table:table-cell office:value-type="float" office:value="33.5664302532478" calcext:value-type="float">
            <text:p>33.5664302532478</text:p>
          </table:table-cell>
          <table:table-cell office:value-type="float" office:value="0.0524722646766163" calcext:value-type="float">
            <text:p>0.052472264676616</text:p>
          </table:table-cell>
          <table:table-cell office:value-type="float" office:value="34.9784063191865" calcext:value-type="float">
            <text:p>34.9784063191865</text:p>
          </table:table-cell>
          <table:table-cell office:value-type="float" office:value="1.06060385752318" calcext:value-type="float">
            <text:p>1.06060385752318</text:p>
          </table:table-cell>
          <table:table-cell office:value-type="float" office:value="38.5796198921791" calcext:value-type="float">
            <text:p>38.5796198921791</text:p>
          </table:table-cell>
          <table:table-cell office:value-type="float" office:value="0.229226190736632" calcext:value-type="float">
            <text:p>0.229226190736632</text:p>
          </table:table-cell>
          <table:table-cell office:value-type="float" office:value="2267.49183938727" calcext:value-type="float">
            <text:p>2267.49183938727</text:p>
          </table:table-cell>
          <table:table-cell office:value-type="float" office:value="2098.87025017537" calcext:value-type="float">
            <text:p>2098.87025017537</text:p>
          </table:table-cell>
          <table:table-cell office:value-type="float" office:value="2353.86762802769" calcext:value-type="float">
            <text:p>2353.86762802769</text:p>
          </table:table-cell>
          <table:table-cell office:value-type="float" office:value="2399.13549917068" calcext:value-type="float">
            <text:p>2399.13549917068</text:p>
          </table:table-cell>
          <table:table-cell office:value-type="float" office:value="2388.24346282434" calcext:value-type="float">
            <text:p>2388.24346282434</text:p>
          </table:table-cell>
          <table:table-cell office:value-type="float" office:value="2399.59439139213" calcext:value-type="float">
            <text:p>2399.59439139213</text:p>
          </table:table-cell>
          <table:table-cell office:value-type="float" office:value="285.007645830184" calcext:value-type="float">
            <text:p>285.007645830184</text:p>
          </table:table-cell>
          <table:table-cell office:value-type="float" office:value="263.819115116277" calcext:value-type="float">
            <text:p>263.819115116277</text:p>
          </table:table-cell>
          <table:table-cell office:value-type="float" office:value="630.889995021896" calcext:value-type="float">
            <text:p>630.889995021896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63" calcext:value-type="float">
            <text:p>3016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2765633165852" calcext:value-type="float">
            <text:p>0.001727656331659</text:p>
          </table:table-cell>
          <table:table-cell office:value-type="float" office:value="0.304763295890952" calcext:value-type="float">
            <text:p>0.304763295890952</text:p>
          </table:table-cell>
          <table:table-cell office:value-type="float" office:value="0.368102045122753" calcext:value-type="float">
            <text:p>0.368102045122753</text:p>
          </table:table-cell>
          <table:table-cell office:value-type="float" office:value="2.12395133939364" calcext:value-type="float">
            <text:p>2.12395133939364</text:p>
          </table:table-cell>
          <table:table-cell office:value-type="float" office:value="0.313330913787577" calcext:value-type="float">
            <text:p>0.313330913787577</text:p>
          </table:table-cell>
          <table:table-cell office:value-type="float" office:value="2.49736647504246" calcext:value-type="float">
            <text:p>2.49736647504246</text:p>
          </table:table-cell>
          <table:table-cell office:value-type="float" office:value="29.0150841753973" calcext:value-type="float">
            <text:p>29.0150841753973</text:p>
          </table:table-cell>
          <table:table-cell office:value-type="float" office:value="0.0451573657003974" calcext:value-type="float">
            <text:p>0.045157365700397</text:p>
          </table:table-cell>
          <table:table-cell office:value-type="float" office:value="34.9897263457781" calcext:value-type="float">
            <text:p>34.9897263457781</text:p>
          </table:table-cell>
          <table:table-cell office:value-type="float" office:value="4.53288457212222" calcext:value-type="float">
            <text:p>4.53288457212222</text:p>
          </table:table-cell>
          <table:table-cell office:value-type="float" office:value="34.7302042214571" calcext:value-type="float">
            <text:p>34.7302042214571</text:p>
          </table:table-cell>
          <table:table-cell office:value-type="float" office:value="1.0392967996601" calcext:value-type="float">
            <text:p>1.0392967996601</text:p>
          </table:table-cell>
          <table:table-cell office:value-type="float" office:value="2265.34199425374" calcext:value-type="float">
            <text:p>2265.34199425374</text:p>
          </table:table-cell>
          <table:table-cell office:value-type="float" office:value="2101.48232564418" calcext:value-type="float">
            <text:p>2101.48232564418</text:p>
          </table:table-cell>
          <table:table-cell office:value-type="float" office:value="2356.59043909782" calcext:value-type="float">
            <text:p>2356.59043909782</text:p>
          </table:table-cell>
          <table:table-cell office:value-type="float" office:value="2397.65631167393" calcext:value-type="float">
            <text:p>2397.65631167393</text:p>
          </table:table-cell>
          <table:table-cell office:value-type="float" office:value="2388.24108546074" calcext:value-type="float">
            <text:p>2388.24108546074</text:p>
          </table:table-cell>
          <table:table-cell office:value-type="float" office:value="2399.5980703793" calcext:value-type="float">
            <text:p>2399.5980703793</text:p>
          </table:table-cell>
          <table:table-cell office:value-type="float" office:value="282.443250569732" calcext:value-type="float">
            <text:p>282.443250569732</text:p>
          </table:table-cell>
          <table:table-cell office:value-type="float" office:value="267.528995936355" calcext:value-type="float">
            <text:p>267.528995936355</text:p>
          </table:table-cell>
          <table:table-cell office:value-type="float" office:value="647.976763087698" calcext:value-type="float">
            <text:p>647.97676308769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64" calcext:value-type="float">
            <text:p>3016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10823015109342" calcext:value-type="float">
            <text:p>0.003108230151093</text:p>
          </table:table-cell>
          <table:table-cell office:value-type="float" office:value="0.59384878620203" calcext:value-type="float">
            <text:p>0.59384878620203</text:p>
          </table:table-cell>
          <table:table-cell office:value-type="float" office:value="0.658902710101881" calcext:value-type="float">
            <text:p>0.658902710101881</text:p>
          </table:table-cell>
          <table:table-cell office:value-type="float" office:value="1.83524934781112" calcext:value-type="float">
            <text:p>1.83524934781112</text:p>
          </table:table-cell>
          <table:table-cell office:value-type="float" office:value="0.31287101718899" calcext:value-type="float">
            <text:p>0.31287101718899</text:p>
          </table:table-cell>
          <table:table-cell office:value-type="float" office:value="2.49808449902623" calcext:value-type="float">
            <text:p>2.49808449902623</text:p>
          </table:table-cell>
          <table:table-cell office:value-type="float" office:value="24.3958523100749" calcext:value-type="float">
            <text:p>24.3958523100749</text:p>
          </table:table-cell>
          <table:table-cell office:value-type="float" office:value="0.0377990201208706" calcext:value-type="float">
            <text:p>0.037799020120871</text:p>
          </table:table-cell>
          <table:table-cell office:value-type="float" office:value="35.0012147295168" calcext:value-type="float">
            <text:p>35.0012147295168</text:p>
          </table:table-cell>
          <table:table-cell office:value-type="float" office:value="8.05712103190028" calcext:value-type="float">
            <text:p>8.05712103190028</text:p>
          </table:table-cell>
          <table:table-cell office:value-type="float" office:value="30.8233470934592" calcext:value-type="float">
            <text:p>30.8233470934592</text:p>
          </table:table-cell>
          <table:table-cell office:value-type="float" office:value="1.86171158464379" calcext:value-type="float">
            <text:p>1.86171158464379</text:p>
          </table:table-cell>
          <table:table-cell office:value-type="float" office:value="2263.14651220584" calcext:value-type="float">
            <text:p>2263.14651220584</text:p>
          </table:table-cell>
          <table:table-cell office:value-type="float" office:value="2104.09090574187" calcext:value-type="float">
            <text:p>2104.09090574187</text:p>
          </table:table-cell>
          <table:table-cell office:value-type="float" office:value="2359.30845215885" calcext:value-type="float">
            <text:p>2359.30845215885</text:p>
          </table:table-cell>
          <table:table-cell office:value-type="float" office:value="2396.15506131709" calcext:value-type="float">
            <text:p>2396.15506131709</text:p>
          </table:table-cell>
          <table:table-cell office:value-type="float" office:value="2388.23869399794" calcext:value-type="float">
            <text:p>2388.23869399794</text:p>
          </table:table-cell>
          <table:table-cell office:value-type="float" office:value="2399.60180410342" calcext:value-type="float">
            <text:p>2399.60180410342</text:p>
          </table:table-cell>
          <table:table-cell office:value-type="float" office:value="279.837861942697" calcext:value-type="float">
            <text:p>279.837861942697</text:p>
          </table:table-cell>
          <table:table-cell office:value-type="float" office:value="271.298036514349" calcext:value-type="float">
            <text:p>271.298036514349</text:p>
          </table:table-cell>
          <table:table-cell office:value-type="float" office:value="665.571302074298" calcext:value-type="float">
            <text:p>665.57130207429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65" calcext:value-type="float">
            <text:p>3016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87244629788584" calcext:value-type="float">
            <text:p>0.008872446297886</text:p>
          </table:table-cell>
          <table:table-cell office:value-type="float" office:value="1.71916100872865" calcext:value-type="float">
            <text:p>1.71916100872865</text:p>
          </table:table-cell>
          <table:table-cell office:value-type="float" office:value="1.79396867066457" calcext:value-type="float">
            <text:p>1.79396867066457</text:p>
          </table:table-cell>
          <table:table-cell office:value-type="float" office:value="0.708749349382897" calcext:value-type="float">
            <text:p>0.708749349382897</text:p>
          </table:table-cell>
          <table:table-cell office:value-type="float" office:value="0.311115051211401" calcext:value-type="float">
            <text:p>0.311115051211401</text:p>
          </table:table-cell>
          <table:table-cell office:value-type="float" office:value="2.50088590469472" calcext:value-type="float">
            <text:p>2.50088590469472</text:p>
          </table:table-cell>
          <table:table-cell office:value-type="float" office:value="6.37185233522505" calcext:value-type="float">
            <text:p>6.37185233522505</text:p>
          </table:table-cell>
          <table:table-cell office:value-type="float" office:value="0.00970356448112081" calcext:value-type="float">
            <text:p>0.009703564481121</text:p>
          </table:table-cell>
          <table:table-cell office:value-type="float" office:value="35.0460372202141" calcext:value-type="float">
            <text:p>35.0460372202141</text:p>
          </table:table-cell>
          <table:table-cell office:value-type="float" office:value="21.8119186860304" calcext:value-type="float">
            <text:p>21.8119186860304</text:p>
          </table:table-cell>
          <table:table-cell office:value-type="float" office:value="15.5794587634461" calcext:value-type="float">
            <text:p>15.5794587634461</text:p>
          </table:table-cell>
          <table:table-cell office:value-type="float" office:value="5.07606501635272" calcext:value-type="float">
            <text:p>5.07606501635272</text:p>
          </table:table-cell>
          <table:table-cell office:value-type="float" office:value="2254.44381046379" calcext:value-type="float">
            <text:p>2254.44381046379</text:p>
          </table:table-cell>
          <table:table-cell office:value-type="float" office:value="2113.87935790732" calcext:value-type="float">
            <text:p>2113.87935790732</text:p>
          </table:table-cell>
          <table:table-cell office:value-type="float" office:value="2369.49405686493" calcext:value-type="float">
            <text:p>2369.49405686493</text:p>
          </table:table-cell>
          <table:table-cell office:value-type="float" office:value="2390.2972613313" calcext:value-type="float">
            <text:p>2390.2972613313</text:p>
          </table:table-cell>
          <table:table-cell office:value-type="float" office:value="2388.22956298071" calcext:value-type="float">
            <text:p>2388.22956298071</text:p>
          </table:table-cell>
          <table:table-cell office:value-type="float" office:value="2399.61637141893" calcext:value-type="float">
            <text:p>2399.61637141893</text:p>
          </table:table-cell>
          <table:table-cell office:value-type="float" office:value="269.647470882695" calcext:value-type="float">
            <text:p>269.647470882695</text:p>
          </table:table-cell>
          <table:table-cell office:value-type="float" office:value="286.038299284516" calcext:value-type="float">
            <text:p>286.038299284516</text:p>
          </table:table-cell>
          <table:table-cell office:value-type="float" office:value="736.474603079762" calcext:value-type="float">
            <text:p>736.47460307976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66" calcext:value-type="float">
            <text:p>3016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8603846709135" calcext:value-type="float">
            <text:p>0.28603846709135</text:p>
          </table:table-cell>
          <table:table-cell office:value-type="float" office:value="2.37466487035788" calcext:value-type="float">
            <text:p>2.37466487035788</text:p>
          </table:table-cell>
          <table:table-cell office:value-type="float" office:value="2.4595030289017" calcext:value-type="float">
            <text:p>2.4595030289017</text:p>
          </table:table-cell>
          <table:table-cell office:value-type="float" office:value="0.321513689495616" calcext:value-type="float">
            <text:p>0.321513689495616</text:p>
          </table:table-cell>
          <table:table-cell office:value-type="float" office:value="0.310525219687471" calcext:value-type="float">
            <text:p>0.310525219687471</text:p>
          </table:table-cell>
          <table:table-cell office:value-type="float" office:value="2.50184878872363" calcext:value-type="float">
            <text:p>2.50184878872363</text:p>
          </table:table-cell>
          <table:table-cell office:value-type="float" office:value="0.176081777028726" calcext:value-type="float">
            <text:p>0.176081777028726</text:p>
          </table:table-cell>
          <table:table-cell office:value-type="float" office:value="0.000266260098376898" calcext:value-type="float">
            <text:p>0.000266260098377</text:p>
          </table:table-cell>
          <table:table-cell office:value-type="float" office:value="35.0614433646769" calcext:value-type="float">
            <text:p>35.0614433646769</text:p>
          </table:table-cell>
          <table:table-cell office:value-type="float" office:value="27.0526661471942" calcext:value-type="float">
            <text:p>27.0526661471942</text:p>
          </table:table-cell>
          <table:table-cell office:value-type="float" office:value="10.5348767604852" calcext:value-type="float">
            <text:p>10.5348767604852</text:p>
          </table:table-cell>
          <table:table-cell office:value-type="float" office:value="6.96983806221433" calcext:value-type="float">
            <text:p>6.96983806221433</text:p>
          </table:table-cell>
          <table:table-cell office:value-type="float" office:value="2251.40005180536" calcext:value-type="float">
            <text:p>2251.40005180536</text:p>
          </table:table-cell>
          <table:table-cell office:value-type="float" office:value="2117.10768918149" calcext:value-type="float">
            <text:p>2117.10768918149</text:p>
          </table:table-cell>
          <table:table-cell office:value-type="float" office:value="2372.84794548547" calcext:value-type="float">
            <text:p>2372.84794548547</text:p>
          </table:table-cell>
          <table:table-cell office:value-type="float" office:value="2388.28363589134" calcext:value-type="float">
            <text:p>2388.28363589134</text:p>
          </table:table-cell>
          <table:table-cell office:value-type="float" office:value="2388.22649584831" calcext:value-type="float">
            <text:p>2388.22649584831</text:p>
          </table:table-cell>
          <table:table-cell office:value-type="float" office:value="2399.6213784073" calcext:value-type="float">
            <text:p>2399.6213784073</text:p>
          </table:table-cell>
          <table:table-cell office:value-type="float" office:value="266.136429428574" calcext:value-type="float">
            <text:p>266.136429428574</text:p>
          </table:table-cell>
          <table:table-cell office:value-type="float" office:value="291.116457899608" calcext:value-type="float">
            <text:p>291.116457899608</text:p>
          </table:table-cell>
          <table:table-cell office:value-type="float" office:value="761.599045223288" calcext:value-type="float">
            <text:p>761.59904522328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67" calcext:value-type="float">
            <text:p>3016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68116468399068" calcext:value-type="float">
            <text:p>4.68116468399068</text:p>
          </table:table-cell>
          <table:table-cell office:value-type="float" office:value="6.73555242215577" calcext:value-type="float">
            <text:p>6.73555242215577</text:p>
          </table:table-cell>
          <table:table-cell office:value-type="float" office:value="6.8577819271284" calcext:value-type="float">
            <text:p>6.8577819271284</text:p>
          </table:table-cell>
          <table:table-cell office:value-type="float" office:value="0.321513689495537" calcext:value-type="float">
            <text:p>0.321513689495537</text:p>
          </table:table-cell>
          <table:table-cell office:value-type="float" office:value="0.310525219687397" calcext:value-type="float">
            <text:p>0.310525219687397</text:p>
          </table:table-cell>
          <table:table-cell office:value-type="float" office:value="2.50184878872276" calcext:value-type="float">
            <text:p>2.50184878872276</text:p>
          </table:table-cell>
          <table:table-cell office:value-type="float" office:value="0.176081777028655" calcext:value-type="float">
            <text:p>0.176081777028655</text:p>
          </table:table-cell>
          <table:table-cell office:value-type="float" office:value="0.000266260098376791" calcext:value-type="float">
            <text:p>0.000266260098377</text:p>
          </table:table-cell>
          <table:table-cell office:value-type="float" office:value="35.0614433646643" calcext:value-type="float">
            <text:p>35.0614433646643</text:p>
          </table:table-cell>
          <table:table-cell office:value-type="float" office:value="36.1127359012469" calcext:value-type="float">
            <text:p>36.1127359012469</text:p>
          </table:table-cell>
          <table:table-cell office:value-type="float" office:value="13.9965187537578" calcext:value-type="float">
            <text:p>13.9965187537578</text:p>
          </table:table-cell>
          <table:table-cell office:value-type="float" office:value="20.914115900035" calcext:value-type="float">
            <text:p>20.914115900035</text:p>
          </table:table-cell>
          <table:table-cell office:value-type="float" office:value="2251.40046200667" calcext:value-type="float">
            <text:p>2251.40046200667</text:p>
          </table:table-cell>
          <table:table-cell office:value-type="float" office:value="2117.10772040568" calcext:value-type="float">
            <text:p>2117.10772040568</text:p>
          </table:table-cell>
          <table:table-cell office:value-type="float" office:value="2372.85740491506" calcext:value-type="float">
            <text:p>2372.85740491506</text:p>
          </table:table-cell>
          <table:table-cell office:value-type="float" office:value="2388.28363589127" calcext:value-type="float">
            <text:p>2388.28363589127</text:p>
          </table:table-cell>
          <table:table-cell office:value-type="float" office:value="2388.22649584825" calcext:value-type="float">
            <text:p>2388.22649584825</text:p>
          </table:table-cell>
          <table:table-cell office:value-type="float" office:value="2399.62137840723" calcext:value-type="float">
            <text:p>2399.62137840723</text:p>
          </table:table-cell>
          <table:table-cell office:value-type="float" office:value="266.137248583648" calcext:value-type="float">
            <text:p>266.137248583648</text:p>
          </table:table-cell>
          <table:table-cell office:value-type="float" office:value="291.116507531335" calcext:value-type="float">
            <text:p>291.116507531335</text:p>
          </table:table-cell>
          <table:table-cell office:value-type="float" office:value="761.671265141182" calcext:value-type="float">
            <text:p>761.67126514118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68" calcext:value-type="float">
            <text:p>3016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758097762614888" calcext:value-type="float">
            <text:p>0.000758097762615</text:p>
          </table:table-cell>
          <table:table-cell office:value-type="float" office:value="0.0970324758657489" calcext:value-type="float">
            <text:p>0.097032475865749</text:p>
          </table:table-cell>
          <table:table-cell office:value-type="float" office:value="0.159143147862582" calcext:value-type="float">
            <text:p>0.159143147862582</text:p>
          </table:table-cell>
          <table:table-cell office:value-type="float" office:value="2.33142176898644" calcext:value-type="float">
            <text:p>2.33142176898644</text:p>
          </table:table-cell>
          <table:table-cell office:value-type="float" office:value="0.313663959997147" calcext:value-type="float">
            <text:p>0.313663959997147</text:p>
          </table:table-cell>
          <table:table-cell office:value-type="float" office:value="2.49685046126492" calcext:value-type="float">
            <text:p>2.49685046126492</text:p>
          </table:table-cell>
          <table:table-cell office:value-type="float" office:value="32.3346110488809" calcext:value-type="float">
            <text:p>32.3346110488809</text:p>
          </table:table-cell>
          <table:table-cell office:value-type="float" office:value="0.0504861050522092" calcext:value-type="float">
            <text:p>0.050486105052209</text:p>
          </table:table-cell>
          <table:table-cell office:value-type="float" office:value="34.9814701253365" calcext:value-type="float">
            <text:p>34.9814701253365</text:p>
          </table:table-cell>
          <table:table-cell office:value-type="float" office:value="3.70933421220396" calcext:value-type="float">
            <text:p>3.70933421220396</text:p>
          </table:table-cell>
          <table:table-cell office:value-type="float" office:value="74.9642264610241" calcext:value-type="float">
            <text:p>74.9642264610241</text:p>
          </table:table-cell>
          <table:table-cell office:value-type="float" office:value="0.448434027105989" calcext:value-type="float">
            <text:p>0.448434027105989</text:p>
          </table:table-cell>
          <table:table-cell office:value-type="float" office:value="2266.91124895139" calcext:value-type="float">
            <text:p>2266.91124895139</text:p>
          </table:table-cell>
          <table:table-cell office:value-type="float" office:value="2099.58136044756" calcext:value-type="float">
            <text:p>2099.58136044756</text:p>
          </table:table-cell>
          <table:table-cell office:value-type="float" office:value="2354.60821224136" calcext:value-type="float">
            <text:p>2354.60821224136</text:p>
          </table:table-cell>
          <table:table-cell office:value-type="float" office:value="2398.73515790831" calcext:value-type="float">
            <text:p>2398.73515790831</text:p>
          </table:table-cell>
          <table:table-cell office:value-type="float" office:value="2388.24281730158" calcext:value-type="float">
            <text:p>2388.24281730158</text:p>
          </table:table-cell>
          <table:table-cell office:value-type="float" office:value="2399.59538710817" calcext:value-type="float">
            <text:p>2399.59538710817</text:p>
          </table:table-cell>
          <table:table-cell office:value-type="float" office:value="284.313797215372" calcext:value-type="float">
            <text:p>284.313797215372</text:p>
          </table:table-cell>
          <table:table-cell office:value-type="float" office:value="264.82280971356" calcext:value-type="float">
            <text:p>264.82280971356</text:p>
          </table:table-cell>
          <table:table-cell office:value-type="float" office:value="635.484743129763" calcext:value-type="float">
            <text:p>635.48474312976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69" calcext:value-type="float">
            <text:p>3016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15234468811705" calcext:value-type="float">
            <text:p>0.003152344688117</text:p>
          </table:table-cell>
          <table:table-cell office:value-type="float" office:value="0.603456333841798" calcext:value-type="float">
            <text:p>0.603456333841798</text:p>
          </table:table-cell>
          <table:table-cell office:value-type="float" office:value="0.66806451078777" calcext:value-type="float">
            <text:p>0.66806451078777</text:p>
          </table:table-cell>
          <table:table-cell office:value-type="float" office:value="1.8261513869957" calcext:value-type="float">
            <text:p>1.8261513869957</text:p>
          </table:table-cell>
          <table:table-cell office:value-type="float" office:value="0.312856590910306" calcext:value-type="float">
            <text:p>0.312856590910306</text:p>
          </table:table-cell>
          <table:table-cell office:value-type="float" office:value="2.49810712582422" calcext:value-type="float">
            <text:p>2.49810712582422</text:p>
          </table:table-cell>
          <table:table-cell office:value-type="float" office:value="24.2502849370297" calcext:value-type="float">
            <text:p>24.2502849370297</text:p>
          </table:table-cell>
          <table:table-cell office:value-type="float" office:value="0.0375681996634488" calcext:value-type="float">
            <text:p>0.037568199663449</text:p>
          </table:table-cell>
          <table:table-cell office:value-type="float" office:value="35.0015767582859" calcext:value-type="float">
            <text:p>35.0015767582859</text:p>
          </table:table-cell>
          <table:table-cell office:value-type="float" office:value="15.1097745285889" calcext:value-type="float">
            <text:p>15.1097745285889</text:p>
          </table:table-cell>
          <table:table-cell office:value-type="float" office:value="60.9317906807775" calcext:value-type="float">
            <text:p>60.9317906807775</text:p>
          </table:table-cell>
          <table:table-cell office:value-type="float" office:value="1.88745645246975" calcext:value-type="float">
            <text:p>1.88745645246975</text:p>
          </table:table-cell>
          <table:table-cell office:value-type="float" office:value="2263.07709286537" calcext:value-type="float">
            <text:p>2263.07709286537</text:p>
          </table:table-cell>
          <table:table-cell office:value-type="float" office:value="2104.17242640645" calcext:value-type="float">
            <text:p>2104.17242640645</text:p>
          </table:table-cell>
          <table:table-cell office:value-type="float" office:value="2359.39319682984" calcext:value-type="float">
            <text:p>2359.39319682984</text:p>
          </table:table-cell>
          <table:table-cell office:value-type="float" office:value="2396.10775190558" calcext:value-type="float">
            <text:p>2396.10775190558</text:p>
          </table:table-cell>
          <table:table-cell office:value-type="float" office:value="2388.23861896593" calcext:value-type="float">
            <text:p>2388.23861896593</text:p>
          </table:table-cell>
          <table:table-cell office:value-type="float" office:value="2399.60192174746" calcext:value-type="float">
            <text:p>2399.60192174746</text:p>
          </table:table-cell>
          <table:table-cell office:value-type="float" office:value="279.755698530528" calcext:value-type="float">
            <text:p>279.755698530528</text:p>
          </table:table-cell>
          <table:table-cell office:value-type="float" office:value="271.416871407129" calcext:value-type="float">
            <text:p>271.416871407129</text:p>
          </table:table-cell>
          <table:table-cell office:value-type="float" office:value="666.128644536454" calcext:value-type="float">
            <text:p>666.128644536454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70" calcext:value-type="float">
            <text:p>3017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35063153037306" calcext:value-type="float">
            <text:p>0.005350631530373</text:p>
          </table:table-cell>
          <table:table-cell office:value-type="float" office:value="1.0480967579399" calcext:value-type="float">
            <text:p>1.0480967579399</text:p>
          </table:table-cell>
          <table:table-cell office:value-type="float" office:value="1.11510634895741" calcext:value-type="float">
            <text:p>1.11510634895741</text:p>
          </table:table-cell>
          <table:table-cell office:value-type="float" office:value="1.38241146109049" calcext:value-type="float">
            <text:p>1.38241146109049</text:p>
          </table:table-cell>
          <table:table-cell office:value-type="float" office:value="0.312157853322156" calcext:value-type="float">
            <text:p>0.312157853322156</text:p>
          </table:table-cell>
          <table:table-cell office:value-type="float" office:value="2.499210680657" calcext:value-type="float">
            <text:p>2.499210680657</text:p>
          </table:table-cell>
          <table:table-cell office:value-type="float" office:value="17.1504461225463" calcext:value-type="float">
            <text:p>17.1504461225463</text:p>
          </table:table-cell>
          <table:table-cell office:value-type="float" office:value="0.0263883982530251" calcext:value-type="float">
            <text:p>0.026388398253025</text:p>
          </table:table-cell>
          <table:table-cell office:value-type="float" office:value="35.0192336356105" calcext:value-type="float">
            <text:p>35.0192336356105</text:p>
          </table:table-cell>
          <table:table-cell office:value-type="float" office:value="25.1222451732869" calcext:value-type="float">
            <text:p>25.1222451732869</text:p>
          </table:table-cell>
          <table:table-cell office:value-type="float" office:value="48.6078718336342" calcext:value-type="float">
            <text:p>48.6078718336342</text:p>
          </table:table-cell>
          <table:table-cell office:value-type="float" office:value="3.151811458902" calcext:value-type="float">
            <text:p>3.151811458902</text:p>
          </table:table-cell>
          <table:table-cell office:value-type="float" office:value="2259.67465461961" calcext:value-type="float">
            <text:p>2259.67465461961</text:p>
          </table:table-cell>
          <table:table-cell office:value-type="float" office:value="2108.09884270653" calcext:value-type="float">
            <text:p>2108.09884270653</text:p>
          </table:table-cell>
          <table:table-cell office:value-type="float" office:value="2363.48242001887" calcext:value-type="float">
            <text:p>2363.48242001887</text:p>
          </table:table-cell>
          <table:table-cell office:value-type="float" office:value="2393.80030432009" calcext:value-type="float">
            <text:p>2393.80030432009</text:p>
          </table:table-cell>
          <table:table-cell office:value-type="float" office:value="2388.23498555962" calcext:value-type="float">
            <text:p>2388.23498555962</text:p>
          </table:table-cell>
          <table:table-cell office:value-type="float" office:value="2399.60766026184" calcext:value-type="float">
            <text:p>2399.60766026184</text:p>
          </table:table-cell>
          <table:table-cell office:value-type="float" office:value="275.745984589264" calcext:value-type="float">
            <text:p>275.745984589264</text:p>
          </table:table-cell>
          <table:table-cell office:value-type="float" office:value="277.217247146786" calcext:value-type="float">
            <text:p>277.217247146786</text:p>
          </table:table-cell>
          <table:table-cell office:value-type="float" office:value="693.663105850952" calcext:value-type="float">
            <text:p>693.66310585095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71" calcext:value-type="float">
            <text:p>3017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5077299147022" calcext:value-type="float">
            <text:p>0.65077299147022</text:p>
          </table:table-cell>
          <table:table-cell office:value-type="float" office:value="2.74576675228882" calcext:value-type="float">
            <text:p>2.74576675228882</text:p>
          </table:table-cell>
          <table:table-cell office:value-type="float" office:value="2.82427953453976" calcext:value-type="float">
            <text:p>2.82427953453976</text:p>
          </table:table-cell>
          <table:table-cell office:value-type="float" office:value="0.321513689495592" calcext:value-type="float">
            <text:p>0.321513689495592</text:p>
          </table:table-cell>
          <table:table-cell office:value-type="float" office:value="0.310525219687452" calcext:value-type="float">
            <text:p>0.310525219687452</text:p>
          </table:table-cell>
          <table:table-cell office:value-type="float" office:value="2.50184878872274" calcext:value-type="float">
            <text:p>2.50184878872274</text:p>
          </table:table-cell>
          <table:table-cell office:value-type="float" office:value="0.176081777028648" calcext:value-type="float">
            <text:p>0.176081777028648</text:p>
          </table:table-cell>
          <table:table-cell office:value-type="float" office:value="0.00026626009837678" calcext:value-type="float">
            <text:p>0.000266260098377</text:p>
          </table:table-cell>
          <table:table-cell office:value-type="float" office:value="35.061443364663" calcext:value-type="float">
            <text:p>35.061443364663</text:p>
          </table:table-cell>
          <table:table-cell office:value-type="float" office:value="50.2432580945954" calcext:value-type="float">
            <text:p>50.2432580945954</text:p>
          </table:table-cell>
          <table:table-cell office:value-type="float" office:value="19.594101966397" calcext:value-type="float">
            <text:p>19.594101966397</text:p>
          </table:table-cell>
          <table:table-cell office:value-type="float" office:value="7.99568737328315" calcext:value-type="float">
            <text:p>7.99568737328315</text:p>
          </table:table-cell>
          <table:table-cell office:value-type="float" office:value="2251.40062146894" calcext:value-type="float">
            <text:p>2251.40062146894</text:p>
          </table:table-cell>
          <table:table-cell office:value-type="float" office:value="2117.10773254391" calcext:value-type="float">
            <text:p>2117.10773254391</text:p>
          </table:table-cell>
          <table:table-cell office:value-type="float" office:value="2372.86108219577" calcext:value-type="float">
            <text:p>2372.86108219577</text:p>
          </table:table-cell>
          <table:table-cell office:value-type="float" office:value="2388.28363589138" calcext:value-type="float">
            <text:p>2388.28363589138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3" calcext:value-type="float">
            <text:p>2399.62137840733</text:p>
          </table:table-cell>
          <table:table-cell office:value-type="float" office:value="266.137567023916" calcext:value-type="float">
            <text:p>266.137567023916</text:p>
          </table:table-cell>
          <table:table-cell office:value-type="float" office:value="291.116526825221" calcext:value-type="float">
            <text:p>291.116526825221</text:p>
          </table:table-cell>
          <table:table-cell office:value-type="float" office:value="761.6993420351" calcext:value-type="float">
            <text:p>761.699342035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72" calcext:value-type="float">
            <text:p>3017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70987676061355" calcext:value-type="float">
            <text:p>2.70987676061355</text:p>
          </table:table-cell>
          <table:table-cell office:value-type="float" office:value="4.79802562436062" calcext:value-type="float">
            <text:p>4.79802562436062</text:p>
          </table:table-cell>
          <table:table-cell office:value-type="float" office:value="4.88413314981075" calcext:value-type="float">
            <text:p>4.88413314981075</text:p>
          </table:table-cell>
          <table:table-cell office:value-type="float" office:value="0.321513689495654" calcext:value-type="float">
            <text:p>0.321513689495654</text:p>
          </table:table-cell>
          <table:table-cell office:value-type="float" office:value="0.310525219687515" calcext:value-type="float">
            <text:p>0.310525219687515</text:p>
          </table:table-cell>
          <table:table-cell office:value-type="float" office:value="2.5018487887226" calcext:value-type="float">
            <text:p>2.5018487887226</text:p>
          </table:table-cell>
          <table:table-cell office:value-type="float" office:value="0.17608177702863" calcext:value-type="float">
            <text:p>0.17608177702863</text:p>
          </table:table-cell>
          <table:table-cell office:value-type="float" office:value="0.000266260098376753" calcext:value-type="float">
            <text:p>0.000266260098377</text:p>
          </table:table-cell>
          <table:table-cell office:value-type="float" office:value="35.0614433646597" calcext:value-type="float">
            <text:p>35.0614433646597</text:p>
          </table:table-cell>
          <table:table-cell office:value-type="float" office:value="54.1053179505013" calcext:value-type="float">
            <text:p>54.1053179505013</text:p>
          </table:table-cell>
          <table:table-cell office:value-type="float" office:value="21.0697479944605" calcext:value-type="float">
            <text:p>21.0697479944605</text:p>
          </table:table-cell>
          <table:table-cell office:value-type="float" office:value="13.9396541521642" calcext:value-type="float">
            <text:p>13.9396541521642</text:p>
          </table:table-cell>
          <table:table-cell office:value-type="float" office:value="2251.40079621449" calcext:value-type="float">
            <text:p>2251.40079621449</text:p>
          </table:table-cell>
          <table:table-cell office:value-type="float" office:value="2117.10774584539" calcext:value-type="float">
            <text:p>2117.10774584539</text:p>
          </table:table-cell>
          <table:table-cell office:value-type="float" office:value="2372.86511192644" calcext:value-type="float">
            <text:p>2372.86511192644</text:p>
          </table:table-cell>
          <table:table-cell office:value-type="float" office:value="2388.28363589134" calcext:value-type="float">
            <text:p>2388.28363589134</text:p>
          </table:table-cell>
          <table:table-cell office:value-type="float" office:value="2388.22649584832" calcext:value-type="float">
            <text:p>2388.22649584832</text:p>
          </table:table-cell>
          <table:table-cell office:value-type="float" office:value="2399.6213784073" calcext:value-type="float">
            <text:p>2399.6213784073</text:p>
          </table:table-cell>
          <table:table-cell office:value-type="float" office:value="266.137915985239" calcext:value-type="float">
            <text:p>266.137915985239</text:p>
          </table:table-cell>
          <table:table-cell office:value-type="float" office:value="291.116547968311" calcext:value-type="float">
            <text:p>291.116547968311</text:p>
          </table:table-cell>
          <table:table-cell office:value-type="float" office:value="761.730111224894" calcext:value-type="float">
            <text:p>761.73011122489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73" calcext:value-type="float">
            <text:p>3017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65379788010241" calcext:value-type="float">
            <text:p>8.65379788010241</text:p>
          </table:table-cell>
          <table:table-cell office:value-type="float" office:value="10.7165511705087" calcext:value-type="float">
            <text:p>10.7165511705087</text:p>
          </table:table-cell>
          <table:table-cell office:value-type="float" office:value="10.832504559523" calcext:value-type="float">
            <text:p>10.832504559523</text:p>
          </table:table-cell>
          <table:table-cell office:value-type="float" office:value="0.321513689495657" calcext:value-type="float">
            <text:p>0.321513689495657</text:p>
          </table:table-cell>
          <table:table-cell office:value-type="float" office:value="0.310525219687519" calcext:value-type="float">
            <text:p>0.310525219687519</text:p>
          </table:table-cell>
          <table:table-cell office:value-type="float" office:value="2.50184878872234" calcext:value-type="float">
            <text:p>2.50184878872234</text:p>
          </table:table-cell>
          <table:table-cell office:value-type="float" office:value="0.176081777028607" calcext:value-type="float">
            <text:p>0.176081777028607</text:p>
          </table:table-cell>
          <table:table-cell office:value-type="float" office:value="0.000266260098376718" calcext:value-type="float">
            <text:p>0.000266260098377</text:p>
          </table:table-cell>
          <table:table-cell office:value-type="float" office:value="35.0614433646555" calcext:value-type="float">
            <text:p>35.0614433646555</text:p>
          </table:table-cell>
          <table:table-cell office:value-type="float" office:value="72.1858871171852" calcext:value-type="float">
            <text:p>72.1858871171852</text:p>
          </table:table-cell>
          <table:table-cell office:value-type="float" office:value="27.9778710074622" calcext:value-type="float">
            <text:p>27.9778710074622</text:p>
          </table:table-cell>
          <table:table-cell office:value-type="float" office:value="41.7674032291155" calcext:value-type="float">
            <text:p>41.7674032291155</text:p>
          </table:table-cell>
          <table:table-cell office:value-type="float" office:value="2251.40089546368" calcext:value-type="float">
            <text:p>2251.40089546368</text:p>
          </table:table-cell>
          <table:table-cell office:value-type="float" office:value="2117.10775340018" calcext:value-type="float">
            <text:p>2117.10775340018</text:p>
          </table:table-cell>
          <table:table-cell office:value-type="float" office:value="2372.86740067072" calcext:value-type="float">
            <text:p>2372.86740067072</text:p>
          </table:table-cell>
          <table:table-cell office:value-type="float" office:value="2388.28363589136" calcext:value-type="float">
            <text:p>2388.28363589136</text:p>
          </table:table-cell>
          <table:table-cell office:value-type="float" office:value="2388.22649584834" calcext:value-type="float">
            <text:p>2388.22649584834</text:p>
          </table:table-cell>
          <table:table-cell office:value-type="float" office:value="2399.62137840732" calcext:value-type="float">
            <text:p>2399.62137840732</text:p>
          </table:table-cell>
          <table:table-cell office:value-type="float" office:value="266.138114182917" calcext:value-type="float">
            <text:p>266.138114182917</text:p>
          </table:table-cell>
          <table:table-cell office:value-type="float" office:value="291.116559976832" calcext:value-type="float">
            <text:p>291.116559976832</text:p>
          </table:table-cell>
          <table:table-cell office:value-type="float" office:value="761.747587619907" calcext:value-type="float">
            <text:p>761.74758761990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74" calcext:value-type="float">
            <text:p>3017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47040175297004" calcext:value-type="float">
            <text:p>0.00547040175297</text:p>
          </table:table-cell>
          <table:table-cell office:value-type="float" office:value="1.07280970558086" calcext:value-type="float">
            <text:p>1.07280970558086</text:p>
          </table:table-cell>
          <table:table-cell office:value-type="float" office:value="1.13892834105344" calcext:value-type="float">
            <text:p>1.13892834105344</text:p>
          </table:table-cell>
          <table:table-cell office:value-type="float" office:value="1.35876493454216" calcext:value-type="float">
            <text:p>1.35876493454216</text:p>
          </table:table-cell>
          <table:table-cell office:value-type="float" office:value="0.312120884833504" calcext:value-type="float">
            <text:p>0.312120884833504</text:p>
          </table:table-cell>
          <table:table-cell office:value-type="float" office:value="2.49926948617406" calcext:value-type="float">
            <text:p>2.49926948617406</text:p>
          </table:table-cell>
          <table:table-cell office:value-type="float" office:value="16.7721016977728" calcext:value-type="float">
            <text:p>16.7721016977728</text:p>
          </table:table-cell>
          <table:table-cell office:value-type="float" office:value="0.0257969024343957" calcext:value-type="float">
            <text:p>0.025796902434396</text:p>
          </table:table-cell>
          <table:table-cell office:value-type="float" office:value="35.0201745238833" calcext:value-type="float">
            <text:p>35.0201745238833</text:p>
          </table:table-cell>
          <table:table-cell office:value-type="float" office:value="237.732765481606" calcext:value-type="float">
            <text:p>237.732765481606</text:p>
          </table:table-cell>
          <table:table-cell office:value-type="float" office:value="472.318391665387" calcext:value-type="float">
            <text:p>472.318391665387</text:p>
          </table:table-cell>
          <table:table-cell office:value-type="float" office:value="3.21858322801757" calcext:value-type="float">
            <text:p>3.21858322801757</text:p>
          </table:table-cell>
          <table:table-cell office:value-type="float" office:value="2259.49245866896" calcext:value-type="float">
            <text:p>2259.49245866896</text:p>
          </table:table-cell>
          <table:table-cell office:value-type="float" office:value="2108.30538738751" calcext:value-type="float">
            <text:p>2108.30538738751</text:p>
          </table:table-cell>
          <table:table-cell office:value-type="float" office:value="2363.69892243081" calcext:value-type="float">
            <text:p>2363.69892243081</text:p>
          </table:table-cell>
          <table:table-cell office:value-type="float" office:value="2393.67734237209" calcext:value-type="float">
            <text:p>2393.67734237209</text:p>
          </table:table-cell>
          <table:table-cell office:value-type="float" office:value="2388.23479331362" calcext:value-type="float">
            <text:p>2388.23479331362</text:p>
          </table:table-cell>
          <table:table-cell office:value-type="float" office:value="2399.60796604059" calcext:value-type="float">
            <text:p>2399.60796604059</text:p>
          </table:table-cell>
          <table:table-cell office:value-type="float" office:value="275.532272405987" calcext:value-type="float">
            <text:p>275.532272405987</text:p>
          </table:table-cell>
          <table:table-cell office:value-type="float" office:value="277.526583772049" calcext:value-type="float">
            <text:p>277.526583772049</text:p>
          </table:table-cell>
          <table:table-cell office:value-type="float" office:value="695.156275477465" calcext:value-type="float">
            <text:p>695.15627547746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175" calcext:value-type="float">
            <text:p>3017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8548930277013" calcext:value-type="float">
            <text:p>1.08548930277013</text:p>
          </table:table-cell>
          <table:table-cell office:value-type="float" office:value="3.18767801347983" calcext:value-type="float">
            <text:p>3.18767801347983</text:p>
          </table:table-cell>
          <table:table-cell office:value-type="float" office:value="3.25882147469299" calcext:value-type="float">
            <text:p>3.25882147469299</text:p>
          </table:table-cell>
          <table:table-cell office:value-type="float" office:value="0.321513689495614" calcext:value-type="float">
            <text:p>0.321513689495614</text:p>
          </table:table-cell>
          <table:table-cell office:value-type="float" office:value="0.310525219687476" calcext:value-type="float">
            <text:p>0.310525219687476</text:p>
          </table:table-cell>
          <table:table-cell office:value-type="float" office:value="2.50184878872247" calcext:value-type="float">
            <text:p>2.50184878872247</text:p>
          </table:table-cell>
          <table:table-cell office:value-type="float" office:value="0.176081777028622" calcext:value-type="float">
            <text:p>0.176081777028622</text:p>
          </table:table-cell>
          <table:table-cell office:value-type="float" office:value="0.000266260098376741" calcext:value-type="float">
            <text:p>0.000266260098377</text:p>
          </table:table-cell>
          <table:table-cell office:value-type="float" office:value="35.0614433646583" calcext:value-type="float">
            <text:p>35.0614433646583</text:p>
          </table:table-cell>
          <table:table-cell office:value-type="float" office:value="456.469445903616" calcext:value-type="float">
            <text:p>456.469445903616</text:p>
          </table:table-cell>
          <table:table-cell office:value-type="float" office:value="178.37906576897" calcext:value-type="float">
            <text:p>178.37906576897</text:p>
          </table:table-cell>
          <table:table-cell office:value-type="float" office:value="9.21655402228819" calcext:value-type="float">
            <text:p>9.21655402228819</text:p>
          </table:table-cell>
          <table:table-cell office:value-type="float" office:value="2251.40109751994" calcext:value-type="float">
            <text:p>2251.40109751994</text:p>
          </table:table-cell>
          <table:table-cell office:value-type="float" office:value="2117.1077687805" calcext:value-type="float">
            <text:p>2117.1077687805</text:p>
          </table:table-cell>
          <table:table-cell office:value-type="float" office:value="2372.87206021583" calcext:value-type="float">
            <text:p>2372.87206021583</text:p>
          </table:table-cell>
          <table:table-cell office:value-type="float" office:value="2388.28363589129" calcext:value-type="float">
            <text:p>2388.28363589129</text:p>
          </table:table-cell>
          <table:table-cell office:value-type="float" office:value="2388.22649584827" calcext:value-type="float">
            <text:p>2388.22649584827</text:p>
          </table:table-cell>
          <table:table-cell office:value-type="float" office:value="2399.62137840725" calcext:value-type="float">
            <text:p>2399.62137840725</text:p>
          </table:table-cell>
          <table:table-cell office:value-type="float" office:value="266.138517684128" calcext:value-type="float">
            <text:p>266.138517684128</text:p>
          </table:table-cell>
          <table:table-cell office:value-type="float" office:value="291.116584424338" calcext:value-type="float">
            <text:p>291.116584424338</text:p>
          </table:table-cell>
          <table:table-cell office:value-type="float" office:value="761.783168288894" calcext:value-type="float">
            <text:p>761.78316828889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76" calcext:value-type="float">
            <text:p>3017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8638202151638" calcext:value-type="float">
            <text:p>4.08638202151638</text:p>
          </table:table-cell>
          <table:table-cell office:value-type="float" office:value="6.18675766494889" calcext:value-type="float">
            <text:p>6.18675766494889</text:p>
          </table:table-cell>
          <table:table-cell office:value-type="float" office:value="6.26013838256671" calcext:value-type="float">
            <text:p>6.26013838256671</text:p>
          </table:table-cell>
          <table:table-cell office:value-type="float" office:value="0.321513689495744" calcext:value-type="float">
            <text:p>0.321513689495744</text:p>
          </table:table-cell>
          <table:table-cell office:value-type="float" office:value="0.310525219687607" calcext:value-type="float">
            <text:p>0.310525219687607</text:p>
          </table:table-cell>
          <table:table-cell office:value-type="float" office:value="2.5018487887222" calcext:value-type="float">
            <text:p>2.5018487887222</text:p>
          </table:table-cell>
          <table:table-cell office:value-type="float" office:value="0.176081777028587" calcext:value-type="float">
            <text:p>0.176081777028587</text:p>
          </table:table-cell>
          <table:table-cell office:value-type="float" office:value="0.000266260098376688" calcext:value-type="float">
            <text:p>0.000266260098377</text:p>
          </table:table-cell>
          <table:table-cell office:value-type="float" office:value="35.061443364652" calcext:value-type="float">
            <text:p>35.061443364652</text:p>
          </table:table-cell>
          <table:table-cell office:value-type="float" office:value="462.258066911448" calcext:value-type="float">
            <text:p>462.258066911448</text:p>
          </table:table-cell>
          <table:table-cell office:value-type="float" office:value="180.590827328652" calcext:value-type="float">
            <text:p>180.590827328652</text:p>
          </table:table-cell>
          <table:table-cell office:value-type="float" office:value="18.1256264864852" calcext:value-type="float">
            <text:p>18.1256264864852</text:p>
          </table:table-cell>
          <table:table-cell office:value-type="float" office:value="2251.40125573127" calcext:value-type="float">
            <text:p>2251.40125573127</text:p>
          </table:table-cell>
          <table:table-cell office:value-type="float" office:value="2117.10778082349" calcext:value-type="float">
            <text:p>2117.10778082349</text:p>
          </table:table-cell>
          <table:table-cell office:value-type="float" office:value="2372.87570867297" calcext:value-type="float">
            <text:p>2372.87570867297</text:p>
          </table:table-cell>
          <table:table-cell office:value-type="float" office:value="2388.28363589136" calcext:value-type="float">
            <text:p>2388.28363589136</text:p>
          </table:table-cell>
          <table:table-cell office:value-type="float" office:value="2388.22649584834" calcext:value-type="float">
            <text:p>2388.22649584834</text:p>
          </table:table-cell>
          <table:table-cell office:value-type="float" office:value="2399.62137840731" calcext:value-type="float">
            <text:p>2399.62137840731</text:p>
          </table:table-cell>
          <table:table-cell office:value-type="float" office:value="266.138833628468" calcext:value-type="float">
            <text:p>266.138833628468</text:p>
          </table:table-cell>
          <table:table-cell office:value-type="float" office:value="291.11660356688" calcext:value-type="float">
            <text:p>291.11660356688</text:p>
          </table:table-cell>
          <table:table-cell office:value-type="float" office:value="761.811029433493" calcext:value-type="float">
            <text:p>761.81102943349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77" calcext:value-type="float">
            <text:p>3017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9462403989636" calcext:value-type="float">
            <text:p>11.9462403989636</text:p>
          </table:table-cell>
          <table:table-cell office:value-type="float" office:value="14.0291268980563" calcext:value-type="float">
            <text:p>14.0291268980563</text:p>
          </table:table-cell>
          <table:table-cell office:value-type="float" office:value="14.1253901279909" calcext:value-type="float">
            <text:p>14.1253901279909</text:p>
          </table:table-cell>
          <table:table-cell office:value-type="float" office:value="0.321513689495721" calcext:value-type="float">
            <text:p>0.321513689495721</text:p>
          </table:table-cell>
          <table:table-cell office:value-type="float" office:value="0.310525219687587" calcext:value-type="float">
            <text:p>0.310525219687587</text:p>
          </table:table-cell>
          <table:table-cell office:value-type="float" office:value="2.50184878872187" calcext:value-type="float">
            <text:p>2.50184878872187</text:p>
          </table:table-cell>
          <table:table-cell office:value-type="float" office:value="0.176081777028559" calcext:value-type="float">
            <text:p>0.176081777028559</text:p>
          </table:table-cell>
          <table:table-cell office:value-type="float" office:value="0.000266260098376646" calcext:value-type="float">
            <text:p>0.000266260098377</text:p>
          </table:table-cell>
          <table:table-cell office:value-type="float" office:value="35.061443364647" calcext:value-type="float">
            <text:p>35.061443364647</text:p>
          </table:table-cell>
          <table:table-cell office:value-type="float" office:value="502.432580935689" calcext:value-type="float">
            <text:p>502.432580935689</text:p>
          </table:table-cell>
          <table:table-cell office:value-type="float" office:value="195.941019659985" calcext:value-type="float">
            <text:p>195.941019659985</text:p>
          </table:table-cell>
          <table:table-cell office:value-type="float" office:value="79.9568737174716" calcext:value-type="float">
            <text:p>79.9568737174716</text:p>
          </table:table-cell>
          <table:table-cell office:value-type="float" office:value="2251.40132516613" calcext:value-type="float">
            <text:p>2251.40132516613</text:p>
          </table:table-cell>
          <table:table-cell office:value-type="float" office:value="2117.10778610878" calcext:value-type="float">
            <text:p>2117.10778610878</text:p>
          </table:table-cell>
          <table:table-cell office:value-type="float" office:value="2372.87730988975" calcext:value-type="float">
            <text:p>2372.87730988975</text:p>
          </table:table-cell>
          <table:table-cell office:value-type="float" office:value="2388.28363589132" calcext:value-type="float">
            <text:p>2388.28363589132</text:p>
          </table:table-cell>
          <table:table-cell office:value-type="float" office:value="2388.22649584829" calcext:value-type="float">
            <text:p>2388.22649584829</text:p>
          </table:table-cell>
          <table:table-cell office:value-type="float" office:value="2399.62137840727" calcext:value-type="float">
            <text:p>2399.62137840727</text:p>
          </table:table-cell>
          <table:table-cell office:value-type="float" office:value="266.138972288567" calcext:value-type="float">
            <text:p>266.138972288567</text:p>
          </table:table-cell>
          <table:table-cell office:value-type="float" office:value="291.116611968045" calcext:value-type="float">
            <text:p>291.116611968045</text:p>
          </table:table-cell>
          <table:table-cell office:value-type="float" office:value="761.82325733539" calcext:value-type="float">
            <text:p>761.8232573353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78" calcext:value-type="float">
            <text:p>3017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4038743467733" calcext:value-type="float">
            <text:p>13.4038743467733</text:p>
          </table:table-cell>
          <table:table-cell office:value-type="float" office:value="15.4822892763158" calcext:value-type="float">
            <text:p>15.4822892763158</text:p>
          </table:table-cell>
          <table:table-cell office:value-type="float" office:value="15.5844978177753" calcext:value-type="float">
            <text:p>15.5844978177753</text:p>
          </table:table-cell>
          <table:table-cell office:value-type="float" office:value="0.321513689495646" calcext:value-type="float">
            <text:p>0.321513689495646</text:p>
          </table:table-cell>
          <table:table-cell office:value-type="float" office:value="0.310525219687511" calcext:value-type="float">
            <text:p>0.310525219687511</text:p>
          </table:table-cell>
          <table:table-cell office:value-type="float" office:value="2.50184878872185" calcext:value-type="float">
            <text:p>2.50184878872185</text:p>
          </table:table-cell>
          <table:table-cell office:value-type="float" office:value="0.176081777028564" calcext:value-type="float">
            <text:p>0.176081777028564</text:p>
          </table:table-cell>
          <table:table-cell office:value-type="float" office:value="0.000266260098376653" calcext:value-type="float">
            <text:p>0.000266260098377</text:p>
          </table:table-cell>
          <table:table-cell office:value-type="float" office:value="35.0614433646479" calcext:value-type="float">
            <text:p>35.0614433646479</text:p>
          </table:table-cell>
          <table:table-cell office:value-type="float" office:value="541.053095953794" calcext:value-type="float">
            <text:p>541.053095953794</text:p>
          </table:table-cell>
          <table:table-cell office:value-type="float" office:value="210.697447753425" calcext:value-type="float">
            <text:p>210.697447753425</text:p>
          </table:table-cell>
          <table:table-cell office:value-type="float" office:value="139.396413536187" calcext:value-type="float">
            <text:p>139.396413536187</text:p>
          </table:table-cell>
          <table:table-cell office:value-type="float" office:value="2251.40133084708" calcext:value-type="float">
            <text:p>2251.40133084708</text:p>
          </table:table-cell>
          <table:table-cell office:value-type="float" office:value="2117.10778654128" calcext:value-type="float">
            <text:p>2117.10778654128</text:p>
          </table:table-cell>
          <table:table-cell office:value-type="float" office:value="2372.87744089492" calcext:value-type="float">
            <text:p>2372.87744089492</text:p>
          </table:table-cell>
          <table:table-cell office:value-type="float" office:value="2388.28363589139" calcext:value-type="float">
            <text:p>2388.28363589139</text:p>
          </table:table-cell>
          <table:table-cell office:value-type="float" office:value="2388.22649584837" calcext:value-type="float">
            <text:p>2388.22649584837</text:p>
          </table:table-cell>
          <table:table-cell office:value-type="float" office:value="2399.62137840735" calcext:value-type="float">
            <text:p>2399.62137840735</text:p>
          </table:table-cell>
          <table:table-cell office:value-type="float" office:value="266.138983633185" calcext:value-type="float">
            <text:p>266.138983633185</text:p>
          </table:table-cell>
          <table:table-cell office:value-type="float" office:value="291.116612655412" calcext:value-type="float">
            <text:p>291.116612655412</text:p>
          </table:table-cell>
          <table:table-cell office:value-type="float" office:value="761.824257782078" calcext:value-type="float">
            <text:p>761.82425778207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79" calcext:value-type="float">
            <text:p>3017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" calcext:value-type="float">
            <text:p>31536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6886762456217" calcext:value-type="float">
            <text:p>14.6886762456217</text:p>
          </table:table-cell>
          <table:table-cell office:value-type="float" office:value="16.7637391198992" calcext:value-type="float">
            <text:p>16.7637391198992</text:p>
          </table:table-cell>
          <table:table-cell office:value-type="float" office:value="16.8706000347323" calcext:value-type="float">
            <text:p>16.8706000347323</text:p>
          </table:table-cell>
          <table:table-cell office:value-type="float" office:value="0.32151368949569" calcext:value-type="float">
            <text:p>0.32151368949569</text:p>
          </table:table-cell>
          <table:table-cell office:value-type="float" office:value="0.310525219687555" calcext:value-type="float">
            <text:p>0.310525219687555</text:p>
          </table:table-cell>
          <table:table-cell office:value-type="float" office:value="2.50184878872185" calcext:value-type="float">
            <text:p>2.50184878872185</text:p>
          </table:table-cell>
          <table:table-cell office:value-type="float" office:value="0.17608177702856" calcext:value-type="float">
            <text:p>0.17608177702856</text:p>
          </table:table-cell>
          <table:table-cell office:value-type="float" office:value="0.000266260098376647" calcext:value-type="float">
            <text:p>0.000266260098377</text:p>
          </table:table-cell>
          <table:table-cell office:value-type="float" office:value="35.0614433646472" calcext:value-type="float">
            <text:p>35.0614433646472</text:p>
          </table:table-cell>
          <table:table-cell office:value-type="float" office:value="721.474261805019" calcext:value-type="float">
            <text:p>721.474261805019</text:p>
          </table:table-cell>
          <table:table-cell office:value-type="float" office:value="279.631350611303" calcext:value-type="float">
            <text:p>279.631350611303</text:p>
          </table:table-cell>
          <table:table-cell office:value-type="float" office:value="417.083014881825" calcext:value-type="float">
            <text:p>417.083014881825</text:p>
          </table:table-cell>
          <table:table-cell office:value-type="float" office:value="2251.40133542776" calcext:value-type="float">
            <text:p>2251.40133542776</text:p>
          </table:table-cell>
          <table:table-cell office:value-type="float" office:value="2117.10778689001" calcext:value-type="float">
            <text:p>2117.10778689001</text:p>
          </table:table-cell>
          <table:table-cell office:value-type="float" office:value="2372.87754652698" calcext:value-type="float">
            <text:p>2372.87754652698</text:p>
          </table:table-cell>
          <table:table-cell office:value-type="float" office:value="2388.28363589148" calcext:value-type="float">
            <text:p>2388.28363589148</text:p>
          </table:table-cell>
          <table:table-cell office:value-type="float" office:value="2388.22649584845" calcext:value-type="float">
            <text:p>2388.22649584845</text:p>
          </table:table-cell>
          <table:table-cell office:value-type="float" office:value="2399.62137840743" calcext:value-type="float">
            <text:p>2399.62137840743</text:p>
          </table:table-cell>
          <table:table-cell office:value-type="float" office:value="266.138992780562" calcext:value-type="float">
            <text:p>266.138992780562</text:p>
          </table:table-cell>
          <table:table-cell office:value-type="float" office:value="291.116613209631" calcext:value-type="float">
            <text:p>291.116613209631</text:p>
          </table:table-cell>
          <table:table-cell office:value-type="float" office:value="761.825064462994" calcext:value-type="float">
            <text:p>761.82506446299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180" calcext:value-type="float">
            <text:p>3018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19576930023531" calcext:value-type="float">
            <text:p>3.19576930023531E-05</text:p>
          </table:table-cell>
          <table:table-cell office:value-type="float" office:value="0.00328595215280453" calcext:value-type="float">
            <text:p>0.003285952152805</text:p>
          </table:table-cell>
          <table:table-cell office:value-type="float" office:value="0.000403125991788786" calcext:value-type="float">
            <text:p>0.000403125991789</text:p>
          </table:table-cell>
          <table:table-cell office:value-type="float" office:value="2.48886484654706" calcext:value-type="float">
            <text:p>2.48886484654706</text:p>
          </table:table-cell>
          <table:table-cell office:value-type="float" office:value="0.390081820096162" calcext:value-type="float">
            <text:p>0.390081820096162</text:p>
          </table:table-cell>
          <table:table-cell office:value-type="float" office:value="2.49589329129008" calcext:value-type="float">
            <text:p>2.49589329129008</text:p>
          </table:table-cell>
          <table:table-cell office:value-type="float" office:value="34.8537002898514" calcext:value-type="float">
            <text:p>34.8537002898514</text:p>
          </table:table-cell>
          <table:table-cell office:value-type="float" office:value="1.27317186663692" calcext:value-type="float">
            <text:p>1.27317186663692</text:p>
          </table:table-cell>
          <table:table-cell office:value-type="float" office:value="34.9661554057397" calcext:value-type="float">
            <text:p>34.9661554057397</text:p>
          </table:table-cell>
          <table:table-cell office:value-type="float" office:value="0.000377688757460373" calcext:value-type="float">
            <text:p>0.00037768875746</text:p>
          </table:table-cell>
          <table:table-cell office:value-type="float" office:value="0.0154143323013102" calcext:value-type="float">
            <text:p>0.01541433230131</text:p>
          </table:table-cell>
          <table:table-cell office:value-type="float" office:value="0.00039605693481233" calcext:value-type="float">
            <text:p>0.000396056934812</text:p>
          </table:table-cell>
          <table:table-cell office:value-type="float" office:value="2267.78334413936" calcext:value-type="float">
            <text:p>2267.78334413936</text:p>
          </table:table-cell>
          <table:table-cell office:value-type="float" office:value="2099.03409759208" calcext:value-type="float">
            <text:p>2099.03409759208</text:p>
          </table:table-cell>
          <table:table-cell office:value-type="float" office:value="2345.14690541255" calcext:value-type="float">
            <text:p>2345.14690541255</text:p>
          </table:table-cell>
          <table:table-cell office:value-type="float" office:value="2399.55386192018" calcext:value-type="float">
            <text:p>2399.55386192018</text:p>
          </table:table-cell>
          <table:table-cell office:value-type="float" office:value="2388.64019018258" calcext:value-type="float">
            <text:p>2388.64019018258</text:p>
          </table:table-cell>
          <table:table-cell office:value-type="float" office:value="2399.59040983287" calcext:value-type="float">
            <text:p>2399.59040983287</text:p>
          </table:table-cell>
          <table:table-cell office:value-type="float" office:value="285.048048283799" calcext:value-type="float">
            <text:p>285.048048283799</text:p>
          </table:table-cell>
          <table:table-cell office:value-type="float" office:value="263.772290913854" calcext:value-type="float">
            <text:p>263.772290913854</text:p>
          </table:table-cell>
          <table:table-cell office:value-type="float" office:value="579.621482381655" calcext:value-type="float">
            <text:p>579.62148238165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1" calcext:value-type="float">
            <text:p>3018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63996083201024" calcext:value-type="float">
            <text:p>3.63996083201024E-05</text:p>
          </table:table-cell>
          <table:table-cell office:value-type="float" office:value="0.00328737107246937" calcext:value-type="float">
            <text:p>0.003287371072469</text:p>
          </table:table-cell>
          <table:table-cell office:value-type="float" office:value="0.0012119172495454" calcext:value-type="float">
            <text:p>0.001211917249545</text:p>
          </table:table-cell>
          <table:table-cell office:value-type="float" office:value="2.48790641665582" calcext:value-type="float">
            <text:p>2.48790641665582</text:p>
          </table:table-cell>
          <table:table-cell office:value-type="float" office:value="0.388260757687543" calcext:value-type="float">
            <text:p>0.388260757687543</text:p>
          </table:table-cell>
          <table:table-cell office:value-type="float" office:value="2.49590918640769" calcext:value-type="float">
            <text:p>2.49590918640769</text:p>
          </table:table-cell>
          <table:table-cell office:value-type="float" office:value="34.8383654115924" calcext:value-type="float">
            <text:p>34.8383654115924</text:p>
          </table:table-cell>
          <table:table-cell office:value-type="float" office:value="1.24403486809994" calcext:value-type="float">
            <text:p>1.24403486809994</text:p>
          </table:table-cell>
          <table:table-cell office:value-type="float" office:value="34.9664097276223" calcext:value-type="float">
            <text:p>34.9664097276223</text:p>
          </table:table-cell>
          <table:table-cell office:value-type="float" office:value="0.00176121014748125" calcext:value-type="float">
            <text:p>0.001761210147481</text:p>
          </table:table-cell>
          <table:table-cell office:value-type="float" office:value="0.0164659481779446" calcext:value-type="float">
            <text:p>0.016465948177945</text:p>
          </table:table-cell>
          <table:table-cell office:value-type="float" office:value="0.00192564198725734" calcext:value-type="float">
            <text:p>0.001925641987257</text:p>
          </table:table-cell>
          <table:table-cell office:value-type="float" office:value="2267.7853743127" calcext:value-type="float">
            <text:p>2267.7853743127</text:p>
          </table:table-cell>
          <table:table-cell office:value-type="float" office:value="2099.02140826192" calcext:value-type="float">
            <text:p>2099.02140826192</text:p>
          </table:table-cell>
          <table:table-cell office:value-type="float" office:value="2345.38933005985" calcext:value-type="float">
            <text:p>2345.38933005985</text:p>
          </table:table-cell>
          <table:table-cell office:value-type="float" office:value="2399.54887807634" calcext:value-type="float">
            <text:p>2399.54887807634</text:p>
          </table:table-cell>
          <table:table-cell office:value-type="float" office:value="2388.6307206497" calcext:value-type="float">
            <text:p>2388.6307206497</text:p>
          </table:table-cell>
          <table:table-cell office:value-type="float" office:value="2399.59049247904" calcext:value-type="float">
            <text:p>2399.59049247904</text:p>
          </table:table-cell>
          <table:table-cell office:value-type="float" office:value="285.059534925996" calcext:value-type="float">
            <text:p>285.059534925996</text:p>
          </table:table-cell>
          <table:table-cell office:value-type="float" office:value="263.761059567585" calcext:value-type="float">
            <text:p>263.761059567585</text:p>
          </table:table-cell>
          <table:table-cell office:value-type="float" office:value="580.97724573303" calcext:value-type="float">
            <text:p>580.9772457330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2" calcext:value-type="float">
            <text:p>3018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95954458026216" calcext:value-type="float">
            <text:p>3.95954458026216E-05</text:p>
          </table:table-cell>
          <table:table-cell office:value-type="float" office:value="0.00328879807270509" calcext:value-type="float">
            <text:p>0.003288798072705</text:p>
          </table:table-cell>
          <table:table-cell office:value-type="float" office:value="0.00184646471888304" calcext:value-type="float">
            <text:p>0.001846464718883</text:p>
          </table:table-cell>
          <table:table-cell office:value-type="float" office:value="2.48721837225231" calcext:value-type="float">
            <text:p>2.48721837225231</text:p>
          </table:table-cell>
          <table:table-cell office:value-type="float" office:value="0.386704964691176" calcext:value-type="float">
            <text:p>0.386704964691176</text:p>
          </table:table-cell>
          <table:table-cell office:value-type="float" office:value="2.49592244240951" calcext:value-type="float">
            <text:p>2.49592244240951</text:p>
          </table:table-cell>
          <table:table-cell office:value-type="float" office:value="34.8273567011348" calcext:value-type="float">
            <text:p>34.8273567011348</text:p>
          </table:table-cell>
          <table:table-cell office:value-type="float" office:value="1.21914218015662" calcext:value-type="float">
            <text:p>1.21914218015662</text:p>
          </table:table-cell>
          <table:table-cell office:value-type="float" office:value="34.96662182365" calcext:value-type="float">
            <text:p>34.96662182365</text:p>
          </table:table-cell>
          <table:table-cell office:value-type="float" office:value="0.00338503780138249" calcext:value-type="float">
            <text:p>0.003385037801383</text:p>
          </table:table-cell>
          <table:table-cell office:value-type="float" office:value="0.0176991780582153" calcext:value-type="float">
            <text:p>0.017699178058215</text:p>
          </table:table-cell>
          <table:table-cell office:value-type="float" office:value="0.00372230971384797" calcext:value-type="float">
            <text:p>0.003722309713848</text:p>
          </table:table-cell>
          <table:table-cell office:value-type="float" office:value="2267.7893757351" calcext:value-type="float">
            <text:p>2267.7893757351</text:p>
          </table:table-cell>
          <table:table-cell office:value-type="float" office:value="2099.00946266886" calcext:value-type="float">
            <text:p>2099.00946266886</text:p>
          </table:table-cell>
          <table:table-cell office:value-type="float" office:value="2345.62726321456" calcext:value-type="float">
            <text:p>2345.62726321456</text:p>
          </table:table-cell>
          <table:table-cell office:value-type="float" office:value="2399.54530024956" calcext:value-type="float">
            <text:p>2399.54530024956</text:p>
          </table:table-cell>
          <table:table-cell office:value-type="float" office:value="2388.62263053019" calcext:value-type="float">
            <text:p>2388.62263053019</text:p>
          </table:table-cell>
          <table:table-cell office:value-type="float" office:value="2399.5905614144" calcext:value-type="float">
            <text:p>2399.5905614144</text:p>
          </table:table-cell>
          <table:table-cell office:value-type="float" office:value="285.073314703445" calcext:value-type="float">
            <text:p>285.073314703445</text:p>
          </table:table-cell>
          <table:table-cell office:value-type="float" office:value="263.749910774828" calcext:value-type="float">
            <text:p>263.749910774828</text:p>
          </table:table-cell>
          <table:table-cell office:value-type="float" office:value="582.311707212558" calcext:value-type="float">
            <text:p>582.311707212558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3" calcext:value-type="float">
            <text:p>3018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716025295936331" calcext:value-type="float">
            <text:p>7.16025295936331E-05</text:p>
          </table:table-cell>
          <table:table-cell office:value-type="float" office:value="0.00329666202198795" calcext:value-type="float">
            <text:p>0.003296662021988</text:p>
          </table:table-cell>
          <table:table-cell office:value-type="float" office:value="0.00881002678584555" calcext:value-type="float">
            <text:p>0.008810026785846</text:p>
          </table:table-cell>
          <table:table-cell office:value-type="float" office:value="2.48028556283317" calcext:value-type="float">
            <text:p>2.48028556283317</text:p>
          </table:table-cell>
          <table:table-cell office:value-type="float" office:value="0.374948069917014" calcext:value-type="float">
            <text:p>0.374948069917014</text:p>
          </table:table-cell>
          <table:table-cell office:value-type="float" office:value="2.49602690650322" calcext:value-type="float">
            <text:p>2.49602690650322</text:p>
          </table:table-cell>
          <table:table-cell office:value-type="float" office:value="34.7164317504292" calcext:value-type="float">
            <text:p>34.7164317504292</text:p>
          </table:table-cell>
          <table:table-cell office:value-type="float" office:value="1.03103186377067" calcext:value-type="float">
            <text:p>1.03103186377067</text:p>
          </table:table-cell>
          <table:table-cell office:value-type="float" office:value="34.9682932491501" calcext:value-type="float">
            <text:p>34.9682932491501</text:p>
          </table:table-cell>
          <table:table-cell office:value-type="float" office:value="0.0211959280754287" calcext:value-type="float">
            <text:p>0.021195928075429</text:p>
          </table:table-cell>
          <table:table-cell office:value-type="float" office:value="0.031231668510722" calcext:value-type="float">
            <text:p>0.031231668510722</text:p>
          </table:table-cell>
          <table:table-cell office:value-type="float" office:value="0.0234079576399838" calcext:value-type="float">
            <text:p>0.023407957639984</text:p>
          </table:table-cell>
          <table:table-cell office:value-type="float" office:value="2267.84137238197" calcext:value-type="float">
            <text:p>2267.84137238197</text:p>
          </table:table-cell>
          <table:table-cell office:value-type="float" office:value="2098.93859128951" calcext:value-type="float">
            <text:p>2098.93859128951</text:p>
          </table:table-cell>
          <table:table-cell office:value-type="float" office:value="2348.31342791428" calcext:value-type="float">
            <text:p>2348.31342791428</text:p>
          </table:table-cell>
          <table:table-cell office:value-type="float" office:value="2399.50924963293" calcext:value-type="float">
            <text:p>2399.50924963293</text:p>
          </table:table-cell>
          <table:table-cell office:value-type="float" office:value="2388.56149466976" calcext:value-type="float">
            <text:p>2388.56149466976</text:p>
          </table:table-cell>
          <table:table-cell office:value-type="float" office:value="2399.59110462001" calcext:value-type="float">
            <text:p>2399.59110462001</text:p>
          </table:table-cell>
          <table:table-cell office:value-type="float" office:value="285.237636885117" calcext:value-type="float">
            <text:p>285.237636885117</text:p>
          </table:table-cell>
          <table:table-cell office:value-type="float" office:value="263.692953633063" calcext:value-type="float">
            <text:p>263.692953633063</text:p>
          </table:table-cell>
          <table:table-cell office:value-type="float" office:value="597.639811023882" calcext:value-type="float">
            <text:p>597.63981102388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4" calcext:value-type="float">
            <text:p>3018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73445277970476" calcext:value-type="float">
            <text:p>0.00017344527797</text:p>
          </table:table-cell>
          <table:table-cell office:value-type="float" office:value="0.00330227908076076" calcext:value-type="float">
            <text:p>0.003302279080761</text:p>
          </table:table-cell>
          <table:table-cell office:value-type="float" office:value="0.0312315129417333" calcext:value-type="float">
            <text:p>0.031231512941733</text:p>
          </table:table-cell>
          <table:table-cell office:value-type="float" office:value="2.45816147986443" calcext:value-type="float">
            <text:p>2.45816147986443</text:p>
          </table:table-cell>
          <table:table-cell office:value-type="float" office:value="0.349303256503306" calcext:value-type="float">
            <text:p>0.349303256503306</text:p>
          </table:table-cell>
          <table:table-cell office:value-type="float" office:value="2.49627210086735" calcext:value-type="float">
            <text:p>2.49627210086735</text:p>
          </table:table-cell>
          <table:table-cell office:value-type="float" office:value="34.36244642293" calcext:value-type="float">
            <text:p>34.36244642293</text:p>
          </table:table-cell>
          <table:table-cell office:value-type="float" office:value="0.620714849152088" calcext:value-type="float">
            <text:p>0.620714849152088</text:p>
          </table:table-cell>
          <table:table-cell office:value-type="float" office:value="34.9722163589768" calcext:value-type="float">
            <text:p>34.9722163589768</text:p>
          </table:table-cell>
          <table:table-cell office:value-type="float" office:value="0.0783431345828487" calcext:value-type="float">
            <text:p>0.078343134582849</text:p>
          </table:table-cell>
          <table:table-cell office:value-type="float" office:value="0.0745799644788827" calcext:value-type="float">
            <text:p>0.074579964478883</text:p>
          </table:table-cell>
          <table:table-cell office:value-type="float" office:value="0.0865622773556485" calcext:value-type="float">
            <text:p>0.086562277355649</text:p>
          </table:table-cell>
          <table:table-cell office:value-type="float" office:value="2267.81154853707" calcext:value-type="float">
            <text:p>2267.81154853707</text:p>
          </table:table-cell>
          <table:table-cell office:value-type="float" office:value="2098.84143110123" calcext:value-type="float">
            <text:p>2098.84143110123</text:p>
          </table:table-cell>
          <table:table-cell office:value-type="float" office:value="2351.97361506494" calcext:value-type="float">
            <text:p>2351.97361506494</text:p>
          </table:table-cell>
          <table:table-cell office:value-type="float" office:value="2399.39420440094" calcext:value-type="float">
            <text:p>2399.39420440094</text:p>
          </table:table-cell>
          <table:table-cell office:value-type="float" office:value="2388.42814163946" calcext:value-type="float">
            <text:p>2388.42814163946</text:p>
          </table:table-cell>
          <table:table-cell office:value-type="float" office:value="2399.59237963016" calcext:value-type="float">
            <text:p>2399.59237963016</text:p>
          </table:table-cell>
          <table:table-cell office:value-type="float" office:value="285.336147602103" calcext:value-type="float">
            <text:p>285.336147602103</text:p>
          </table:table-cell>
          <table:table-cell office:value-type="float" office:value="263.649483835949" calcext:value-type="float">
            <text:p>263.649483835949</text:p>
          </table:table-cell>
          <table:table-cell office:value-type="float" office:value="619.313764260686" calcext:value-type="float">
            <text:p>619.31376426068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5" calcext:value-type="float">
            <text:p>3018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718015232600939" calcext:value-type="float">
            <text:p>0.000718015232601</text:p>
          </table:table-cell>
          <table:table-cell office:value-type="float" office:value="0.0731150792642007" calcext:value-type="float">
            <text:p>0.073115079264201</text:p>
          </table:table-cell>
          <table:table-cell office:value-type="float" office:value="0.150445951536789" calcext:value-type="float">
            <text:p>0.150445951536789</text:p>
          </table:table-cell>
          <table:table-cell office:value-type="float" office:value="2.33996622245236" calcext:value-type="float">
            <text:p>2.33996622245236</text:p>
          </table:table-cell>
          <table:table-cell office:value-type="float" office:value="0.313677721311523" calcext:value-type="float">
            <text:p>0.313677721311523</text:p>
          </table:table-cell>
          <table:table-cell office:value-type="float" office:value="2.49682920943952" calcext:value-type="float">
            <text:p>2.49682920943952</text:p>
          </table:table-cell>
          <table:table-cell office:value-type="float" office:value="32.4713223043366" calcext:value-type="float">
            <text:p>32.4713223043366</text:p>
          </table:table-cell>
          <table:table-cell office:value-type="float" office:value="0.0507062860832401" calcext:value-type="float">
            <text:p>0.05070628608324</text:p>
          </table:table-cell>
          <table:table-cell office:value-type="float" office:value="34.9811300961313" calcext:value-type="float">
            <text:p>34.9811300961313</text:p>
          </table:table-cell>
          <table:table-cell office:value-type="float" office:value="0.381121177372102" calcext:value-type="float">
            <text:p>0.381121177372102</text:p>
          </table:table-cell>
          <table:table-cell office:value-type="float" office:value="0.303098324515819" calcext:value-type="float">
            <text:p>0.303098324515819</text:p>
          </table:table-cell>
          <table:table-cell office:value-type="float" office:value="0.421411881924839" calcext:value-type="float">
            <text:p>0.421411881924839</text:p>
          </table:table-cell>
          <table:table-cell office:value-type="float" office:value="2267.00110577059" calcext:value-type="float">
            <text:p>2267.00110577059</text:p>
          </table:table-cell>
          <table:table-cell office:value-type="float" office:value="2099.50502630465" calcext:value-type="float">
            <text:p>2099.50502630465</text:p>
          </table:table-cell>
          <table:table-cell office:value-type="float" office:value="2355.14694937402" calcext:value-type="float">
            <text:p>2355.14694937402</text:p>
          </table:table-cell>
          <table:table-cell office:value-type="float" office:value="2398.77958906263" calcext:value-type="float">
            <text:p>2398.77958906263</text:p>
          </table:table-cell>
          <table:table-cell office:value-type="float" office:value="2388.24288885672" calcext:value-type="float">
            <text:p>2388.24288885672</text:p>
          </table:table-cell>
          <table:table-cell office:value-type="float" office:value="2399.59527659497" calcext:value-type="float">
            <text:p>2399.59527659497</text:p>
          </table:table-cell>
          <table:table-cell office:value-type="float" office:value="284.445863454364" calcext:value-type="float">
            <text:p>284.445863454364</text:p>
          </table:table-cell>
          <table:table-cell office:value-type="float" office:value="264.714843469755" calcext:value-type="float">
            <text:p>264.714843469755</text:p>
          </table:table-cell>
          <table:table-cell office:value-type="float" office:value="638.855685401712" calcext:value-type="float">
            <text:p>638.85568540171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86" calcext:value-type="float">
            <text:p>3018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65619608606696" calcext:value-type="float">
            <text:p>3.65619608606696E-05</text:p>
          </table:table-cell>
          <table:table-cell office:value-type="float" office:value="0.00330219807249045" calcext:value-type="float">
            <text:p>0.00330219807249</text:p>
          </table:table-cell>
          <table:table-cell office:value-type="float" office:value="0.00123706700734485" calcext:value-type="float">
            <text:p>0.001237067007345</text:p>
          </table:table-cell>
          <table:table-cell office:value-type="float" office:value="2.48793760573082" calcext:value-type="float">
            <text:p>2.48793760573082</text:p>
          </table:table-cell>
          <table:table-cell office:value-type="float" office:value="0.379263234627021" calcext:value-type="float">
            <text:p>0.379263234627021</text:p>
          </table:table-cell>
          <table:table-cell office:value-type="float" office:value="2.49597592250088" calcext:value-type="float">
            <text:p>2.49597592250088</text:p>
          </table:table-cell>
          <table:table-cell office:value-type="float" office:value="34.8388644367912" calcext:value-type="float">
            <text:p>34.8388644367912</text:p>
          </table:table-cell>
          <table:table-cell office:value-type="float" office:value="1.10007449913055" calcext:value-type="float">
            <text:p>1.10007449913055</text:p>
          </table:table-cell>
          <table:table-cell office:value-type="float" office:value="34.9674775051121" calcext:value-type="float">
            <text:p>34.9674775051121</text:p>
          </table:table-cell>
          <table:table-cell office:value-type="float" office:value="0.00191168722765671" calcext:value-type="float">
            <text:p>0.001911687227657</text:p>
          </table:table-cell>
          <table:table-cell office:value-type="float" office:value="0.0774457260326257" calcext:value-type="float">
            <text:p>0.077445726032626</text:p>
          </table:table-cell>
          <table:table-cell office:value-type="float" office:value="0.00198997714011316" calcext:value-type="float">
            <text:p>0.001989977140113</text:p>
          </table:table-cell>
          <table:table-cell office:value-type="float" office:value="2267.82104995336" calcext:value-type="float">
            <text:p>2267.82104995336</text:p>
          </table:table-cell>
          <table:table-cell office:value-type="float" office:value="2098.91358351676" calcext:value-type="float">
            <text:p>2098.91358351676</text:p>
          </table:table-cell>
          <table:table-cell office:value-type="float" office:value="2346.28413859721" calcext:value-type="float">
            <text:p>2346.28413859721</text:p>
          </table:table-cell>
          <table:table-cell office:value-type="float" office:value="2399.54904027543" calcext:value-type="float">
            <text:p>2399.54904027543</text:p>
          </table:table-cell>
          <table:table-cell office:value-type="float" office:value="2388.58393354562" calcext:value-type="float">
            <text:p>2388.58393354562</text:p>
          </table:table-cell>
          <table:table-cell office:value-type="float" office:value="2399.59083952264" calcext:value-type="float">
            <text:p>2399.59083952264</text:p>
          </table:table-cell>
          <table:table-cell office:value-type="float" office:value="285.136910738714" calcext:value-type="float">
            <text:p>285.136910738714</text:p>
          </table:table-cell>
          <table:table-cell office:value-type="float" office:value="263.642117000146" calcext:value-type="float">
            <text:p>263.642117000146</text:p>
          </table:table-cell>
          <table:table-cell office:value-type="float" office:value="586.014915185956" calcext:value-type="float">
            <text:p>586.01491518595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7" calcext:value-type="float">
            <text:p>3018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94566286585601" calcext:value-type="float">
            <text:p>4.94566286585601E-05</text:p>
          </table:table-cell>
          <table:table-cell office:value-type="float" office:value="0.00330244997645236" calcext:value-type="float">
            <text:p>0.003302449976452</text:p>
          </table:table-cell>
          <table:table-cell office:value-type="float" office:value="0.00395443624168033" calcext:value-type="float">
            <text:p>0.00395443624168</text:p>
          </table:table-cell>
          <table:table-cell office:value-type="float" office:value="2.485135327039" calcext:value-type="float">
            <text:p>2.485135327039</text:p>
          </table:table-cell>
          <table:table-cell office:value-type="float" office:value="0.37630710895081" calcext:value-type="float">
            <text:p>0.37630710895081</text:p>
          </table:table-cell>
          <table:table-cell office:value-type="float" office:value="2.49600481025733" calcext:value-type="float">
            <text:p>2.49600481025733</text:p>
          </table:table-cell>
          <table:table-cell office:value-type="float" office:value="34.7940279777219" calcext:value-type="float">
            <text:p>34.7940279777219</text:p>
          </table:table-cell>
          <table:table-cell office:value-type="float" office:value="1.05277648831094" calcext:value-type="float">
            <text:p>1.05277648831094</text:p>
          </table:table-cell>
          <table:table-cell office:value-type="float" office:value="34.9679397092153" calcext:value-type="float">
            <text:p>34.9679397092153</text:p>
          </table:table-cell>
          <table:table-cell office:value-type="float" office:value="0.00888977618398955" calcext:value-type="float">
            <text:p>0.00888977618399</text:p>
          </table:table-cell>
          <table:table-cell office:value-type="float" office:value="0.0827239574266215" calcext:value-type="float">
            <text:p>0.082723957426622</text:p>
          </table:table-cell>
          <table:table-cell office:value-type="float" office:value="0.00967538158039911" calcext:value-type="float">
            <text:p>0.009675381580399</text:p>
          </table:table-cell>
          <table:table-cell office:value-type="float" office:value="2267.81357893109" calcext:value-type="float">
            <text:p>2267.81357893109</text:p>
          </table:table-cell>
          <table:table-cell office:value-type="float" office:value="2098.90443480364" calcext:value-type="float">
            <text:p>2098.90443480364</text:p>
          </table:table-cell>
          <table:table-cell office:value-type="float" office:value="2346.6553275171" calcext:value-type="float">
            <text:p>2346.6553275171</text:p>
          </table:table-cell>
          <table:table-cell office:value-type="float" office:value="2399.53446837304" calcext:value-type="float">
            <text:p>2399.53446837304</text:p>
          </table:table-cell>
          <table:table-cell office:value-type="float" office:value="2388.56856163909" calcext:value-type="float">
            <text:p>2388.56856163909</text:p>
          </table:table-cell>
          <table:table-cell office:value-type="float" office:value="2399.59098968575" calcext:value-type="float">
            <text:p>2399.59098968575</text:p>
          </table:table-cell>
          <table:table-cell office:value-type="float" office:value="285.141340379556" calcext:value-type="float">
            <text:p>285.141340379556</text:p>
          </table:table-cell>
          <table:table-cell office:value-type="float" office:value="263.639990399288" calcext:value-type="float">
            <text:p>263.639990399288</text:p>
          </table:table-cell>
          <table:table-cell office:value-type="float" office:value="588.120239312376" calcext:value-type="float">
            <text:p>588.12023931237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8" calcext:value-type="float">
            <text:p>3018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40398396094881" calcext:value-type="float">
            <text:p>6.40398396094881E-05</text:p>
          </table:table-cell>
          <table:table-cell office:value-type="float" office:value="0.00330270904819899" calcext:value-type="float">
            <text:p>0.003302709048199</text:p>
          </table:table-cell>
          <table:table-cell office:value-type="float" office:value="0.00714724226568311" calcext:value-type="float">
            <text:p>0.007147242265683</text:p>
          </table:table-cell>
          <table:table-cell office:value-type="float" office:value="2.48196544706303" calcext:value-type="float">
            <text:p>2.48196544706303</text:p>
          </table:table-cell>
          <table:table-cell office:value-type="float" office:value="0.372978975473463" calcext:value-type="float">
            <text:p>0.372978975473463</text:p>
          </table:table-cell>
          <table:table-cell office:value-type="float" office:value="2.49603737036285" calcext:value-type="float">
            <text:p>2.49603737036285</text:p>
          </table:table-cell>
          <table:table-cell office:value-type="float" office:value="34.7433098981074" calcext:value-type="float">
            <text:p>34.7433098981074</text:p>
          </table:table-cell>
          <table:table-cell office:value-type="float" office:value="0.999526352674279" calcext:value-type="float">
            <text:p>0.999526352674279</text:p>
          </table:table-cell>
          <table:table-cell office:value-type="float" office:value="34.9684606709045" calcext:value-type="float">
            <text:p>34.9684606709045</text:p>
          </table:table-cell>
          <table:table-cell office:value-type="float" office:value="0.0170866252928987" calcext:value-type="float">
            <text:p>0.017086625292899</text:p>
          </table:table-cell>
          <table:table-cell office:value-type="float" office:value="0.0889232505227401" calcext:value-type="float">
            <text:p>0.08892325052274</text:p>
          </table:table-cell>
          <table:table-cell office:value-type="float" office:value="0.0187050414867766" calcext:value-type="float">
            <text:p>0.018705041486777</text:p>
          </table:table-cell>
          <table:table-cell office:value-type="float" office:value="2267.80561956157" calcext:value-type="float">
            <text:p>2267.80561956157</text:p>
          </table:table-cell>
          <table:table-cell office:value-type="float" office:value="2098.89432173706" calcext:value-type="float">
            <text:p>2098.89432173706</text:p>
          </table:table-cell>
          <table:table-cell office:value-type="float" office:value="2347.08750216436" calcext:value-type="float">
            <text:p>2347.08750216436</text:p>
          </table:table-cell>
          <table:table-cell office:value-type="float" office:value="2399.51798502458" calcext:value-type="float">
            <text:p>2399.51798502458</text:p>
          </table:table-cell>
          <table:table-cell office:value-type="float" office:value="2388.55125537228" calcext:value-type="float">
            <text:p>2388.55125537228</text:p>
          </table:table-cell>
          <table:table-cell office:value-type="float" office:value="2399.59115902573" calcext:value-type="float">
            <text:p>2399.59115902573</text:p>
          </table:table-cell>
          <table:table-cell office:value-type="float" office:value="285.147420925985" calcext:value-type="float">
            <text:p>285.147420925985</text:p>
          </table:table-cell>
          <table:table-cell office:value-type="float" office:value="263.637858899908" calcext:value-type="float">
            <text:p>263.637858899908</text:p>
          </table:table-cell>
          <table:table-cell office:value-type="float" office:value="590.583075175379" calcext:value-type="float">
            <text:p>590.58307517537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89" calcext:value-type="float">
            <text:p>3018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6246420675719" calcext:value-type="float">
            <text:p>0.000166246420676</text:p>
          </table:table-cell>
          <table:table-cell office:value-type="float" office:value="0.00330389916921959" calcext:value-type="float">
            <text:p>0.00330389916922</text:p>
          </table:table-cell>
          <table:table-cell office:value-type="float" office:value="0.0296471418022574" calcext:value-type="float">
            <text:p>0.029647141802257</text:p>
          </table:table-cell>
          <table:table-cell office:value-type="float" office:value="2.45976220308877" calcext:value-type="float">
            <text:p>2.45976220308877</text:p>
          </table:table-cell>
          <table:table-cell office:value-type="float" office:value="0.35002124466166" calcext:value-type="float">
            <text:p>0.35002124466166</text:p>
          </table:table-cell>
          <table:table-cell office:value-type="float" office:value="2.49626280708702" calcext:value-type="float">
            <text:p>2.49626280708702</text:p>
          </table:table-cell>
          <table:table-cell office:value-type="float" office:value="34.3880579945173" calcext:value-type="float">
            <text:p>34.3880579945173</text:p>
          </table:table-cell>
          <table:table-cell office:value-type="float" office:value="0.63220265968362" calcext:value-type="float">
            <text:p>0.63220265968362</text:p>
          </table:table-cell>
          <table:table-cell office:value-type="float" office:value="34.9720676584894" calcext:value-type="float">
            <text:p>34.9720676584894</text:p>
          </table:table-cell>
          <table:table-cell office:value-type="float" office:value="0.0748142207349514" calcext:value-type="float">
            <text:p>0.074814220734952</text:p>
          </table:table-cell>
          <table:table-cell office:value-type="float" office:value="0.132607532374347" calcext:value-type="float">
            <text:p>0.132607532374347</text:p>
          </table:table-cell>
          <table:table-cell office:value-type="float" office:value="0.0822775083351287" calcext:value-type="float">
            <text:p>0.082277508335129</text:p>
          </table:table-cell>
          <table:table-cell office:value-type="float" office:value="2267.7749323762" calcext:value-type="float">
            <text:p>2267.7749323762</text:p>
          </table:table-cell>
          <table:table-cell office:value-type="float" office:value="2098.83023082954" calcext:value-type="float">
            <text:p>2098.83023082954</text:p>
          </table:table-cell>
          <table:table-cell office:value-type="float" office:value="2350.74138552164" calcext:value-type="float">
            <text:p>2350.74138552164</text:p>
          </table:table-cell>
          <table:table-cell office:value-type="float" office:value="2399.40252816203" calcext:value-type="float">
            <text:p>2399.40252816203</text:p>
          </table:table-cell>
          <table:table-cell office:value-type="float" office:value="2388.43187517821" calcext:value-type="float">
            <text:p>2388.43187517821</text:p>
          </table:table-cell>
          <table:table-cell office:value-type="float" office:value="2399.59233130283" calcext:value-type="float">
            <text:p>2399.59233130283</text:p>
          </table:table-cell>
          <table:table-cell office:value-type="float" office:value="285.24458343775" calcext:value-type="float">
            <text:p>285.24458343775</text:p>
          </table:table-cell>
          <table:table-cell office:value-type="float" office:value="263.631127292894" calcext:value-type="float">
            <text:p>263.631127292894</text:p>
          </table:table-cell>
          <table:table-cell office:value-type="float" office:value="611.912040760821" calcext:value-type="float">
            <text:p>611.91204076082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90" calcext:value-type="float">
            <text:p>3019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17768006726019" calcext:value-type="float">
            <text:p>0.000317768006726</text:p>
          </table:table-cell>
          <table:table-cell office:value-type="float" office:value="0.00330481726926865" calcext:value-type="float">
            <text:p>0.003304817269269</text:p>
          </table:table-cell>
          <table:table-cell office:value-type="float" office:value="0.062949082821366" calcext:value-type="float">
            <text:p>0.062949082821366</text:p>
          </table:table-cell>
          <table:table-cell office:value-type="float" office:value="2.42690839948814" calcext:value-type="float">
            <text:p>2.42690839948814</text:p>
          </table:table-cell>
          <table:table-cell office:value-type="float" office:value="0.31651440438676" calcext:value-type="float">
            <text:p>0.31651440438676</text:p>
          </table:table-cell>
          <table:table-cell office:value-type="float" office:value="2.49659294155284" calcext:value-type="float">
            <text:p>2.49659294155284</text:p>
          </table:table-cell>
          <table:table-cell office:value-type="float" office:value="33.8623971369081" calcext:value-type="float">
            <text:p>33.8623971369081</text:p>
          </table:table-cell>
          <table:table-cell office:value-type="float" office:value="0.0960932152859267" calcext:value-type="float">
            <text:p>0.096093215285927</text:p>
          </table:table-cell>
          <table:table-cell office:value-type="float" office:value="34.9773498099433" calcext:value-type="float">
            <text:p>34.9773498099433</text:p>
          </table:table-cell>
          <table:table-cell office:value-type="float" office:value="0.159959211857997" calcext:value-type="float">
            <text:p>0.159959211857997</text:p>
          </table:table-cell>
          <table:table-cell office:value-type="float" office:value="0.197095544555792" calcext:value-type="float">
            <text:p>0.197095544555792</text:p>
          </table:table-cell>
          <table:table-cell office:value-type="float" office:value="0.17599852238086" calcext:value-type="float">
            <text:p>0.17599852238086</text:p>
          </table:table-cell>
          <table:table-cell office:value-type="float" office:value="2267.64469589306" calcext:value-type="float">
            <text:p>2267.64469589306</text:p>
          </table:table-cell>
          <table:table-cell office:value-type="float" office:value="2098.734353748" calcext:value-type="float">
            <text:p>2098.734353748</text:p>
          </table:table-cell>
          <table:table-cell office:value-type="float" office:value="2354.02089382929" calcext:value-type="float">
            <text:p>2354.02089382929</text:p>
          </table:table-cell>
          <table:table-cell office:value-type="float" office:value="2399.23168838307" calcext:value-type="float">
            <text:p>2399.23168838307</text:p>
          </table:table-cell>
          <table:table-cell office:value-type="float" office:value="2388.25763960855" calcext:value-type="float">
            <text:p>2388.25763960855</text:p>
          </table:table-cell>
          <table:table-cell office:value-type="float" office:value="2399.5940480018" calcext:value-type="float">
            <text:p>2399.5940480018</text:p>
          </table:table-cell>
          <table:table-cell office:value-type="float" office:value="285.203716198659" calcext:value-type="float">
            <text:p>285.203716198659</text:p>
          </table:table-cell>
          <table:table-cell office:value-type="float" office:value="263.618017342968" calcext:value-type="float">
            <text:p>263.618017342968</text:p>
          </table:table-cell>
          <table:table-cell office:value-type="float" office:value="631.840167416429" calcext:value-type="float">
            <text:p>631.840167416429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91" calcext:value-type="float">
            <text:p>3019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955430629088413" calcext:value-type="float">
            <text:p>0.000955430629088</text:p>
          </table:table-cell>
          <table:table-cell office:value-type="float" office:value="0.122275206166545" calcext:value-type="float">
            <text:p>0.122275206166545</text:p>
          </table:table-cell>
          <table:table-cell office:value-type="float" office:value="0.202021674797508" calcext:value-type="float">
            <text:p>0.202021674797508</text:p>
          </table:table-cell>
          <table:table-cell office:value-type="float" office:value="2.28876779583528" calcext:value-type="float">
            <text:p>2.28876779583528</text:p>
          </table:table-cell>
          <table:table-cell office:value-type="float" office:value="0.313595312650654" calcext:value-type="float">
            <text:p>0.313595312650654</text:p>
          </table:table-cell>
          <table:table-cell office:value-type="float" office:value="2.49695655016386" calcext:value-type="float">
            <text:p>2.49695655016386</text:p>
          </table:table-cell>
          <table:table-cell office:value-type="float" office:value="31.6521474784625" calcext:value-type="float">
            <text:p>31.6521474784625</text:p>
          </table:table-cell>
          <table:table-cell office:value-type="float" office:value="0.0493877475085258" calcext:value-type="float">
            <text:p>0.049387747508526</text:p>
          </table:table-cell>
          <table:table-cell office:value-type="float" office:value="34.9831675477198" calcext:value-type="float">
            <text:p>34.9831675477198</text:p>
          </table:table-cell>
          <table:table-cell office:value-type="float" office:value="0.515172853105482" calcext:value-type="float">
            <text:p>0.515172853105482</text:p>
          </table:table-cell>
          <table:table-cell office:value-type="float" office:value="0.460909381328553" calcext:value-type="float">
            <text:p>0.460909381328553</text:p>
          </table:table-cell>
          <table:table-cell office:value-type="float" office:value="0.567138398967167" calcext:value-type="float">
            <text:p>0.567138398967167</text:p>
          </table:table-cell>
          <table:table-cell office:value-type="float" office:value="2266.61194572739" calcext:value-type="float">
            <text:p>2266.61194572739</text:p>
          </table:table-cell>
          <table:table-cell office:value-type="float" office:value="2099.97617780675" calcext:value-type="float">
            <text:p>2099.97617780675</text:p>
          </table:table-cell>
          <table:table-cell office:value-type="float" office:value="2355.57321156399" calcext:value-type="float">
            <text:p>2355.57321156399</text:p>
          </table:table-cell>
          <table:table-cell office:value-type="float" office:value="2398.51335724436" calcext:value-type="float">
            <text:p>2398.51335724436</text:p>
          </table:table-cell>
          <table:table-cell office:value-type="float" office:value="2388.2424603318" calcext:value-type="float">
            <text:p>2388.2424603318</text:p>
          </table:table-cell>
          <table:table-cell office:value-type="float" office:value="2399.59593876687" calcext:value-type="float">
            <text:p>2399.59593876687</text:p>
          </table:table-cell>
          <table:table-cell office:value-type="float" office:value="283.978605298555" calcext:value-type="float">
            <text:p>283.978605298555</text:p>
          </table:table-cell>
          <table:table-cell office:value-type="float" office:value="265.382093020794" calcext:value-type="float">
            <text:p>265.382093020794</text:p>
          </table:table-cell>
          <table:table-cell office:value-type="float" office:value="641.534226901416" calcext:value-type="float">
            <text:p>641.534226901416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192" calcext:value-type="float">
            <text:p>3019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00868553731633" calcext:value-type="float">
            <text:p>4.00868553731633E-05</text:p>
          </table:table-cell>
          <table:table-cell office:value-type="float" office:value="0.00330399399320201" calcext:value-type="float">
            <text:p>0.003303993993202</text:p>
          </table:table-cell>
          <table:table-cell office:value-type="float" office:value="0.00194201116999352" calcext:value-type="float">
            <text:p>0.001942011169994</text:p>
          </table:table-cell>
          <table:table-cell office:value-type="float" office:value="2.48717968633742" calcext:value-type="float">
            <text:p>2.48717968633742</text:p>
          </table:table-cell>
          <table:table-cell office:value-type="float" office:value="0.377409480881549" calcext:value-type="float">
            <text:p>0.377409480881549</text:p>
          </table:table-cell>
          <table:table-cell office:value-type="float" office:value="2.49599156404431" calcext:value-type="float">
            <text:p>2.49599156404431</text:p>
          </table:table-cell>
          <table:table-cell office:value-type="float" office:value="34.8267377264975" calcext:value-type="float">
            <text:p>34.8267377264975</text:p>
          </table:table-cell>
          <table:table-cell office:value-type="float" office:value="1.07041443920357" calcext:value-type="float">
            <text:p>1.07041443920357</text:p>
          </table:table-cell>
          <table:table-cell office:value-type="float" office:value="34.9677277698078" calcext:value-type="float">
            <text:p>34.9677277698078</text:p>
          </table:table-cell>
          <table:table-cell office:value-type="float" office:value="0.00384795766810177" calcext:value-type="float">
            <text:p>0.003847957668102</text:p>
          </table:table-cell>
          <table:table-cell office:value-type="float" office:value="0.154989017045705" calcext:value-type="float">
            <text:p>0.154989017045705</text:p>
          </table:table-cell>
          <table:table-cell office:value-type="float" office:value="0.00398258879780039" calcext:value-type="float">
            <text:p>0.0039825887978</text:p>
          </table:table-cell>
          <table:table-cell office:value-type="float" office:value="2267.82299568908" calcext:value-type="float">
            <text:p>2267.82299568908</text:p>
          </table:table-cell>
          <table:table-cell office:value-type="float" office:value="2098.89849093585" calcext:value-type="float">
            <text:p>2098.89849093585</text:p>
          </table:table-cell>
          <table:table-cell office:value-type="float" office:value="2346.48477355539" calcext:value-type="float">
            <text:p>2346.48477355539</text:p>
          </table:table-cell>
          <table:table-cell office:value-type="float" office:value="2399.54509908672" calcext:value-type="float">
            <text:p>2399.54509908672</text:p>
          </table:table-cell>
          <table:table-cell office:value-type="float" office:value="2388.57429401823" calcext:value-type="float">
            <text:p>2388.57429401823</text:p>
          </table:table-cell>
          <table:table-cell office:value-type="float" office:value="2399.59092085081" calcext:value-type="float">
            <text:p>2399.59092085081</text:p>
          </table:table-cell>
          <table:table-cell office:value-type="float" office:value="285.146738880236" calcext:value-type="float">
            <text:p>285.146738880236</text:p>
          </table:table-cell>
          <table:table-cell office:value-type="float" office:value="263.627630838366" calcext:value-type="float">
            <text:p>263.627630838366</text:p>
          </table:table-cell>
          <table:table-cell office:value-type="float" office:value="587.151743854071" calcext:value-type="float">
            <text:p>587.15174385407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93" calcext:value-type="float">
            <text:p>3019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51223882408979" calcext:value-type="float">
            <text:p>6.51223882408979E-05</text:p>
          </table:table-cell>
          <table:table-cell office:value-type="float" office:value="0.00330414733349884" calcext:value-type="float">
            <text:p>0.003304147333499</text:p>
          </table:table-cell>
          <table:table-cell office:value-type="float" office:value="0.00738444882197872" calcext:value-type="float">
            <text:p>0.007384448821979</text:p>
          </table:table-cell>
          <table:table-cell office:value-type="float" office:value="2.4817365398232" calcext:value-type="float">
            <text:p>2.4817365398232</text:p>
          </table:table-cell>
          <table:table-cell office:value-type="float" office:value="0.371872408463937" calcext:value-type="float">
            <text:p>0.371872408463937</text:p>
          </table:table-cell>
          <table:table-cell office:value-type="float" office:value="2.49604615405465" calcext:value-type="float">
            <text:p>2.49604615405465</text:p>
          </table:table-cell>
          <table:table-cell office:value-type="float" office:value="34.7396473822685" calcext:value-type="float">
            <text:p>34.7396473822685</text:p>
          </table:table-cell>
          <table:table-cell office:value-type="float" office:value="0.981821280520308" calcext:value-type="float">
            <text:p>0.981821280520308</text:p>
          </table:table-cell>
          <table:table-cell office:value-type="float" office:value="34.9686012099717" calcext:value-type="float">
            <text:p>34.9686012099717</text:p>
          </table:table-cell>
          <table:table-cell office:value-type="float" office:value="0.0178979689494962" calcext:value-type="float">
            <text:p>0.017897968949496</text:p>
          </table:table-cell>
          <table:table-cell office:value-type="float" office:value="0.165612054135507" calcext:value-type="float">
            <text:p>0.165612054135507</text:p>
          </table:table-cell>
          <table:table-cell office:value-type="float" office:value="0.0193725511205449" calcext:value-type="float">
            <text:p>0.019372551120545</text:p>
          </table:table-cell>
          <table:table-cell office:value-type="float" office:value="2267.80621762687" calcext:value-type="float">
            <text:p>2267.80621762687</text:p>
          </table:table-cell>
          <table:table-cell office:value-type="float" office:value="2098.88304568143" calcext:value-type="float">
            <text:p>2098.88304568143</text:p>
          </table:table-cell>
          <table:table-cell office:value-type="float" office:value="2347.148837639" calcext:value-type="float">
            <text:p>2347.148837639</text:p>
          </table:table-cell>
          <table:table-cell office:value-type="float" office:value="2399.51679473284" calcext:value-type="float">
            <text:p>2399.51679473284</text:p>
          </table:table-cell>
          <table:table-cell office:value-type="float" office:value="2388.54550124971" calcext:value-type="float">
            <text:p>2388.54550124971</text:p>
          </table:table-cell>
          <table:table-cell office:value-type="float" office:value="2399.59120472686" calcext:value-type="float">
            <text:p>2399.59120472686</text:p>
          </table:table-cell>
          <table:table-cell office:value-type="float" office:value="285.150411988676" calcext:value-type="float">
            <text:p>285.150411988676</text:p>
          </table:table-cell>
          <table:table-cell office:value-type="float" office:value="263.626024623447" calcext:value-type="float">
            <text:p>263.626024623447</text:p>
          </table:table-cell>
          <table:table-cell office:value-type="float" office:value="590.933530743571" calcext:value-type="float">
            <text:p>590.93353074357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94" calcext:value-type="float">
            <text:p>3019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42098696769081" calcext:value-type="float">
            <text:p>9.42098696769081E-05</text:p>
          </table:table-cell>
          <table:table-cell office:value-type="float" office:value="0.0033043096286468" calcext:value-type="float">
            <text:p>0.003304309628647</text:p>
          </table:table-cell>
          <table:table-cell office:value-type="float" office:value="0.0137855951097799" calcext:value-type="float">
            <text:p>0.01378559510978</text:p>
          </table:table-cell>
          <table:table-cell office:value-type="float" office:value="2.47541481708771" calcext:value-type="float">
            <text:p>2.47541481708771</text:p>
          </table:table-cell>
          <table:table-cell office:value-type="float" office:value="0.365451236185963" calcext:value-type="float">
            <text:p>0.365451236185963</text:p>
          </table:table-cell>
          <table:table-cell office:value-type="float" office:value="2.49610948384641" calcext:value-type="float">
            <text:p>2.49610948384641</text:p>
          </table:table-cell>
          <table:table-cell office:value-type="float" office:value="34.6384998185007" calcext:value-type="float">
            <text:p>34.6384998185007</text:p>
          </table:table-cell>
          <table:table-cell office:value-type="float" office:value="0.879082524072654" calcext:value-type="float">
            <text:p>0.879082524072654</text:p>
          </table:table-cell>
          <table:table-cell office:value-type="float" office:value="34.9696144866398" calcext:value-type="float">
            <text:p>34.9696144866398</text:p>
          </table:table-cell>
          <table:table-cell office:value-type="float" office:value="0.0344202605193737" calcext:value-type="float">
            <text:p>0.034420260519374</text:p>
          </table:table-cell>
          <table:table-cell office:value-type="float" office:value="0.178103558478069" calcext:value-type="float">
            <text:p>0.178103558478069</text:p>
          </table:table-cell>
          <table:table-cell office:value-type="float" office:value="0.0374731219167875" calcext:value-type="float">
            <text:p>0.037473121916788</text:p>
          </table:table-cell>
          <table:table-cell office:value-type="float" office:value="2267.78707891972" calcext:value-type="float">
            <text:p>2267.78707891972</text:p>
          </table:table-cell>
          <table:table-cell office:value-type="float" office:value="2098.86525537777" calcext:value-type="float">
            <text:p>2098.86525537777</text:p>
          </table:table-cell>
          <table:table-cell office:value-type="float" office:value="2347.92878197858" calcext:value-type="float">
            <text:p>2347.92878197858</text:p>
          </table:table-cell>
          <table:table-cell office:value-type="float" office:value="2399.48392175043" calcext:value-type="float">
            <text:p>2399.48392175043</text:p>
          </table:table-cell>
          <table:table-cell office:value-type="float" office:value="2388.51211112982" calcext:value-type="float">
            <text:p>2388.51211112982</text:p>
          </table:table-cell>
          <table:table-cell office:value-type="float" office:value="2399.59153401757" calcext:value-type="float">
            <text:p>2399.59153401757</text:p>
          </table:table-cell>
          <table:table-cell office:value-type="float" office:value="285.155434524498" calcext:value-type="float">
            <text:p>285.155434524498</text:p>
          </table:table-cell>
          <table:table-cell office:value-type="float" office:value="263.62433222715" calcext:value-type="float">
            <text:p>263.62433222715</text:p>
          </table:table-cell>
          <table:table-cell office:value-type="float" office:value="595.413036529315" calcext:value-type="float">
            <text:p>595.41303652931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95" calcext:value-type="float">
            <text:p>3019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85434826115096" calcext:value-type="float">
            <text:p>0.000285434826115</text:p>
          </table:table-cell>
          <table:table-cell office:value-type="float" office:value="0.00330509824050027" calcext:value-type="float">
            <text:p>0.0033050982405</text:p>
          </table:table-cell>
          <table:table-cell office:value-type="float" office:value="0.0558506604217678" calcext:value-type="float">
            <text:p>0.055850660421768</text:p>
          </table:table-cell>
          <table:table-cell office:value-type="float" office:value="2.43393609696505" calcext:value-type="float">
            <text:p>2.43393609696505</text:p>
          </table:table-cell>
          <table:table-cell office:value-type="float" office:value="0.323463687504992" calcext:value-type="float">
            <text:p>0.323463687504992</text:p>
          </table:table-cell>
          <table:table-cell office:value-type="float" office:value="2.49652394267442" calcext:value-type="float">
            <text:p>2.49652394267442</text:p>
          </table:table-cell>
          <table:table-cell office:value-type="float" office:value="33.9748402965387" calcext:value-type="float">
            <text:p>33.9748402965387</text:p>
          </table:table-cell>
          <table:table-cell office:value-type="float" office:value="0.207281745177732" calcext:value-type="float">
            <text:p>0.207281745177732</text:p>
          </table:table-cell>
          <table:table-cell office:value-type="float" office:value="34.9762458278886" calcext:value-type="float">
            <text:p>34.9762458278886</text:p>
          </table:table-cell>
          <table:table-cell office:value-type="float" office:value="0.142923417591508" calcext:value-type="float">
            <text:p>0.142923417591508</text:p>
          </table:table-cell>
          <table:table-cell office:value-type="float" office:value="0.26016036877849" calcext:value-type="float">
            <text:p>0.26016036877849</text:p>
          </table:table-cell>
          <table:table-cell office:value-type="float" office:value="0.156321358645679" calcext:value-type="float">
            <text:p>0.156321358645679</text:p>
          </table:table-cell>
          <table:table-cell office:value-type="float" office:value="2267.6705220014" calcext:value-type="float">
            <text:p>2267.6705220014</text:p>
          </table:table-cell>
          <table:table-cell office:value-type="float" office:value="2098.7513019726" calcext:value-type="float">
            <text:p>2098.7513019726</text:p>
          </table:table-cell>
          <table:table-cell office:value-type="float" office:value="2353.27125152949" calcext:value-type="float">
            <text:p>2353.27125152949</text:p>
          </table:table-cell>
          <table:table-cell office:value-type="float" office:value="2399.26823240999" calcext:value-type="float">
            <text:p>2399.26823240999</text:p>
          </table:table-cell>
          <table:table-cell office:value-type="float" office:value="2388.2937758808" calcext:value-type="float">
            <text:p>2388.2937758808</text:p>
          </table:table-cell>
          <table:table-cell office:value-type="float" office:value="2399.59368920768" calcext:value-type="float">
            <text:p>2399.59368920768</text:p>
          </table:table-cell>
          <table:table-cell office:value-type="float" office:value="285.208033271934" calcext:value-type="float">
            <text:p>285.208033271934</text:p>
          </table:table-cell>
          <table:table-cell office:value-type="float" office:value="263.616607161208" calcext:value-type="float">
            <text:p>263.616607161208</text:p>
          </table:table-cell>
          <table:table-cell office:value-type="float" office:value="627.217886952922" calcext:value-type="float">
            <text:p>627.21788695292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96" calcext:value-type="float">
            <text:p>3019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94721168380361" calcext:value-type="float">
            <text:p>0.00049472116838</text:p>
          </table:table-cell>
          <table:table-cell office:value-type="float" office:value="0.0345304993701378" calcext:value-type="float">
            <text:p>0.034530499370138</text:p>
          </table:table-cell>
          <table:table-cell office:value-type="float" office:value="0.101717139815849" calcext:value-type="float">
            <text:p>0.101717139815849</text:p>
          </table:table-cell>
          <table:table-cell office:value-type="float" office:value="2.38843480029917" calcext:value-type="float">
            <text:p>2.38843480029917</text:p>
          </table:table-cell>
          <table:table-cell office:value-type="float" office:value="0.313755857768705" calcext:value-type="float">
            <text:p>0.313755857768705</text:p>
          </table:table-cell>
          <table:table-cell office:value-type="float" office:value="2.496708657491" calcext:value-type="float">
            <text:p>2.496708657491</text:p>
          </table:table-cell>
          <table:table-cell office:value-type="float" office:value="33.2468195498837" calcext:value-type="float">
            <text:p>33.2468195498837</text:p>
          </table:table-cell>
          <table:table-cell office:value-type="float" office:value="0.0519564693963759" calcext:value-type="float">
            <text:p>0.051956469396376</text:p>
          </table:table-cell>
          <table:table-cell office:value-type="float" office:value="34.9792012649531" calcext:value-type="float">
            <text:p>34.9792012649531</text:p>
          </table:table-cell>
          <table:table-cell office:value-type="float" office:value="0.261013169900281" calcext:value-type="float">
            <text:p>0.261013169900281</text:p>
          </table:table-cell>
          <table:table-cell office:value-type="float" office:value="0.346924759429812" calcext:value-type="float">
            <text:p>0.346924759429812</text:p>
          </table:table-cell>
          <table:table-cell office:value-type="float" office:value="0.285621426795577" calcext:value-type="float">
            <text:p>0.285621426795577</text:p>
          </table:table-cell>
          <table:table-cell office:value-type="float" office:value="2267.35461018766" calcext:value-type="float">
            <text:p>2267.35461018766</text:p>
          </table:table-cell>
          <table:table-cell office:value-type="float" office:value="2099.05627234765" calcext:value-type="float">
            <text:p>2099.05627234765</text:p>
          </table:table-cell>
          <table:table-cell office:value-type="float" office:value="2354.38948436334" calcext:value-type="float">
            <text:p>2354.38948436334</text:p>
          </table:table-cell>
          <table:table-cell office:value-type="float" office:value="2399.03162566766" calcext:value-type="float">
            <text:p>2399.03162566766</text:p>
          </table:table-cell>
          <table:table-cell office:value-type="float" office:value="2388.2432951665" calcext:value-type="float">
            <text:p>2388.2432951665</text:p>
          </table:table-cell>
          <table:table-cell office:value-type="float" office:value="2399.59464972506" calcext:value-type="float">
            <text:p>2399.59464972506</text:p>
          </table:table-cell>
          <table:table-cell office:value-type="float" office:value="284.856590921995" calcext:value-type="float">
            <text:p>284.856590921995</text:p>
          </table:table-cell>
          <table:table-cell office:value-type="float" office:value="264.081224363438" calcext:value-type="float">
            <text:p>264.081224363438</text:p>
          </table:table-cell>
          <table:table-cell office:value-type="float" office:value="634.125646541771" calcext:value-type="float">
            <text:p>634.12564654177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197" calcext:value-type="float">
            <text:p>30197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0" calcext:value-type="float">
            <text:p>1576800000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24570408889708" calcext:value-type="float">
            <text:p>0.001245704088897</text:p>
          </table:table-cell>
          <table:table-cell table:style-name="ce1" office:value-type="float" office:value="0.183214726439669" calcext:value-type="float">
            <text:p>0.183214726439669</text:p>
          </table:table-cell>
          <table:table-cell table:style-name="ce1" office:value-type="float" office:value="0.26475388292333" calcext:value-type="float">
            <text:p>0.26475388292333</text:p>
          </table:table-cell>
          <table:table-cell table:style-name="ce1" office:value-type="float" office:value="2.22649568498417" calcext:value-type="float">
            <text:p>2.22649568498417</text:p>
          </table:table-cell>
          <table:table-cell table:style-name="ce1" office:value-type="float" office:value="0.313495256404905" calcext:value-type="float">
            <text:p>0.313495256404905</text:p>
          </table:table-cell>
          <table:table-cell table:style-name="ce1" office:value-type="float" office:value="2.49711143204369" calcext:value-type="float">
            <text:p>2.49711143204369</text:p>
          </table:table-cell>
          <table:table-cell table:style-name="ce1" office:value-type="float" office:value="30.6557937048482" calcext:value-type="float">
            <text:p>30.6557937048482</text:p>
          </table:table-cell>
          <table:table-cell table:style-name="ce1" office:value-type="float" office:value="0.0477868475799213" calcext:value-type="float">
            <text:p>0.047786847579921</text:p>
          </table:table-cell>
          <table:table-cell table:style-name="ce1" office:value-type="float" office:value="34.9856456578005" calcext:value-type="float">
            <text:p>34.9856456578005</text:p>
          </table:table-cell>
          <table:table-cell table:style-name="ce1" office:value-type="float" office:value="0.680220421963753" calcext:value-type="float">
            <text:p>0.680220421963753</text:p>
          </table:table-cell>
          <table:table-cell table:style-name="ce1" office:value-type="float" office:value="0.6522560448025" calcext:value-type="float">
            <text:p>0.6522560448025</text:p>
          </table:table-cell>
          <table:table-cell table:style-name="ce1" office:value-type="float" office:value="0.744724407224211" calcext:value-type="float">
            <text:p>0.744724407224211</text:p>
          </table:table-cell>
          <table:table-cell table:style-name="ce1" office:value-type="float" office:value="2266.13810814579" calcext:value-type="float">
            <text:p>2266.13810814579</text:p>
          </table:table-cell>
          <table:table-cell table:style-name="ce1" office:value-type="float" office:value="2100.54740532714" calcext:value-type="float">
            <text:p>2100.54740532714</text:p>
          </table:table-cell>
          <table:table-cell table:style-name="ce1" office:value-type="float" office:value="2356.09165743454" calcext:value-type="float">
            <text:p>2356.09165743454</text:p>
          </table:table-cell>
          <table:table-cell table:style-name="ce1" office:value-type="float" office:value="2398.18954226777" calcext:value-type="float">
            <text:p>2398.18954226777</text:p>
          </table:table-cell>
          <table:table-cell table:style-name="ce1" office:value-type="float" office:value="2388.24194003916" calcext:value-type="float">
            <text:p>2388.24194003916</text:p>
          </table:table-cell>
          <table:table-cell table:style-name="ce1" office:value-type="float" office:value="2399.59674415248" calcext:value-type="float">
            <text:p>2399.59674415248</text:p>
          </table:table-cell>
          <table:table-cell table:style-name="ce1" office:value-type="float" office:value="283.41033951233" calcext:value-type="float">
            <text:p>283.41033951233</text:p>
          </table:table-cell>
          <table:table-cell table:style-name="ce1" office:value-type="float" office:value="266.193838939106" calcext:value-type="float">
            <text:p>266.193838939106</text:p>
          </table:table-cell>
          <table:table-cell table:style-name="ce1" office:value-type="float" office:value="644.809709012851" calcext:value-type="float">
            <text:p>644.8097090128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198" calcext:value-type="float">
            <text:p>3019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60643454717949" calcext:value-type="float">
            <text:p>6.60643454717949E-05</text:p>
          </table:table-cell>
          <table:table-cell office:value-type="float" office:value="0.00330543054847797" calcext:value-type="float">
            <text:p>0.003305430548478</text:p>
          </table:table-cell>
          <table:table-cell office:value-type="float" office:value="0.00758699466874637" calcext:value-type="float">
            <text:p>0.007586994668746</text:p>
          </table:table-cell>
          <table:table-cell office:value-type="float" office:value="2.4815375551426" calcext:value-type="float">
            <text:p>2.4815375551426</text:p>
          </table:table-cell>
          <table:table-cell office:value-type="float" office:value="0.370890105709337" calcext:value-type="float">
            <text:p>0.370890105709337</text:p>
          </table:table-cell>
          <table:table-cell office:value-type="float" office:value="2.49605394090662" calcext:value-type="float">
            <text:p>2.49605394090662</text:p>
          </table:table-cell>
          <table:table-cell office:value-type="float" office:value="34.7364636273786" calcext:value-type="float">
            <text:p>34.7364636273786</text:p>
          </table:table-cell>
          <table:table-cell office:value-type="float" office:value="0.966104436446438" calcext:value-type="float">
            <text:p>0.966104436446438</text:p>
          </table:table-cell>
          <table:table-cell office:value-type="float" office:value="34.9687257996029" calcext:value-type="float">
            <text:p>34.9687257996029</text:p>
          </table:table-cell>
          <table:table-cell office:value-type="float" office:value="0.0200849371887339" calcext:value-type="float">
            <text:p>0.020084937188734</text:p>
          </table:table-cell>
          <table:table-cell office:value-type="float" office:value="0.775899779896105" calcext:value-type="float">
            <text:p>0.775899779896105</text:p>
          </table:table-cell>
          <table:table-cell office:value-type="float" office:value="0.019942199910427" calcext:value-type="float">
            <text:p>0.019942199910427</text:p>
          </table:table-cell>
          <table:table-cell office:value-type="float" office:value="2267.80739800922" calcext:value-type="float">
            <text:p>2267.80739800922</text:p>
          </table:table-cell>
          <table:table-cell office:value-type="float" office:value="2098.87304903423" calcext:value-type="float">
            <text:p>2098.87304903423</text:p>
          </table:table-cell>
          <table:table-cell office:value-type="float" office:value="2347.21871445093" calcext:value-type="float">
            <text:p>2347.21871445093</text:p>
          </table:table-cell>
          <table:table-cell office:value-type="float" office:value="2399.51576000076" calcext:value-type="float">
            <text:p>2399.51576000076</text:p>
          </table:table-cell>
          <table:table-cell office:value-type="float" office:value="2388.54039326363" calcext:value-type="float">
            <text:p>2388.54039326363</text:p>
          </table:table-cell>
          <table:table-cell office:value-type="float" office:value="2399.59124520674" calcext:value-type="float">
            <text:p>2399.59124520674</text:p>
          </table:table-cell>
          <table:table-cell office:value-type="float" office:value="285.15444939828" calcext:value-type="float">
            <text:p>285.15444939828</text:p>
          </table:table-cell>
          <table:table-cell office:value-type="float" office:value="263.615538249913" calcext:value-type="float">
            <text:p>263.615538249913</text:p>
          </table:table-cell>
          <table:table-cell office:value-type="float" office:value="591.333144963353" calcext:value-type="float">
            <text:p>591.33314496335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199" calcext:value-type="float">
            <text:p>3019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90497172046414" calcext:value-type="float">
            <text:p>0.000190497172046</text:p>
          </table:table-cell>
          <table:table-cell office:value-type="float" office:value="0.0033056543934316" calcext:value-type="float">
            <text:p>0.003305654393432</text:p>
          </table:table-cell>
          <table:table-cell office:value-type="float" office:value="0.0349813330334501" calcext:value-type="float">
            <text:p>0.03498133303345</text:p>
          </table:table-cell>
          <table:table-cell office:value-type="float" office:value="2.45451761255673" calcext:value-type="float">
            <text:p>2.45451761255673</text:p>
          </table:table-cell>
          <table:table-cell office:value-type="float" office:value="0.343731840587558" calcext:value-type="float">
            <text:p>0.343731840587558</text:p>
          </table:table-cell>
          <table:table-cell office:value-type="float" office:value="2.49632249223983" calcext:value-type="float">
            <text:p>2.49632249223983</text:p>
          </table:table-cell>
          <table:table-cell office:value-type="float" office:value="34.3041445460069" calcext:value-type="float">
            <text:p>34.3041445460069</text:p>
          </table:table-cell>
          <table:table-cell office:value-type="float" office:value="0.531572194500341" calcext:value-type="float">
            <text:p>0.531572194500341</text:p>
          </table:table-cell>
          <table:table-cell office:value-type="float" office:value="34.9730226209365" calcext:value-type="float">
            <text:p>34.9730226209365</text:p>
          </table:table-cell>
          <table:table-cell office:value-type="float" office:value="0.0939179469351781" calcext:value-type="float">
            <text:p>0.093917946935178</text:p>
          </table:table-cell>
          <table:table-cell office:value-type="float" office:value="0.831737961288729" calcext:value-type="float">
            <text:p>0.831737961288729</text:p>
          </table:table-cell>
          <table:table-cell office:value-type="float" office:value="0.0973965457823399" calcext:value-type="float">
            <text:p>0.09739654578234</text:p>
          </table:table-cell>
          <table:table-cell office:value-type="float" office:value="2267.71688754237" calcext:value-type="float">
            <text:p>2267.71688754237</text:p>
          </table:table-cell>
          <table:table-cell office:value-type="float" office:value="2098.79979301871" calcext:value-type="float">
            <text:p>2098.79979301871</text:p>
          </table:table-cell>
          <table:table-cell office:value-type="float" office:value="2350.33397333094" calcext:value-type="float">
            <text:p>2350.33397333094</text:p>
          </table:table-cell>
          <table:table-cell office:value-type="float" office:value="2399.37525628726" calcext:value-type="float">
            <text:p>2399.37525628726</text:p>
          </table:table-cell>
          <table:table-cell office:value-type="float" office:value="2388.39917027305" calcext:value-type="float">
            <text:p>2388.39917027305</text:p>
          </table:table-cell>
          <table:table-cell office:value-type="float" office:value="2399.59264166161" calcext:value-type="float">
            <text:p>2399.59264166161</text:p>
          </table:table-cell>
          <table:table-cell office:value-type="float" office:value="285.156967050952" calcext:value-type="float">
            <text:p>285.156967050952</text:p>
          </table:table-cell>
          <table:table-cell office:value-type="float" office:value="263.611174125212" calcext:value-type="float">
            <text:p>263.611174125212</text:p>
          </table:table-cell>
          <table:table-cell office:value-type="float" office:value="609.486626454417" calcext:value-type="float">
            <text:p>609.48662645441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00" calcext:value-type="float">
            <text:p>3020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38124232617034" calcext:value-type="float">
            <text:p>0.000338124232617</text:p>
          </table:table-cell>
          <table:table-cell office:value-type="float" office:value="0.0054148836692613" calcext:value-type="float">
            <text:p>0.005414883669261</text:p>
          </table:table-cell>
          <table:table-cell office:value-type="float" office:value="0.067414120850315" calcext:value-type="float">
            <text:p>0.067414120850315</text:p>
          </table:table-cell>
          <table:table-cell office:value-type="float" office:value="2.42253129880141" calcext:value-type="float">
            <text:p>2.42253129880141</text:p>
          </table:table-cell>
          <table:table-cell office:value-type="float" office:value="0.313810895401" calcext:value-type="float">
            <text:p>0.313810895401</text:p>
          </table:table-cell>
          <table:table-cell office:value-type="float" office:value="2.49662385152082" calcext:value-type="float">
            <text:p>2.49662385152082</text:p>
          </table:table-cell>
          <table:table-cell office:value-type="float" office:value="33.7923635259204" calcext:value-type="float">
            <text:p>33.7923635259204</text:p>
          </table:table-cell>
          <table:table-cell office:value-type="float" office:value="0.0528370715138502" calcext:value-type="float">
            <text:p>0.05283707151385</text:p>
          </table:table-cell>
          <table:table-cell office:value-type="float" office:value="34.9778443694309" calcext:value-type="float">
            <text:p>34.9778443694309</text:p>
          </table:table-cell>
          <table:table-cell office:value-type="float" office:value="0.181330922356319" calcext:value-type="float">
            <text:p>0.181330922356319</text:p>
          </table:table-cell>
          <table:table-cell office:value-type="float" office:value="0.897042923503271" calcext:value-type="float">
            <text:p>0.897042923503271</text:p>
          </table:table-cell>
          <table:table-cell office:value-type="float" office:value="0.189100093780889" calcext:value-type="float">
            <text:p>0.189100093780889</text:p>
          </table:table-cell>
          <table:table-cell office:value-type="float" office:value="2267.59906433763" calcext:value-type="float">
            <text:p>2267.59906433763</text:p>
          </table:table-cell>
          <table:table-cell office:value-type="float" office:value="2098.73955627896" calcext:value-type="float">
            <text:p>2098.73955627896</text:p>
          </table:table-cell>
          <table:table-cell office:value-type="float" office:value="2353.75247242043" calcext:value-type="float">
            <text:p>2353.75247242043</text:p>
          </table:table-cell>
          <table:table-cell office:value-type="float" office:value="2399.20892745413" calcext:value-type="float">
            <text:p>2399.20892745413</text:p>
          </table:table-cell>
          <table:table-cell office:value-type="float" office:value="2388.24358135653" calcext:value-type="float">
            <text:p>2388.24358135653</text:p>
          </table:table-cell>
          <table:table-cell office:value-type="float" office:value="2399.59420872827" calcext:value-type="float">
            <text:p>2399.59420872827</text:p>
          </table:table-cell>
          <table:table-cell office:value-type="float" office:value="285.136713609309" calcext:value-type="float">
            <text:p>285.136713609309</text:p>
          </table:table-cell>
          <table:table-cell office:value-type="float" office:value="263.635154763042" calcext:value-type="float">
            <text:p>263.635154763042</text:p>
          </table:table-cell>
          <table:table-cell office:value-type="float" office:value="630.179182685119" calcext:value-type="float">
            <text:p>630.17918268511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201" calcext:value-type="float">
            <text:p>30201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0" calcext:value-type="float">
            <text:p>15768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18146698418767" calcext:value-type="float">
            <text:p>0.001181466984188</text:p>
          </table:table-cell>
          <table:table-cell table:style-name="ce1" office:value-type="float" office:value="0.179763402581527" calcext:value-type="float">
            <text:p>0.179763402581527</text:p>
          </table:table-cell>
          <table:table-cell table:style-name="ce1" office:value-type="float" office:value="0.250901060754157" calcext:value-type="float">
            <text:p>0.250901060754157</text:p>
          </table:table-cell>
          <table:table-cell table:style-name="ce1" office:value-type="float" office:value="2.24033472921432" calcext:value-type="float">
            <text:p>2.24033472921432</text:p>
          </table:table-cell>
          <table:table-cell table:style-name="ce1" office:value-type="float" office:value="0.313517476375228" calcext:value-type="float">
            <text:p>0.313517476375228</text:p>
          </table:table-cell>
          <table:table-cell table:style-name="ce1" office:value-type="float" office:value="2.49707701198467" calcext:value-type="float">
            <text:p>2.49707701198467</text:p>
          </table:table-cell>
          <table:table-cell table:style-name="ce1" office:value-type="float" office:value="30.8772184125282" calcext:value-type="float">
            <text:p>30.8772184125282</text:p>
          </table:table-cell>
          <table:table-cell table:style-name="ce1" office:value-type="float" office:value="0.0481423671026694" calcext:value-type="float">
            <text:p>0.048142367102669</text:p>
          </table:table-cell>
          <table:table-cell table:style-name="ce1" office:value-type="float" office:value="34.9850949368538" calcext:value-type="float">
            <text:p>34.9850949368538</text:p>
          </table:table-cell>
          <table:table-cell table:style-name="ce1" office:value-type="float" office:value="0.676616944975909" calcext:value-type="float">
            <text:p>0.676616944975909</text:p>
          </table:table-cell>
          <table:table-cell table:style-name="ce1" office:value-type="float" office:value="1.20573532962075" calcext:value-type="float">
            <text:p>1.20573532962075</text:p>
          </table:table-cell>
          <table:table-cell table:style-name="ce1" office:value-type="float" office:value="0.708733066379012" calcext:value-type="float">
            <text:p>0.708733066379012</text:p>
          </table:table-cell>
          <table:table-cell table:style-name="ce1" office:value-type="float" office:value="2266.2275421808" calcext:value-type="float">
            <text:p>2266.2275421808</text:p>
          </table:table-cell>
          <table:table-cell table:style-name="ce1" office:value-type="float" office:value="2100.41907869181" calcext:value-type="float">
            <text:p>2100.41907869181</text:p>
          </table:table-cell>
          <table:table-cell table:style-name="ce1" office:value-type="float" office:value="2355.59014892564" calcext:value-type="float">
            <text:p>2355.59014892564</text:p>
          </table:table-cell>
          <table:table-cell table:style-name="ce1" office:value-type="float" office:value="2398.26150529831" calcext:value-type="float">
            <text:p>2398.26150529831</text:p>
          </table:table-cell>
          <table:table-cell table:style-name="ce1" office:value-type="float" office:value="2388.24205558353" calcext:value-type="float">
            <text:p>2388.24205558353</text:p>
          </table:table-cell>
          <table:table-cell table:style-name="ce1" office:value-type="float" office:value="2399.59656516871" calcext:value-type="float">
            <text:p>2399.59656516871</text:p>
          </table:table-cell>
          <table:table-cell table:style-name="ce1" office:value-type="float" office:value="283.502224349474" calcext:value-type="float">
            <text:p>283.502224349474</text:p>
          </table:table-cell>
          <table:table-cell table:style-name="ce1" office:value-type="float" office:value="266.011215207318" calcext:value-type="float">
            <text:p>266.011215207318</text:p>
          </table:table-cell>
          <table:table-cell table:style-name="ce1" office:value-type="float" office:value="641.63815837768" calcext:value-type="float">
            <text:p>641.638158377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02" calcext:value-type="float">
            <text:p>30202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0" calcext:value-type="float">
            <text:p>15768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80816100359884" calcext:value-type="float">
            <text:p>0.001808161003599</text:p>
          </table:table-cell>
          <table:table-cell table:style-name="ce1" office:value-type="float" office:value="0.308700275098737" calcext:value-type="float">
            <text:p>0.308700275098737</text:p>
          </table:table-cell>
          <table:table-cell table:style-name="ce1" office:value-type="float" office:value="0.38529685324204" calcext:value-type="float">
            <text:p>0.38529685324204</text:p>
          </table:table-cell>
          <table:table-cell table:style-name="ce1" office:value-type="float" office:value="2.10688681755227" calcext:value-type="float">
            <text:p>2.10688681755227</text:p>
          </table:table-cell>
          <table:table-cell table:style-name="ce1" office:value-type="float" office:value="0.313303615800078" calcext:value-type="float">
            <text:p>0.313303615800078</text:p>
          </table:table-cell>
          <table:table-cell table:style-name="ce1" office:value-type="float" office:value="2.49740891667041" calcext:value-type="float">
            <text:p>2.49740891667041</text:p>
          </table:table-cell>
          <table:table-cell table:style-name="ce1" office:value-type="float" office:value="28.7420518259351" calcext:value-type="float">
            <text:p>28.7420518259351</text:p>
          </table:table-cell>
          <table:table-cell table:style-name="ce1" office:value-type="float" office:value="0.0447205979000789" calcext:value-type="float">
            <text:p>0.044720597900079</text:p>
          </table:table-cell>
          <table:table-cell table:style-name="ce1" office:value-type="float" office:value="34.9904054118255" calcext:value-type="float">
            <text:p>34.9904054118255</text:p>
          </table:table-cell>
          <table:table-cell table:style-name="ce1" office:value-type="float" office:value="1.03936768584543" calcext:value-type="float">
            <text:p>1.03936768584543</text:p>
          </table:table-cell>
          <table:table-cell table:style-name="ce1" office:value-type="float" office:value="1.43184787466587" calcext:value-type="float">
            <text:p>1.43184787466587</text:p>
          </table:table-cell>
          <table:table-cell table:style-name="ce1" office:value-type="float" office:value="1.08929677090123" calcext:value-type="float">
            <text:p>1.08929677090123</text:p>
          </table:table-cell>
          <table:table-cell table:style-name="ce1" office:value-type="float" office:value="2265.21885574661" calcext:value-type="float">
            <text:p>2265.21885574661</text:p>
          </table:table-cell>
          <table:table-cell table:style-name="ce1" office:value-type="float" office:value="2101.63824976616" calcext:value-type="float">
            <text:p>2101.63824976616</text:p>
          </table:table-cell>
          <table:table-cell table:style-name="ce1" office:value-type="float" office:value="2356.90538898353" calcext:value-type="float">
            <text:p>2356.90538898353</text:p>
          </table:table-cell>
          <table:table-cell table:style-name="ce1" office:value-type="float" office:value="2397.56757615733" calcext:value-type="float">
            <text:p>2397.56757615733</text:p>
          </table:table-cell>
          <table:table-cell table:style-name="ce1" office:value-type="float" office:value="2388.24094350822" calcext:value-type="float">
            <text:p>2388.24094350822</text:p>
          </table:table-cell>
          <table:table-cell table:style-name="ce1" office:value-type="float" office:value="2399.59829107275" calcext:value-type="float">
            <text:p>2399.59829107275</text:p>
          </table:table-cell>
          <table:table-cell table:style-name="ce1" office:value-type="float" office:value="282.302758965016" calcext:value-type="float">
            <text:p>282.302758965016</text:p>
          </table:table-cell>
          <table:table-cell table:style-name="ce1" office:value-type="float" office:value="267.752469393284" calcext:value-type="float">
            <text:p>267.752469393284</text:p>
          </table:table-cell>
          <table:table-cell table:style-name="ce1" office:value-type="float" office:value="649.988759621368" calcext:value-type="float">
            <text:p>649.9887596213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03" calcext:value-type="float">
            <text:p>30203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0" calcext:value-type="float">
            <text:p>15768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3351269933988" calcext:value-type="float">
            <text:p>0.003335126993399</text:p>
          </table:table-cell>
          <table:table-cell table:style-name="ce1" office:value-type="float" office:value="0.618987052455835" calcext:value-type="float">
            <text:p>0.618987052455835</text:p>
          </table:table-cell>
          <table:table-cell table:style-name="ce1" office:value-type="float" office:value="0.705980050717388" calcext:value-type="float">
            <text:p>0.705980050717388</text:p>
          </table:table-cell>
          <table:table-cell table:style-name="ce1" office:value-type="float" office:value="1.78853808259952" calcext:value-type="float">
            <text:p>1.78853808259952</text:p>
          </table:table-cell>
          <table:table-cell table:style-name="ce1" office:value-type="float" office:value="0.31279699193882" calcext:value-type="float">
            <text:p>0.31279699193882</text:p>
          </table:table-cell>
          <table:table-cell table:style-name="ce1" office:value-type="float" office:value="2.49820067064765" calcext:value-type="float">
            <text:p>2.49820067064765</text:p>
          </table:table-cell>
          <table:table-cell table:style-name="ce1" office:value-type="float" office:value="23.6484720666902" calcext:value-type="float">
            <text:p>23.6484720666902</text:p>
          </table:table-cell>
          <table:table-cell table:style-name="ce1" office:value-type="float" office:value="0.0366146161190392" calcext:value-type="float">
            <text:p>0.036614616119039</text:p>
          </table:table-cell>
          <table:table-cell table:style-name="ce1" office:value-type="float" office:value="35.0030734754603" calcext:value-type="float">
            <text:p>35.0030734754603</text:p>
          </table:table-cell>
          <table:table-cell table:style-name="ce1" office:value-type="float" office:value="1.90959180496856" calcext:value-type="float">
            <text:p>1.90959180496856</text:p>
          </table:table-cell>
          <table:table-cell table:style-name="ce1" office:value-type="float" office:value="1.9747767033885" calcext:value-type="float">
            <text:p>1.9747767033885</text:p>
          </table:table-cell>
          <table:table-cell table:style-name="ce1" office:value-type="float" office:value="2.00263719753681" calcext:value-type="float">
            <text:p>2.00263719753681</text:p>
          </table:table-cell>
          <table:table-cell table:style-name="ce1" office:value-type="float" office:value="2262.7898730331" calcext:value-type="float">
            <text:p>2262.7898730331</text:p>
          </table:table-cell>
          <table:table-cell table:style-name="ce1" office:value-type="float" office:value="2104.50900681217" calcext:value-type="float">
            <text:p>2104.50900681217</text:p>
          </table:table-cell>
          <table:table-cell table:style-name="ce1" office:value-type="float" office:value="2359.741314538" calcext:value-type="float">
            <text:p>2359.741314538</text:p>
          </table:table-cell>
          <table:table-cell table:style-name="ce1" office:value-type="float" office:value="2395.91216273573" calcext:value-type="float">
            <text:p>2395.91216273573</text:p>
          </table:table-cell>
          <table:table-cell table:style-name="ce1" office:value-type="float" office:value="2388.23830906433" calcext:value-type="float">
            <text:p>2388.23830906433</text:p>
          </table:table-cell>
          <table:table-cell table:style-name="ce1" office:value-type="float" office:value="2399.60240819359" calcext:value-type="float">
            <text:p>2399.60240819359</text:p>
          </table:table-cell>
          <table:table-cell table:style-name="ce1" office:value-type="float" office:value="279.41582617257" calcext:value-type="float">
            <text:p>279.41582617257</text:p>
          </table:table-cell>
          <table:table-cell table:style-name="ce1" office:value-type="float" office:value="271.90819267895" calcext:value-type="float">
            <text:p>271.90819267895</text:p>
          </table:table-cell>
          <table:table-cell table:style-name="ce1" office:value-type="float" office:value="668.423712041418" calcext:value-type="float">
            <text:p>668.423712041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204" calcext:value-type="float">
            <text:p>3020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982047891852203" calcext:value-type="float">
            <text:p>9.82047891852203E-05</text:p>
          </table:table-cell>
          <table:table-cell office:value-type="float" office:value="0.00330565441087053" calcext:value-type="float">
            <text:p>0.003305654410871</text:p>
          </table:table-cell>
          <table:table-cell office:value-type="float" office:value="0.0146597692866398" calcext:value-type="float">
            <text:p>0.01465976928664</text:p>
          </table:table-cell>
          <table:table-cell office:value-type="float" office:value="2.47455286015271" calcext:value-type="float">
            <text:p>2.47455286015271</text:p>
          </table:table-cell>
          <table:table-cell office:value-type="float" office:value="0.363768305312758" calcext:value-type="float">
            <text:p>0.363768305312758</text:p>
          </table:table-cell>
          <table:table-cell office:value-type="float" office:value="2.49612411443086" calcext:value-type="float">
            <text:p>2.49612411443086</text:p>
          </table:table-cell>
          <table:table-cell office:value-type="float" office:value="34.6247085075401" calcext:value-type="float">
            <text:p>34.6247085075401</text:p>
          </table:table-cell>
          <table:table-cell office:value-type="float" office:value="0.852155630100856" calcext:value-type="float">
            <text:p>0.852155630100856</text:p>
          </table:table-cell>
          <table:table-cell office:value-type="float" office:value="34.9698485759905" calcext:value-type="float">
            <text:p>34.9698485759905</text:p>
          </table:table-cell>
          <table:table-cell office:value-type="float" office:value="0.0422441719210535" calcext:value-type="float">
            <text:p>0.042244171921054</text:p>
          </table:table-cell>
          <table:table-cell office:value-type="float" office:value="1.55346554368587" calcext:value-type="float">
            <text:p>1.55346554368587</text:p>
          </table:table-cell>
          <table:table-cell office:value-type="float" office:value="0.039938899839466" calcext:value-type="float">
            <text:p>0.039938899839466</text:p>
          </table:table-cell>
          <table:table-cell office:value-type="float" office:value="2267.78416567026" calcext:value-type="float">
            <text:p>2267.78416567026</text:p>
          </table:table-cell>
          <table:table-cell office:value-type="float" office:value="2098.85288075543" calcext:value-type="float">
            <text:p>2098.85288075543</text:p>
          </table:table-cell>
          <table:table-cell office:value-type="float" office:value="2348.0282275294" calcext:value-type="float">
            <text:p>2348.0282275294</text:p>
          </table:table-cell>
          <table:table-cell office:value-type="float" office:value="2399.4794395669" calcext:value-type="float">
            <text:p>2399.4794395669</text:p>
          </table:table-cell>
          <table:table-cell office:value-type="float" office:value="2388.50335988175" calcext:value-type="float">
            <text:p>2388.50335988175</text:p>
          </table:table-cell>
          <table:table-cell office:value-type="float" office:value="2399.59161008917" calcext:value-type="float">
            <text:p>2399.59161008917</text:p>
          </table:table-cell>
          <table:table-cell office:value-type="float" office:value="285.155458479421" calcext:value-type="float">
            <text:p>285.155458479421</text:p>
          </table:table-cell>
          <table:table-cell office:value-type="float" office:value="263.613046811915" calcext:value-type="float">
            <text:p>263.613046811915</text:p>
          </table:table-cell>
          <table:table-cell office:value-type="float" office:value="595.986992755284" calcext:value-type="float">
            <text:p>595.98699275528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05" calcext:value-type="float">
            <text:p>3020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48665587865344" calcext:value-type="float">
            <text:p>0.000348665587865</text:p>
          </table:table-cell>
          <table:table-cell office:value-type="float" office:value="0.00778546247492111" calcext:value-type="float">
            <text:p>0.007785462474921</text:p>
          </table:table-cell>
          <table:table-cell office:value-type="float" office:value="0.0697247684037361" calcext:value-type="float">
            <text:p>0.069724768403736</text:p>
          </table:table-cell>
          <table:table-cell office:value-type="float" office:value="2.42023514525102" calcext:value-type="float">
            <text:p>2.42023514525102</text:p>
          </table:table-cell>
          <table:table-cell office:value-type="float" office:value="0.31380718719654" calcext:value-type="float">
            <text:p>0.31380718719654</text:p>
          </table:table-cell>
          <table:table-cell office:value-type="float" office:value="2.49662956260218" calcext:value-type="float">
            <text:p>2.49662956260218</text:p>
          </table:table-cell>
          <table:table-cell office:value-type="float" office:value="33.7556250691144" calcext:value-type="float">
            <text:p>33.7556250691144</text:p>
          </table:table-cell>
          <table:table-cell office:value-type="float" office:value="0.0527777402428814" calcext:value-type="float">
            <text:p>0.052777740242881</text:p>
          </table:table-cell>
          <table:table-cell office:value-type="float" office:value="34.9779357467331" calcext:value-type="float">
            <text:p>34.9779357467331</text:p>
          </table:table-cell>
          <table:table-cell office:value-type="float" office:value="0.198521076006533" calcext:value-type="float">
            <text:p>0.198521076006533</text:p>
          </table:table-cell>
          <table:table-cell office:value-type="float" office:value="1.66840742673523" calcext:value-type="float">
            <text:p>1.66840742673523</text:p>
          </table:table-cell>
          <table:table-cell office:value-type="float" office:value="0.195630873880223" calcext:value-type="float">
            <text:p>0.195630873880223</text:p>
          </table:table-cell>
          <table:table-cell office:value-type="float" office:value="2267.58135930695" calcext:value-type="float">
            <text:p>2267.58135930695</text:p>
          </table:table-cell>
          <table:table-cell office:value-type="float" office:value="2098.76079209613" calcext:value-type="float">
            <text:p>2098.76079209613</text:p>
          </table:table-cell>
          <table:table-cell office:value-type="float" office:value="2353.76440079401" calcext:value-type="float">
            <text:p>2353.76440079401</text:p>
          </table:table-cell>
          <table:table-cell office:value-type="float" office:value="2399.19698746958" calcext:value-type="float">
            <text:p>2399.19698746958</text:p>
          </table:table-cell>
          <table:table-cell office:value-type="float" office:value="2388.24356208763" calcext:value-type="float">
            <text:p>2388.24356208763</text:p>
          </table:table-cell>
          <table:table-cell office:value-type="float" office:value="2399.59423843982" calcext:value-type="float">
            <text:p>2399.59423843982</text:p>
          </table:table-cell>
          <table:table-cell office:value-type="float" office:value="285.115135412155" calcext:value-type="float">
            <text:p>285.115135412155</text:p>
          </table:table-cell>
          <table:table-cell office:value-type="float" office:value="263.665034902787" calcext:value-type="float">
            <text:p>263.665034902787</text:p>
          </table:table-cell>
          <table:table-cell office:value-type="float" office:value="630.252719585538" calcext:value-type="float">
            <text:p>630.252719585538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206" calcext:value-type="float">
            <text:p>3020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32587782228344" calcext:value-type="float">
            <text:p>0.000632587782228</text:p>
          </table:table-cell>
          <table:table-cell office:value-type="float" office:value="0.0678693384334293" calcext:value-type="float">
            <text:p>0.067869338433429</text:p>
          </table:table-cell>
          <table:table-cell office:value-type="float" office:value="0.131825823521236" calcext:value-type="float">
            <text:p>0.131825823521236</text:p>
          </table:table-cell>
          <table:table-cell office:value-type="float" office:value="2.35857032414946" calcext:value-type="float">
            <text:p>2.35857032414946</text:p>
          </table:table-cell>
          <table:table-cell office:value-type="float" office:value="0.313707699825158" calcext:value-type="float">
            <text:p>0.313707699825158</text:p>
          </table:table-cell>
          <table:table-cell office:value-type="float" office:value="2.49678293707291" calcext:value-type="float">
            <text:p>2.49678293707291</text:p>
          </table:table-cell>
          <table:table-cell office:value-type="float" office:value="32.7689879314897" calcext:value-type="float">
            <text:p>32.7689879314897</text:p>
          </table:table-cell>
          <table:table-cell office:value-type="float" office:value="0.0511859423008476" calcext:value-type="float">
            <text:p>0.051185942300848</text:p>
          </table:table-cell>
          <table:table-cell office:value-type="float" office:value="34.9803897382649" calcext:value-type="float">
            <text:p>34.9803897382649</text:p>
          </table:table-cell>
          <table:table-cell office:value-type="float" office:value="0.374867651279169" calcext:value-type="float">
            <text:p>0.374867651279169</text:p>
          </table:table-cell>
          <table:table-cell office:value-type="float" office:value="1.75727531798392" calcext:value-type="float">
            <text:p>1.75727531798392</text:p>
          </table:table-cell>
          <table:table-cell office:value-type="float" office:value="0.371331895039843" calcext:value-type="float">
            <text:p>0.371331895039843</text:p>
          </table:table-cell>
          <table:table-cell office:value-type="float" office:value="2267.11684656157" calcext:value-type="float">
            <text:p>2267.11684656157</text:p>
          </table:table-cell>
          <table:table-cell office:value-type="float" office:value="2099.33101982546" calcext:value-type="float">
            <text:p>2099.33101982546</text:p>
          </table:table-cell>
          <table:table-cell office:value-type="float" office:value="2354.36629212474" calcext:value-type="float">
            <text:p>2354.36629212474</text:p>
          </table:table-cell>
          <table:table-cell office:value-type="float" office:value="2398.87633037726" calcext:value-type="float">
            <text:p>2398.87633037726</text:p>
          </table:table-cell>
          <table:table-cell office:value-type="float" office:value="2388.24304473087" calcext:value-type="float">
            <text:p>2388.24304473087</text:p>
          </table:table-cell>
          <table:table-cell office:value-type="float" office:value="2399.59503596444" calcext:value-type="float">
            <text:p>2399.59503596444</text:p>
          </table:table-cell>
          <table:table-cell office:value-type="float" office:value="284.560130800173" calcext:value-type="float">
            <text:p>284.560130800173</text:p>
          </table:table-cell>
          <table:table-cell office:value-type="float" office:value="264.468934457902" calcext:value-type="float">
            <text:p>264.468934457902</text:p>
          </table:table-cell>
          <table:table-cell office:value-type="float" office:value="633.979627037129" calcext:value-type="float">
            <text:p>633.979627037129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207" calcext:value-type="float">
            <text:p>30207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0" calcext:value-type="float">
            <text:p>15768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19182147132271" calcext:value-type="float">
            <text:p>0.002191821471323</text:p>
          </table:table-cell>
          <table:table-cell table:style-name="ce1" office:value-type="float" office:value="0.392858587960606" calcext:value-type="float">
            <text:p>0.392858587960606</text:p>
          </table:table-cell>
          <table:table-cell table:style-name="ce1" office:value-type="float" office:value="0.466764334298681" calcext:value-type="float">
            <text:p>0.466764334298681</text:p>
          </table:table-cell>
          <table:table-cell table:style-name="ce1" office:value-type="float" office:value="2.0260160500885" calcext:value-type="float">
            <text:p>2.0260160500885</text:p>
          </table:table-cell>
          <table:table-cell table:style-name="ce1" office:value-type="float" office:value="0.313174444169555" calcext:value-type="float">
            <text:p>0.313174444169555</text:p>
          </table:table-cell>
          <table:table-cell table:style-name="ce1" office:value-type="float" office:value="2.49761005103304" calcext:value-type="float">
            <text:p>2.49761005103304</text:p>
          </table:table-cell>
          <table:table-cell table:style-name="ce1" office:value-type="float" office:value="27.4481195465125" calcext:value-type="float">
            <text:p>27.4481195465125</text:p>
          </table:table-cell>
          <table:table-cell table:style-name="ce1" office:value-type="float" office:value="0.0426538518094862" calcext:value-type="float">
            <text:p>0.042653851809486</text:p>
          </table:table-cell>
          <table:table-cell table:style-name="ce1" office:value-type="float" office:value="34.9936235616253" calcext:value-type="float">
            <text:p>34.9936235616253</text:p>
          </table:table-cell>
          <table:table-cell table:style-name="ce1" office:value-type="float" office:value="1.32735412677974" calcext:value-type="float">
            <text:p>1.32735412677974</text:p>
          </table:table-cell>
          <table:table-cell table:style-name="ce1" office:value-type="float" office:value="2.23763962396433" calcext:value-type="float">
            <text:p>2.23763962396433</text:p>
          </table:table-cell>
          <table:table-cell table:style-name="ce1" office:value-type="float" office:value="1.32049099472657" calcext:value-type="float">
            <text:p>1.32049099472657</text:p>
          </table:table-cell>
          <table:table-cell table:style-name="ce1" office:value-type="float" office:value="2264.60077474814" calcext:value-type="float">
            <text:p>2264.60077474814</text:p>
          </table:table-cell>
          <table:table-cell table:style-name="ce1" office:value-type="float" office:value="2102.37213641068" calcext:value-type="float">
            <text:p>2102.37213641068</text:p>
          </table:table-cell>
          <table:table-cell table:style-name="ce1" office:value-type="float" office:value="2357.56671112026" calcext:value-type="float">
            <text:p>2357.56671112026</text:p>
          </table:table-cell>
          <table:table-cell table:style-name="ce1" office:value-type="float" office:value="2397.14704816621" calcext:value-type="float">
            <text:p>2397.14704816621</text:p>
          </table:table-cell>
          <table:table-cell table:style-name="ce1" office:value-type="float" office:value="2388.24027181546" calcext:value-type="float">
            <text:p>2388.24027181546</text:p>
          </table:table-cell>
          <table:table-cell table:style-name="ce1" office:value-type="float" office:value="2399.59933697112" calcext:value-type="float">
            <text:p>2399.59933697112</text:p>
          </table:table-cell>
          <table:table-cell table:style-name="ce1" office:value-type="float" office:value="281.564023321731" calcext:value-type="float">
            <text:p>281.564023321731</text:p>
          </table:table-cell>
          <table:table-cell table:style-name="ce1" office:value-type="float" office:value="268.807375358702" calcext:value-type="float">
            <text:p>268.807375358702</text:p>
          </table:table-cell>
          <table:table-cell table:style-name="ce1" office:value-type="float" office:value="654.234336468082" calcext:value-type="float">
            <text:p>654.234336468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08" calcext:value-type="float">
            <text:p>30208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0" calcext:value-type="float">
            <text:p>15768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23055083156786" calcext:value-type="float">
            <text:p>0.003230550831568</text:p>
          </table:table-cell>
          <table:table-cell table:style-name="ce1" office:value-type="float" office:value="0.604662503722999" calcext:value-type="float">
            <text:p>0.604662503722999</text:p>
          </table:table-cell>
          <table:table-cell table:style-name="ce1" office:value-type="float" office:value="0.684316691124272" calcext:value-type="float">
            <text:p>0.684316691124272</text:p>
          </table:table-cell>
          <table:table-cell table:style-name="ce1" office:value-type="float" office:value="1.81004079024185" calcext:value-type="float">
            <text:p>1.81004079024185</text:p>
          </table:table-cell>
          <table:table-cell table:style-name="ce1" office:value-type="float" office:value="0.312831054899277" calcext:value-type="float">
            <text:p>0.312831054899277</text:p>
          </table:table-cell>
          <table:table-cell table:style-name="ce1" office:value-type="float" office:value="2.49814719318046" calcext:value-type="float">
            <text:p>2.49814719318046</text:p>
          </table:table-cell>
          <table:table-cell table:style-name="ce1" office:value-type="float" office:value="23.9925153889696" calcext:value-type="float">
            <text:p>23.9925153889696</text:p>
          </table:table-cell>
          <table:table-cell table:style-name="ce1" office:value-type="float" office:value="0.0371596234883995" calcext:value-type="float">
            <text:p>0.0371596234884</text:p>
          </table:table-cell>
          <table:table-cell table:style-name="ce1" office:value-type="float" office:value="35.0022178359873" calcext:value-type="float">
            <text:p>35.0022178359873</text:p>
          </table:table-cell>
          <table:table-cell table:style-name="ce1" office:value-type="float" office:value="1.94734677493006" calcext:value-type="float">
            <text:p>1.94734677493006</text:p>
          </table:table-cell>
          <table:table-cell table:style-name="ce1" office:value-type="float" office:value="2.55066352875585" calcext:value-type="float">
            <text:p>2.55066352875585</text:p>
          </table:table-cell>
          <table:table-cell table:style-name="ce1" office:value-type="float" office:value="1.93847908526911" calcext:value-type="float">
            <text:p>1.93847908526911</text:p>
          </table:table-cell>
          <table:table-cell table:style-name="ce1" office:value-type="float" office:value="2262.954428462" calcext:value-type="float">
            <text:p>2262.954428462</text:p>
          </table:table-cell>
          <table:table-cell table:style-name="ce1" office:value-type="float" office:value="2104.31670647325" calcext:value-type="float">
            <text:p>2104.31670647325</text:p>
          </table:table-cell>
          <table:table-cell table:style-name="ce1" office:value-type="float" office:value="2359.55036353158" calcext:value-type="float">
            <text:p>2359.55036353158</text:p>
          </table:table-cell>
          <table:table-cell table:style-name="ce1" office:value-type="float" office:value="2396.02397681511" calcext:value-type="float">
            <text:p>2396.02397681511</text:p>
          </table:table-cell>
          <table:table-cell table:style-name="ce1" office:value-type="float" office:value="2388.2384861913" calcext:value-type="float">
            <text:p>2388.2384861913</text:p>
          </table:table-cell>
          <table:table-cell table:style-name="ce1" office:value-type="float" office:value="2399.6021301104" calcext:value-type="float">
            <text:p>2399.6021301104</text:p>
          </table:table-cell>
          <table:table-cell table:style-name="ce1" office:value-type="float" office:value="279.610828119856" calcext:value-type="float">
            <text:p>279.610828119856</text:p>
          </table:table-cell>
          <table:table-cell table:style-name="ce1" office:value-type="float" office:value="271.627349417973" calcext:value-type="float">
            <text:p>271.627349417973</text:p>
          </table:table-cell>
          <table:table-cell table:style-name="ce1" office:value-type="float" office:value="667.163748758516" calcext:value-type="float">
            <text:p>667.1637487585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09" calcext:value-type="float">
            <text:p>30209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576800000" calcext:value-type="float">
            <text:p>15768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546848725836246" calcext:value-type="float">
            <text:p>0.005468487258362</text:p>
          </table:table-cell>
          <table:table-cell table:style-name="ce1" office:value-type="float" office:value="1.04824843072656" calcext:value-type="float">
            <text:p>1.04824843072656</text:p>
          </table:table-cell>
          <table:table-cell table:style-name="ce1" office:value-type="float" office:value="1.13857570723299" calcext:value-type="float">
            <text:p>1.13857570723299</text:p>
          </table:table-cell>
          <table:table-cell table:style-name="ce1" office:value-type="float" office:value="1.35920064413705" calcext:value-type="float">
            <text:p>1.35920064413705</text:p>
          </table:table-cell>
          <table:table-cell table:style-name="ce1" office:value-type="float" office:value="0.312121566197108" calcext:value-type="float">
            <text:p>0.312121566197108</text:p>
          </table:table-cell>
          <table:table-cell table:style-name="ce1" office:value-type="float" office:value="2.4992684026175" calcext:value-type="float">
            <text:p>2.4992684026175</text:p>
          </table:table-cell>
          <table:table-cell table:style-name="ce1" office:value-type="float" office:value="16.7790730512918" calcext:value-type="float">
            <text:p>16.7790730512918</text:p>
          </table:table-cell>
          <table:table-cell table:style-name="ce1" office:value-type="float" office:value="0.0258078042526759" calcext:value-type="float">
            <text:p>0.025807804252676</text:p>
          </table:table-cell>
          <table:table-cell table:style-name="ce1" office:value-type="float" office:value="35.020157186979" calcext:value-type="float">
            <text:p>35.020157186979</text:p>
          </table:table-cell>
          <table:table-cell table:style-name="ce1" office:value-type="float" office:value="3.25651284342673" calcext:value-type="float">
            <text:p>3.25651284342673</text:p>
          </table:table-cell>
          <table:table-cell table:style-name="ce1" office:value-type="float" office:value="3.21522252720205" calcext:value-type="float">
            <text:p>3.21522252720205</text:p>
          </table:table-cell>
          <table:table-cell table:style-name="ce1" office:value-type="float" office:value="3.24520270661313" calcext:value-type="float">
            <text:p>3.24520270661313</text:p>
          </table:table-cell>
          <table:table-cell table:style-name="ce1" office:value-type="float" office:value="2259.48068778199" calcext:value-type="float">
            <text:p>2259.48068778199</text:p>
          </table:table-cell>
          <table:table-cell table:style-name="ce1" office:value-type="float" office:value="2108.30024209995" calcext:value-type="float">
            <text:p>2108.30024209995</text:p>
          </table:table-cell>
          <table:table-cell table:style-name="ce1" office:value-type="float" office:value="2363.33760770495" calcext:value-type="float">
            <text:p>2363.33760770495</text:p>
          </table:table-cell>
          <table:table-cell table:style-name="ce1" office:value-type="float" office:value="2393.67960805533" calcext:value-type="float">
            <text:p>2393.67960805533</text:p>
          </table:table-cell>
          <table:table-cell table:style-name="ce1" office:value-type="float" office:value="2388.23479685005" calcext:value-type="float">
            <text:p>2388.23479685005</text:p>
          </table:table-cell>
          <table:table-cell table:style-name="ce1" office:value-type="float" office:value="2399.60796039943" calcext:value-type="float">
            <text:p>2399.60796039943</text:p>
          </table:table-cell>
          <table:table-cell table:style-name="ce1" office:value-type="float" office:value="275.504661568525" calcext:value-type="float">
            <text:p>275.504661568525</text:p>
          </table:table-cell>
          <table:table-cell table:style-name="ce1" office:value-type="float" office:value="277.518873189188" calcext:value-type="float">
            <text:p>277.518873189188</text:p>
          </table:table-cell>
          <table:table-cell table:style-name="ce1" office:value-type="float" office:value="692.663809975873" calcext:value-type="float">
            <text:p>692.6638099758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210" calcext:value-type="float">
            <text:p>3021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57679506032742" calcext:value-type="float">
            <text:p>0.000357679506033</text:p>
          </table:table-cell>
          <table:table-cell office:value-type="float" office:value="0.00992313368806323" calcext:value-type="float">
            <text:p>0.009923133688063</text:p>
          </table:table-cell>
          <table:table-cell office:value-type="float" office:value="0.0716928398482094" calcext:value-type="float">
            <text:p>0.071692839848209</text:p>
          </table:table-cell>
          <table:table-cell office:value-type="float" office:value="2.4182721738836" calcext:value-type="float">
            <text:p>2.4182721738836</text:p>
          </table:table-cell>
          <table:table-cell office:value-type="float" office:value="0.313804017279918" calcext:value-type="float">
            <text:p>0.313804017279918</text:p>
          </table:table-cell>
          <table:table-cell office:value-type="float" office:value="2.49663444499372" calcext:value-type="float">
            <text:p>2.49663444499372</text:p>
          </table:table-cell>
          <table:table-cell office:value-type="float" office:value="33.7242175272368" calcext:value-type="float">
            <text:p>33.7242175272368</text:p>
          </table:table-cell>
          <table:table-cell office:value-type="float" office:value="0.0527270215780216" calcext:value-type="float">
            <text:p>0.052727021578022</text:p>
          </table:table-cell>
          <table:table-cell office:value-type="float" office:value="34.9780138649988" calcext:value-type="float">
            <text:p>34.9780138649988</text:p>
          </table:table-cell>
          <table:table-cell office:value-type="float" office:value="0.294079183293939" calcext:value-type="float">
            <text:p>0.294079183293939</text:p>
          </table:table-cell>
          <table:table-cell office:value-type="float" office:value="7.80716224544461" calcext:value-type="float">
            <text:p>7.80716224544461</text:p>
          </table:table-cell>
          <table:table-cell office:value-type="float" office:value="0.201188896046474" calcext:value-type="float">
            <text:p>0.201188896046474</text:p>
          </table:table-cell>
          <table:table-cell office:value-type="float" office:value="2267.56623168389" calcext:value-type="float">
            <text:p>2267.56623168389</text:p>
          </table:table-cell>
          <table:table-cell office:value-type="float" office:value="2098.77894506624" calcext:value-type="float">
            <text:p>2098.77894506624</text:p>
          </table:table-cell>
          <table:table-cell office:value-type="float" office:value="2353.774823439" calcext:value-type="float">
            <text:p>2353.774823439</text:p>
          </table:table-cell>
          <table:table-cell office:value-type="float" office:value="2399.18678001361" calcext:value-type="float">
            <text:p>2399.18678001361</text:p>
          </table:table-cell>
          <table:table-cell office:value-type="float" office:value="2388.24354559924" calcext:value-type="float">
            <text:p>2388.24354559924</text:p>
          </table:table-cell>
          <table:table-cell office:value-type="float" office:value="2399.59426382341" calcext:value-type="float">
            <text:p>2399.59426382341</text:p>
          </table:table-cell>
          <table:table-cell office:value-type="float" office:value="285.096707921515" calcext:value-type="float">
            <text:p>285.096707921515</text:p>
          </table:table-cell>
          <table:table-cell office:value-type="float" office:value="263.690580587255" calcext:value-type="float">
            <text:p>263.690580587255</text:p>
          </table:table-cell>
          <table:table-cell office:value-type="float" office:value="630.316984756472" calcext:value-type="float">
            <text:p>630.31698475647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211" calcext:value-type="float">
            <text:p>3021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51116541409379" calcext:value-type="float">
            <text:p>0.001511165414094</text:p>
          </table:table-cell>
          <table:table-cell office:value-type="float" office:value="0.257349849670959" calcext:value-type="float">
            <text:p>0.257349849670959</text:p>
          </table:table-cell>
          <table:table-cell office:value-type="float" office:value="0.321801594192214" calcext:value-type="float">
            <text:p>0.321801594192214</text:p>
          </table:table-cell>
          <table:table-cell office:value-type="float" office:value="2.16993388445286" calcext:value-type="float">
            <text:p>2.16993388445286</text:p>
          </table:table-cell>
          <table:table-cell office:value-type="float" office:value="0.313404543339227" calcext:value-type="float">
            <text:p>0.313404543339227</text:p>
          </table:table-cell>
          <table:table-cell office:value-type="float" office:value="2.49725211012039" calcext:value-type="float">
            <text:p>2.49725211012039</text:p>
          </table:table-cell>
          <table:table-cell office:value-type="float" office:value="29.750804896343" calcext:value-type="float">
            <text:p>29.750804896343</text:p>
          </table:table-cell>
          <table:table-cell office:value-type="float" office:value="0.0463354385248148" calcext:value-type="float">
            <text:p>0.046335438524815</text:p>
          </table:table-cell>
          <table:table-cell office:value-type="float" office:value="34.9878965070236" calcext:value-type="float">
            <text:p>34.9878965070236</text:p>
          </table:table-cell>
          <table:table-cell office:value-type="float" office:value="1.28995211380775" calcext:value-type="float">
            <text:p>1.28995211380775</text:p>
          </table:table-cell>
          <table:table-cell office:value-type="float" office:value="7.66598846733506" calcext:value-type="float">
            <text:p>7.66598846733506</text:p>
          </table:table-cell>
          <table:table-cell office:value-type="float" office:value="0.908592798334143" calcext:value-type="float">
            <text:p>0.908592798334143</text:p>
          </table:table-cell>
          <table:table-cell office:value-type="float" office:value="2265.69061548433" calcext:value-type="float">
            <text:p>2265.69061548433</text:p>
          </table:table-cell>
          <table:table-cell office:value-type="float" office:value="2101.06294389843" calcext:value-type="float">
            <text:p>2101.06294389843</text:p>
          </table:table-cell>
          <table:table-cell office:value-type="float" office:value="2356.15850250239" calcext:value-type="float">
            <text:p>2356.15850250239</text:p>
          </table:table-cell>
          <table:table-cell office:value-type="float" office:value="2397.89542089932" calcext:value-type="float">
            <text:p>2397.89542089932</text:p>
          </table:table-cell>
          <table:table-cell office:value-type="float" office:value="2388.24146832557" calcext:value-type="float">
            <text:p>2388.24146832557</text:p>
          </table:table-cell>
          <table:table-cell office:value-type="float" office:value="2399.59747567278" calcext:value-type="float">
            <text:p>2399.59747567278</text:p>
          </table:table-cell>
          <table:table-cell office:value-type="float" office:value="282.85841642029" calcext:value-type="float">
            <text:p>282.85841642029</text:p>
          </table:table-cell>
          <table:table-cell office:value-type="float" office:value="266.929064367754" calcext:value-type="float">
            <text:p>266.929064367754</text:p>
          </table:table-cell>
          <table:table-cell office:value-type="float" office:value="645.230526882267" calcext:value-type="float">
            <text:p>645.23052688226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12" calcext:value-type="float">
            <text:p>3021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69921376767882" calcext:value-type="float">
            <text:p>0.002699213767679</text:p>
          </table:table-cell>
          <table:table-cell office:value-type="float" office:value="0.506237150142746" calcext:value-type="float">
            <text:p>0.506237150142746</text:p>
          </table:table-cell>
          <table:table-cell office:value-type="float" office:value="0.573570991618443" calcext:value-type="float">
            <text:p>0.573570991618443</text:p>
          </table:table-cell>
          <table:table-cell office:value-type="float" office:value="1.91997430824792" calcext:value-type="float">
            <text:p>1.91997430824792</text:p>
          </table:table-cell>
          <table:table-cell office:value-type="float" office:value="0.313005556999752" calcext:value-type="float">
            <text:p>0.313005556999752</text:p>
          </table:table-cell>
          <table:table-cell office:value-type="float" office:value="2.49787378470985" calcext:value-type="float">
            <text:p>2.49787378470985</text:p>
          </table:table-cell>
          <table:table-cell office:value-type="float" office:value="25.7514516770664" calcext:value-type="float">
            <text:p>25.7514516770664</text:p>
          </table:table-cell>
          <table:table-cell office:value-type="float" office:value="0.0399516570958669" calcext:value-type="float">
            <text:p>0.039951657095867</text:p>
          </table:table-cell>
          <table:table-cell office:value-type="float" office:value="34.9978433004571" calcext:value-type="float">
            <text:p>34.9978433004571</text:p>
          </table:table-cell>
          <table:table-cell office:value-type="float" office:value="2.29282418533564" calcext:value-type="float">
            <text:p>2.29282418533564</text:p>
          </table:table-cell>
          <table:table-cell office:value-type="float" office:value="7.52425617362427" calcext:value-type="float">
            <text:p>7.52425617362427</text:p>
          </table:table-cell>
          <table:table-cell office:value-type="float" office:value="1.62116634491764" calcext:value-type="float">
            <text:p>1.62116634491764</text:p>
          </table:table-cell>
          <table:table-cell office:value-type="float" office:value="2263.79237005424" calcext:value-type="float">
            <text:p>2263.79237005424</text:p>
          </table:table-cell>
          <table:table-cell office:value-type="float" office:value="2103.32975242" calcext:value-type="float">
            <text:p>2103.32975242</text:p>
          </table:table-cell>
          <table:table-cell office:value-type="float" office:value="2358.51842521309" calcext:value-type="float">
            <text:p>2358.51842521309</text:p>
          </table:table-cell>
          <table:table-cell office:value-type="float" office:value="2396.59563111246" calcext:value-type="float">
            <text:p>2396.59563111246</text:p>
          </table:table-cell>
          <table:table-cell office:value-type="float" office:value="2388.23939360596" calcext:value-type="float">
            <text:p>2388.23939360596</text:p>
          </table:table-cell>
          <table:table-cell office:value-type="float" office:value="2399.60070839007" calcext:value-type="float">
            <text:p>2399.60070839007</text:p>
          </table:table-cell>
          <table:table-cell office:value-type="float" office:value="280.602996568926" calcext:value-type="float">
            <text:p>280.602996568926</text:p>
          </table:table-cell>
          <table:table-cell office:value-type="float" office:value="270.191566568855" calcext:value-type="float">
            <text:p>270.191566568855</text:p>
          </table:table-cell>
          <table:table-cell office:value-type="float" office:value="660.401149538599" calcext:value-type="float">
            <text:p>660.40114953859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13" calcext:value-type="float">
            <text:p>3021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751186318361832" calcext:value-type="float">
            <text:p>0.007511863183618</text:p>
          </table:table-cell>
          <table:table-cell office:value-type="float" office:value="1.45622092217388" calcext:value-type="float">
            <text:p>1.45622092217388</text:p>
          </table:table-cell>
          <table:table-cell office:value-type="float" office:value="1.53694571238436" calcext:value-type="float">
            <text:p>1.53694571238436</text:p>
          </table:table-cell>
          <table:table-cell office:value-type="float" office:value="0.963790817253188" calcext:value-type="float">
            <text:p>0.963790817253188</text:p>
          </table:table-cell>
          <table:table-cell office:value-type="float" office:value="0.311507327747709" calcext:value-type="float">
            <text:p>0.311507327747709</text:p>
          </table:table-cell>
          <table:table-cell office:value-type="float" office:value="2.50025170098886" calcext:value-type="float">
            <text:p>2.50025170098886</text:p>
          </table:table-cell>
          <table:table-cell office:value-type="float" office:value="10.4525158211484" calcext:value-type="float">
            <text:p>10.4525158211484</text:p>
          </table:table-cell>
          <table:table-cell office:value-type="float" office:value="0.0159799890606846" calcext:value-type="float">
            <text:p>0.015979989060685</text:p>
          </table:table-cell>
          <table:table-cell office:value-type="float" office:value="35.0358899609192" calcext:value-type="float">
            <text:p>35.0358899609192</text:p>
          </table:table-cell>
          <table:table-cell office:value-type="float" office:value="6.13539109651715" calcext:value-type="float">
            <text:p>6.13539109651715</text:p>
          </table:table-cell>
          <table:table-cell office:value-type="float" office:value="6.98666777872489" calcext:value-type="float">
            <text:p>6.98666777872489</text:p>
          </table:table-cell>
          <table:table-cell office:value-type="float" office:value="4.35391198075384" calcext:value-type="float">
            <text:p>4.35391198075384</text:p>
          </table:table-cell>
          <table:table-cell office:value-type="float" office:value="2256.43111743487" calcext:value-type="float">
            <text:p>2256.43111743487</text:p>
          </table:table-cell>
          <table:table-cell office:value-type="float" office:value="2111.71569346495" calcext:value-type="float">
            <text:p>2111.71569346495</text:p>
          </table:table-cell>
          <table:table-cell office:value-type="float" office:value="2367.18597821748" calcext:value-type="float">
            <text:p>2367.18597821748</text:p>
          </table:table-cell>
          <table:table-cell office:value-type="float" office:value="2391.62347695555" calcext:value-type="float">
            <text:p>2391.62347695555</text:p>
          </table:table-cell>
          <table:table-cell office:value-type="float" office:value="2388.23160281014" calcext:value-type="float">
            <text:p>2388.23160281014</text:p>
          </table:table-cell>
          <table:table-cell office:value-type="float" office:value="2399.61307355097" calcext:value-type="float">
            <text:p>2399.61307355097</text:p>
          </table:table-cell>
          <table:table-cell office:value-type="float" office:value="271.952669102064" calcext:value-type="float">
            <text:p>271.952669102064</text:p>
          </table:table-cell>
          <table:table-cell office:value-type="float" office:value="282.696382246922" calcext:value-type="float">
            <text:p>282.696382246922</text:p>
          </table:table-cell>
          <table:table-cell office:value-type="float" office:value="719.703473629521" calcext:value-type="float">
            <text:p>719.70347362952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14" calcext:value-type="float">
            <text:p>3021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969513472561149" calcext:value-type="float">
            <text:p>0.009695134725611</text:p>
          </table:table-cell>
          <table:table-cell office:value-type="float" office:value="1.85823006793068" calcext:value-type="float">
            <text:p>1.85823006793068</text:p>
          </table:table-cell>
          <table:table-cell office:value-type="float" office:value="1.94633637309925" calcext:value-type="float">
            <text:p>1.94633637309925</text:p>
          </table:table-cell>
          <table:table-cell office:value-type="float" office:value="0.557591161732722" calcext:value-type="float">
            <text:p>0.557591161732722</text:p>
          </table:table-cell>
          <table:table-cell office:value-type="float" office:value="0.310883986281114" calcext:value-type="float">
            <text:p>0.310883986281114</text:p>
          </table:table-cell>
          <table:table-cell office:value-type="float" office:value="2.50126177445401" calcext:value-type="float">
            <text:p>2.50126177445401</text:p>
          </table:table-cell>
          <table:table-cell office:value-type="float" office:value="3.95332133282139" calcext:value-type="float">
            <text:p>3.95332133282139</text:p>
          </table:table-cell>
          <table:table-cell office:value-type="float" office:value="0.00600652559562724" calcext:value-type="float">
            <text:p>0.006006525595627</text:p>
          </table:table-cell>
          <table:table-cell office:value-type="float" office:value="35.052051136362" calcext:value-type="float">
            <text:p>35.052051136362</text:p>
          </table:table-cell>
          <table:table-cell office:value-type="float" office:value="7.77118061712262" calcext:value-type="float">
            <text:p>7.77118061712262</text:p>
          </table:table-cell>
          <table:table-cell office:value-type="float" office:value="6.76080489608521" calcext:value-type="float">
            <text:p>6.76080489608521</text:p>
          </table:table-cell>
          <table:table-cell office:value-type="float" office:value="5.51860234001976" calcext:value-type="float">
            <text:p>5.51860234001976</text:p>
          </table:table-cell>
          <table:table-cell office:value-type="float" office:value="2253.25427278944" calcext:value-type="float">
            <text:p>2253.25427278944</text:p>
          </table:table-cell>
          <table:table-cell office:value-type="float" office:value="2115.14720798695" calcext:value-type="float">
            <text:p>2115.14720798695</text:p>
          </table:table-cell>
          <table:table-cell office:value-type="float" office:value="2370.70276141612" calcext:value-type="float">
            <text:p>2370.70276141612</text:p>
          </table:table-cell>
          <table:table-cell office:value-type="float" office:value="2389.51123874673" calcext:value-type="float">
            <text:p>2389.51123874673</text:p>
          </table:table-cell>
          <table:table-cell office:value-type="float" office:value="2388.22836143437" calcext:value-type="float">
            <text:p>2388.22836143437</text:p>
          </table:table-cell>
          <table:table-cell office:value-type="float" office:value="2399.61832593287" calcext:value-type="float">
            <text:p>2399.61832593287</text:p>
          </table:table-cell>
          <table:table-cell office:value-type="float" office:value="268.267953022884" calcext:value-type="float">
            <text:p>268.267953022884</text:p>
          </table:table-cell>
          <table:table-cell office:value-type="float" office:value="288.019382073863" calcext:value-type="float">
            <text:p>288.019382073863</text:p>
          </table:table-cell>
          <table:table-cell office:value-type="float" office:value="745.424571524368" calcext:value-type="float">
            <text:p>745.42457152436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15" calcext:value-type="float">
            <text:p>3021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885448334145975" calcext:value-type="float">
            <text:p>0.885448334145975</text:p>
          </table:table-cell>
          <table:table-cell office:value-type="float" office:value="2.96085327388183" calcext:value-type="float">
            <text:p>2.96085327388183</text:p>
          </table:table-cell>
          <table:table-cell office:value-type="float" office:value="3.06051672272467" calcext:value-type="float">
            <text:p>3.06051672272467</text:p>
          </table:table-cell>
          <table:table-cell office:value-type="float" office:value="0.321513689495755" calcext:value-type="float">
            <text:p>0.321513689495755</text:p>
          </table:table-cell>
          <table:table-cell office:value-type="float" office:value="0.310525219687592" calcext:value-type="float">
            <text:p>0.310525219687592</text:p>
          </table:table-cell>
          <table:table-cell office:value-type="float" office:value="2.50184878872713" calcext:value-type="float">
            <text:p>2.50184878872713</text:p>
          </table:table-cell>
          <table:table-cell office:value-type="float" office:value="0.176081777029028" calcext:value-type="float">
            <text:p>0.176081777029028</text:p>
          </table:table-cell>
          <table:table-cell office:value-type="float" office:value="0.000266260098377354" calcext:value-type="float">
            <text:p>0.000266260098377</text:p>
          </table:table-cell>
          <table:table-cell office:value-type="float" office:value="35.0614433647311" calcext:value-type="float">
            <text:p>35.0614433647311</text:p>
          </table:table-cell>
          <table:table-cell office:value-type="float" office:value="11.1876671079422" calcext:value-type="float">
            <text:p>11.1876671079422</text:p>
          </table:table-cell>
          <table:table-cell office:value-type="float" office:value="8.49141973194022" calcext:value-type="float">
            <text:p>8.49141973194022</text:p>
          </table:table-cell>
          <table:table-cell office:value-type="float" office:value="8.92789067000866" calcext:value-type="float">
            <text:p>8.92789067000866</text:p>
          </table:table-cell>
          <table:table-cell office:value-type="float" office:value="2251.39564162457" calcext:value-type="float">
            <text:p>2251.39564162457</text:p>
          </table:table-cell>
          <table:table-cell office:value-type="float" office:value="2117.10735348105" calcext:value-type="float">
            <text:p>2117.10735348105</text:p>
          </table:table-cell>
          <table:table-cell office:value-type="float" office:value="2372.74624716599" calcext:value-type="float">
            <text:p>2372.74624716599</text:p>
          </table:table-cell>
          <table:table-cell office:value-type="float" office:value="2388.28363589111" calcext:value-type="float">
            <text:p>2388.28363589111</text:p>
          </table:table-cell>
          <table:table-cell office:value-type="float" office:value="2388.22649584809" calcext:value-type="float">
            <text:p>2388.22649584809</text:p>
          </table:table-cell>
          <table:table-cell office:value-type="float" office:value="2399.62137840709" calcext:value-type="float">
            <text:p>2399.62137840709</text:p>
          </table:table-cell>
          <table:table-cell office:value-type="float" office:value="266.127622702776" calcext:value-type="float">
            <text:p>266.127622702776</text:p>
          </table:table-cell>
          <table:table-cell office:value-type="float" office:value="291.115924296209" calcext:value-type="float">
            <text:p>291.115924296209</text:p>
          </table:table-cell>
          <table:table-cell office:value-type="float" office:value="760.823066503254" calcext:value-type="float">
            <text:p>760.82306650325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16" calcext:value-type="float">
            <text:p>3021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70594608501957" calcext:value-type="float">
            <text:p>0.000670594608502</text:p>
          </table:table-cell>
          <table:table-cell office:value-type="float" office:value="0.0778645296603515" calcext:value-type="float">
            <text:p>0.077864529660352</text:p>
          </table:table-cell>
          <table:table-cell office:value-type="float" office:value="0.140098979880002" calcext:value-type="float">
            <text:p>0.140098979880002</text:p>
          </table:table-cell>
          <table:table-cell office:value-type="float" office:value="2.35034216384753" calcext:value-type="float">
            <text:p>2.35034216384753</text:p>
          </table:table-cell>
          <table:table-cell office:value-type="float" office:value="0.313694439295952" calcext:value-type="float">
            <text:p>0.313694439295952</text:p>
          </table:table-cell>
          <table:table-cell office:value-type="float" office:value="2.49680340226521" calcext:value-type="float">
            <text:p>2.49680340226521</text:p>
          </table:table-cell>
          <table:table-cell office:value-type="float" office:value="32.6373373666595" calcext:value-type="float">
            <text:p>32.6373373666595</text:p>
          </table:table-cell>
          <table:table-cell office:value-type="float" office:value="0.0509737738341648" calcext:value-type="float">
            <text:p>0.050973773834165</text:p>
          </table:table-cell>
          <table:table-cell office:value-type="float" office:value="34.9807171813423" calcext:value-type="float">
            <text:p>34.9807171813423</text:p>
          </table:table-cell>
          <table:table-cell office:value-type="float" office:value="0.776622514597098" calcext:value-type="float">
            <text:p>0.776622514597098</text:p>
          </table:table-cell>
          <table:table-cell office:value-type="float" office:value="15.2678303810433" calcext:value-type="float">
            <text:p>15.2678303810433</text:p>
          </table:table-cell>
          <table:table-cell office:value-type="float" office:value="0.394607566195512" calcext:value-type="float">
            <text:p>0.394607566195512</text:p>
          </table:table-cell>
          <table:table-cell office:value-type="float" office:value="2267.05410587376" calcext:value-type="float">
            <text:p>2267.05410587376</text:p>
          </table:table-cell>
          <table:table-cell office:value-type="float" office:value="2099.40689612582" calcext:value-type="float">
            <text:p>2099.40689612582</text:p>
          </table:table-cell>
          <table:table-cell office:value-type="float" office:value="2354.4286393261" calcext:value-type="float">
            <text:p>2354.4286393261</text:p>
          </table:table-cell>
          <table:table-cell office:value-type="float" office:value="2398.83354395416" calcext:value-type="float">
            <text:p>2398.83354395416</text:p>
          </table:table-cell>
          <table:table-cell office:value-type="float" office:value="2388.24297578654" calcext:value-type="float">
            <text:p>2388.24297578654</text:p>
          </table:table-cell>
          <table:table-cell office:value-type="float" office:value="2399.59514239393" calcext:value-type="float">
            <text:p>2399.59514239393</text:p>
          </table:table-cell>
          <table:table-cell office:value-type="float" office:value="284.484517638505" calcext:value-type="float">
            <text:p>284.484517638505</text:p>
          </table:table-cell>
          <table:table-cell office:value-type="float" office:value="264.57613009445" calcext:value-type="float">
            <text:p>264.57613009445</text:p>
          </table:table-cell>
          <table:table-cell office:value-type="float" office:value="634.367049888948" calcext:value-type="float">
            <text:p>634.367049888948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217" calcext:value-type="float">
            <text:p>3021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7805795308282" calcext:value-type="float">
            <text:p>0.002780579530828</text:p>
          </table:table-cell>
          <table:table-cell office:value-type="float" office:value="0.524835113911982" calcext:value-type="float">
            <text:p>0.524835113911982</text:p>
          </table:table-cell>
          <table:table-cell office:value-type="float" office:value="0.590597227762287" calcext:value-type="float">
            <text:p>0.590597227762287</text:p>
          </table:table-cell>
          <table:table-cell office:value-type="float" office:value="1.9030663720337" calcext:value-type="float">
            <text:p>1.9030663720337</text:p>
          </table:table-cell>
          <table:table-cell office:value-type="float" office:value="0.312978679752344" calcext:value-type="float">
            <text:p>0.312978679752344</text:p>
          </table:table-cell>
          <table:table-cell office:value-type="float" office:value="2.49791583562964" calcext:value-type="float">
            <text:p>2.49791583562964</text:p>
          </table:table-cell>
          <table:table-cell office:value-type="float" office:value="25.4809246976397" calcext:value-type="float">
            <text:p>25.4809246976397</text:p>
          </table:table-cell>
          <table:table-cell office:value-type="float" office:value="0.0395216211378408" calcext:value-type="float">
            <text:p>0.039521621137841</text:p>
          </table:table-cell>
          <table:table-cell office:value-type="float" office:value="34.9985161151746" calcext:value-type="float">
            <text:p>34.9985161151746</text:p>
          </table:table-cell>
          <table:table-cell office:value-type="float" office:value="3.21395420704011" calcext:value-type="float">
            <text:p>3.21395420704011</text:p>
          </table:table-cell>
          <table:table-cell office:value-type="float" office:value="13.8903597423846" calcext:value-type="float">
            <text:p>13.8903597423846</text:p>
          </table:table-cell>
          <table:table-cell office:value-type="float" office:value="1.66885107919742" calcext:value-type="float">
            <text:p>1.66885107919742</text:p>
          </table:table-cell>
          <table:table-cell office:value-type="float" office:value="2263.66352032303" calcext:value-type="float">
            <text:p>2263.66352032303</text:p>
          </table:table-cell>
          <table:table-cell office:value-type="float" office:value="2103.48193384973" calcext:value-type="float">
            <text:p>2103.48193384973</text:p>
          </table:table-cell>
          <table:table-cell office:value-type="float" office:value="2358.67501277363" calcext:value-type="float">
            <text:p>2358.67501277363</text:p>
          </table:table-cell>
          <table:table-cell office:value-type="float" office:value="2396.5077098253" calcext:value-type="float">
            <text:p>2396.5077098253</text:p>
          </table:table-cell>
          <table:table-cell office:value-type="float" office:value="2388.2392538255" calcext:value-type="float">
            <text:p>2388.2392538255</text:p>
          </table:table-cell>
          <table:table-cell office:value-type="float" office:value="2399.60092703597" calcext:value-type="float">
            <text:p>2399.60092703597</text:p>
          </table:table-cell>
          <table:table-cell office:value-type="float" office:value="280.450202692358" calcext:value-type="float">
            <text:p>280.450202692358</text:p>
          </table:table-cell>
          <table:table-cell office:value-type="float" office:value="270.41234434367" calcext:value-type="float">
            <text:p>270.41234434367</text:p>
          </table:table-cell>
          <table:table-cell office:value-type="float" office:value="661.422220679923" calcext:value-type="float">
            <text:p>661.422220679923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18" calcext:value-type="float">
            <text:p>3021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72476886591537" calcext:value-type="float">
            <text:p>0.004724768865915</text:p>
          </table:table-cell>
          <table:table-cell office:value-type="float" office:value="0.920421104831939" calcext:value-type="float">
            <text:p>0.920421104831939</text:p>
          </table:table-cell>
          <table:table-cell office:value-type="float" office:value="0.989739018964294" calcext:value-type="float">
            <text:p>0.989739018964294</text:p>
          </table:table-cell>
          <table:table-cell office:value-type="float" office:value="1.50685436909692" calcext:value-type="float">
            <text:p>1.50685436909692</text:p>
          </table:table-cell>
          <table:table-cell office:value-type="float" office:value="0.312352847241103" calcext:value-type="float">
            <text:p>0.312352847241103</text:p>
          </table:table-cell>
          <table:table-cell office:value-type="float" office:value="2.49890120566631" calcext:value-type="float">
            <text:p>2.49890120566631</text:p>
          </table:table-cell>
          <table:table-cell office:value-type="float" office:value="19.1415326506491" calcext:value-type="float">
            <text:p>19.1415326506491</text:p>
          </table:table-cell>
          <table:table-cell office:value-type="float" office:value="0.0295083009560625" calcext:value-type="float">
            <text:p>0.029508300956063</text:p>
          </table:table-cell>
          <table:table-cell office:value-type="float" office:value="35.0142820357594" calcext:value-type="float">
            <text:p>35.0142820357594</text:p>
          </table:table-cell>
          <table:table-cell office:value-type="float" office:value="5.37398817059125" calcext:value-type="float">
            <text:p>5.37398817059125</text:p>
          </table:table-cell>
          <table:table-cell office:value-type="float" office:value="12.6708091961505" calcext:value-type="float">
            <text:p>12.6708091961505</text:p>
          </table:table-cell>
          <table:table-cell office:value-type="float" office:value="2.79868689044303" calcext:value-type="float">
            <text:p>2.79868689044303</text:p>
          </table:table-cell>
          <table:table-cell office:value-type="float" office:value="2260.63200715862" calcext:value-type="float">
            <text:p>2260.63200715862</text:p>
          </table:table-cell>
          <table:table-cell office:value-type="float" office:value="2107.00742826286" calcext:value-type="float">
            <text:p>2107.00742826286</text:p>
          </table:table-cell>
          <table:table-cell office:value-type="float" office:value="2362.34086958014" calcext:value-type="float">
            <text:p>2362.34086958014</text:p>
          </table:table-cell>
          <table:table-cell office:value-type="float" office:value="2394.44740740669" calcext:value-type="float">
            <text:p>2394.44740740669</text:p>
          </table:table-cell>
          <table:table-cell office:value-type="float" office:value="2388.23599949311" calcext:value-type="float">
            <text:p>2388.23599949311</text:p>
          </table:table-cell>
          <table:table-cell office:value-type="float" office:value="2399.60605095683" calcext:value-type="float">
            <text:p>2399.60605095683</text:p>
          </table:table-cell>
          <table:table-cell office:value-type="float" office:value="276.870625460335" calcext:value-type="float">
            <text:p>276.870625460335</text:p>
          </table:table-cell>
          <table:table-cell office:value-type="float" office:value="275.589716469027" calcext:value-type="float">
            <text:p>275.589716469027</text:p>
          </table:table-cell>
          <table:table-cell office:value-type="float" office:value="685.849303506007" calcext:value-type="float">
            <text:p>685.84930350600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19" calcext:value-type="float">
            <text:p>3021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08504274897443" calcext:value-type="float">
            <text:p>0.010850427489744</text:p>
          </table:table-cell>
          <table:table-cell office:value-type="float" office:value="2.07175829412192" calcext:value-type="float">
            <text:p>2.07175829412192</text:p>
          </table:table-cell>
          <table:table-cell office:value-type="float" office:value="2.15649798421482" calcext:value-type="float">
            <text:p>2.15649798421482</text:p>
          </table:table-cell>
          <table:table-cell office:value-type="float" office:value="0.349104937387017" calcext:value-type="float">
            <text:p>0.349104937387017</text:p>
          </table:table-cell>
          <table:table-cell office:value-type="float" office:value="0.310567018138396" calcext:value-type="float">
            <text:p>0.310567018138396</text:p>
          </table:table-cell>
          <table:table-cell office:value-type="float" office:value="2.50178018318286" calcext:value-type="float">
            <text:p>2.50178018318286</text:p>
          </table:table-cell>
          <table:table-cell office:value-type="float" office:value="0.61754174329107" calcext:value-type="float">
            <text:p>0.61754174329107</text:p>
          </table:table-cell>
          <table:table-cell office:value-type="float" office:value="0.00093503531314848" calcext:value-type="float">
            <text:p>0.000935035313148</text:p>
          </table:table-cell>
          <table:table-cell office:value-type="float" office:value="35.0603456760246" calcext:value-type="float">
            <text:p>35.0603456760246</text:p>
          </table:table-cell>
          <table:table-cell office:value-type="float" office:value="11.697433840781" calcext:value-type="float">
            <text:p>11.697433840781</text:p>
          </table:table-cell>
          <table:table-cell office:value-type="float" office:value="9.11577305086533" calcext:value-type="float">
            <text:p>9.11577305086533</text:p>
          </table:table-cell>
          <table:table-cell office:value-type="float" office:value="6.11311479853596" calcext:value-type="float">
            <text:p>6.11311479853596</text:p>
          </table:table-cell>
          <table:table-cell office:value-type="float" office:value="2251.61671670969" calcext:value-type="float">
            <text:p>2251.61671670969</text:p>
          </table:table-cell>
          <table:table-cell office:value-type="float" office:value="2116.87978861882" calcext:value-type="float">
            <text:p>2116.87978861882</text:p>
          </table:table-cell>
          <table:table-cell office:value-type="float" office:value="2372.58587209346" calcext:value-type="float">
            <text:p>2372.58587209346</text:p>
          </table:table-cell>
          <table:table-cell office:value-type="float" office:value="2388.42711038042" calcext:value-type="float">
            <text:p>2388.42711038042</text:p>
          </table:table-cell>
          <table:table-cell office:value-type="float" office:value="2388.22671320033" calcext:value-type="float">
            <text:p>2388.22671320033</text:p>
          </table:table-cell>
          <table:table-cell office:value-type="float" office:value="2399.62102165857" calcext:value-type="float">
            <text:p>2399.62102165857</text:p>
          </table:table-cell>
          <table:table-cell office:value-type="float" office:value="266.384475639327" calcext:value-type="float">
            <text:p>266.384475639327</text:p>
          </table:table-cell>
          <table:table-cell office:value-type="float" office:value="290.754308475651" calcext:value-type="float">
            <text:p>290.754308475651</text:p>
          </table:table-cell>
          <table:table-cell office:value-type="float" office:value="759.603090947316" calcext:value-type="float">
            <text:p>759.603090947316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20" calcext:value-type="float">
            <text:p>3022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9630600121451" calcext:value-type="float">
            <text:p>1.09630600121451</text:p>
          </table:table-cell>
          <table:table-cell office:value-type="float" office:value="3.17931179826183" calcext:value-type="float">
            <text:p>3.17931179826183</text:p>
          </table:table-cell>
          <table:table-cell office:value-type="float" office:value="3.27104850815715" calcext:value-type="float">
            <text:p>3.27104850815715</text:p>
          </table:table-cell>
          <table:table-cell office:value-type="float" office:value="0.321513689495565" calcext:value-type="float">
            <text:p>0.321513689495565</text:p>
          </table:table-cell>
          <table:table-cell office:value-type="float" office:value="0.310525219687414" calcext:value-type="float">
            <text:p>0.310525219687414</text:p>
          </table:table-cell>
          <table:table-cell office:value-type="float" office:value="2.50184878872462" calcext:value-type="float">
            <text:p>2.50184878872462</text:p>
          </table:table-cell>
          <table:table-cell office:value-type="float" office:value="0.176081777028819" calcext:value-type="float">
            <text:p>0.176081777028819</text:p>
          </table:table-cell>
          <table:table-cell office:value-type="float" office:value="0.000266260098377039" calcext:value-type="float">
            <text:p>0.000266260098377</text:p>
          </table:table-cell>
          <table:table-cell office:value-type="float" office:value="35.0614433646937" calcext:value-type="float">
            <text:p>35.0614433646937</text:p>
          </table:table-cell>
          <table:table-cell office:value-type="float" office:value="14.70923214111" calcext:value-type="float">
            <text:p>14.70923214111</text:p>
          </table:table-cell>
          <table:table-cell office:value-type="float" office:value="11.1925691793342" calcext:value-type="float">
            <text:p>11.1925691793342</text:p>
          </table:table-cell>
          <table:table-cell office:value-type="float" office:value="9.36183831942326" calcext:value-type="float">
            <text:p>9.36183831942326</text:p>
          </table:table-cell>
          <table:table-cell office:value-type="float" office:value="2251.39861349681" calcext:value-type="float">
            <text:p>2251.39861349681</text:p>
          </table:table-cell>
          <table:table-cell office:value-type="float" office:value="2117.1075796983" calcext:value-type="float">
            <text:p>2117.1075796983</text:p>
          </table:table-cell>
          <table:table-cell office:value-type="float" office:value="2372.81477774594" calcext:value-type="float">
            <text:p>2372.81477774594</text:p>
          </table:table-cell>
          <table:table-cell office:value-type="float" office:value="2388.2836358912" calcext:value-type="float">
            <text:p>2388.2836358912</text:p>
          </table:table-cell>
          <table:table-cell office:value-type="float" office:value="2388.22649584818" calcext:value-type="float">
            <text:p>2388.22649584818</text:p>
          </table:table-cell>
          <table:table-cell office:value-type="float" office:value="2399.62137840717" calcext:value-type="float">
            <text:p>2399.62137840717</text:p>
          </table:table-cell>
          <table:table-cell office:value-type="float" office:value="266.133557214131" calcext:value-type="float">
            <text:p>266.133557214131</text:p>
          </table:table-cell>
          <table:table-cell office:value-type="float" office:value="291.116283873576" calcext:value-type="float">
            <text:p>291.116283873576</text:p>
          </table:table-cell>
          <table:table-cell office:value-type="float" office:value="761.345876678089" calcext:value-type="float">
            <text:p>761.34587667808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21" calcext:value-type="float">
            <text:p>3022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25545118541253" calcext:value-type="float">
            <text:p>3.25545118541253</text:p>
          </table:table-cell>
          <table:table-cell office:value-type="float" office:value="5.33097429082256" calcext:value-type="float">
            <text:p>5.33097429082256</text:p>
          </table:table-cell>
          <table:table-cell office:value-type="float" office:value="5.4328772270086" calcext:value-type="float">
            <text:p>5.4328772270086</text:p>
          </table:table-cell>
          <table:table-cell office:value-type="float" office:value="0.321513689495717" calcext:value-type="float">
            <text:p>0.321513689495717</text:p>
          </table:table-cell>
          <table:table-cell office:value-type="float" office:value="0.310525219687569" calcext:value-type="float">
            <text:p>0.310525219687569</text:p>
          </table:table-cell>
          <table:table-cell office:value-type="float" office:value="2.50184878872417" calcext:value-type="float">
            <text:p>2.50184878872417</text:p>
          </table:table-cell>
          <table:table-cell office:value-type="float" office:value="0.176081777028765" calcext:value-type="float">
            <text:p>0.176081777028765</text:p>
          </table:table-cell>
          <table:table-cell office:value-type="float" office:value="0.000266260098376957" calcext:value-type="float">
            <text:p>0.000266260098377</text:p>
          </table:table-cell>
          <table:table-cell office:value-type="float" office:value="35.061443364684" calcext:value-type="float">
            <text:p>35.061443364684</text:p>
          </table:table-cell>
          <table:table-cell office:value-type="float" office:value="21.5754622810643" calcext:value-type="float">
            <text:p>21.5754622810643</text:p>
          </table:table-cell>
          <table:table-cell office:value-type="float" office:value="16.3772291011806" calcext:value-type="float">
            <text:p>16.3772291011806</text:p>
          </table:table-cell>
          <table:table-cell office:value-type="float" office:value="16.9703844598381" calcext:value-type="float">
            <text:p>16.9703844598381</text:p>
          </table:table-cell>
          <table:table-cell office:value-type="float" office:value="2251.39904784595" calcext:value-type="float">
            <text:p>2251.39904784595</text:p>
          </table:table-cell>
          <table:table-cell office:value-type="float" office:value="2117.10761276075" calcext:value-type="float">
            <text:p>2117.10761276075</text:p>
          </table:table-cell>
          <table:table-cell office:value-type="float" office:value="2372.82479388972" calcext:value-type="float">
            <text:p>2372.82479388972</text:p>
          </table:table-cell>
          <table:table-cell office:value-type="float" office:value="2388.2836358913" calcext:value-type="float">
            <text:p>2388.2836358913</text:p>
          </table:table-cell>
          <table:table-cell office:value-type="float" office:value="2388.22649584828" calcext:value-type="float">
            <text:p>2388.22649584828</text:p>
          </table:table-cell>
          <table:table-cell office:value-type="float" office:value="2399.62137840727" calcext:value-type="float">
            <text:p>2399.62137840727</text:p>
          </table:table-cell>
          <table:table-cell office:value-type="float" office:value="266.134424578221" calcext:value-type="float">
            <text:p>266.134424578221</text:p>
          </table:table-cell>
          <table:table-cell office:value-type="float" office:value="291.116336427001" calcext:value-type="float">
            <text:p>291.116336427001</text:p>
          </table:table-cell>
          <table:table-cell office:value-type="float" office:value="761.422320272159" calcext:value-type="float">
            <text:p>761.42232027215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22" calcext:value-type="float">
            <text:p>3022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284942080494379" calcext:value-type="float">
            <text:p>0.002849420804944</text:p>
          </table:table-cell>
          <table:table-cell office:value-type="float" office:value="0.540699775100154" calcext:value-type="float">
            <text:p>0.540699775100154</text:p>
          </table:table-cell>
          <table:table-cell office:value-type="float" office:value="0.604976376202413" calcext:value-type="float">
            <text:p>0.604976376202413</text:p>
          </table:table-cell>
          <table:table-cell office:value-type="float" office:value="1.88878195384096" calcext:value-type="float">
            <text:p>1.88878195384096</text:p>
          </table:table-cell>
          <table:table-cell office:value-type="float" office:value="0.312955983849803" calcext:value-type="float">
            <text:p>0.312955983849803</text:p>
          </table:table-cell>
          <table:table-cell office:value-type="float" office:value="2.49795136159912" calcext:value-type="float">
            <text:p>2.49795136159912</text:p>
          </table:table-cell>
          <table:table-cell office:value-type="float" office:value="25.2523740065531" calcext:value-type="float">
            <text:p>25.2523740065531</text:p>
          </table:table-cell>
          <table:table-cell office:value-type="float" office:value="0.039158486694464" calcext:value-type="float">
            <text:p>0.039158486694464</text:p>
          </table:table-cell>
          <table:table-cell office:value-type="float" office:value="34.9990845306836" calcext:value-type="float">
            <text:p>34.9990845306836</text:p>
          </table:table-cell>
          <table:table-cell office:value-type="float" office:value="10.2858379242691" calcext:value-type="float">
            <text:p>10.2858379242691</text:p>
          </table:table-cell>
          <table:table-cell office:value-type="float" office:value="64.5673742044918" calcext:value-type="float">
            <text:p>64.5673742044918</text:p>
          </table:table-cell>
          <table:table-cell office:value-type="float" office:value="1.70905189401218" calcext:value-type="float">
            <text:p>1.70905189401218</text:p>
          </table:table-cell>
          <table:table-cell office:value-type="float" office:value="2263.55463271583" calcext:value-type="float">
            <text:p>2263.55463271583</text:p>
          </table:table-cell>
          <table:table-cell office:value-type="float" office:value="2103.61039040297" calcext:value-type="float">
            <text:p>2103.61039040297</text:p>
          </table:table-cell>
          <table:table-cell office:value-type="float" office:value="2358.80733840187" calcext:value-type="float">
            <text:p>2358.80733840187</text:p>
          </table:table-cell>
          <table:table-cell office:value-type="float" office:value="2396.43343086294" calcext:value-type="float">
            <text:p>2396.43343086294</text:p>
          </table:table-cell>
          <table:table-cell office:value-type="float" office:value="2388.23913581901" calcext:value-type="float">
            <text:p>2388.23913581901</text:p>
          </table:table-cell>
          <table:table-cell office:value-type="float" office:value="2399.60111178328" calcext:value-type="float">
            <text:p>2399.60111178328</text:p>
          </table:table-cell>
          <table:table-cell office:value-type="float" office:value="280.321123390273" calcext:value-type="float">
            <text:p>280.321123390273</text:p>
          </table:table-cell>
          <table:table-cell office:value-type="float" office:value="270.59887586244" calcext:value-type="float">
            <text:p>270.59887586244</text:p>
          </table:table-cell>
          <table:table-cell office:value-type="float" office:value="662.286499594046" calcext:value-type="float">
            <text:p>662.286499594046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23" calcext:value-type="float">
            <text:p>3022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82655450518918" calcext:value-type="float">
            <text:p>0.008826554505189</text:p>
          </table:table-cell>
          <table:table-cell office:value-type="float" office:value="1.71441299634153" calcext:value-type="float">
            <text:p>1.71441299634153</text:p>
          </table:table-cell>
          <table:table-cell office:value-type="float" office:value="1.78540086786853" calcext:value-type="float">
            <text:p>1.78540086786853</text:p>
          </table:table-cell>
          <table:table-cell office:value-type="float" office:value="0.717248259359052" calcext:value-type="float">
            <text:p>0.717248259359052</text:p>
          </table:table-cell>
          <table:table-cell office:value-type="float" office:value="0.311128074380687" calcext:value-type="float">
            <text:p>0.311128074380687</text:p>
          </table:table-cell>
          <table:table-cell office:value-type="float" office:value="2.50086477108469" calcext:value-type="float">
            <text:p>2.50086477108469</text:p>
          </table:table-cell>
          <table:table-cell office:value-type="float" office:value="6.5078348948426" calcext:value-type="float">
            <text:p>6.5078348948426</text:p>
          </table:table-cell>
          <table:table-cell office:value-type="float" office:value="0.00991193518876712" calcext:value-type="float">
            <text:p>0.009911935188767</text:p>
          </table:table-cell>
          <table:table-cell office:value-type="float" office:value="35.0456990824528" calcext:value-type="float">
            <text:p>35.0456990824528</text:p>
          </table:table-cell>
          <table:table-cell office:value-type="float" office:value="30.1564727520913" calcext:value-type="float">
            <text:p>30.1564727520913</text:p>
          </table:table-cell>
          <table:table-cell office:value-type="float" office:value="37.4209650062501" calcext:value-type="float">
            <text:p>37.4209650062501</text:p>
          </table:table-cell>
          <table:table-cell office:value-type="float" office:value="5.04844031050244" calcext:value-type="float">
            <text:p>5.04844031050244</text:p>
          </table:table-cell>
          <table:table-cell office:value-type="float" office:value="2254.51043895521" calcext:value-type="float">
            <text:p>2254.51043895521</text:p>
          </table:table-cell>
          <table:table-cell office:value-type="float" office:value="2113.80775481736" calcext:value-type="float">
            <text:p>2113.80775481736</text:p>
          </table:table-cell>
          <table:table-cell office:value-type="float" office:value="2369.42273485538" calcext:value-type="float">
            <text:p>2369.42273485538</text:p>
          </table:table-cell>
          <table:table-cell office:value-type="float" office:value="2390.3414556498" calcext:value-type="float">
            <text:p>2390.3414556498</text:p>
          </table:table-cell>
          <table:table-cell office:value-type="float" office:value="2388.22963068792" calcext:value-type="float">
            <text:p>2388.22963068792</text:p>
          </table:table-cell>
          <table:table-cell office:value-type="float" office:value="2399.61626151075" calcext:value-type="float">
            <text:p>2399.61626151075</text:p>
          </table:table-cell>
          <table:table-cell office:value-type="float" office:value="269.724756059516" calcext:value-type="float">
            <text:p>269.724756059516</text:p>
          </table:table-cell>
          <table:table-cell office:value-type="float" office:value="285.926921638937" calcext:value-type="float">
            <text:p>285.926921638937</text:p>
          </table:table-cell>
          <table:table-cell office:value-type="float" office:value="735.950094428622" calcext:value-type="float">
            <text:p>735.95009442862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24" calcext:value-type="float">
            <text:p>3022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522648052941077" calcext:value-type="float">
            <text:p>0.522648052941077</text:p>
          </table:table-cell>
          <table:table-cell office:value-type="float" office:value="2.62085450055006" calcext:value-type="float">
            <text:p>2.62085450055006</text:p>
          </table:table-cell>
          <table:table-cell office:value-type="float" office:value="2.69616665959895" calcext:value-type="float">
            <text:p>2.69616665959895</text:p>
          </table:table-cell>
          <table:table-cell office:value-type="float" office:value="0.321513689495572" calcext:value-type="float">
            <text:p>0.321513689495572</text:p>
          </table:table-cell>
          <table:table-cell office:value-type="float" office:value="0.310525219687431" calcext:value-type="float">
            <text:p>0.310525219687431</text:p>
          </table:table-cell>
          <table:table-cell office:value-type="float" office:value="2.50184878872299" calcext:value-type="float">
            <text:p>2.50184878872299</text:p>
          </table:table-cell>
          <table:table-cell office:value-type="float" office:value="0.176081777028673" calcext:value-type="float">
            <text:p>0.176081777028673</text:p>
          </table:table-cell>
          <table:table-cell office:value-type="float" office:value="0.000266260098376818" calcext:value-type="float">
            <text:p>0.000266260098377</text:p>
          </table:table-cell>
          <table:table-cell office:value-type="float" office:value="35.0614433646674" calcext:value-type="float">
            <text:p>35.0614433646674</text:p>
          </table:table-cell>
          <table:table-cell office:value-type="float" office:value="38.1791955657479" calcext:value-type="float">
            <text:p>38.1791955657479</text:p>
          </table:table-cell>
          <table:table-cell office:value-type="float" office:value="29.2407909631693" calcext:value-type="float">
            <text:p>29.2407909631693</text:p>
          </table:table-cell>
          <table:table-cell office:value-type="float" office:value="7.62834877456785" calcext:value-type="float">
            <text:p>7.62834877456785</text:p>
          </table:table-cell>
          <table:table-cell office:value-type="float" office:value="2251.4004990987" calcext:value-type="float">
            <text:p>2251.4004990987</text:p>
          </table:table-cell>
          <table:table-cell office:value-type="float" office:value="2117.10772322905" calcext:value-type="float">
            <text:p>2117.10772322905</text:p>
          </table:table-cell>
          <table:table-cell office:value-type="float" office:value="2372.85826027736" calcext:value-type="float">
            <text:p>2372.85826027736</text:p>
          </table:table-cell>
          <table:table-cell office:value-type="float" office:value="2388.2836358912" calcext:value-type="float">
            <text:p>2388.2836358912</text:p>
          </table:table-cell>
          <table:table-cell office:value-type="float" office:value="2388.22649584818" calcext:value-type="float">
            <text:p>2388.22649584818</text:p>
          </table:table-cell>
          <table:table-cell office:value-type="float" office:value="2399.62137840716" calcext:value-type="float">
            <text:p>2399.62137840716</text:p>
          </table:table-cell>
          <table:table-cell office:value-type="float" office:value="266.137322655177" calcext:value-type="float">
            <text:p>266.137322655177</text:p>
          </table:table-cell>
          <table:table-cell office:value-type="float" office:value="291.116512019228" calcext:value-type="float">
            <text:p>291.116512019228</text:p>
          </table:table-cell>
          <table:table-cell office:value-type="float" office:value="761.67779593439" calcext:value-type="float">
            <text:p>761.6777959343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25" calcext:value-type="float">
            <text:p>3022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88764839519061" calcext:value-type="float">
            <text:p>6.88764839519061</text:p>
          </table:table-cell>
          <table:table-cell office:value-type="float" office:value="8.97272353708298" calcext:value-type="float">
            <text:p>8.97272353708298</text:p>
          </table:table-cell>
          <table:table-cell office:value-type="float" office:value="9.06496954841954" calcext:value-type="float">
            <text:p>9.06496954841954</text:p>
          </table:table-cell>
          <table:table-cell office:value-type="float" office:value="0.321513689495681" calcext:value-type="float">
            <text:p>0.321513689495681</text:p>
          </table:table-cell>
          <table:table-cell office:value-type="float" office:value="0.310525219687543" calcext:value-type="float">
            <text:p>0.310525219687543</text:p>
          </table:table-cell>
          <table:table-cell office:value-type="float" office:value="2.50184878872251" calcext:value-type="float">
            <text:p>2.50184878872251</text:p>
          </table:table-cell>
          <table:table-cell office:value-type="float" office:value="0.17608177702862" calcext:value-type="float">
            <text:p>0.17608177702862</text:p>
          </table:table-cell>
          <table:table-cell office:value-type="float" office:value="0.000266260098376738" calcext:value-type="float">
            <text:p>0.000266260098377</text:p>
          </table:table-cell>
          <table:table-cell office:value-type="float" office:value="35.061443364658" calcext:value-type="float">
            <text:p>35.061443364658</text:p>
          </table:table-cell>
          <table:table-cell office:value-type="float" office:value="58.2857462708158" calcext:value-type="float">
            <text:p>58.2857462708158</text:p>
          </table:table-cell>
          <table:table-cell office:value-type="float" office:value="44.4330681630957" calcext:value-type="float">
            <text:p>44.4330681630957</text:p>
          </table:table-cell>
          <table:table-cell office:value-type="float" office:value="29.9028655485101" calcext:value-type="float">
            <text:p>29.9028655485101</text:p>
          </table:table-cell>
          <table:table-cell office:value-type="float" office:value="2251.40079605347" calcext:value-type="float">
            <text:p>2251.40079605347</text:p>
          </table:table-cell>
          <table:table-cell office:value-type="float" office:value="2117.10774583316" calcext:value-type="float">
            <text:p>2117.10774583316</text:p>
          </table:table-cell>
          <table:table-cell office:value-type="float" office:value="2372.86510821263" calcext:value-type="float">
            <text:p>2372.86510821263</text:p>
          </table:table-cell>
          <table:table-cell office:value-type="float" office:value="2388.28363589137" calcext:value-type="float">
            <text:p>2388.28363589137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3" calcext:value-type="float">
            <text:p>2399.62137840733</text:p>
          </table:table-cell>
          <table:table-cell office:value-type="float" office:value="266.137915663629" calcext:value-type="float">
            <text:p>266.137915663629</text:p>
          </table:table-cell>
          <table:table-cell office:value-type="float" office:value="291.116547948811" calcext:value-type="float">
            <text:p>291.116547948811</text:p>
          </table:table-cell>
          <table:table-cell office:value-type="float" office:value="761.730082867086" calcext:value-type="float">
            <text:p>761.73008286708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26" calcext:value-type="float">
            <text:p>3022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02412300903342" calcext:value-type="float">
            <text:p>9.02412300903342</text:p>
          </table:table-cell>
          <table:table-cell office:value-type="float" office:value="11.1037139488781" calcext:value-type="float">
            <text:p>11.1037139488781</text:p>
          </table:table-cell>
          <table:table-cell office:value-type="float" office:value="11.2034421282727" calcext:value-type="float">
            <text:p>11.2034421282727</text:p>
          </table:table-cell>
          <table:table-cell office:value-type="float" office:value="0.321513689495636" calcext:value-type="float">
            <text:p>0.321513689495636</text:p>
          </table:table-cell>
          <table:table-cell office:value-type="float" office:value="0.310525219687498" calcext:value-type="float">
            <text:p>0.310525219687498</text:p>
          </table:table-cell>
          <table:table-cell office:value-type="float" office:value="2.50184878872243" calcext:value-type="float">
            <text:p>2.50184878872243</text:p>
          </table:table-cell>
          <table:table-cell office:value-type="float" office:value="0.176081777028616" calcext:value-type="float">
            <text:p>0.176081777028616</text:p>
          </table:table-cell>
          <table:table-cell office:value-type="float" office:value="0.000266260098376733" calcext:value-type="float">
            <text:p>0.000266260098377</text:p>
          </table:table-cell>
          <table:table-cell office:value-type="float" office:value="35.0614433646573" calcext:value-type="float">
            <text:p>35.0614433646573</text:p>
          </table:table-cell>
          <table:table-cell office:value-type="float" office:value="72.9458082616971" calcext:value-type="float">
            <text:p>72.9458082616971</text:p>
          </table:table-cell>
          <table:table-cell office:value-type="float" office:value="55.5072999192872" calcext:value-type="float">
            <text:p>55.5072999192872</text:p>
          </table:table-cell>
          <table:table-cell office:value-type="float" office:value="46.1452269016666" calcext:value-type="float">
            <text:p>46.1452269016666</text:p>
          </table:table-cell>
          <table:table-cell office:value-type="float" office:value="2251.40081925801" calcext:value-type="float">
            <text:p>2251.40081925801</text:p>
          </table:table-cell>
          <table:table-cell office:value-type="float" office:value="2117.1077475995" calcext:value-type="float">
            <text:p>2117.1077475995</text:p>
          </table:table-cell>
          <table:table-cell office:value-type="float" office:value="2372.86564332219" calcext:value-type="float">
            <text:p>2372.86564332219</text:p>
          </table:table-cell>
          <table:table-cell office:value-type="float" office:value="2388.28363589141" calcext:value-type="float">
            <text:p>2388.28363589141</text:p>
          </table:table-cell>
          <table:table-cell office:value-type="float" office:value="2388.22649584838" calcext:value-type="float">
            <text:p>2388.22649584838</text:p>
          </table:table-cell>
          <table:table-cell office:value-type="float" office:value="2399.62137840736" calcext:value-type="float">
            <text:p>2399.62137840736</text:p>
          </table:table-cell>
          <table:table-cell office:value-type="float" office:value="266.137962002343" calcext:value-type="float">
            <text:p>266.137962002343</text:p>
          </table:table-cell>
          <table:table-cell office:value-type="float" office:value="291.11655075643" calcext:value-type="float">
            <text:p>291.11655075643</text:p>
          </table:table-cell>
          <table:table-cell office:value-type="float" office:value="761.734168818666" calcext:value-type="float">
            <text:p>761.73416881866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27" calcext:value-type="float">
            <text:p>3022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9701108504666" calcext:value-type="float">
            <text:p>10.9701108504666</text:p>
          </table:table-cell>
          <table:table-cell office:value-type="float" office:value="13.0460510696735" calcext:value-type="float">
            <text:p>13.0460510696735</text:p>
          </table:table-cell>
          <table:table-cell office:value-type="float" office:value="13.151143714638" calcext:value-type="float">
            <text:p>13.151143714638</text:p>
          </table:table-cell>
          <table:table-cell office:value-type="float" office:value="0.321513689495584" calcext:value-type="float">
            <text:p>0.321513689495584</text:p>
          </table:table-cell>
          <table:table-cell office:value-type="float" office:value="0.310525219687446" calcext:value-type="float">
            <text:p>0.310525219687446</text:p>
          </table:table-cell>
          <table:table-cell office:value-type="float" office:value="2.50184878872237" calcext:value-type="float">
            <text:p>2.50184878872237</text:p>
          </table:table-cell>
          <table:table-cell office:value-type="float" office:value="0.176081777028616" calcext:value-type="float">
            <text:p>0.176081777028616</text:p>
          </table:table-cell>
          <table:table-cell office:value-type="float" office:value="0.000266260098376732" calcext:value-type="float">
            <text:p>0.000266260098377</text:p>
          </table:table-cell>
          <table:table-cell office:value-type="float" office:value="35.0614433646572" calcext:value-type="float">
            <text:p>35.0614433646572</text:p>
          </table:table-cell>
          <table:table-cell office:value-type="float" office:value="104.975065070679" calcext:value-type="float">
            <text:p>104.975065070679</text:p>
          </table:table-cell>
          <table:table-cell office:value-type="float" office:value="79.6887556752897" calcext:value-type="float">
            <text:p>79.6887556752897</text:p>
          </table:table-cell>
          <table:table-cell office:value-type="float" office:value="81.6393582144312" calcext:value-type="float">
            <text:p>81.6393582144312</text:p>
          </table:table-cell>
          <table:table-cell office:value-type="float" office:value="2251.40083865666" calcext:value-type="float">
            <text:p>2251.40083865666</text:p>
          </table:table-cell>
          <table:table-cell office:value-type="float" office:value="2117.10774907616" calcext:value-type="float">
            <text:p>2117.10774907616</text:p>
          </table:table-cell>
          <table:table-cell office:value-type="float" office:value="2372.866090665" calcext:value-type="float">
            <text:p>2372.866090665</text:p>
          </table:table-cell>
          <table:table-cell office:value-type="float" office:value="2388.28363589148" calcext:value-type="float">
            <text:p>2388.28363589148</text:p>
          </table:table-cell>
          <table:table-cell office:value-type="float" office:value="2388.22649584845" calcext:value-type="float">
            <text:p>2388.22649584845</text:p>
          </table:table-cell>
          <table:table-cell office:value-type="float" office:value="2399.62137840743" calcext:value-type="float">
            <text:p>2399.62137840743</text:p>
          </table:table-cell>
          <table:table-cell office:value-type="float" office:value="266.138000740745" calcext:value-type="float">
            <text:p>266.138000740745</text:p>
          </table:table-cell>
          <table:table-cell office:value-type="float" office:value="291.116553103521" calcext:value-type="float">
            <text:p>291.116553103521</text:p>
          </table:table-cell>
          <table:table-cell office:value-type="float" office:value="761.737584624564" calcext:value-type="float">
            <text:p>761.73758462456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28" calcext:value-type="float">
            <text:p>3022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495600702577728" calcext:value-type="float">
            <text:p>0.004956007025777</text:p>
          </table:table-cell>
          <table:table-cell office:value-type="float" office:value="0.970174912274089" calcext:value-type="float">
            <text:p>0.970174912274089</text:p>
          </table:table-cell>
          <table:table-cell office:value-type="float" office:value="1.0362234704632" calcext:value-type="float">
            <text:p>1.0362234704632</text:p>
          </table:table-cell>
          <table:table-cell office:value-type="float" office:value="1.46070402494839" calcext:value-type="float">
            <text:p>1.46070402494839</text:p>
          </table:table-cell>
          <table:table-cell office:value-type="float" office:value="0.3122804457774" calcext:value-type="float">
            <text:p>0.3122804457774</text:p>
          </table:table-cell>
          <table:table-cell office:value-type="float" office:value="2.49901597680586" calcext:value-type="float">
            <text:p>2.49901597680586</text:p>
          </table:table-cell>
          <table:table-cell office:value-type="float" office:value="18.4031271442724" calcext:value-type="float">
            <text:p>18.4031271442724</text:p>
          </table:table-cell>
          <table:table-cell office:value-type="float" office:value="0.0283498775364143" calcext:value-type="float">
            <text:p>0.028349877536414</text:p>
          </table:table-cell>
          <table:table-cell office:value-type="float" office:value="35.0161183739919" calcext:value-type="float">
            <text:p>35.0161183739919</text:p>
          </table:table-cell>
          <table:table-cell office:value-type="float" office:value="32.4481737269021" calcext:value-type="float">
            <text:p>32.4481737269021</text:p>
          </table:table-cell>
          <table:table-cell office:value-type="float" office:value="107.2982802214" calcext:value-type="float">
            <text:p>107.2982802214</text:p>
          </table:table-cell>
          <table:table-cell office:value-type="float" office:value="2.92841212030275" calcext:value-type="float">
            <text:p>2.92841212030275</text:p>
          </table:table-cell>
          <table:table-cell office:value-type="float" office:value="2260.27741765779" calcext:value-type="float">
            <text:p>2260.27741765779</text:p>
          </table:table-cell>
          <table:table-cell office:value-type="float" office:value="2107.41307263154" calcext:value-type="float">
            <text:p>2107.41307263154</text:p>
          </table:table-cell>
          <table:table-cell office:value-type="float" office:value="2362.7685366029" calcext:value-type="float">
            <text:p>2362.7685366029</text:p>
          </table:table-cell>
          <table:table-cell office:value-type="float" office:value="2394.20742563336" calcext:value-type="float">
            <text:p>2394.20742563336</text:p>
          </table:table-cell>
          <table:table-cell office:value-type="float" office:value="2388.23562302171" calcext:value-type="float">
            <text:p>2388.23562302171</text:p>
          </table:table-cell>
          <table:table-cell office:value-type="float" office:value="2399.60664778302" calcext:value-type="float">
            <text:p>2399.60664778302</text:p>
          </table:table-cell>
          <table:table-cell office:value-type="float" office:value="276.453892944672" calcext:value-type="float">
            <text:p>276.453892944672</text:p>
          </table:table-cell>
          <table:table-cell office:value-type="float" office:value="276.19323712296" calcext:value-type="float">
            <text:p>276.19323712296</text:p>
          </table:table-cell>
          <table:table-cell office:value-type="float" office:value="688.765032538461" calcext:value-type="float">
            <text:p>688.76503253846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29" calcext:value-type="float">
            <text:p>3022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618671121743272" calcext:value-type="float">
            <text:p>0.618671121743272</text:p>
          </table:table-cell>
          <table:table-cell office:value-type="float" office:value="2.71910923854447" calcext:value-type="float">
            <text:p>2.71910923854447</text:p>
          </table:table-cell>
          <table:table-cell office:value-type="float" office:value="2.7921086092151" calcext:value-type="float">
            <text:p>2.7921086092151</text:p>
          </table:table-cell>
          <table:table-cell office:value-type="float" office:value="0.321513689495737" calcext:value-type="float">
            <text:p>0.321513689495737</text:p>
          </table:table-cell>
          <table:table-cell office:value-type="float" office:value="0.310525219687598" calcext:value-type="float">
            <text:p>0.310525219687598</text:p>
          </table:table-cell>
          <table:table-cell office:value-type="float" office:value="2.5018487887227" calcext:value-type="float">
            <text:p>2.5018487887227</text:p>
          </table:table-cell>
          <table:table-cell office:value-type="float" office:value="0.176081777028632" calcext:value-type="float">
            <text:p>0.176081777028632</text:p>
          </table:table-cell>
          <table:table-cell office:value-type="float" office:value="0.000266260098376755" calcext:value-type="float">
            <text:p>0.000266260098377</text:p>
          </table:table-cell>
          <table:table-cell office:value-type="float" office:value="35.06144336466" calcext:value-type="float">
            <text:p>35.06144336466</text:p>
          </table:table-cell>
          <table:table-cell office:value-type="float" office:value="69.7148996083853" calcext:value-type="float">
            <text:p>69.7148996083853</text:p>
          </table:table-cell>
          <table:table-cell office:value-type="float" office:value="53.461715415596" calcext:value-type="float">
            <text:p>53.461715415596</text:p>
          </table:table-cell>
          <table:table-cell office:value-type="float" office:value="7.89694932988171" calcext:value-type="float">
            <text:p>7.89694932988171</text:p>
          </table:table-cell>
          <table:table-cell office:value-type="float" office:value="2251.40078756001" calcext:value-type="float">
            <text:p>2251.40078756001</text:p>
          </table:table-cell>
          <table:table-cell office:value-type="float" office:value="2117.10774518662" calcext:value-type="float">
            <text:p>2117.10774518662</text:p>
          </table:table-cell>
          <table:table-cell office:value-type="float" office:value="2372.86491234911" calcext:value-type="float">
            <text:p>2372.86491234911</text:p>
          </table:table-cell>
          <table:table-cell office:value-type="float" office:value="2388.28363589134" calcext:value-type="float">
            <text:p>2388.28363589134</text:p>
          </table:table-cell>
          <table:table-cell office:value-type="float" office:value="2388.22649584832" calcext:value-type="float">
            <text:p>2388.22649584832</text:p>
          </table:table-cell>
          <table:table-cell office:value-type="float" office:value="2399.6213784073" calcext:value-type="float">
            <text:p>2399.6213784073</text:p>
          </table:table-cell>
          <table:table-cell office:value-type="float" office:value="266.137898702494" calcext:value-type="float">
            <text:p>266.137898702494</text:p>
          </table:table-cell>
          <table:table-cell office:value-type="float" office:value="291.116546921172" calcext:value-type="float">
            <text:p>291.116546921172</text:p>
          </table:table-cell>
          <table:table-cell office:value-type="float" office:value="761.728587312242" calcext:value-type="float">
            <text:p>761.72858731224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0" calcext:value-type="float">
            <text:p>3023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16007785067217" calcext:value-type="float">
            <text:p>3.16007785067217</text:p>
          </table:table-cell>
          <table:table-cell office:value-type="float" office:value="5.25782523209114" calcext:value-type="float">
            <text:p>5.25782523209114</text:p>
          </table:table-cell>
          <table:table-cell office:value-type="float" office:value="5.33422900653405" calcext:value-type="float">
            <text:p>5.33422900653405</text:p>
          </table:table-cell>
          <table:table-cell office:value-type="float" office:value="0.321513689495732" calcext:value-type="float">
            <text:p>0.321513689495732</text:p>
          </table:table-cell>
          <table:table-cell office:value-type="float" office:value="0.310525219687595" calcext:value-type="float">
            <text:p>0.310525219687595</text:p>
          </table:table-cell>
          <table:table-cell office:value-type="float" office:value="2.5018487887223" calcext:value-type="float">
            <text:p>2.5018487887223</text:p>
          </table:table-cell>
          <table:table-cell office:value-type="float" office:value="0.176081777028597" calcext:value-type="float">
            <text:p>0.176081777028597</text:p>
          </table:table-cell>
          <table:table-cell office:value-type="float" office:value="0.000266260098376703" calcext:value-type="float">
            <text:p>0.000266260098377</text:p>
          </table:table-cell>
          <table:table-cell office:value-type="float" office:value="35.0614433646538" calcext:value-type="float">
            <text:p>35.0614433646538</text:p>
          </table:table-cell>
          <table:table-cell office:value-type="float" office:value="76.3583911176767" calcext:value-type="float">
            <text:p>76.3583911176767</text:p>
          </table:table-cell>
          <table:table-cell office:value-type="float" office:value="58.4815819156172" calcext:value-type="float">
            <text:p>58.4815819156172</text:p>
          </table:table-cell>
          <table:table-cell office:value-type="float" office:value="15.2566975340122" calcext:value-type="float">
            <text:p>15.2566975340122</text:p>
          </table:table-cell>
          <table:table-cell office:value-type="float" office:value="2251.40097577996" calcext:value-type="float">
            <text:p>2251.40097577996</text:p>
          </table:table-cell>
          <table:table-cell office:value-type="float" office:value="2117.10775951377" calcext:value-type="float">
            <text:p>2117.10775951377</text:p>
          </table:table-cell>
          <table:table-cell office:value-type="float" office:value="2372.86925281407" calcext:value-type="float">
            <text:p>2372.86925281407</text:p>
          </table:table-cell>
          <table:table-cell office:value-type="float" office:value="2388.28363589132" calcext:value-type="float">
            <text:p>2388.28363589132</text:p>
          </table:table-cell>
          <table:table-cell office:value-type="float" office:value="2388.2264958483" calcext:value-type="float">
            <text:p>2388.2264958483</text:p>
          </table:table-cell>
          <table:table-cell office:value-type="float" office:value="2399.62137840728" calcext:value-type="float">
            <text:p>2399.62137840728</text:p>
          </table:table-cell>
          <table:table-cell office:value-type="float" office:value="266.138274572403" calcext:value-type="float">
            <text:p>266.138274572403</text:p>
          </table:table-cell>
          <table:table-cell office:value-type="float" office:value="291.116569694581" calcext:value-type="float">
            <text:p>291.116569694581</text:p>
          </table:table-cell>
          <table:table-cell office:value-type="float" office:value="761.761730528217" calcext:value-type="float">
            <text:p>761.76173052821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1" calcext:value-type="float">
            <text:p>3023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458917214686" calcext:value-type="float">
            <text:p>10.5458917214686</text:p>
          </table:table-cell>
          <table:table-cell office:value-type="float" office:value="12.6271691104489" calcext:value-type="float">
            <text:p>12.6271691104489</text:p>
          </table:table-cell>
          <table:table-cell office:value-type="float" office:value="12.7253561000563" calcext:value-type="float">
            <text:p>12.7253561000563</text:p>
          </table:table-cell>
          <table:table-cell office:value-type="float" office:value="0.321513689495584" calcext:value-type="float">
            <text:p>0.321513689495584</text:p>
          </table:table-cell>
          <table:table-cell office:value-type="float" office:value="0.310525219687447" calcext:value-type="float">
            <text:p>0.310525219687447</text:p>
          </table:table-cell>
          <table:table-cell office:value-type="float" office:value="2.50184878872215" calcext:value-type="float">
            <text:p>2.50184878872215</text:p>
          </table:table-cell>
          <table:table-cell office:value-type="float" office:value="0.176081777028596" calcext:value-type="float">
            <text:p>0.176081777028596</text:p>
          </table:table-cell>
          <table:table-cell office:value-type="float" office:value="0.000266260098376702" calcext:value-type="float">
            <text:p>0.000266260098377</text:p>
          </table:table-cell>
          <table:table-cell office:value-type="float" office:value="35.0614433646537" calcext:value-type="float">
            <text:p>35.0614433646537</text:p>
          </table:table-cell>
          <table:table-cell office:value-type="float" office:value="116.549032495415" calcext:value-type="float">
            <text:p>116.549032495415</text:p>
          </table:table-cell>
          <table:table-cell office:value-type="float" office:value="88.849051994216" calcext:value-type="float">
            <text:p>88.849051994216</text:p>
          </table:table-cell>
          <table:table-cell office:value-type="float" office:value="59.7809153096867" calcext:value-type="float">
            <text:p>59.7809153096867</text:p>
          </table:table-cell>
          <table:table-cell office:value-type="float" office:value="2251.40106076768" calcext:value-type="float">
            <text:p>2251.40106076768</text:p>
          </table:table-cell>
          <table:table-cell office:value-type="float" office:value="2117.10776598304" calcext:value-type="float">
            <text:p>2117.10776598304</text:p>
          </table:table-cell>
          <table:table-cell office:value-type="float" office:value="2372.87121268248" calcext:value-type="float">
            <text:p>2372.87121268248</text:p>
          </table:table-cell>
          <table:table-cell office:value-type="float" office:value="2388.28363589141" calcext:value-type="float">
            <text:p>2388.28363589141</text:p>
          </table:table-cell>
          <table:table-cell office:value-type="float" office:value="2388.22649584839" calcext:value-type="float">
            <text:p>2388.22649584839</text:p>
          </table:table-cell>
          <table:table-cell office:value-type="float" office:value="2399.62137840737" calcext:value-type="float">
            <text:p>2399.62137840737</text:p>
          </table:table-cell>
          <table:table-cell office:value-type="float" office:value="266.13844429052" calcext:value-type="float">
            <text:p>266.13844429052</text:p>
          </table:table-cell>
          <table:table-cell office:value-type="float" office:value="291.116579977531" calcext:value-type="float">
            <text:p>291.116579977531</text:p>
          </table:table-cell>
          <table:table-cell office:value-type="float" office:value="761.776696323099" calcext:value-type="float">
            <text:p>761.77669632309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2" calcext:value-type="float">
            <text:p>3023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9132020472536" calcext:value-type="float">
            <text:p>11.9132020472536</text:p>
          </table:table-cell>
          <table:table-cell office:value-type="float" office:value="13.9911103658493" calcext:value-type="float">
            <text:p>13.9911103658493</text:p>
          </table:table-cell>
          <table:table-cell office:value-type="float" office:value="14.0939708918391" calcext:value-type="float">
            <text:p>14.0939708918391</text:p>
          </table:table-cell>
          <table:table-cell office:value-type="float" office:value="0.321513689495655" calcext:value-type="float">
            <text:p>0.321513689495655</text:p>
          </table:table-cell>
          <table:table-cell office:value-type="float" office:value="0.310525219687518" calcext:value-type="float">
            <text:p>0.310525219687518</text:p>
          </table:table-cell>
          <table:table-cell office:value-type="float" office:value="2.5018487887222" calcext:value-type="float">
            <text:p>2.5018487887222</text:p>
          </table:table-cell>
          <table:table-cell office:value-type="float" office:value="0.176081777028594" calcext:value-type="float">
            <text:p>0.176081777028594</text:p>
          </table:table-cell>
          <table:table-cell office:value-type="float" office:value="0.000266260098376699" calcext:value-type="float">
            <text:p>0.000266260098377</text:p>
          </table:table-cell>
          <table:table-cell office:value-type="float" office:value="35.0614433646533" calcext:value-type="float">
            <text:p>35.0614433646533</text:p>
          </table:table-cell>
          <table:table-cell office:value-type="float" office:value="145.745688673954" calcext:value-type="float">
            <text:p>145.745688673954</text:p>
          </table:table-cell>
          <table:table-cell office:value-type="float" office:value="110.903870140576" calcext:value-type="float">
            <text:p>110.903870140576</text:p>
          </table:table-cell>
          <table:table-cell office:value-type="float" office:value="92.1290637047279" calcext:value-type="float">
            <text:p>92.1290637047279</text:p>
          </table:table-cell>
          <table:table-cell office:value-type="float" office:value="2251.40106917703" calcext:value-type="float">
            <text:p>2251.40106917703</text:p>
          </table:table-cell>
          <table:table-cell office:value-type="float" office:value="2117.10776662317" calcext:value-type="float">
            <text:p>2117.10776662317</text:p>
          </table:table-cell>
          <table:table-cell office:value-type="float" office:value="2372.87140660742" calcext:value-type="float">
            <text:p>2372.87140660742</text:p>
          </table:table-cell>
          <table:table-cell office:value-type="float" office:value="2388.28363589142" calcext:value-type="float">
            <text:p>2388.28363589142</text:p>
          </table:table-cell>
          <table:table-cell office:value-type="float" office:value="2388.2264958484" calcext:value-type="float">
            <text:p>2388.2264958484</text:p>
          </table:table-cell>
          <table:table-cell office:value-type="float" office:value="2399.62137840738" calcext:value-type="float">
            <text:p>2399.62137840738</text:p>
          </table:table-cell>
          <table:table-cell office:value-type="float" office:value="266.138461083779" calcext:value-type="float">
            <text:p>266.138461083779</text:p>
          </table:table-cell>
          <table:table-cell office:value-type="float" office:value="291.116580995023" calcext:value-type="float">
            <text:p>291.116580995023</text:p>
          </table:table-cell>
          <table:table-cell office:value-type="float" office:value="761.778177174621" calcext:value-type="float">
            <text:p>761.77817717462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3" calcext:value-type="float">
            <text:p>3023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153653042744" calcext:value-type="float">
            <text:p>13.0153653042744</text:p>
          </table:table-cell>
          <table:table-cell office:value-type="float" office:value="15.0914055809389" calcext:value-type="float">
            <text:p>15.0914055809389</text:p>
          </table:table-cell>
          <table:table-cell office:value-type="float" office:value="15.1970346642851" calcext:value-type="float">
            <text:p>15.1970346642851</text:p>
          </table:table-cell>
          <table:table-cell office:value-type="float" office:value="0.321513689495623" calcext:value-type="float">
            <text:p>0.321513689495623</text:p>
          </table:table-cell>
          <table:table-cell office:value-type="float" office:value="0.310525219687487" calcext:value-type="float">
            <text:p>0.310525219687487</text:p>
          </table:table-cell>
          <table:table-cell office:value-type="float" office:value="2.50184878872206" calcext:value-type="float">
            <text:p>2.50184878872206</text:p>
          </table:table-cell>
          <table:table-cell office:value-type="float" office:value="0.176081777028585" calcext:value-type="float">
            <text:p>0.176081777028585</text:p>
          </table:table-cell>
          <table:table-cell office:value-type="float" office:value="0.000266260098376685" calcext:value-type="float">
            <text:p>0.000266260098377</text:p>
          </table:table-cell>
          <table:table-cell office:value-type="float" office:value="35.0614433646516" calcext:value-type="float">
            <text:p>35.0614433646516</text:p>
          </table:table-cell>
          <table:table-cell office:value-type="float" office:value="209.154983189949" calcext:value-type="float">
            <text:p>209.154983189949</text:p>
          </table:table-cell>
          <table:table-cell office:value-type="float" office:value="158.775478434211" calcext:value-type="float">
            <text:p>158.775478434211</text:p>
          </table:table-cell>
          <table:table-cell office:value-type="float" office:value="162.398549742907" calcext:value-type="float">
            <text:p>162.398549742907</text:p>
          </table:table-cell>
          <table:table-cell office:value-type="float" office:value="2251.40107641713" calcext:value-type="float">
            <text:p>2251.40107641713</text:p>
          </table:table-cell>
          <table:table-cell office:value-type="float" office:value="2117.10776717424" calcext:value-type="float">
            <text:p>2117.10776717424</text:p>
          </table:table-cell>
          <table:table-cell office:value-type="float" office:value="2372.87157356961" calcext:value-type="float">
            <text:p>2372.87157356961</text:p>
          </table:table-cell>
          <table:table-cell office:value-type="float" office:value="2388.28363589138" calcext:value-type="float">
            <text:p>2388.28363589138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3" calcext:value-type="float">
            <text:p>2399.62137840733</text:p>
          </table:table-cell>
          <table:table-cell office:value-type="float" office:value="266.13847554217" calcext:value-type="float">
            <text:p>266.13847554217</text:p>
          </table:table-cell>
          <table:table-cell office:value-type="float" office:value="291.116581871024" calcext:value-type="float">
            <text:p>291.116581871024</text:p>
          </table:table-cell>
          <table:table-cell office:value-type="float" office:value="761.779452135654" calcext:value-type="float">
            <text:p>761.77945213565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4" calcext:value-type="float">
            <text:p>3023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9299332777866" calcext:value-type="float">
            <text:p>3.49299332777866</text:p>
          </table:table-cell>
          <table:table-cell office:value-type="float" office:value="5.59493631590477" calcext:value-type="float">
            <text:p>5.59493631590477</text:p>
          </table:table-cell>
          <table:table-cell office:value-type="float" office:value="5.66656849443372" calcext:value-type="float">
            <text:p>5.66656849443372</text:p>
          </table:table-cell>
          <table:table-cell office:value-type="float" office:value="0.321513689495816" calcext:value-type="float">
            <text:p>0.321513689495816</text:p>
          </table:table-cell>
          <table:table-cell office:value-type="float" office:value="0.310525219687681" calcext:value-type="float">
            <text:p>0.310525219687681</text:p>
          </table:table-cell>
          <table:table-cell office:value-type="float" office:value="2.50184878872207" calcext:value-type="float">
            <text:p>2.50184878872207</text:p>
          </table:table-cell>
          <table:table-cell office:value-type="float" office:value="0.176081777028568" calcext:value-type="float">
            <text:p>0.176081777028568</text:p>
          </table:table-cell>
          <table:table-cell office:value-type="float" office:value="0.00026626009837666" calcext:value-type="float">
            <text:p>0.000266260098377</text:p>
          </table:table-cell>
          <table:table-cell office:value-type="float" office:value="35.0614433646487" calcext:value-type="float">
            <text:p>35.0614433646487</text:p>
          </table:table-cell>
          <table:table-cell office:value-type="float" office:value="640.534911742989" calcext:value-type="float">
            <text:p>640.534911742989</text:p>
          </table:table-cell>
          <table:table-cell office:value-type="float" office:value="491.83917438424" calcext:value-type="float">
            <text:p>491.83917438424</text:p>
          </table:table-cell>
          <table:table-cell office:value-type="float" office:value="16.2516581098241" calcext:value-type="float">
            <text:p>16.2516581098241</text:p>
          </table:table-cell>
          <table:table-cell office:value-type="float" office:value="2251.40125152756" calcext:value-type="float">
            <text:p>2251.40125152756</text:p>
          </table:table-cell>
          <table:table-cell office:value-type="float" office:value="2117.10778050358" calcext:value-type="float">
            <text:p>2117.10778050358</text:p>
          </table:table-cell>
          <table:table-cell office:value-type="float" office:value="2372.87561173052" calcext:value-type="float">
            <text:p>2372.87561173052</text:p>
          </table:table-cell>
          <table:table-cell office:value-type="float" office:value="2388.28363589146" calcext:value-type="float">
            <text:p>2388.28363589146</text:p>
          </table:table-cell>
          <table:table-cell office:value-type="float" office:value="2388.22649584844" calcext:value-type="float">
            <text:p>2388.22649584844</text:p>
          </table:table-cell>
          <table:table-cell office:value-type="float" office:value="2399.62137840742" calcext:value-type="float">
            <text:p>2399.62137840742</text:p>
          </table:table-cell>
          <table:table-cell office:value-type="float" office:value="266.138825233574" calcext:value-type="float">
            <text:p>266.138825233574</text:p>
          </table:table-cell>
          <table:table-cell office:value-type="float" office:value="291.116603058255" calcext:value-type="float">
            <text:p>291.116603058255</text:p>
          </table:table-cell>
          <table:table-cell office:value-type="float" office:value="761.810289125753" calcext:value-type="float">
            <text:p>761.81028912575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5" calcext:value-type="float">
            <text:p>3023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9196837786949" calcext:value-type="float">
            <text:p>11.9196837786949</text:p>
          </table:table-cell>
          <table:table-cell office:value-type="float" office:value="14.0051837338921" calcext:value-type="float">
            <text:p>14.0051837338921</text:p>
          </table:table-cell>
          <table:table-cell office:value-type="float" office:value="14.0986790552418" calcext:value-type="float">
            <text:p>14.0986790552418</text:p>
          </table:table-cell>
          <table:table-cell office:value-type="float" office:value="0.321513689495624" calcext:value-type="float">
            <text:p>0.321513689495624</text:p>
          </table:table-cell>
          <table:table-cell office:value-type="float" office:value="0.31052521968749" calcext:value-type="float">
            <text:p>0.31052521968749</text:p>
          </table:table-cell>
          <table:table-cell office:value-type="float" office:value="2.50184878872183" calcext:value-type="float">
            <text:p>2.50184878872183</text:p>
          </table:table-cell>
          <table:table-cell office:value-type="float" office:value="0.176081777028564" calcext:value-type="float">
            <text:p>0.176081777028564</text:p>
          </table:table-cell>
          <table:table-cell office:value-type="float" office:value="0.000266260098376653" calcext:value-type="float">
            <text:p>0.000266260098377</text:p>
          </table:table-cell>
          <table:table-cell office:value-type="float" office:value="35.0614433646478" calcext:value-type="float">
            <text:p>35.0614433646478</text:p>
          </table:table-cell>
          <table:table-cell office:value-type="float" office:value="697.14899608362" calcext:value-type="float">
            <text:p>697.14899608362</text:p>
          </table:table-cell>
          <table:table-cell office:value-type="float" office:value="534.617154155782" calcext:value-type="float">
            <text:p>534.617154155782</text:p>
          </table:table-cell>
          <table:table-cell office:value-type="float" office:value="78.9694932987991" calcext:value-type="float">
            <text:p>78.9694932987991</text:p>
          </table:table-cell>
          <table:table-cell office:value-type="float" office:value="2251.40134320098" calcext:value-type="float">
            <text:p>2251.40134320098</text:p>
          </table:table-cell>
          <table:table-cell office:value-type="float" office:value="2117.10778748158" calcext:value-type="float">
            <text:p>2117.10778748158</text:p>
          </table:table-cell>
          <table:table-cell office:value-type="float" office:value="2372.87772578627" calcext:value-type="float">
            <text:p>2372.87772578627</text:p>
          </table:table-cell>
          <table:table-cell office:value-type="float" office:value="2388.2836358913" calcext:value-type="float">
            <text:p>2388.2836358913</text:p>
          </table:table-cell>
          <table:table-cell office:value-type="float" office:value="2388.22649584828" calcext:value-type="float">
            <text:p>2388.22649584828</text:p>
          </table:table-cell>
          <table:table-cell office:value-type="float" office:value="2399.62137840726" calcext:value-type="float">
            <text:p>2399.62137840726</text:p>
          </table:table-cell>
          <table:table-cell office:value-type="float" office:value="266.139008303845" calcext:value-type="float">
            <text:p>266.139008303845</text:p>
          </table:table-cell>
          <table:table-cell office:value-type="float" office:value="291.116614150147" calcext:value-type="float">
            <text:p>291.116614150147</text:p>
          </table:table-cell>
          <table:table-cell office:value-type="float" office:value="761.82643341762" calcext:value-type="float">
            <text:p>761.8264334176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6" calcext:value-type="float">
            <text:p>3023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050201720954" calcext:value-type="float">
            <text:p>13.6050201720954</text:p>
          </table:table-cell>
          <table:table-cell office:value-type="float" office:value="15.6854725857229" calcext:value-type="float">
            <text:p>15.6854725857229</text:p>
          </table:table-cell>
          <table:table-cell office:value-type="float" office:value="15.7857016625989" calcext:value-type="float">
            <text:p>15.7857016625989</text:p>
          </table:table-cell>
          <table:table-cell office:value-type="float" office:value="0.321513689495658" calcext:value-type="float">
            <text:p>0.321513689495658</text:p>
          </table:table-cell>
          <table:table-cell office:value-type="float" office:value="0.310525219687523" calcext:value-type="float">
            <text:p>0.310525219687523</text:p>
          </table:table-cell>
          <table:table-cell office:value-type="float" office:value="2.50184878872189" calcext:value-type="float">
            <text:p>2.50184878872189</text:p>
          </table:table-cell>
          <table:table-cell office:value-type="float" office:value="0.176081777028566" calcext:value-type="float">
            <text:p>0.176081777028566</text:p>
          </table:table-cell>
          <table:table-cell office:value-type="float" office:value="0.000266260098376657" calcext:value-type="float">
            <text:p>0.000266260098377</text:p>
          </table:table-cell>
          <table:table-cell office:value-type="float" office:value="35.0614433646483" calcext:value-type="float">
            <text:p>35.0614433646483</text:p>
          </table:table-cell>
          <table:table-cell office:value-type="float" office:value="763.583911101094" calcext:value-type="float">
            <text:p>763.583911101094</text:p>
          </table:table-cell>
          <table:table-cell office:value-type="float" office:value="584.815819097468" calcext:value-type="float">
            <text:p>584.815819097468</text:p>
          </table:table-cell>
          <table:table-cell office:value-type="float" office:value="152.566975257267" calcext:value-type="float">
            <text:p>152.566975257267</text:p>
          </table:table-cell>
          <table:table-cell office:value-type="float" office:value="2251.40135028927" calcext:value-type="float">
            <text:p>2251.40135028927</text:p>
          </table:table-cell>
          <table:table-cell office:value-type="float" office:value="2117.10778802112" calcext:value-type="float">
            <text:p>2117.10778802112</text:p>
          </table:table-cell>
          <table:table-cell office:value-type="float" office:value="2372.87788924757" calcext:value-type="float">
            <text:p>2372.87788924757</text:p>
          </table:table-cell>
          <table:table-cell office:value-type="float" office:value="2388.28363589129" calcext:value-type="float">
            <text:p>2388.28363589129</text:p>
          </table:table-cell>
          <table:table-cell office:value-type="float" office:value="2388.22649584827" calcext:value-type="float">
            <text:p>2388.22649584827</text:p>
          </table:table-cell>
          <table:table-cell office:value-type="float" office:value="2399.62137840725" calcext:value-type="float">
            <text:p>2399.62137840725</text:p>
          </table:table-cell>
          <table:table-cell office:value-type="float" office:value="266.139022459059" calcext:value-type="float">
            <text:p>266.139022459059</text:p>
          </table:table-cell>
          <table:table-cell office:value-type="float" office:value="291.116615007792" calcext:value-type="float">
            <text:p>291.116615007792</text:p>
          </table:table-cell>
          <table:table-cell office:value-type="float" office:value="761.827681728457" calcext:value-type="float">
            <text:p>761.82768172845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7" calcext:value-type="float">
            <text:p>3023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489412392978" calcext:value-type="float">
            <text:p>14.9489412392978</text:p>
          </table:table-cell>
          <table:table-cell office:value-type="float" office:value="17.025563337057" calcext:value-type="float">
            <text:p>17.025563337057</text:p>
          </table:table-cell>
          <table:table-cell office:value-type="float" office:value="17.1309491929838" calcext:value-type="float">
            <text:p>17.1309491929838</text:p>
          </table:table-cell>
          <table:table-cell office:value-type="float" office:value="0.321513689495654" calcext:value-type="float">
            <text:p>0.321513689495654</text:p>
          </table:table-cell>
          <table:table-cell office:value-type="float" office:value="0.31052521968752" calcext:value-type="float">
            <text:p>0.31052521968752</text:p>
          </table:table-cell>
          <table:table-cell office:value-type="float" office:value="2.50184878872179" calcext:value-type="float">
            <text:p>2.50184878872179</text:p>
          </table:table-cell>
          <table:table-cell office:value-type="float" office:value="0.176081777028558" calcext:value-type="float">
            <text:p>0.176081777028558</text:p>
          </table:table-cell>
          <table:table-cell office:value-type="float" office:value="0.000266260098376644" calcext:value-type="float">
            <text:p>0.000266260098377</text:p>
          </table:table-cell>
          <table:table-cell office:value-type="float" office:value="35.0614433646468" calcext:value-type="float">
            <text:p>35.0614433646468</text:p>
          </table:table-cell>
          <table:table-cell office:value-type="float" office:value="1165.2592958651" calcext:value-type="float">
            <text:p>1165.2592958651</text:p>
          </table:table-cell>
          <table:table-cell office:value-type="float" office:value="888.31478665936" calcext:value-type="float">
            <text:p>888.31478665936</text:p>
          </table:table-cell>
          <table:table-cell office:value-type="float" office:value="597.553892324671" calcext:value-type="float">
            <text:p>597.553892324671</text:p>
          </table:table-cell>
          <table:table-cell office:value-type="float" office:value="2251.40135509596" calcext:value-type="float">
            <text:p>2251.40135509596</text:p>
          </table:table-cell>
          <table:table-cell office:value-type="float" office:value="2117.10778838705" calcext:value-type="float">
            <text:p>2117.10778838705</text:p>
          </table:table-cell>
          <table:table-cell office:value-type="float" office:value="2372.878000092" calcext:value-type="float">
            <text:p>2372.878000092</text:p>
          </table:table-cell>
          <table:table-cell office:value-type="float" office:value="2388.28363589135" calcext:value-type="float">
            <text:p>2388.28363589135</text:p>
          </table:table-cell>
          <table:table-cell office:value-type="float" office:value="2388.22649584833" calcext:value-type="float">
            <text:p>2388.22649584833</text:p>
          </table:table-cell>
          <table:table-cell office:value-type="float" office:value="2399.6213784073" calcext:value-type="float">
            <text:p>2399.6213784073</text:p>
          </table:table-cell>
          <table:table-cell office:value-type="float" office:value="266.139032057816" calcext:value-type="float">
            <text:p>266.139032057816</text:p>
          </table:table-cell>
          <table:table-cell office:value-type="float" office:value="291.11661558937" calcext:value-type="float">
            <text:p>291.11661558937</text:p>
          </table:table-cell>
          <table:table-cell office:value-type="float" office:value="761.828528218931" calcext:value-type="float">
            <text:p>761.82852821893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8" calcext:value-type="float">
            <text:p>3023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0980217824197" calcext:value-type="float">
            <text:p>15.0980217824197</text:p>
          </table:table-cell>
          <table:table-cell office:value-type="float" office:value="17.1743209980241" calcext:value-type="float">
            <text:p>17.1743209980241</text:p>
          </table:table-cell>
          <table:table-cell office:value-type="float" office:value="17.2801587527555" calcext:value-type="float">
            <text:p>17.2801587527555</text:p>
          </table:table-cell>
          <table:table-cell office:value-type="float" office:value="0.321513689495627" calcext:value-type="float">
            <text:p>0.321513689495627</text:p>
          </table:table-cell>
          <table:table-cell office:value-type="float" office:value="0.310525219687492" calcext:value-type="float">
            <text:p>0.310525219687492</text:p>
          </table:table-cell>
          <table:table-cell office:value-type="float" office:value="2.50184878872177" calcext:value-type="float">
            <text:p>2.50184878872177</text:p>
          </table:table-cell>
          <table:table-cell office:value-type="float" office:value="0.176081777028558" calcext:value-type="float">
            <text:p>0.176081777028558</text:p>
          </table:table-cell>
          <table:table-cell office:value-type="float" office:value="0.000266260098376645" calcext:value-type="float">
            <text:p>0.000266260098377</text:p>
          </table:table-cell>
          <table:table-cell office:value-type="float" office:value="35.0614433646469" calcext:value-type="float">
            <text:p>35.0614433646469</text:p>
          </table:table-cell>
          <table:table-cell office:value-type="float" office:value="1455.91416766308" calcext:value-type="float">
            <text:p>1455.91416766308</text:p>
          </table:table-cell>
          <table:table-cell office:value-type="float" office:value="1107.8680899146" calcext:value-type="float">
            <text:p>1107.8680899146</text:p>
          </table:table-cell>
          <table:table-cell office:value-type="float" office:value="919.584454267082" calcext:value-type="float">
            <text:p>919.584454267082</text:p>
          </table:table-cell>
          <table:table-cell office:value-type="float" office:value="2251.40135564367" calcext:value-type="float">
            <text:p>2251.40135564367</text:p>
          </table:table-cell>
          <table:table-cell office:value-type="float" office:value="2117.10778842875" calcext:value-type="float">
            <text:p>2117.10778842875</text:p>
          </table:table-cell>
          <table:table-cell office:value-type="float" office:value="2372.87801272213" calcext:value-type="float">
            <text:p>2372.87801272213</text:p>
          </table:table-cell>
          <table:table-cell office:value-type="float" office:value="2388.28363589137" calcext:value-type="float">
            <text:p>2388.28363589137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2" calcext:value-type="float">
            <text:p>2399.62137840732</text:p>
          </table:table-cell>
          <table:table-cell office:value-type="float" office:value="266.139033151531" calcext:value-type="float">
            <text:p>266.139033151531</text:p>
          </table:table-cell>
          <table:table-cell office:value-type="float" office:value="291.116615655635" calcext:value-type="float">
            <text:p>291.116615655635</text:p>
          </table:table-cell>
          <table:table-cell office:value-type="float" office:value="761.828624671946" calcext:value-type="float">
            <text:p>761.82862467194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39" calcext:value-type="float">
            <text:p>3023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76800000" calcext:value-type="float">
            <text:p>15768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2145439943832" calcext:value-type="float">
            <text:p>15.2145439943832</text:p>
          </table:table-cell>
          <table:table-cell office:value-type="float" office:value="17.2906679561508" calcext:value-type="float">
            <text:p>17.2906679561508</text:p>
          </table:table-cell>
          <table:table-cell office:value-type="float" office:value="17.3967655288576" calcext:value-type="float">
            <text:p>17.3967655288576</text:p>
          </table:table-cell>
          <table:table-cell office:value-type="float" office:value="0.321513689495615" calcext:value-type="float">
            <text:p>0.321513689495615</text:p>
          </table:table-cell>
          <table:table-cell office:value-type="float" office:value="0.310525219687481" calcext:value-type="float">
            <text:p>0.310525219687481</text:p>
          </table:table-cell>
          <table:table-cell office:value-type="float" office:value="2.50184878872178" calcext:value-type="float">
            <text:p>2.50184878872178</text:p>
          </table:table-cell>
          <table:table-cell office:value-type="float" office:value="0.176081777028561" calcext:value-type="float">
            <text:p>0.176081777028561</text:p>
          </table:table-cell>
          <table:table-cell office:value-type="float" office:value="0.000266260098376648" calcext:value-type="float">
            <text:p>0.000266260098377</text:p>
          </table:table-cell>
          <table:table-cell office:value-type="float" office:value="35.0614433646473" calcext:value-type="float">
            <text:p>35.0614433646473</text:p>
          </table:table-cell>
          <table:table-cell office:value-type="float" office:value="2082.98302310506" calcext:value-type="float">
            <text:p>2082.98302310506</text:p>
          </table:table-cell>
          <table:table-cell office:value-type="float" office:value="1581.26856079139" calcext:value-type="float">
            <text:p>1581.26856079139</text:p>
          </table:table-cell>
          <table:table-cell office:value-type="float" office:value="1614.5026971838" calcext:value-type="float">
            <text:p>1614.5026971838</text:p>
          </table:table-cell>
          <table:table-cell office:value-type="float" office:value="2251.40135612686" calcext:value-type="float">
            <text:p>2251.40135612686</text:p>
          </table:table-cell>
          <table:table-cell office:value-type="float" office:value="2117.10778846561" calcext:value-type="float">
            <text:p>2117.10778846561</text:p>
          </table:table-cell>
          <table:table-cell office:value-type="float" office:value="2372.87802386276" calcext:value-type="float">
            <text:p>2372.87802386276</text:p>
          </table:table-cell>
          <table:table-cell office:value-type="float" office:value="2388.28363589148" calcext:value-type="float">
            <text:p>2388.28363589148</text:p>
          </table:table-cell>
          <table:table-cell office:value-type="float" office:value="2388.22649584846" calcext:value-type="float">
            <text:p>2388.22649584846</text:p>
          </table:table-cell>
          <table:table-cell office:value-type="float" office:value="2399.62137840743" calcext:value-type="float">
            <text:p>2399.62137840743</text:p>
          </table:table-cell>
          <table:table-cell office:value-type="float" office:value="266.139034116278" calcext:value-type="float">
            <text:p>266.139034116278</text:p>
          </table:table-cell>
          <table:table-cell office:value-type="float" office:value="291.116615714094" calcext:value-type="float">
            <text:p>291.116615714094</text:p>
          </table:table-cell>
          <table:table-cell office:value-type="float" office:value="761.828709749455" calcext:value-type="float">
            <text:p>761.82870974945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40" calcext:value-type="float">
            <text:p>3024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343358954109918" calcext:value-type="float">
            <text:p>3.43358954109918E-05</text:p>
          </table:table-cell>
          <table:table-cell office:value-type="float" office:value="0.00328909983091395" calcext:value-type="float">
            <text:p>0.003289099830914</text:p>
          </table:table-cell>
          <table:table-cell office:value-type="float" office:value="0.00084590379741232" calcext:value-type="float">
            <text:p>0.000845903797412</text:p>
          </table:table-cell>
          <table:table-cell office:value-type="float" office:value="2.48836211381575" calcext:value-type="float">
            <text:p>2.48836211381575</text:p>
          </table:table-cell>
          <table:table-cell office:value-type="float" office:value="0.387665281660166" calcext:value-type="float">
            <text:p>0.387665281660166</text:p>
          </table:table-cell>
          <table:table-cell office:value-type="float" office:value="2.49591248028383" calcext:value-type="float">
            <text:p>2.49591248028383</text:p>
          </table:table-cell>
          <table:table-cell office:value-type="float" office:value="34.8456565661501" calcext:value-type="float">
            <text:p>34.8456565661501</text:p>
          </table:table-cell>
          <table:table-cell office:value-type="float" office:value="1.23450725166055" calcext:value-type="float">
            <text:p>1.23450725166055</text:p>
          </table:table-cell>
          <table:table-cell office:value-type="float" office:value="34.9664624296394" calcext:value-type="float">
            <text:p>34.9664624296394</text:p>
          </table:table-cell>
          <table:table-cell office:value-type="float" office:value="0.000865525101983183" calcext:value-type="float">
            <text:p>0.000865525101983</text:p>
          </table:table-cell>
          <table:table-cell office:value-type="float" office:value="0.0179958199759299" calcext:value-type="float">
            <text:p>0.01799581997593</text:p>
          </table:table-cell>
          <table:table-cell office:value-type="float" office:value="0.000888171189243859" calcext:value-type="float">
            <text:p>0.000888171189244</text:p>
          </table:table-cell>
          <table:table-cell office:value-type="float" office:value="2267.78994536924" calcext:value-type="float">
            <text:p>2267.78994536924</text:p>
          </table:table-cell>
          <table:table-cell office:value-type="float" office:value="2099.00996061445" calcext:value-type="float">
            <text:p>2099.00996061445</text:p>
          </table:table-cell>
          <table:table-cell office:value-type="float" office:value="2345.41391663414" calcext:value-type="float">
            <text:p>2345.41391663414</text:p>
          </table:table-cell>
          <table:table-cell office:value-type="float" office:value="2399.5512477082" calcext:value-type="float">
            <text:p>2399.5512477082</text:p>
          </table:table-cell>
          <table:table-cell office:value-type="float" office:value="2388.627624181" calcext:value-type="float">
            <text:p>2388.627624181</text:p>
          </table:table-cell>
          <table:table-cell office:value-type="float" office:value="2399.59050961384" calcext:value-type="float">
            <text:p>2399.59050961384</text:p>
          </table:table-cell>
          <table:table-cell office:value-type="float" office:value="285.066114363961" calcext:value-type="float">
            <text:p>285.066114363961</text:p>
          </table:table-cell>
          <table:table-cell office:value-type="float" office:value="263.74712159693" calcext:value-type="float">
            <text:p>263.74712159693</text:p>
          </table:table-cell>
          <table:table-cell office:value-type="float" office:value="581.11492696157" calcext:value-type="float">
            <text:p>581.1149269615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41" calcext:value-type="float">
            <text:p>3024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06083923945628" calcext:value-type="float">
            <text:p>4.06083923945628E-05</text:p>
          </table:table-cell>
          <table:table-cell office:value-type="float" office:value="0.00329156800146014" calcext:value-type="float">
            <text:p>0.00329156800146</text:p>
          </table:table-cell>
          <table:table-cell office:value-type="float" office:value="0.00205168888696835" calcext:value-type="float">
            <text:p>0.002051688886968</text:p>
          </table:table-cell>
          <table:table-cell office:value-type="float" office:value="2.48701062242903" calcext:value-type="float">
            <text:p>2.48701062242903</text:p>
          </table:table-cell>
          <table:table-cell office:value-type="float" office:value="0.384812242055682" calcext:value-type="float">
            <text:p>0.384812242055682</text:p>
          </table:table-cell>
          <table:table-cell office:value-type="float" office:value="2.49593701151316" calcext:value-type="float">
            <text:p>2.49593701151316</text:p>
          </table:table-cell>
          <table:table-cell office:value-type="float" office:value="34.8240327039628" calcext:value-type="float">
            <text:p>34.8240327039628</text:p>
          </table:table-cell>
          <table:table-cell office:value-type="float" office:value="1.18885861798922" calcext:value-type="float">
            <text:p>1.18885861798922</text:p>
          </table:table-cell>
          <table:table-cell office:value-type="float" office:value="34.9668549293089" calcext:value-type="float">
            <text:p>34.9668549293089</text:p>
          </table:table-cell>
          <table:table-cell office:value-type="float" office:value="0.00410852319315265" calcext:value-type="float">
            <text:p>0.004108523193153</text:p>
          </table:table-cell>
          <table:table-cell office:value-type="float" office:value="0.0207996990806636" calcext:value-type="float">
            <text:p>0.020799699080664</text:p>
          </table:table-cell>
          <table:table-cell office:value-type="float" office:value="0.00430161266914516" calcext:value-type="float">
            <text:p>0.004301612669145</text:p>
          </table:table-cell>
          <table:table-cell office:value-type="float" office:value="2267.79571559239" calcext:value-type="float">
            <text:p>2267.79571559239</text:p>
          </table:table-cell>
          <table:table-cell office:value-type="float" office:value="2098.98881058288" calcext:value-type="float">
            <text:p>2098.98881058288</text:p>
          </table:table-cell>
          <table:table-cell office:value-type="float" office:value="2345.82881219421" calcext:value-type="float">
            <text:p>2345.82881219421</text:p>
          </table:table-cell>
          <table:table-cell office:value-type="float" office:value="2399.5442199423" calcext:value-type="float">
            <text:p>2399.5442199423</text:p>
          </table:table-cell>
          <table:table-cell office:value-type="float" office:value="2388.61278836437" calcext:value-type="float">
            <text:p>2388.61278836437</text:p>
          </table:table-cell>
          <table:table-cell office:value-type="float" office:value="2399.59063716554" calcext:value-type="float">
            <text:p>2399.59063716554</text:p>
          </table:table-cell>
          <table:table-cell office:value-type="float" office:value="285.088637844745" calcext:value-type="float">
            <text:p>285.088637844745</text:p>
          </table:table-cell>
          <table:table-cell office:value-type="float" office:value="263.727741390374" calcext:value-type="float">
            <text:p>263.727741390374</text:p>
          </table:table-cell>
          <table:table-cell office:value-type="float" office:value="583.444961207323" calcext:value-type="float">
            <text:p>583.44496120732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42" calcext:value-type="float">
            <text:p>3024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72453353487495" calcext:value-type="float">
            <text:p>4.72453353487495E-05</text:p>
          </table:table-cell>
          <table:table-cell office:value-type="float" office:value="0.00329368225401079" calcext:value-type="float">
            <text:p>0.003293682254011</text:p>
          </table:table-cell>
          <table:table-cell office:value-type="float" office:value="0.00347143062055712" calcext:value-type="float">
            <text:p>0.003471430620557</text:p>
          </table:table-cell>
          <table:table-cell office:value-type="float" office:value="2.48557685843901" calcext:value-type="float">
            <text:p>2.48557685843901</text:p>
          </table:table-cell>
          <table:table-cell office:value-type="float" office:value="0.382091131800174" calcext:value-type="float">
            <text:p>0.382091131800174</text:p>
          </table:table-cell>
          <table:table-cell office:value-type="float" office:value="2.49596076669821" calcext:value-type="float">
            <text:p>2.49596076669821</text:p>
          </table:table-cell>
          <table:table-cell office:value-type="float" office:value="34.8010924801226" calcext:value-type="float">
            <text:p>34.8010924801226</text:p>
          </table:table-cell>
          <table:table-cell office:value-type="float" office:value="1.14532085390123" calcext:value-type="float">
            <text:p>1.14532085390123</text:p>
          </table:table-cell>
          <table:table-cell office:value-type="float" office:value="34.9672350122697" calcext:value-type="float">
            <text:p>34.9672350122697</text:p>
          </table:table-cell>
          <table:table-cell office:value-type="float" office:value="0.00792530962675102" calcext:value-type="float">
            <text:p>0.007925309626751</text:p>
          </table:table-cell>
          <table:table-cell office:value-type="float" office:value="0.0240962619841956" calcext:value-type="float">
            <text:p>0.024096261984196</text:p>
          </table:table-cell>
          <table:table-cell office:value-type="float" office:value="0.00831927866783666" calcext:value-type="float">
            <text:p>0.008319278667837</text:p>
          </table:table-cell>
          <table:table-cell office:value-type="float" office:value="2267.80613377451" calcext:value-type="float">
            <text:p>2267.80613377451</text:p>
          </table:table-cell>
          <table:table-cell office:value-type="float" office:value="2098.97049745564" calcext:value-type="float">
            <text:p>2098.97049745564</text:p>
          </table:table-cell>
          <table:table-cell office:value-type="float" office:value="2346.37628906361" calcext:value-type="float">
            <text:p>2346.37628906361</text:p>
          </table:table-cell>
          <table:table-cell office:value-type="float" office:value="2399.53676437003" calcext:value-type="float">
            <text:p>2399.53676437003</text:p>
          </table:table-cell>
          <table:table-cell office:value-type="float" office:value="2388.59863859152" calcext:value-type="float">
            <text:p>2388.59863859152</text:p>
          </table:table-cell>
          <table:table-cell office:value-type="float" office:value="2399.59076069298" calcext:value-type="float">
            <text:p>2399.59076069298</text:p>
          </table:table-cell>
          <table:table-cell office:value-type="float" office:value="285.121882920374" calcext:value-type="float">
            <text:p>285.121882920374</text:p>
          </table:table-cell>
          <table:table-cell office:value-type="float" office:value="263.71187269847" calcext:value-type="float">
            <text:p>263.71187269847</text:p>
          </table:table-cell>
          <table:table-cell office:value-type="float" office:value="586.537200843925" calcext:value-type="float">
            <text:p>586.53720084392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43" calcext:value-type="float">
            <text:p>3024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74095639703215" calcext:value-type="float">
            <text:p>0.000274095639703</text:p>
          </table:table-cell>
          <table:table-cell office:value-type="float" office:value="0.00330417461110865" calcext:value-type="float">
            <text:p>0.003304174611109</text:p>
          </table:table-cell>
          <table:table-cell office:value-type="float" office:value="0.0533588455866857" calcext:value-type="float">
            <text:p>0.053358845586686</text:p>
          </table:table-cell>
          <table:table-cell office:value-type="float" office:value="2.43633420109854" calcext:value-type="float">
            <text:p>2.43633420109854</text:p>
          </table:table-cell>
          <table:table-cell office:value-type="float" office:value="0.326257227363953" calcext:value-type="float">
            <text:p>0.326257227363953</text:p>
          </table:table-cell>
          <table:table-cell office:value-type="float" office:value="2.49649726266531" calcext:value-type="float">
            <text:p>2.49649726266531</text:p>
          </table:table-cell>
          <table:table-cell office:value-type="float" office:value="34.0132099626734" calcext:value-type="float">
            <text:p>34.0132099626734</text:p>
          </table:table-cell>
          <table:table-cell office:value-type="float" office:value="0.251978382920011" calcext:value-type="float">
            <text:p>0.251978382920011</text:p>
          </table:table-cell>
          <table:table-cell office:value-type="float" office:value="34.9758189477417" calcext:value-type="float">
            <text:p>34.9758189477417</text:p>
          </table:table-cell>
          <table:table-cell office:value-type="float" office:value="0.141438247682341" calcext:value-type="float">
            <text:p>0.141438247682341</text:p>
          </table:table-cell>
          <table:table-cell office:value-type="float" office:value="0.139452118288195" calcext:value-type="float">
            <text:p>0.139452118288195</text:p>
          </table:table-cell>
          <table:table-cell office:value-type="float" office:value="0.148702711473766" calcext:value-type="float">
            <text:p>0.148702711473766</text:p>
          </table:table-cell>
          <table:table-cell office:value-type="float" office:value="2267.71118272955" calcext:value-type="float">
            <text:p>2267.71118272955</text:p>
          </table:table-cell>
          <table:table-cell office:value-type="float" office:value="2098.76691712105" calcext:value-type="float">
            <text:p>2098.76691712105</text:p>
          </table:table-cell>
          <table:table-cell office:value-type="float" office:value="2353.80606096408" calcext:value-type="float">
            <text:p>2353.80606096408</text:p>
          </table:table-cell>
          <table:table-cell office:value-type="float" office:value="2399.28070255178" calcext:value-type="float">
            <text:p>2399.28070255178</text:p>
          </table:table-cell>
          <table:table-cell office:value-type="float" office:value="2388.30830228836" calcext:value-type="float">
            <text:p>2388.30830228836</text:p>
          </table:table-cell>
          <table:table-cell office:value-type="float" office:value="2399.59355047193" calcext:value-type="float">
            <text:p>2399.59355047193</text:p>
          </table:table-cell>
          <table:table-cell office:value-type="float" office:value="285.278851534163" calcext:value-type="float">
            <text:p>285.278851534163</text:p>
          </table:table-cell>
          <table:table-cell office:value-type="float" office:value="263.628417354672" calcext:value-type="float">
            <text:p>263.628417354672</text:p>
          </table:table-cell>
          <table:table-cell office:value-type="float" office:value="630.513210215271" calcext:value-type="float">
            <text:p>630.513210215271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44" calcext:value-type="float">
            <text:p>3024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19446285898979" calcext:value-type="float">
            <text:p>0.000619446285899</text:p>
          </table:table-cell>
          <table:table-cell office:value-type="float" office:value="0.0565033451582154" calcext:value-type="float">
            <text:p>0.056503345158215</text:p>
          </table:table-cell>
          <table:table-cell office:value-type="float" office:value="0.128960517277714" calcext:value-type="float">
            <text:p>0.128960517277714</text:p>
          </table:table-cell>
          <table:table-cell office:value-type="float" office:value="2.3613074935093" calcext:value-type="float">
            <text:p>2.3613074935093</text:p>
          </table:table-cell>
          <table:table-cell office:value-type="float" office:value="0.313712110955962" calcext:value-type="float">
            <text:p>0.313712110955962</text:p>
          </table:table-cell>
          <table:table-cell office:value-type="float" office:value="2.49677612914274" calcext:value-type="float">
            <text:p>2.49677612914274</text:p>
          </table:table-cell>
          <table:table-cell office:value-type="float" office:value="32.8127826412477" calcext:value-type="float">
            <text:p>32.8127826412477</text:p>
          </table:table-cell>
          <table:table-cell office:value-type="float" office:value="0.0512565203942765" calcext:value-type="float">
            <text:p>0.051256520394277</text:p>
          </table:table-cell>
          <table:table-cell office:value-type="float" office:value="34.9802808113827" calcext:value-type="float">
            <text:p>34.9802808113827</text:p>
          </table:table-cell>
          <table:table-cell office:value-type="float" office:value="0.343159596604314" calcext:value-type="float">
            <text:p>0.343159596604314</text:p>
          </table:table-cell>
          <table:table-cell office:value-type="float" office:value="0.31285394194723" calcext:value-type="float">
            <text:p>0.31285394194723</text:p>
          </table:table-cell>
          <table:table-cell office:value-type="float" office:value="0.360935026101985" calcext:value-type="float">
            <text:p>0.360935026101985</text:p>
          </table:table-cell>
          <table:table-cell office:value-type="float" office:value="2267.16137057732" calcext:value-type="float">
            <text:p>2267.16137057732</text:p>
          </table:table-cell>
          <table:table-cell office:value-type="float" office:value="2099.30804154699" calcext:value-type="float">
            <text:p>2099.30804154699</text:p>
          </table:table-cell>
          <table:table-cell office:value-type="float" office:value="2354.92482341987" calcext:value-type="float">
            <text:p>2354.92482341987</text:p>
          </table:table-cell>
          <table:table-cell office:value-type="float" office:value="2398.89056367241" calcext:value-type="float">
            <text:p>2398.89056367241</text:p>
          </table:table-cell>
          <table:table-cell office:value-type="float" office:value="2388.24306768312" calcext:value-type="float">
            <text:p>2388.24306768312</text:p>
          </table:table-cell>
          <table:table-cell office:value-type="float" office:value="2399.5950005777" calcext:value-type="float">
            <text:p>2399.5950005777</text:p>
          </table:table-cell>
          <table:table-cell office:value-type="float" office:value="284.636649036135" calcext:value-type="float">
            <text:p>284.636649036135</text:p>
          </table:table-cell>
          <table:table-cell office:value-type="float" office:value="264.436481235591" calcext:value-type="float">
            <text:p>264.436481235591</text:p>
          </table:table-cell>
          <table:table-cell office:value-type="float" office:value="637.464758499054" calcext:value-type="float">
            <text:p>637.464758499054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245" calcext:value-type="float">
            <text:p>30245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001" calcext:value-type="float">
            <text:p>1E-08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40460910785145" calcext:value-type="float">
            <text:p>0.001404609107851</text:p>
          </table:table-cell>
          <table:table-cell table:style-name="ce1" office:value-type="float" office:value="0.214945864677727" calcext:value-type="float">
            <text:p>0.214945864677727</text:p>
          </table:table-cell>
          <table:table-cell table:style-name="ce1" office:value-type="float" office:value="0.298943209823011" calcext:value-type="float">
            <text:p>0.298943209823011</text:p>
          </table:table-cell>
          <table:table-cell table:style-name="ce1" office:value-type="float" office:value="2.19250415919668" calcext:value-type="float">
            <text:p>2.19250415919668</text:p>
          </table:table-cell>
          <table:table-cell table:style-name="ce1" office:value-type="float" office:value="0.313440721397785" calcext:value-type="float">
            <text:p>0.313440721397785</text:p>
          </table:table-cell>
          <table:table-cell table:style-name="ce1" office:value-type="float" office:value="2.49719597444716" calcext:value-type="float">
            <text:p>2.49719597444716</text:p>
          </table:table-cell>
          <table:table-cell table:style-name="ce1" office:value-type="float" office:value="30.1119292922469" calcext:value-type="float">
            <text:p>30.1119292922469</text:p>
          </table:table-cell>
          <table:table-cell table:style-name="ce1" office:value-type="float" office:value="0.0469142874646032" calcext:value-type="float">
            <text:p>0.046914287464603</text:p>
          </table:table-cell>
          <table:table-cell table:style-name="ce1" office:value-type="float" office:value="34.9869983362546" calcext:value-type="float">
            <text:p>34.9869983362546</text:p>
          </table:table-cell>
          <table:table-cell table:style-name="ce1" office:value-type="float" office:value="0.797142385222888" calcext:value-type="float">
            <text:p>0.797142385222888</text:p>
          </table:table-cell>
          <table:table-cell table:style-name="ce1" office:value-type="float" office:value="0.702399770916532" calcext:value-type="float">
            <text:p>0.702399770916532</text:p>
          </table:table-cell>
          <table:table-cell table:style-name="ce1" office:value-type="float" office:value="0.838786797476993" calcext:value-type="float">
            <text:p>0.838786797476993</text:p>
          </table:table-cell>
          <table:table-cell table:style-name="ce1" office:value-type="float" office:value="2265.88545012808" calcext:value-type="float">
            <text:p>2265.88545012808</text:p>
          </table:table-cell>
          <table:table-cell table:style-name="ce1" office:value-type="float" office:value="2100.85901546836" calcext:value-type="float">
            <text:p>2100.85901546836</text:p>
          </table:table-cell>
          <table:table-cell table:style-name="ce1" office:value-type="float" office:value="2356.52352252964" calcext:value-type="float">
            <text:p>2356.52352252964</text:p>
          </table:table-cell>
          <table:table-cell table:style-name="ce1" office:value-type="float" office:value="2398.01278633378" calcext:value-type="float">
            <text:p>2398.01278633378</text:p>
          </table:table-cell>
          <table:table-cell table:style-name="ce1" office:value-type="float" office:value="2388.24165645724" calcext:value-type="float">
            <text:p>2388.24165645724</text:p>
          </table:table-cell>
          <table:table-cell table:style-name="ce1" office:value-type="float" office:value="2399.59718377308" calcext:value-type="float">
            <text:p>2399.59718377308</text:p>
          </table:table-cell>
          <table:table-cell table:style-name="ce1" office:value-type="float" office:value="283.113600327253" calcext:value-type="float">
            <text:p>283.113600327253</text:p>
          </table:table-cell>
          <table:table-cell table:style-name="ce1" office:value-type="float" office:value="266.637937892203" calcext:value-type="float">
            <text:p>266.637937892203</text:p>
          </table:table-cell>
          <table:table-cell table:style-name="ce1" office:value-type="float" office:value="647.554132138557" calcext:value-type="float">
            <text:p>647.5541321385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246" calcext:value-type="float">
            <text:p>3024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08994493341114" calcext:value-type="float">
            <text:p>4.08994493341114E-05</text:p>
          </table:table-cell>
          <table:table-cell office:value-type="float" office:value="0.00330272140787357" calcext:value-type="float">
            <text:p>0.003302721407874</text:p>
          </table:table-cell>
          <table:table-cell office:value-type="float" office:value="0.0021103564499972" calcext:value-type="float">
            <text:p>0.002110356449997</text:p>
          </table:table-cell>
          <table:table-cell office:value-type="float" office:value="2.48699733760588" calcext:value-type="float">
            <text:p>2.48699733760588</text:p>
          </table:table-cell>
          <table:table-cell office:value-type="float" office:value="0.37800365189887" calcext:value-type="float">
            <text:p>0.37800365189887</text:p>
          </table:table-cell>
          <table:table-cell office:value-type="float" office:value="2.49598760322789" calcext:value-type="float">
            <text:p>2.49598760322789</text:p>
          </table:table-cell>
          <table:table-cell office:value-type="float" office:value="34.8238201467924" calcext:value-type="float">
            <text:p>34.8238201467924</text:p>
          </table:table-cell>
          <table:table-cell office:value-type="float" office:value="1.07992117548008" calcext:value-type="float">
            <text:p>1.07992117548008</text:p>
          </table:table-cell>
          <table:table-cell office:value-type="float" office:value="34.9676643967446" calcext:value-type="float">
            <text:p>34.9676643967446</text:p>
          </table:table-cell>
          <table:table-cell office:value-type="float" office:value="0.0043671055256454" calcext:value-type="float">
            <text:p>0.004367105525645</text:p>
          </table:table-cell>
          <table:table-cell office:value-type="float" office:value="0.0903537463638504" calcext:value-type="float">
            <text:p>0.09035374636385</text:p>
          </table:table-cell>
          <table:table-cell office:value-type="float" office:value="0.00445956981753501" calcext:value-type="float">
            <text:p>0.004459569817535</text:p>
          </table:table-cell>
          <table:table-cell office:value-type="float" office:value="2267.81951651228" calcext:value-type="float">
            <text:p>2267.81951651228</text:p>
          </table:table-cell>
          <table:table-cell office:value-type="float" office:value="2098.90730689896" calcext:value-type="float">
            <text:p>2098.90730689896</text:p>
          </table:table-cell>
          <table:table-cell office:value-type="float" office:value="2346.43329509654" calcext:value-type="float">
            <text:p>2346.43329509654</text:p>
          </table:table-cell>
          <table:table-cell office:value-type="float" office:value="2399.54415084316" calcext:value-type="float">
            <text:p>2399.54415084316</text:p>
          </table:table-cell>
          <table:table-cell office:value-type="float" office:value="2388.57738367751" calcext:value-type="float">
            <text:p>2388.57738367751</text:p>
          </table:table-cell>
          <table:table-cell office:value-type="float" office:value="2399.59090022437" calcext:value-type="float">
            <text:p>2399.59090022437</text:p>
          </table:table-cell>
          <table:table-cell office:value-type="float" office:value="285.14051492985" calcext:value-type="float">
            <text:p>285.14051492985</text:p>
          </table:table-cell>
          <table:table-cell office:value-type="float" office:value="263.637867089965" calcext:value-type="float">
            <text:p>263.637867089965</text:p>
          </table:table-cell>
          <table:table-cell office:value-type="float" office:value="586.859802488074" calcext:value-type="float">
            <text:p>586.85980248807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47" calcext:value-type="float">
            <text:p>3024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687193631966204" calcext:value-type="float">
            <text:p>6.87193631966204E-05</text:p>
          </table:table-cell>
          <table:table-cell office:value-type="float" office:value="0.00330318128704878" calcext:value-type="float">
            <text:p>0.003303181287049</text:p>
          </table:table-cell>
          <table:table-cell office:value-type="float" office:value="0.00817310553739032" calcext:value-type="float">
            <text:p>0.00817310553739</text:p>
          </table:table-cell>
          <table:table-cell office:value-type="float" office:value="2.4809502054114" calcext:value-type="float">
            <text:p>2.4809502054114</text:p>
          </table:table-cell>
          <table:table-cell office:value-type="float" office:value="0.371675550034661" calcext:value-type="float">
            <text:p>0.371675550034661</text:p>
          </table:table-cell>
          <table:table-cell office:value-type="float" office:value="2.49604956224043" calcext:value-type="float">
            <text:p>2.49604956224043</text:p>
          </table:table-cell>
          <table:table-cell office:value-type="float" office:value="34.7270660316796" calcext:value-type="float">
            <text:p>34.7270660316796</text:p>
          </table:table-cell>
          <table:table-cell office:value-type="float" office:value="0.978671545651743" calcext:value-type="float">
            <text:p>0.978671545651743</text:p>
          </table:table-cell>
          <table:table-cell office:value-type="float" office:value="34.9686557409441" calcext:value-type="float">
            <text:p>34.9686557409441</text:p>
          </table:table-cell>
          <table:table-cell office:value-type="float" office:value="0.0207279156958636" calcext:value-type="float">
            <text:p>0.020727915695864</text:p>
          </table:table-cell>
          <table:table-cell office:value-type="float" office:value="0.104448538329388" calcext:value-type="float">
            <text:p>0.104448538329388</text:p>
          </table:table-cell>
          <table:table-cell office:value-type="float" office:value="0.0216052021129642" calcext:value-type="float">
            <text:p>0.021605202112964</text:p>
          </table:table-cell>
          <table:table-cell office:value-type="float" office:value="2267.8034815386" calcext:value-type="float">
            <text:p>2267.8034815386</text:p>
          </table:table-cell>
          <table:table-cell office:value-type="float" office:value="2098.88819904603" calcext:value-type="float">
            <text:p>2098.88819904603</text:p>
          </table:table-cell>
          <table:table-cell office:value-type="float" office:value="2347.23642316917" calcext:value-type="float">
            <text:p>2347.23642316917</text:p>
          </table:table-cell>
          <table:table-cell office:value-type="float" office:value="2399.51270577797" calcext:value-type="float">
            <text:p>2399.51270577797</text:p>
          </table:table-cell>
          <table:table-cell office:value-type="float" office:value="2388.54447756994" calcext:value-type="float">
            <text:p>2388.54447756994</text:p>
          </table:table-cell>
          <table:table-cell office:value-type="float" office:value="2399.59122243347" calcext:value-type="float">
            <text:p>2399.59122243347</text:p>
          </table:table-cell>
          <table:table-cell office:value-type="float" office:value="285.150263179536" calcext:value-type="float">
            <text:p>285.150263179536</text:p>
          </table:table-cell>
          <table:table-cell office:value-type="float" office:value="263.633984510836" calcext:value-type="float">
            <text:p>263.633984510836</text:p>
          </table:table-cell>
          <table:table-cell office:value-type="float" office:value="591.43460812002" calcext:value-type="float">
            <text:p>591.43460812002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48" calcext:value-type="float">
            <text:p>3024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00896504502652" calcext:value-type="float">
            <text:p>0.000100896504503</text:p>
          </table:table-cell>
          <table:table-cell office:value-type="float" office:value="0.00330359321025494" calcext:value-type="float">
            <text:p>0.003303593210255</text:p>
          </table:table-cell>
          <table:table-cell office:value-type="float" office:value="0.0152564317975809" calcext:value-type="float">
            <text:p>0.015256431797581</text:p>
          </table:table-cell>
          <table:table-cell office:value-type="float" office:value="2.47395863299606" calcext:value-type="float">
            <text:p>2.47395863299606</text:p>
          </table:table-cell>
          <table:table-cell office:value-type="float" office:value="0.364431909744959" calcext:value-type="float">
            <text:p>0.364431909744959</text:p>
          </table:table-cell>
          <table:table-cell office:value-type="float" office:value="2.49612065751921" calcext:value-type="float">
            <text:p>2.49612065751921</text:p>
          </table:table-cell>
          <table:table-cell office:value-type="float" office:value="34.6152008730354" calcext:value-type="float">
            <text:p>34.6152008730354</text:p>
          </table:table-cell>
          <table:table-cell office:value-type="float" office:value="0.862773301017884" calcext:value-type="float">
            <text:p>0.862773301017884</text:p>
          </table:table-cell>
          <table:table-cell office:value-type="float" office:value="34.9697932654058" calcext:value-type="float">
            <text:p>34.9697932654058</text:p>
          </table:table-cell>
          <table:table-cell office:value-type="float" office:value="0.0398403943327416" calcext:value-type="float">
            <text:p>0.039840394332742</text:p>
          </table:table-cell>
          <table:table-cell office:value-type="float" office:value="0.120911276349655" calcext:value-type="float">
            <text:p>0.120911276349655</text:p>
          </table:table-cell>
          <table:table-cell office:value-type="float" office:value="0.0416354411878532" calcext:value-type="float">
            <text:p>0.041635441187853</text:p>
          </table:table-cell>
          <table:table-cell office:value-type="float" office:value="2267.78828070207" calcext:value-type="float">
            <text:p>2267.78828070207</text:p>
          </table:table-cell>
          <table:table-cell office:value-type="float" office:value="2098.8672884859" calcext:value-type="float">
            <text:p>2098.8672884859</text:p>
          </table:table-cell>
          <table:table-cell office:value-type="float" office:value="2348.24852962079" calcext:value-type="float">
            <text:p>2348.24852962079</text:p>
          </table:table-cell>
          <table:table-cell office:value-type="float" office:value="2399.47634959743" calcext:value-type="float">
            <text:p>2399.47634959743</text:p>
          </table:table-cell>
          <table:table-cell office:value-type="float" office:value="2388.50681063648" calcext:value-type="float">
            <text:p>2388.50681063648</text:p>
          </table:table-cell>
          <table:table-cell office:value-type="float" office:value="2399.59159212496" calcext:value-type="float">
            <text:p>2399.59159212496</text:p>
          </table:table-cell>
          <table:table-cell office:value-type="float" office:value="285.168800375111" calcext:value-type="float">
            <text:p>285.168800375111</text:p>
          </table:table-cell>
          <table:table-cell office:value-type="float" office:value="263.630892379506" calcext:value-type="float">
            <text:p>263.630892379506</text:p>
          </table:table-cell>
          <table:table-cell office:value-type="float" office:value="597.261648652844" calcext:value-type="float">
            <text:p>597.26164865284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table:style-name="ce1" office:value-type="float" office:value="30249" calcext:value-type="float">
            <text:p>30249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005" calcext:value-type="float">
            <text:p>5E-0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0462479694272089" calcext:value-type="float">
            <text:p>0.000462479694272</text:p>
          </table:table-cell>
          <table:table-cell table:style-name="ce1" office:value-type="float" office:value="0.0280310448671405" calcext:value-type="float">
            <text:p>0.028031044867141</text:p>
          </table:table-cell>
          <table:table-cell table:style-name="ce1" office:value-type="float" office:value="0.0946620517443531" calcext:value-type="float">
            <text:p>0.094662051744353</text:p>
          </table:table-cell>
          <table:table-cell table:style-name="ce1" office:value-type="float" office:value="2.3954167633271" calcext:value-type="float">
            <text:p>2.3954167633271</text:p>
          </table:table-cell>
          <table:table-cell table:style-name="ce1" office:value-type="float" office:value="0.313767122876058" calcext:value-type="float">
            <text:p>0.313767122876058</text:p>
          </table:table-cell>
          <table:table-cell table:style-name="ce1" office:value-type="float" office:value="2.4966912917523" calcext:value-type="float">
            <text:p>2.4966912917523</text:p>
          </table:table-cell>
          <table:table-cell table:style-name="ce1" office:value-type="float" office:value="33.3585309583326" calcext:value-type="float">
            <text:p>33.3585309583326</text:p>
          </table:table-cell>
          <table:table-cell table:style-name="ce1" office:value-type="float" office:value="0.0521367111159024" calcext:value-type="float">
            <text:p>0.052136711115903</text:p>
          </table:table-cell>
          <table:table-cell table:style-name="ce1" office:value-type="float" office:value="34.9789234131358" calcext:value-type="float">
            <text:p>34.9789234131358</text:p>
          </table:table-cell>
          <table:table-cell table:style-name="ce1" office:value-type="float" office:value="0.253363355960292" calcext:value-type="float">
            <text:p>0.253363355960292</text:p>
          </table:table-cell>
          <table:table-cell table:style-name="ce1" office:value-type="float" office:value="0.303903705636211" calcext:value-type="float">
            <text:p>0.303903705636211</text:p>
          </table:table-cell>
          <table:table-cell table:style-name="ce1" office:value-type="float" office:value="0.265257465621319" calcext:value-type="float">
            <text:p>0.265257465621319</text:p>
          </table:table-cell>
          <table:table-cell table:style-name="ce1" office:value-type="float" office:value="2267.41135365307" calcext:value-type="float">
            <text:p>2267.41135365307</text:p>
          </table:table-cell>
          <table:table-cell table:style-name="ce1" office:value-type="float" office:value="2098.99210656389" calcext:value-type="float">
            <text:p>2098.99210656389</text:p>
          </table:table-cell>
          <table:table-cell table:style-name="ce1" office:value-type="float" office:value="2354.422896537" calcext:value-type="float">
            <text:p>2354.422896537</text:p>
          </table:table-cell>
          <table:table-cell table:style-name="ce1" office:value-type="float" office:value="2399.06793187525" calcext:value-type="float">
            <text:p>2399.06793187525</text:p>
          </table:table-cell>
          <table:table-cell table:style-name="ce1" office:value-type="float" office:value="2388.24335374491" calcext:value-type="float">
            <text:p>2388.24335374491</text:p>
          </table:table-cell>
          <table:table-cell table:style-name="ce1" office:value-type="float" office:value="2399.59455942306" calcext:value-type="float">
            <text:p>2399.59455942306</text:p>
          </table:table-cell>
          <table:table-cell table:style-name="ce1" office:value-type="float" office:value="284.928466288464" calcext:value-type="float">
            <text:p>284.928466288464</text:p>
          </table:table-cell>
          <table:table-cell table:style-name="ce1" office:value-type="float" office:value="263.990777092254" calcext:value-type="float">
            <text:p>263.990777092254</text:p>
          </table:table-cell>
          <table:table-cell table:style-name="ce1" office:value-type="float" office:value="634.333960286446" calcext:value-type="float">
            <text:p>634.3339602864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" calcext:value-type="float">
            <text:p>323</text:p>
          </table:table-cell>
          <table:table-cell table:style-name="ce1" table:number-columns-repeated="979"/>
        </table:table-row>
        <table:table-row table:style-name="ro1">
          <table:table-cell office:value-type="float" office:value="30250" calcext:value-type="float">
            <text:p>3025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870496068689266" calcext:value-type="float">
            <text:p>0.000870496068689</text:p>
          </table:table-cell>
          <table:table-cell office:value-type="float" office:value="0.108286621193869" calcext:value-type="float">
            <text:p>0.108286621193869</text:p>
          </table:table-cell>
          <table:table-cell office:value-type="float" office:value="0.183596819816318" calcext:value-type="float">
            <text:p>0.183596819816318</text:p>
          </table:table-cell>
          <table:table-cell office:value-type="float" office:value="2.30706906377853" calcext:value-type="float">
            <text:p>2.30706906377853</text:p>
          </table:table-cell>
          <table:table-cell office:value-type="float" office:value="0.313624755292996" calcext:value-type="float">
            <text:p>0.313624755292996</text:p>
          </table:table-cell>
          <table:table-cell office:value-type="float" office:value="2.49691103136233" calcext:value-type="float">
            <text:p>2.49691103136233</text:p>
          </table:table-cell>
          <table:table-cell office:value-type="float" office:value="31.9449677655542" calcext:value-type="float">
            <text:p>31.9449677655542</text:p>
          </table:table-cell>
          <table:table-cell office:value-type="float" office:value="0.0498588297856547" calcext:value-type="float">
            <text:p>0.049858829785655</text:p>
          </table:table-cell>
          <table:table-cell office:value-type="float" office:value="34.9824392468949" calcext:value-type="float">
            <text:p>34.9824392468949</text:p>
          </table:table-cell>
          <table:table-cell office:value-type="float" office:value="0.491941681162928" calcext:value-type="float">
            <text:p>0.491941681162928</text:p>
          </table:table-cell>
          <table:table-cell office:value-type="float" office:value="0.505878564510251" calcext:value-type="float">
            <text:p>0.505878564510251</text:p>
          </table:table-cell>
          <table:table-cell office:value-type="float" office:value="0.515183763756325" calcext:value-type="float">
            <text:p>0.515183763756325</text:p>
          </table:table-cell>
          <table:table-cell office:value-type="float" office:value="2266.74943163516" calcext:value-type="float">
            <text:p>2266.74943163516</text:p>
          </table:table-cell>
          <table:table-cell office:value-type="float" office:value="2099.80774591408" calcext:value-type="float">
            <text:p>2099.80774591408</text:p>
          </table:table-cell>
          <table:table-cell office:value-type="float" office:value="2355.38069360517" calcext:value-type="float">
            <text:p>2355.38069360517</text:p>
          </table:table-cell>
          <table:table-cell office:value-type="float" office:value="2398.60852383739" calcext:value-type="float">
            <text:p>2398.60852383739</text:p>
          </table:table-cell>
          <table:table-cell office:value-type="float" office:value="2388.24261343325" calcext:value-type="float">
            <text:p>2388.24261343325</text:p>
          </table:table-cell>
          <table:table-cell office:value-type="float" office:value="2399.59570206882" calcext:value-type="float">
            <text:p>2399.59570206882</text:p>
          </table:table-cell>
          <table:table-cell office:value-type="float" office:value="284.142016735932" calcext:value-type="float">
            <text:p>284.142016735932</text:p>
          </table:table-cell>
          <table:table-cell office:value-type="float" office:value="265.143321595418" calcext:value-type="float">
            <text:p>265.143321595418</text:p>
          </table:table-cell>
          <table:table-cell office:value-type="float" office:value="640.322576565566" calcext:value-type="float">
            <text:p>640.322576565566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251" calcext:value-type="float">
            <text:p>3025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74325677879279" calcext:value-type="float">
            <text:p>0.001743256778793</text:p>
          </table:table-cell>
          <table:table-cell office:value-type="float" office:value="0.286898082930772" calcext:value-type="float">
            <text:p>0.286898082930772</text:p>
          </table:table-cell>
          <table:table-cell office:value-type="float" office:value="0.371454036143919" calcext:value-type="float">
            <text:p>0.371454036143919</text:p>
          </table:table-cell>
          <table:table-cell office:value-type="float" office:value="2.12053696467419" calcext:value-type="float">
            <text:p>2.12053696467419</text:p>
          </table:table-cell>
          <table:table-cell office:value-type="float" office:value="0.313325449873474" calcext:value-type="float">
            <text:p>0.313325449873474</text:p>
          </table:table-cell>
          <table:table-cell office:value-type="float" office:value="2.49737496704423" calcext:value-type="float">
            <text:p>2.49737496704423</text:p>
          </table:table-cell>
          <table:table-cell office:value-type="float" office:value="28.960454179884" calcext:value-type="float">
            <text:p>28.960454179884</text:p>
          </table:table-cell>
          <table:table-cell office:value-type="float" office:value="0.0450699430727256" calcext:value-type="float">
            <text:p>0.045069943072726</text:p>
          </table:table-cell>
          <table:table-cell office:value-type="float" office:value="34.9898622178047" calcext:value-type="float">
            <text:p>34.9898622178047</text:p>
          </table:table-cell>
          <table:table-cell office:value-type="float" office:value="0.997115188756919" calcext:value-type="float">
            <text:p>0.997115188756919</text:p>
          </table:table-cell>
          <table:table-cell office:value-type="float" office:value="0.93314579620124" calcext:value-type="float">
            <text:p>0.93314579620124</text:p>
          </table:table-cell>
          <table:table-cell office:value-type="float" office:value="1.04458657820507" calcext:value-type="float">
            <text:p>1.04458657820507</text:p>
          </table:table-cell>
          <table:table-cell office:value-type="float" office:value="2265.3357017728" calcext:value-type="float">
            <text:p>2265.3357017728</text:p>
          </table:table-cell>
          <table:table-cell office:value-type="float" office:value="2101.51531802818" calcext:value-type="float">
            <text:p>2101.51531802818</text:p>
          </table:table-cell>
          <table:table-cell office:value-type="float" office:value="2357.09625220485" calcext:value-type="float">
            <text:p>2357.09625220485</text:p>
          </table:table-cell>
          <table:table-cell office:value-type="float" office:value="2397.63855692216" calcext:value-type="float">
            <text:p>2397.63855692216</text:p>
          </table:table-cell>
          <table:table-cell office:value-type="float" office:value="2388.24105704518" calcext:value-type="float">
            <text:p>2388.24105704518</text:p>
          </table:table-cell>
          <table:table-cell office:value-type="float" office:value="2399.59811453448" calcext:value-type="float">
            <text:p>2399.59811453448</text:p>
          </table:table-cell>
          <table:table-cell office:value-type="float" office:value="282.454591815266" calcext:value-type="float">
            <text:p>282.454591815266</text:p>
          </table:table-cell>
          <table:table-cell office:value-type="float" office:value="267.576261696288" calcext:value-type="float">
            <text:p>267.576261696288</text:p>
          </table:table-cell>
          <table:table-cell office:value-type="float" office:value="651.213036612868" calcext:value-type="float">
            <text:p>651.21303661286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52" calcext:value-type="float">
            <text:p>3025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482643845292385" calcext:value-type="float">
            <text:p>4.82643845292385E-05</text:p>
          </table:table-cell>
          <table:table-cell office:value-type="float" office:value="0.0033042585903479" calcext:value-type="float">
            <text:p>0.003304258590348</text:p>
          </table:table-cell>
          <table:table-cell office:value-type="float" office:value="0.00369018493985412" calcext:value-type="float">
            <text:p>0.003690184939854</text:p>
          </table:table-cell>
          <table:table-cell office:value-type="float" office:value="2.48540276739521" calcext:value-type="float">
            <text:p>2.48540276739521</text:p>
          </table:table-cell>
          <table:table-cell office:value-type="float" office:value="0.375470964932343" calcext:value-type="float">
            <text:p>0.375470964932343</text:p>
          </table:table-cell>
          <table:table-cell office:value-type="float" office:value="2.49601035727477" calcext:value-type="float">
            <text:p>2.49601035727477</text:p>
          </table:table-cell>
          <table:table-cell office:value-type="float" office:value="34.798307023423" calcext:value-type="float">
            <text:p>34.798307023423</text:p>
          </table:table-cell>
          <table:table-cell office:value-type="float" office:value="1.03939818401704" calcext:value-type="float">
            <text:p>1.03939818401704</text:p>
          </table:table-cell>
          <table:table-cell office:value-type="float" office:value="34.9680284614959" calcext:value-type="float">
            <text:p>34.9680284614959</text:p>
          </table:table-cell>
          <table:table-cell office:value-type="float" office:value="0.008789324750409" calcext:value-type="float">
            <text:p>0.008789324750409</text:p>
          </table:table-cell>
          <table:table-cell office:value-type="float" office:value="0.180831966182361" calcext:value-type="float">
            <text:p>0.180831966182361</text:p>
          </table:table-cell>
          <table:table-cell office:value-type="float" office:value="0.0089257935612525" calcext:value-type="float">
            <text:p>0.008925793561253</text:p>
          </table:table-cell>
          <table:table-cell office:value-type="float" office:value="2267.81795087009" calcext:value-type="float">
            <text:p>2267.81795087009</text:p>
          </table:table-cell>
          <table:table-cell office:value-type="float" office:value="2098.89187648769" calcext:value-type="float">
            <text:p>2098.89187648769</text:p>
          </table:table-cell>
          <table:table-cell office:value-type="float" office:value="2346.71250098645" calcext:value-type="float">
            <text:p>2346.71250098645</text:p>
          </table:table-cell>
          <table:table-cell office:value-type="float" office:value="2399.5358591034" calcext:value-type="float">
            <text:p>2399.5358591034</text:p>
          </table:table-cell>
          <table:table-cell office:value-type="float" office:value="2388.56421373059" calcext:value-type="float">
            <text:p>2388.56421373059</text:p>
          </table:table-cell>
          <table:table-cell office:value-type="float" office:value="2399.59101857078" calcext:value-type="float">
            <text:p>2399.59101857078</text:p>
          </table:table-cell>
          <table:table-cell office:value-type="float" office:value="285.148878818511" calcext:value-type="float">
            <text:p>285.148878818511</text:p>
          </table:table-cell>
          <table:table-cell office:value-type="float" office:value="263.625371543078" calcext:value-type="float">
            <text:p>263.625371543078</text:p>
          </table:table-cell>
          <table:table-cell office:value-type="float" office:value="588.44531044786" calcext:value-type="float">
            <text:p>588.4453104478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53" calcext:value-type="float">
            <text:p>3025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03560205403991" calcext:value-type="float">
            <text:p>0.000103560205404</text:p>
          </table:table-cell>
          <table:table-cell office:value-type="float" office:value="0.00330455165447718" calcext:value-type="float">
            <text:p>0.003304551654477</text:p>
          </table:table-cell>
          <table:table-cell office:value-type="float" office:value="0.0158427493004065" calcext:value-type="float">
            <text:p>0.015842749300407</text:p>
          </table:table-cell>
          <table:table-cell office:value-type="float" office:value="2.47338429157642" calcext:value-type="float">
            <text:p>2.47338429157642</text:p>
          </table:table-cell>
          <table:table-cell office:value-type="float" office:value="0.363272863894066" calcext:value-type="float">
            <text:p>0.363272863894066</text:p>
          </table:table-cell>
          <table:table-cell office:value-type="float" office:value="2.4961306859321" calcext:value-type="float">
            <text:p>2.4961306859321</text:p>
          </table:table-cell>
          <table:table-cell office:value-type="float" office:value="34.6060114103222" calcext:value-type="float">
            <text:p>34.6060114103222</text:p>
          </table:table-cell>
          <table:table-cell office:value-type="float" office:value="0.84422856740458" calcext:value-type="float">
            <text:p>0.84422856740458</text:p>
          </table:table-cell>
          <table:table-cell office:value-type="float" office:value="34.9699537200132" calcext:value-type="float">
            <text:p>34.9699537200132</text:p>
          </table:table-cell>
          <table:table-cell office:value-type="float" office:value="0.0417612465866813" calcext:value-type="float">
            <text:p>0.041761246586681</text:p>
          </table:table-cell>
          <table:table-cell office:value-type="float" office:value="0.209228666031877" calcext:value-type="float">
            <text:p>0.209228666031877</text:p>
          </table:table-cell>
          <table:table-cell office:value-type="float" office:value="0.0432891082740114" calcext:value-type="float">
            <text:p>0.043289108274011</text:p>
          </table:table-cell>
          <table:table-cell office:value-type="float" office:value="2267.78085996971" calcext:value-type="float">
            <text:p>2267.78085996971</text:p>
          </table:table-cell>
          <table:table-cell office:value-type="float" office:value="2098.85811064466" calcext:value-type="float">
            <text:p>2098.85811064466</text:p>
          </table:table-cell>
          <table:table-cell office:value-type="float" office:value="2348.17760688201" calcext:value-type="float">
            <text:p>2348.17760688201</text:p>
          </table:table-cell>
          <table:table-cell office:value-type="float" office:value="2399.47336302354" calcext:value-type="float">
            <text:p>2399.47336302354</text:p>
          </table:table-cell>
          <table:table-cell office:value-type="float" office:value="2388.50078359949" calcext:value-type="float">
            <text:p>2388.50078359949</text:p>
          </table:table-cell>
          <table:table-cell office:value-type="float" office:value="2399.59164427418" calcext:value-type="float">
            <text:p>2399.59164427418</text:p>
          </table:table-cell>
          <table:table-cell office:value-type="float" office:value="285.156891961363" calcext:value-type="float">
            <text:p>285.156891961363</text:p>
          </table:table-cell>
          <table:table-cell office:value-type="float" office:value="263.622198383936" calcext:value-type="float">
            <text:p>263.622198383936</text:p>
          </table:table-cell>
          <table:table-cell office:value-type="float" office:value="596.850739141396" calcext:value-type="float">
            <text:p>596.850739141396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54" calcext:value-type="float">
            <text:p>3025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68127259558939" calcext:value-type="float">
            <text:p>0.000168127259559</text:p>
          </table:table-cell>
          <table:table-cell office:value-type="float" office:value="0.00330483311652848" calcext:value-type="float">
            <text:p>0.003304833116528</text:p>
          </table:table-cell>
          <table:table-cell office:value-type="float" office:value="0.0300591271609215" calcext:value-type="float">
            <text:p>0.030059127160922</text:p>
          </table:table-cell>
          <table:table-cell office:value-type="float" office:value="2.45936662199557" calcext:value-type="float">
            <text:p>2.45936662199557</text:p>
          </table:table-cell>
          <table:table-cell office:value-type="float" office:value="0.349082253310138" calcext:value-type="float">
            <text:p>0.349082253310138</text:p>
          </table:table-cell>
          <table:table-cell office:value-type="float" office:value="2.49627075895545" calcext:value-type="float">
            <text:p>2.49627075895545</text:p>
          </table:table-cell>
          <table:table-cell office:value-type="float" office:value="34.3817286970267" calcext:value-type="float">
            <text:p>34.3817286970267</text:p>
          </table:table-cell>
          <table:table-cell office:value-type="float" office:value="0.617178798059846" calcext:value-type="float">
            <text:p>0.617178798059846</text:p>
          </table:table-cell>
          <table:table-cell office:value-type="float" office:value="34.9721948883849" calcext:value-type="float">
            <text:p>34.9721948883849</text:p>
          </table:table-cell>
          <table:table-cell office:value-type="float" office:value="0.080329793917764" calcext:value-type="float">
            <text:p>0.080329793917764</text:p>
          </table:table-cell>
          <table:table-cell office:value-type="float" office:value="0.242442848350048" calcext:value-type="float">
            <text:p>0.242442848350048</text:p>
          </table:table-cell>
          <table:table-cell office:value-type="float" office:value="0.0834863117011866" calcext:value-type="float">
            <text:p>0.083486311701187</text:p>
          </table:table-cell>
          <table:table-cell office:value-type="float" office:value="2267.74000562429" calcext:value-type="float">
            <text:p>2267.74000562429</text:p>
          </table:table-cell>
          <table:table-cell office:value-type="float" office:value="2098.81938493217" calcext:value-type="float">
            <text:p>2098.81938493217</text:p>
          </table:table-cell>
          <table:table-cell office:value-type="float" office:value="2349.9466676754" calcext:value-type="float">
            <text:p>2349.9466676754</text:p>
          </table:table-cell>
          <table:table-cell office:value-type="float" office:value="2399.40047114059" calcext:value-type="float">
            <text:p>2399.40047114059</text:p>
          </table:table-cell>
          <table:table-cell office:value-type="float" office:value="2388.42699242341" calcext:value-type="float">
            <text:p>2388.42699242341</text:p>
          </table:table-cell>
          <table:table-cell office:value-type="float" office:value="2399.5923726528" calcext:value-type="float">
            <text:p>2399.5923726528</text:p>
          </table:table-cell>
          <table:table-cell office:value-type="float" office:value="285.171477229005" calcext:value-type="float">
            <text:p>285.171477229005</text:p>
          </table:table-cell>
          <table:table-cell office:value-type="float" office:value="263.619288230336" calcext:value-type="float">
            <text:p>263.619288230336</text:p>
          </table:table-cell>
          <table:table-cell office:value-type="float" office:value="607.193995788577" calcext:value-type="float">
            <text:p>607.19399578857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55" calcext:value-type="float">
            <text:p>3025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93199792555979" calcext:value-type="float">
            <text:p>0.000693199792556</text:p>
          </table:table-cell>
          <table:table-cell office:value-type="float" office:value="0.0746024822168977" calcext:value-type="float">
            <text:p>0.074602482216898</text:p>
          </table:table-cell>
          <table:table-cell office:value-type="float" office:value="0.145039526352615" calcext:value-type="float">
            <text:p>0.145039526352615</text:p>
          </table:table-cell>
          <table:table-cell office:value-type="float" office:value="2.34539982839419" calcext:value-type="float">
            <text:p>2.34539982839419</text:p>
          </table:table-cell>
          <table:table-cell office:value-type="float" office:value="0.313686475443639" calcext:value-type="float">
            <text:p>0.313686475443639</text:p>
          </table:table-cell>
          <table:table-cell office:value-type="float" office:value="2.49681569491407" calcext:value-type="float">
            <text:p>2.49681569491407</text:p>
          </table:table-cell>
          <table:table-cell office:value-type="float" office:value="32.5582599994041" calcext:value-type="float">
            <text:p>32.5582599994041</text:p>
          </table:table-cell>
          <table:table-cell office:value-type="float" office:value="0.0508463521952857" calcext:value-type="float">
            <text:p>0.050846352195286</text:p>
          </table:table-cell>
          <table:table-cell office:value-type="float" office:value="34.9809138637222" calcext:value-type="float">
            <text:p>34.9809138637222</text:p>
          </table:table-cell>
          <table:table-cell office:value-type="float" office:value="0.391513697210426" calcext:value-type="float">
            <text:p>0.391513697210426</text:p>
          </table:table-cell>
          <table:table-cell office:value-type="float" office:value="0.504151291921115" calcext:value-type="float">
            <text:p>0.504151291921115</text:p>
          </table:table-cell>
          <table:table-cell office:value-type="float" office:value="0.407667666997692" calcext:value-type="float">
            <text:p>0.407667666997692</text:p>
          </table:table-cell>
          <table:table-cell office:value-type="float" office:value="2267.0324857449" calcext:value-type="float">
            <text:p>2267.0324857449</text:p>
          </table:table-cell>
          <table:table-cell office:value-type="float" office:value="2099.45394079234" calcext:value-type="float">
            <text:p>2099.45394079234</text:p>
          </table:table-cell>
          <table:table-cell office:value-type="float" office:value="2354.86188089357" calcext:value-type="float">
            <text:p>2354.86188089357</text:p>
          </table:table-cell>
          <table:table-cell office:value-type="float" office:value="2398.80784381372" calcext:value-type="float">
            <text:p>2398.80784381372</text:p>
          </table:table-cell>
          <table:table-cell office:value-type="float" office:value="2388.24293437837" calcext:value-type="float">
            <text:p>2388.24293437837</text:p>
          </table:table-cell>
          <table:table-cell office:value-type="float" office:value="2399.59520631962" calcext:value-type="float">
            <text:p>2399.59520631962</text:p>
          </table:table-cell>
          <table:table-cell office:value-type="float" office:value="284.473972257071" calcext:value-type="float">
            <text:p>284.473972257071</text:p>
          </table:table-cell>
          <table:table-cell office:value-type="float" office:value="264.642619445002" calcext:value-type="float">
            <text:p>264.642619445002</text:p>
          </table:table-cell>
          <table:table-cell office:value-type="float" office:value="637.069965434688" calcext:value-type="float">
            <text:p>637.069965434688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256" calcext:value-type="float">
            <text:p>30256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17697427803301" calcext:value-type="float">
            <text:p>0.001176974278033</text:p>
          </table:table-cell>
          <table:table-cell table:style-name="ce1" office:value-type="float" office:value="0.172686556388317" calcext:value-type="float">
            <text:p>0.172686556388317</text:p>
          </table:table-cell>
          <table:table-cell table:style-name="ce1" office:value-type="float" office:value="0.249931222850417" calcext:value-type="float">
            <text:p>0.249931222850417</text:p>
          </table:table-cell>
          <table:table-cell table:style-name="ce1" office:value-type="float" office:value="2.24121913273269" calcext:value-type="float">
            <text:p>2.24121913273269</text:p>
          </table:table-cell>
          <table:table-cell table:style-name="ce1" office:value-type="float" office:value="0.313518896050964" calcext:value-type="float">
            <text:p>0.313518896050964</text:p>
          </table:table-cell>
          <table:table-cell table:style-name="ce1" office:value-type="float" office:value="2.49707481232475" calcext:value-type="float">
            <text:p>2.49707481232475</text:p>
          </table:table-cell>
          <table:table-cell table:style-name="ce1" office:value-type="float" office:value="30.8913688688221" calcext:value-type="float">
            <text:p>30.8913688688221</text:p>
          </table:table-cell>
          <table:table-cell table:style-name="ce1" office:value-type="float" office:value="0.048165081914471" calcext:value-type="float">
            <text:p>0.048165081914471</text:p>
          </table:table-cell>
          <table:table-cell table:style-name="ce1" office:value-type="float" office:value="34.9850597422951" calcext:value-type="float">
            <text:p>34.9850597422951</text:p>
          </table:table-cell>
          <table:table-cell table:style-name="ce1" office:value-type="float" office:value="0.674779767226915" calcext:value-type="float">
            <text:p>0.674779767226915</text:p>
          </table:table-cell>
          <table:table-cell table:style-name="ce1" office:value-type="float" office:value="0.739621873280589" calcext:value-type="float">
            <text:p>0.739621873280589</text:p>
          </table:table-cell>
          <table:table-cell table:style-name="ce1" office:value-type="float" office:value="0.70279996897667" calcext:value-type="float">
            <text:p>0.70279996897667</text:p>
          </table:table-cell>
          <table:table-cell table:style-name="ce1" office:value-type="float" office:value="2266.24873754746" calcext:value-type="float">
            <text:p>2266.24873754746</text:p>
          </table:table-cell>
          <table:table-cell table:style-name="ce1" office:value-type="float" office:value="2100.41237781672" calcext:value-type="float">
            <text:p>2100.41237781672</text:p>
          </table:table-cell>
          <table:table-cell table:style-name="ce1" office:value-type="float" office:value="2355.93411325317" calcext:value-type="float">
            <text:p>2355.93411325317</text:p>
          </table:table-cell>
          <table:table-cell table:style-name="ce1" office:value-type="float" office:value="2398.26610419609" calcext:value-type="float">
            <text:p>2398.26610419609</text:p>
          </table:table-cell>
          <table:table-cell table:style-name="ce1" office:value-type="float" office:value="2388.24206296534" calcext:value-type="float">
            <text:p>2388.24206296534</text:p>
          </table:table-cell>
          <table:table-cell table:style-name="ce1" office:value-type="float" office:value="2399.59655372996" calcext:value-type="float">
            <text:p>2399.59655372996</text:p>
          </table:table-cell>
          <table:table-cell table:style-name="ce1" office:value-type="float" office:value="283.54155125797" calcext:value-type="float">
            <text:p>283.54155125797</text:p>
          </table:table-cell>
          <table:table-cell table:style-name="ce1" office:value-type="float" office:value="266.001682899888" calcext:value-type="float">
            <text:p>266.001682899888</text:p>
          </table:table-cell>
          <table:table-cell table:style-name="ce1" office:value-type="float" office:value="643.812054365787" calcext:value-type="float">
            <text:p>643.8120543657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57" calcext:value-type="float">
            <text:p>30257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15463499245017" calcext:value-type="float">
            <text:p>0.00215463499245</text:p>
          </table:table-cell>
          <table:table-cell table:style-name="ce1" office:value-type="float" office:value="0.373724848114326" calcext:value-type="float">
            <text:p>0.373724848114326</text:p>
          </table:table-cell>
          <table:table-cell table:style-name="ce1" office:value-type="float" office:value="0.45889555124214" calcext:value-type="float">
            <text:p>0.45889555124214</text:p>
          </table:table-cell>
          <table:table-cell table:style-name="ce1" office:value-type="float" office:value="2.0337529381013" calcext:value-type="float">
            <text:p>2.0337529381013</text:p>
          </table:table-cell>
          <table:table-cell table:style-name="ce1" office:value-type="float" office:value="0.313186787427877" calcext:value-type="float">
            <text:p>0.313186787427877</text:p>
          </table:table-cell>
          <table:table-cell table:style-name="ce1" office:value-type="float" office:value="2.49759080866216" calcext:value-type="float">
            <text:p>2.49759080866216</text:p>
          </table:table-cell>
          <table:table-cell table:style-name="ce1" office:value-type="float" office:value="27.5719097547192" calcext:value-type="float">
            <text:p>27.5719097547192</text:p>
          </table:table-cell>
          <table:table-cell table:style-name="ce1" office:value-type="float" office:value="0.0428513439443851" calcext:value-type="float">
            <text:p>0.042851343944385</text:p>
          </table:table-cell>
          <table:table-cell table:style-name="ce1" office:value-type="float" office:value="34.993315683693" calcext:value-type="float">
            <text:p>34.993315683693</text:p>
          </table:table-cell>
          <table:table-cell table:style-name="ce1" office:value-type="float" office:value="1.24171168313705" calcext:value-type="float">
            <text:p>1.24171168313705</text:p>
          </table:table-cell>
          <table:table-cell table:style-name="ce1" office:value-type="float" office:value="1.21059611068858" calcext:value-type="float">
            <text:p>1.21059611068858</text:p>
          </table:table-cell>
          <table:table-cell table:style-name="ce1" office:value-type="float" office:value="1.29369125517398" calcext:value-type="float">
            <text:p>1.29369125517398</text:p>
          </table:table-cell>
          <table:table-cell table:style-name="ce1" office:value-type="float" office:value="2264.67177418294" calcext:value-type="float">
            <text:p>2264.67177418294</text:p>
          </table:table-cell>
          <table:table-cell table:style-name="ce1" office:value-type="float" office:value="2102.30322892221" calcext:value-type="float">
            <text:p>2102.30322892221</text:p>
          </table:table-cell>
          <table:table-cell table:style-name="ce1" office:value-type="float" office:value="2357.78716170971" calcext:value-type="float">
            <text:p>2357.78716170971</text:p>
          </table:table-cell>
          <table:table-cell table:style-name="ce1" office:value-type="float" office:value="2397.18727998414" calcext:value-type="float">
            <text:p>2397.18727998414</text:p>
          </table:table-cell>
          <table:table-cell table:style-name="ce1" office:value-type="float" office:value="2388.24033600063" calcext:value-type="float">
            <text:p>2388.24033600063</text:p>
          </table:table-cell>
          <table:table-cell table:style-name="ce1" office:value-type="float" office:value="2399.59923691105" calcext:value-type="float">
            <text:p>2399.59923691105</text:p>
          </table:table-cell>
          <table:table-cell table:style-name="ce1" office:value-type="float" office:value="281.660041081098" calcext:value-type="float">
            <text:p>281.660041081098</text:p>
          </table:table-cell>
          <table:table-cell table:style-name="ce1" office:value-type="float" office:value="268.708108919869" calcext:value-type="float">
            <text:p>268.708108919869</text:p>
          </table:table-cell>
          <table:table-cell table:style-name="ce1" office:value-type="float" office:value="655.658839302088" calcext:value-type="float">
            <text:p>655.6588393020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258" calcext:value-type="float">
            <text:p>3025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05926450012775" calcext:value-type="float">
            <text:p>0.000105926450013</text:p>
          </table:table-cell>
          <table:table-cell office:value-type="float" office:value="0.00330554432928488" calcext:value-type="float">
            <text:p>0.003305544329285</text:p>
          </table:table-cell>
          <table:table-cell office:value-type="float" office:value="0.0163615077714322" calcext:value-type="float">
            <text:p>0.016361507771432</text:p>
          </table:table-cell>
          <table:table-cell office:value-type="float" office:value="2.47287469824622" calcext:value-type="float">
            <text:p>2.47287469824622</text:p>
          </table:table-cell>
          <table:table-cell office:value-type="float" office:value="0.362157251414582" calcext:value-type="float">
            <text:p>0.362157251414582</text:p>
          </table:table-cell>
          <table:table-cell office:value-type="float" office:value="2.49614023155385" calcext:value-type="float">
            <text:p>2.49614023155385</text:p>
          </table:table-cell>
          <table:table-cell office:value-type="float" office:value="34.5978579170378" calcext:value-type="float">
            <text:p>34.5978579170378</text:p>
          </table:table-cell>
          <table:table-cell office:value-type="float" office:value="0.826378767731665" calcext:value-type="float">
            <text:p>0.826378767731665</text:p>
          </table:table-cell>
          <table:table-cell office:value-type="float" office:value="34.97010644996" calcext:value-type="float">
            <text:p>34.97010644996</text:p>
          </table:table-cell>
          <table:table-cell office:value-type="float" office:value="0.0459720219729512" calcext:value-type="float">
            <text:p>0.045972021972951</text:p>
          </table:table-cell>
          <table:table-cell office:value-type="float" office:value="0.906225656137223" calcext:value-type="float">
            <text:p>0.906225656137223</text:p>
          </table:table-cell>
          <table:table-cell office:value-type="float" office:value="0.0447509414111818" calcext:value-type="float">
            <text:p>0.044750941411182</text:p>
          </table:table-cell>
          <table:table-cell office:value-type="float" office:value="2267.77847058941" calcext:value-type="float">
            <text:p>2267.77847058941</text:p>
          </table:table-cell>
          <table:table-cell office:value-type="float" office:value="2098.84925504173" calcext:value-type="float">
            <text:p>2098.84925504173</text:p>
          </table:table-cell>
          <table:table-cell office:value-type="float" office:value="2348.2198002984" calcext:value-type="float">
            <text:p>2348.2198002984</text:p>
          </table:table-cell>
          <table:table-cell office:value-type="float" office:value="2399.47071313338" calcext:value-type="float">
            <text:p>2399.47071313338</text:p>
          </table:table-cell>
          <table:table-cell office:value-type="float" office:value="2388.4949824098" calcext:value-type="float">
            <text:p>2388.4949824098</text:p>
          </table:table-cell>
          <table:table-cell office:value-type="float" office:value="2399.59169390658" calcext:value-type="float">
            <text:p>2399.59169390658</text:p>
          </table:table-cell>
          <table:table-cell office:value-type="float" office:value="285.155454561932" calcext:value-type="float">
            <text:p>285.155454561932</text:p>
          </table:table-cell>
          <table:table-cell office:value-type="float" office:value="263.613799956189" calcext:value-type="float">
            <text:p>263.613799956189</text:p>
          </table:table-cell>
          <table:table-cell office:value-type="float" office:value="597.094816285117" calcext:value-type="float">
            <text:p>597.09481628511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59" calcext:value-type="float">
            <text:p>3025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38431754507476" calcext:value-type="float">
            <text:p>0.000384317545075</text:p>
          </table:table-cell>
          <table:table-cell office:value-type="float" office:value="0.0150806287658924" calcext:value-type="float">
            <text:p>0.015080628765892</text:p>
          </table:table-cell>
          <table:table-cell office:value-type="float" office:value="0.0775420099096477" calcext:value-type="float">
            <text:p>0.077542009909648</text:p>
          </table:table-cell>
          <table:table-cell office:value-type="float" office:value="2.41247281111912" calcext:value-type="float">
            <text:p>2.41247281111912</text:p>
          </table:table-cell>
          <table:table-cell office:value-type="float" office:value="0.313794653271832" calcext:value-type="float">
            <text:p>0.313794653271832</text:p>
          </table:table-cell>
          <table:table-cell office:value-type="float" office:value="2.49664886938346" calcext:value-type="float">
            <text:p>2.49664886938346</text:p>
          </table:table-cell>
          <table:table-cell office:value-type="float" office:value="33.6314277230035" calcext:value-type="float">
            <text:p>33.6314277230035</text:p>
          </table:table-cell>
          <table:table-cell office:value-type="float" office:value="0.052577197446776" calcext:value-type="float">
            <text:p>0.052577197446776</text:p>
          </table:table-cell>
          <table:table-cell office:value-type="float" office:value="34.9782446552329" calcext:value-type="float">
            <text:p>34.9782446552329</text:p>
          </table:table-cell>
          <table:table-cell office:value-type="float" office:value="0.219313953932304" calcext:value-type="float">
            <text:p>0.219313953932304</text:p>
          </table:table-cell>
          <table:table-cell office:value-type="float" office:value="1.05049283822108" calcext:value-type="float">
            <text:p>1.05049283822108</text:p>
          </table:table-cell>
          <table:table-cell office:value-type="float" office:value="0.217752411577457" calcext:value-type="float">
            <text:p>0.217752411577457</text:p>
          </table:table-cell>
          <table:table-cell office:value-type="float" office:value="2267.52330213929" calcext:value-type="float">
            <text:p>2267.52330213929</text:p>
          </table:table-cell>
          <table:table-cell office:value-type="float" office:value="2098.83271446039" calcext:value-type="float">
            <text:p>2098.83271446039</text:p>
          </table:table-cell>
          <table:table-cell office:value-type="float" office:value="2353.84984379931" calcext:value-type="float">
            <text:p>2353.84984379931</text:p>
          </table:table-cell>
          <table:table-cell office:value-type="float" office:value="2399.15662332871" calcext:value-type="float">
            <text:p>2399.15662332871</text:p>
          </table:table-cell>
          <table:table-cell office:value-type="float" office:value="2388.24349690794" calcext:value-type="float">
            <text:p>2388.24349690794</text:p>
          </table:table-cell>
          <table:table-cell office:value-type="float" office:value="2399.5943388317" calcext:value-type="float">
            <text:p>2399.5943388317</text:p>
          </table:table-cell>
          <table:table-cell office:value-type="float" office:value="285.046109671773" calcext:value-type="float">
            <text:p>285.046109671773</text:p>
          </table:table-cell>
          <table:table-cell office:value-type="float" office:value="263.76626499476" calcext:value-type="float">
            <text:p>263.76626499476</text:p>
          </table:table-cell>
          <table:table-cell office:value-type="float" office:value="630.780268084913" calcext:value-type="float">
            <text:p>630.78026808491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260" calcext:value-type="float">
            <text:p>3026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696122953695235" calcext:value-type="float">
            <text:p>0.000696122953695</text:p>
          </table:table-cell>
          <table:table-cell office:value-type="float" office:value="0.080071165575295" calcext:value-type="float">
            <text:p>0.080071165575295</text:p>
          </table:table-cell>
          <table:table-cell office:value-type="float" office:value="0.145675194175854" calcext:value-type="float">
            <text:p>0.145675194175854</text:p>
          </table:table-cell>
          <table:table-cell office:value-type="float" office:value="2.34481865006396" calcext:value-type="float">
            <text:p>2.34481865006396</text:p>
          </table:table-cell>
          <table:table-cell office:value-type="float" office:value="0.313685539485236" calcext:value-type="float">
            <text:p>0.313685539485236</text:p>
          </table:table-cell>
          <table:table-cell office:value-type="float" office:value="2.49681714042429" calcext:value-type="float">
            <text:p>2.49681714042429</text:p>
          </table:table-cell>
          <table:table-cell office:value-type="float" office:value="32.548961146122" calcext:value-type="float">
            <text:p>32.548961146122</text:p>
          </table:table-cell>
          <table:table-cell office:value-type="float" office:value="0.0508313768623938" calcext:value-type="float">
            <text:p>0.050831376862394</text:p>
          </table:table-cell>
          <table:table-cell office:value-type="float" office:value="34.9809369918872" calcext:value-type="float">
            <text:p>34.9809369918872</text:p>
          </table:table-cell>
          <table:table-cell office:value-type="float" office:value="0.412545307796236" calcext:value-type="float">
            <text:p>0.412545307796236</text:p>
          </table:table-cell>
          <table:table-cell office:value-type="float" office:value="1.18909031835359" calcext:value-type="float">
            <text:p>1.18909031835359</text:p>
          </table:table-cell>
          <table:table-cell office:value-type="float" office:value="0.410616370882776" calcext:value-type="float">
            <text:p>0.410616370882776</text:p>
          </table:table-cell>
          <table:table-cell office:value-type="float" office:value="2267.01407109146" calcext:value-type="float">
            <text:p>2267.01407109146</text:p>
          </table:table-cell>
          <table:table-cell office:value-type="float" office:value="2099.45798886977" calcext:value-type="float">
            <text:p>2099.45798886977</text:p>
          </table:table-cell>
          <table:table-cell office:value-type="float" office:value="2354.52263411814" calcext:value-type="float">
            <text:p>2354.52263411814</text:p>
          </table:table-cell>
          <table:table-cell office:value-type="float" office:value="2398.80482168608" calcext:value-type="float">
            <text:p>2398.80482168608</text:p>
          </table:table-cell>
          <table:table-cell office:value-type="float" office:value="2388.24292951101" calcext:value-type="float">
            <text:p>2388.24292951101</text:p>
          </table:table-cell>
          <table:table-cell office:value-type="float" office:value="2399.59521383596" calcext:value-type="float">
            <text:p>2399.59521383596</text:p>
          </table:table-cell>
          <table:table-cell office:value-type="float" office:value="284.438290342654" calcext:value-type="float">
            <text:p>284.438290342654</text:p>
          </table:table-cell>
          <table:table-cell office:value-type="float" office:value="264.648342191454" calcext:value-type="float">
            <text:p>264.648342191454</text:p>
          </table:table-cell>
          <table:table-cell office:value-type="float" office:value="634.952060130023" calcext:value-type="float">
            <text:p>634.95206013002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261" calcext:value-type="float">
            <text:p>30261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37568754891079" calcext:value-type="float">
            <text:p>0.002375687548911</text:p>
          </table:table-cell>
          <table:table-cell table:style-name="ce1" office:value-type="float" office:value="0.427926919648376" calcext:value-type="float">
            <text:p>0.427926919648376</text:p>
          </table:table-cell>
          <table:table-cell table:style-name="ce1" office:value-type="float" office:value="0.505592699526085" calcext:value-type="float">
            <text:p>0.505592699526085</text:p>
          </table:table-cell>
          <table:table-cell table:style-name="ce1" office:value-type="float" office:value="1.9874548490894" calcext:value-type="float">
            <text:p>1.9874548490894</text:p>
          </table:table-cell>
          <table:table-cell table:style-name="ce1" office:value-type="float" office:value="0.31311296554569" calcext:value-type="float">
            <text:p>0.31311296554569</text:p>
          </table:table-cell>
          <table:table-cell table:style-name="ce1" office:value-type="float" office:value="2.49770595607518" calcext:value-type="float">
            <text:p>2.49770595607518</text:p>
          </table:table-cell>
          <table:table-cell table:style-name="ce1" office:value-type="float" office:value="26.8311403305303" calcext:value-type="float">
            <text:p>26.8311403305303</text:p>
          </table:table-cell>
          <table:table-cell table:style-name="ce1" office:value-type="float" office:value="0.0416701938309291" calcext:value-type="float">
            <text:p>0.041670193830929</text:p>
          </table:table-cell>
          <table:table-cell table:style-name="ce1" office:value-type="float" office:value="34.9951580423028" calcext:value-type="float">
            <text:p>34.9951580423028</text:p>
          </table:table-cell>
          <table:table-cell table:style-name="ce1" office:value-type="float" office:value="1.43394485619435" calcext:value-type="float">
            <text:p>1.43394485619435</text:p>
          </table:table-cell>
          <table:table-cell table:style-name="ce1" office:value-type="float" office:value="1.92186999985388" calcext:value-type="float">
            <text:p>1.92186999985388</text:p>
          </table:table-cell>
          <table:table-cell table:style-name="ce1" office:value-type="float" office:value="1.43007839993683" calcext:value-type="float">
            <text:p>1.43007839993683</text:p>
          </table:table-cell>
          <table:table-cell table:style-name="ce1" office:value-type="float" office:value="2264.3105594045" calcext:value-type="float">
            <text:p>2264.3105594045</text:p>
          </table:table-cell>
          <table:table-cell table:style-name="ce1" office:value-type="float" office:value="2102.72134940495" calcext:value-type="float">
            <text:p>2102.72134940495</text:p>
          </table:table-cell>
          <table:table-cell table:style-name="ce1" office:value-type="float" office:value="2357.99920400299" calcext:value-type="float">
            <text:p>2357.99920400299</text:p>
          </table:table-cell>
          <table:table-cell table:style-name="ce1" office:value-type="float" office:value="2396.94652992119" calcext:value-type="float">
            <text:p>2396.94652992119</text:p>
          </table:table-cell>
          <table:table-cell table:style-name="ce1" office:value-type="float" office:value="2388.23995212676" calcext:value-type="float">
            <text:p>2388.23995212676</text:p>
          </table:table-cell>
          <table:table-cell table:style-name="ce1" office:value-type="float" office:value="2399.59983567752" calcext:value-type="float">
            <text:p>2399.59983567752</text:p>
          </table:table-cell>
          <table:table-cell table:style-name="ce1" office:value-type="float" office:value="281.222162541477" calcext:value-type="float">
            <text:p>281.222162541477</text:p>
          </table:table-cell>
          <table:table-cell table:style-name="ce1" office:value-type="float" office:value="269.311134979985" calcext:value-type="float">
            <text:p>269.311134979985</text:p>
          </table:table-cell>
          <table:table-cell table:style-name="ce1" office:value-type="float" office:value="657.029083706942" calcext:value-type="float">
            <text:p>657.0290837069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62" calcext:value-type="float">
            <text:p>30262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36779043361533" calcext:value-type="float">
            <text:p>0.003367790433615</text:p>
          </table:table-cell>
          <table:table-cell table:style-name="ce1" office:value-type="float" office:value="0.6301516691772" calcext:value-type="float">
            <text:p>0.6301516691772</text:p>
          </table:table-cell>
          <table:table-cell table:style-name="ce1" office:value-type="float" office:value="0.712735653458678" calcext:value-type="float">
            <text:p>0.712735653458678</text:p>
          </table:table-cell>
          <table:table-cell table:style-name="ce1" office:value-type="float" office:value="1.78183146019847" calcext:value-type="float">
            <text:p>1.78183146019847</text:p>
          </table:table-cell>
          <table:table-cell table:style-name="ce1" office:value-type="float" office:value="0.312786372441985" calcext:value-type="float">
            <text:p>0.312786372441985</text:p>
          </table:table-cell>
          <table:table-cell table:style-name="ce1" office:value-type="float" office:value="2.49821735005576" calcext:value-type="float">
            <text:p>2.49821735005576</text:p>
          </table:table-cell>
          <table:table-cell table:style-name="ce1" office:value-type="float" office:value="23.5411661082731" calcext:value-type="float">
            <text:p>23.5411661082731</text:p>
          </table:table-cell>
          <table:table-cell table:style-name="ce1" office:value-type="float" office:value="0.0364447041693836" calcext:value-type="float">
            <text:p>0.036444704169384</text:p>
          </table:table-cell>
          <table:table-cell table:style-name="ce1" office:value-type="float" office:value="35.0033403459898" calcext:value-type="float">
            <text:p>35.0033403459898</text:p>
          </table:table-cell>
          <table:table-cell table:style-name="ce1" office:value-type="float" office:value="2.02510174383457" calcext:value-type="float">
            <text:p>2.02510174383457</text:p>
          </table:table-cell>
          <table:table-cell table:style-name="ce1" office:value-type="float" office:value="2.34635722084892" calcext:value-type="float">
            <text:p>2.34635722084892</text:p>
          </table:table-cell>
          <table:table-cell table:style-name="ce1" office:value-type="float" office:value="2.02036743857285" calcext:value-type="float">
            <text:p>2.02036743857285</text:p>
          </table:table-cell>
          <table:table-cell table:style-name="ce1" office:value-type="float" office:value="2262.73839649585" calcext:value-type="float">
            <text:p>2262.73839649585</text:p>
          </table:table-cell>
          <table:table-cell table:style-name="ce1" office:value-type="float" office:value="2104.56892479907" calcext:value-type="float">
            <text:p>2104.56892479907</text:p>
          </table:table-cell>
          <table:table-cell table:style-name="ce1" office:value-type="float" office:value="2359.79756067651" calcext:value-type="float">
            <text:p>2359.79756067651</text:p>
          </table:table-cell>
          <table:table-cell table:style-name="ce1" office:value-type="float" office:value="2395.87728829923" calcext:value-type="float">
            <text:p>2395.87728829923</text:p>
          </table:table-cell>
          <table:table-cell table:style-name="ce1" office:value-type="float" office:value="2388.23825384287" calcext:value-type="float">
            <text:p>2388.23825384287</text:p>
          </table:table-cell>
          <table:table-cell table:style-name="ce1" office:value-type="float" office:value="2399.60249492648" calcext:value-type="float">
            <text:p>2399.60249492648</text:p>
          </table:table-cell>
          <table:table-cell table:style-name="ce1" office:value-type="float" office:value="279.354713687154" calcext:value-type="float">
            <text:p>279.354713687154</text:p>
          </table:table-cell>
          <table:table-cell table:style-name="ce1" office:value-type="float" office:value="271.995772400687" calcext:value-type="float">
            <text:p>271.995772400687</text:p>
          </table:table-cell>
          <table:table-cell table:style-name="ce1" office:value-type="float" office:value="668.795339076718" calcext:value-type="float">
            <text:p>668.7953390767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63" calcext:value-type="float">
            <text:p>30263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503233018206818" calcext:value-type="float">
            <text:p>0.005032330182068</text:p>
          </table:table-cell>
          <table:table-cell table:style-name="ce1" office:value-type="float" office:value="0.962616412822464" calcext:value-type="float">
            <text:p>0.962616412822464</text:p>
          </table:table-cell>
          <table:table-cell table:style-name="ce1" office:value-type="float" office:value="1.05155133974106" calcext:value-type="float">
            <text:p>1.05155133974106</text:p>
          </table:table-cell>
          <table:table-cell table:style-name="ce1" office:value-type="float" office:value="1.44560785453436" calcext:value-type="float">
            <text:p>1.44560785453436</text:p>
          </table:table-cell>
          <table:table-cell table:style-name="ce1" office:value-type="float" office:value="0.312256785574143" calcext:value-type="float">
            <text:p>0.312256785574143</text:p>
          </table:table-cell>
          <table:table-cell table:style-name="ce1" office:value-type="float" office:value="2.49905351927895" calcext:value-type="float">
            <text:p>2.49905351927895</text:p>
          </table:table-cell>
          <table:table-cell table:style-name="ce1" office:value-type="float" office:value="18.1615884176476" calcext:value-type="float">
            <text:p>18.1615884176476</text:p>
          </table:table-cell>
          <table:table-cell table:style-name="ce1" office:value-type="float" office:value="0.0279713142841373" calcext:value-type="float">
            <text:p>0.027971314284137</text:p>
          </table:table-cell>
          <table:table-cell table:style-name="ce1" office:value-type="float" office:value="35.0167190535611" calcext:value-type="float">
            <text:p>35.0167190535611</text:p>
          </table:table-cell>
          <table:table-cell table:style-name="ce1" office:value-type="float" office:value="3.00895807904182" calcext:value-type="float">
            <text:p>3.00895807904182</text:p>
          </table:table-cell>
          <table:table-cell table:style-name="ce1" office:value-type="float" office:value="3.05495627373487" calcext:value-type="float">
            <text:p>3.05495627373487</text:p>
          </table:table-cell>
          <table:table-cell table:style-name="ce1" office:value-type="float" office:value="3.00390152917424" calcext:value-type="float">
            <text:p>3.00390152917424</text:p>
          </table:table-cell>
          <table:table-cell table:style-name="ce1" office:value-type="float" office:value="2260.14338405919" calcext:value-type="float">
            <text:p>2260.14338405919</text:p>
          </table:table-cell>
          <table:table-cell table:style-name="ce1" office:value-type="float" office:value="2107.5438868563" calcext:value-type="float">
            <text:p>2107.5438868563</text:p>
          </table:table-cell>
          <table:table-cell table:style-name="ce1" office:value-type="float" office:value="2362.48488429931" calcext:value-type="float">
            <text:p>2362.48488429931</text:p>
          </table:table-cell>
          <table:table-cell table:style-name="ce1" office:value-type="float" office:value="2394.12892554971" calcext:value-type="float">
            <text:p>2394.12892554971</text:p>
          </table:table-cell>
          <table:table-cell table:style-name="ce1" office:value-type="float" office:value="2388.23549999111" calcext:value-type="float">
            <text:p>2388.23549999111</text:p>
          </table:table-cell>
          <table:table-cell table:style-name="ce1" office:value-type="float" office:value="2399.60684300637" calcext:value-type="float">
            <text:p>2399.60684300637</text:p>
          </table:table-cell>
          <table:table-cell table:style-name="ce1" office:value-type="float" office:value="276.279966896541" calcext:value-type="float">
            <text:p>276.279966896541</text:p>
          </table:table-cell>
          <table:table-cell table:style-name="ce1" office:value-type="float" office:value="276.388211888233" calcext:value-type="float">
            <text:p>276.388211888233</text:p>
          </table:table-cell>
          <table:table-cell table:style-name="ce1" office:value-type="float" office:value="686.82663783538" calcext:value-type="float">
            <text:p>686.826637835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264" calcext:value-type="float">
            <text:p>3026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78261272417242" calcext:value-type="float">
            <text:p>0.000178261272417</text:p>
          </table:table-cell>
          <table:table-cell office:value-type="float" office:value="0.00330580841949523" calcext:value-type="float">
            <text:p>0.003305808419495</text:p>
          </table:table-cell>
          <table:table-cell office:value-type="float" office:value="0.0322855802082607" calcext:value-type="float">
            <text:p>0.032285580208261</text:p>
          </table:table-cell>
          <table:table-cell office:value-type="float" office:value="2.45717245380334" calcext:value-type="float">
            <text:p>2.45717245380334</text:p>
          </table:table-cell>
          <table:table-cell office:value-type="float" office:value="0.346292804680847" calcext:value-type="float">
            <text:p>0.346292804680847</text:p>
          </table:table-cell>
          <table:table-cell office:value-type="float" office:value="2.49629690378873" calcext:value-type="float">
            <text:p>2.49629690378873</text:p>
          </table:table-cell>
          <table:table-cell office:value-type="float" office:value="34.3466220059538" calcext:value-type="float">
            <text:p>34.3466220059538</text:p>
          </table:table-cell>
          <table:table-cell office:value-type="float" office:value="0.57254761999394" calcext:value-type="float">
            <text:p>0.57254761999394</text:p>
          </table:table-cell>
          <table:table-cell office:value-type="float" office:value="34.97261320572" calcext:value-type="float">
            <text:p>34.97261320572</text:p>
          </table:table-cell>
          <table:table-cell office:value-type="float" office:value="0.0969862810384796" calcext:value-type="float">
            <text:p>0.09698628103848</text:p>
          </table:table-cell>
          <table:table-cell office:value-type="float" office:value="1.81692431880532" calcext:value-type="float">
            <text:p>1.81692431880532</text:p>
          </table:table-cell>
          <table:table-cell office:value-type="float" office:value="0.089772809557771" calcext:value-type="float">
            <text:p>0.089772809557771</text:p>
          </table:table-cell>
          <table:table-cell office:value-type="float" office:value="2267.72558013247" calcext:value-type="float">
            <text:p>2267.72558013247</text:p>
          </table:table-cell>
          <table:table-cell office:value-type="float" office:value="2098.80565297431" calcext:value-type="float">
            <text:p>2098.80565297431</text:p>
          </table:table-cell>
          <table:table-cell office:value-type="float" office:value="2350.02295670402" calcext:value-type="float">
            <text:p>2350.02295670402</text:p>
          </table:table-cell>
          <table:table-cell office:value-type="float" office:value="2399.38906143306" calcext:value-type="float">
            <text:p>2399.38906143306</text:p>
          </table:table-cell>
          <table:table-cell office:value-type="float" office:value="2388.41248725773" calcext:value-type="float">
            <text:p>2388.41248725773</text:p>
          </table:table-cell>
          <table:table-cell office:value-type="float" office:value="2399.59250857298" calcext:value-type="float">
            <text:p>2399.59250857298</text:p>
          </table:table-cell>
          <table:table-cell office:value-type="float" office:value="285.15628326057" calcext:value-type="float">
            <text:p>285.15628326057</text:p>
          </table:table-cell>
          <table:table-cell office:value-type="float" office:value="263.610112343688" calcext:value-type="float">
            <text:p>263.610112343688</text:p>
          </table:table-cell>
          <table:table-cell office:value-type="float" office:value="607.644408281585" calcext:value-type="float">
            <text:p>607.644408281585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265" calcext:value-type="float">
            <text:p>3026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722045555819996" calcext:value-type="float">
            <text:p>0.00072204555582</text:p>
          </table:table-cell>
          <table:table-cell office:value-type="float" office:value="0.0870791505631888" calcext:value-type="float">
            <text:p>0.087079150563189</text:p>
          </table:table-cell>
          <table:table-cell office:value-type="float" office:value="0.151319304503929" calcext:value-type="float">
            <text:p>0.151319304503929</text:p>
          </table:table-cell>
          <table:table-cell office:value-type="float" office:value="2.33921296937643" calcext:value-type="float">
            <text:p>2.33921296937643</text:p>
          </table:table-cell>
          <table:table-cell office:value-type="float" office:value="0.313676508847288" calcext:value-type="float">
            <text:p>0.313676508847288</text:p>
          </table:table-cell>
          <table:table-cell office:value-type="float" office:value="2.49683108292692" calcext:value-type="float">
            <text:p>2.49683108292692</text:p>
          </table:table-cell>
          <table:table-cell office:value-type="float" office:value="32.4592702551224" calcext:value-type="float">
            <text:p>32.4592702551224</text:p>
          </table:table-cell>
          <table:table-cell office:value-type="float" office:value="0.0506868866562522" calcext:value-type="float">
            <text:p>0.050686886656252</text:p>
          </table:table-cell>
          <table:table-cell office:value-type="float" office:value="34.9811600719304" calcext:value-type="float">
            <text:p>34.9811600719304</text:p>
          </table:table-cell>
          <table:table-cell office:value-type="float" office:value="0.452225059429016" calcext:value-type="float">
            <text:p>0.452225059429016</text:p>
          </table:table-cell>
          <table:table-cell office:value-type="float" office:value="2.05262412207667" calcext:value-type="float">
            <text:p>2.05262412207667</text:p>
          </table:table-cell>
          <table:table-cell office:value-type="float" office:value="0.426480453907042" calcext:value-type="float">
            <text:p>0.426480453907042</text:p>
          </table:table-cell>
          <table:table-cell office:value-type="float" office:value="2266.97080136029" calcext:value-type="float">
            <text:p>2266.97080136029</text:p>
          </table:table-cell>
          <table:table-cell office:value-type="float" office:value="2099.50960163702" calcext:value-type="float">
            <text:p>2099.50960163702</text:p>
          </table:table-cell>
          <table:table-cell office:value-type="float" office:value="2354.55223006679" calcext:value-type="float">
            <text:p>2354.55223006679</text:p>
          </table:table-cell>
          <table:table-cell office:value-type="float" office:value="2398.77567214213" calcext:value-type="float">
            <text:p>2398.77567214213</text:p>
          </table:table-cell>
          <table:table-cell office:value-type="float" office:value="2388.24288254735" calcext:value-type="float">
            <text:p>2388.24288254735</text:p>
          </table:table-cell>
          <table:table-cell office:value-type="float" office:value="2399.59528633258" calcext:value-type="float">
            <text:p>2399.59528633258</text:p>
          </table:table-cell>
          <table:table-cell office:value-type="float" office:value="284.385658113513" calcext:value-type="float">
            <text:p>284.385658113513</text:p>
          </table:table-cell>
          <table:table-cell office:value-type="float" office:value="264.721313936528" calcext:value-type="float">
            <text:p>264.721313936528</text:p>
          </table:table-cell>
          <table:table-cell office:value-type="float" office:value="635.136164272332" calcext:value-type="float">
            <text:p>635.136164272332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266" calcext:value-type="float">
            <text:p>30266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31465734483497" calcext:value-type="float">
            <text:p>0.001314657344835</text:p>
          </table:table-cell>
          <table:table-cell table:style-name="ce1" office:value-type="float" office:value="0.211938571710628" calcext:value-type="float">
            <text:p>0.211938571710628</text:p>
          </table:table-cell>
          <table:table-cell table:style-name="ce1" office:value-type="float" office:value="0.279599391571314" calcext:value-type="float">
            <text:p>0.279599391571314</text:p>
          </table:table-cell>
          <table:table-cell table:style-name="ce1" office:value-type="float" office:value="2.21184191441665" calcext:value-type="float">
            <text:p>2.21184191441665</text:p>
          </table:table-cell>
          <table:table-cell table:style-name="ce1" office:value-type="float" office:value="0.313471740111446" calcext:value-type="float">
            <text:p>0.313471740111446</text:p>
          </table:table-cell>
          <table:table-cell table:style-name="ce1" office:value-type="float" office:value="2.49714787837969" calcext:value-type="float">
            <text:p>2.49714787837969</text:p>
          </table:table-cell>
          <table:table-cell table:style-name="ce1" office:value-type="float" office:value="30.4213333757638" calcext:value-type="float">
            <text:p>30.4213333757638</text:p>
          </table:table-cell>
          <table:table-cell table:style-name="ce1" office:value-type="float" office:value="0.0474105868805933" calcext:value-type="float">
            <text:p>0.047410586880593</text:p>
          </table:table-cell>
          <table:table-cell table:style-name="ce1" office:value-type="float" office:value="34.9862287991724" calcext:value-type="float">
            <text:p>34.9862287991724</text:p>
          </table:table-cell>
          <table:table-cell table:style-name="ce1" office:value-type="float" office:value="0.835403230669444" calcext:value-type="float">
            <text:p>0.835403230669444</text:p>
          </table:table-cell>
          <table:table-cell table:style-name="ce1" office:value-type="float" office:value="2.27802879959915" calcext:value-type="float">
            <text:p>2.27802879959915</text:p>
          </table:table-cell>
          <table:table-cell table:style-name="ce1" office:value-type="float" office:value="0.789709820684005" calcext:value-type="float">
            <text:p>0.789709820684005</text:p>
          </table:table-cell>
          <table:table-cell table:style-name="ce1" office:value-type="float" office:value="2266.00884818591" calcext:value-type="float">
            <text:p>2266.00884818591</text:p>
          </table:table-cell>
          <table:table-cell table:style-name="ce1" office:value-type="float" office:value="2100.67984273596" calcext:value-type="float">
            <text:p>2100.67984273596</text:p>
          </table:table-cell>
          <table:table-cell table:style-name="ce1" office:value-type="float" office:value="2355.78381386197" calcext:value-type="float">
            <text:p>2355.78381386197</text:p>
          </table:table-cell>
          <table:table-cell table:style-name="ce1" office:value-type="float" office:value="2398.11334266081" calcext:value-type="float">
            <text:p>2398.11334266081</text:p>
          </table:table-cell>
          <table:table-cell table:style-name="ce1" office:value-type="float" office:value="2388.24181775442" calcext:value-type="float">
            <text:p>2388.24181775442</text:p>
          </table:table-cell>
          <table:table-cell table:style-name="ce1" office:value-type="float" office:value="2399.59693367342" calcext:value-type="float">
            <text:p>2399.59693367342</text:p>
          </table:table-cell>
          <table:table-cell table:style-name="ce1" office:value-type="float" office:value="283.238469505817" calcext:value-type="float">
            <text:p>283.238469505817</text:p>
          </table:table-cell>
          <table:table-cell table:style-name="ce1" office:value-type="float" office:value="266.382474996432" calcext:value-type="float">
            <text:p>266.382474996432</text:p>
          </table:table-cell>
          <table:table-cell table:style-name="ce1" office:value-type="float" office:value="642.859354617598" calcext:value-type="float">
            <text:p>642.8593546175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67" calcext:value-type="float">
            <text:p>30267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413648958505153" calcext:value-type="float">
            <text:p>0.004136489585052</text:p>
          </table:table-cell>
          <table:table-cell table:style-name="ce1" office:value-type="float" office:value="0.790019319452042" calcext:value-type="float">
            <text:p>0.790019319452042</text:p>
          </table:table-cell>
          <table:table-cell table:style-name="ce1" office:value-type="float" office:value="0.870538114632337" calcext:value-type="float">
            <text:p>0.870538114632337</text:p>
          </table:table-cell>
          <table:table-cell table:style-name="ce1" office:value-type="float" office:value="1.62519348141471" calcext:value-type="float">
            <text:p>1.62519348141471</text:p>
          </table:table-cell>
          <table:table-cell table:style-name="ce1" office:value-type="float" office:value="0.31253896958207" calcext:value-type="float">
            <text:p>0.31253896958207</text:p>
          </table:table-cell>
          <table:table-cell table:style-name="ce1" office:value-type="float" office:value="2.49860690497534" calcext:value-type="float">
            <text:p>2.49860690497534</text:p>
          </table:table-cell>
          <table:table-cell table:style-name="ce1" office:value-type="float" office:value="21.0349584477329" calcext:value-type="float">
            <text:p>21.0349584477329</text:p>
          </table:table-cell>
          <table:table-cell table:style-name="ce1" office:value-type="float" office:value="0.032486258410536" calcext:value-type="float">
            <text:p>0.032486258410536</text:p>
          </table:table-cell>
          <table:table-cell table:style-name="ce1" office:value-type="float" office:value="35.0095732247028" calcext:value-type="float">
            <text:p>35.0095732247028</text:p>
          </table:table-cell>
          <table:table-cell table:style-name="ce1" office:value-type="float" office:value="2.60542624095031" calcext:value-type="float">
            <text:p>2.60542624095031</text:p>
          </table:table-cell>
          <table:table-cell table:style-name="ce1" office:value-type="float" office:value="3.32060994147964" calcext:value-type="float">
            <text:p>3.32060994147964</text:p>
          </table:table-cell>
          <table:table-cell table:style-name="ce1" office:value-type="float" office:value="2.4681527986132" calcext:value-type="float">
            <text:p>2.4681527986132</text:p>
          </table:table-cell>
          <table:table-cell table:style-name="ce1" office:value-type="float" office:value="2261.53679646412" calcext:value-type="float">
            <text:p>2261.53679646412</text:p>
          </table:table-cell>
          <table:table-cell table:style-name="ce1" office:value-type="float" office:value="2105.96227254706" calcext:value-type="float">
            <text:p>2105.96227254706</text:p>
          </table:table-cell>
          <table:table-cell table:style-name="ce1" office:value-type="float" office:value="2361.17228221972" calcext:value-type="float">
            <text:p>2361.17228221972</text:p>
          </table:table-cell>
          <table:table-cell table:style-name="ce1" office:value-type="float" office:value="2395.06277080915" calcext:value-type="float">
            <text:p>2395.06277080915</text:p>
          </table:table-cell>
          <table:table-cell table:style-name="ce1" office:value-type="float" office:value="2388.23696734763" calcext:value-type="float">
            <text:p>2388.23696734763</text:p>
          </table:table-cell>
          <table:table-cell table:style-name="ce1" office:value-type="float" office:value="2399.60452061165" calcext:value-type="float">
            <text:p>2399.60452061165</text:p>
          </table:table-cell>
          <table:table-cell table:style-name="ce1" office:value-type="float" office:value="277.933031882869" calcext:value-type="float">
            <text:p>277.933031882869</text:p>
          </table:table-cell>
          <table:table-cell table:style-name="ce1" office:value-type="float" office:value="274.042207637963" calcext:value-type="float">
            <text:p>274.042207637963</text:p>
          </table:table-cell>
          <table:table-cell table:style-name="ce1" office:value-type="float" office:value="677.952413625175" calcext:value-type="float">
            <text:p>677.9524136251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68" calcext:value-type="float">
            <text:p>30268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557593964060639" calcext:value-type="float">
            <text:p>0.005575939640606</text:p>
          </table:table-cell>
          <table:table-cell table:style-name="ce1" office:value-type="float" office:value="1.07426135721501" calcext:value-type="float">
            <text:p>1.07426135721501</text:p>
          </table:table-cell>
          <table:table-cell table:style-name="ce1" office:value-type="float" office:value="1.15990433018983" calcext:value-type="float">
            <text:p>1.15990433018983</text:p>
          </table:table-cell>
          <table:table-cell table:style-name="ce1" office:value-type="float" office:value="1.33802330978733" calcext:value-type="float">
            <text:p>1.33802330978733</text:p>
          </table:table-cell>
          <table:table-cell table:style-name="ce1" office:value-type="float" office:value="0.312088480227362" calcext:value-type="float">
            <text:p>0.312088480227362</text:p>
          </table:table-cell>
          <table:table-cell table:style-name="ce1" office:value-type="float" office:value="2.49932106744964" calcext:value-type="float">
            <text:p>2.49932106744964</text:p>
          </table:table-cell>
          <table:table-cell table:style-name="ce1" office:value-type="float" office:value="16.4402357016958" calcext:value-type="float">
            <text:p>16.4402357016958</text:p>
          </table:table-cell>
          <table:table-cell table:style-name="ce1" office:value-type="float" office:value="0.025278428736354" calcext:value-type="float">
            <text:p>0.025278428736354</text:p>
          </table:table-cell>
          <table:table-cell table:style-name="ce1" office:value-type="float" office:value="35.0209998242927" calcext:value-type="float">
            <text:p>35.0209998242927</text:p>
          </table:table-cell>
          <table:table-cell table:style-name="ce1" office:value-type="float" office:value="3.48281803165027" calcext:value-type="float">
            <text:p>3.48281803165027</text:p>
          </table:table-cell>
          <table:table-cell table:style-name="ce1" office:value-type="float" office:value="3.84023680926893" calcext:value-type="float">
            <text:p>3.84023680926893</text:p>
          </table:table-cell>
          <table:table-cell table:style-name="ce1" office:value-type="float" office:value="3.30139440779915" calcext:value-type="float">
            <text:p>3.30139440779915</text:p>
          </table:table-cell>
          <table:table-cell table:style-name="ce1" office:value-type="float" office:value="2259.31817298759" calcext:value-type="float">
            <text:p>2259.31817298759</text:p>
          </table:table-cell>
          <table:table-cell table:style-name="ce1" office:value-type="float" office:value="2108.48507208327" calcext:value-type="float">
            <text:p>2108.48507208327</text:p>
          </table:table-cell>
          <table:table-cell table:style-name="ce1" office:value-type="float" office:value="2363.54843845194" calcext:value-type="float">
            <text:p>2363.54843845194</text:p>
          </table:table-cell>
          <table:table-cell table:style-name="ce1" office:value-type="float" office:value="2393.56948591675" calcext:value-type="float">
            <text:p>2393.56948591675</text:p>
          </table:table-cell>
          <table:table-cell table:style-name="ce1" office:value-type="float" office:value="2388.23462480304" calcext:value-type="float">
            <text:p>2388.23462480304</text:p>
          </table:table-cell>
          <table:table-cell table:style-name="ce1" office:value-type="float" office:value="2399.6082342566" calcext:value-type="float">
            <text:p>2399.6082342566</text:p>
          </table:table-cell>
          <table:table-cell table:style-name="ce1" office:value-type="float" office:value="275.314813342321" calcext:value-type="float">
            <text:p>275.314813342321</text:p>
          </table:table-cell>
          <table:table-cell table:style-name="ce1" office:value-type="float" office:value="277.796040449336" calcext:value-type="float">
            <text:p>277.796040449336</text:p>
          </table:table-cell>
          <table:table-cell table:style-name="ce1" office:value-type="float" office:value="694.11559417446" calcext:value-type="float">
            <text:p>694.115594174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269" calcext:value-type="float">
            <text:p>30269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" calcext:value-type="float">
            <text:p>31536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782086546374254" calcext:value-type="float">
            <text:p>0.007820865463743</text:p>
          </table:table-cell>
          <table:table-cell table:style-name="ce1" office:value-type="float" office:value="1.50352621092977" calcext:value-type="float">
            <text:p>1.50352621092977</text:p>
          </table:table-cell>
          <table:table-cell table:style-name="ce1" office:value-type="float" office:value="1.5958931224481" calcext:value-type="float">
            <text:p>1.5958931224481</text:p>
          </table:table-cell>
          <table:table-cell table:style-name="ce1" office:value-type="float" office:value="0.905490151084495" calcext:value-type="float">
            <text:p>0.905490151084495</text:p>
          </table:table-cell>
          <table:table-cell table:style-name="ce1" office:value-type="float" office:value="0.311417388922535" calcext:value-type="float">
            <text:p>0.311417388922535</text:p>
          </table:table-cell>
          <table:table-cell table:style-name="ce1" office:value-type="float" office:value="2.50039667743109" calcext:value-type="float">
            <text:p>2.50039667743109</text:p>
          </table:table-cell>
          <table:table-cell table:style-name="ce1" office:value-type="float" office:value="9.51970516245144" calcext:value-type="float">
            <text:p>9.51970516245144</text:p>
          </table:table-cell>
          <table:table-cell table:style-name="ce1" office:value-type="float" office:value="0.0145409678601008" calcext:value-type="float">
            <text:p>0.014540967860101</text:p>
          </table:table-cell>
          <table:table-cell table:style-name="ce1" office:value-type="float" office:value="35.0382095839969" calcext:value-type="float">
            <text:p>35.0382095839969</text:p>
          </table:table-cell>
          <table:table-cell table:style-name="ce1" office:value-type="float" office:value="4.83792386969012" calcext:value-type="float">
            <text:p>4.83792386969012</text:p>
          </table:table-cell>
          <table:table-cell table:style-name="ce1" office:value-type="float" office:value="4.65150453154916" calcext:value-type="float">
            <text:p>4.65150453154916</text:p>
          </table:table-cell>
          <table:table-cell table:style-name="ce1" office:value-type="float" office:value="4.59198904230059" calcext:value-type="float">
            <text:p>4.59198904230059</text:p>
          </table:table-cell>
          <table:table-cell table:style-name="ce1" office:value-type="float" office:value="2255.9403138614" calcext:value-type="float">
            <text:p>2255.9403138614</text:p>
          </table:table-cell>
          <table:table-cell table:style-name="ce1" office:value-type="float" office:value="2112.20961550752" calcext:value-type="float">
            <text:p>2112.20961550752</text:p>
          </table:table-cell>
          <table:table-cell table:style-name="ce1" office:value-type="float" office:value="2366.85024376889" calcext:value-type="float">
            <text:p>2366.85024376889</text:p>
          </table:table-cell>
          <table:table-cell table:style-name="ce1" office:value-type="float" office:value="2391.32031349181" calcext:value-type="float">
            <text:p>2391.32031349181</text:p>
          </table:table-cell>
          <table:table-cell table:style-name="ce1" office:value-type="float" office:value="2388.23113512856" calcext:value-type="float">
            <text:p>2388.23113512856</text:p>
          </table:table-cell>
          <table:table-cell table:style-name="ce1" office:value-type="float" office:value="2399.61382742882" calcext:value-type="float">
            <text:p>2399.61382742882</text:p>
          </table:table-cell>
          <table:table-cell table:style-name="ce1" office:value-type="float" office:value="271.349048912648" calcext:value-type="float">
            <text:p>271.349048912648</text:p>
          </table:table-cell>
          <table:table-cell table:style-name="ce1" office:value-type="float" office:value="283.454991875442" calcext:value-type="float">
            <text:p>283.454991875442</text:p>
          </table:table-cell>
          <table:table-cell table:style-name="ce1" office:value-type="float" office:value="717.292329490521" calcext:value-type="float">
            <text:p>717.2923294905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270" calcext:value-type="float">
            <text:p>3027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74441254492711" calcext:value-type="float">
            <text:p>0.000744412544927</text:p>
          </table:table-cell>
          <table:table-cell office:value-type="float" office:value="0.093600521837383" calcext:value-type="float">
            <text:p>0.093600521837383</text:p>
          </table:table-cell>
          <table:table-cell office:value-type="float" office:value="0.156180389482117" calcext:value-type="float">
            <text:p>0.156180389482117</text:p>
          </table:table-cell>
          <table:table-cell office:value-type="float" office:value="2.33437853167" calcext:value-type="float">
            <text:p>2.33437853167</text:p>
          </table:table-cell>
          <table:table-cell office:value-type="float" office:value="0.3136687219307" calcext:value-type="float">
            <text:p>0.3136687219307</text:p>
          </table:table-cell>
          <table:table-cell office:value-type="float" office:value="2.49684310719797" calcext:value-type="float">
            <text:p>2.49684310719797</text:p>
          </table:table-cell>
          <table:table-cell office:value-type="float" office:value="32.381919251819" calcext:value-type="float">
            <text:p>32.381919251819</text:p>
          </table:table-cell>
          <table:table-cell office:value-type="float" office:value="0.0505622959902118" calcext:value-type="float">
            <text:p>0.050562295990212</text:p>
          </table:table-cell>
          <table:table-cell office:value-type="float" office:value="34.9813524602664" calcext:value-type="float">
            <text:p>34.9813524602664</text:p>
          </table:table-cell>
          <table:table-cell office:value-type="float" office:value="0.662693287616795" calcext:value-type="float">
            <text:p>0.662693287616795</text:p>
          </table:table-cell>
          <table:table-cell office:value-type="float" office:value="8.86738319611394" calcext:value-type="float">
            <text:p>8.86738319611394</text:p>
          </table:table-cell>
          <table:table-cell office:value-type="float" office:value="0.440098301628079" calcext:value-type="float">
            <text:p>0.440098301628079</text:p>
          </table:table-cell>
          <table:table-cell office:value-type="float" office:value="2266.93373325513" calcext:value-type="float">
            <text:p>2266.93373325513</text:p>
          </table:table-cell>
          <table:table-cell office:value-type="float" office:value="2099.55412179866" calcext:value-type="float">
            <text:p>2099.55412179866</text:p>
          </table:table-cell>
          <table:table-cell office:value-type="float" office:value="2354.58404754738" calcext:value-type="float">
            <text:p>2354.58404754738</text:p>
          </table:table-cell>
          <table:table-cell office:value-type="float" office:value="2398.75053311917" calcext:value-type="float">
            <text:p>2398.75053311917</text:p>
          </table:table-cell>
          <table:table-cell office:value-type="float" office:value="2388.24284210837" calcext:value-type="float">
            <text:p>2388.24284210837</text:p>
          </table:table-cell>
          <table:table-cell office:value-type="float" office:value="2399.59534891195" calcext:value-type="float">
            <text:p>2399.59534891195</text:p>
          </table:table-cell>
          <table:table-cell office:value-type="float" office:value="284.340814697369" calcext:value-type="float">
            <text:p>284.340814697369</text:p>
          </table:table-cell>
          <table:table-cell office:value-type="float" office:value="264.784277662752" calcext:value-type="float">
            <text:p>264.784277662752</text:p>
          </table:table-cell>
          <table:table-cell office:value-type="float" office:value="635.334227395135" calcext:value-type="float">
            <text:p>635.33422739513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office:value-type="float" office:value="30271" calcext:value-type="float">
            <text:p>3027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305146732083067" calcext:value-type="float">
            <text:p>0.003051467320831</text:p>
          </table:table-cell>
          <table:table-cell office:value-type="float" office:value="0.579491738920228" calcext:value-type="float">
            <text:p>0.579491738920228</text:p>
          </table:table-cell>
          <table:table-cell office:value-type="float" office:value="0.64711107240924" calcext:value-type="float">
            <text:p>0.64711107240924</text:p>
          </table:table-cell>
          <table:table-cell office:value-type="float" office:value="1.84696715893002" calcext:value-type="float">
            <text:p>1.84696715893002</text:p>
          </table:table-cell>
          <table:table-cell office:value-type="float" office:value="0.312889603630388" calcext:value-type="float">
            <text:p>0.312889603630388</text:p>
          </table:table-cell>
          <table:table-cell office:value-type="float" office:value="2.49805535651508" calcext:value-type="float">
            <text:p>2.49805535651508</text:p>
          </table:table-cell>
          <table:table-cell office:value-type="float" office:value="24.5833372879767" calcext:value-type="float">
            <text:p>24.5833372879767</text:p>
          </table:table-cell>
          <table:table-cell office:value-type="float" office:value="0.0380964031825909" calcext:value-type="float">
            <text:p>0.038096403182591</text:p>
          </table:table-cell>
          <table:table-cell office:value-type="float" office:value="35.0007484493376" calcext:value-type="float">
            <text:p>35.0007484493376</text:p>
          </table:table-cell>
          <table:table-cell office:value-type="float" office:value="2.71792605689453" calcext:value-type="float">
            <text:p>2.71792605689453</text:p>
          </table:table-cell>
          <table:table-cell office:value-type="float" office:value="8.63833249642035" calcext:value-type="float">
            <text:p>8.63833249642035</text:p>
          </table:table-cell>
          <table:table-cell office:value-type="float" office:value="1.82921285667331" calcext:value-type="float">
            <text:p>1.82921285667331</text:p>
          </table:table-cell>
          <table:table-cell office:value-type="float" office:value="2263.23593511013" calcext:value-type="float">
            <text:p>2263.23593511013</text:p>
          </table:table-cell>
          <table:table-cell office:value-type="float" office:value="2103.98585207182" calcext:value-type="float">
            <text:p>2103.98585207182</text:p>
          </table:table-cell>
          <table:table-cell office:value-type="float" office:value="2359.20007162128" calcext:value-type="float">
            <text:p>2359.20007162128</text:p>
          </table:table-cell>
          <table:table-cell office:value-type="float" office:value="2396.21599392361" calcext:value-type="float">
            <text:p>2396.21599392361</text:p>
          </table:table-cell>
          <table:table-cell office:value-type="float" office:value="2388.23879063603" calcext:value-type="float">
            <text:p>2388.23879063603</text:p>
          </table:table-cell>
          <table:table-cell office:value-type="float" office:value="2399.60165255105" calcext:value-type="float">
            <text:p>2399.60165255105</text:p>
          </table:table-cell>
          <table:table-cell office:value-type="float" office:value="279.943753573634" calcext:value-type="float">
            <text:p>279.943753573634</text:p>
          </table:table-cell>
          <table:table-cell office:value-type="float" office:value="271.144991371412" calcext:value-type="float">
            <text:p>271.144991371412</text:p>
          </table:table-cell>
          <table:table-cell office:value-type="float" office:value="664.859296303542" calcext:value-type="float">
            <text:p>664.85929630354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72" calcext:value-type="float">
            <text:p>3027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11476880461739" calcext:value-type="float">
            <text:p>0.005114768804617</text:p>
          </table:table-cell>
          <table:table-cell office:value-type="float" office:value="0.995653301857959" calcext:value-type="float">
            <text:p>0.995653301857959</text:p>
          </table:table-cell>
          <table:table-cell office:value-type="float" office:value="1.06804556977422" calcext:value-type="float">
            <text:p>1.06804556977422</text:p>
          </table:table-cell>
          <table:table-cell office:value-type="float" office:value="1.42913539523748" calcext:value-type="float">
            <text:p>1.42913539523748</text:p>
          </table:table-cell>
          <table:table-cell office:value-type="float" office:value="0.312230979399175" calcext:value-type="float">
            <text:p>0.312230979399175</text:p>
          </table:table-cell>
          <table:table-cell office:value-type="float" office:value="2.49909448432288" calcext:value-type="float">
            <text:p>2.49909448432288</text:p>
          </table:table-cell>
          <table:table-cell office:value-type="float" office:value="17.898029068896" calcext:value-type="float">
            <text:p>17.898029068896</text:p>
          </table:table-cell>
          <table:table-cell office:value-type="float" office:value="0.0275584154830834" calcext:value-type="float">
            <text:p>0.027558415483083</text:p>
          </table:table-cell>
          <table:table-cell office:value-type="float" office:value="35.0173744942623" calcext:value-type="float">
            <text:p>35.0173744942623</text:p>
          </table:table-cell>
          <table:table-cell office:value-type="float" office:value="4.48136117253582" calcext:value-type="float">
            <text:p>4.48136117253582</text:p>
          </table:table-cell>
          <table:table-cell office:value-type="float" office:value="8.44330754752328" calcext:value-type="float">
            <text:p>8.44330754752328</text:p>
          </table:table-cell>
          <table:table-cell office:value-type="float" office:value="3.02170655320899" calcext:value-type="float">
            <text:p>3.02170655320899</text:p>
          </table:table-cell>
          <table:table-cell office:value-type="float" office:value="2260.0338642572" calcext:value-type="float">
            <text:p>2260.0338642572</text:p>
          </table:table-cell>
          <table:table-cell office:value-type="float" office:value="2107.68988977626" calcext:value-type="float">
            <text:p>2107.68988977626</text:p>
          </table:table-cell>
          <table:table-cell office:value-type="float" office:value="2363.04138594467" calcext:value-type="float">
            <text:p>2363.04138594467</text:p>
          </table:table-cell>
          <table:table-cell office:value-type="float" office:value="2394.04326875631" calcext:value-type="float">
            <text:p>2394.04326875631</text:p>
          </table:table-cell>
          <table:table-cell office:value-type="float" office:value="2388.23536579392" calcext:value-type="float">
            <text:p>2388.23536579392</text:p>
          </table:table-cell>
          <table:table-cell office:value-type="float" office:value="2399.60705601952" calcext:value-type="float">
            <text:p>2399.60705601952</text:p>
          </table:table-cell>
          <table:table-cell office:value-type="float" office:value="276.167142032072" calcext:value-type="float">
            <text:p>276.167142032072</text:p>
          </table:table-cell>
          <table:table-cell office:value-type="float" office:value="276.606024632669" calcext:value-type="float">
            <text:p>276.606024632669</text:p>
          </table:table-cell>
          <table:table-cell office:value-type="float" office:value="690.632394389679" calcext:value-type="float">
            <text:p>690.63239438967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73" calcext:value-type="float">
            <text:p>3027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20067004615698" calcext:value-type="float">
            <text:p>0.120067004615698</text:p>
          </table:table-cell>
          <table:table-cell office:value-type="float" office:value="2.20481630014806" calcext:value-type="float">
            <text:p>2.20481630014806</text:p>
          </table:table-cell>
          <table:table-cell office:value-type="float" office:value="2.29357942498676" calcext:value-type="float">
            <text:p>2.29357942498676</text:p>
          </table:table-cell>
          <table:table-cell office:value-type="float" office:value="0.321513689495669" calcext:value-type="float">
            <text:p>0.321513689495669</text:p>
          </table:table-cell>
          <table:table-cell office:value-type="float" office:value="0.310525219687494" calcext:value-type="float">
            <text:p>0.310525219687494</text:p>
          </table:table-cell>
          <table:table-cell office:value-type="float" office:value="2.50184878872891" calcext:value-type="float">
            <text:p>2.50184878872891</text:p>
          </table:table-cell>
          <table:table-cell office:value-type="float" office:value="0.176081777029195" calcext:value-type="float">
            <text:p>0.176081777029195</text:p>
          </table:table-cell>
          <table:table-cell office:value-type="float" office:value="0.000266260098377607" calcext:value-type="float">
            <text:p>0.000266260098378</text:p>
          </table:table-cell>
          <table:table-cell office:value-type="float" office:value="35.0614433647611" calcext:value-type="float">
            <text:p>35.0614433647611</text:p>
          </table:table-cell>
          <table:table-cell office:value-type="float" office:value="9.46616313380654" calcext:value-type="float">
            <text:p>9.46616313380654</text:p>
          </table:table-cell>
          <table:table-cell office:value-type="float" office:value="8.19305059005941" calcext:value-type="float">
            <text:p>8.19305059005941</text:p>
          </table:table-cell>
          <table:table-cell office:value-type="float" office:value="6.50975366668676" calcext:value-type="float">
            <text:p>6.50975366668676</text:p>
          </table:table-cell>
          <table:table-cell office:value-type="float" office:value="2251.39460029196" calcext:value-type="float">
            <text:p>2251.39460029196</text:p>
          </table:table-cell>
          <table:table-cell office:value-type="float" office:value="2117.10727421545" calcext:value-type="float">
            <text:p>2117.10727421545</text:p>
          </table:table-cell>
          <table:table-cell office:value-type="float" office:value="2372.72223479167" calcext:value-type="float">
            <text:p>2372.72223479167</text:p>
          </table:table-cell>
          <table:table-cell office:value-type="float" office:value="2388.28363589126" calcext:value-type="float">
            <text:p>2388.28363589126</text:p>
          </table:table-cell>
          <table:table-cell office:value-type="float" office:value="2388.22649584823" calcext:value-type="float">
            <text:p>2388.22649584823</text:p>
          </table:table-cell>
          <table:table-cell office:value-type="float" office:value="2399.62137840725" calcext:value-type="float">
            <text:p>2399.62137840725</text:p>
          </table:table-cell>
          <table:table-cell office:value-type="float" office:value="266.125543316016" calcext:value-type="float">
            <text:p>266.125543316016</text:p>
          </table:table-cell>
          <table:table-cell office:value-type="float" office:value="291.11579830169" calcext:value-type="float">
            <text:p>291.11579830169</text:p>
          </table:table-cell>
          <table:table-cell office:value-type="float" office:value="760.639969387286" calcext:value-type="float">
            <text:p>760.63996938728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74" calcext:value-type="float">
            <text:p>3027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0618196509298" calcext:value-type="float">
            <text:p>1.00618196509298</text:p>
          </table:table-cell>
          <table:table-cell office:value-type="float" office:value="3.08735132925468" calcext:value-type="float">
            <text:p>3.08735132925468</text:p>
          </table:table-cell>
          <table:table-cell office:value-type="float" office:value="3.18132731781672" calcext:value-type="float">
            <text:p>3.18132731781672</text:p>
          </table:table-cell>
          <table:table-cell office:value-type="float" office:value="0.321513689495582" calcext:value-type="float">
            <text:p>0.321513689495582</text:p>
          </table:table-cell>
          <table:table-cell office:value-type="float" office:value="0.310525219687422" calcext:value-type="float">
            <text:p>0.310525219687422</text:p>
          </table:table-cell>
          <table:table-cell office:value-type="float" office:value="2.50184878872646" calcext:value-type="float">
            <text:p>2.50184878872646</text:p>
          </table:table-cell>
          <table:table-cell office:value-type="float" office:value="0.176081777028983" calcext:value-type="float">
            <text:p>0.176081777028983</text:p>
          </table:table-cell>
          <table:table-cell office:value-type="float" office:value="0.000266260098377286" calcext:value-type="float">
            <text:p>0.000266260098377</text:p>
          </table:table-cell>
          <table:table-cell office:value-type="float" office:value="35.061443364723" calcext:value-type="float">
            <text:p>35.061443364723</text:p>
          </table:table-cell>
          <table:table-cell office:value-type="float" office:value="12.0820416731059" calcext:value-type="float">
            <text:p>12.0820416731059</text:p>
          </table:table-cell>
          <table:table-cell office:value-type="float" office:value="10.4431575456041" calcext:value-type="float">
            <text:p>10.4431575456041</text:p>
          </table:table-cell>
          <table:table-cell office:value-type="float" office:value="9.26737334267941" calcext:value-type="float">
            <text:p>9.26737334267941</text:p>
          </table:table-cell>
          <table:table-cell office:value-type="float" office:value="2251.39641629817" calcext:value-type="float">
            <text:p>2251.39641629817</text:p>
          </table:table-cell>
          <table:table-cell office:value-type="float" office:value="2117.10741244894" calcext:value-type="float">
            <text:p>2117.10741244894</text:p>
          </table:table-cell>
          <table:table-cell office:value-type="float" office:value="2372.76411073269" calcext:value-type="float">
            <text:p>2372.76411073269</text:p>
          </table:table-cell>
          <table:table-cell office:value-type="float" office:value="2388.28363589131" calcext:value-type="float">
            <text:p>2388.28363589131</text:p>
          </table:table-cell>
          <table:table-cell office:value-type="float" office:value="2388.22649584829" calcext:value-type="float">
            <text:p>2388.22649584829</text:p>
          </table:table-cell>
          <table:table-cell office:value-type="float" office:value="2399.62137840729" calcext:value-type="float">
            <text:p>2399.62137840729</text:p>
          </table:table-cell>
          <table:table-cell office:value-type="float" office:value="266.129169625129" calcext:value-type="float">
            <text:p>266.129169625129</text:p>
          </table:table-cell>
          <table:table-cell office:value-type="float" office:value="291.116018026704" calcext:value-type="float">
            <text:p>291.116018026704</text:p>
          </table:table-cell>
          <table:table-cell office:value-type="float" office:value="760.959308518503" calcext:value-type="float">
            <text:p>760.95930851850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75" calcext:value-type="float">
            <text:p>3027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092701919202" calcext:value-type="float">
            <text:p>2.24092701919202</text:p>
          </table:table-cell>
          <table:table-cell office:value-type="float" office:value="4.31860390646109" calcext:value-type="float">
            <text:p>4.31860390646109</text:p>
          </table:table-cell>
          <table:table-cell office:value-type="float" office:value="4.41800206079521" calcext:value-type="float">
            <text:p>4.41800206079521</text:p>
          </table:table-cell>
          <table:table-cell office:value-type="float" office:value="0.321513689495652" calcext:value-type="float">
            <text:p>0.321513689495652</text:p>
          </table:table-cell>
          <table:table-cell office:value-type="float" office:value="0.310525219687496" calcext:value-type="float">
            <text:p>0.310525219687496</text:p>
          </table:table-cell>
          <table:table-cell office:value-type="float" office:value="2.50184878872566" calcext:value-type="float">
            <text:p>2.50184878872566</text:p>
          </table:table-cell>
          <table:table-cell office:value-type="float" office:value="0.176081777028904" calcext:value-type="float">
            <text:p>0.176081777028904</text:p>
          </table:table-cell>
          <table:table-cell office:value-type="float" office:value="0.000266260098377168" calcext:value-type="float">
            <text:p>0.000266260098377</text:p>
          </table:table-cell>
          <table:table-cell office:value-type="float" office:value="35.061443364709" calcext:value-type="float">
            <text:p>35.061443364709</text:p>
          </table:table-cell>
          <table:table-cell office:value-type="float" office:value="16.3265552499401" calcext:value-type="float">
            <text:p>16.3265552499401</text:p>
          </table:table-cell>
          <table:table-cell office:value-type="float" office:value="14.0921384640898" calcext:value-type="float">
            <text:p>14.0921384640898</text:p>
          </table:table-cell>
          <table:table-cell office:value-type="float" office:value="13.7427913353864" calcext:value-type="float">
            <text:p>13.7427913353864</text:p>
          </table:table-cell>
          <table:table-cell office:value-type="float" office:value="2251.39720098638" calcext:value-type="float">
            <text:p>2251.39720098638</text:p>
          </table:table-cell>
          <table:table-cell office:value-type="float" office:value="2117.10747217893" calcext:value-type="float">
            <text:p>2117.10747217893</text:p>
          </table:table-cell>
          <table:table-cell office:value-type="float" office:value="2372.78220537661" calcext:value-type="float">
            <text:p>2372.78220537661</text:p>
          </table:table-cell>
          <table:table-cell office:value-type="float" office:value="2388.28363589128" calcext:value-type="float">
            <text:p>2388.28363589128</text:p>
          </table:table-cell>
          <table:table-cell office:value-type="float" office:value="2388.22649584826" calcext:value-type="float">
            <text:p>2388.22649584826</text:p>
          </table:table-cell>
          <table:table-cell office:value-type="float" office:value="2399.62137840726" calcext:value-type="float">
            <text:p>2399.62137840726</text:p>
          </table:table-cell>
          <table:table-cell office:value-type="float" office:value="266.130736558539" calcext:value-type="float">
            <text:p>266.130736558539</text:p>
          </table:table-cell>
          <table:table-cell office:value-type="float" office:value="291.116112968897" calcext:value-type="float">
            <text:p>291.116112968897</text:p>
          </table:table-cell>
          <table:table-cell office:value-type="float" office:value="761.097339245874" calcext:value-type="float">
            <text:p>761.09733924587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76" calcext:value-type="float">
            <text:p>3027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40515528988709" calcext:value-type="float">
            <text:p>0.001405155289887</text:p>
          </table:table-cell>
          <table:table-cell office:value-type="float" office:value="0.235717113336415" calcext:value-type="float">
            <text:p>0.235717113336415</text:p>
          </table:table-cell>
          <table:table-cell office:value-type="float" office:value="0.29904549355565" calcext:value-type="float">
            <text:p>0.29904549355565</text:p>
          </table:table-cell>
          <table:table-cell office:value-type="float" office:value="2.19252198293762" calcext:value-type="float">
            <text:p>2.19252198293762</text:p>
          </table:table-cell>
          <table:table-cell office:value-type="float" office:value="0.313440751014793" calcext:value-type="float">
            <text:p>0.313440751014793</text:p>
          </table:table-cell>
          <table:table-cell office:value-type="float" office:value="2.49719593011846" calcext:value-type="float">
            <text:p>2.49719593011846</text:p>
          </table:table-cell>
          <table:table-cell office:value-type="float" office:value="30.1122144720996" calcext:value-type="float">
            <text:p>30.1122144720996</text:p>
          </table:table-cell>
          <table:table-cell office:value-type="float" office:value="0.0469147613344981" calcext:value-type="float">
            <text:p>0.046914761334498</text:p>
          </table:table-cell>
          <table:table-cell office:value-type="float" office:value="34.9869976269927" calcext:value-type="float">
            <text:p>34.9869976269927</text:p>
          </table:table-cell>
          <table:table-cell office:value-type="float" office:value="1.72021179777877" calcext:value-type="float">
            <text:p>1.72021179777877</text:p>
          </table:table-cell>
          <table:table-cell office:value-type="float" office:value="16.9115370580102" calcext:value-type="float">
            <text:p>16.9115370580102</text:p>
          </table:table-cell>
          <table:table-cell office:value-type="float" office:value="0.844081223048961" calcext:value-type="float">
            <text:p>0.844081223048961</text:p>
          </table:table-cell>
          <table:table-cell office:value-type="float" office:value="2265.86150260402" calcext:value-type="float">
            <text:p>2265.86150260402</text:p>
          </table:table-cell>
          <table:table-cell office:value-type="float" office:value="2100.85651128228" calcext:value-type="float">
            <text:p>2100.85651128228</text:p>
          </table:table-cell>
          <table:table-cell office:value-type="float" office:value="2355.93994039631" calcext:value-type="float">
            <text:p>2355.93994039631</text:p>
          </table:table-cell>
          <table:table-cell office:value-type="float" office:value="2398.01287901054" calcext:value-type="float">
            <text:p>2398.01287901054</text:p>
          </table:table-cell>
          <table:table-cell office:value-type="float" office:value="2388.24165660447" calcext:value-type="float">
            <text:p>2388.24165660447</text:p>
          </table:table-cell>
          <table:table-cell office:value-type="float" office:value="2399.59718353585" calcext:value-type="float">
            <text:p>2399.59718353585</text:p>
          </table:table-cell>
          <table:table-cell office:value-type="float" office:value="283.061816097115" calcext:value-type="float">
            <text:p>283.061816097115</text:p>
          </table:table-cell>
          <table:table-cell office:value-type="float" office:value="266.634365994958" calcext:value-type="float">
            <text:p>266.634365994958</text:p>
          </table:table-cell>
          <table:table-cell office:value-type="float" office:value="643.846035943405" calcext:value-type="float">
            <text:p>643.846035943405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77" calcext:value-type="float">
            <text:p>3027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2673555394584" calcext:value-type="float">
            <text:p>0.005267355539458</text:p>
          </table:table-cell>
          <table:table-cell office:value-type="float" office:value="1.02881004144381" calcext:value-type="float">
            <text:p>1.02881004144381</text:p>
          </table:table-cell>
          <table:table-cell office:value-type="float" office:value="1.09851948409334" calcext:value-type="float">
            <text:p>1.09851948409334</text:p>
          </table:table-cell>
          <table:table-cell office:value-type="float" office:value="1.39888436382132" calcext:value-type="float">
            <text:p>1.39888436382132</text:p>
          </table:table-cell>
          <table:table-cell office:value-type="float" office:value="0.312183622557021" calcext:value-type="float">
            <text:p>0.312183622557021</text:p>
          </table:table-cell>
          <table:table-cell office:value-type="float" office:value="2.49916971477557" calcext:value-type="float">
            <text:p>2.49916971477557</text:p>
          </table:table-cell>
          <table:table-cell office:value-type="float" office:value="17.4140125662394" calcext:value-type="float">
            <text:p>17.4140125662394</text:p>
          </table:table-cell>
          <table:table-cell office:value-type="float" office:value="0.026800706010601" calcext:value-type="float">
            <text:p>0.026800706010601</text:p>
          </table:table-cell>
          <table:table-cell office:value-type="float" office:value="35.0185781815073" calcext:value-type="float">
            <text:p>35.0185781815073</text:p>
          </table:table-cell>
          <table:table-cell office:value-type="float" office:value="6.26746482426741" calcext:value-type="float">
            <text:p>6.26746482426741</text:p>
          </table:table-cell>
          <table:table-cell office:value-type="float" office:value="14.3185149066309" calcext:value-type="float">
            <text:p>14.3185149066309</text:p>
          </table:table-cell>
          <table:table-cell office:value-type="float" office:value="3.10642614182789" calcext:value-type="float">
            <text:p>3.10642614182789</text:p>
          </table:table-cell>
          <table:table-cell office:value-type="float" office:value="2259.80128274792" calcext:value-type="float">
            <text:p>2259.80128274792</text:p>
          </table:table-cell>
          <table:table-cell office:value-type="float" office:value="2107.95477879464" calcext:value-type="float">
            <text:p>2107.95477879464</text:p>
          </table:table-cell>
          <table:table-cell office:value-type="float" office:value="2363.32569064401" calcext:value-type="float">
            <text:p>2363.32569064401</text:p>
          </table:table-cell>
          <table:table-cell office:value-type="float" office:value="2393.88596341113" calcext:value-type="float">
            <text:p>2393.88596341113</text:p>
          </table:table-cell>
          <table:table-cell office:value-type="float" office:value="2388.23511955651" calcext:value-type="float">
            <text:p>2388.23511955651</text:p>
          </table:table-cell>
          <table:table-cell office:value-type="float" office:value="2399.6074472361" calcext:value-type="float">
            <text:p>2399.6074472361</text:p>
          </table:table-cell>
          <table:table-cell office:value-type="float" office:value="275.894355735668" calcext:value-type="float">
            <text:p>275.894355735668</text:p>
          </table:table-cell>
          <table:table-cell office:value-type="float" office:value="277.00173854117" calcext:value-type="float">
            <text:p>277.00173854117</text:p>
          </table:table-cell>
          <table:table-cell office:value-type="float" office:value="692.584375544447" calcext:value-type="float">
            <text:p>692.584375544447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78" calcext:value-type="float">
            <text:p>3027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11251430881009" calcext:value-type="float">
            <text:p>0.00811251430881</text:p>
          </table:table-cell>
          <table:table-cell office:value-type="float" office:value="1.57596973380034" calcext:value-type="float">
            <text:p>1.57596973380034</text:p>
          </table:table-cell>
          <table:table-cell office:value-type="float" office:value="1.65120311176678" calcext:value-type="float">
            <text:p>1.65120311176678</text:p>
          </table:table-cell>
          <table:table-cell office:value-type="float" office:value="0.850410143475682" calcext:value-type="float">
            <text:p>0.850410143475682</text:p>
          </table:table-cell>
          <table:table-cell office:value-type="float" office:value="0.311332562465245" calcext:value-type="float">
            <text:p>0.311332562465245</text:p>
          </table:table-cell>
          <table:table-cell office:value-type="float" office:value="2.50053364398279" calcext:value-type="float">
            <text:p>2.50053364398279</text:p>
          </table:table-cell>
          <table:table-cell office:value-type="float" office:value="8.63842504070967" calcext:value-type="float">
            <text:p>8.63842504070967</text:p>
          </table:table-cell>
          <table:table-cell office:value-type="float" office:value="0.0131837445426986" calcext:value-type="float">
            <text:p>0.013183744542699</text:p>
          </table:table-cell>
          <table:table-cell office:value-type="float" office:value="35.0404010488234" calcext:value-type="float">
            <text:p>35.0404010488234</text:p>
          </table:table-cell>
          <table:table-cell office:value-type="float" office:value="9.41276566177896" calcext:value-type="float">
            <text:p>9.41276566177896</text:p>
          </table:table-cell>
          <table:table-cell office:value-type="float" office:value="12.5286982256054" calcext:value-type="float">
            <text:p>12.5286982256054</text:p>
          </table:table-cell>
          <table:table-cell office:value-type="float" office:value="4.67280119128118" calcext:value-type="float">
            <text:p>4.67280119128118</text:p>
          </table:table-cell>
          <table:table-cell office:value-type="float" office:value="2255.54975947343" calcext:value-type="float">
            <text:p>2255.54975947343</text:p>
          </table:table-cell>
          <table:table-cell office:value-type="float" office:value="2112.68132317236" calcext:value-type="float">
            <text:p>2112.68132317236</text:p>
          </table:table-cell>
          <table:table-cell office:value-type="float" office:value="2368.23207354566" calcext:value-type="float">
            <text:p>2368.23207354566</text:p>
          </table:table-cell>
          <table:table-cell office:value-type="float" office:value="2391.03389745148" calcext:value-type="float">
            <text:p>2391.03389745148</text:p>
          </table:table-cell>
          <table:table-cell office:value-type="float" office:value="2388.23069403026" calcext:value-type="float">
            <text:p>2388.23069403026</text:p>
          </table:table-cell>
          <table:table-cell office:value-type="float" office:value="2399.61453965409" calcext:value-type="float">
            <text:p>2399.61453965409</text:p>
          </table:table-cell>
          <table:table-cell office:value-type="float" office:value="270.929480926236" calcext:value-type="float">
            <text:p>270.929480926236</text:p>
          </table:table-cell>
          <table:table-cell office:value-type="float" office:value="284.181838692069" calcext:value-type="float">
            <text:p>284.181838692069</text:p>
          </table:table-cell>
          <table:table-cell office:value-type="float" office:value="727.252764811428" calcext:value-type="float">
            <text:p>727.252764811428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79" calcext:value-type="float">
            <text:p>3027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4113260800708" calcext:value-type="float">
            <text:p>2.14113260800708</text:p>
          </table:table-cell>
          <table:table-cell office:value-type="float" office:value="4.22524425712932" calcext:value-type="float">
            <text:p>4.22524425712932</text:p>
          </table:table-cell>
          <table:table-cell office:value-type="float" office:value="4.31699523933173" calcext:value-type="float">
            <text:p>4.31699523933173</text:p>
          </table:table-cell>
          <table:table-cell office:value-type="float" office:value="0.321513689495695" calcext:value-type="float">
            <text:p>0.321513689495695</text:p>
          </table:table-cell>
          <table:table-cell office:value-type="float" office:value="0.310525219687547" calcext:value-type="float">
            <text:p>0.310525219687547</text:p>
          </table:table-cell>
          <table:table-cell office:value-type="float" office:value="2.50184878872425" calcext:value-type="float">
            <text:p>2.50184878872425</text:p>
          </table:table-cell>
          <table:table-cell office:value-type="float" office:value="0.176081777028774" calcext:value-type="float">
            <text:p>0.176081777028774</text:p>
          </table:table-cell>
          <table:table-cell office:value-type="float" office:value="0.000266260098376971" calcext:value-type="float">
            <text:p>0.000266260098377</text:p>
          </table:table-cell>
          <table:table-cell office:value-type="float" office:value="35.0614433646856" calcext:value-type="float">
            <text:p>35.0614433646856</text:p>
          </table:table-cell>
          <table:table-cell office:value-type="float" office:value="18.5612332650244" calcext:value-type="float">
            <text:p>18.5612332650244</text:p>
          </table:table-cell>
          <table:table-cell office:value-type="float" office:value="16.0654076057066" calcext:value-type="float">
            <text:p>16.0654076057066</text:p>
          </table:table-cell>
          <table:table-cell office:value-type="float" office:value="12.628974303909" calcext:value-type="float">
            <text:p>12.628974303909</text:p>
          </table:table-cell>
          <table:table-cell office:value-type="float" office:value="2251.39910986655" calcext:value-type="float">
            <text:p>2251.39910986655</text:p>
          </table:table-cell>
          <table:table-cell office:value-type="float" office:value="2117.10761748167" calcext:value-type="float">
            <text:p>2117.10761748167</text:p>
          </table:table-cell>
          <table:table-cell office:value-type="float" office:value="2372.82622409738" calcext:value-type="float">
            <text:p>2372.82622409738</text:p>
          </table:table-cell>
          <table:table-cell office:value-type="float" office:value="2388.28363589124" calcext:value-type="float">
            <text:p>2388.28363589124</text:p>
          </table:table-cell>
          <table:table-cell office:value-type="float" office:value="2388.22649584821" calcext:value-type="float">
            <text:p>2388.22649584821</text:p>
          </table:table-cell>
          <table:table-cell office:value-type="float" office:value="2399.6213784072" calcext:value-type="float">
            <text:p>2399.6213784072</text:p>
          </table:table-cell>
          <table:table-cell office:value-type="float" office:value="266.134548429377" calcext:value-type="float">
            <text:p>266.134548429377</text:p>
          </table:table-cell>
          <table:table-cell office:value-type="float" office:value="291.116343931104" calcext:value-type="float">
            <text:p>291.116343931104</text:p>
          </table:table-cell>
          <table:table-cell office:value-type="float" office:value="761.433236335131" calcext:value-type="float">
            <text:p>761.43323633513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0" calcext:value-type="float">
            <text:p>3028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51342179759984" calcext:value-type="float">
            <text:p>3.51342179759984</text:p>
          </table:table-cell>
          <table:table-cell office:value-type="float" office:value="5.59393109629944" calcext:value-type="float">
            <text:p>5.59393109629944</text:p>
          </table:table-cell>
          <table:table-cell office:value-type="float" office:value="5.69084493812913" calcext:value-type="float">
            <text:p>5.69084493812913</text:p>
          </table:table-cell>
          <table:table-cell office:value-type="float" office:value="0.321513689495772" calcext:value-type="float">
            <text:p>0.321513689495772</text:p>
          </table:table-cell>
          <table:table-cell office:value-type="float" office:value="0.310525219687626" calcext:value-type="float">
            <text:p>0.310525219687626</text:p>
          </table:table-cell>
          <table:table-cell office:value-type="float" office:value="2.50184878872408" calcext:value-type="float">
            <text:p>2.50184878872408</text:p>
          </table:table-cell>
          <table:table-cell office:value-type="float" office:value="0.176081777028752" calcext:value-type="float">
            <text:p>0.176081777028752</text:p>
          </table:table-cell>
          <table:table-cell office:value-type="float" office:value="0.000266260098376938" calcext:value-type="float">
            <text:p>0.000266260098377</text:p>
          </table:table-cell>
          <table:table-cell office:value-type="float" office:value="35.0614433646817" calcext:value-type="float">
            <text:p>35.0614433646817</text:p>
          </table:table-cell>
          <table:table-cell office:value-type="float" office:value="23.458773351508" calcext:value-type="float">
            <text:p>23.458773351508</text:p>
          </table:table-cell>
          <table:table-cell office:value-type="float" office:value="20.277640282016" calcext:value-type="float">
            <text:p>20.277640282016</text:p>
          </table:table-cell>
          <table:table-cell office:value-type="float" office:value="17.792110923739" calcext:value-type="float">
            <text:p>17.792110923739</text:p>
          </table:table-cell>
          <table:table-cell office:value-type="float" office:value="2251.3992786727" calcext:value-type="float">
            <text:p>2251.3992786727</text:p>
          </table:table-cell>
          <table:table-cell office:value-type="float" office:value="2117.10763033117" calcext:value-type="float">
            <text:p>2117.10763033117</text:p>
          </table:table-cell>
          <table:table-cell office:value-type="float" office:value="2372.83011680029" calcext:value-type="float">
            <text:p>2372.83011680029</text:p>
          </table:table-cell>
          <table:table-cell office:value-type="float" office:value="2388.28363589135" calcext:value-type="float">
            <text:p>2388.28363589135</text:p>
          </table:table-cell>
          <table:table-cell office:value-type="float" office:value="2388.22649584833" calcext:value-type="float">
            <text:p>2388.22649584833</text:p>
          </table:table-cell>
          <table:table-cell office:value-type="float" office:value="2399.62137840732" calcext:value-type="float">
            <text:p>2399.62137840732</text:p>
          </table:table-cell>
          <table:table-cell office:value-type="float" office:value="266.134885524301" calcext:value-type="float">
            <text:p>266.134885524301</text:p>
          </table:table-cell>
          <table:table-cell office:value-type="float" office:value="291.116364355538" calcext:value-type="float">
            <text:p>291.116364355538</text:p>
          </table:table-cell>
          <table:table-cell office:value-type="float" office:value="761.462948234878" calcext:value-type="float">
            <text:p>761.46294823487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1" calcext:value-type="float">
            <text:p>3028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09893143550698" calcext:value-type="float">
            <text:p>5.09893143550698</text:p>
          </table:table-cell>
          <table:table-cell office:value-type="float" office:value="7.17634483821494" calcext:value-type="float">
            <text:p>7.17634483821494</text:p>
          </table:table-cell>
          <table:table-cell office:value-type="float" office:value="7.27800216999284" calcext:value-type="float">
            <text:p>7.27800216999284</text:p>
          </table:table-cell>
          <table:table-cell office:value-type="float" office:value="0.321513689495755" calcext:value-type="float">
            <text:p>0.321513689495755</text:p>
          </table:table-cell>
          <table:table-cell office:value-type="float" office:value="0.31052521968761" calcext:value-type="float">
            <text:p>0.31052521968761</text:p>
          </table:table-cell>
          <table:table-cell office:value-type="float" office:value="2.5018487887238" calcext:value-type="float">
            <text:p>2.5018487887238</text:p>
          </table:table-cell>
          <table:table-cell office:value-type="float" office:value="0.176081777028729" calcext:value-type="float">
            <text:p>0.176081777028729</text:p>
          </table:table-cell>
          <table:table-cell office:value-type="float" office:value="0.000266260098376902" calcext:value-type="float">
            <text:p>0.000266260098377</text:p>
          </table:table-cell>
          <table:table-cell office:value-type="float" office:value="35.0614433646774" calcext:value-type="float">
            <text:p>35.0614433646774</text:p>
          </table:table-cell>
          <table:table-cell office:value-type="float" office:value="31.2178596253202" calcext:value-type="float">
            <text:p>31.2178596253202</text:p>
          </table:table-cell>
          <table:table-cell office:value-type="float" office:value="26.947213893688" calcext:value-type="float">
            <text:p>26.947213893688</text:p>
          </table:table-cell>
          <table:table-cell office:value-type="float" office:value="25.9736853999144" calcext:value-type="float">
            <text:p>25.9736853999144</text:p>
          </table:table-cell>
          <table:table-cell office:value-type="float" office:value="2251.39940657637" calcext:value-type="float">
            <text:p>2251.39940657637</text:p>
          </table:table-cell>
          <table:table-cell office:value-type="float" office:value="2117.10764006708" calcext:value-type="float">
            <text:p>2117.10764006708</text:p>
          </table:table-cell>
          <table:table-cell office:value-type="float" office:value="2372.83306629086" calcext:value-type="float">
            <text:p>2372.83306629086</text:p>
          </table:table-cell>
          <table:table-cell office:value-type="float" office:value="2388.28363589131" calcext:value-type="float">
            <text:p>2388.28363589131</text:p>
          </table:table-cell>
          <table:table-cell office:value-type="float" office:value="2388.22649584829" calcext:value-type="float">
            <text:p>2388.22649584829</text:p>
          </table:table-cell>
          <table:table-cell office:value-type="float" office:value="2399.62137840727" calcext:value-type="float">
            <text:p>2399.62137840727</text:p>
          </table:table-cell>
          <table:table-cell office:value-type="float" office:value="266.135140940241" calcext:value-type="float">
            <text:p>266.135140940241</text:p>
          </table:table-cell>
          <table:table-cell office:value-type="float" office:value="291.116379831068" calcext:value-type="float">
            <text:p>291.116379831068</text:p>
          </table:table-cell>
          <table:table-cell office:value-type="float" office:value="761.485461679504" calcext:value-type="float">
            <text:p>761.48546167950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2" calcext:value-type="float">
            <text:p>3028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39659282957982" calcext:value-type="float">
            <text:p>0.00539659282958</text:p>
          </table:table-cell>
          <table:table-cell office:value-type="float" office:value="1.05742482981203" calcext:value-type="float">
            <text:p>1.05742482981203</text:p>
          </table:table-cell>
          <table:table-cell office:value-type="float" office:value="1.12425643696994" calcext:value-type="float">
            <text:p>1.12425643696994</text:p>
          </table:table-cell>
          <table:table-cell office:value-type="float" office:value="1.3733308472829" calcext:value-type="float">
            <text:p>1.3733308472829</text:p>
          </table:table-cell>
          <table:table-cell office:value-type="float" office:value="0.312143653709745" calcext:value-type="float">
            <text:p>0.312143653709745</text:p>
          </table:table-cell>
          <table:table-cell office:value-type="float" office:value="2.49923326286042" calcext:value-type="float">
            <text:p>2.49923326286042</text:p>
          </table:table-cell>
          <table:table-cell office:value-type="float" office:value="17.0051563016242" calcext:value-type="float">
            <text:p>17.0051563016242</text:p>
          </table:table-cell>
          <table:table-cell office:value-type="float" office:value="0.02616120445356" calcext:value-type="float">
            <text:p>0.02616120445356</text:p>
          </table:table-cell>
          <table:table-cell office:value-type="float" office:value="35.0195949508643" calcext:value-type="float">
            <text:p>35.0195949508643</text:p>
          </table:table-cell>
          <table:table-cell office:value-type="float" office:value="20.0011652501432" calcext:value-type="float">
            <text:p>20.0011652501432</text:p>
          </table:table-cell>
          <table:table-cell office:value-type="float" office:value="60.7868646262526" calcext:value-type="float">
            <text:p>60.7868646262526</text:p>
          </table:table-cell>
          <table:table-cell office:value-type="float" office:value="3.1775677448414" calcext:value-type="float">
            <text:p>3.1775677448414</text:p>
          </table:table-cell>
          <table:table-cell office:value-type="float" office:value="2259.60465274231" calcext:value-type="float">
            <text:p>2259.60465274231</text:p>
          </table:table-cell>
          <table:table-cell office:value-type="float" office:value="2108.17818692354" calcext:value-type="float">
            <text:p>2108.17818692354</text:p>
          </table:table-cell>
          <table:table-cell office:value-type="float" office:value="2363.56445556555" calcext:value-type="float">
            <text:p>2363.56445556555</text:p>
          </table:table-cell>
          <table:table-cell office:value-type="float" office:value="2393.75308509645" calcext:value-type="float">
            <text:p>2393.75308509645</text:p>
          </table:table-cell>
          <table:table-cell office:value-type="float" office:value="2388.23491168993" calcext:value-type="float">
            <text:p>2388.23491168993</text:p>
          </table:table-cell>
          <table:table-cell office:value-type="float" office:value="2399.60777765745" calcext:value-type="float">
            <text:p>2399.60777765745</text:p>
          </table:table-cell>
          <table:table-cell office:value-type="float" office:value="275.663819127545" calcext:value-type="float">
            <text:p>275.663819127545</text:p>
          </table:table-cell>
          <table:table-cell office:value-type="float" office:value="277.336028545208" calcext:value-type="float">
            <text:p>277.336028545208</text:p>
          </table:table-cell>
          <table:table-cell office:value-type="float" office:value="694.228456611296" calcext:value-type="float">
            <text:p>694.228456611296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83" calcext:value-type="float">
            <text:p>3028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969762369139558" calcext:value-type="float">
            <text:p>0.969762369139558</text:p>
          </table:table-cell>
          <table:table-cell office:value-type="float" office:value="3.06822824458765" calcext:value-type="float">
            <text:p>3.06822824458765</text:p>
          </table:table-cell>
          <table:table-cell office:value-type="float" office:value="3.14345178532422" calcext:value-type="float">
            <text:p>3.14345178532422</text:p>
          </table:table-cell>
          <table:table-cell office:value-type="float" office:value="0.321513689495699" calcext:value-type="float">
            <text:p>0.321513689495699</text:p>
          </table:table-cell>
          <table:table-cell office:value-type="float" office:value="0.310525219687559" calcext:value-type="float">
            <text:p>0.310525219687559</text:p>
          </table:table-cell>
          <table:table-cell office:value-type="float" office:value="2.50184878872279" calcext:value-type="float">
            <text:p>2.50184878872279</text:p>
          </table:table-cell>
          <table:table-cell office:value-type="float" office:value="0.176081777028643" calcext:value-type="float">
            <text:p>0.176081777028643</text:p>
          </table:table-cell>
          <table:table-cell office:value-type="float" office:value="0.000266260098376773" calcext:value-type="float">
            <text:p>0.000266260098377</text:p>
          </table:table-cell>
          <table:table-cell office:value-type="float" office:value="35.0614433646621" calcext:value-type="float">
            <text:p>35.0614433646621</text:p>
          </table:table-cell>
          <table:table-cell office:value-type="float" office:value="41.3345353557791" calcext:value-type="float">
            <text:p>41.3345353557791</text:p>
          </table:table-cell>
          <table:table-cell office:value-type="float" office:value="36.0274197899336" calcext:value-type="float">
            <text:p>36.0274197899336</text:p>
          </table:table-cell>
          <table:table-cell office:value-type="float" office:value="8.89553762423962" calcext:value-type="float">
            <text:p>8.89553762423962</text:p>
          </table:table-cell>
          <table:table-cell office:value-type="float" office:value="2251.40062652076" calcext:value-type="float">
            <text:p>2251.40062652076</text:p>
          </table:table-cell>
          <table:table-cell office:value-type="float" office:value="2117.10773292844" calcext:value-type="float">
            <text:p>2117.10773292844</text:p>
          </table:table-cell>
          <table:table-cell office:value-type="float" office:value="2372.86119869393" calcext:value-type="float">
            <text:p>2372.86119869393</text:p>
          </table:table-cell>
          <table:table-cell office:value-type="float" office:value="2388.28363589136" calcext:value-type="float">
            <text:p>2388.28363589136</text:p>
          </table:table-cell>
          <table:table-cell office:value-type="float" office:value="2388.22649584833" calcext:value-type="float">
            <text:p>2388.22649584833</text:p>
          </table:table-cell>
          <table:table-cell office:value-type="float" office:value="2399.62137840732" calcext:value-type="float">
            <text:p>2399.62137840732</text:p>
          </table:table-cell>
          <table:table-cell office:value-type="float" office:value="266.137577112279" calcext:value-type="float">
            <text:p>266.137577112279</text:p>
          </table:table-cell>
          <table:table-cell office:value-type="float" office:value="291.116527436459" calcext:value-type="float">
            <text:p>291.116527436459</text:p>
          </table:table-cell>
          <table:table-cell office:value-type="float" office:value="761.700231543725" calcext:value-type="float">
            <text:p>761.70023154372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4" calcext:value-type="float">
            <text:p>3028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4348931522062" calcext:value-type="float">
            <text:p>3.74348931522062</text:p>
          </table:table-cell>
          <table:table-cell office:value-type="float" office:value="5.8378919496842" calcext:value-type="float">
            <text:p>5.8378919496842</text:p>
          </table:table-cell>
          <table:table-cell office:value-type="float" office:value="5.91842084623461" calcext:value-type="float">
            <text:p>5.91842084623461</text:p>
          </table:table-cell>
          <table:table-cell office:value-type="float" office:value="0.321513689495592" calcext:value-type="float">
            <text:p>0.321513689495592</text:p>
          </table:table-cell>
          <table:table-cell office:value-type="float" office:value="0.310525219687453" calcext:value-type="float">
            <text:p>0.310525219687453</text:p>
          </table:table-cell>
          <table:table-cell office:value-type="float" office:value="2.50184878872247" calcext:value-type="float">
            <text:p>2.50184878872247</text:p>
          </table:table-cell>
          <table:table-cell office:value-type="float" office:value="0.176081777028625" calcext:value-type="float">
            <text:p>0.176081777028625</text:p>
          </table:table-cell>
          <table:table-cell office:value-type="float" office:value="0.000266260098376745" calcext:value-type="float">
            <text:p>0.000266260098377</text:p>
          </table:table-cell>
          <table:table-cell office:value-type="float" office:value="35.0614433646587" calcext:value-type="float">
            <text:p>35.0614433646587</text:p>
          </table:table-cell>
          <table:table-cell office:value-type="float" office:value="49.1199947413115" calcext:value-type="float">
            <text:p>49.1199947413115</text:p>
          </table:table-cell>
          <table:table-cell office:value-type="float" office:value="42.7290857125487" calcext:value-type="float">
            <text:p>42.7290857125487</text:p>
          </table:table-cell>
          <table:table-cell office:value-type="float" office:value="17.1006851903849" calcext:value-type="float">
            <text:p>17.1006851903849</text:p>
          </table:table-cell>
          <table:table-cell office:value-type="float" office:value="2251.40078591328" calcext:value-type="float">
            <text:p>2251.40078591328</text:p>
          </table:table-cell>
          <table:table-cell office:value-type="float" office:value="2117.10774506112" calcext:value-type="float">
            <text:p>2117.10774506112</text:p>
          </table:table-cell>
          <table:table-cell office:value-type="float" office:value="2372.86487437851" calcext:value-type="float">
            <text:p>2372.86487437851</text:p>
          </table:table-cell>
          <table:table-cell office:value-type="float" office:value="2388.28363589114" calcext:value-type="float">
            <text:p>2388.28363589114</text:p>
          </table:table-cell>
          <table:table-cell office:value-type="float" office:value="2388.22649584811" calcext:value-type="float">
            <text:p>2388.22649584811</text:p>
          </table:table-cell>
          <table:table-cell office:value-type="float" office:value="2399.6213784071" calcext:value-type="float">
            <text:p>2399.6213784071</text:p>
          </table:table-cell>
          <table:table-cell office:value-type="float" office:value="266.137895414393" calcext:value-type="float">
            <text:p>266.137895414393</text:p>
          </table:table-cell>
          <table:table-cell office:value-type="float" office:value="291.116546721947" calcext:value-type="float">
            <text:p>291.116546721947</text:p>
          </table:table-cell>
          <table:table-cell office:value-type="float" office:value="761.728297381982" calcext:value-type="float">
            <text:p>761.72829738198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5" calcext:value-type="float">
            <text:p>3028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2670621036854" calcext:value-type="float">
            <text:p>10.2670621036854</text:p>
          </table:table-cell>
          <table:table-cell office:value-type="float" office:value="12.3464820956996" calcext:value-type="float">
            <text:p>12.3464820956996</text:p>
          </table:table-cell>
          <table:table-cell office:value-type="float" office:value="12.4472811556292" calcext:value-type="float">
            <text:p>12.4472811556292</text:p>
          </table:table-cell>
          <table:table-cell office:value-type="float" office:value="0.321513689495607" calcext:value-type="float">
            <text:p>0.321513689495607</text:p>
          </table:table-cell>
          <table:table-cell office:value-type="float" office:value="0.31052521968747" calcext:value-type="float">
            <text:p>0.31052521968747</text:p>
          </table:table-cell>
          <table:table-cell office:value-type="float" office:value="2.50184878872238" calcext:value-type="float">
            <text:p>2.50184878872238</text:p>
          </table:table-cell>
          <table:table-cell office:value-type="float" office:value="0.176081777028615" calcext:value-type="float">
            <text:p>0.176081777028615</text:p>
          </table:table-cell>
          <table:table-cell office:value-type="float" office:value="0.00026626009837673" calcext:value-type="float">
            <text:p>0.000266260098377</text:p>
          </table:table-cell>
          <table:table-cell office:value-type="float" office:value="35.061443364657" calcext:value-type="float">
            <text:p>35.061443364657</text:p>
          </table:table-cell>
          <table:table-cell office:value-type="float" office:value="91.7449426076017" calcext:value-type="float">
            <text:p>91.7449426076017</text:p>
          </table:table-cell>
          <table:table-cell office:value-type="float" office:value="79.4099427859696" calcext:value-type="float">
            <text:p>79.4099427859696</text:p>
          </table:table-cell>
          <table:table-cell office:value-type="float" office:value="62.0280546826413" calcext:value-type="float">
            <text:p>62.0280546826413</text:p>
          </table:table-cell>
          <table:table-cell office:value-type="float" office:value="2251.40087139256" calcext:value-type="float">
            <text:p>2251.40087139256</text:p>
          </table:table-cell>
          <table:table-cell office:value-type="float" office:value="2117.10775156791" calcext:value-type="float">
            <text:p>2117.10775156791</text:p>
          </table:table-cell>
          <table:table-cell office:value-type="float" office:value="2372.86684557617" calcext:value-type="float">
            <text:p>2372.86684557617</text:p>
          </table:table-cell>
          <table:table-cell office:value-type="float" office:value="2388.28363589137" calcext:value-type="float">
            <text:p>2388.28363589137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3" calcext:value-type="float">
            <text:p>2399.62137840733</text:p>
          </table:table-cell>
          <table:table-cell office:value-type="float" office:value="266.138066113557" calcext:value-type="float">
            <text:p>266.138066113557</text:p>
          </table:table-cell>
          <table:table-cell office:value-type="float" office:value="291.116557064365" calcext:value-type="float">
            <text:p>291.116557064365</text:p>
          </table:table-cell>
          <table:table-cell office:value-type="float" office:value="761.743348989513" calcext:value-type="float">
            <text:p>761.74334898951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6" calcext:value-type="float">
            <text:p>3028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243248258072" calcext:value-type="float">
            <text:p>11.243248258072</text:p>
          </table:table-cell>
          <table:table-cell office:value-type="float" office:value="13.3208123804807" calcext:value-type="float">
            <text:p>13.3208123804807</text:p>
          </table:table-cell>
          <table:table-cell office:value-type="float" office:value="13.4242789396816" calcext:value-type="float">
            <text:p>13.4242789396816</text:p>
          </table:table-cell>
          <table:table-cell office:value-type="float" office:value="0.321513689495742" calcext:value-type="float">
            <text:p>0.321513689495742</text:p>
          </table:table-cell>
          <table:table-cell office:value-type="float" office:value="0.310525219687604" calcext:value-type="float">
            <text:p>0.310525219687604</text:p>
          </table:table-cell>
          <table:table-cell office:value-type="float" office:value="2.50184878872253" calcext:value-type="float">
            <text:p>2.50184878872253</text:p>
          </table:table-cell>
          <table:table-cell office:value-type="float" office:value="0.176081777028616" calcext:value-type="float">
            <text:p>0.176081777028616</text:p>
          </table:table-cell>
          <table:table-cell office:value-type="float" office:value="0.000266260098376732" calcext:value-type="float">
            <text:p>0.000266260098377</text:p>
          </table:table-cell>
          <table:table-cell office:value-type="float" office:value="35.0614433646572" calcext:value-type="float">
            <text:p>35.0614433646572</text:p>
          </table:table-cell>
          <table:table-cell office:value-type="float" office:value="114.705118279794" calcext:value-type="float">
            <text:p>114.705118279794</text:p>
          </table:table-cell>
          <table:table-cell office:value-type="float" office:value="99.1541397952288" calcext:value-type="float">
            <text:p>99.1541397952288</text:p>
          </table:table-cell>
          <table:table-cell office:value-type="float" office:value="86.2348067746925" calcext:value-type="float">
            <text:p>86.2348067746925</text:p>
          </table:table-cell>
          <table:table-cell office:value-type="float" office:value="2251.40088042951" calcext:value-type="float">
            <text:p>2251.40088042951</text:p>
          </table:table-cell>
          <table:table-cell office:value-type="float" office:value="2117.10775225587" calcext:value-type="float">
            <text:p>2117.10775225587</text:p>
          </table:table-cell>
          <table:table-cell office:value-type="float" office:value="2372.86705397185" calcext:value-type="float">
            <text:p>2372.86705397185</text:p>
          </table:table-cell>
          <table:table-cell office:value-type="float" office:value="2388.28363589147" calcext:value-type="float">
            <text:p>2388.28363589147</text:p>
          </table:table-cell>
          <table:table-cell office:value-type="float" office:value="2388.22649584845" calcext:value-type="float">
            <text:p>2388.22649584845</text:p>
          </table:table-cell>
          <table:table-cell office:value-type="float" office:value="2399.62137840743" calcext:value-type="float">
            <text:p>2399.62137840743</text:p>
          </table:table-cell>
          <table:table-cell office:value-type="float" office:value="266.138084159934" calcext:value-type="float">
            <text:p>266.138084159934</text:p>
          </table:table-cell>
          <table:table-cell office:value-type="float" office:value="291.116558157772" calcext:value-type="float">
            <text:p>291.116558157772</text:p>
          </table:table-cell>
          <table:table-cell office:value-type="float" office:value="761.744940268367" calcext:value-type="float">
            <text:p>761.74494026836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7" calcext:value-type="float">
            <text:p>3028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0343109428561" calcext:value-type="float">
            <text:p>12.0343109428561</text:p>
          </table:table-cell>
          <table:table-cell office:value-type="float" office:value="14.1108226355586" calcext:value-type="float">
            <text:p>14.1108226355586</text:p>
          </table:table-cell>
          <table:table-cell office:value-type="float" office:value="14.2158839718598" calcext:value-type="float">
            <text:p>14.2158839718598</text:p>
          </table:table-cell>
          <table:table-cell office:value-type="float" office:value="0.321513689495635" calcext:value-type="float">
            <text:p>0.321513689495635</text:p>
          </table:table-cell>
          <table:table-cell office:value-type="float" office:value="0.310525219687498" calcext:value-type="float">
            <text:p>0.310525219687498</text:p>
          </table:table-cell>
          <table:table-cell office:value-type="float" office:value="2.50184878872214" calcext:value-type="float">
            <text:p>2.50184878872214</text:p>
          </table:table-cell>
          <table:table-cell office:value-type="float" office:value="0.176081777028591" calcext:value-type="float">
            <text:p>0.176081777028591</text:p>
          </table:table-cell>
          <table:table-cell office:value-type="float" office:value="0.000266260098376694" calcext:value-type="float">
            <text:p>0.000266260098377</text:p>
          </table:table-cell>
          <table:table-cell office:value-type="float" office:value="35.0614433646527" calcext:value-type="float">
            <text:p>35.0614433646527</text:p>
          </table:table-cell>
          <table:table-cell office:value-type="float" office:value="150.23426019122" calcext:value-type="float">
            <text:p>150.23426019122</text:p>
          </table:table-cell>
          <table:table-cell office:value-type="float" office:value="129.689529435762" calcext:value-type="float">
            <text:p>129.689529435762</text:p>
          </table:table-cell>
          <table:table-cell office:value-type="float" office:value="123.700713722276" calcext:value-type="float">
            <text:p>123.700713722276</text:p>
          </table:table-cell>
          <table:table-cell office:value-type="float" office:value="2251.40088830566" calcext:value-type="float">
            <text:p>2251.40088830566</text:p>
          </table:table-cell>
          <table:table-cell office:value-type="float" office:value="2117.10775285534" calcext:value-type="float">
            <text:p>2117.10775285534</text:p>
          </table:table-cell>
          <table:table-cell office:value-type="float" office:value="2372.86723560199" calcext:value-type="float">
            <text:p>2372.86723560199</text:p>
          </table:table-cell>
          <table:table-cell office:value-type="float" office:value="2388.28363589139" calcext:value-type="float">
            <text:p>2388.28363589139</text:p>
          </table:table-cell>
          <table:table-cell office:value-type="float" office:value="2388.22649584837" calcext:value-type="float">
            <text:p>2388.22649584837</text:p>
          </table:table-cell>
          <table:table-cell office:value-type="float" office:value="2399.62137840735" calcext:value-type="float">
            <text:p>2399.62137840735</text:p>
          </table:table-cell>
          <table:table-cell office:value-type="float" office:value="266.138099888508" calcext:value-type="float">
            <text:p>266.138099888508</text:p>
          </table:table-cell>
          <table:table-cell office:value-type="float" office:value="291.116559110749" calcext:value-type="float">
            <text:p>291.116559110749</text:p>
          </table:table-cell>
          <table:table-cell office:value-type="float" office:value="761.746327173608" calcext:value-type="float">
            <text:p>761.74632717360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88" calcext:value-type="float">
            <text:p>3028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846514399105872" calcext:value-type="float">
            <text:p>0.008465143991059</text:p>
          </table:table-cell>
          <table:table-cell office:value-type="float" office:value="1.64840623849349" calcext:value-type="float">
            <text:p>1.64840623849349</text:p>
          </table:table-cell>
          <table:table-cell office:value-type="float" office:value="1.7176885703476" calcext:value-type="float">
            <text:p>1.7176885703476</text:p>
          </table:table-cell>
          <table:table-cell office:value-type="float" office:value="0.784429756325922" calcext:value-type="float">
            <text:p>0.784429756325922</text:p>
          </table:table-cell>
          <table:table-cell office:value-type="float" office:value="0.31123113724149" calcext:value-type="float">
            <text:p>0.31123113724149</text:p>
          </table:table-cell>
          <table:table-cell office:value-type="float" office:value="2.50069771493599" calcext:value-type="float">
            <text:p>2.50069771493599</text:p>
          </table:table-cell>
          <table:table-cell office:value-type="float" office:value="7.58273884631483" calcext:value-type="float">
            <text:p>7.58273884631483</text:p>
          </table:table-cell>
          <table:table-cell office:value-type="float" office:value="0.0115609409640145" calcext:value-type="float">
            <text:p>0.011560940964015</text:p>
          </table:table-cell>
          <table:table-cell office:value-type="float" office:value="35.0430261840761" calcext:value-type="float">
            <text:p>35.0430261840761</text:p>
          </table:table-cell>
          <table:table-cell office:value-type="float" office:value="56.3928725051953" calcext:value-type="float">
            <text:p>56.3928725051953</text:p>
          </table:table-cell>
          <table:table-cell office:value-type="float" office:value="87.3949423603295" calcext:value-type="float">
            <text:p>87.3949423603295</text:p>
          </table:table-cell>
          <table:table-cell office:value-type="float" office:value="4.8556868936817" calcext:value-type="float">
            <text:p>4.8556868936817</text:p>
          </table:table-cell>
          <table:table-cell office:value-type="float" office:value="2255.03567101782" calcext:value-type="float">
            <text:p>2255.03567101782</text:p>
          </table:table-cell>
          <table:table-cell office:value-type="float" office:value="2113.24051378287" calcext:value-type="float">
            <text:p>2113.24051378287</text:p>
          </table:table-cell>
          <table:table-cell office:value-type="float" office:value="2368.8345609913" calcext:value-type="float">
            <text:p>2368.8345609913</text:p>
          </table:table-cell>
          <table:table-cell office:value-type="float" office:value="2390.69079941308" calcext:value-type="float">
            <text:p>2390.69079941308</text:p>
          </table:table-cell>
          <table:table-cell office:value-type="float" office:value="2388.23016659394" calcext:value-type="float">
            <text:p>2388.23016659394</text:p>
          </table:table-cell>
          <table:table-cell office:value-type="float" office:value="2399.61539279783" calcext:value-type="float">
            <text:p>2399.61539279783</text:p>
          </table:table-cell>
          <table:table-cell office:value-type="float" office:value="270.333601342992" calcext:value-type="float">
            <text:p>270.333601342992</text:p>
          </table:table-cell>
          <table:table-cell office:value-type="float" office:value="285.046486489314" calcext:value-type="float">
            <text:p>285.046486489314</text:p>
          </table:table-cell>
          <table:table-cell office:value-type="float" office:value="731.639785402132" calcext:value-type="float">
            <text:p>731.63978540213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289" calcext:value-type="float">
            <text:p>3028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9739994059073" calcext:value-type="float">
            <text:p>3.9739994059073</text:p>
          </table:table-cell>
          <table:table-cell office:value-type="float" office:value="6.07161183636134" calcext:value-type="float">
            <text:p>6.07161183636134</text:p>
          </table:table-cell>
          <table:table-cell office:value-type="float" office:value="6.14842870470541" calcext:value-type="float">
            <text:p>6.14842870470541</text:p>
          </table:table-cell>
          <table:table-cell office:value-type="float" office:value="0.321513689495547" calcext:value-type="float">
            <text:p>0.321513689495547</text:p>
          </table:table-cell>
          <table:table-cell office:value-type="float" office:value="0.31052521968741" calcext:value-type="float">
            <text:p>0.31052521968741</text:p>
          </table:table-cell>
          <table:table-cell office:value-type="float" office:value="2.5018487887222" calcext:value-type="float">
            <text:p>2.5018487887222</text:p>
          </table:table-cell>
          <table:table-cell office:value-type="float" office:value="0.176081777028604" calcext:value-type="float">
            <text:p>0.176081777028604</text:p>
          </table:table-cell>
          <table:table-cell office:value-type="float" office:value="0.000266260098376714" calcext:value-type="float">
            <text:p>0.000266260098377</text:p>
          </table:table-cell>
          <table:table-cell office:value-type="float" office:value="35.061443364655" calcext:value-type="float">
            <text:p>35.061443364655</text:p>
          </table:table-cell>
          <table:table-cell office:value-type="float" office:value="82.6690706892262" calcext:value-type="float">
            <text:p>82.6690706892262</text:p>
          </table:table-cell>
          <table:table-cell office:value-type="float" office:value="72.0548395600746" calcext:value-type="float">
            <text:p>72.0548395600746</text:p>
          </table:table-cell>
          <table:table-cell office:value-type="float" office:value="17.7910752252061" calcext:value-type="float">
            <text:p>17.7910752252061</text:p>
          </table:table-cell>
          <table:table-cell office:value-type="float" office:value="2251.40101740979" calcext:value-type="float">
            <text:p>2251.40101740979</text:p>
          </table:table-cell>
          <table:table-cell office:value-type="float" office:value="2117.10776268261" calcext:value-type="float">
            <text:p>2117.10776268261</text:p>
          </table:table-cell>
          <table:table-cell office:value-type="float" office:value="2372.87021282355" calcext:value-type="float">
            <text:p>2372.87021282355</text:p>
          </table:table-cell>
          <table:table-cell office:value-type="float" office:value="2388.28363589134" calcext:value-type="float">
            <text:p>2388.28363589134</text:p>
          </table:table-cell>
          <table:table-cell office:value-type="float" office:value="2388.22649584832" calcext:value-type="float">
            <text:p>2388.22649584832</text:p>
          </table:table-cell>
          <table:table-cell office:value-type="float" office:value="2399.62137840729" calcext:value-type="float">
            <text:p>2399.62137840729</text:p>
          </table:table-cell>
          <table:table-cell office:value-type="float" office:value="266.138357706059" calcext:value-type="float">
            <text:p>266.138357706059</text:p>
          </table:table-cell>
          <table:table-cell office:value-type="float" office:value="291.116574731512" calcext:value-type="float">
            <text:p>291.116574731512</text:p>
          </table:table-cell>
          <table:table-cell office:value-type="float" office:value="761.769061239352" calcext:value-type="float">
            <text:p>761.76906123935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0" calcext:value-type="float">
            <text:p>3029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86071070579102" calcext:value-type="float">
            <text:p>7.86071070579102</text:p>
          </table:table-cell>
          <table:table-cell office:value-type="float" office:value="9.95079791500356" calcext:value-type="float">
            <text:p>9.95079791500356</text:p>
          </table:table-cell>
          <table:table-cell office:value-type="float" office:value="10.0375908619271" calcext:value-type="float">
            <text:p>10.0375908619271</text:p>
          </table:table-cell>
          <table:table-cell office:value-type="float" office:value="0.321513689495581" calcext:value-type="float">
            <text:p>0.321513689495581</text:p>
          </table:table-cell>
          <table:table-cell office:value-type="float" office:value="0.310525219687445" calcext:value-type="float">
            <text:p>0.310525219687445</text:p>
          </table:table-cell>
          <table:table-cell office:value-type="float" office:value="2.50184878872206" calcext:value-type="float">
            <text:p>2.50184878872206</text:p>
          </table:table-cell>
          <table:table-cell office:value-type="float" office:value="0.176081777028589" calcext:value-type="float">
            <text:p>0.176081777028589</text:p>
          </table:table-cell>
          <table:table-cell office:value-type="float" office:value="0.000266260098376691" calcext:value-type="float">
            <text:p>0.000266260098377</text:p>
          </table:table-cell>
          <table:table-cell office:value-type="float" office:value="35.0614433646523" calcext:value-type="float">
            <text:p>35.0614433646523</text:p>
          </table:table-cell>
          <table:table-cell office:value-type="float" office:value="98.2398238425616" calcext:value-type="float">
            <text:p>98.2398238425616</text:p>
          </table:table-cell>
          <table:table-cell office:value-type="float" office:value="85.4580266745169" calcext:value-type="float">
            <text:p>85.4580266745169</text:p>
          </table:table-cell>
          <table:table-cell office:value-type="float" office:value="34.2011967726819" calcext:value-type="float">
            <text:p>34.2011967726819</text:p>
          </table:table-cell>
          <table:table-cell office:value-type="float" office:value="2251.40106457126" calcext:value-type="float">
            <text:p>2251.40106457126</text:p>
          </table:table-cell>
          <table:table-cell office:value-type="float" office:value="2117.1077662726" calcext:value-type="float">
            <text:p>2117.1077662726</text:p>
          </table:table-cell>
          <table:table-cell office:value-type="float" office:value="2372.87130039472" calcext:value-type="float">
            <text:p>2372.87130039472</text:p>
          </table:table-cell>
          <table:table-cell office:value-type="float" office:value="2388.28363589146" calcext:value-type="float">
            <text:p>2388.28363589146</text:p>
          </table:table-cell>
          <table:table-cell office:value-type="float" office:value="2388.22649584843" calcext:value-type="float">
            <text:p>2388.22649584843</text:p>
          </table:table-cell>
          <table:table-cell office:value-type="float" office:value="2399.62137840741" calcext:value-type="float">
            <text:p>2399.62137840741</text:p>
          </table:table-cell>
          <table:table-cell office:value-type="float" office:value="266.138451886113" calcext:value-type="float">
            <text:p>266.138451886113</text:p>
          </table:table-cell>
          <table:table-cell office:value-type="float" office:value="291.11658043775" calcext:value-type="float">
            <text:p>291.11658043775</text:p>
          </table:table-cell>
          <table:table-cell office:value-type="float" office:value="761.777366111547" calcext:value-type="float">
            <text:p>761.77736611154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1" calcext:value-type="float">
            <text:p>3029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6486178472906" calcext:value-type="float">
            <text:p>12.6486178472906</text:p>
          </table:table-cell>
          <table:table-cell office:value-type="float" office:value="14.7264084388499" calcext:value-type="float">
            <text:p>14.7264084388499</text:p>
          </table:table-cell>
          <table:table-cell office:value-type="float" office:value="14.8298763805018" calcext:value-type="float">
            <text:p>14.8298763805018</text:p>
          </table:table-cell>
          <table:table-cell office:value-type="float" office:value="0.321513689495583" calcext:value-type="float">
            <text:p>0.321513689495583</text:p>
          </table:table-cell>
          <table:table-cell office:value-type="float" office:value="0.310525219687446" calcext:value-type="float">
            <text:p>0.310525219687446</text:p>
          </table:table-cell>
          <table:table-cell office:value-type="float" office:value="2.50184878872212" calcext:value-type="float">
            <text:p>2.50184878872212</text:p>
          </table:table-cell>
          <table:table-cell office:value-type="float" office:value="0.176081777028594" calcext:value-type="float">
            <text:p>0.176081777028594</text:p>
          </table:table-cell>
          <table:table-cell office:value-type="float" office:value="0.000266260098376698" calcext:value-type="float">
            <text:p>0.000266260098377</text:p>
          </table:table-cell>
          <table:table-cell office:value-type="float" office:value="35.0614433646532" calcext:value-type="float">
            <text:p>35.0614433646532</text:p>
          </table:table-cell>
          <table:table-cell office:value-type="float" office:value="183.211640548192" calcext:value-type="float">
            <text:p>183.211640548192</text:p>
          </table:table-cell>
          <table:table-cell office:value-type="float" office:value="158.579430278516" calcext:value-type="float">
            <text:p>158.579430278516</text:p>
          </table:table-cell>
          <table:table-cell office:value-type="float" office:value="123.763288611499" calcext:value-type="float">
            <text:p>123.763288611499</text:p>
          </table:table-cell>
          <table:table-cell office:value-type="float" office:value="2251.40109515171" calcext:value-type="float">
            <text:p>2251.40109515171</text:p>
          </table:table-cell>
          <table:table-cell office:value-type="float" office:value="2117.10776860035" calcext:value-type="float">
            <text:p>2117.10776860035</text:p>
          </table:table-cell>
          <table:table-cell office:value-type="float" office:value="2372.87200559989" calcext:value-type="float">
            <text:p>2372.87200559989</text:p>
          </table:table-cell>
          <table:table-cell office:value-type="float" office:value="2388.28363589144" calcext:value-type="float">
            <text:p>2388.28363589144</text:p>
          </table:table-cell>
          <table:table-cell office:value-type="float" office:value="2388.22649584842" calcext:value-type="float">
            <text:p>2388.22649584842</text:p>
          </table:table-cell>
          <table:table-cell office:value-type="float" office:value="2399.62137840739" calcext:value-type="float">
            <text:p>2399.62137840739</text:p>
          </table:table-cell>
          <table:table-cell office:value-type="float" office:value="266.138512954548" calcext:value-type="float">
            <text:p>266.138512954548</text:p>
          </table:table-cell>
          <table:table-cell office:value-type="float" office:value="291.116584137788" calcext:value-type="float">
            <text:p>291.116584137788</text:p>
          </table:table-cell>
          <table:table-cell office:value-type="float" office:value="761.7827512259" calcext:value-type="float">
            <text:p>761.782751225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2" calcext:value-type="float">
            <text:p>3029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1835157381382" calcext:value-type="float">
            <text:p>13.1835157381382</text:p>
          </table:table-cell>
          <table:table-cell office:value-type="float" office:value="15.2603657942662" calcext:value-type="float">
            <text:p>15.2603657942662</text:p>
          </table:table-cell>
          <table:table-cell office:value-type="float" office:value="15.3651835333875" calcext:value-type="float">
            <text:p>15.3651835333875</text:p>
          </table:table-cell>
          <table:table-cell office:value-type="float" office:value="0.32151368949574" calcext:value-type="float">
            <text:p>0.32151368949574</text:p>
          </table:table-cell>
          <table:table-cell office:value-type="float" office:value="0.310525219687604" calcext:value-type="float">
            <text:p>0.310525219687604</text:p>
          </table:table-cell>
          <table:table-cell office:value-type="float" office:value="2.50184878872215" calcext:value-type="float">
            <text:p>2.50184878872215</text:p>
          </table:table-cell>
          <table:table-cell office:value-type="float" office:value="0.176081777028582" calcext:value-type="float">
            <text:p>0.176081777028582</text:p>
          </table:table-cell>
          <table:table-cell office:value-type="float" office:value="0.000266260098376681" calcext:value-type="float">
            <text:p>0.000266260098377</text:p>
          </table:table-cell>
          <table:table-cell office:value-type="float" office:value="35.0614433646512" calcext:value-type="float">
            <text:p>35.0614433646512</text:p>
          </table:table-cell>
          <table:table-cell office:value-type="float" office:value="228.696127091733" calcext:value-type="float">
            <text:p>228.696127091733</text:p>
          </table:table-cell>
          <table:table-cell office:value-type="float" office:value="197.692010932204" calcext:value-type="float">
            <text:p>197.692010932204</text:p>
          </table:table-cell>
          <table:table-cell office:value-type="float" office:value="171.717712636993" calcext:value-type="float">
            <text:p>171.717712636993</text:p>
          </table:table-cell>
          <table:table-cell office:value-type="float" office:value="2251.40109861173" calcext:value-type="float">
            <text:p>2251.40109861173</text:p>
          </table:table-cell>
          <table:table-cell office:value-type="float" office:value="2117.10776886369" calcext:value-type="float">
            <text:p>2117.10776886369</text:p>
          </table:table-cell>
          <table:table-cell office:value-type="float" office:value="2372.87208539126" calcext:value-type="float">
            <text:p>2372.87208539126</text:p>
          </table:table-cell>
          <table:table-cell office:value-type="float" office:value="2388.28363589139" calcext:value-type="float">
            <text:p>2388.28363589139</text:p>
          </table:table-cell>
          <table:table-cell office:value-type="float" office:value="2388.22649584837" calcext:value-type="float">
            <text:p>2388.22649584837</text:p>
          </table:table-cell>
          <table:table-cell office:value-type="float" office:value="2399.62137840734" calcext:value-type="float">
            <text:p>2399.62137840734</text:p>
          </table:table-cell>
          <table:table-cell office:value-type="float" office:value="266.13851986423" calcext:value-type="float">
            <text:p>266.13851986423</text:p>
          </table:table-cell>
          <table:table-cell office:value-type="float" office:value="291.116584556423" calcext:value-type="float">
            <text:p>291.116584556423</text:p>
          </table:table-cell>
          <table:table-cell office:value-type="float" office:value="761.783360534691" calcext:value-type="float">
            <text:p>761.78336053469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3" calcext:value-type="float">
            <text:p>3029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076898568048" calcext:value-type="float">
            <text:p>13.6076898568048</text:p>
          </table:table-cell>
          <table:table-cell office:value-type="float" office:value="15.6840156989804" calcext:value-type="float">
            <text:p>15.6840156989804</text:p>
          </table:table-cell>
          <table:table-cell office:value-type="float" office:value="15.7896230542911" calcext:value-type="float">
            <text:p>15.7896230542911</text:p>
          </table:table-cell>
          <table:table-cell office:value-type="float" office:value="0.321513689495709" calcext:value-type="float">
            <text:p>0.321513689495709</text:p>
          </table:table-cell>
          <table:table-cell office:value-type="float" office:value="0.310525219687574" calcext:value-type="float">
            <text:p>0.310525219687574</text:p>
          </table:table-cell>
          <table:table-cell office:value-type="float" office:value="2.50184878872196" calcext:value-type="float">
            <text:p>2.50184878872196</text:p>
          </table:table-cell>
          <table:table-cell office:value-type="float" office:value="0.176081777028568" calcext:value-type="float">
            <text:p>0.176081777028568</text:p>
          </table:table-cell>
          <table:table-cell office:value-type="float" office:value="0.00026626009837666" calcext:value-type="float">
            <text:p>0.000266260098377</text:p>
          </table:table-cell>
          <table:table-cell office:value-type="float" office:value="35.0614433646487" calcext:value-type="float">
            <text:p>35.0614433646487</text:p>
          </table:table-cell>
          <table:table-cell office:value-type="float" office:value="298.796697368481" calcext:value-type="float">
            <text:p>298.796697368481</text:p>
          </table:table-cell>
          <table:table-cell office:value-type="float" office:value="257.938090963098" calcext:value-type="float">
            <text:p>257.938090963098</text:p>
          </table:table-cell>
          <table:table-cell office:value-type="float" office:value="245.640324422798" calcext:value-type="float">
            <text:p>245.640324422798</text:p>
          </table:table-cell>
          <table:table-cell office:value-type="float" office:value="2251.40110166357" calcext:value-type="float">
            <text:p>2251.40110166357</text:p>
          </table:table-cell>
          <table:table-cell office:value-type="float" office:value="2117.10776909596" calcext:value-type="float">
            <text:p>2117.10776909596</text:p>
          </table:table-cell>
          <table:table-cell office:value-type="float" office:value="2372.87215576924" calcext:value-type="float">
            <text:p>2372.87215576924</text:p>
          </table:table-cell>
          <table:table-cell office:value-type="float" office:value="2388.28363589136" calcext:value-type="float">
            <text:p>2388.28363589136</text:p>
          </table:table-cell>
          <table:table-cell office:value-type="float" office:value="2388.22649584833" calcext:value-type="float">
            <text:p>2388.22649584833</text:p>
          </table:table-cell>
          <table:table-cell office:value-type="float" office:value="2399.62137840731" calcext:value-type="float">
            <text:p>2399.62137840731</text:p>
          </table:table-cell>
          <table:table-cell office:value-type="float" office:value="266.138525958735" calcext:value-type="float">
            <text:p>266.138525958735</text:p>
          </table:table-cell>
          <table:table-cell office:value-type="float" office:value="291.116584925682" calcext:value-type="float">
            <text:p>291.116584925682</text:p>
          </table:table-cell>
          <table:table-cell office:value-type="float" office:value="761.783897960602" calcext:value-type="float">
            <text:p>761.78389796060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4" calcext:value-type="float">
            <text:p>3029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36479938954713" calcext:value-type="float">
            <text:p>8.36479938954713</text:p>
          </table:table-cell>
          <table:table-cell office:value-type="float" office:value="10.4598481680811" calcext:value-type="float">
            <text:p>10.4598481680811</text:p>
          </table:table-cell>
          <table:table-cell office:value-type="float" office:value="10.5406788614795" calcext:value-type="float">
            <text:p>10.5406788614795</text:p>
          </table:table-cell>
          <table:table-cell office:value-type="float" office:value="0.321513689495609" calcext:value-type="float">
            <text:p>0.321513689495609</text:p>
          </table:table-cell>
          <table:table-cell office:value-type="float" office:value="0.310525219687474" calcext:value-type="float">
            <text:p>0.310525219687474</text:p>
          </table:table-cell>
          <table:table-cell office:value-type="float" office:value="2.50184878872184" calcext:value-type="float">
            <text:p>2.50184878872184</text:p>
          </table:table-cell>
          <table:table-cell office:value-type="float" office:value="0.176081777028566" calcext:value-type="float">
            <text:p>0.176081777028566</text:p>
          </table:table-cell>
          <table:table-cell office:value-type="float" office:value="0.000266260098376657" calcext:value-type="float">
            <text:p>0.000266260098377</text:p>
          </table:table-cell>
          <table:table-cell office:value-type="float" office:value="35.0614433646483" calcext:value-type="float">
            <text:p>35.0614433646483</text:p>
          </table:table-cell>
          <table:table-cell office:value-type="float" office:value="692.768870803118" calcext:value-type="float">
            <text:p>692.768870803118</text:p>
          </table:table-cell>
          <table:table-cell office:value-type="float" office:value="605.269461681595" calcext:value-type="float">
            <text:p>605.269461681595</text:p>
          </table:table-cell>
          <table:table-cell office:value-type="float" office:value="36.7696391054591" calcext:value-type="float">
            <text:p>36.7696391054591</text:p>
          </table:table-cell>
          <table:table-cell office:value-type="float" office:value="2251.40132341068" calcext:value-type="float">
            <text:p>2251.40132341068</text:p>
          </table:table-cell>
          <table:table-cell office:value-type="float" office:value="2117.10778597526" calcext:value-type="float">
            <text:p>2117.10778597526</text:p>
          </table:table-cell>
          <table:table-cell office:value-type="float" office:value="2372.87726940506" calcext:value-type="float">
            <text:p>2372.87726940506</text:p>
          </table:table-cell>
          <table:table-cell office:value-type="float" office:value="2388.28363589145" calcext:value-type="float">
            <text:p>2388.28363589145</text:p>
          </table:table-cell>
          <table:table-cell office:value-type="float" office:value="2388.22649584843" calcext:value-type="float">
            <text:p>2388.22649584843</text:p>
          </table:table-cell>
          <table:table-cell office:value-type="float" office:value="2399.62137840741" calcext:value-type="float">
            <text:p>2399.62137840741</text:p>
          </table:table-cell>
          <table:table-cell office:value-type="float" office:value="266.138968782732" calcext:value-type="float">
            <text:p>266.138968782732</text:p>
          </table:table-cell>
          <table:table-cell office:value-type="float" office:value="291.116611755645" calcext:value-type="float">
            <text:p>291.116611755645</text:p>
          </table:table-cell>
          <table:table-cell office:value-type="float" office:value="761.822948165163" calcext:value-type="float">
            <text:p>761.82294816516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5" calcext:value-type="float">
            <text:p>3029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8695758858615" calcext:value-type="float">
            <text:p>13.8695758858615</text:p>
          </table:table-cell>
          <table:table-cell office:value-type="float" office:value="15.9494719258809" calcext:value-type="float">
            <text:p>15.9494719258809</text:p>
          </table:table-cell>
          <table:table-cell office:value-type="float" office:value="16.0505069565482" calcext:value-type="float">
            <text:p>16.0505069565482</text:p>
          </table:table-cell>
          <table:table-cell office:value-type="float" office:value="0.321513689495612" calcext:value-type="float">
            <text:p>0.321513689495612</text:p>
          </table:table-cell>
          <table:table-cell office:value-type="float" office:value="0.310525219687477" calcext:value-type="float">
            <text:p>0.310525219687477</text:p>
          </table:table-cell>
          <table:table-cell office:value-type="float" office:value="2.50184878872169" calcext:value-type="float">
            <text:p>2.50184878872169</text:p>
          </table:table-cell>
          <table:table-cell office:value-type="float" office:value="0.176081777028552" calcext:value-type="float">
            <text:p>0.176081777028552</text:p>
          </table:table-cell>
          <table:table-cell office:value-type="float" office:value="0.000266260098376636" calcext:value-type="float">
            <text:p>0.000266260098377</text:p>
          </table:table-cell>
          <table:table-cell office:value-type="float" office:value="35.0614433646458" calcext:value-type="float">
            <text:p>35.0614433646458</text:p>
          </table:table-cell>
          <table:table-cell office:value-type="float" office:value="826.690706747856" calcext:value-type="float">
            <text:p>826.690706747856</text:p>
          </table:table-cell>
          <table:table-cell office:value-type="float" office:value="720.548395472755" calcext:value-type="float">
            <text:p>720.548395472755</text:p>
          </table:table-cell>
          <table:table-cell office:value-type="float" office:value="177.91075210166" calcext:value-type="float">
            <text:p>177.91075210166</text:p>
          </table:table-cell>
          <table:table-cell office:value-type="float" office:value="2251.40135388476" calcext:value-type="float">
            <text:p>2251.40135388476</text:p>
          </table:table-cell>
          <table:table-cell office:value-type="float" office:value="2117.10778829479" calcext:value-type="float">
            <text:p>2117.10778829479</text:p>
          </table:table-cell>
          <table:table-cell office:value-type="float" office:value="2372.8779721623" calcext:value-type="float">
            <text:p>2372.8779721623</text:p>
          </table:table-cell>
          <table:table-cell office:value-type="float" office:value="2388.28363589127" calcext:value-type="float">
            <text:p>2388.28363589127</text:p>
          </table:table-cell>
          <table:table-cell office:value-type="float" office:value="2388.22649584825" calcext:value-type="float">
            <text:p>2388.22649584825</text:p>
          </table:table-cell>
          <table:table-cell office:value-type="float" office:value="2399.62137840722" calcext:value-type="float">
            <text:p>2399.62137840722</text:p>
          </table:table-cell>
          <table:table-cell office:value-type="float" office:value="266.1390296392" calcext:value-type="float">
            <text:p>266.1390296392</text:p>
          </table:table-cell>
          <table:table-cell office:value-type="float" office:value="291.116615442832" calcext:value-type="float">
            <text:p>291.116615442832</text:p>
          </table:table-cell>
          <table:table-cell office:value-type="float" office:value="761.828314927385" calcext:value-type="float">
            <text:p>761.82831492738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6" calcext:value-type="float">
            <text:p>3029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6214407929752" calcext:value-type="float">
            <text:p>14.6214407929752</text:p>
          </table:table-cell>
          <table:table-cell office:value-type="float" office:value="16.6991337359679" calcext:value-type="float">
            <text:p>16.6991337359679</text:p>
          </table:table-cell>
          <table:table-cell office:value-type="float" office:value="16.8031198205904" calcext:value-type="float">
            <text:p>16.8031198205904</text:p>
          </table:table-cell>
          <table:table-cell office:value-type="float" office:value="0.321513689495788" calcext:value-type="float">
            <text:p>0.321513689495788</text:p>
          </table:table-cell>
          <table:table-cell office:value-type="float" office:value="0.310525219687653" calcext:value-type="float">
            <text:p>0.310525219687653</text:p>
          </table:table-cell>
          <table:table-cell office:value-type="float" office:value="2.50184878872198" calcext:value-type="float">
            <text:p>2.50184878872198</text:p>
          </table:table-cell>
          <table:table-cell office:value-type="float" office:value="0.176081777028563" calcext:value-type="float">
            <text:p>0.176081777028563</text:p>
          </table:table-cell>
          <table:table-cell office:value-type="float" office:value="0.000266260098376651" calcext:value-type="float">
            <text:p>0.000266260098377</text:p>
          </table:table-cell>
          <table:table-cell office:value-type="float" office:value="35.0614433646477" calcext:value-type="float">
            <text:p>35.0614433646477</text:p>
          </table:table-cell>
          <table:table-cell office:value-type="float" office:value="982.396670704178" calcext:value-type="float">
            <text:p>982.396670704178</text:p>
          </table:table-cell>
          <table:table-cell office:value-type="float" office:value="854.57889673488" calcext:value-type="float">
            <text:p>854.57889673488</text:p>
          </table:table-cell>
          <table:table-cell office:value-type="float" office:value="342.010324590951" calcext:value-type="float">
            <text:p>342.010324590951</text:p>
          </table:table-cell>
          <table:table-cell office:value-type="float" office:value="2251.40135662267" calcext:value-type="float">
            <text:p>2251.40135662267</text:p>
          </table:table-cell>
          <table:table-cell office:value-type="float" office:value="2117.10778850324" calcext:value-type="float">
            <text:p>2117.10778850324</text:p>
          </table:table-cell>
          <table:table-cell office:value-type="float" office:value="2372.87803529958" calcext:value-type="float">
            <text:p>2372.87803529958</text:p>
          </table:table-cell>
          <table:table-cell office:value-type="float" office:value="2388.28363589132" calcext:value-type="float">
            <text:p>2388.28363589132</text:p>
          </table:table-cell>
          <table:table-cell office:value-type="float" office:value="2388.2264958483" calcext:value-type="float">
            <text:p>2388.2264958483</text:p>
          </table:table-cell>
          <table:table-cell office:value-type="float" office:value="2399.62137840728" calcext:value-type="float">
            <text:p>2399.62137840728</text:p>
          </table:table-cell>
          <table:table-cell office:value-type="float" office:value="266.139035106682" calcext:value-type="float">
            <text:p>266.139035106682</text:p>
          </table:table-cell>
          <table:table-cell office:value-type="float" office:value="291.116615774101" calcext:value-type="float">
            <text:p>291.116615774101</text:p>
          </table:table-cell>
          <table:table-cell office:value-type="float" office:value="761.828797090779" calcext:value-type="float">
            <text:p>761.82879709077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7" calcext:value-type="float">
            <text:p>3029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1793458631745" calcext:value-type="float">
            <text:p>15.1793458631745</text:p>
          </table:table-cell>
          <table:table-cell office:value-type="float" office:value="17.2556376127034" calcext:value-type="float">
            <text:p>17.2556376127034</text:p>
          </table:table-cell>
          <table:table-cell office:value-type="float" office:value="17.3615287456015" calcext:value-type="float">
            <text:p>17.3615287456015</text:p>
          </table:table-cell>
          <table:table-cell office:value-type="float" office:value="0.321513689495637" calcext:value-type="float">
            <text:p>0.321513689495637</text:p>
          </table:table-cell>
          <table:table-cell office:value-type="float" office:value="0.310525219687502" calcext:value-type="float">
            <text:p>0.310525219687502</text:p>
          </table:table-cell>
          <table:table-cell office:value-type="float" office:value="2.50184878872179" calcext:value-type="float">
            <text:p>2.50184878872179</text:p>
          </table:table-cell>
          <table:table-cell office:value-type="float" office:value="0.17608177702856" calcext:value-type="float">
            <text:p>0.17608177702856</text:p>
          </table:table-cell>
          <table:table-cell office:value-type="float" office:value="0.000266260098376647" calcext:value-type="float">
            <text:p>0.000266260098377</text:p>
          </table:table-cell>
          <table:table-cell office:value-type="float" office:value="35.0614433646471" calcext:value-type="float">
            <text:p>35.0614433646471</text:p>
          </table:table-cell>
          <table:table-cell office:value-type="float" office:value="1829.11865991349" calcext:value-type="float">
            <text:p>1829.11865991349</text:p>
          </table:table-cell>
          <table:table-cell office:value-type="float" office:value="1583.20369144295" calcext:value-type="float">
            <text:p>1583.20369144295</text:p>
          </table:table-cell>
          <table:table-cell office:value-type="float" office:value="1234.47810106048" calcext:value-type="float">
            <text:p>1234.47810106048</text:p>
          </table:table-cell>
          <table:table-cell office:value-type="float" office:value="2251.40135862892" calcext:value-type="float">
            <text:p>2251.40135862892</text:p>
          </table:table-cell>
          <table:table-cell office:value-type="float" office:value="2117.10778865595" calcext:value-type="float">
            <text:p>2117.10778865595</text:p>
          </table:table-cell>
          <table:table-cell office:value-type="float" office:value="2372.8780815653" calcext:value-type="float">
            <text:p>2372.8780815653</text:p>
          </table:table-cell>
          <table:table-cell office:value-type="float" office:value="2388.28363589132" calcext:value-type="float">
            <text:p>2388.28363589132</text:p>
          </table:table-cell>
          <table:table-cell office:value-type="float" office:value="2388.22649584829" calcext:value-type="float">
            <text:p>2388.22649584829</text:p>
          </table:table-cell>
          <table:table-cell office:value-type="float" office:value="2399.62137840727" calcext:value-type="float">
            <text:p>2399.62137840727</text:p>
          </table:table-cell>
          <table:table-cell office:value-type="float" office:value="266.139039113137" calcext:value-type="float">
            <text:p>266.139039113137</text:p>
          </table:table-cell>
          <table:table-cell office:value-type="float" office:value="291.116616016847" calcext:value-type="float">
            <text:p>291.116616016847</text:p>
          </table:table-cell>
          <table:table-cell office:value-type="float" office:value="761.829150410787" calcext:value-type="float">
            <text:p>761.82915041078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8" calcext:value-type="float">
            <text:p>3029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2352779782689" calcext:value-type="float">
            <text:p>15.2352779782689</text:p>
          </table:table-cell>
          <table:table-cell office:value-type="float" office:value="17.311480629277" calcext:value-type="float">
            <text:p>17.311480629277</text:p>
          </table:table-cell>
          <table:table-cell office:value-type="float" office:value="17.4174991758687" calcext:value-type="float">
            <text:p>17.4174991758687</text:p>
          </table:table-cell>
          <table:table-cell office:value-type="float" office:value="0.321513689495607" calcext:value-type="float">
            <text:p>0.321513689495607</text:p>
          </table:table-cell>
          <table:table-cell office:value-type="float" office:value="0.310525219687472" calcext:value-type="float">
            <text:p>0.310525219687472</text:p>
          </table:table-cell>
          <table:table-cell office:value-type="float" office:value="2.50184878872177" calcext:value-type="float">
            <text:p>2.50184878872177</text:p>
          </table:table-cell>
          <table:table-cell office:value-type="float" office:value="0.17608177702856" calcext:value-type="float">
            <text:p>0.17608177702856</text:p>
          </table:table-cell>
          <table:table-cell office:value-type="float" office:value="0.000266260098376648" calcext:value-type="float">
            <text:p>0.000266260098377</text:p>
          </table:table-cell>
          <table:table-cell office:value-type="float" office:value="35.0614433646472" calcext:value-type="float">
            <text:p>35.0614433646472</text:p>
          </table:table-cell>
          <table:table-cell office:value-type="float" office:value="2279.19849579388" calcext:value-type="float">
            <text:p>2279.19849579388</text:p>
          </table:table-cell>
          <table:table-cell office:value-type="float" office:value="1970.22091931687" calcext:value-type="float">
            <text:p>1970.22091931687</text:p>
          </table:table-cell>
          <table:table-cell office:value-type="float" office:value="1709.00353680026" calcext:value-type="float">
            <text:p>1709.00353680026</text:p>
          </table:table-cell>
          <table:table-cell office:value-type="float" office:value="2251.40135886853" calcext:value-type="float">
            <text:p>2251.40135886853</text:p>
          </table:table-cell>
          <table:table-cell office:value-type="float" office:value="2117.10778867426" calcext:value-type="float">
            <text:p>2117.10778867426</text:p>
          </table:table-cell>
          <table:table-cell office:value-type="float" office:value="2372.87808708881" calcext:value-type="float">
            <text:p>2372.87808708881</text:p>
          </table:table-cell>
          <table:table-cell office:value-type="float" office:value="2388.28363589142" calcext:value-type="float">
            <text:p>2388.28363589142</text:p>
          </table:table-cell>
          <table:table-cell office:value-type="float" office:value="2388.2264958484" calcext:value-type="float">
            <text:p>2388.2264958484</text:p>
          </table:table-cell>
          <table:table-cell office:value-type="float" office:value="2399.62137840737" calcext:value-type="float">
            <text:p>2399.62137840737</text:p>
          </table:table-cell>
          <table:table-cell office:value-type="float" office:value="266.139039591452" calcext:value-type="float">
            <text:p>266.139039591452</text:p>
          </table:table-cell>
          <table:table-cell office:value-type="float" office:value="291.116616045834" calcext:value-type="float">
            <text:p>291.116616045834</text:p>
          </table:table-cell>
          <table:table-cell office:value-type="float" office:value="761.829192591801" calcext:value-type="float">
            <text:p>761.82919259180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299" calcext:value-type="float">
            <text:p>3029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" calcext:value-type="float">
            <text:p>31536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2796256670267" calcext:value-type="float">
            <text:p>15.2796256670267</text:p>
          </table:table-cell>
          <table:table-cell office:value-type="float" office:value="17.3557776202711" calcext:value-type="float">
            <text:p>17.3557776202711</text:p>
          </table:table-cell>
          <table:table-cell office:value-type="float" office:value="17.4618719266389" calcext:value-type="float">
            <text:p>17.4618719266389</text:p>
          </table:table-cell>
          <table:table-cell office:value-type="float" office:value="0.321513689495789" calcext:value-type="float">
            <text:p>0.321513689495789</text:p>
          </table:table-cell>
          <table:table-cell office:value-type="float" office:value="0.310525219687655" calcext:value-type="float">
            <text:p>0.310525219687655</text:p>
          </table:table-cell>
          <table:table-cell office:value-type="float" office:value="2.5018487887219" calcext:value-type="float">
            <text:p>2.5018487887219</text:p>
          </table:table-cell>
          <table:table-cell office:value-type="float" office:value="0.176081777028555" calcext:value-type="float">
            <text:p>0.176081777028555</text:p>
          </table:table-cell>
          <table:table-cell office:value-type="float" office:value="0.00026626009837664" calcext:value-type="float">
            <text:p>0.000266260098377</text:p>
          </table:table-cell>
          <table:table-cell office:value-type="float" office:value="35.0614433646463" calcext:value-type="float">
            <text:p>35.0614433646463</text:p>
          </table:table-cell>
          <table:table-cell office:value-type="float" office:value="2969.66655002211" calcext:value-type="float">
            <text:p>2969.66655002211</text:p>
          </table:table-cell>
          <table:table-cell office:value-type="float" office:value="2563.60751556451" calcext:value-type="float">
            <text:p>2563.60751556451</text:p>
          </table:table-cell>
          <table:table-cell office:value-type="float" office:value="2437.12552694409" calcext:value-type="float">
            <text:p>2437.12552694409</text:p>
          </table:table-cell>
          <table:table-cell office:value-type="float" office:value="2251.40135908191" calcext:value-type="float">
            <text:p>2251.40135908191</text:p>
          </table:table-cell>
          <table:table-cell office:value-type="float" office:value="2117.10778869044" calcext:value-type="float">
            <text:p>2117.10778869044</text:p>
          </table:table-cell>
          <table:table-cell office:value-type="float" office:value="2372.87809201104" calcext:value-type="float">
            <text:p>2372.87809201104</text:p>
          </table:table-cell>
          <table:table-cell office:value-type="float" office:value="2388.28363589134" calcext:value-type="float">
            <text:p>2388.28363589134</text:p>
          </table:table-cell>
          <table:table-cell office:value-type="float" office:value="2388.22649584831" calcext:value-type="float">
            <text:p>2388.22649584831</text:p>
          </table:table-cell>
          <table:table-cell office:value-type="float" office:value="2399.62137840729" calcext:value-type="float">
            <text:p>2399.62137840729</text:p>
          </table:table-cell>
          <table:table-cell office:value-type="float" office:value="266.139040017703" calcext:value-type="float">
            <text:p>266.139040017703</text:p>
          </table:table-cell>
          <table:table-cell office:value-type="float" office:value="291.116616071632" calcext:value-type="float">
            <text:p>291.116616071632</text:p>
          </table:table-cell>
          <table:table-cell office:value-type="float" office:value="761.829230182265" calcext:value-type="float">
            <text:p>761.82923018226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00" calcext:value-type="float">
            <text:p>3030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0501817787108924" calcext:value-type="float">
            <text:p>5.01817787108924E-05</text:p>
          </table:table-cell>
          <table:table-cell office:value-type="float" office:value="0.00329612234654137" calcext:value-type="float">
            <text:p>0.003296122346541</text:p>
          </table:table-cell>
          <table:table-cell office:value-type="float" office:value="0.00410641333515081" calcext:value-type="float">
            <text:p>0.004106413335151</text:p>
          </table:table-cell>
          <table:table-cell office:value-type="float" office:value="2.48494917949802" calcext:value-type="float">
            <text:p>2.48494917949802</text:p>
          </table:table-cell>
          <table:table-cell office:value-type="float" office:value="0.379977218895853" calcext:value-type="float">
            <text:p>0.379977218895853</text:p>
          </table:table-cell>
          <table:table-cell office:value-type="float" office:value="2.49597801773184" calcext:value-type="float">
            <text:p>2.49597801773184</text:p>
          </table:table-cell>
          <table:table-cell office:value-type="float" office:value="34.7910496170662" calcext:value-type="float">
            <text:p>34.7910496170662</text:p>
          </table:table-cell>
          <table:table-cell office:value-type="float" office:value="1.11149824743159" calcext:value-type="float">
            <text:p>1.11149824743159</text:p>
          </table:table-cell>
          <table:table-cell office:value-type="float" office:value="34.9675110288074" calcext:value-type="float">
            <text:p>34.9675110288074</text:p>
          </table:table-cell>
          <table:table-cell office:value-type="float" office:value="0.0100946791618356" calcext:value-type="float">
            <text:p>0.010094679161836</text:p>
          </table:table-cell>
          <table:table-cell office:value-type="float" office:value="0.0296973055241063" calcext:value-type="float">
            <text:p>0.029697305524106</text:p>
          </table:table-cell>
          <table:table-cell office:value-type="float" office:value="0.0101135321654119" calcext:value-type="float">
            <text:p>0.010113532165412</text:p>
          </table:table-cell>
          <table:table-cell office:value-type="float" office:value="2267.81199651222" calcext:value-type="float">
            <text:p>2267.81199651222</text:p>
          </table:table-cell>
          <table:table-cell office:value-type="float" office:value="2098.95125567796" calcext:value-type="float">
            <text:p>2098.95125567796</text:p>
          </table:table-cell>
          <table:table-cell office:value-type="float" office:value="2346.64938472873" calcext:value-type="float">
            <text:p>2346.64938472873</text:p>
          </table:table-cell>
          <table:table-cell office:value-type="float" office:value="2399.5335004389" calcext:value-type="float">
            <text:p>2399.5335004389</text:p>
          </table:table-cell>
          <table:table-cell office:value-type="float" office:value="2388.58764624376" calcext:value-type="float">
            <text:p>2388.58764624376</text:p>
          </table:table-cell>
          <table:table-cell office:value-type="float" office:value="2399.59085039771" calcext:value-type="float">
            <text:p>2399.59085039771</text:p>
          </table:table-cell>
          <table:table-cell office:value-type="float" office:value="285.139271377951" calcext:value-type="float">
            <text:p>285.139271377951</text:p>
          </table:table-cell>
          <table:table-cell office:value-type="float" office:value="263.692493059349" calcext:value-type="float">
            <text:p>263.692493059349</text:p>
          </table:table-cell>
          <table:table-cell office:value-type="float" office:value="588.087026939623" calcext:value-type="float">
            <text:p>588.087026939623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301" calcext:value-type="float">
            <text:p>3030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506092080774463" calcext:value-type="float">
            <text:p>0.000506092080774</text:p>
          </table:table-cell>
          <table:table-cell office:value-type="float" office:value="0.0360905754396218" calcext:value-type="float">
            <text:p>0.036090575439622</text:p>
          </table:table-cell>
          <table:table-cell office:value-type="float" office:value="0.104200998960532" calcext:value-type="float">
            <text:p>0.104200998960532</text:p>
          </table:table-cell>
          <table:table-cell office:value-type="float" office:value="2.38590426060197" calcext:value-type="float">
            <text:p>2.38590426060197</text:p>
          </table:table-cell>
          <table:table-cell office:value-type="float" office:value="0.31375177490995" calcext:value-type="float">
            <text:p>0.31375177490995</text:p>
          </table:table-cell>
          <table:table-cell office:value-type="float" office:value="2.49671495152127" calcext:value-type="float">
            <text:p>2.49671495152127</text:p>
          </table:table-cell>
          <table:table-cell office:value-type="float" office:value="33.2063309147296" calcext:value-type="float">
            <text:p>33.2063309147296</text:p>
          </table:table-cell>
          <table:table-cell office:value-type="float" office:value="0.0518911436572293" calcext:value-type="float">
            <text:p>0.051891143657229</text:p>
          </table:table-cell>
          <table:table-cell office:value-type="float" office:value="34.9793019694384" calcext:value-type="float">
            <text:p>34.9793019694384</text:p>
          </table:table-cell>
          <table:table-cell office:value-type="float" office:value="0.290452665369281" calcext:value-type="float">
            <text:p>0.290452665369281</text:p>
          </table:table-cell>
          <table:table-cell office:value-type="float" office:value="0.306071910438279" calcext:value-type="float">
            <text:p>0.306071910438279</text:p>
          </table:table-cell>
          <table:table-cell office:value-type="float" office:value="0.291395070201196" calcext:value-type="float">
            <text:p>0.291395070201196</text:p>
          </table:table-cell>
          <table:table-cell office:value-type="float" office:value="2267.3455174225" calcext:value-type="float">
            <text:p>2267.3455174225</text:p>
          </table:table-cell>
          <table:table-cell office:value-type="float" office:value="2099.08066488034" calcext:value-type="float">
            <text:p>2099.08066488034</text:p>
          </table:table-cell>
          <table:table-cell office:value-type="float" office:value="2354.65688594453" calcext:value-type="float">
            <text:p>2354.65688594453</text:p>
          </table:table-cell>
          <table:table-cell office:value-type="float" office:value="2399.01846686078" calcext:value-type="float">
            <text:p>2399.01846686078</text:p>
          </table:table-cell>
          <table:table-cell office:value-type="float" office:value="2388.24327393518" calcext:value-type="float">
            <text:p>2388.24327393518</text:p>
          </table:table-cell>
          <table:table-cell office:value-type="float" office:value="2399.59468245356" calcext:value-type="float">
            <text:p>2399.59468245356</text:p>
          </table:table-cell>
          <table:table-cell office:value-type="float" office:value="284.855484143073" calcext:value-type="float">
            <text:p>284.855484143073</text:p>
          </table:table-cell>
          <table:table-cell office:value-type="float" office:value="264.115617460328" calcext:value-type="float">
            <text:p>264.115617460328</text:p>
          </table:table-cell>
          <table:table-cell office:value-type="float" office:value="635.79161207661" calcext:value-type="float">
            <text:p>635.7916120766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302" calcext:value-type="float">
            <text:p>30302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1" calcext:value-type="float">
            <text:p>1E-0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22685605396202" calcext:value-type="float">
            <text:p>0.001226856053962</text:p>
          </table:table-cell>
          <table:table-cell table:style-name="ce1" office:value-type="float" office:value="0.182359112829758" calcext:value-type="float">
            <text:p>0.182359112829758</text:p>
          </table:table-cell>
          <table:table-cell table:style-name="ce1" office:value-type="float" office:value="0.260688760800235" calcext:value-type="float">
            <text:p>0.260688760800235</text:p>
          </table:table-cell>
          <table:table-cell table:style-name="ce1" office:value-type="float" office:value="2.23048522292709" calcext:value-type="float">
            <text:p>2.23048522292709</text:p>
          </table:table-cell>
          <table:table-cell table:style-name="ce1" office:value-type="float" office:value="0.313501660495834" calcext:value-type="float">
            <text:p>0.313501660495834</text:p>
          </table:table-cell>
          <table:table-cell table:style-name="ce1" office:value-type="float" office:value="2.49710150939454" calcext:value-type="float">
            <text:p>2.49710150939454</text:p>
          </table:table-cell>
          <table:table-cell table:style-name="ce1" office:value-type="float" office:value="30.7196263119323" calcext:value-type="float">
            <text:p>30.7196263119323</text:p>
          </table:table-cell>
          <table:table-cell table:style-name="ce1" office:value-type="float" office:value="0.0478893130321952" calcext:value-type="float">
            <text:p>0.047889313032195</text:p>
          </table:table-cell>
          <table:table-cell table:style-name="ce1" office:value-type="float" office:value="34.9854868954116" calcext:value-type="float">
            <text:p>34.9854868954116</text:p>
          </table:table-cell>
          <table:table-cell table:style-name="ce1" office:value-type="float" office:value="0.727858335025604" calcext:value-type="float">
            <text:p>0.727858335025604</text:p>
          </table:table-cell>
          <table:table-cell table:style-name="ce1" office:value-type="float" office:value="0.735358801316348" calcext:value-type="float">
            <text:p>0.735358801316348</text:p>
          </table:table-cell>
          <table:table-cell table:style-name="ce1" office:value-type="float" office:value="0.730559721031968" calcext:value-type="float">
            <text:p>0.730559721031968</text:p>
          </table:table-cell>
          <table:table-cell table:style-name="ce1" office:value-type="float" office:value="2266.17370611511" calcext:value-type="float">
            <text:p>2266.17370611511</text:p>
          </table:table-cell>
          <table:table-cell table:style-name="ce1" office:value-type="float" office:value="2100.51141120297" calcext:value-type="float">
            <text:p>2100.51141120297</text:p>
          </table:table-cell>
          <table:table-cell table:style-name="ce1" office:value-type="float" office:value="2356.18367731953" calcext:value-type="float">
            <text:p>2356.18367731953</text:p>
          </table:table-cell>
          <table:table-cell table:style-name="ce1" office:value-type="float" office:value="2398.21028786475" calcext:value-type="float">
            <text:p>2398.21028786475</text:p>
          </table:table-cell>
          <table:table-cell table:style-name="ce1" office:value-type="float" office:value="2388.2419733401" calcext:value-type="float">
            <text:p>2388.2419733401</text:p>
          </table:table-cell>
          <table:table-cell table:style-name="ce1" office:value-type="float" office:value="2399.59669255438" calcext:value-type="float">
            <text:p>2399.59669255438</text:p>
          </table:table-cell>
          <table:table-cell table:style-name="ce1" office:value-type="float" office:value="283.458031044646" calcext:value-type="float">
            <text:p>283.458031044646</text:p>
          </table:table-cell>
          <table:table-cell table:style-name="ce1" office:value-type="float" office:value="266.142599424207" calcext:value-type="float">
            <text:p>266.142599424207</text:p>
          </table:table-cell>
          <table:table-cell table:style-name="ce1" office:value-type="float" office:value="645.394018123588" calcext:value-type="float">
            <text:p>645.3940181235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03" calcext:value-type="float">
            <text:p>30303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1" calcext:value-type="float">
            <text:p>1E-0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60832499284363" calcext:value-type="float">
            <text:p>0.002608324992844</text:p>
          </table:table-cell>
          <table:table-cell table:style-name="ce1" office:value-type="float" office:value="0.469506893999983" calcext:value-type="float">
            <text:p>0.469506893999983</text:p>
          </table:table-cell>
          <table:table-cell table:style-name="ce1" office:value-type="float" office:value="0.554522428804286" calcext:value-type="float">
            <text:p>0.554522428804286</text:p>
          </table:table-cell>
          <table:table-cell table:style-name="ce1" office:value-type="float" office:value="1.93882185790254" calcext:value-type="float">
            <text:p>1.93882185790254</text:p>
          </table:table-cell>
          <table:table-cell table:style-name="ce1" office:value-type="float" office:value="0.31303553352099" calcext:value-type="float">
            <text:p>0.31303553352099</text:p>
          </table:table-cell>
          <table:table-cell table:style-name="ce1" office:value-type="float" office:value="2.49782690975611" calcext:value-type="float">
            <text:p>2.49782690975611</text:p>
          </table:table-cell>
          <table:table-cell table:style-name="ce1" office:value-type="float" office:value="26.0530124715387" calcext:value-type="float">
            <text:p>26.0530124715387</text:p>
          </table:table-cell>
          <table:table-cell table:style-name="ce1" office:value-type="float" office:value="0.0404312814338844" calcext:value-type="float">
            <text:p>0.040431281433885</text:p>
          </table:table-cell>
          <table:table-cell table:style-name="ce1" office:value-type="float" office:value="34.9970933011957" calcext:value-type="float">
            <text:p>34.9970933011957</text:p>
          </table:table-cell>
          <table:table-cell table:style-name="ce1" office:value-type="float" office:value="1.55779700114873" calcext:value-type="float">
            <text:p>1.55779700114873</text:p>
          </table:table-cell>
          <table:table-cell table:style-name="ce1" office:value-type="float" office:value="1.54884794698757" calcext:value-type="float">
            <text:p>1.54884794698757</text:p>
          </table:table-cell>
          <table:table-cell table:style-name="ce1" office:value-type="float" office:value="1.56421701835574" calcext:value-type="float">
            <text:p>1.56421701835574</text:p>
          </table:table-cell>
          <table:table-cell table:style-name="ce1" office:value-type="float" office:value="2263.94684365808" calcext:value-type="float">
            <text:p>2263.94684365808</text:p>
          </table:table-cell>
          <table:table-cell table:style-name="ce1" office:value-type="float" office:value="2103.16100956826" calcext:value-type="float">
            <text:p>2103.16100956826</text:p>
          </table:table-cell>
          <table:table-cell table:style-name="ce1" office:value-type="float" office:value="2358.60398923454" calcext:value-type="float">
            <text:p>2358.60398923454</text:p>
          </table:table-cell>
          <table:table-cell table:style-name="ce1" office:value-type="float" office:value="2396.69363836673" calcext:value-type="float">
            <text:p>2396.69363836673</text:p>
          </table:table-cell>
          <table:table-cell table:style-name="ce1" office:value-type="float" office:value="2388.23954947992" calcext:value-type="float">
            <text:p>2388.23954947992</text:p>
          </table:table-cell>
          <table:table-cell table:style-name="ce1" office:value-type="float" office:value="2399.60046463637" calcext:value-type="float">
            <text:p>2399.60046463637</text:p>
          </table:table-cell>
          <table:table-cell table:style-name="ce1" office:value-type="float" office:value="280.796578167878" calcext:value-type="float">
            <text:p>280.796578167878</text:p>
          </table:table-cell>
          <table:table-cell table:style-name="ce1" office:value-type="float" office:value="269.947021175258" calcext:value-type="float">
            <text:p>269.947021175258</text:p>
          </table:table-cell>
          <table:table-cell table:style-name="ce1" office:value-type="float" office:value="660.96060811221" calcext:value-type="float">
            <text:p>660.96060811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04" calcext:value-type="float">
            <text:p>30304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1" calcext:value-type="float">
            <text:p>1E-0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87040299636119" calcext:value-type="float">
            <text:p>0.002870402996361</text:p>
          </table:table-cell>
          <table:table-cell table:style-name="ce1" office:value-type="float" office:value="0.523599508808287" calcext:value-type="float">
            <text:p>0.523599508808287</text:p>
          </table:table-cell>
          <table:table-cell table:style-name="ce1" office:value-type="float" office:value="0.609381131550346" calcext:value-type="float">
            <text:p>0.609381131550346</text:p>
          </table:table-cell>
          <table:table-cell table:style-name="ce1" office:value-type="float" office:value="1.88438424676931" calcext:value-type="float">
            <text:p>1.88438424676931</text:p>
          </table:table-cell>
          <table:table-cell table:style-name="ce1" office:value-type="float" office:value="0.312948998175657" calcext:value-type="float">
            <text:p>0.312948998175657</text:p>
          </table:table-cell>
          <table:table-cell table:style-name="ce1" office:value-type="float" office:value="2.49796229890734" calcext:value-type="float">
            <text:p>2.49796229890734</text:p>
          </table:table-cell>
          <table:table-cell table:style-name="ce1" office:value-type="float" office:value="25.1820106934069" calcext:value-type="float">
            <text:p>25.1820106934069</text:p>
          </table:table-cell>
          <table:table-cell table:style-name="ce1" office:value-type="float" office:value="0.039046715908399" calcext:value-type="float">
            <text:p>0.039046715908399</text:p>
          </table:table-cell>
          <table:table-cell table:style-name="ce1" office:value-type="float" office:value="34.9992595276154" calcext:value-type="float">
            <text:p>34.9992595276154</text:p>
          </table:table-cell>
          <table:table-cell table:style-name="ce1" office:value-type="float" office:value="1.71501404988883" calcext:value-type="float">
            <text:p>1.71501404988883</text:p>
          </table:table-cell>
          <table:table-cell table:style-name="ce1" office:value-type="float" office:value="1.702862036331" calcext:value-type="float">
            <text:p>1.702862036331</text:p>
          </table:table-cell>
          <table:table-cell table:style-name="ce1" office:value-type="float" office:value="1.7221737413041" calcext:value-type="float">
            <text:p>1.7221737413041</text:p>
          </table:table-cell>
          <table:table-cell table:style-name="ce1" office:value-type="float" office:value="2263.52844013968" calcext:value-type="float">
            <text:p>2263.52844013968</text:p>
          </table:table-cell>
          <table:table-cell table:style-name="ce1" office:value-type="float" office:value="2103.65063196003" calcext:value-type="float">
            <text:p>2103.65063196003</text:p>
          </table:table-cell>
          <table:table-cell table:style-name="ce1" office:value-type="float" office:value="2359.02293998374" calcext:value-type="float">
            <text:p>2359.02293998374</text:p>
          </table:table-cell>
          <table:table-cell table:style-name="ce1" office:value-type="float" office:value="2396.41056278865" calcext:value-type="float">
            <text:p>2396.41056278865</text:p>
          </table:table-cell>
          <table:table-cell table:style-name="ce1" office:value-type="float" office:value="2388.23909949593" calcext:value-type="float">
            <text:p>2388.23909949593</text:p>
          </table:table-cell>
          <table:table-cell table:style-name="ce1" office:value-type="float" office:value="2399.60116865977" calcext:value-type="float">
            <text:p>2399.60116865977</text:p>
          </table:table-cell>
          <table:table-cell table:style-name="ce1" office:value-type="float" office:value="280.297014229224" calcext:value-type="float">
            <text:p>280.297014229224</text:p>
          </table:table-cell>
          <table:table-cell table:style-name="ce1" office:value-type="float" office:value="270.657342950765" calcext:value-type="float">
            <text:p>270.657342950765</text:p>
          </table:table-cell>
          <table:table-cell table:style-name="ce1" office:value-type="float" office:value="663.698645605449" calcext:value-type="float">
            <text:p>663.6986456054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05" calcext:value-type="float">
            <text:p>30305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1" calcext:value-type="float">
            <text:p>1E-08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12912032231506" calcext:value-type="float">
            <text:p>0.003129120322315</text:p>
          </table:table-cell>
          <table:table-cell table:style-name="ce1" office:value-type="float" office:value="0.576799372069532" calcext:value-type="float">
            <text:p>0.576799372069532</text:p>
          </table:table-cell>
          <table:table-cell table:style-name="ce1" office:value-type="float" office:value="0.663264847907753" calcext:value-type="float">
            <text:p>0.663264847907753</text:p>
          </table:table-cell>
          <table:table-cell table:style-name="ce1" office:value-type="float" office:value="1.83091814260759" calcext:value-type="float">
            <text:p>1.83091814260759</text:p>
          </table:table-cell>
          <table:table-cell table:style-name="ce1" office:value-type="float" office:value="0.312864148696837" calcext:value-type="float">
            <text:p>0.312864148696837</text:p>
          </table:table-cell>
          <table:table-cell table:style-name="ce1" office:value-type="float" office:value="2.49809527082036" calcext:value-type="float">
            <text:p>2.49809527082036</text:p>
          </table:table-cell>
          <table:table-cell table:style-name="ce1" office:value-type="float" office:value="24.3265530268183" calcext:value-type="float">
            <text:p>24.3265530268183</text:p>
          </table:table-cell>
          <table:table-cell table:style-name="ce1" office:value-type="float" office:value="0.0376891242462305" calcext:value-type="float">
            <text:p>0.037689124246231</text:p>
          </table:table-cell>
          <table:table-cell table:style-name="ce1" office:value-type="float" office:value="35.0013870782227" calcext:value-type="float">
            <text:p>35.0013870782227</text:p>
          </table:table-cell>
          <table:table-cell table:style-name="ce1" office:value-type="float" office:value="1.87032112246384" calcext:value-type="float">
            <text:p>1.87032112246384</text:p>
          </table:table-cell>
          <table:table-cell table:style-name="ce1" office:value-type="float" office:value="1.85498567803351" calcext:value-type="float">
            <text:p>1.85498567803351</text:p>
          </table:table-cell>
          <table:table-cell table:style-name="ce1" office:value-type="float" office:value="1.8782201989311" calcext:value-type="float">
            <text:p>1.8782201989311</text:p>
          </table:table-cell>
          <table:table-cell table:style-name="ce1" office:value-type="float" office:value="2263.11677057642" calcext:value-type="float">
            <text:p>2263.11677057642</text:p>
          </table:table-cell>
          <table:table-cell table:style-name="ce1" office:value-type="float" office:value="2104.13004141372" calcext:value-type="float">
            <text:p>2104.13004141372</text:p>
          </table:table-cell>
          <table:table-cell table:style-name="ce1" office:value-type="float" office:value="2359.4273652077" calcext:value-type="float">
            <text:p>2359.4273652077</text:p>
          </table:table-cell>
          <table:table-cell table:style-name="ce1" office:value-type="float" office:value="2396.13253904814" calcext:value-type="float">
            <text:p>2396.13253904814</text:p>
          </table:table-cell>
          <table:table-cell table:style-name="ce1" office:value-type="float" office:value="2388.23865827981" calcext:value-type="float">
            <text:p>2388.23865827981</text:p>
          </table:table-cell>
          <table:table-cell table:style-name="ce1" office:value-type="float" office:value="2399.60186011485" calcext:value-type="float">
            <text:p>2399.60186011485</text:p>
          </table:table-cell>
          <table:table-cell table:style-name="ce1" office:value-type="float" office:value="279.805772326008" calcext:value-type="float">
            <text:p>279.805772326008</text:p>
          </table:table-cell>
          <table:table-cell table:style-name="ce1" office:value-type="float" office:value="271.355077577645" calcext:value-type="float">
            <text:p>271.355077577645</text:p>
          </table:table-cell>
          <table:table-cell table:style-name="ce1" office:value-type="float" office:value="666.354039467151" calcext:value-type="float">
            <text:p>666.354039467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306" calcext:value-type="float">
            <text:p>3030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15064873842217" calcext:value-type="float">
            <text:p>0.000115064873842</text:p>
          </table:table-cell>
          <table:table-cell office:value-type="float" office:value="0.00330404169983499" calcext:value-type="float">
            <text:p>0.003304041699835</text:p>
          </table:table-cell>
          <table:table-cell office:value-type="float" office:value="0.0183750483931028" calcext:value-type="float">
            <text:p>0.018375048393103</text:p>
          </table:table-cell>
          <table:table-cell office:value-type="float" office:value="2.47088263882231" calcext:value-type="float">
            <text:p>2.47088263882231</text:p>
          </table:table-cell>
          <table:table-cell office:value-type="float" office:value="0.361081766677408" calcext:value-type="float">
            <text:p>0.361081766677408</text:p>
          </table:table-cell>
          <table:table-cell office:value-type="float" office:value="2.49615314866622" calcext:value-type="float">
            <text:p>2.49615314866622</text:p>
          </table:table-cell>
          <table:table-cell office:value-type="float" office:value="34.5659849662538" calcext:value-type="float">
            <text:p>34.5659849662538</text:p>
          </table:table-cell>
          <table:table-cell office:value-type="float" office:value="0.809171011935301" calcext:value-type="float">
            <text:p>0.809171011935301</text:p>
          </table:table-cell>
          <table:table-cell office:value-type="float" office:value="34.9703131237563" calcext:value-type="float">
            <text:p>34.9703131237563</text:p>
          </table:table-cell>
          <table:table-cell office:value-type="float" office:value="0.0505816094557518" calcext:value-type="float">
            <text:p>0.050581609455752</text:p>
          </table:table-cell>
          <table:table-cell office:value-type="float" office:value="0.148813849676406" calcext:value-type="float">
            <text:p>0.148813849676406</text:p>
          </table:table-cell>
          <table:table-cell office:value-type="float" office:value="0.0504519855424413" calcext:value-type="float">
            <text:p>0.050451985542441</text:p>
          </table:table-cell>
          <table:table-cell office:value-type="float" office:value="2267.78047131864" calcext:value-type="float">
            <text:p>2267.78047131864</text:p>
          </table:table-cell>
          <table:table-cell office:value-type="float" office:value="2098.85598829892" calcext:value-type="float">
            <text:p>2098.85598829892</text:p>
          </table:table-cell>
          <table:table-cell office:value-type="float" office:value="2348.66586872789" calcext:value-type="float">
            <text:p>2348.66586872789</text:p>
          </table:table-cell>
          <table:table-cell office:value-type="float" office:value="2399.46035442782" calcext:value-type="float">
            <text:p>2399.46035442782</text:p>
          </table:table-cell>
          <table:table-cell office:value-type="float" office:value="2388.48938989262" calcext:value-type="float">
            <text:p>2388.48938989262</text:p>
          </table:table-cell>
          <table:table-cell office:value-type="float" office:value="2399.59176107902" calcext:value-type="float">
            <text:p>2399.59176107902</text:p>
          </table:table-cell>
          <table:table-cell office:value-type="float" office:value="285.174515811538" calcext:value-type="float">
            <text:p>285.174515811538</text:p>
          </table:table-cell>
          <table:table-cell office:value-type="float" office:value="263.627171766735" calcext:value-type="float">
            <text:p>263.627171766735</text:p>
          </table:table-cell>
          <table:table-cell office:value-type="float" office:value="599.684517396297" calcext:value-type="float">
            <text:p>599.684517396297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307" calcext:value-type="float">
            <text:p>3030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005" calcext:value-type="float">
            <text:p>5E-08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767276511961923" calcext:value-type="float">
            <text:p>0.000767276511962</text:p>
          </table:table-cell>
          <table:table-cell office:value-type="float" office:value="0.0895620399897266" calcext:value-type="float">
            <text:p>0.089562039989727</text:p>
          </table:table-cell>
          <table:table-cell office:value-type="float" office:value="0.161164357085059" calcext:value-type="float">
            <text:p>0.161164357085059</text:p>
          </table:table-cell>
          <table:table-cell office:value-type="float" office:value="2.329353290215" calcext:value-type="float">
            <text:p>2.329353290215</text:p>
          </table:table-cell>
          <table:table-cell office:value-type="float" office:value="0.313660628257829" calcext:value-type="float">
            <text:p>0.313660628257829</text:p>
          </table:table-cell>
          <table:table-cell office:value-type="float" office:value="2.49685560600263" calcext:value-type="float">
            <text:p>2.49685560600263</text:p>
          </table:table-cell>
          <table:table-cell office:value-type="float" office:value="32.3015153885402" calcext:value-type="float">
            <text:p>32.3015153885402</text:p>
          </table:table-cell>
          <table:table-cell office:value-type="float" office:value="0.0504327972254416" calcext:value-type="float">
            <text:p>0.050432797225442</text:p>
          </table:table-cell>
          <table:table-cell office:value-type="float" office:value="34.9815524411423" calcext:value-type="float">
            <text:p>34.9815524411423</text:p>
          </table:table-cell>
          <table:table-cell office:value-type="float" office:value="0.452599928924917" calcext:value-type="float">
            <text:p>0.452599928924917</text:p>
          </table:table-cell>
          <table:table-cell office:value-type="float" office:value="0.540702569242606" calcext:value-type="float">
            <text:p>0.540702569242606</text:p>
          </table:table-cell>
          <table:table-cell office:value-type="float" office:value="0.452137866747276" calcext:value-type="float">
            <text:p>0.452137866747276</text:p>
          </table:table-cell>
          <table:table-cell office:value-type="float" office:value="2266.91644580107" calcext:value-type="float">
            <text:p>2266.91644580107</text:p>
          </table:table-cell>
          <table:table-cell office:value-type="float" office:value="2099.60239084615" calcext:value-type="float">
            <text:p>2099.60239084615</text:p>
          </table:table-cell>
          <table:table-cell office:value-type="float" office:value="2355.13817368495" calcext:value-type="float">
            <text:p>2355.13817368495</text:p>
          </table:table-cell>
          <table:table-cell office:value-type="float" office:value="2398.72440181529" calcext:value-type="float">
            <text:p>2398.72440181529</text:p>
          </table:table-cell>
          <table:table-cell office:value-type="float" office:value="2388.24279997312" calcext:value-type="float">
            <text:p>2388.24279997312</text:p>
          </table:table-cell>
          <table:table-cell office:value-type="float" office:value="2399.59541385739" calcext:value-type="float">
            <text:p>2399.59541385739</text:p>
          </table:table-cell>
          <table:table-cell office:value-type="float" office:value="284.340279420835" calcext:value-type="float">
            <text:p>284.340279420835</text:p>
          </table:table-cell>
          <table:table-cell office:value-type="float" office:value="264.852563487898" calcext:value-type="float">
            <text:p>264.852563487898</text:p>
          </table:table-cell>
          <table:table-cell office:value-type="float" office:value="638.799985651686" calcext:value-type="float">
            <text:p>638.799985651686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308" calcext:value-type="float">
            <text:p>30308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5" calcext:value-type="float">
            <text:p>5E-0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5875271742189" calcext:value-type="float">
            <text:p>0.001587527174219</text:p>
          </table:table-cell>
          <table:table-cell table:style-name="ce1" office:value-type="float" office:value="0.258952658993044" calcext:value-type="float">
            <text:p>0.258952658993044</text:p>
          </table:table-cell>
          <table:table-cell table:style-name="ce1" office:value-type="float" office:value="0.338167689926811" calcext:value-type="float">
            <text:p>0.338167689926811</text:p>
          </table:table-cell>
          <table:table-cell table:style-name="ce1" office:value-type="float" office:value="2.15358391084456" calcext:value-type="float">
            <text:p>2.15358391084456</text:p>
          </table:table-cell>
          <table:table-cell table:style-name="ce1" office:value-type="float" office:value="0.313378350079021" calcext:value-type="float">
            <text:p>0.313378350079021</text:p>
          </table:table-cell>
          <table:table-cell table:style-name="ce1" office:value-type="float" office:value="2.4972927748488" calcext:value-type="float">
            <text:p>2.4972927748488</text:p>
          </table:table-cell>
          <table:table-cell table:style-name="ce1" office:value-type="float" office:value="29.4892053186111" calcext:value-type="float">
            <text:p>29.4892053186111</text:p>
          </table:table-cell>
          <table:table-cell table:style-name="ce1" office:value-type="float" office:value="0.0459163463625477" calcext:value-type="float">
            <text:p>0.045916346362548</text:p>
          </table:table-cell>
          <table:table-cell table:style-name="ce1" office:value-type="float" office:value="34.9885471426789" calcext:value-type="float">
            <text:p>34.9885471426789</text:p>
          </table:table-cell>
          <table:table-cell table:style-name="ce1" office:value-type="float" office:value="0.950609048283851" calcext:value-type="float">
            <text:p>0.950609048283851</text:p>
          </table:table-cell>
          <table:table-cell table:style-name="ce1" office:value-type="float" office:value="1.02272924836848" calcext:value-type="float">
            <text:p>1.02272924836848</text:p>
          </table:table-cell>
          <table:table-cell table:style-name="ce1" office:value-type="float" office:value="0.94996659820289" calcext:value-type="float">
            <text:p>0.94996659820289</text:p>
          </table:table-cell>
          <table:table-cell table:style-name="ce1" office:value-type="float" office:value="2265.58692795494" calcext:value-type="float">
            <text:p>2265.58692795494</text:p>
          </table:table-cell>
          <table:table-cell table:style-name="ce1" office:value-type="float" office:value="2101.21413948324" calcext:value-type="float">
            <text:p>2101.21413948324</text:p>
          </table:table-cell>
          <table:table-cell table:style-name="ce1" office:value-type="float" office:value="2356.80206800954" calcext:value-type="float">
            <text:p>2356.80206800954</text:p>
          </table:table-cell>
          <table:table-cell table:style-name="ce1" office:value-type="float" office:value="2397.81040104218" calcext:value-type="float">
            <text:p>2397.81040104218</text:p>
          </table:table-cell>
          <table:table-cell table:style-name="ce1" office:value-type="float" office:value="2388.24133212619" calcext:value-type="float">
            <text:p>2388.24133212619</text:p>
          </table:table-cell>
          <table:table-cell table:style-name="ce1" office:value-type="float" office:value="2399.597687135" calcext:value-type="float">
            <text:p>2399.597687135</text:p>
          </table:table-cell>
          <table:table-cell table:style-name="ce1" office:value-type="float" office:value="282.754375180128" calcext:value-type="float">
            <text:p>282.754375180128</text:p>
          </table:table-cell>
          <table:table-cell table:style-name="ce1" office:value-type="float" office:value="267.145160724138" calcext:value-type="float">
            <text:p>267.145160724138</text:p>
          </table:table-cell>
          <table:table-cell table:style-name="ce1" office:value-type="float" office:value="649.330406348929" calcext:value-type="float">
            <text:p>649.3304063489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09" calcext:value-type="float">
            <text:p>30309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5" calcext:value-type="float">
            <text:p>5E-08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08938782052953" calcext:value-type="float">
            <text:p>0.00308938782053</text:p>
          </table:table-cell>
          <table:table-cell table:style-name="ce1" office:value-type="float" office:value="0.569678407614301" calcext:value-type="float">
            <text:p>0.569678407614301</text:p>
          </table:table-cell>
          <table:table-cell table:style-name="ce1" office:value-type="float" office:value="0.655006998395162" calcext:value-type="float">
            <text:p>0.655006998395162</text:p>
          </table:table-cell>
          <table:table-cell table:style-name="ce1" office:value-type="float" office:value="1.83911445925952" calcext:value-type="float">
            <text:p>1.83911445925952</text:p>
          </table:table-cell>
          <table:table-cell table:style-name="ce1" office:value-type="float" office:value="0.312877146995494" calcext:value-type="float">
            <text:p>0.312877146995494</text:p>
          </table:table-cell>
          <table:table-cell table:style-name="ce1" office:value-type="float" office:value="2.49807488638526" calcext:value-type="float">
            <text:p>2.49807488638526</text:p>
          </table:table-cell>
          <table:table-cell table:style-name="ce1" office:value-type="float" office:value="24.4576940932493" calcext:value-type="float">
            <text:p>24.4576940932493</text:p>
          </table:table-cell>
          <table:table-cell table:style-name="ce1" office:value-type="float" office:value="0.0378970970247931" calcext:value-type="float">
            <text:p>0.037897097024793</text:p>
          </table:table-cell>
          <table:table-cell table:style-name="ce1" office:value-type="float" office:value="35.0010609272611" calcext:value-type="float">
            <text:p>35.0010609272611</text:p>
          </table:table-cell>
          <table:table-cell table:style-name="ce1" office:value-type="float" office:value="1.85482651476092" calcext:value-type="float">
            <text:p>1.85482651476092</text:p>
          </table:table-cell>
          <table:table-cell table:style-name="ce1" office:value-type="float" office:value="1.89713559779521" calcext:value-type="float">
            <text:p>1.89713559779521</text:p>
          </table:table-cell>
          <table:table-cell table:style-name="ce1" office:value-type="float" office:value="1.85428295218026" calcext:value-type="float">
            <text:p>1.85428295218026</text:p>
          </table:table-cell>
          <table:table-cell table:style-name="ce1" office:value-type="float" office:value="2263.17964761214" calcext:value-type="float">
            <text:p>2263.17964761214</text:p>
          </table:table-cell>
          <table:table-cell table:style-name="ce1" office:value-type="float" office:value="2104.05661345285" calcext:value-type="float">
            <text:p>2104.05661345285</text:p>
          </table:table-cell>
          <table:table-cell table:style-name="ce1" office:value-type="float" office:value="2359.35929679991" calcext:value-type="float">
            <text:p>2359.35929679991</text:p>
          </table:table-cell>
          <table:table-cell table:style-name="ce1" office:value-type="float" office:value="2396.17515989397" calcext:value-type="float">
            <text:p>2396.17515989397</text:p>
          </table:table-cell>
          <table:table-cell table:style-name="ce1" office:value-type="float" office:value="2388.2387258702" calcext:value-type="float">
            <text:p>2388.2387258702</text:p>
          </table:table-cell>
          <table:table-cell table:style-name="ce1" office:value-type="float" office:value="2399.60175411502" calcext:value-type="float">
            <text:p>2399.60175411502</text:p>
          </table:table-cell>
          <table:table-cell table:style-name="ce1" office:value-type="float" office:value="279.880524400254" calcext:value-type="float">
            <text:p>279.880524400254</text:p>
          </table:table-cell>
          <table:table-cell table:style-name="ce1" office:value-type="float" office:value="271.248066773548" calcext:value-type="float">
            <text:p>271.248066773548</text:p>
          </table:table-cell>
          <table:table-cell table:style-name="ce1" office:value-type="float" office:value="665.906212234187" calcext:value-type="float">
            <text:p>665.906212234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10" calcext:value-type="float">
            <text:p>30310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5" calcext:value-type="float">
            <text:p>5E-08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36971303092133" calcext:value-type="float">
            <text:p>0.003369713030921</text:p>
          </table:table-cell>
          <table:table-cell table:style-name="ce1" office:value-type="float" office:value="0.627044524022487" calcext:value-type="float">
            <text:p>0.627044524022487</text:p>
          </table:table-cell>
          <table:table-cell table:style-name="ce1" office:value-type="float" office:value="0.713133291352538" calcext:value-type="float">
            <text:p>0.713133291352538</text:p>
          </table:table-cell>
          <table:table-cell table:style-name="ce1" office:value-type="float" office:value="1.78143916896722" calcext:value-type="float">
            <text:p>1.78143916896722</text:p>
          </table:table-cell>
          <table:table-cell table:style-name="ce1" office:value-type="float" office:value="0.312785751360133" calcext:value-type="float">
            <text:p>0.312785751360133</text:p>
          </table:table-cell>
          <table:table-cell table:style-name="ce1" office:value-type="float" office:value="2.49821832568561" calcext:value-type="float">
            <text:p>2.49821832568561</text:p>
          </table:table-cell>
          <table:table-cell table:style-name="ce1" office:value-type="float" office:value="23.5348894485726" calcext:value-type="float">
            <text:p>23.5348894485726</text:p>
          </table:table-cell>
          <table:table-cell table:style-name="ce1" office:value-type="float" office:value="0.0364347668592279" calcext:value-type="float">
            <text:p>0.036434766859228</text:p>
          </table:table-cell>
          <table:table-cell table:style-name="ce1" office:value-type="float" office:value="35.0033559560668" calcext:value-type="float">
            <text:p>35.0033559560668</text:p>
          </table:table-cell>
          <table:table-cell table:style-name="ce1" office:value-type="float" office:value="2.02358211733067" calcext:value-type="float">
            <text:p>2.02358211733067</text:p>
          </table:table-cell>
          <table:table-cell table:style-name="ce1" office:value-type="float" office:value="2.06028274965285" calcext:value-type="float">
            <text:p>2.06028274965285</text:p>
          </table:table-cell>
          <table:table-cell table:style-name="ce1" office:value-type="float" office:value="2.02310535568673" calcext:value-type="float">
            <text:p>2.02310535568673</text:p>
          </table:table-cell>
          <table:table-cell table:style-name="ce1" office:value-type="float" office:value="2262.73518883955" calcext:value-type="float">
            <text:p>2262.73518883955</text:p>
          </table:table-cell>
          <table:table-cell table:style-name="ce1" office:value-type="float" office:value="2104.5724074904" calcext:value-type="float">
            <text:p>2104.5724074904</text:p>
          </table:table-cell>
          <table:table-cell table:style-name="ce1" office:value-type="float" office:value="2359.79630409287" calcext:value-type="float">
            <text:p>2359.79630409287</text:p>
          </table:table-cell>
          <table:table-cell table:style-name="ce1" office:value-type="float" office:value="2395.87524838138" calcext:value-type="float">
            <text:p>2395.87524838138</text:p>
          </table:table-cell>
          <table:table-cell table:style-name="ce1" office:value-type="float" office:value="2388.23825060981" calcext:value-type="float">
            <text:p>2388.23825060981</text:p>
          </table:table-cell>
          <table:table-cell table:style-name="ce1" office:value-type="float" office:value="2399.60249999632" calcext:value-type="float">
            <text:p>2399.60249999632</text:p>
          </table:table-cell>
          <table:table-cell table:style-name="ce1" office:value-type="float" office:value="279.350722333756" calcext:value-type="float">
            <text:p>279.350722333756</text:p>
          </table:table-cell>
          <table:table-cell table:style-name="ce1" office:value-type="float" office:value="272.000863982064" calcext:value-type="float">
            <text:p>272.000863982064</text:p>
          </table:table-cell>
          <table:table-cell table:style-name="ce1" office:value-type="float" office:value="668.786999994147" calcext:value-type="float">
            <text:p>668.786999994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11" calcext:value-type="float">
            <text:p>30311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05" calcext:value-type="float">
            <text:p>5E-08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64550177633273" calcext:value-type="float">
            <text:p>0.003645501776333</text:p>
          </table:table-cell>
          <table:table-cell table:style-name="ce1" office:value-type="float" office:value="0.683238672199318" calcext:value-type="float">
            <text:p>0.683238672199318</text:p>
          </table:table-cell>
          <table:table-cell table:style-name="ce1" office:value-type="float" office:value="0.770014342508746" calcext:value-type="float">
            <text:p>0.770014342508746</text:p>
          </table:table-cell>
          <table:table-cell table:style-name="ce1" office:value-type="float" office:value="1.72500358121313" calcext:value-type="float">
            <text:p>1.72500358121313</text:p>
          </table:table-cell>
          <table:table-cell table:style-name="ce1" office:value-type="float" office:value="0.312696477473525" calcext:value-type="float">
            <text:p>0.312696477473525</text:p>
          </table:table-cell>
          <table:table-cell table:style-name="ce1" office:value-type="float" office:value="2.49835868065929" calcext:value-type="float">
            <text:p>2.49835868065929</text:p>
          </table:table-cell>
          <table:table-cell table:style-name="ce1" office:value-type="float" office:value="22.6319200445098" calcext:value-type="float">
            <text:p>22.6319200445098</text:p>
          </table:table-cell>
          <table:table-cell table:style-name="ce1" office:value-type="float" office:value="0.0350063846762065" calcext:value-type="float">
            <text:p>0.035006384676207</text:p>
          </table:table-cell>
          <table:table-cell table:style-name="ce1" office:value-type="float" office:value="35.0056016356484" calcext:value-type="float">
            <text:p>35.0056016356484</text:p>
          </table:table-cell>
          <table:table-cell table:style-name="ce1" office:value-type="float" office:value="2.18978806248251" calcext:value-type="float">
            <text:p>2.18978806248251</text:p>
          </table:table-cell>
          <table:table-cell table:style-name="ce1" office:value-type="float" office:value="2.22096021513395" calcext:value-type="float">
            <text:p>2.22096021513395</text:p>
          </table:table-cell>
          <table:table-cell table:style-name="ce1" office:value-type="float" office:value="2.18939064121224" calcext:value-type="float">
            <text:p>2.18939064121224</text:p>
          </table:table-cell>
          <table:table-cell table:style-name="ce1" office:value-type="float" office:value="2262.29949868963" calcext:value-type="float">
            <text:p>2262.29949868963</text:p>
          </table:table-cell>
          <table:table-cell table:style-name="ce1" office:value-type="float" office:value="2105.0754864665" calcext:value-type="float">
            <text:p>2105.0754864665</text:p>
          </table:table-cell>
          <table:table-cell table:style-name="ce1" office:value-type="float" office:value="2360.21698066687" calcext:value-type="float">
            <text:p>2360.21698066687</text:p>
          </table:table-cell>
          <table:table-cell table:style-name="ce1" office:value-type="float" office:value="2395.58178332774" calcext:value-type="float">
            <text:p>2395.58178332774</text:p>
          </table:table-cell>
          <table:table-cell table:style-name="ce1" office:value-type="float" office:value="2388.23778638828" calcext:value-type="float">
            <text:p>2388.23778638828</text:p>
          </table:table-cell>
          <table:table-cell table:style-name="ce1" office:value-type="float" office:value="2399.60322984486" calcext:value-type="float">
            <text:p>2399.60322984486</text:p>
          </table:table-cell>
          <table:table-cell table:style-name="ce1" office:value-type="float" office:value="278.831730701444" calcext:value-type="float">
            <text:p>278.831730701444</text:p>
          </table:table-cell>
          <table:table-cell table:style-name="ce1" office:value-type="float" office:value="272.737583395685" calcext:value-type="float">
            <text:p>272.737583395685</text:p>
          </table:table-cell>
          <table:table-cell table:style-name="ce1" office:value-type="float" office:value="671.573529438818" calcext:value-type="float">
            <text:p>671.5735294388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312" calcext:value-type="float">
            <text:p>3031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96581013427283" calcext:value-type="float">
            <text:p>0.000196581013427</text:p>
          </table:table-cell>
          <table:table-cell office:value-type="float" office:value="0.00330508816975364" calcext:value-type="float">
            <text:p>0.003305088169754</text:p>
          </table:table-cell>
          <table:table-cell office:value-type="float" office:value="0.036318256906383" calcext:value-type="float">
            <text:p>0.036318256906383</text:p>
          </table:table-cell>
          <table:table-cell office:value-type="float" office:value="2.45319551043139" calcext:value-type="float">
            <text:p>2.45319551043139</text:p>
          </table:table-cell>
          <table:table-cell office:value-type="float" office:value="0.342754813304338" calcext:value-type="float">
            <text:p>0.342754813304338</text:p>
          </table:table-cell>
          <table:table-cell office:value-type="float" office:value="2.49633301992467" calcext:value-type="float">
            <text:p>2.49633301992467</text:p>
          </table:table-cell>
          <table:table-cell office:value-type="float" office:value="34.282990912" calcext:value-type="float">
            <text:p>34.282990912</text:p>
          </table:table-cell>
          <table:table-cell office:value-type="float" office:value="0.515939757967251" calcext:value-type="float">
            <text:p>0.515939757967251</text:p>
          </table:table-cell>
          <table:table-cell office:value-type="float" office:value="34.9731910638925" calcext:value-type="float">
            <text:p>34.9731910638925</text:p>
          </table:table-cell>
          <table:table-cell office:value-type="float" office:value="0.102004096088545" calcext:value-type="float">
            <text:p>0.102004096088545</text:p>
          </table:table-cell>
          <table:table-cell office:value-type="float" office:value="0.298513737711729" calcext:value-type="float">
            <text:p>0.298513737711729</text:p>
          </table:table-cell>
          <table:table-cell office:value-type="float" office:value="0.101181704739913" calcext:value-type="float">
            <text:p>0.101181704739913</text:p>
          </table:table-cell>
          <table:table-cell office:value-type="float" office:value="2267.72041691735" calcext:value-type="float">
            <text:p>2267.72041691735</text:p>
          </table:table-cell>
          <table:table-cell office:value-type="float" office:value="2098.80121559112" calcext:value-type="float">
            <text:p>2098.80121559112</text:p>
          </table:table-cell>
          <table:table-cell office:value-type="float" office:value="2350.6853988033" calcext:value-type="float">
            <text:p>2350.6853988033</text:p>
          </table:table-cell>
          <table:table-cell office:value-type="float" office:value="2399.36838136025" calcext:value-type="float">
            <text:p>2399.36838136025</text:p>
          </table:table-cell>
          <table:table-cell office:value-type="float" office:value="2388.39408973521" calcext:value-type="float">
            <text:p>2388.39408973521</text:p>
          </table:table-cell>
          <table:table-cell office:value-type="float" office:value="2399.59269640961" calcext:value-type="float">
            <text:p>2399.59269640961</text:p>
          </table:table-cell>
          <table:table-cell office:value-type="float" office:value="285.174410265133" calcext:value-type="float">
            <text:p>285.174410265133</text:p>
          </table:table-cell>
          <table:table-cell office:value-type="float" office:value="263.616722537713" calcext:value-type="float">
            <text:p>263.616722537713</text:p>
          </table:table-cell>
          <table:table-cell office:value-type="float" office:value="611.576653641404" calcext:value-type="float">
            <text:p>611.576653641404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 table:number-columns-repeated="979"/>
        </table:table-row>
        <table:table-row table:style-name="ro1">
          <table:table-cell office:value-type="float" office:value="30313" calcext:value-type="float">
            <text:p>3031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08570670022122" calcext:value-type="float">
            <text:p>0.001085706700221</text:p>
          </table:table-cell>
          <table:table-cell office:value-type="float" office:value="0.156503732860389" calcext:value-type="float">
            <text:p>0.156503732860389</text:p>
          </table:table-cell>
          <table:table-cell office:value-type="float" office:value="0.230217623352018" calcext:value-type="float">
            <text:p>0.230217623352018</text:p>
          </table:table-cell>
          <table:table-cell office:value-type="float" office:value="2.2608016372007" calcext:value-type="float">
            <text:p>2.2608016372007</text:p>
          </table:table-cell>
          <table:table-cell office:value-type="float" office:value="0.313550354045756" calcext:value-type="float">
            <text:p>0.313550354045756</text:p>
          </table:table-cell>
          <table:table-cell office:value-type="float" office:value="2.49702610717995" calcext:value-type="float">
            <text:p>2.49702610717995</text:p>
          </table:table-cell>
          <table:table-cell office:value-type="float" office:value="31.2046889403096" calcext:value-type="float">
            <text:p>31.2046889403096</text:p>
          </table:table-cell>
          <table:table-cell office:value-type="float" office:value="0.0486684098304712" calcext:value-type="float">
            <text:p>0.048668409830471</text:p>
          </table:table-cell>
          <table:table-cell office:value-type="float" office:value="34.9842804599776" calcext:value-type="float">
            <text:p>34.9842804599776</text:p>
          </table:table-cell>
          <table:table-cell office:value-type="float" office:value="0.651521624251434" calcext:value-type="float">
            <text:p>0.651521624251434</text:p>
          </table:table-cell>
          <table:table-cell office:value-type="float" office:value="0.824536120512554" calcext:value-type="float">
            <text:p>0.824536120512554</text:p>
          </table:table-cell>
          <table:table-cell office:value-type="float" office:value="0.647320715446385" calcext:value-type="float">
            <text:p>0.647320715446385</text:p>
          </table:table-cell>
          <table:table-cell office:value-type="float" office:value="2266.39570636203" calcext:value-type="float">
            <text:p>2266.39570636203</text:p>
          </table:table-cell>
          <table:table-cell office:value-type="float" office:value="2100.23260391686" calcext:value-type="float">
            <text:p>2100.23260391686</text:p>
          </table:table-cell>
          <table:table-cell office:value-type="float" office:value="2355.72147987896" calcext:value-type="float">
            <text:p>2355.72147987896</text:p>
          </table:table-cell>
          <table:table-cell office:value-type="float" office:value="2398.36793321956" calcext:value-type="float">
            <text:p>2398.36793321956</text:p>
          </table:table-cell>
          <table:table-cell office:value-type="float" office:value="2388.24222654715" calcext:value-type="float">
            <text:p>2388.24222654715</text:p>
          </table:table-cell>
          <table:table-cell office:value-type="float" office:value="2399.59630046346" calcext:value-type="float">
            <text:p>2399.59630046346</text:p>
          </table:table-cell>
          <table:table-cell office:value-type="float" office:value="283.7158005856" calcext:value-type="float">
            <text:p>283.7158005856</text:p>
          </table:table-cell>
          <table:table-cell office:value-type="float" office:value="265.746112759937" calcext:value-type="float">
            <text:p>265.746112759937</text:p>
          </table:table-cell>
          <table:table-cell office:value-type="float" office:value="642.46837778132" calcext:value-type="float">
            <text:p>642.46837778132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table:style-name="ce1" office:value-type="float" office:value="30314" calcext:value-type="float">
            <text:p>30314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202471214594443" calcext:value-type="float">
            <text:p>0.002024712145944</text:p>
          </table:table-cell>
          <table:table-cell table:style-name="ce1" office:value-type="float" office:value="0.35130692974914" calcext:value-type="float">
            <text:p>0.35130692974914</text:p>
          </table:table-cell>
          <table:table-cell table:style-name="ce1" office:value-type="float" office:value="0.43135380634013" calcext:value-type="float">
            <text:p>0.43135380634013</text:p>
          </table:table-cell>
          <table:table-cell table:style-name="ce1" office:value-type="float" office:value="2.06109473901129" calcext:value-type="float">
            <text:p>2.06109473901129</text:p>
          </table:table-cell>
          <table:table-cell table:style-name="ce1" office:value-type="float" office:value="0.313230433676003" calcext:value-type="float">
            <text:p>0.313230433676003</text:p>
          </table:table-cell>
          <table:table-cell table:style-name="ce1" office:value-type="float" office:value="2.49752280683161" calcext:value-type="float">
            <text:p>2.49752280683161</text:p>
          </table:table-cell>
          <table:table-cell table:style-name="ce1" office:value-type="float" office:value="28.0093785692813" calcext:value-type="float">
            <text:p>28.0093785692813</text:p>
          </table:table-cell>
          <table:table-cell table:style-name="ce1" office:value-type="float" office:value="0.0435496839166775" calcext:value-type="float">
            <text:p>0.043549683916678</text:p>
          </table:table-cell>
          <table:table-cell table:style-name="ce1" office:value-type="float" office:value="34.9922276544064" calcext:value-type="float">
            <text:p>34.9922276544064</text:p>
          </table:table-cell>
          <table:table-cell table:style-name="ce1" office:value-type="float" office:value="1.2223318193063" calcext:value-type="float">
            <text:p>1.2223318193063</text:p>
          </table:table-cell>
          <table:table-cell table:style-name="ce1" office:value-type="float" office:value="1.36759075552608" calcext:value-type="float">
            <text:p>1.36759075552608</text:p>
          </table:table-cell>
          <table:table-cell table:style-name="ce1" office:value-type="float" office:value="1.21482420460837" calcext:value-type="float">
            <text:p>1.21482420460837</text:p>
          </table:table-cell>
          <table:table-cell table:style-name="ce1" office:value-type="float" office:value="2264.88008039781" calcext:value-type="float">
            <text:p>2264.88008039781</text:p>
          </table:table-cell>
          <table:table-cell table:style-name="ce1" office:value-type="float" office:value="2102.05530360553" calcext:value-type="float">
            <text:p>2102.05530360553</text:p>
          </table:table-cell>
          <table:table-cell table:style-name="ce1" office:value-type="float" office:value="2357.54604384007" calcext:value-type="float">
            <text:p>2357.54604384007</text:p>
          </table:table-cell>
          <table:table-cell table:style-name="ce1" office:value-type="float" office:value="2397.3294573487" calcext:value-type="float">
            <text:p>2397.3294573487</text:p>
          </table:table-cell>
          <table:table-cell table:style-name="ce1" office:value-type="float" office:value="2388.24056296095" calcext:value-type="float">
            <text:p>2388.24056296095</text:p>
          </table:table-cell>
          <table:table-cell table:style-name="ce1" office:value-type="float" office:value="2399.59888330136" calcext:value-type="float">
            <text:p>2399.59888330136</text:p>
          </table:table-cell>
          <table:table-cell table:style-name="ce1" office:value-type="float" office:value="281.908237469431" calcext:value-type="float">
            <text:p>281.908237469431</text:p>
          </table:table-cell>
          <table:table-cell table:style-name="ce1" office:value-type="float" office:value="268.351327075537" calcext:value-type="float">
            <text:p>268.351327075537</text:p>
          </table:table-cell>
          <table:table-cell table:style-name="ce1" office:value-type="float" office:value="654.103162154504" calcext:value-type="float">
            <text:p>654.1031621545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15" calcext:value-type="float">
            <text:p>30315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66934015956312" calcext:value-type="float">
            <text:p>0.003669340159563</text:p>
          </table:table-cell>
          <table:table-cell table:style-name="ce1" office:value-type="float" office:value="0.689106315979909" calcext:value-type="float">
            <text:p>0.689106315979909</text:p>
          </table:table-cell>
          <table:table-cell table:style-name="ce1" office:value-type="float" office:value="0.774916710590389" calcext:value-type="float">
            <text:p>0.774916710590389</text:p>
          </table:table-cell>
          <table:table-cell table:style-name="ce1" office:value-type="float" office:value="1.72013566597193" calcext:value-type="float">
            <text:p>1.72013566597193</text:p>
          </table:table-cell>
          <table:table-cell table:style-name="ce1" office:value-type="float" office:value="0.312688784297501" calcext:value-type="float">
            <text:p>0.312688784297501</text:p>
          </table:table-cell>
          <table:table-cell table:style-name="ce1" office:value-type="float" office:value="2.49837078708253" calcext:value-type="float">
            <text:p>2.49837078708253</text:p>
          </table:table-cell>
          <table:table-cell table:style-name="ce1" office:value-type="float" office:value="22.554033400648" calcext:value-type="float">
            <text:p>22.554033400648</text:p>
          </table:table-cell>
          <table:table-cell table:style-name="ce1" office:value-type="float" office:value="0.0348832938572315" calcext:value-type="float">
            <text:p>0.034883293857232</text:p>
          </table:table-cell>
          <table:table-cell table:style-name="ce1" office:value-type="float" office:value="35.0057953384177" calcext:value-type="float">
            <text:p>35.0057953384177</text:p>
          </table:table-cell>
          <table:table-cell table:style-name="ce1" office:value-type="float" office:value="2.21545095248693" calcext:value-type="float">
            <text:p>2.21545095248693</text:p>
          </table:table-cell>
          <table:table-cell table:style-name="ce1" office:value-type="float" office:value="2.3120675464955" calcext:value-type="float">
            <text:p>2.3120675464955</text:p>
          </table:table-cell>
          <table:table-cell table:style-name="ce1" office:value-type="float" office:value="2.20273584814362" calcext:value-type="float">
            <text:p>2.20273584814362</text:p>
          </table:table-cell>
          <table:table-cell table:style-name="ce1" office:value-type="float" office:value="2262.2622469957" calcext:value-type="float">
            <text:p>2262.2622469957</text:p>
          </table:table-cell>
          <table:table-cell table:style-name="ce1" office:value-type="float" office:value="2105.11884376078" calcext:value-type="float">
            <text:p>2105.11884376078</text:p>
          </table:table-cell>
          <table:table-cell table:style-name="ce1" office:value-type="float" office:value="2360.26143026317" calcext:value-type="float">
            <text:p>2360.26143026317</text:p>
          </table:table-cell>
          <table:table-cell table:style-name="ce1" office:value-type="float" office:value="2395.55647016648" calcext:value-type="float">
            <text:p>2395.55647016648</text:p>
          </table:table-cell>
          <table:table-cell table:style-name="ce1" office:value-type="float" office:value="2388.23774638177" calcext:value-type="float">
            <text:p>2388.23774638177</text:p>
          </table:table-cell>
          <table:table-cell table:style-name="ce1" office:value-type="float" office:value="2399.60329279625" calcext:value-type="float">
            <text:p>2399.60329279625</text:p>
          </table:table-cell>
          <table:table-cell table:style-name="ce1" office:value-type="float" office:value="278.787711748377" calcext:value-type="float">
            <text:p>278.787711748377</text:p>
          </table:table-cell>
          <table:table-cell table:style-name="ce1" office:value-type="float" office:value="272.801191706495" calcext:value-type="float">
            <text:p>272.801191706495</text:p>
          </table:table-cell>
          <table:table-cell table:style-name="ce1" office:value-type="float" office:value="671.868801977502" calcext:value-type="float">
            <text:p>671.8688019775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16" calcext:value-type="float">
            <text:p>30316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97124215767686" calcext:value-type="float">
            <text:p>0.003971242157677</text:p>
          </table:table-cell>
          <table:table-cell table:style-name="ce1" office:value-type="float" office:value="0.750242796674481" calcext:value-type="float">
            <text:p>0.750242796674481</text:p>
          </table:table-cell>
          <table:table-cell table:style-name="ce1" office:value-type="float" office:value="0.836811857150109" calcext:value-type="float">
            <text:p>0.836811857150109</text:p>
          </table:table-cell>
          <table:table-cell table:style-name="ce1" office:value-type="float" office:value="1.65872643384074" calcext:value-type="float">
            <text:p>1.65872643384074</text:p>
          </table:table-cell>
          <table:table-cell table:style-name="ce1" office:value-type="float" office:value="0.312591833478212" calcext:value-type="float">
            <text:p>0.312591833478212</text:p>
          </table:table-cell>
          <table:table-cell table:style-name="ce1" office:value-type="float" office:value="2.4985235100635" calcext:value-type="float">
            <text:p>2.4985235100635</text:p>
          </table:table-cell>
          <table:table-cell table:style-name="ce1" office:value-type="float" office:value="21.5714856865501" calcext:value-type="float">
            <text:p>21.5714856865501</text:p>
          </table:table-cell>
          <table:table-cell table:style-name="ce1" office:value-type="float" office:value="0.033332080749666" calcext:value-type="float">
            <text:p>0.033332080749666</text:p>
          </table:table-cell>
          <table:table-cell table:style-name="ce1" office:value-type="float" office:value="35.0082389061142" calcext:value-type="float">
            <text:p>35.0082389061142</text:p>
          </table:table-cell>
          <table:table-cell table:style-name="ce1" office:value-type="float" office:value="2.39800251755719" calcext:value-type="float">
            <text:p>2.39800251755719</text:p>
          </table:table-cell>
          <table:table-cell table:style-name="ce1" office:value-type="float" office:value="2.48570574363802" calcext:value-type="float">
            <text:p>2.48570574363802</text:p>
          </table:table-cell>
          <table:table-cell table:style-name="ce1" office:value-type="float" office:value="2.38440243056769" calcext:value-type="float">
            <text:p>2.38440243056769</text:p>
          </table:table-cell>
          <table:table-cell table:style-name="ce1" office:value-type="float" office:value="2261.78756167295" calcext:value-type="float">
            <text:p>2261.78756167295</text:p>
          </table:table-cell>
          <table:table-cell table:style-name="ce1" office:value-type="float" office:value="2105.66432596124" calcext:value-type="float">
            <text:p>2105.66432596124</text:p>
          </table:table-cell>
          <table:table-cell table:style-name="ce1" office:value-type="float" office:value="2360.71910964935" calcext:value-type="float">
            <text:p>2360.71910964935</text:p>
          </table:table-cell>
          <table:table-cell table:style-name="ce1" office:value-type="float" office:value="2395.23714216224" calcext:value-type="float">
            <text:p>2395.23714216224</text:p>
          </table:table-cell>
          <table:table-cell table:style-name="ce1" office:value-type="float" office:value="2388.23724224033" calcext:value-type="float">
            <text:p>2388.23724224033</text:p>
          </table:table-cell>
          <table:table-cell table:style-name="ce1" office:value-type="float" office:value="2399.60408695861" calcext:value-type="float">
            <text:p>2399.60408695861</text:p>
          </table:table-cell>
          <table:table-cell table:style-name="ce1" office:value-type="float" office:value="278.223042087756" calcext:value-type="float">
            <text:p>278.223042087756</text:p>
          </table:table-cell>
          <table:table-cell table:style-name="ce1" office:value-type="float" office:value="273.60301760836" calcext:value-type="float">
            <text:p>273.60301760836</text:p>
          </table:table-cell>
          <table:table-cell table:style-name="ce1" office:value-type="float" office:value="674.916996595965" calcext:value-type="float">
            <text:p>674.916996595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17" calcext:value-type="float">
            <text:p>30317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1" calcext:value-type="float">
            <text:p>1E-07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426720638314784" calcext:value-type="float">
            <text:p>0.004267206383148</text:p>
          </table:table-cell>
          <table:table-cell table:style-name="ce1" office:value-type="float" office:value="0.809883373693944" calcext:value-type="float">
            <text:p>0.809883373693944</text:p>
          </table:table-cell>
          <table:table-cell table:style-name="ce1" office:value-type="float" office:value="0.897144333692652" calcext:value-type="float">
            <text:p>0.897144333692652</text:p>
          </table:table-cell>
          <table:table-cell table:style-name="ce1" office:value-type="float" office:value="1.59887189735493" calcext:value-type="float">
            <text:p>1.59887189735493</text:p>
          </table:table-cell>
          <table:table-cell table:style-name="ce1" office:value-type="float" office:value="0.312497513388411" calcext:value-type="float">
            <text:p>0.312497513388411</text:p>
          </table:table-cell>
          <table:table-cell table:style-name="ce1" office:value-type="float" office:value="2.49867236525371" calcext:value-type="float">
            <text:p>2.49867236525371</text:p>
          </table:table-cell>
          <table:table-cell table:style-name="ce1" office:value-type="float" office:value="20.6138131027756" calcext:value-type="float">
            <text:p>20.6138131027756</text:p>
          </table:table-cell>
          <table:table-cell table:style-name="ce1" office:value-type="float" office:value="0.0318229593113318" calcext:value-type="float">
            <text:p>0.031822959311332</text:p>
          </table:table-cell>
          <table:table-cell table:style-name="ce1" office:value-type="float" office:value="35.0106205891561" calcext:value-type="float">
            <text:p>35.0106205891561</text:p>
          </table:table-cell>
          <table:table-cell table:style-name="ce1" office:value-type="float" office:value="2.57723833832434" calcext:value-type="float">
            <text:p>2.57723833832434</text:p>
          </table:table-cell>
          <table:table-cell table:style-name="ce1" office:value-type="float" office:value="2.65620939895797" calcext:value-type="float">
            <text:p>2.65620939895797</text:p>
          </table:table-cell>
          <table:table-cell table:style-name="ce1" office:value-type="float" office:value="2.56279104237471" calcext:value-type="float">
            <text:p>2.56279104237471</text:p>
          </table:table-cell>
          <table:table-cell table:style-name="ce1" office:value-type="float" office:value="2261.32404271925" calcext:value-type="float">
            <text:p>2261.32404271925</text:p>
          </table:table-cell>
          <table:table-cell table:style-name="ce1" office:value-type="float" office:value="2106.19418586556" calcext:value-type="float">
            <text:p>2106.19418586556</text:p>
          </table:table-cell>
          <table:table-cell table:style-name="ce1" office:value-type="float" office:value="2361.15835084317" calcext:value-type="float">
            <text:p>2361.15835084317</text:p>
          </table:table-cell>
          <table:table-cell table:style-name="ce1" office:value-type="float" office:value="2394.92589857156" calcext:value-type="float">
            <text:p>2394.92589857156</text:p>
          </table:table-cell>
          <table:table-cell table:style-name="ce1" office:value-type="float" office:value="2388.23675177492" calcext:value-type="float">
            <text:p>2388.23675177492</text:p>
          </table:table-cell>
          <table:table-cell table:style-name="ce1" office:value-type="float" office:value="2399.60486100463" calcext:value-type="float">
            <text:p>2399.60486100463</text:p>
          </table:table-cell>
          <table:table-cell table:style-name="ce1" office:value-type="float" office:value="277.672105760203" calcext:value-type="float">
            <text:p>277.672105760203</text:p>
          </table:table-cell>
          <table:table-cell table:style-name="ce1" office:value-type="float" office:value="274.384662857397" calcext:value-type="float">
            <text:p>274.384662857397</text:p>
          </table:table-cell>
          <table:table-cell table:style-name="ce1" office:value-type="float" office:value="677.857120420356" calcext:value-type="float">
            <text:p>677.8571204203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318" calcext:value-type="float">
            <text:p>3031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05" calcext:value-type="float">
            <text:p>5E-0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829750079027554" calcext:value-type="float">
            <text:p>0.000829750079028</text:p>
          </table:table-cell>
          <table:table-cell office:value-type="float" office:value="0.108589666709095" calcext:value-type="float">
            <text:p>0.108589666709095</text:p>
          </table:table-cell>
          <table:table-cell office:value-type="float" office:value="0.174745132004579" calcext:value-type="float">
            <text:p>0.174745132004579</text:p>
          </table:table-cell>
          <table:table-cell office:value-type="float" office:value="2.31595266379244" calcext:value-type="float">
            <text:p>2.31595266379244</text:p>
          </table:table-cell>
          <table:table-cell office:value-type="float" office:value="0.313639053777872" calcext:value-type="float">
            <text:p>0.313639053777872</text:p>
          </table:table-cell>
          <table:table-cell office:value-type="float" office:value="2.49688893607619" calcext:value-type="float">
            <text:p>2.49688893607619</text:p>
          </table:table-cell>
          <table:table-cell office:value-type="float" office:value="32.0871053657792" calcext:value-type="float">
            <text:p>32.0871053657792</text:p>
          </table:table-cell>
          <table:table-cell office:value-type="float" office:value="0.0500876055461478" calcext:value-type="float">
            <text:p>0.050087605546148</text:p>
          </table:table-cell>
          <table:table-cell office:value-type="float" office:value="34.9820857223192" calcext:value-type="float">
            <text:p>34.9820857223192</text:p>
          </table:table-cell>
          <table:table-cell office:value-type="float" office:value="0.518865877429861" calcext:value-type="float">
            <text:p>0.518865877429861</text:p>
          </table:table-cell>
          <table:table-cell office:value-type="float" office:value="1.45050867829373" calcext:value-type="float">
            <text:p>1.45050867829373</text:p>
          </table:table-cell>
          <table:table-cell office:value-type="float" office:value="0.492893760041534" calcext:value-type="float">
            <text:p>0.492893760041534</text:p>
          </table:table-cell>
          <table:table-cell office:value-type="float" office:value="2266.79629079424" calcext:value-type="float">
            <text:p>2266.79629079424</text:p>
          </table:table-cell>
          <table:table-cell office:value-type="float" office:value="2099.72402126982" calcext:value-type="float">
            <text:p>2099.72402126982</text:p>
          </table:table-cell>
          <table:table-cell office:value-type="float" office:value="2354.80184738634" calcext:value-type="float">
            <text:p>2354.80184738634</text:p>
          </table:table-cell>
          <table:table-cell office:value-type="float" office:value="2398.65471855741" calcext:value-type="float">
            <text:p>2398.65471855741</text:p>
          </table:table-cell>
          <table:table-cell office:value-type="float" office:value="2388.24268778539" calcext:value-type="float">
            <text:p>2388.24268778539</text:p>
          </table:table-cell>
          <table:table-cell office:value-type="float" office:value="2399.59558717326" calcext:value-type="float">
            <text:p>2399.59558717326</text:p>
          </table:table-cell>
          <table:table-cell office:value-type="float" office:value="284.178290372326" calcext:value-type="float">
            <text:p>284.178290372326</text:p>
          </table:table-cell>
          <table:table-cell office:value-type="float" office:value="265.02473093779" calcext:value-type="float">
            <text:p>265.02473093779</text:p>
          </table:table-cell>
          <table:table-cell office:value-type="float" office:value="636.69284159025" calcext:value-type="float">
            <text:p>636.69284159025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 table:number-columns-repeated="979"/>
        </table:table-row>
        <table:table-row table:style-name="ro1">
          <table:table-cell table:style-name="ce1" office:value-type="float" office:value="30319" calcext:value-type="float">
            <text:p>30319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334845000384931" calcext:value-type="float">
            <text:p>0.003348450003849</text:p>
          </table:table-cell>
          <table:table-cell table:style-name="ce1" office:value-type="float" office:value="0.629776137054542" calcext:value-type="float">
            <text:p>0.629776137054542</text:p>
          </table:table-cell>
          <table:table-cell table:style-name="ce1" office:value-type="float" office:value="0.708734009309235" calcext:value-type="float">
            <text:p>0.708734009309235</text:p>
          </table:table-cell>
          <table:table-cell table:style-name="ce1" office:value-type="float" office:value="1.78580200752692" calcext:value-type="float">
            <text:p>1.78580200752692</text:p>
          </table:table-cell>
          <table:table-cell table:style-name="ce1" office:value-type="float" office:value="0.312792659277964" calcext:value-type="float">
            <text:p>0.312792659277964</text:p>
          </table:table-cell>
          <table:table-cell table:style-name="ce1" office:value-type="float" office:value="2.49820747528419" calcext:value-type="float">
            <text:p>2.49820747528419</text:p>
          </table:table-cell>
          <table:table-cell table:style-name="ce1" office:value-type="float" office:value="23.6046948655276" calcext:value-type="float">
            <text:p>23.6046948655276</text:p>
          </table:table-cell>
          <table:table-cell table:style-name="ce1" office:value-type="float" office:value="0.036545293544352" calcext:value-type="float">
            <text:p>0.036545293544352</text:p>
          </table:table-cell>
          <table:table-cell table:style-name="ce1" office:value-type="float" office:value="35.003182349644" calcext:value-type="float">
            <text:p>35.003182349644</text:p>
          </table:table-cell>
          <table:table-cell table:style-name="ce1" office:value-type="float" office:value="2.10953489787117" calcext:value-type="float">
            <text:p>2.10953489787117</text:p>
          </table:table-cell>
          <table:table-cell table:style-name="ce1" office:value-type="float" office:value="2.76738457444579" calcext:value-type="float">
            <text:p>2.76738457444579</text:p>
          </table:table-cell>
          <table:table-cell table:style-name="ce1" office:value-type="float" office:value="2.00763698329077" calcext:value-type="float">
            <text:p>2.00763698329077</text:p>
          </table:table-cell>
          <table:table-cell table:style-name="ce1" office:value-type="float" office:value="2262.7688539916" calcext:value-type="float">
            <text:p>2262.7688539916</text:p>
          </table:table-cell>
          <table:table-cell table:style-name="ce1" office:value-type="float" office:value="2104.53345254003" calcext:value-type="float">
            <text:p>2104.53345254003</text:p>
          </table:table-cell>
          <table:table-cell table:style-name="ce1" office:value-type="float" office:value="2359.76378809404" calcext:value-type="float">
            <text:p>2359.76378809404</text:p>
          </table:table-cell>
          <table:table-cell table:style-name="ce1" office:value-type="float" office:value="2395.89793514465" calcext:value-type="float">
            <text:p>2395.89793514465</text:p>
          </table:table-cell>
          <table:table-cell table:style-name="ce1" office:value-type="float" office:value="2388.23828653371" calcext:value-type="float">
            <text:p>2388.23828653371</text:p>
          </table:table-cell>
          <table:table-cell table:style-name="ce1" office:value-type="float" office:value="2399.60244357702" calcext:value-type="float">
            <text:p>2399.60244357702</text:p>
          </table:table-cell>
          <table:table-cell table:style-name="ce1" office:value-type="float" office:value="279.390853600521" calcext:value-type="float">
            <text:p>279.390853600521</text:p>
          </table:table-cell>
          <table:table-cell table:style-name="ce1" office:value-type="float" office:value="271.943919828551" calcext:value-type="float">
            <text:p>271.943919828551</text:p>
          </table:table-cell>
          <table:table-cell table:style-name="ce1" office:value-type="float" office:value="668.57216649976" calcext:value-type="float">
            <text:p>668.572166499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20" calcext:value-type="float">
            <text:p>30320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50532697959487" calcext:value-type="float">
            <text:p>0.005053269795949</text:p>
          </table:table-cell>
          <table:table-cell table:style-name="ce1" office:value-type="float" office:value="0.971608230143675" calcext:value-type="float">
            <text:p>0.971608230143675</text:p>
          </table:table-cell>
          <table:table-cell table:style-name="ce1" office:value-type="float" office:value="1.05574442549554" calcext:value-type="float">
            <text:p>1.05574442549554</text:p>
          </table:table-cell>
          <table:table-cell table:style-name="ce1" office:value-type="float" office:value="1.4414354190412" calcext:value-type="float">
            <text:p>1.4414354190412</text:p>
          </table:table-cell>
          <table:table-cell table:style-name="ce1" office:value-type="float" office:value="0.312250247799625" calcext:value-type="float">
            <text:p>0.312250247799625</text:p>
          </table:table-cell>
          <table:table-cell table:style-name="ce1" office:value-type="float" office:value="2.49906389563742" calcext:value-type="float">
            <text:p>2.49906389563742</text:p>
          </table:table-cell>
          <table:table-cell table:style-name="ce1" office:value-type="float" office:value="18.0948294497563" calcext:value-type="float">
            <text:p>18.0948294497563</text:p>
          </table:table-cell>
          <table:table-cell table:style-name="ce1" office:value-type="float" office:value="0.027866709891169" calcext:value-type="float">
            <text:p>0.027866709891169</text:p>
          </table:table-cell>
          <table:table-cell table:style-name="ce1" office:value-type="float" office:value="35.0168850752959" calcext:value-type="float">
            <text:p>35.0168850752959</text:p>
          </table:table-cell>
          <table:table-cell table:style-name="ce1" office:value-type="float" office:value="3.16209711138132" calcext:value-type="float">
            <text:p>3.16209711138132</text:p>
          </table:table-cell>
          <table:table-cell table:style-name="ce1" office:value-type="float" office:value="3.64123139037611" calcext:value-type="float">
            <text:p>3.64123139037611</text:p>
          </table:table-cell>
          <table:table-cell table:style-name="ce1" office:value-type="float" office:value="3.01120209841625" calcext:value-type="float">
            <text:p>3.01120209841625</text:p>
          </table:table-cell>
          <table:table-cell table:style-name="ce1" office:value-type="float" office:value="2260.11228590843" calcext:value-type="float">
            <text:p>2260.11228590843</text:p>
          </table:table-cell>
          <table:table-cell table:style-name="ce1" office:value-type="float" office:value="2107.5805800347" calcext:value-type="float">
            <text:p>2107.5805800347</text:p>
          </table:table-cell>
          <table:table-cell table:style-name="ce1" office:value-type="float" office:value="2362.54636119933" calcext:value-type="float">
            <text:p>2362.54636119933</text:p>
          </table:table-cell>
          <table:table-cell table:style-name="ce1" office:value-type="float" office:value="2394.10722888499" calcext:value-type="float">
            <text:p>2394.10722888499</text:p>
          </table:table-cell>
          <table:table-cell table:style-name="ce1" office:value-type="float" office:value="2388.23546599453" calcext:value-type="float">
            <text:p>2388.23546599453</text:p>
          </table:table-cell>
          <table:table-cell table:style-name="ce1" office:value-type="float" office:value="2399.60689696329" calcext:value-type="float">
            <text:p>2399.60689696329</text:p>
          </table:table-cell>
          <table:table-cell table:style-name="ce1" office:value-type="float" office:value="276.244360563422" calcext:value-type="float">
            <text:p>276.244360563422</text:p>
          </table:table-cell>
          <table:table-cell table:style-name="ce1" office:value-type="float" office:value="276.442932358364" calcext:value-type="float">
            <text:p>276.442932358364</text:p>
          </table:table-cell>
          <table:table-cell table:style-name="ce1" office:value-type="float" office:value="687.245747058597" calcext:value-type="float">
            <text:p>687.2457470585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21" calcext:value-type="float">
            <text:p>30321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759849635402745" calcext:value-type="float">
            <text:p>0.007598496354027</text:p>
          </table:table-cell>
          <table:table-cell table:style-name="ce1" office:value-type="float" office:value="1.46367604693175" calcext:value-type="float">
            <text:p>1.46367604693175</text:p>
          </table:table-cell>
          <table:table-cell table:style-name="ce1" office:value-type="float" office:value="1.55351221836297" calcext:value-type="float">
            <text:p>1.55351221836297</text:p>
          </table:table-cell>
          <table:table-cell table:style-name="ce1" office:value-type="float" office:value="0.947679202505323" calcext:value-type="float">
            <text:p>0.947679202505323</text:p>
          </table:table-cell>
          <table:table-cell table:style-name="ce1" office:value-type="float" office:value="0.311482458753536" calcext:value-type="float">
            <text:p>0.311482458753536</text:p>
          </table:table-cell>
          <table:table-cell table:style-name="ce1" office:value-type="float" office:value="2.50029176589395" calcext:value-type="float">
            <text:p>2.50029176589395</text:p>
          </table:table-cell>
          <table:table-cell table:style-name="ce1" office:value-type="float" office:value="10.194729985183" calcext:value-type="float">
            <text:p>10.194729985183</text:p>
          </table:table-cell>
          <table:table-cell table:style-name="ce1" office:value-type="float" office:value="0.0155820851543724" calcext:value-type="float">
            <text:p>0.015582085154372</text:p>
          </table:table-cell>
          <table:table-cell table:style-name="ce1" office:value-type="float" office:value="35.036530999401" calcext:value-type="float">
            <text:p>35.036530999401</text:p>
          </table:table-cell>
          <table:table-cell table:style-name="ce1" office:value-type="float" office:value="4.73399079049423" calcext:value-type="float">
            <text:p>4.73399079049423</text:p>
          </table:table-cell>
          <table:table-cell table:style-name="ce1" office:value-type="float" office:value="4.95496570886101" calcext:value-type="float">
            <text:p>4.95496570886101</text:p>
          </table:table-cell>
          <table:table-cell table:style-name="ce1" office:value-type="float" office:value="4.51353345102716" calcext:value-type="float">
            <text:p>4.51353345102716</text:p>
          </table:table-cell>
          <table:table-cell table:style-name="ce1" office:value-type="float" office:value="2256.2546092552" calcext:value-type="float">
            <text:p>2256.2546092552</text:p>
          </table:table-cell>
          <table:table-cell table:style-name="ce1" office:value-type="float" office:value="2111.84857560198" calcext:value-type="float">
            <text:p>2111.84857560198</text:p>
          </table:table-cell>
          <table:table-cell table:style-name="ce1" office:value-type="float" office:value="2366.15423627627" calcext:value-type="float">
            <text:p>2366.15423627627</text:p>
          </table:table-cell>
          <table:table-cell table:style-name="ce1" office:value-type="float" office:value="2391.53969655914" calcext:value-type="float">
            <text:p>2391.53969655914</text:p>
          </table:table-cell>
          <table:table-cell table:style-name="ce1" office:value-type="float" office:value="2388.23147349162" calcext:value-type="float">
            <text:p>2388.23147349162</text:p>
          </table:table-cell>
          <table:table-cell table:style-name="ce1" office:value-type="float" office:value="2399.61328188875" calcext:value-type="float">
            <text:p>2399.61328188875</text:p>
          </table:table-cell>
          <table:table-cell table:style-name="ce1" office:value-type="float" office:value="271.701927842807" calcext:value-type="float">
            <text:p>271.701927842807</text:p>
          </table:table-cell>
          <table:table-cell table:style-name="ce1" office:value-type="float" office:value="282.900227697084" calcext:value-type="float">
            <text:p>282.900227697084</text:p>
          </table:table-cell>
          <table:table-cell table:style-name="ce1" office:value-type="float" office:value="712.333110425725" calcext:value-type="float">
            <text:p>712.3331104257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22" calcext:value-type="float">
            <text:p>30322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803548747242106" calcext:value-type="float">
            <text:p>0.008035487472421</text:p>
          </table:table-cell>
          <table:table-cell table:style-name="ce1" office:value-type="float" office:value="1.54597537845035" calcext:value-type="float">
            <text:p>1.54597537845035</text:p>
          </table:table-cell>
          <table:table-cell table:style-name="ce1" office:value-type="float" office:value="1.63663480824758" calcext:value-type="float">
            <text:p>1.63663480824758</text:p>
          </table:table-cell>
          <table:table-cell table:style-name="ce1" office:value-type="float" office:value="0.865249768027733" calcext:value-type="float">
            <text:p>0.865249768027733</text:p>
          </table:table-cell>
          <table:table-cell table:style-name="ce1" office:value-type="float" office:value="0.311355404649266" calcext:value-type="float">
            <text:p>0.311355404649266</text:p>
          </table:table-cell>
          <table:table-cell table:style-name="ce1" office:value-type="float" office:value="2.50049674261904" calcext:value-type="float">
            <text:p>2.50049674261904</text:p>
          </table:table-cell>
          <table:table-cell table:style-name="ce1" office:value-type="float" office:value="8.87585903354267" calcext:value-type="float">
            <text:p>8.87585903354267</text:p>
          </table:table-cell>
          <table:table-cell table:style-name="ce1" office:value-type="float" office:value="0.0135492194872027" calcext:value-type="float">
            <text:p>0.013549219487203</text:p>
          </table:table-cell>
          <table:table-cell table:style-name="ce1" office:value-type="float" office:value="35.0398106270035" calcext:value-type="float">
            <text:p>35.0398106270035</text:p>
          </table:table-cell>
          <table:table-cell table:style-name="ce1" office:value-type="float" office:value="5.00599531466086" calcext:value-type="float">
            <text:p>5.00599531466086</text:p>
          </table:table-cell>
          <table:table-cell table:style-name="ce1" office:value-type="float" office:value="5.18361799414177" calcext:value-type="float">
            <text:p>5.18361799414177</text:p>
          </table:table-cell>
          <table:table-cell table:style-name="ce1" office:value-type="float" office:value="4.77401510057586" calcext:value-type="float">
            <text:p>4.77401510057586</text:p>
          </table:table-cell>
          <table:table-cell table:style-name="ce1" office:value-type="float" office:value="2255.60537482699" calcext:value-type="float">
            <text:p>2255.60537482699</text:p>
          </table:table-cell>
          <table:table-cell table:style-name="ce1" office:value-type="float" office:value="2112.54983476749" calcext:value-type="float">
            <text:p>2112.54983476749</text:p>
          </table:table-cell>
          <table:table-cell table:style-name="ce1" office:value-type="float" office:value="2366.72478051072" calcext:value-type="float">
            <text:p>2366.72478051072</text:p>
          </table:table-cell>
          <table:table-cell table:style-name="ce1" office:value-type="float" office:value="2391.11106349938" calcext:value-type="float">
            <text:p>2391.11106349938</text:p>
          </table:table-cell>
          <table:table-cell table:style-name="ce1" office:value-type="float" office:value="2388.23081280981" calcext:value-type="float">
            <text:p>2388.23081280981</text:p>
          </table:table-cell>
          <table:table-cell table:style-name="ce1" office:value-type="float" office:value="2399.61434776726" calcext:value-type="float">
            <text:p>2399.61434776726</text:p>
          </table:table-cell>
          <table:table-cell table:style-name="ce1" office:value-type="float" office:value="270.941126962721" calcext:value-type="float">
            <text:p>270.941126962721</text:p>
          </table:table-cell>
          <table:table-cell table:style-name="ce1" office:value-type="float" office:value="283.978999298402" calcext:value-type="float">
            <text:p>283.978999298402</text:p>
          </table:table-cell>
          <table:table-cell table:style-name="ce1" office:value-type="float" office:value="716.392306751885" calcext:value-type="float">
            <text:p>716.3923067518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23" calcext:value-type="float">
            <text:p>30323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05" calcext:value-type="float">
            <text:p>5E-07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845764319853074" calcext:value-type="float">
            <text:p>0.008457643198531</text:p>
          </table:table-cell>
          <table:table-cell table:style-name="ce1" office:value-type="float" office:value="1.62488309269896" calcext:value-type="float">
            <text:p>1.62488309269896</text:p>
          </table:table-cell>
          <table:table-cell table:style-name="ce1" office:value-type="float" office:value="1.71630496777971" calcext:value-type="float">
            <text:p>1.71630496777971</text:p>
          </table:table-cell>
          <table:table-cell table:style-name="ce1" office:value-type="float" office:value="0.786249907643567" calcext:value-type="float">
            <text:p>0.786249907643567</text:p>
          </table:table-cell>
          <table:table-cell table:style-name="ce1" office:value-type="float" office:value="0.3112339354354" calcext:value-type="float">
            <text:p>0.3112339354354</text:p>
          </table:table-cell>
          <table:table-cell table:style-name="ce1" office:value-type="float" office:value="2.50069318882723" calcext:value-type="float">
            <text:p>2.50069318882723</text:p>
          </table:table-cell>
          <table:table-cell table:style-name="ce1" office:value-type="float" office:value="7.61186126739691" calcext:value-type="float">
            <text:p>7.61186126739691</text:p>
          </table:table-cell>
          <table:table-cell table:style-name="ce1" office:value-type="float" office:value="0.0116057120662413" calcext:value-type="float">
            <text:p>0.011605712066241</text:p>
          </table:table-cell>
          <table:table-cell table:style-name="ce1" office:value-type="float" office:value="35.0429537663356" calcext:value-type="float">
            <text:p>35.0429537663356</text:p>
          </table:table-cell>
          <table:table-cell table:style-name="ce1" office:value-type="float" office:value="5.26969616190577" calcext:value-type="float">
            <text:p>5.26969616190577</text:p>
          </table:table-cell>
          <table:table-cell table:style-name="ce1" office:value-type="float" office:value="5.40569503528944" calcext:value-type="float">
            <text:p>5.40569503528944</text:p>
          </table:table-cell>
          <table:table-cell table:style-name="ce1" office:value-type="float" office:value="5.02669894917299" calcext:value-type="float">
            <text:p>5.02669894917299</text:p>
          </table:table-cell>
          <table:table-cell table:style-name="ce1" office:value-type="float" office:value="2254.98179058437" calcext:value-type="float">
            <text:p>2254.98179058437</text:p>
          </table:table-cell>
          <table:table-cell table:style-name="ce1" office:value-type="float" office:value="2113.21895498226" calcext:value-type="float">
            <text:p>2113.21895498226</text:p>
          </table:table-cell>
          <table:table-cell table:style-name="ce1" office:value-type="float" office:value="2367.26458518285" calcext:value-type="float">
            <text:p>2367.26458518285</text:p>
          </table:table-cell>
          <table:table-cell table:style-name="ce1" office:value-type="float" office:value="2390.70026422567" calcext:value-type="float">
            <text:p>2390.70026422567</text:p>
          </table:table-cell>
          <table:table-cell table:style-name="ce1" office:value-type="float" office:value="2388.23018117019" calcext:value-type="float">
            <text:p>2388.23018117019</text:p>
          </table:table-cell>
          <table:table-cell table:style-name="ce1" office:value-type="float" office:value="2399.61536928783" calcext:value-type="float">
            <text:p>2399.61536928783</text:p>
          </table:table-cell>
          <table:table-cell table:style-name="ce1" office:value-type="float" office:value="270.211455655791" calcext:value-type="float">
            <text:p>270.211455655791</text:p>
          </table:table-cell>
          <table:table-cell table:style-name="ce1" office:value-type="float" office:value="285.013092473535" calcext:value-type="float">
            <text:p>285.013092473535</text:p>
          </table:table-cell>
          <table:table-cell table:style-name="ce1" office:value-type="float" office:value="720.256142245425" calcext:value-type="float">
            <text:p>720.2561422454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24" calcext:value-type="float">
            <text:p>30324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156372497422107" calcext:value-type="float">
            <text:p>0.001563724974221</text:p>
          </table:table-cell>
          <table:table-cell table:style-name="ce1" office:value-type="float" office:value="0.265008439868022" calcext:value-type="float">
            <text:p>0.265008439868022</text:p>
          </table:table-cell>
          <table:table-cell table:style-name="ce1" office:value-type="float" office:value="0.333069041132539" calcext:value-type="float">
            <text:p>0.333069041132539</text:p>
          </table:table-cell>
          <table:table-cell table:style-name="ce1" office:value-type="float" office:value="2.15875214456948" calcext:value-type="float">
            <text:p>2.15875214456948</text:p>
          </table:table-cell>
          <table:table-cell table:style-name="ce1" office:value-type="float" office:value="0.313386628914009" calcext:value-type="float">
            <text:p>0.313386628914009</text:p>
          </table:table-cell>
          <table:table-cell table:style-name="ce1" office:value-type="float" office:value="2.49727992071418" calcext:value-type="float">
            <text:p>2.49727992071418</text:p>
          </table:table-cell>
          <table:table-cell table:style-name="ce1" office:value-type="float" office:value="29.571897058211" calcext:value-type="float">
            <text:p>29.571897058211</text:p>
          </table:table-cell>
          <table:table-cell table:style-name="ce1" office:value-type="float" office:value="0.0460488077235646" calcext:value-type="float">
            <text:p>0.046048807723565</text:p>
          </table:table-cell>
          <table:table-cell table:style-name="ce1" office:value-type="float" office:value="34.9883414765263" calcext:value-type="float">
            <text:p>34.9883414765263</text:p>
          </table:table-cell>
          <table:table-cell table:style-name="ce1" office:value-type="float" office:value="1.04307849471282" calcext:value-type="float">
            <text:p>1.04307849471282</text:p>
          </table:table-cell>
          <table:table-cell table:style-name="ce1" office:value-type="float" office:value="2.75892643129551" calcext:value-type="float">
            <text:p>2.75892643129551</text:p>
          </table:table-cell>
          <table:table-cell table:style-name="ce1" office:value-type="float" office:value="0.941049357513719" calcext:value-type="float">
            <text:p>0.941049357513719</text:p>
          </table:table-cell>
          <table:table-cell table:style-name="ce1" office:value-type="float" office:value="2265.6068521283" calcext:value-type="float">
            <text:p>2265.6068521283</text:p>
          </table:table-cell>
          <table:table-cell table:style-name="ce1" office:value-type="float" office:value="2101.16510891142" calcext:value-type="float">
            <text:p>2101.16510891142</text:p>
          </table:table-cell>
          <table:table-cell table:style-name="ce1" office:value-type="float" office:value="2356.28794664775" calcext:value-type="float">
            <text:p>2356.28794664775</text:p>
          </table:table-cell>
          <table:table-cell table:style-name="ce1" office:value-type="float" office:value="2397.83727585728" calcext:value-type="float">
            <text:p>2397.83727585728</text:p>
          </table:table-cell>
          <table:table-cell table:style-name="ce1" office:value-type="float" office:value="2388.24137517593" calcext:value-type="float">
            <text:p>2388.24137517593</text:p>
          </table:table-cell>
          <table:table-cell table:style-name="ce1" office:value-type="float" office:value="2399.59762029321" calcext:value-type="float">
            <text:p>2399.59762029321</text:p>
          </table:table-cell>
          <table:table-cell table:style-name="ce1" office:value-type="float" office:value="282.759576707388" calcext:value-type="float">
            <text:p>282.759576707388</text:p>
          </table:table-cell>
          <table:table-cell table:style-name="ce1" office:value-type="float" office:value="267.07506055469" calcext:value-type="float">
            <text:p>267.07506055469</text:p>
          </table:table-cell>
          <table:table-cell table:style-name="ce1" office:value-type="float" office:value="646.052261979636" calcext:value-type="float">
            <text:p>646.0522619796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25" calcext:value-type="float">
            <text:p>30325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560420107777529" calcext:value-type="float">
            <text:p>0.005604201077775</text:p>
          </table:table-cell>
          <table:table-cell table:style-name="ce1" office:value-type="float" office:value="1.08370958916734" calcext:value-type="float">
            <text:p>1.08370958916734</text:p>
          </table:table-cell>
          <table:table-cell table:style-name="ce1" office:value-type="float" office:value="1.16550600757071" calcext:value-type="float">
            <text:p>1.16550600757071</text:p>
          </table:table-cell>
          <table:table-cell table:style-name="ce1" office:value-type="float" office:value="1.33245157616489" calcext:value-type="float">
            <text:p>1.33245157616489</text:p>
          </table:table-cell>
          <table:table-cell table:style-name="ce1" office:value-type="float" office:value="0.312079778845742" calcext:value-type="float">
            <text:p>0.312079778845742</text:p>
          </table:table-cell>
          <table:table-cell table:style-name="ce1" office:value-type="float" office:value="2.49933492348357" calcext:value-type="float">
            <text:p>2.49933492348357</text:p>
          </table:table-cell>
          <table:table-cell table:style-name="ce1" office:value-type="float" office:value="16.3510879637374" calcext:value-type="float">
            <text:p>16.3510879637374</text:p>
          </table:table-cell>
          <table:table-cell table:style-name="ce1" office:value-type="float" office:value="0.0251392066310113" calcext:value-type="float">
            <text:p>0.025139206631011</text:p>
          </table:table-cell>
          <table:table-cell table:style-name="ce1" office:value-type="float" office:value="35.0212215208363" calcext:value-type="float">
            <text:p>35.0212215208363</text:p>
          </table:table-cell>
          <table:table-cell table:style-name="ce1" office:value-type="float" office:value="3.66364473706252" calcext:value-type="float">
            <text:p>3.66364473706252</text:p>
          </table:table-cell>
          <table:table-cell table:style-name="ce1" office:value-type="float" office:value="4.56302316762858" calcext:value-type="float">
            <text:p>4.56302316762858</text:p>
          </table:table-cell>
          <table:table-cell table:style-name="ce1" office:value-type="float" office:value="3.3124231651279" calcext:value-type="float">
            <text:p>3.3124231651279</text:p>
          </table:table-cell>
          <table:table-cell table:style-name="ce1" office:value-type="float" office:value="2259.27685037049" calcext:value-type="float">
            <text:p>2259.27685037049</text:p>
          </table:table-cell>
          <table:table-cell table:style-name="ce1" office:value-type="float" office:value="2108.53380019478" calcext:value-type="float">
            <text:p>2108.53380019478</text:p>
          </table:table-cell>
          <table:table-cell table:style-name="ce1" office:value-type="float" office:value="2363.63765535573" calcext:value-type="float">
            <text:p>2363.63765535573</text:p>
          </table:table-cell>
          <table:table-cell table:style-name="ce1" office:value-type="float" office:value="2393.54051290216" calcext:value-type="float">
            <text:p>2393.54051290216</text:p>
          </table:table-cell>
          <table:table-cell table:style-name="ce1" office:value-type="float" office:value="2388.23457955609" calcext:value-type="float">
            <text:p>2388.23457955609</text:p>
          </table:table-cell>
          <table:table-cell table:style-name="ce1" office:value-type="float" office:value="2399.60830630822" calcext:value-type="float">
            <text:p>2399.60830630822</text:p>
          </table:table-cell>
          <table:table-cell table:style-name="ce1" office:value-type="float" office:value="275.267877353238" calcext:value-type="float">
            <text:p>275.267877353238</text:p>
          </table:table-cell>
          <table:table-cell table:style-name="ce1" office:value-type="float" office:value="277.869169070991" calcext:value-type="float">
            <text:p>277.869169070991</text:p>
          </table:table-cell>
          <table:table-cell table:style-name="ce1" office:value-type="float" office:value="694.731191899878" calcext:value-type="float">
            <text:p>694.7311918998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table:style-name="ce1" office:value-type="float" office:value="30326" calcext:value-type="float">
            <text:p>30326</text:p>
          </table:table-cell>
          <table:table-cell table:style-name="ce1" office:value-type="float" office:value="86400" calcext:value-type="float">
            <text:p>864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00004" calcext:value-type="float">
            <text:p>4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001157407407407" calcext:value-type="float">
            <text:p>1.15740740740741E-08</text:p>
          </table:table-cell>
          <table:table-cell table:style-name="ce1" office:value-type="float" office:value="1E-019" calcext:value-type="float">
            <text:p>1E-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10245" calcext:value-type="float">
            <text:p>1.0245E-06</text:p>
          </table:table-cell>
          <table:table-cell table:style-name="ce1" office:value-type="float" office:value="0.0010245" calcext:value-type="float">
            <text:p>0.0010245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536000000" calcext:value-type="float">
            <text:p>31536000000</text:p>
          </table:table-cell>
          <table:table-cell table:style-name="ce1" office:value-type="float" office:value="0.000001" calcext:value-type="float">
            <text:p>1E-0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0.00793471988087953" calcext:value-type="float">
            <text:p>0.00793471988088</text:p>
          </table:table-cell>
          <table:table-cell table:style-name="ce1" office:value-type="float" office:value="1.53014188420778" calcext:value-type="float">
            <text:p>1.53014188420778</text:p>
          </table:table-cell>
          <table:table-cell table:style-name="ce1" office:value-type="float" office:value="1.61752440190201" calcext:value-type="float">
            <text:p>1.61752440190201</text:p>
          </table:table-cell>
          <table:table-cell table:style-name="ce1" office:value-type="float" office:value="0.884000795963985" calcext:value-type="float">
            <text:p>0.884000795963985</text:p>
          </table:table-cell>
          <table:table-cell table:style-name="ce1" office:value-type="float" office:value="0.311384277476274" calcext:value-type="float">
            <text:p>0.311384277476274</text:p>
          </table:table-cell>
          <table:table-cell table:style-name="ce1" office:value-type="float" office:value="2.50045011478147" calcext:value-type="float">
            <text:p>2.50045011478147</text:p>
          </table:table-cell>
          <table:table-cell table:style-name="ce1" office:value-type="float" office:value="9.17587548052108" calcext:value-type="float">
            <text:p>9.17587548052108</text:p>
          </table:table-cell>
          <table:table-cell table:style-name="ce1" office:value-type="float" office:value="0.0140111847177013" calcext:value-type="float">
            <text:p>0.014011184717701</text:p>
          </table:table-cell>
          <table:table-cell table:style-name="ce1" office:value-type="float" office:value="35.0390645816008" calcext:value-type="float">
            <text:p>35.0390645816008</text:p>
          </table:table-cell>
          <table:table-cell table:style-name="ce1" office:value-type="float" office:value="5.12763947913101" calcext:value-type="float">
            <text:p>5.12763947913101</text:p>
          </table:table-cell>
          <table:table-cell table:style-name="ce1" office:value-type="float" office:value="5.58268231135388" calcext:value-type="float">
            <text:p>5.58268231135388</text:p>
          </table:table-cell>
          <table:table-cell table:style-name="ce1" office:value-type="float" office:value="4.64164975622795" calcext:value-type="float">
            <text:p>4.64164975622795</text:p>
          </table:table-cell>
          <table:table-cell table:style-name="ce1" office:value-type="float" office:value="2255.77552316143" calcext:value-type="float">
            <text:p>2255.77552316143</text:p>
          </table:table-cell>
          <table:table-cell table:style-name="ce1" office:value-type="float" office:value="2112.392744368" calcext:value-type="float">
            <text:p>2112.392744368</text:p>
          </table:table-cell>
          <table:table-cell table:style-name="ce1" office:value-type="float" office:value="2367.10083278904" calcext:value-type="float">
            <text:p>2367.10083278904</text:p>
          </table:table-cell>
          <table:table-cell table:style-name="ce1" office:value-type="float" office:value="2391.20856884508" calcext:value-type="float">
            <text:p>2391.20856884508</text:p>
          </table:table-cell>
          <table:table-cell table:style-name="ce1" office:value-type="float" office:value="2388.23096294895" calcext:value-type="float">
            <text:p>2388.23096294895</text:p>
          </table:table-cell>
          <table:table-cell table:style-name="ce1" office:value-type="float" office:value="2399.61410530292" calcext:value-type="float">
            <text:p>2399.61410530292</text:p>
          </table:table-cell>
          <table:table-cell table:style-name="ce1" office:value-type="float" office:value="271.15988957641" calcext:value-type="float">
            <text:p>271.15988957641</text:p>
          </table:table-cell>
          <table:table-cell table:style-name="ce1" office:value-type="float" office:value="283.736898504539" calcext:value-type="float">
            <text:p>283.736898504539</text:p>
          </table:table-cell>
          <table:table-cell table:style-name="ce1" office:value-type="float" office:value="719.086683107305" calcext:value-type="float">
            <text:p>719.0866831073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4" calcext:value-type="float">
            <text:p>324</text:p>
          </table:table-cell>
          <table:table-cell table:style-name="ce1" table:number-columns-repeated="979"/>
        </table:table-row>
        <table:table-row table:style-name="ro1">
          <table:table-cell office:value-type="float" office:value="30327" calcext:value-type="float">
            <text:p>3032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448404104558659" calcext:value-type="float">
            <text:p>0.044840410455866</text:p>
          </table:table-cell>
          <table:table-cell office:value-type="float" office:value="2.12515685537785" calcext:value-type="float">
            <text:p>2.12515685537785</text:p>
          </table:table-cell>
          <table:table-cell office:value-type="float" office:value="2.21868690162877" calcext:value-type="float">
            <text:p>2.21868690162877</text:p>
          </table:table-cell>
          <table:table-cell office:value-type="float" office:value="0.321513689495845" calcext:value-type="float">
            <text:p>0.321513689495845</text:p>
          </table:table-cell>
          <table:table-cell office:value-type="float" office:value="0.310525219687608" calcext:value-type="float">
            <text:p>0.310525219687608</text:p>
          </table:table-cell>
          <table:table-cell office:value-type="float" office:value="2.50184878874028" calcext:value-type="float">
            <text:p>2.50184878874028</text:p>
          </table:table-cell>
          <table:table-cell office:value-type="float" office:value="0.176081777030197" calcext:value-type="float">
            <text:p>0.176081777030197</text:p>
          </table:table-cell>
          <table:table-cell office:value-type="float" office:value="0.000266260098379123" calcext:value-type="float">
            <text:p>0.000266260098379</text:p>
          </table:table-cell>
          <table:table-cell office:value-type="float" office:value="35.0614433649411" calcext:value-type="float">
            <text:p>35.0614433649411</text:p>
          </table:table-cell>
          <table:table-cell office:value-type="float" office:value="7.16754511507268" calcext:value-type="float">
            <text:p>7.16754511507268</text:p>
          </table:table-cell>
          <table:table-cell office:value-type="float" office:value="7.06015553992672" calcext:value-type="float">
            <text:p>7.06015553992672</text:p>
          </table:table-cell>
          <table:table-cell office:value-type="float" office:value="6.51405450016912" calcext:value-type="float">
            <text:p>6.51405450016912</text:p>
          </table:table-cell>
          <table:table-cell office:value-type="float" office:value="2251.33097622666" calcext:value-type="float">
            <text:p>2251.33097622666</text:p>
          </table:table-cell>
          <table:table-cell office:value-type="float" office:value="2117.10243110835" calcext:value-type="float">
            <text:p>2117.10243110835</text:p>
          </table:table-cell>
          <table:table-cell office:value-type="float" office:value="2371.25558367361" calcext:value-type="float">
            <text:p>2371.25558367361</text:p>
          </table:table-cell>
          <table:table-cell office:value-type="float" office:value="2388.28363589129" calcext:value-type="float">
            <text:p>2388.28363589129</text:p>
          </table:table-cell>
          <table:table-cell office:value-type="float" office:value="2388.22649584826" calcext:value-type="float">
            <text:p>2388.22649584826</text:p>
          </table:table-cell>
          <table:table-cell office:value-type="float" office:value="2399.62137840734" calcext:value-type="float">
            <text:p>2399.62137840734</text:p>
          </table:table-cell>
          <table:table-cell office:value-type="float" office:value="265.998538361044" calcext:value-type="float">
            <text:p>265.998538361044</text:p>
          </table:table-cell>
          <table:table-cell office:value-type="float" office:value="291.108100209544" calcext:value-type="float">
            <text:p>291.108100209544</text:p>
          </table:table-cell>
          <table:table-cell office:value-type="float" office:value="749.544832537108" calcext:value-type="float">
            <text:p>749.54483253710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28" calcext:value-type="float">
            <text:p>3032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43898379799765" calcext:value-type="float">
            <text:p>0.143898379799765</text:p>
          </table:table-cell>
          <table:table-cell office:value-type="float" office:value="2.22396362855828" calcext:value-type="float">
            <text:p>2.22396362855828</text:p>
          </table:table-cell>
          <table:table-cell office:value-type="float" office:value="2.31805068353235" calcext:value-type="float">
            <text:p>2.31805068353235</text:p>
          </table:table-cell>
          <table:table-cell office:value-type="float" office:value="0.321513689495648" calcext:value-type="float">
            <text:p>0.321513689495648</text:p>
          </table:table-cell>
          <table:table-cell office:value-type="float" office:value="0.310525219687421" calcext:value-type="float">
            <text:p>0.310525219687421</text:p>
          </table:table-cell>
          <table:table-cell office:value-type="float" office:value="2.50184878873823" calcext:value-type="float">
            <text:p>2.50184878873823</text:p>
          </table:table-cell>
          <table:table-cell office:value-type="float" office:value="0.176081777030031" calcext:value-type="float">
            <text:p>0.176081777030031</text:p>
          </table:table-cell>
          <table:table-cell office:value-type="float" office:value="0.000266260098378872" calcext:value-type="float">
            <text:p>0.000266260098379</text:p>
          </table:table-cell>
          <table:table-cell office:value-type="float" office:value="35.0614433649113" calcext:value-type="float">
            <text:p>35.0614433649113</text:p>
          </table:table-cell>
          <table:table-cell office:value-type="float" office:value="7.50352805509755" calcext:value-type="float">
            <text:p>7.50352805509755</text:p>
          </table:table-cell>
          <table:table-cell office:value-type="float" office:value="7.38988963024435" calcext:value-type="float">
            <text:p>7.38988963024435</text:p>
          </table:table-cell>
          <table:table-cell office:value-type="float" office:value="6.85215911106302" calcext:value-type="float">
            <text:p>6.85215911106302</text:p>
          </table:table-cell>
          <table:table-cell office:value-type="float" office:value="2251.34688289522" calcext:value-type="float">
            <text:p>2251.34688289522</text:p>
          </table:table-cell>
          <table:table-cell office:value-type="float" office:value="2117.10364194886" calcext:value-type="float">
            <text:p>2117.10364194886</text:p>
          </table:table-cell>
          <table:table-cell office:value-type="float" office:value="2371.62217415341" calcext:value-type="float">
            <text:p>2371.62217415341</text:p>
          </table:table-cell>
          <table:table-cell office:value-type="float" office:value="2388.28363589143" calcext:value-type="float">
            <text:p>2388.28363589143</text:p>
          </table:table-cell>
          <table:table-cell office:value-type="float" office:value="2388.22649584841" calcext:value-type="float">
            <text:p>2388.22649584841</text:p>
          </table:table-cell>
          <table:table-cell office:value-type="float" office:value="2399.62137840747" calcext:value-type="float">
            <text:p>2399.62137840747</text:p>
          </table:table-cell>
          <table:table-cell office:value-type="float" office:value="266.030282998063" calcext:value-type="float">
            <text:p>266.030282998063</text:p>
          </table:table-cell>
          <table:table-cell office:value-type="float" office:value="291.110024809944" calcext:value-type="float">
            <text:p>291.110024809944</text:p>
          </table:table-cell>
          <table:table-cell office:value-type="float" office:value="752.301821822017" calcext:value-type="float">
            <text:p>752.30182182201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29" calcext:value-type="float">
            <text:p>3032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41662265275651" calcext:value-type="float">
            <text:p>0.241662265275651</text:p>
          </table:table-cell>
          <table:table-cell office:value-type="float" office:value="2.32149182714415" calcext:value-type="float">
            <text:p>2.32149182714415</text:p>
          </table:table-cell>
          <table:table-cell office:value-type="float" office:value="2.41610932811756" calcext:value-type="float">
            <text:p>2.41610932811756</text:p>
          </table:table-cell>
          <table:table-cell office:value-type="float" office:value="0.321513689495728" calcext:value-type="float">
            <text:p>0.321513689495728</text:p>
          </table:table-cell>
          <table:table-cell office:value-type="float" office:value="0.310525219687506" calcext:value-type="float">
            <text:p>0.310525219687506</text:p>
          </table:table-cell>
          <table:table-cell office:value-type="float" office:value="2.50184878873766" calcext:value-type="float">
            <text:p>2.50184878873766</text:p>
          </table:table-cell>
          <table:table-cell office:value-type="float" office:value="0.176081777029973" calcext:value-type="float">
            <text:p>0.176081777029973</text:p>
          </table:table-cell>
          <table:table-cell office:value-type="float" office:value="0.000266260098378784" calcext:value-type="float">
            <text:p>0.000266260098379</text:p>
          </table:table-cell>
          <table:table-cell office:value-type="float" office:value="35.0614433649009" calcext:value-type="float">
            <text:p>35.0614433649009</text:p>
          </table:table-cell>
          <table:table-cell office:value-type="float" office:value="7.84385917348139" calcext:value-type="float">
            <text:p>7.84385917348139</text:p>
          </table:table-cell>
          <table:table-cell office:value-type="float" office:value="7.72391029645266" calcext:value-type="float">
            <text:p>7.72391029645266</text:p>
          </table:table-cell>
          <table:table-cell office:value-type="float" office:value="7.19463279424391" calcext:value-type="float">
            <text:p>7.19463279424391</text:p>
          </table:table-cell>
          <table:table-cell office:value-type="float" office:value="2251.35608958231" calcext:value-type="float">
            <text:p>2251.35608958231</text:p>
          </table:table-cell>
          <table:table-cell office:value-type="float" office:value="2117.10434277165" calcext:value-type="float">
            <text:p>2117.10434277165</text:p>
          </table:table-cell>
          <table:table-cell office:value-type="float" office:value="2371.83438119569" calcext:value-type="float">
            <text:p>2371.83438119569</text:p>
          </table:table-cell>
          <table:table-cell office:value-type="float" office:value="2388.283635891" calcext:value-type="float">
            <text:p>2388.283635891</text:p>
          </table:table-cell>
          <table:table-cell office:value-type="float" office:value="2388.22649584798" calcext:value-type="float">
            <text:p>2388.22649584798</text:p>
          </table:table-cell>
          <table:table-cell office:value-type="float" office:value="2399.62137840704" calcext:value-type="float">
            <text:p>2399.62137840704</text:p>
          </table:table-cell>
          <table:table-cell office:value-type="float" office:value="266.048659017026" calcext:value-type="float">
            <text:p>266.048659017026</text:p>
          </table:table-cell>
          <table:table-cell office:value-type="float" office:value="291.111138757939" calcext:value-type="float">
            <text:p>291.111138757939</text:p>
          </table:table-cell>
          <table:table-cell office:value-type="float" office:value="753.90269275757" calcext:value-type="float">
            <text:p>753.9026927575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0" calcext:value-type="float">
            <text:p>3033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588269800249645" calcext:value-type="float">
            <text:p>0.005882698002496</text:p>
          </table:table-cell>
          <table:table-cell office:value-type="float" office:value="1.14761166931168" calcext:value-type="float">
            <text:p>1.14761166931168</text:p>
          </table:table-cell>
          <table:table-cell office:value-type="float" office:value="1.22055280141259" calcext:value-type="float">
            <text:p>1.22055280141259</text:p>
          </table:table-cell>
          <table:table-cell office:value-type="float" office:value="1.27777177011605" calcext:value-type="float">
            <text:p>1.27777177011605</text:p>
          </table:table-cell>
          <table:table-cell office:value-type="float" office:value="0.31199446457388" calcext:value-type="float">
            <text:p>0.31199446457388</text:p>
          </table:table-cell>
          <table:table-cell office:value-type="float" office:value="2.49947090305961" calcext:value-type="float">
            <text:p>2.49947090305961</text:p>
          </table:table-cell>
          <table:table-cell office:value-type="float" office:value="15.4762110669556" calcext:value-type="float">
            <text:p>15.4762110669556</text:p>
          </table:table-cell>
          <table:table-cell office:value-type="float" office:value="0.0237741782808114" calcext:value-type="float">
            <text:p>0.023774178280812</text:p>
          </table:table-cell>
          <table:table-cell office:value-type="float" office:value="35.0233971940525" calcext:value-type="float">
            <text:p>35.0233971940525</text:p>
          </table:table-cell>
          <table:table-cell office:value-type="float" office:value="5.36692589209726" calcext:value-type="float">
            <text:p>5.36692589209726</text:p>
          </table:table-cell>
          <table:table-cell office:value-type="float" office:value="9.81470549788457" calcext:value-type="float">
            <text:p>9.81470549788457</text:p>
          </table:table-cell>
          <table:table-cell office:value-type="float" office:value="3.45335552393029" calcext:value-type="float">
            <text:p>3.45335552393029</text:p>
          </table:table-cell>
          <table:table-cell office:value-type="float" office:value="2258.8665251857" calcext:value-type="float">
            <text:p>2258.8665251857</text:p>
          </table:table-cell>
          <table:table-cell office:value-type="float" office:value="2109.01070834385" calcext:value-type="float">
            <text:p>2109.01070834385</text:p>
          </table:table-cell>
          <table:table-cell office:value-type="float" office:value="2364.41072743826" calcext:value-type="float">
            <text:p>2364.41072743826</text:p>
          </table:table-cell>
          <table:table-cell office:value-type="float" office:value="2393.25617791176" calcext:value-type="float">
            <text:p>2393.25617791176</text:p>
          </table:table-cell>
          <table:table-cell office:value-type="float" office:value="2388.23413592295" calcext:value-type="float">
            <text:p>2388.23413592295</text:p>
          </table:table-cell>
          <table:table-cell office:value-type="float" office:value="2399.60901340307" calcext:value-type="float">
            <text:p>2399.60901340307</text:p>
          </table:table-cell>
          <table:table-cell office:value-type="float" office:value="274.797758818219" calcext:value-type="float">
            <text:p>274.797758818219</text:p>
          </table:table-cell>
          <table:table-cell office:value-type="float" office:value="278.586145677213" calcext:value-type="float">
            <text:p>278.586145677213</text:p>
          </table:table-cell>
          <table:table-cell office:value-type="float" office:value="700.090586841239" calcext:value-type="float">
            <text:p>700.09058684123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331" calcext:value-type="float">
            <text:p>3033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.08779686659013" calcext:value-type="float">
            <text:p>1.08779686659013</text:p>
          </table:table-cell>
          <table:table-cell office:value-type="float" office:value="3.17339523555403" calcext:value-type="float">
            <text:p>3.17339523555403</text:p>
          </table:table-cell>
          <table:table-cell office:value-type="float" office:value="3.2629355174996" calcext:value-type="float">
            <text:p>3.2629355174996</text:p>
          </table:table-cell>
          <table:table-cell office:value-type="float" office:value="0.321513689495643" calcext:value-type="float">
            <text:p>0.321513689495643</text:p>
          </table:table-cell>
          <table:table-cell office:value-type="float" office:value="0.310525219687485" calcext:value-type="float">
            <text:p>0.310525219687485</text:p>
          </table:table-cell>
          <table:table-cell office:value-type="float" office:value="2.50184878872601" calcext:value-type="float">
            <text:p>2.50184878872601</text:p>
          </table:table-cell>
          <table:table-cell office:value-type="float" office:value="0.176081777028937" calcext:value-type="float">
            <text:p>0.176081777028937</text:p>
          </table:table-cell>
          <table:table-cell office:value-type="float" office:value="0.000266260098377217" calcext:value-type="float">
            <text:p>0.000266260098377</text:p>
          </table:table-cell>
          <table:table-cell office:value-type="float" office:value="35.0614433647148" calcext:value-type="float">
            <text:p>35.0614433647148</text:p>
          </table:table-cell>
          <table:table-cell office:value-type="float" office:value="12.8716047665664" calcext:value-type="float">
            <text:p>12.8716047665664</text:p>
          </table:table-cell>
          <table:table-cell office:value-type="float" office:value="12.7158771489133" calcext:value-type="float">
            <text:p>12.7158771489133</text:p>
          </table:table-cell>
          <table:table-cell office:value-type="float" office:value="9.47493771754173" calcext:value-type="float">
            <text:p>9.47493771754173</text:p>
          </table:table-cell>
          <table:table-cell office:value-type="float" office:value="2251.39703314969" calcext:value-type="float">
            <text:p>2251.39703314969</text:p>
          </table:table-cell>
          <table:table-cell office:value-type="float" office:value="2117.10745940345" calcext:value-type="float">
            <text:p>2117.10745940345</text:p>
          </table:table-cell>
          <table:table-cell office:value-type="float" office:value="2372.77833510368" calcext:value-type="float">
            <text:p>2372.77833510368</text:p>
          </table:table-cell>
          <table:table-cell office:value-type="float" office:value="2388.28363589149" calcext:value-type="float">
            <text:p>2388.28363589149</text:p>
          </table:table-cell>
          <table:table-cell office:value-type="float" office:value="2388.22649584847" calcext:value-type="float">
            <text:p>2388.22649584847</text:p>
          </table:table-cell>
          <table:table-cell office:value-type="float" office:value="2399.62137840746" calcext:value-type="float">
            <text:p>2399.62137840746</text:p>
          </table:table-cell>
          <table:table-cell office:value-type="float" office:value="266.130401406256" calcext:value-type="float">
            <text:p>266.130401406256</text:p>
          </table:table-cell>
          <table:table-cell office:value-type="float" office:value="291.116092661731" calcext:value-type="float">
            <text:p>291.116092661731</text:p>
          </table:table-cell>
          <table:table-cell office:value-type="float" office:value="761.06781355162" calcext:value-type="float">
            <text:p>761.0678135516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2" calcext:value-type="float">
            <text:p>3033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361645753997" calcext:value-type="float">
            <text:p>2.4361645753997</text:p>
          </table:table-cell>
          <table:table-cell office:value-type="float" office:value="4.51845244840102" calcext:value-type="float">
            <text:p>4.51845244840102</text:p>
          </table:table-cell>
          <table:table-cell office:value-type="float" office:value="4.61325178073629" calcext:value-type="float">
            <text:p>4.61325178073629</text:p>
          </table:table-cell>
          <table:table-cell office:value-type="float" office:value="0.321513689495592" calcext:value-type="float">
            <text:p>0.321513689495592</text:p>
          </table:table-cell>
          <table:table-cell office:value-type="float" office:value="0.310525219687438" calcext:value-type="float">
            <text:p>0.310525219687438</text:p>
          </table:table-cell>
          <table:table-cell office:value-type="float" office:value="2.5018487887253" calcext:value-type="float">
            <text:p>2.5018487887253</text:p>
          </table:table-cell>
          <table:table-cell office:value-type="float" office:value="0.176081777028878" calcext:value-type="float">
            <text:p>0.176081777028878</text:p>
          </table:table-cell>
          <table:table-cell office:value-type="float" office:value="0.000266260098377128" calcext:value-type="float">
            <text:p>0.000266260098377</text:p>
          </table:table-cell>
          <table:table-cell office:value-type="float" office:value="35.0614433647042" calcext:value-type="float">
            <text:p>35.0614433647042</text:p>
          </table:table-cell>
          <table:table-cell office:value-type="float" office:value="17.7112385797751" calcext:value-type="float">
            <text:p>17.7112385797751</text:p>
          </table:table-cell>
          <table:table-cell office:value-type="float" office:value="17.4721018025545" calcext:value-type="float">
            <text:p>17.4721018025545</text:p>
          </table:table-cell>
          <table:table-cell office:value-type="float" office:value="14.342856478412" calcext:value-type="float">
            <text:p>14.342856478412</text:p>
          </table:table-cell>
          <table:table-cell office:value-type="float" office:value="2251.39768187965" calcext:value-type="float">
            <text:p>2251.39768187965</text:p>
          </table:table-cell>
          <table:table-cell office:value-type="float" office:value="2117.10750878432" calcext:value-type="float">
            <text:p>2117.10750878432</text:p>
          </table:table-cell>
          <table:table-cell office:value-type="float" office:value="2372.79329467989" calcext:value-type="float">
            <text:p>2372.79329467989</text:p>
          </table:table-cell>
          <table:table-cell office:value-type="float" office:value="2388.28363589139" calcext:value-type="float">
            <text:p>2388.28363589139</text:p>
          </table:table-cell>
          <table:table-cell office:value-type="float" office:value="2388.22649584837" calcext:value-type="float">
            <text:p>2388.22649584837</text:p>
          </table:table-cell>
          <table:table-cell office:value-type="float" office:value="2399.62137840737" calcext:value-type="float">
            <text:p>2399.62137840737</text:p>
          </table:table-cell>
          <table:table-cell office:value-type="float" office:value="266.131696854002" calcext:value-type="float">
            <text:p>266.131696854002</text:p>
          </table:table-cell>
          <table:table-cell office:value-type="float" office:value="291.116171153885" calcext:value-type="float">
            <text:p>291.116171153885</text:p>
          </table:table-cell>
          <table:table-cell office:value-type="float" office:value="761.181944478506" calcext:value-type="float">
            <text:p>761.18194447850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3" calcext:value-type="float">
            <text:p>3033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89782514216091" calcext:value-type="float">
            <text:p>3.89782514216091</text:p>
          </table:table-cell>
          <table:table-cell office:value-type="float" office:value="5.97747484337021" calcext:value-type="float">
            <text:p>5.97747484337021</text:p>
          </table:table-cell>
          <table:table-cell office:value-type="float" office:value="6.07664034348296" calcext:value-type="float">
            <text:p>6.07664034348296</text:p>
          </table:table-cell>
          <table:table-cell office:value-type="float" office:value="0.321513689495688" calcext:value-type="float">
            <text:p>0.321513689495688</text:p>
          </table:table-cell>
          <table:table-cell office:value-type="float" office:value="0.310525219687535" calcext:value-type="float">
            <text:p>0.310525219687535</text:p>
          </table:table-cell>
          <table:table-cell office:value-type="float" office:value="2.50184878872506" calcext:value-type="float">
            <text:p>2.50184878872506</text:p>
          </table:table-cell>
          <table:table-cell office:value-type="float" office:value="0.176081777028847" calcext:value-type="float">
            <text:p>0.176081777028847</text:p>
          </table:table-cell>
          <table:table-cell office:value-type="float" office:value="0.000266260098377082" calcext:value-type="float">
            <text:p>0.000266260098377</text:p>
          </table:table-cell>
          <table:table-cell office:value-type="float" office:value="35.0614433646988" calcext:value-type="float">
            <text:p>35.0614433646988</text:p>
          </table:table-cell>
          <table:table-cell office:value-type="float" office:value="24.7022374628202" calcext:value-type="float">
            <text:p>24.7022374628202</text:p>
          </table:table-cell>
          <table:table-cell office:value-type="float" office:value="24.3373685288627" calcext:value-type="float">
            <text:p>24.3373685288627</text:p>
          </table:table-cell>
          <table:table-cell office:value-type="float" office:value="21.3765244383209" calcext:value-type="float">
            <text:p>21.3765244383209</text:p>
          </table:table-cell>
          <table:table-cell office:value-type="float" office:value="2251.39804784483" calcext:value-type="float">
            <text:p>2251.39804784483</text:p>
          </table:table-cell>
          <table:table-cell office:value-type="float" office:value="2117.10753664131" calcext:value-type="float">
            <text:p>2117.10753664131</text:p>
          </table:table-cell>
          <table:table-cell office:value-type="float" office:value="2372.80173380318" calcext:value-type="float">
            <text:p>2372.80173380318</text:p>
          </table:table-cell>
          <table:table-cell office:value-type="float" office:value="2388.28363589132" calcext:value-type="float">
            <text:p>2388.28363589132</text:p>
          </table:table-cell>
          <table:table-cell office:value-type="float" office:value="2388.22649584829" calcext:value-type="float">
            <text:p>2388.22649584829</text:p>
          </table:table-cell>
          <table:table-cell office:value-type="float" office:value="2399.62137840729" calcext:value-type="float">
            <text:p>2399.62137840729</text:p>
          </table:table-cell>
          <table:table-cell office:value-type="float" office:value="266.132427653149" calcext:value-type="float">
            <text:p>266.132427653149</text:p>
          </table:table-cell>
          <table:table-cell office:value-type="float" office:value="291.11621543332" calcext:value-type="float">
            <text:p>291.11621543332</text:p>
          </table:table-cell>
          <table:table-cell office:value-type="float" office:value="761.246336978633" calcext:value-type="float">
            <text:p>761.24633697863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4" calcext:value-type="float">
            <text:p>3033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09968689723864" calcext:value-type="float">
            <text:p>4.09968689723864</text:p>
          </table:table-cell>
          <table:table-cell office:value-type="float" office:value="6.17904395046578" calcext:value-type="float">
            <text:p>6.17904395046578</text:p>
          </table:table-cell>
          <table:table-cell office:value-type="float" office:value="6.278708782451" calcext:value-type="float">
            <text:p>6.278708782451</text:p>
          </table:table-cell>
          <table:table-cell office:value-type="float" office:value="0.321513689495748" calcext:value-type="float">
            <text:p>0.321513689495748</text:p>
          </table:table-cell>
          <table:table-cell office:value-type="float" office:value="0.310525219687595" calcext:value-type="float">
            <text:p>0.310525219687595</text:p>
          </table:table-cell>
          <table:table-cell office:value-type="float" office:value="2.50184878872519" calcext:value-type="float">
            <text:p>2.50184878872519</text:p>
          </table:table-cell>
          <table:table-cell office:value-type="float" office:value="0.176081777028854" calcext:value-type="float">
            <text:p>0.176081777028854</text:p>
          </table:table-cell>
          <table:table-cell office:value-type="float" office:value="0.000266260098377092" calcext:value-type="float">
            <text:p>0.000266260098377</text:p>
          </table:table-cell>
          <table:table-cell office:value-type="float" office:value="35.0614433646999" calcext:value-type="float">
            <text:p>35.0614433646999</text:p>
          </table:table-cell>
          <table:table-cell office:value-type="float" office:value="25.886204118833" calcext:value-type="float">
            <text:p>25.886204118833</text:p>
          </table:table-cell>
          <table:table-cell office:value-type="float" office:value="25.4995606998031" calcext:value-type="float">
            <text:p>25.4995606998031</text:p>
          </table:table-cell>
          <table:table-cell office:value-type="float" office:value="22.5678836219326" calcext:value-type="float">
            <text:p>22.5678836219326</text:p>
          </table:table-cell>
          <table:table-cell office:value-type="float" office:value="2251.3980874117" calcext:value-type="float">
            <text:p>2251.3980874117</text:p>
          </table:table-cell>
          <table:table-cell office:value-type="float" office:value="2117.10753965312" calcext:value-type="float">
            <text:p>2117.10753965312</text:p>
          </table:table-cell>
          <table:table-cell office:value-type="float" office:value="2372.80264621308" calcext:value-type="float">
            <text:p>2372.80264621308</text:p>
          </table:table-cell>
          <table:table-cell office:value-type="float" office:value="2388.28363589132" calcext:value-type="float">
            <text:p>2388.28363589132</text:p>
          </table:table-cell>
          <table:table-cell office:value-type="float" office:value="2388.22649584829" calcext:value-type="float">
            <text:p>2388.22649584829</text:p>
          </table:table-cell>
          <table:table-cell office:value-type="float" office:value="2399.62137840729" calcext:value-type="float">
            <text:p>2399.62137840729</text:p>
          </table:table-cell>
          <table:table-cell office:value-type="float" office:value="266.132506664731" calcext:value-type="float">
            <text:p>266.132506664731</text:p>
          </table:table-cell>
          <table:table-cell office:value-type="float" office:value="291.116220220641" calcext:value-type="float">
            <text:p>291.116220220641</text:p>
          </table:table-cell>
          <table:table-cell office:value-type="float" office:value="761.253299226537" calcext:value-type="float">
            <text:p>761.25329922653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5" calcext:value-type="float">
            <text:p>3033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05" calcext:value-type="float">
            <text:p>5E-06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8398482367355" calcext:value-type="float">
            <text:p>4.28398482367355</text:p>
          </table:table-cell>
          <table:table-cell office:value-type="float" office:value="6.36308910056356" calcext:value-type="float">
            <text:p>6.36308910056356</text:p>
          </table:table-cell>
          <table:table-cell office:value-type="float" office:value="6.46318856585501" calcext:value-type="float">
            <text:p>6.46318856585501</text:p>
          </table:table-cell>
          <table:table-cell office:value-type="float" office:value="0.321513689495695" calcext:value-type="float">
            <text:p>0.321513689495695</text:p>
          </table:table-cell>
          <table:table-cell office:value-type="float" office:value="0.310525219687542" calcext:value-type="float">
            <text:p>0.310525219687542</text:p>
          </table:table-cell>
          <table:table-cell office:value-type="float" office:value="2.50184878872498" calcext:value-type="float">
            <text:p>2.50184878872498</text:p>
          </table:table-cell>
          <table:table-cell office:value-type="float" office:value="0.17608177702884" calcext:value-type="float">
            <text:p>0.17608177702884</text:p>
          </table:table-cell>
          <table:table-cell office:value-type="float" office:value="0.00026626009837707" calcext:value-type="float">
            <text:p>0.000266260098377</text:p>
          </table:table-cell>
          <table:table-cell office:value-type="float" office:value="35.0614433646974" calcext:value-type="float">
            <text:p>35.0614433646974</text:p>
          </table:table-cell>
          <table:table-cell office:value-type="float" office:value="27.0274981448747" calcext:value-type="float">
            <text:p>27.0274981448747</text:p>
          </table:table-cell>
          <table:table-cell office:value-type="float" office:value="26.6197518331301" calcext:value-type="float">
            <text:p>26.6197518331301</text:p>
          </table:table-cell>
          <table:table-cell office:value-type="float" office:value="23.7163428943615" calcext:value-type="float">
            <text:p>23.7163428943615</text:p>
          </table:table-cell>
          <table:table-cell office:value-type="float" office:value="2251.39812204954" calcext:value-type="float">
            <text:p>2251.39812204954</text:p>
          </table:table-cell>
          <table:table-cell office:value-type="float" office:value="2117.10754228996" calcext:value-type="float">
            <text:p>2117.10754228996</text:p>
          </table:table-cell>
          <table:table-cell office:value-type="float" office:value="2372.8034449541" calcext:value-type="float">
            <text:p>2372.8034449541</text:p>
          </table:table-cell>
          <table:table-cell office:value-type="float" office:value="2388.28363589163" calcext:value-type="float">
            <text:p>2388.28363589163</text:p>
          </table:table-cell>
          <table:table-cell office:value-type="float" office:value="2388.22649584861" calcext:value-type="float">
            <text:p>2388.22649584861</text:p>
          </table:table-cell>
          <table:table-cell office:value-type="float" office:value="2399.6213784076" calcext:value-type="float">
            <text:p>2399.6213784076</text:p>
          </table:table-cell>
          <table:table-cell office:value-type="float" office:value="266.132575832939" calcext:value-type="float">
            <text:p>266.132575832939</text:p>
          </table:table-cell>
          <table:table-cell office:value-type="float" office:value="291.116224411568" calcext:value-type="float">
            <text:p>291.116224411568</text:p>
          </table:table-cell>
          <table:table-cell office:value-type="float" office:value="761.259394164069" calcext:value-type="float">
            <text:p>761.25939416406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907453029279202" calcext:value-type="float">
            <text:p>0.009074530292792</text:p>
          </table:table-cell>
          <table:table-cell office:value-type="float" office:value="1.7557693165179" calcext:value-type="float">
            <text:p>1.7557693165179</text:p>
          </table:table-cell>
          <table:table-cell office:value-type="float" office:value="1.83161060117345" calcext:value-type="float">
            <text:p>1.83161060117345</text:p>
          </table:table-cell>
          <table:table-cell office:value-type="float" office:value="0.671409175540415" calcext:value-type="float">
            <text:p>0.671409175540415</text:p>
          </table:table-cell>
          <table:table-cell office:value-type="float" office:value="0.311057873370948" calcext:value-type="float">
            <text:p>0.311057873370948</text:p>
          </table:table-cell>
          <table:table-cell office:value-type="float" office:value="2.50097875545669" calcext:value-type="float">
            <text:p>2.50097875545669</text:p>
          </table:table-cell>
          <table:table-cell office:value-type="float" office:value="5.7744095537431" calcext:value-type="float">
            <text:p>5.7744095537431</text:p>
          </table:table-cell>
          <table:table-cell office:value-type="float" office:value="0.00878871903163056" calcext:value-type="float">
            <text:p>0.008788719031631</text:p>
          </table:table-cell>
          <table:table-cell office:value-type="float" office:value="35.0475228324035" calcext:value-type="float">
            <text:p>35.0475228324035</text:p>
          </table:table-cell>
          <table:table-cell office:value-type="float" office:value="10.9424229807851" calcext:value-type="float">
            <text:p>10.9424229807851</text:p>
          </table:table-cell>
          <table:table-cell office:value-type="float" office:value="14.150529475073" calcext:value-type="float">
            <text:p>14.150529475073</text:p>
          </table:table-cell>
          <table:table-cell office:value-type="float" office:value="5.18337933157295" calcext:value-type="float">
            <text:p>5.18337933157295</text:p>
          </table:table-cell>
          <table:table-cell office:value-type="float" office:value="2254.15084859017" calcext:value-type="float">
            <text:p>2254.15084859017</text:p>
          </table:table-cell>
          <table:table-cell office:value-type="float" office:value="2114.1935524839" calcext:value-type="float">
            <text:p>2114.1935524839</text:p>
          </table:table-cell>
          <table:table-cell office:value-type="float" office:value="2369.80530433251" calcext:value-type="float">
            <text:p>2369.80530433251</text:p>
          </table:table-cell>
          <table:table-cell office:value-type="float" office:value="2390.10309241859" calcext:value-type="float">
            <text:p>2390.10309241859</text:p>
          </table:table-cell>
          <table:table-cell office:value-type="float" office:value="2388.22926564726" calcext:value-type="float">
            <text:p>2388.22926564726</text:p>
          </table:table-cell>
          <table:table-cell office:value-type="float" office:value="2399.61685423416" calcext:value-type="float">
            <text:p>2399.61685423416</text:p>
          </table:table-cell>
          <table:table-cell office:value-type="float" office:value="269.307748936737" calcext:value-type="float">
            <text:p>269.307748936737</text:p>
          </table:table-cell>
          <table:table-cell office:value-type="float" office:value="286.527662430571" calcext:value-type="float">
            <text:p>286.527662430571</text:p>
          </table:table-cell>
          <table:table-cell office:value-type="float" office:value="738.768258000009" calcext:value-type="float">
            <text:p>738.768258000009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 table:number-columns-repeated="979"/>
        </table:table-row>
        <table:table-row table:style-name="ro1">
          <table:table-cell office:value-type="float" office:value="30337" calcext:value-type="float">
            <text:p>3033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71609595212827" calcext:value-type="float">
            <text:p>3.71609595212827</text:p>
          </table:table-cell>
          <table:table-cell office:value-type="float" office:value="5.80049890263308" calcext:value-type="float">
            <text:p>5.80049890263308</text:p>
          </table:table-cell>
          <table:table-cell office:value-type="float" office:value="5.89344279490429" calcext:value-type="float">
            <text:p>5.89344279490429</text:p>
          </table:table-cell>
          <table:table-cell office:value-type="float" office:value="0.321513689495745" calcext:value-type="float">
            <text:p>0.321513689495745</text:p>
          </table:table-cell>
          <table:table-cell office:value-type="float" office:value="0.3105252196876" calcext:value-type="float">
            <text:p>0.3105252196876</text:p>
          </table:table-cell>
          <table:table-cell office:value-type="float" office:value="2.50184878872375" calcext:value-type="float">
            <text:p>2.50184878872375</text:p>
          </table:table-cell>
          <table:table-cell office:value-type="float" office:value="0.176081777028725" calcext:value-type="float">
            <text:p>0.176081777028725</text:p>
          </table:table-cell>
          <table:table-cell office:value-type="float" office:value="0.000266260098376896" calcext:value-type="float">
            <text:p>0.000266260098377</text:p>
          </table:table-cell>
          <table:table-cell office:value-type="float" office:value="35.0614433646767" calcext:value-type="float">
            <text:p>35.0614433646767</text:p>
          </table:table-cell>
          <table:table-cell office:value-type="float" office:value="25.1590656727728" calcext:value-type="float">
            <text:p>25.1590656727728</text:p>
          </table:table-cell>
          <table:table-cell office:value-type="float" office:value="24.855000087445" calcext:value-type="float">
            <text:p>24.855000087445</text:p>
          </table:table-cell>
          <table:table-cell office:value-type="float" office:value="18.3632367981651" calcext:value-type="float">
            <text:p>18.3632367981651</text:p>
          </table:table-cell>
          <table:table-cell office:value-type="float" office:value="2251.399481575" calcext:value-type="float">
            <text:p>2251.399481575</text:p>
          </table:table-cell>
          <table:table-cell office:value-type="float" office:value="2117.1076457758" calcext:value-type="float">
            <text:p>2117.1076457758</text:p>
          </table:table-cell>
          <table:table-cell office:value-type="float" office:value="2372.83479578266" calcext:value-type="float">
            <text:p>2372.83479578266</text:p>
          </table:table-cell>
          <table:table-cell office:value-type="float" office:value="2388.28363589114" calcext:value-type="float">
            <text:p>2388.28363589114</text:p>
          </table:table-cell>
          <table:table-cell office:value-type="float" office:value="2388.22649584812" calcext:value-type="float">
            <text:p>2388.22649584812</text:p>
          </table:table-cell>
          <table:table-cell office:value-type="float" office:value="2399.6213784071" calcext:value-type="float">
            <text:p>2399.6213784071</text:p>
          </table:table-cell>
          <table:table-cell office:value-type="float" office:value="266.135290708427" calcext:value-type="float">
            <text:p>266.135290708427</text:p>
          </table:table-cell>
          <table:table-cell office:value-type="float" office:value="291.116388905429" calcext:value-type="float">
            <text:p>291.116388905429</text:p>
          </table:table-cell>
          <table:table-cell office:value-type="float" office:value="761.498663209175" calcext:value-type="float">
            <text:p>761.498663209175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8" calcext:value-type="float">
            <text:p>3033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43433752913554" calcext:value-type="float">
            <text:p>5.43433752913554</text:p>
          </table:table-cell>
          <table:table-cell office:value-type="float" office:value="7.5152792565142" calcext:value-type="float">
            <text:p>7.5152792565142</text:p>
          </table:table-cell>
          <table:table-cell office:value-type="float" office:value="7.61338808309287" calcext:value-type="float">
            <text:p>7.61338808309287</text:p>
          </table:table-cell>
          <table:table-cell office:value-type="float" office:value="0.321513689495634" calcext:value-type="float">
            <text:p>0.321513689495634</text:p>
          </table:table-cell>
          <table:table-cell office:value-type="float" office:value="0.310525219687489" calcext:value-type="float">
            <text:p>0.310525219687489</text:p>
          </table:table-cell>
          <table:table-cell office:value-type="float" office:value="2.50184878872365" calcext:value-type="float">
            <text:p>2.50184878872365</text:p>
          </table:table-cell>
          <table:table-cell office:value-type="float" office:value="0.176081777028726" calcext:value-type="float">
            <text:p>0.176081777028726</text:p>
          </table:table-cell>
          <table:table-cell office:value-type="float" office:value="0.000266260098376898" calcext:value-type="float">
            <text:p>0.000266260098377</text:p>
          </table:table-cell>
          <table:table-cell office:value-type="float" office:value="35.0614433646769" calcext:value-type="float">
            <text:p>35.0614433646769</text:p>
          </table:table-cell>
          <table:table-cell office:value-type="float" office:value="34.116486768085" calcext:value-type="float">
            <text:p>34.116486768085</text:p>
          </table:table-cell>
          <table:table-cell office:value-type="float" office:value="33.656770626667" calcext:value-type="float">
            <text:p>33.656770626667</text:p>
          </table:table-cell>
          <table:table-cell office:value-type="float" office:value="27.3734475971379" calcext:value-type="float">
            <text:p>27.3734475971379</text:p>
          </table:table-cell>
          <table:table-cell office:value-type="float" office:value="2251.39959490484" calcext:value-type="float">
            <text:p>2251.39959490484</text:p>
          </table:table-cell>
          <table:table-cell office:value-type="float" office:value="2117.1076544025" calcext:value-type="float">
            <text:p>2117.1076544025</text:p>
          </table:table-cell>
          <table:table-cell office:value-type="float" office:value="2372.8374091984" calcext:value-type="float">
            <text:p>2372.8374091984</text:p>
          </table:table-cell>
          <table:table-cell office:value-type="float" office:value="2388.2836358913" calcext:value-type="float">
            <text:p>2388.2836358913</text:p>
          </table:table-cell>
          <table:table-cell office:value-type="float" office:value="2388.22649584828" calcext:value-type="float">
            <text:p>2388.22649584828</text:p>
          </table:table-cell>
          <table:table-cell office:value-type="float" office:value="2399.62137840726" calcext:value-type="float">
            <text:p>2399.62137840726</text:p>
          </table:table-cell>
          <table:table-cell office:value-type="float" office:value="266.135517021432" calcext:value-type="float">
            <text:p>266.135517021432</text:p>
          </table:table-cell>
          <table:table-cell office:value-type="float" office:value="291.116402617598" calcext:value-type="float">
            <text:p>291.116402617598</text:p>
          </table:table-cell>
          <table:table-cell office:value-type="float" office:value="761.518612349538" calcext:value-type="float">
            <text:p>761.51861234953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39" calcext:value-type="float">
            <text:p>3033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4635968765357" calcext:value-type="float">
            <text:p>6.94635968765357</text:p>
          </table:table-cell>
          <table:table-cell office:value-type="float" office:value="9.02499736175633" calcext:value-type="float">
            <text:p>9.02499736175633</text:p>
          </table:table-cell>
          <table:table-cell office:value-type="float" office:value="9.12666000063654" calcext:value-type="float">
            <text:p>9.12666000063654</text:p>
          </table:table-cell>
          <table:table-cell office:value-type="float" office:value="0.3215136894957" calcext:value-type="float">
            <text:p>0.3215136894957</text:p>
          </table:table-cell>
          <table:table-cell office:value-type="float" office:value="0.310525219687555" calcext:value-type="float">
            <text:p>0.310525219687555</text:p>
          </table:table-cell>
          <table:table-cell office:value-type="float" office:value="2.5018487887237" calcext:value-type="float">
            <text:p>2.5018487887237</text:p>
          </table:table-cell>
          <table:table-cell office:value-type="float" office:value="0.176081777028725" calcext:value-type="float">
            <text:p>0.176081777028725</text:p>
          </table:table-cell>
          <table:table-cell office:value-type="float" office:value="0.000266260098376896" calcext:value-type="float">
            <text:p>0.000266260098377</text:p>
          </table:table-cell>
          <table:table-cell office:value-type="float" office:value="35.0614433646767" calcext:value-type="float">
            <text:p>35.0614433646767</text:p>
          </table:table-cell>
          <table:table-cell office:value-type="float" office:value="46.8168356654122" calcext:value-type="float">
            <text:p>46.8168356654122</text:p>
          </table:table-cell>
          <table:table-cell office:value-type="float" office:value="46.127085108434" calcext:value-type="float">
            <text:p>46.127085108434</text:p>
          </table:table-cell>
          <table:table-cell office:value-type="float" office:value="40.1518713024787" calcext:value-type="float">
            <text:p>40.1518713024787</text:p>
          </table:table-cell>
          <table:table-cell office:value-type="float" office:value="2251.39967486837" calcext:value-type="float">
            <text:p>2251.39967486837</text:p>
          </table:table-cell>
          <table:table-cell office:value-type="float" office:value="2117.10766048939" calcext:value-type="float">
            <text:p>2117.10766048939</text:p>
          </table:table-cell>
          <table:table-cell office:value-type="float" office:value="2372.83925317932" calcext:value-type="float">
            <text:p>2372.83925317932</text:p>
          </table:table-cell>
          <table:table-cell office:value-type="float" office:value="2388.28363589145" calcext:value-type="float">
            <text:p>2388.28363589145</text:p>
          </table:table-cell>
          <table:table-cell office:value-type="float" office:value="2388.22649584842" calcext:value-type="float">
            <text:p>2388.22649584842</text:p>
          </table:table-cell>
          <table:table-cell office:value-type="float" office:value="2399.62137840741" calcext:value-type="float">
            <text:p>2399.62137840741</text:p>
          </table:table-cell>
          <table:table-cell office:value-type="float" office:value="266.135676703965" calcext:value-type="float">
            <text:p>266.135676703965</text:p>
          </table:table-cell>
          <table:table-cell office:value-type="float" office:value="291.116412292634" calcext:value-type="float">
            <text:p>291.116412292634</text:p>
          </table:table-cell>
          <table:table-cell office:value-type="float" office:value="761.532688450222" calcext:value-type="float">
            <text:p>761.53268845022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0" calcext:value-type="float">
            <text:p>3034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13495867744991" calcext:value-type="float">
            <text:p>7.13495867744991</text:p>
          </table:table-cell>
          <table:table-cell office:value-type="float" office:value="9.21336615346917" calcext:value-type="float">
            <text:p>9.21336615346917</text:p>
          </table:table-cell>
          <table:table-cell office:value-type="float" office:value="9.3153931561564" calcext:value-type="float">
            <text:p>9.3153931561564</text:p>
          </table:table-cell>
          <table:table-cell office:value-type="float" office:value="0.321513689495729" calcext:value-type="float">
            <text:p>0.321513689495729</text:p>
          </table:table-cell>
          <table:table-cell office:value-type="float" office:value="0.310525219687584" calcext:value-type="float">
            <text:p>0.310525219687584</text:p>
          </table:table-cell>
          <table:table-cell office:value-type="float" office:value="2.50184878872362" calcext:value-type="float">
            <text:p>2.50184878872362</text:p>
          </table:table-cell>
          <table:table-cell office:value-type="float" office:value="0.176081777028715" calcext:value-type="float">
            <text:p>0.176081777028715</text:p>
          </table:table-cell>
          <table:table-cell office:value-type="float" office:value="0.000266260098376882" calcext:value-type="float">
            <text:p>0.000266260098377</text:p>
          </table:table-cell>
          <table:table-cell office:value-type="float" office:value="35.061443364675" calcext:value-type="float">
            <text:p>35.061443364675</text:p>
          </table:table-cell>
          <table:table-cell office:value-type="float" office:value="48.9488178203811" calcext:value-type="float">
            <text:p>48.9488178203811</text:p>
          </table:table-cell>
          <table:table-cell office:value-type="float" office:value="48.2196028559464" calcext:value-type="float">
            <text:p>48.2196028559464</text:p>
          </table:table-cell>
          <table:table-cell office:value-type="float" office:value="42.2972532684119" calcext:value-type="float">
            <text:p>42.2972532684119</text:p>
          </table:table-cell>
          <table:table-cell office:value-type="float" office:value="2251.39968429186" calcext:value-type="float">
            <text:p>2251.39968429186</text:p>
          </table:table-cell>
          <table:table-cell office:value-type="float" office:value="2117.10766120673" calcext:value-type="float">
            <text:p>2117.10766120673</text:p>
          </table:table-cell>
          <table:table-cell office:value-type="float" office:value="2372.83947048703" calcext:value-type="float">
            <text:p>2372.83947048703</text:p>
          </table:table-cell>
          <table:table-cell office:value-type="float" office:value="2388.2836358915" calcext:value-type="float">
            <text:p>2388.2836358915</text:p>
          </table:table-cell>
          <table:table-cell office:value-type="float" office:value="2388.22649584848" calcext:value-type="float">
            <text:p>2388.22649584848</text:p>
          </table:table-cell>
          <table:table-cell office:value-type="float" office:value="2399.62137840746" calcext:value-type="float">
            <text:p>2399.62137840746</text:p>
          </table:table-cell>
          <table:table-cell office:value-type="float" office:value="266.135695522083" calcext:value-type="float">
            <text:p>266.135695522083</text:p>
          </table:table-cell>
          <table:table-cell office:value-type="float" office:value="291.116413432818" calcext:value-type="float">
            <text:p>291.116413432818</text:p>
          </table:table-cell>
          <table:table-cell office:value-type="float" office:value="761.534347295001" calcext:value-type="float">
            <text:p>761.53434729500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1" calcext:value-type="float">
            <text:p>3034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1" calcext:value-type="float">
            <text:p>1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30370157430348" calcext:value-type="float">
            <text:p>7.30370157430348</text:p>
          </table:table-cell>
          <table:table-cell office:value-type="float" office:value="9.38191405496066" calcext:value-type="float">
            <text:p>9.38191405496066</text:p>
          </table:table-cell>
          <table:table-cell office:value-type="float" office:value="9.48425168342646" calcext:value-type="float">
            <text:p>9.48425168342646</text:p>
          </table:table-cell>
          <table:table-cell office:value-type="float" office:value="0.321513689495632" calcext:value-type="float">
            <text:p>0.321513689495632</text:p>
          </table:table-cell>
          <table:table-cell office:value-type="float" office:value="0.310525219687487" calcext:value-type="float">
            <text:p>0.310525219687487</text:p>
          </table:table-cell>
          <table:table-cell office:value-type="float" office:value="2.50184878872356" calcext:value-type="float">
            <text:p>2.50184878872356</text:p>
          </table:table-cell>
          <table:table-cell office:value-type="float" office:value="0.176081777028719" calcext:value-type="float">
            <text:p>0.176081777028719</text:p>
          </table:table-cell>
          <table:table-cell office:value-type="float" office:value="0.000266260098376887" calcext:value-type="float">
            <text:p>0.000266260098377</text:p>
          </table:table-cell>
          <table:table-cell office:value-type="float" office:value="35.0614433646756" calcext:value-type="float">
            <text:p>35.0614433646756</text:p>
          </table:table-cell>
          <table:table-cell office:value-type="float" office:value="50.999814711953" calcext:value-type="float">
            <text:p>50.999814711953</text:p>
          </table:table-cell>
          <table:table-cell office:value-type="float" office:value="50.2324354996419" calcext:value-type="float">
            <text:p>50.2324354996419</text:p>
          </table:table-cell>
          <table:table-cell office:value-type="float" office:value="44.3612098006358" calcext:value-type="float">
            <text:p>44.3612098006358</text:p>
          </table:table-cell>
          <table:table-cell office:value-type="float" office:value="2251.39969267212" calcext:value-type="float">
            <text:p>2251.39969267212</text:p>
          </table:table-cell>
          <table:table-cell office:value-type="float" office:value="2117.10766184452" calcext:value-type="float">
            <text:p>2117.10766184452</text:p>
          </table:table-cell>
          <table:table-cell office:value-type="float" office:value="2372.83966374137" calcext:value-type="float">
            <text:p>2372.83966374137</text:p>
          </table:table-cell>
          <table:table-cell office:value-type="float" office:value="2388.28363589135" calcext:value-type="float">
            <text:p>2388.28363589135</text:p>
          </table:table-cell>
          <table:table-cell office:value-type="float" office:value="2388.22649584833" calcext:value-type="float">
            <text:p>2388.22649584833</text:p>
          </table:table-cell>
          <table:table-cell office:value-type="float" office:value="2399.62137840731" calcext:value-type="float">
            <text:p>2399.62137840731</text:p>
          </table:table-cell>
          <table:table-cell office:value-type="float" office:value="266.135712257279" calcext:value-type="float">
            <text:p>266.135712257279</text:p>
          </table:table-cell>
          <table:table-cell office:value-type="float" office:value="291.116414446785" calcext:value-type="float">
            <text:p>291.116414446785</text:p>
          </table:table-cell>
          <table:table-cell office:value-type="float" office:value="761.535822530176" calcext:value-type="float">
            <text:p>761.53582253017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2" calcext:value-type="float">
            <text:p>3034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88626220432078" calcext:value-type="float">
            <text:p>4.88626220432078</text:p>
          </table:table-cell>
          <table:table-cell office:value-type="float" office:value="6.9802760951392" calcext:value-type="float">
            <text:p>6.9802760951392</text:p>
          </table:table-cell>
          <table:table-cell office:value-type="float" office:value="7.06177205353367" calcext:value-type="float">
            <text:p>7.06177205353367</text:p>
          </table:table-cell>
          <table:table-cell office:value-type="float" office:value="0.321513689495826" calcext:value-type="float">
            <text:p>0.321513689495826</text:p>
          </table:table-cell>
          <table:table-cell office:value-type="float" office:value="0.310525219687689" calcext:value-type="float">
            <text:p>0.310525219687689</text:p>
          </table:table-cell>
          <table:table-cell office:value-type="float" office:value="2.5018487887225" calcext:value-type="float">
            <text:p>2.5018487887225</text:p>
          </table:table-cell>
          <table:table-cell office:value-type="float" office:value="0.176081777028606" calcext:value-type="float">
            <text:p>0.176081777028606</text:p>
          </table:table-cell>
          <table:table-cell office:value-type="float" office:value="0.000266260098376716" calcext:value-type="float">
            <text:p>0.000266260098377</text:p>
          </table:table-cell>
          <table:table-cell office:value-type="float" office:value="35.0614433646554" calcext:value-type="float">
            <text:p>35.0614433646554</text:p>
          </table:table-cell>
          <table:table-cell office:value-type="float" office:value="55.3135636871198" calcext:value-type="float">
            <text:p>55.3135636871198</text:p>
          </table:table-cell>
          <table:table-cell office:value-type="float" office:value="54.9442415491766" calcext:value-type="float">
            <text:p>54.9442415491766</text:p>
          </table:table-cell>
          <table:table-cell office:value-type="float" office:value="20.9444187913161" calcext:value-type="float">
            <text:p>20.9444187913161</text:p>
          </table:table-cell>
          <table:table-cell office:value-type="float" office:value="2251.40084960174" calcext:value-type="float">
            <text:p>2251.40084960174</text:p>
          </table:table-cell>
          <table:table-cell office:value-type="float" office:value="2117.10774990927" calcext:value-type="float">
            <text:p>2117.10774990927</text:p>
          </table:table-cell>
          <table:table-cell office:value-type="float" office:value="2372.86634306563" calcext:value-type="float">
            <text:p>2372.86634306563</text:p>
          </table:table-cell>
          <table:table-cell office:value-type="float" office:value="2388.28363589144" calcext:value-type="float">
            <text:p>2388.28363589144</text:p>
          </table:table-cell>
          <table:table-cell office:value-type="float" office:value="2388.22649584841" calcext:value-type="float">
            <text:p>2388.22649584841</text:p>
          </table:table-cell>
          <table:table-cell office:value-type="float" office:value="2399.62137840739" calcext:value-type="float">
            <text:p>2399.62137840739</text:p>
          </table:table-cell>
          <table:table-cell office:value-type="float" office:value="266.138022597799" calcext:value-type="float">
            <text:p>266.138022597799</text:p>
          </table:table-cell>
          <table:table-cell office:value-type="float" office:value="291.116554427818" calcext:value-type="float">
            <text:p>291.116554427818</text:p>
          </table:table-cell>
          <table:table-cell office:value-type="float" office:value="761.739511904964" calcext:value-type="float">
            <text:p>761.73951190496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3" calcext:value-type="float">
            <text:p>3034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687704074957" calcext:value-type="float">
            <text:p>11.4687704074957</text:p>
          </table:table-cell>
          <table:table-cell office:value-type="float" office:value="13.5476004453718" calcext:value-type="float">
            <text:p>13.5476004453718</text:p>
          </table:table-cell>
          <table:table-cell office:value-type="float" office:value="13.6497769808925" calcext:value-type="float">
            <text:p>13.6497769808925</text:p>
          </table:table-cell>
          <table:table-cell office:value-type="float" office:value="0.321513689495722" calcext:value-type="float">
            <text:p>0.321513689495722</text:p>
          </table:table-cell>
          <table:table-cell office:value-type="float" office:value="0.310525219687586" calcext:value-type="float">
            <text:p>0.310525219687586</text:p>
          </table:table-cell>
          <table:table-cell office:value-type="float" office:value="2.50184878872228" calcext:value-type="float">
            <text:p>2.50184878872228</text:p>
          </table:table-cell>
          <table:table-cell office:value-type="float" office:value="0.176081777028596" calcext:value-type="float">
            <text:p>0.176081777028596</text:p>
          </table:table-cell>
          <table:table-cell office:value-type="float" office:value="0.000266260098376702" calcext:value-type="float">
            <text:p>0.000266260098377</text:p>
          </table:table-cell>
          <table:table-cell office:value-type="float" office:value="35.0614433646536" calcext:value-type="float">
            <text:p>35.0614433646536</text:p>
          </table:table-cell>
          <table:table-cell office:value-type="float" office:value="123.641088783839" calcext:value-type="float">
            <text:p>123.641088783839</text:p>
          </table:table-cell>
          <table:table-cell office:value-type="float" office:value="122.148012836629" calcext:value-type="float">
            <text:p>122.148012836629</text:p>
          </table:table-cell>
          <table:table-cell office:value-type="float" office:value="89.652744029229" calcext:value-type="float">
            <text:p>89.652744029229</text:p>
          </table:table-cell>
          <table:table-cell office:value-type="float" office:value="2251.40091873095" calcext:value-type="float">
            <text:p>2251.40091873095</text:p>
          </table:table-cell>
          <table:table-cell office:value-type="float" office:value="2117.10775517118" calcext:value-type="float">
            <text:p>2117.10775517118</text:p>
          </table:table-cell>
          <table:table-cell office:value-type="float" office:value="2372.8679372304" calcext:value-type="float">
            <text:p>2372.8679372304</text:p>
          </table:table-cell>
          <table:table-cell office:value-type="float" office:value="2388.28363589124" calcext:value-type="float">
            <text:p>2388.28363589124</text:p>
          </table:table-cell>
          <table:table-cell office:value-type="float" office:value="2388.22649584822" calcext:value-type="float">
            <text:p>2388.22649584822</text:p>
          </table:table-cell>
          <table:table-cell office:value-type="float" office:value="2399.6213784072" calcext:value-type="float">
            <text:p>2399.6213784072</text:p>
          </table:table-cell>
          <table:table-cell office:value-type="float" office:value="266.138160647218" calcext:value-type="float">
            <text:p>266.138160647218</text:p>
          </table:table-cell>
          <table:table-cell office:value-type="float" office:value="291.116562792014" calcext:value-type="float">
            <text:p>291.116562792014</text:p>
          </table:table-cell>
          <table:table-cell office:value-type="float" office:value="761.751684744937" calcext:value-type="float">
            <text:p>761.75168474493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4" calcext:value-type="float">
            <text:p>3034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2756919682031" calcext:value-type="float">
            <text:p>12.2756919682031</text:p>
          </table:table-cell>
          <table:table-cell office:value-type="float" office:value="14.3531520240624" calcext:value-type="float">
            <text:p>14.3531520240624</text:p>
          </table:table-cell>
          <table:table-cell office:value-type="float" office:value="14.457258998013" calcext:value-type="float">
            <text:p>14.457258998013</text:p>
          </table:table-cell>
          <table:table-cell office:value-type="float" office:value="0.321513689495715" calcext:value-type="float">
            <text:p>0.321513689495715</text:p>
          </table:table-cell>
          <table:table-cell office:value-type="float" office:value="0.310525219687578" calcext:value-type="float">
            <text:p>0.310525219687578</text:p>
          </table:table-cell>
          <table:table-cell office:value-type="float" office:value="2.5018487887224" calcext:value-type="float">
            <text:p>2.5018487887224</text:p>
          </table:table-cell>
          <table:table-cell office:value-type="float" office:value="0.176081777028607" calcext:value-type="float">
            <text:p>0.176081777028607</text:p>
          </table:table-cell>
          <table:table-cell office:value-type="float" office:value="0.000266260098376718" calcext:value-type="float">
            <text:p>0.000266260098377</text:p>
          </table:table-cell>
          <table:table-cell office:value-type="float" office:value="35.0614433646555" calcext:value-type="float">
            <text:p>35.0614433646555</text:p>
          </table:table-cell>
          <table:table-cell office:value-type="float" office:value="165.23643118287" calcext:value-type="float">
            <text:p>165.23643118287</text:p>
          </table:table-cell>
          <table:table-cell office:value-type="float" office:value="163.013814265398" calcext:value-type="float">
            <text:p>163.013814265398</text:p>
          </table:table-cell>
          <table:table-cell office:value-type="float" office:value="131.495549077299" calcext:value-type="float">
            <text:p>131.495549077299</text:p>
          </table:table-cell>
          <table:table-cell office:value-type="float" office:value="2251.40092618879" calcext:value-type="float">
            <text:p>2251.40092618879</text:p>
          </table:table-cell>
          <table:table-cell office:value-type="float" office:value="2117.10775573897" calcext:value-type="float">
            <text:p>2117.10775573897</text:p>
          </table:table-cell>
          <table:table-cell office:value-type="float" office:value="2372.86810921013" calcext:value-type="float">
            <text:p>2372.86810921013</text:p>
          </table:table-cell>
          <table:table-cell office:value-type="float" office:value="2388.28363589138" calcext:value-type="float">
            <text:p>2388.28363589138</text:p>
          </table:table-cell>
          <table:table-cell office:value-type="float" office:value="2388.22649584836" calcext:value-type="float">
            <text:p>2388.22649584836</text:p>
          </table:table-cell>
          <table:table-cell office:value-type="float" office:value="2399.62137840734" calcext:value-type="float">
            <text:p>2399.62137840734</text:p>
          </table:table-cell>
          <table:table-cell office:value-type="float" office:value="266.13817554008" calcext:value-type="float">
            <text:p>266.13817554008</text:p>
          </table:table-cell>
          <table:table-cell office:value-type="float" office:value="291.116563694365" calcext:value-type="float">
            <text:p>291.116563694365</text:p>
          </table:table-cell>
          <table:table-cell office:value-type="float" office:value="761.75299797147" calcext:value-type="float">
            <text:p>761.7529979714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5" calcext:value-type="float">
            <text:p>3034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8337453524564" calcext:value-type="float">
            <text:p>12.8337453524564</text:p>
          </table:table-cell>
          <table:table-cell office:value-type="float" office:value="14.9105283448534" calcext:value-type="float">
            <text:p>14.9105283448534</text:p>
          </table:table-cell>
          <table:table-cell office:value-type="float" office:value="15.0156139242075" calcext:value-type="float">
            <text:p>15.0156139242075</text:p>
          </table:table-cell>
          <table:table-cell office:value-type="float" office:value="0.321513689495719" calcext:value-type="float">
            <text:p>0.321513689495719</text:p>
          </table:table-cell>
          <table:table-cell office:value-type="float" office:value="0.310525219687582" calcext:value-type="float">
            <text:p>0.310525219687582</text:p>
          </table:table-cell>
          <table:table-cell office:value-type="float" office:value="2.50184878872232" calcext:value-type="float">
            <text:p>2.50184878872232</text:p>
          </table:table-cell>
          <table:table-cell office:value-type="float" office:value="0.176081777028599" calcext:value-type="float">
            <text:p>0.176081777028599</text:p>
          </table:table-cell>
          <table:table-cell office:value-type="float" office:value="0.000266260098376707" calcext:value-type="float">
            <text:p>0.000266260098377</text:p>
          </table:table-cell>
          <table:table-cell office:value-type="float" office:value="35.0614433646542" calcext:value-type="float">
            <text:p>35.0614433646542</text:p>
          </table:table-cell>
          <table:table-cell office:value-type="float" office:value="222.935597129703" calcext:value-type="float">
            <text:p>222.935597129703</text:p>
          </table:table-cell>
          <table:table-cell office:value-type="float" office:value="219.659125616664" calcext:value-type="float">
            <text:p>219.659125616664</text:p>
          </table:table-cell>
          <table:table-cell office:value-type="float" office:value="189.55244686312" calcext:value-type="float">
            <text:p>189.55244686312</text:p>
          </table:table-cell>
          <table:table-cell office:value-type="float" office:value="2251.40093199503" calcext:value-type="float">
            <text:p>2251.40093199503</text:p>
          </table:table-cell>
          <table:table-cell office:value-type="float" office:value="2117.10775618098" calcext:value-type="float">
            <text:p>2117.10775618098</text:p>
          </table:table-cell>
          <table:table-cell office:value-type="float" office:value="2372.86824310444" calcext:value-type="float">
            <text:p>2372.86824310444</text:p>
          </table:table-cell>
          <table:table-cell office:value-type="float" office:value="2388.28363589143" calcext:value-type="float">
            <text:p>2388.28363589143</text:p>
          </table:table-cell>
          <table:table-cell office:value-type="float" office:value="2388.22649584841" calcext:value-type="float">
            <text:p>2388.22649584841</text:p>
          </table:table-cell>
          <table:table-cell office:value-type="float" office:value="2399.62137840739" calcext:value-type="float">
            <text:p>2399.62137840739</text:p>
          </table:table-cell>
          <table:table-cell office:value-type="float" office:value="266.138187134889" calcext:value-type="float">
            <text:p>266.138187134889</text:p>
          </table:table-cell>
          <table:table-cell office:value-type="float" office:value="291.116564396885" calcext:value-type="float">
            <text:p>291.116564396885</text:p>
          </table:table-cell>
          <table:table-cell office:value-type="float" office:value="761.754020382143" calcext:value-type="float">
            <text:p>761.75402038214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897414671841" calcext:value-type="float">
            <text:p>12.897414671841</text:p>
          </table:table-cell>
          <table:table-cell office:value-type="float" office:value="14.9741361604146" calcext:value-type="float">
            <text:p>14.9741361604146</text:p>
          </table:table-cell>
          <table:table-cell office:value-type="float" office:value="15.0793124260482" calcext:value-type="float">
            <text:p>15.0793124260482</text:p>
          </table:table-cell>
          <table:table-cell office:value-type="float" office:value="0.321513689495677" calcext:value-type="float">
            <text:p>0.321513689495677</text:p>
          </table:table-cell>
          <table:table-cell office:value-type="float" office:value="0.310525219687539" calcext:value-type="float">
            <text:p>0.310525219687539</text:p>
          </table:table-cell>
          <table:table-cell office:value-type="float" office:value="2.5018487887224" calcext:value-type="float">
            <text:p>2.5018487887224</text:p>
          </table:table-cell>
          <table:table-cell office:value-type="float" office:value="0.17608177702861" calcext:value-type="float">
            <text:p>0.17608177702861</text:p>
          </table:table-cell>
          <table:table-cell office:value-type="float" office:value="0.000266260098376723" calcext:value-type="float">
            <text:p>0.000266260098377</text:p>
          </table:table-cell>
          <table:table-cell office:value-type="float" office:value="35.0614433646561" calcext:value-type="float">
            <text:p>35.0614433646561</text:p>
          </table:table-cell>
          <table:table-cell office:value-type="float" office:value="232.517476847052" calcext:value-type="float">
            <text:p>232.517476847052</text:p>
          </table:table-cell>
          <table:table-cell office:value-type="float" office:value="229.062240507282" calcext:value-type="float">
            <text:p>229.062240507282</text:p>
          </table:table-cell>
          <table:table-cell office:value-type="float" office:value="199.19503261871" calcext:value-type="float">
            <text:p>199.19503261871</text:p>
          </table:table-cell>
          <table:table-cell office:value-type="float" office:value="2251.40093271099" calcext:value-type="float">
            <text:p>2251.40093271099</text:p>
          </table:table-cell>
          <table:table-cell office:value-type="float" office:value="2117.10775623538" calcext:value-type="float">
            <text:p>2117.10775623538</text:p>
          </table:table-cell>
          <table:table-cell office:value-type="float" office:value="2372.86825961762" calcext:value-type="float">
            <text:p>2372.86825961762</text:p>
          </table:table-cell>
          <table:table-cell office:value-type="float" office:value="2388.2836358913" calcext:value-type="float">
            <text:p>2388.2836358913</text:p>
          </table:table-cell>
          <table:table-cell office:value-type="float" office:value="2388.22649584828" calcext:value-type="float">
            <text:p>2388.22649584828</text:p>
          </table:table-cell>
          <table:table-cell office:value-type="float" office:value="2399.62137840726" calcext:value-type="float">
            <text:p>2399.62137840726</text:p>
          </table:table-cell>
          <table:table-cell office:value-type="float" office:value="266.138188564878" calcext:value-type="float">
            <text:p>266.138188564878</text:p>
          </table:table-cell>
          <table:table-cell office:value-type="float" office:value="291.116564483524" calcext:value-type="float">
            <text:p>291.116564483524</text:p>
          </table:table-cell>
          <table:table-cell office:value-type="float" office:value="761.754146477138" calcext:value-type="float">
            <text:p>761.75414647713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7" calcext:value-type="float">
            <text:p>3034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05" calcext:value-type="float">
            <text:p>5E-05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535300366714" calcext:value-type="float">
            <text:p>12.9535300366714</text:p>
          </table:table-cell>
          <table:table-cell office:value-type="float" office:value="15.0302000609016" calcext:value-type="float">
            <text:p>15.0302000609016</text:p>
          </table:table-cell>
          <table:table-cell office:value-type="float" office:value="15.1354525794294" calcext:value-type="float">
            <text:p>15.1354525794294</text:p>
          </table:table-cell>
          <table:table-cell office:value-type="float" office:value="0.321513689495665" calcext:value-type="float">
            <text:p>0.321513689495665</text:p>
          </table:table-cell>
          <table:table-cell office:value-type="float" office:value="0.310525219687528" calcext:value-type="float">
            <text:p>0.310525219687528</text:p>
          </table:table-cell>
          <table:table-cell office:value-type="float" office:value="2.50184878872223" calcext:value-type="float">
            <text:p>2.50184878872223</text:p>
          </table:table-cell>
          <table:table-cell office:value-type="float" office:value="0.176081777028596" calcext:value-type="float">
            <text:p>0.176081777028596</text:p>
          </table:table-cell>
          <table:table-cell office:value-type="float" office:value="0.000266260098376702" calcext:value-type="float">
            <text:p>0.000266260098377</text:p>
          </table:table-cell>
          <table:table-cell office:value-type="float" office:value="35.0614433646537" calcext:value-type="float">
            <text:p>35.0614433646537</text:p>
          </table:table-cell>
          <table:table-cell office:value-type="float" office:value="241.712360073526" calcext:value-type="float">
            <text:p>241.712360073526</text:p>
          </table:table-cell>
          <table:table-cell office:value-type="float" office:value="238.084704966358" calcext:value-type="float">
            <text:p>238.084704966358</text:p>
          </table:table-cell>
          <table:table-cell office:value-type="float" office:value="208.448472572975" calcext:value-type="float">
            <text:p>208.448472572975</text:p>
          </table:table-cell>
          <table:table-cell office:value-type="float" office:value="2251.40093335378" calcext:value-type="float">
            <text:p>2251.40093335378</text:p>
          </table:table-cell>
          <table:table-cell office:value-type="float" office:value="2117.10775628442" calcext:value-type="float">
            <text:p>2117.10775628442</text:p>
          </table:table-cell>
          <table:table-cell office:value-type="float" office:value="2372.86827443748" calcext:value-type="float">
            <text:p>2372.86827443748</text:p>
          </table:table-cell>
          <table:table-cell office:value-type="float" office:value="2388.28363589146" calcext:value-type="float">
            <text:p>2388.28363589146</text:p>
          </table:table-cell>
          <table:table-cell office:value-type="float" office:value="2388.22649584844" calcext:value-type="float">
            <text:p>2388.22649584844</text:p>
          </table:table-cell>
          <table:table-cell office:value-type="float" office:value="2399.62137840742" calcext:value-type="float">
            <text:p>2399.62137840742</text:p>
          </table:table-cell>
          <table:table-cell office:value-type="float" office:value="266.138189848217" calcext:value-type="float">
            <text:p>266.138189848217</text:p>
          </table:table-cell>
          <table:table-cell office:value-type="float" office:value="291.116564561282" calcext:value-type="float">
            <text:p>291.116564561282</text:p>
          </table:table-cell>
          <table:table-cell office:value-type="float" office:value="761.754259639898" calcext:value-type="float">
            <text:p>761.754259639898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8" calcext:value-type="float">
            <text:p>3034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9907623244572" calcext:value-type="float">
            <text:p>8.99907623244572</text:p>
          </table:table-cell>
          <table:table-cell office:value-type="float" office:value="11.087592628478" calcext:value-type="float">
            <text:p>11.087592628478</text:p>
          </table:table-cell>
          <table:table-cell office:value-type="float" office:value="11.1768304788855" calcext:value-type="float">
            <text:p>11.1768304788855</text:p>
          </table:table-cell>
          <table:table-cell office:value-type="float" office:value="0.321513689495515" calcext:value-type="float">
            <text:p>0.321513689495515</text:p>
          </table:table-cell>
          <table:table-cell office:value-type="float" office:value="0.310525219687378" calcext:value-type="float">
            <text:p>0.310525219687378</text:p>
          </table:table-cell>
          <table:table-cell office:value-type="float" office:value="2.50184878872209" calcext:value-type="float">
            <text:p>2.50184878872209</text:p>
          </table:table-cell>
          <table:table-cell office:value-type="float" office:value="0.176081777028597" calcext:value-type="float">
            <text:p>0.176081777028597</text:p>
          </table:table-cell>
          <table:table-cell office:value-type="float" office:value="0.000266260098376703" calcext:value-type="float">
            <text:p>0.000266260098377</text:p>
          </table:table-cell>
          <table:table-cell office:value-type="float" office:value="35.0614433646537" calcext:value-type="float">
            <text:p>35.0614433646537</text:p>
          </table:table-cell>
          <table:table-cell office:value-type="float" office:value="110.626779577205" calcext:value-type="float">
            <text:p>110.626779577205</text:p>
          </table:table-cell>
          <table:table-cell office:value-type="float" office:value="109.888135301319" calcext:value-type="float">
            <text:p>109.888135301319</text:p>
          </table:table-cell>
          <table:table-cell office:value-type="float" office:value="41.8884897856012" calcext:value-type="float">
            <text:p>41.8884897856012</text:p>
          </table:table-cell>
          <table:table-cell office:value-type="float" office:value="2251.40109322011" calcext:value-type="float">
            <text:p>2251.40109322011</text:p>
          </table:table-cell>
          <table:table-cell office:value-type="float" office:value="2117.10776845328" calcext:value-type="float">
            <text:p>2117.10776845328</text:p>
          </table:table-cell>
          <table:table-cell office:value-type="float" office:value="2372.87196105702" calcext:value-type="float">
            <text:p>2372.87196105702</text:p>
          </table:table-cell>
          <table:table-cell office:value-type="float" office:value="2388.28363589139" calcext:value-type="float">
            <text:p>2388.28363589139</text:p>
          </table:table-cell>
          <table:table-cell office:value-type="float" office:value="2388.22649584837" calcext:value-type="float">
            <text:p>2388.22649584837</text:p>
          </table:table-cell>
          <table:table-cell office:value-type="float" office:value="2399.62137840735" calcext:value-type="float">
            <text:p>2399.62137840735</text:p>
          </table:table-cell>
          <table:table-cell office:value-type="float" office:value="266.138509097284" calcext:value-type="float">
            <text:p>266.138509097284</text:p>
          </table:table-cell>
          <table:table-cell office:value-type="float" office:value="291.116583904085" calcext:value-type="float">
            <text:p>291.116583904085</text:p>
          </table:table-cell>
          <table:table-cell office:value-type="float" office:value="761.782411085114" calcext:value-type="float">
            <text:p>761.78241108511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49" calcext:value-type="float">
            <text:p>3034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225094266575" calcext:value-type="float">
            <text:p>13.3225094266575</text:p>
          </table:table-cell>
          <table:table-cell office:value-type="float" office:value="15.3999968664775" calcext:value-type="float">
            <text:p>15.3999968664775</text:p>
          </table:table-cell>
          <table:table-cell office:value-type="float" office:value="15.5041654150838" calcext:value-type="float">
            <text:p>15.5041654150838</text:p>
          </table:table-cell>
          <table:table-cell office:value-type="float" office:value="0.321513689495539" calcext:value-type="float">
            <text:p>0.321513689495539</text:p>
          </table:table-cell>
          <table:table-cell office:value-type="float" office:value="0.310525219687403" calcext:value-type="float">
            <text:p>0.310525219687403</text:p>
          </table:table-cell>
          <table:table-cell office:value-type="float" office:value="2.501848788722" calcext:value-type="float">
            <text:p>2.501848788722</text:p>
          </table:table-cell>
          <table:table-cell office:value-type="float" office:value="0.176081777028586" calcext:value-type="float">
            <text:p>0.176081777028586</text:p>
          </table:table-cell>
          <table:table-cell office:value-type="float" office:value="0.000266260098376687" calcext:value-type="float">
            <text:p>0.000266260098377</text:p>
          </table:table-cell>
          <table:table-cell office:value-type="float" office:value="35.0614433646519" calcext:value-type="float">
            <text:p>35.0614433646519</text:p>
          </table:table-cell>
          <table:table-cell office:value-type="float" office:value="246.684527441825" calcext:value-type="float">
            <text:p>246.684527441825</text:p>
          </table:table-cell>
          <table:table-cell office:value-type="float" office:value="243.705936056963" calcext:value-type="float">
            <text:p>243.705936056963</text:p>
          </table:table-cell>
          <table:table-cell office:value-type="float" office:value="178.705285473136" calcext:value-type="float">
            <text:p>178.705285473136</text:p>
          </table:table-cell>
          <table:table-cell office:value-type="float" office:value="2251.40111900619" calcext:value-type="float">
            <text:p>2251.40111900619</text:p>
          </table:table-cell>
          <table:table-cell office:value-type="float" office:value="2117.10777041602" calcext:value-type="float">
            <text:p>2117.10777041602</text:p>
          </table:table-cell>
          <table:table-cell office:value-type="float" office:value="2372.87255570265" calcext:value-type="float">
            <text:p>2372.87255570265</text:p>
          </table:table-cell>
          <table:table-cell office:value-type="float" office:value="2388.28363589129" calcext:value-type="float">
            <text:p>2388.28363589129</text:p>
          </table:table-cell>
          <table:table-cell office:value-type="float" office:value="2388.22649584827" calcext:value-type="float">
            <text:p>2388.22649584827</text:p>
          </table:table-cell>
          <table:table-cell office:value-type="float" office:value="2399.62137840725" calcext:value-type="float">
            <text:p>2399.62137840725</text:p>
          </table:table-cell>
          <table:table-cell office:value-type="float" office:value="266.138560591652" calcext:value-type="float">
            <text:p>266.138560591652</text:p>
          </table:table-cell>
          <table:table-cell office:value-type="float" office:value="291.116587024039" calcext:value-type="float">
            <text:p>291.116587024039</text:p>
          </table:table-cell>
          <table:table-cell office:value-type="float" office:value="761.78695197034" calcext:value-type="float">
            <text:p>761.78695197034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0" calcext:value-type="float">
            <text:p>30350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7511314453007" calcext:value-type="float">
            <text:p>13.7511314453007</text:p>
          </table:table-cell>
          <table:table-cell office:value-type="float" office:value="15.8279343211208" calcext:value-type="float">
            <text:p>15.8279343211208</text:p>
          </table:table-cell>
          <table:table-cell office:value-type="float" office:value="15.9330610952768" calcext:value-type="float">
            <text:p>15.9330610952768</text:p>
          </table:table-cell>
          <table:table-cell office:value-type="float" office:value="0.321513689495711" calcext:value-type="float">
            <text:p>0.321513689495711</text:p>
          </table:table-cell>
          <table:table-cell office:value-type="float" office:value="0.310525219687576" calcext:value-type="float">
            <text:p>0.310525219687576</text:p>
          </table:table-cell>
          <table:table-cell office:value-type="float" office:value="2.50184878872197" calcext:value-type="float">
            <text:p>2.50184878872197</text:p>
          </table:table-cell>
          <table:table-cell office:value-type="float" office:value="0.176081777028568" calcext:value-type="float">
            <text:p>0.176081777028568</text:p>
          </table:table-cell>
          <table:table-cell office:value-type="float" office:value="0.00026626009837666" calcext:value-type="float">
            <text:p>0.000266260098377</text:p>
          </table:table-cell>
          <table:table-cell office:value-type="float" office:value="35.0614433646487" calcext:value-type="float">
            <text:p>35.0614433646487</text:p>
          </table:table-cell>
          <table:table-cell office:value-type="float" office:value="328.937374617186" calcext:value-type="float">
            <text:p>328.937374617186</text:p>
          </table:table-cell>
          <table:table-cell office:value-type="float" office:value="324.513959227868" calcext:value-type="float">
            <text:p>324.513959227868</text:p>
          </table:table-cell>
          <table:table-cell office:value-type="float" office:value="261.44823275849" calcext:value-type="float">
            <text:p>261.44823275849</text:p>
          </table:table-cell>
          <table:table-cell office:value-type="float" office:value="2251.40112194918" calcext:value-type="float">
            <text:p>2251.40112194918</text:p>
          </table:table-cell>
          <table:table-cell office:value-type="float" office:value="2117.10777064004" calcext:value-type="float">
            <text:p>2117.10777064004</text:p>
          </table:table-cell>
          <table:table-cell office:value-type="float" office:value="2372.87262356983" calcext:value-type="float">
            <text:p>2372.87262356983</text:p>
          </table:table-cell>
          <table:table-cell office:value-type="float" office:value="2388.2836358913" calcext:value-type="float">
            <text:p>2388.2836358913</text:p>
          </table:table-cell>
          <table:table-cell office:value-type="float" office:value="2388.22649584827" calcext:value-type="float">
            <text:p>2388.22649584827</text:p>
          </table:table-cell>
          <table:table-cell office:value-type="float" office:value="2399.62137840725" calcext:value-type="float">
            <text:p>2399.62137840725</text:p>
          </table:table-cell>
          <table:table-cell office:value-type="float" office:value="266.138566468721" calcext:value-type="float">
            <text:p>266.138566468721</text:p>
          </table:table-cell>
          <table:table-cell office:value-type="float" office:value="291.116587380124" calcext:value-type="float">
            <text:p>291.116587380124</text:p>
          </table:table-cell>
          <table:table-cell office:value-type="float" office:value="761.787470225403" calcext:value-type="float">
            <text:p>761.78747022540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1" calcext:value-type="float">
            <text:p>30351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0451664472616" calcext:value-type="float">
            <text:p>14.0451664472616</text:p>
          </table:table-cell>
          <table:table-cell office:value-type="float" office:value="16.1216308921593" calcext:value-type="float">
            <text:p>16.1216308921593</text:p>
          </table:table-cell>
          <table:table-cell office:value-type="float" office:value="16.2272427659164" calcext:value-type="float">
            <text:p>16.2272427659164</text:p>
          </table:table-cell>
          <table:table-cell office:value-type="float" office:value="0.321513689495665" calcext:value-type="float">
            <text:p>0.321513689495665</text:p>
          </table:table-cell>
          <table:table-cell office:value-type="float" office:value="0.310525219687528" calcext:value-type="float">
            <text:p>0.310525219687528</text:p>
          </table:table-cell>
          <table:table-cell office:value-type="float" office:value="2.50184878872216" calcext:value-type="float">
            <text:p>2.50184878872216</text:p>
          </table:table-cell>
          <table:table-cell office:value-type="float" office:value="0.17608177702859" calcext:value-type="float">
            <text:p>0.17608177702859</text:p>
          </table:table-cell>
          <table:table-cell office:value-type="float" office:value="0.000266260098376692" calcext:value-type="float">
            <text:p>0.000266260098377</text:p>
          </table:table-cell>
          <table:table-cell office:value-type="float" office:value="35.0614433646525" calcext:value-type="float">
            <text:p>35.0614433646525</text:p>
          </table:table-cell>
          <table:table-cell office:value-type="float" office:value="442.598906217624" calcext:value-type="float">
            <text:p>442.598906217624</text:p>
          </table:table-cell>
          <table:table-cell office:value-type="float" office:value="436.096530518068" calcext:value-type="float">
            <text:p>436.096530518068</text:p>
          </table:table-cell>
          <table:table-cell office:value-type="float" office:value="375.815485344893" calcext:value-type="float">
            <text:p>375.815485344893</text:p>
          </table:table-cell>
          <table:table-cell office:value-type="float" office:value="2251.40112426272" calcext:value-type="float">
            <text:p>2251.40112426272</text:p>
          </table:table-cell>
          <table:table-cell office:value-type="float" office:value="2117.10777081631" calcext:value-type="float">
            <text:p>2117.10777081631</text:p>
          </table:table-cell>
          <table:table-cell office:value-type="float" office:value="2372.87267691732" calcext:value-type="float">
            <text:p>2372.87267691732</text:p>
          </table:table-cell>
          <table:table-cell office:value-type="float" office:value="2388.28363589151" calcext:value-type="float">
            <text:p>2388.28363589151</text:p>
          </table:table-cell>
          <table:table-cell office:value-type="float" office:value="2388.22649584849" calcext:value-type="float">
            <text:p>2388.22649584849</text:p>
          </table:table-cell>
          <table:table-cell office:value-type="float" office:value="2399.62137840746" calcext:value-type="float">
            <text:p>2399.62137840746</text:p>
          </table:table-cell>
          <table:table-cell office:value-type="float" office:value="266.13857108842" calcext:value-type="float">
            <text:p>266.13857108842</text:p>
          </table:table-cell>
          <table:table-cell office:value-type="float" office:value="291.116587660026" calcext:value-type="float">
            <text:p>291.116587660026</text:p>
          </table:table-cell>
          <table:table-cell office:value-type="float" office:value="761.787877602259" calcext:value-type="float">
            <text:p>761.78787760225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2" calcext:value-type="float">
            <text:p>30352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0786547828295" calcext:value-type="float">
            <text:p>14.0786547828295</text:p>
          </table:table-cell>
          <table:table-cell office:value-type="float" office:value="16.1550883090543" calcext:value-type="float">
            <text:p>16.1550883090543</text:p>
          </table:table-cell>
          <table:table-cell office:value-type="float" office:value="16.2607453398" calcext:value-type="float">
            <text:p>16.2607453398</text:p>
          </table:table-cell>
          <table:table-cell office:value-type="float" office:value="0.32151368949557" calcext:value-type="float">
            <text:p>0.32151368949557</text:p>
          </table:table-cell>
          <table:table-cell office:value-type="float" office:value="0.310525219687434" calcext:value-type="float">
            <text:p>0.310525219687434</text:p>
          </table:table-cell>
          <table:table-cell office:value-type="float" office:value="2.50184878872197" calcext:value-type="float">
            <text:p>2.50184878872197</text:p>
          </table:table-cell>
          <table:table-cell office:value-type="float" office:value="0.176081777028582" calcext:value-type="float">
            <text:p>0.176081777028582</text:p>
          </table:table-cell>
          <table:table-cell office:value-type="float" office:value="0.00026626009837668" calcext:value-type="float">
            <text:p>0.000266260098377</text:p>
          </table:table-cell>
          <table:table-cell office:value-type="float" office:value="35.061443364651" calcext:value-type="float">
            <text:p>35.061443364651</text:p>
          </table:table-cell>
          <table:table-cell office:value-type="float" office:value="461.437677190154" calcext:value-type="float">
            <text:p>461.437677190154</text:p>
          </table:table-cell>
          <table:table-cell office:value-type="float" office:value="454.583352425873" calcext:value-type="float">
            <text:p>454.583352425873</text:p>
          </table:table-cell>
          <table:table-cell office:value-type="float" office:value="394.773776002441" calcext:value-type="float">
            <text:p>394.773776002441</text:p>
          </table:table-cell>
          <table:table-cell office:value-type="float" office:value="2251.40112454912" calcext:value-type="float">
            <text:p>2251.40112454912</text:p>
          </table:table-cell>
          <table:table-cell office:value-type="float" office:value="2117.1077708379" calcext:value-type="float">
            <text:p>2117.1077708379</text:p>
          </table:table-cell>
          <table:table-cell office:value-type="float" office:value="2372.87268352742" calcext:value-type="float">
            <text:p>2372.87268352742</text:p>
          </table:table-cell>
          <table:table-cell office:value-type="float" office:value="2388.28363589123" calcext:value-type="float">
            <text:p>2388.28363589123</text:p>
          </table:table-cell>
          <table:table-cell office:value-type="float" office:value="2388.22649584821" calcext:value-type="float">
            <text:p>2388.22649584821</text:p>
          </table:table-cell>
          <table:table-cell office:value-type="float" office:value="2399.62137840719" calcext:value-type="float">
            <text:p>2399.62137840719</text:p>
          </table:table-cell>
          <table:table-cell office:value-type="float" office:value="266.138571660845" calcext:value-type="float">
            <text:p>266.138571660845</text:p>
          </table:table-cell>
          <table:table-cell office:value-type="float" office:value="291.116587694705" calcext:value-type="float">
            <text:p>291.116587694705</text:p>
          </table:table-cell>
          <table:table-cell office:value-type="float" office:value="761.787928081136" calcext:value-type="float">
            <text:p>761.787928081136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3" calcext:value-type="float">
            <text:p>30353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08164971456" calcext:value-type="float">
            <text:p>14.108164971456</text:p>
          </table:table-cell>
          <table:table-cell office:value-type="float" office:value="16.1845725870259" calcext:value-type="float">
            <text:p>16.1845725870259</text:p>
          </table:table-cell>
          <table:table-cell office:value-type="float" office:value="16.2902676346789" calcext:value-type="float">
            <text:p>16.2902676346789</text:p>
          </table:table-cell>
          <table:table-cell office:value-type="float" office:value="0.321513689495653" calcext:value-type="float">
            <text:p>0.321513689495653</text:p>
          </table:table-cell>
          <table:table-cell office:value-type="float" office:value="0.310525219687517" calcext:value-type="float">
            <text:p>0.310525219687517</text:p>
          </table:table-cell>
          <table:table-cell office:value-type="float" office:value="2.50184878872208" calcext:value-type="float">
            <text:p>2.50184878872208</text:p>
          </table:table-cell>
          <table:table-cell office:value-type="float" office:value="0.176081777028584" calcext:value-type="float">
            <text:p>0.176081777028584</text:p>
          </table:table-cell>
          <table:table-cell office:value-type="float" office:value="0.000266260098376683" calcext:value-type="float">
            <text:p>0.000266260098377</text:p>
          </table:table-cell>
          <table:table-cell office:value-type="float" office:value="35.0614433646514" calcext:value-type="float">
            <text:p>35.0614433646514</text:p>
          </table:table-cell>
          <table:table-cell office:value-type="float" office:value="479.507367841139" calcext:value-type="float">
            <text:p>479.507367841139</text:p>
          </table:table-cell>
          <table:table-cell office:value-type="float" office:value="472.313748618787" calcext:value-type="float">
            <text:p>472.313748618787</text:p>
          </table:table-cell>
          <table:table-cell office:value-type="float" office:value="412.958700155232" calcext:value-type="float">
            <text:p>412.958700155232</text:p>
          </table:table-cell>
          <table:table-cell office:value-type="float" office:value="2251.40112480677" calcext:value-type="float">
            <text:p>2251.40112480677</text:p>
          </table:table-cell>
          <table:table-cell office:value-type="float" office:value="2117.10777085763" calcext:value-type="float">
            <text:p>2117.10777085763</text:p>
          </table:table-cell>
          <table:table-cell office:value-type="float" office:value="2372.87268946586" calcext:value-type="float">
            <text:p>2372.87268946586</text:p>
          </table:table-cell>
          <table:table-cell office:value-type="float" office:value="2388.28363589139" calcext:value-type="float">
            <text:p>2388.28363589139</text:p>
          </table:table-cell>
          <table:table-cell office:value-type="float" office:value="2388.22649584836" calcext:value-type="float">
            <text:p>2388.22649584836</text:p>
          </table:table-cell>
          <table:table-cell office:value-type="float" office:value="2399.62137840734" calcext:value-type="float">
            <text:p>2399.62137840734</text:p>
          </table:table-cell>
          <table:table-cell office:value-type="float" office:value="266.138572175089" calcext:value-type="float">
            <text:p>266.138572175089</text:p>
          </table:table-cell>
          <table:table-cell office:value-type="float" office:value="291.116587725846" calcext:value-type="float">
            <text:p>291.116587725846</text:p>
          </table:table-cell>
          <table:table-cell office:value-type="float" office:value="761.787973427823" calcext:value-type="float">
            <text:p>761.78797342782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4" calcext:value-type="float">
            <text:p>30354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7749562364084" calcext:value-type="float">
            <text:p>14.7749562364084</text:p>
          </table:table-cell>
          <table:table-cell office:value-type="float" office:value="16.8523975026411" calcext:value-type="float">
            <text:p>16.8523975026411</text:p>
          </table:table-cell>
          <table:table-cell office:value-type="float" office:value="16.9567654806103" calcext:value-type="float">
            <text:p>16.9567654806103</text:p>
          </table:table-cell>
          <table:table-cell office:value-type="float" office:value="0.321513689495644" calcext:value-type="float">
            <text:p>0.321513689495644</text:p>
          </table:table-cell>
          <table:table-cell office:value-type="float" office:value="0.310525219687509" calcext:value-type="float">
            <text:p>0.310525219687509</text:p>
          </table:table-cell>
          <table:table-cell office:value-type="float" office:value="2.50184878872183" calcext:value-type="float">
            <text:p>2.50184878872183</text:p>
          </table:table-cell>
          <table:table-cell office:value-type="float" office:value="0.176081777028562" calcext:value-type="float">
            <text:p>0.176081777028562</text:p>
          </table:table-cell>
          <table:table-cell office:value-type="float" office:value="0.000266260098376651" calcext:value-type="float">
            <text:p>0.000266260098377</text:p>
          </table:table-cell>
          <table:table-cell office:value-type="float" office:value="35.0614433646476" calcext:value-type="float">
            <text:p>35.0614433646476</text:p>
          </table:table-cell>
          <table:table-cell office:value-type="float" office:value="1106.26435179292" calcext:value-type="float">
            <text:p>1106.26435179292</text:p>
          </table:table-cell>
          <table:table-cell office:value-type="float" office:value="1098.87790903406" calcext:value-type="float">
            <text:p>1098.87790903406</text:p>
          </table:table-cell>
          <table:table-cell office:value-type="float" office:value="418.881453877001" calcext:value-type="float">
            <text:p>418.881453877001</text:p>
          </table:table-cell>
          <table:table-cell office:value-type="float" office:value="2251.40135960719" calcext:value-type="float">
            <text:p>2251.40135960719</text:p>
          </table:table-cell>
          <table:table-cell office:value-type="float" office:value="2117.10778873048" calcext:value-type="float">
            <text:p>2117.10778873048</text:p>
          </table:table-cell>
          <table:table-cell office:value-type="float" office:value="2372.87810412304" calcext:value-type="float">
            <text:p>2372.87810412304</text:p>
          </table:table-cell>
          <table:table-cell office:value-type="float" office:value="2388.28363589141" calcext:value-type="float">
            <text:p>2388.28363589141</text:p>
          </table:table-cell>
          <table:table-cell office:value-type="float" office:value="2388.22649584838" calcext:value-type="float">
            <text:p>2388.22649584838</text:p>
          </table:table-cell>
          <table:table-cell office:value-type="float" office:value="2399.62137840736" calcext:value-type="float">
            <text:p>2399.62137840736</text:p>
          </table:table-cell>
          <table:table-cell office:value-type="float" office:value="266.139041066556" calcext:value-type="float">
            <text:p>266.139041066556</text:p>
          </table:table-cell>
          <table:table-cell office:value-type="float" office:value="291.116616135178" calcext:value-type="float">
            <text:p>291.116616135178</text:p>
          </table:table-cell>
          <table:table-cell office:value-type="float" office:value="761.829322678181" calcext:value-type="float">
            <text:p>761.82932267818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5" calcext:value-type="float">
            <text:p>30355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2524797457519" calcext:value-type="float">
            <text:p>15.2524797457519</text:p>
          </table:table-cell>
          <table:table-cell office:value-type="float" office:value="17.3287453451975" calcext:value-type="float">
            <text:p>17.3287453451975</text:p>
          </table:table-cell>
          <table:table-cell office:value-type="float" office:value="17.4346997155882" calcext:value-type="float">
            <text:p>17.4346997155882</text:p>
          </table:table-cell>
          <table:table-cell office:value-type="float" office:value="0.321513689495711" calcext:value-type="float">
            <text:p>0.321513689495711</text:p>
          </table:table-cell>
          <table:table-cell office:value-type="float" office:value="0.310525219687576" calcext:value-type="float">
            <text:p>0.310525219687576</text:p>
          </table:table-cell>
          <table:table-cell office:value-type="float" office:value="2.50184878872193" calcext:value-type="float">
            <text:p>2.50184878872193</text:p>
          </table:table-cell>
          <table:table-cell office:value-type="float" office:value="0.176081777028565" calcext:value-type="float">
            <text:p>0.176081777028565</text:p>
          </table:table-cell>
          <table:table-cell office:value-type="float" office:value="0.000266260098376655" calcext:value-type="float">
            <text:p>0.000266260098377</text:p>
          </table:table-cell>
          <table:table-cell office:value-type="float" office:value="35.061443364648" calcext:value-type="float">
            <text:p>35.061443364648</text:p>
          </table:table-cell>
          <table:table-cell office:value-type="float" office:value="2460.28433674018" calcext:value-type="float">
            <text:p>2460.28433674018</text:p>
          </table:table-cell>
          <table:table-cell office:value-type="float" office:value="2430.5814213381" calcext:value-type="float">
            <text:p>2430.5814213381</text:p>
          </table:table-cell>
          <table:table-cell office:value-type="float" office:value="1780.46389643263" calcext:value-type="float">
            <text:p>1780.46389643263</text:p>
          </table:table-cell>
          <table:table-cell office:value-type="float" office:value="2251.40136138132" calcext:value-type="float">
            <text:p>2251.40136138132</text:p>
          </table:table-cell>
          <table:table-cell office:value-type="float" office:value="2117.10778886555" calcext:value-type="float">
            <text:p>2117.10778886555</text:p>
          </table:table-cell>
          <table:table-cell office:value-type="float" office:value="2372.87814503525" calcext:value-type="float">
            <text:p>2372.87814503525</text:p>
          </table:table-cell>
          <table:table-cell office:value-type="float" office:value="2388.28363589143" calcext:value-type="float">
            <text:p>2388.28363589143</text:p>
          </table:table-cell>
          <table:table-cell office:value-type="float" office:value="2388.22649584841" calcext:value-type="float">
            <text:p>2388.22649584841</text:p>
          </table:table-cell>
          <table:table-cell office:value-type="float" office:value="2399.62137840739" calcext:value-type="float">
            <text:p>2399.62137840739</text:p>
          </table:table-cell>
          <table:table-cell office:value-type="float" office:value="266.139044609419" calcext:value-type="float">
            <text:p>266.139044609419</text:p>
          </table:table-cell>
          <table:table-cell office:value-type="float" office:value="291.116616349852" calcext:value-type="float">
            <text:p>291.116616349852</text:p>
          </table:table-cell>
          <table:table-cell office:value-type="float" office:value="761.829635114767" calcext:value-type="float">
            <text:p>761.829635114767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6" calcext:value-type="float">
            <text:p>30356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2970028695386" calcext:value-type="float">
            <text:p>15.2970028695386</text:p>
          </table:table-cell>
          <table:table-cell office:value-type="float" office:value="17.3732023955295" calcext:value-type="float">
            <text:p>17.3732023955295</text:p>
          </table:table-cell>
          <table:table-cell office:value-type="float" office:value="17.4792486915303" calcext:value-type="float">
            <text:p>17.4792486915303</text:p>
          </table:table-cell>
          <table:table-cell office:value-type="float" office:value="0.321513689495649" calcext:value-type="float">
            <text:p>0.321513689495649</text:p>
          </table:table-cell>
          <table:table-cell office:value-type="float" office:value="0.310525219687514" calcext:value-type="float">
            <text:p>0.310525219687514</text:p>
          </table:table-cell>
          <table:table-cell office:value-type="float" office:value="2.50184878872178" calcext:value-type="float">
            <text:p>2.50184878872178</text:p>
          </table:table-cell>
          <table:table-cell office:value-type="float" office:value="0.176081777028558" calcext:value-type="float">
            <text:p>0.176081777028558</text:p>
          </table:table-cell>
          <table:table-cell office:value-type="float" office:value="0.000266260098376644" calcext:value-type="float">
            <text:p>0.000266260098377</text:p>
          </table:table-cell>
          <table:table-cell office:value-type="float" office:value="35.0614433646467" calcext:value-type="float">
            <text:p>35.0614433646467</text:p>
          </table:table-cell>
          <table:table-cell office:value-type="float" office:value="3272.39953450534" calcext:value-type="float">
            <text:p>3272.39953450534</text:p>
          </table:table-cell>
          <table:table-cell office:value-type="float" office:value="3228.40657492619" calcext:value-type="float">
            <text:p>3228.40657492619</text:p>
          </table:table-cell>
          <table:table-cell office:value-type="float" office:value="2597.42655893334" calcext:value-type="float">
            <text:p>2597.42655893334</text:p>
          </table:table-cell>
          <table:table-cell office:value-type="float" office:value="2251.40136159343" calcext:value-type="float">
            <text:p>2251.40136159343</text:p>
          </table:table-cell>
          <table:table-cell office:value-type="float" office:value="2117.1077888817" calcext:value-type="float">
            <text:p>2117.1077888817</text:p>
          </table:table-cell>
          <table:table-cell office:value-type="float" office:value="2372.87814992642" calcext:value-type="float">
            <text:p>2372.87814992642</text:p>
          </table:table-cell>
          <table:table-cell office:value-type="float" office:value="2388.28363589145" calcext:value-type="float">
            <text:p>2388.28363589145</text:p>
          </table:table-cell>
          <table:table-cell office:value-type="float" office:value="2388.22649584842" calcext:value-type="float">
            <text:p>2388.22649584842</text:p>
          </table:table-cell>
          <table:table-cell office:value-type="float" office:value="2399.6213784074" calcext:value-type="float">
            <text:p>2399.6213784074</text:p>
          </table:table-cell>
          <table:table-cell office:value-type="float" office:value="266.139045032972" calcext:value-type="float">
            <text:p>266.139045032972</text:p>
          </table:table-cell>
          <table:table-cell office:value-type="float" office:value="291.116616375515" calcext:value-type="float">
            <text:p>291.116616375515</text:p>
          </table:table-cell>
          <table:table-cell office:value-type="float" office:value="761.829672467442" calcext:value-type="float">
            <text:p>761.82967246744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7" calcext:value-type="float">
            <text:p>30357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3276499176059" calcext:value-type="float">
            <text:p>15.3276499176059</text:p>
          </table:table-cell>
          <table:table-cell office:value-type="float" office:value="17.40381611598" calcext:value-type="float">
            <text:p>17.40381611598</text:p>
          </table:table-cell>
          <table:table-cell office:value-type="float" office:value="17.5099098122703" calcext:value-type="float">
            <text:p>17.5099098122703</text:p>
          </table:table-cell>
          <table:table-cell office:value-type="float" office:value="0.321513689495705" calcext:value-type="float">
            <text:p>0.321513689495705</text:p>
          </table:table-cell>
          <table:table-cell office:value-type="float" office:value="0.310525219687571" calcext:value-type="float">
            <text:p>0.310525219687571</text:p>
          </table:table-cell>
          <table:table-cell office:value-type="float" office:value="2.50184878872185" calcext:value-type="float">
            <text:p>2.50184878872185</text:p>
          </table:table-cell>
          <table:table-cell office:value-type="float" office:value="0.176081777028558" calcext:value-type="float">
            <text:p>0.176081777028558</text:p>
          </table:table-cell>
          <table:table-cell office:value-type="float" office:value="0.000266260098376645" calcext:value-type="float">
            <text:p>0.000266260098377</text:p>
          </table:table-cell>
          <table:table-cell office:value-type="float" office:value="35.0614433646468" calcext:value-type="float">
            <text:p>35.0614433646468</text:p>
          </table:table-cell>
          <table:table-cell office:value-type="float" office:value="4389.64112610776" calcext:value-type="float">
            <text:p>4389.64112610776</text:p>
          </table:table-cell>
          <table:table-cell office:value-type="float" office:value="4325.17906109293" calcext:value-type="float">
            <text:p>4325.17906109293</text:p>
          </table:table-cell>
          <table:table-cell office:value-type="float" office:value="3721.61674799447" calcext:value-type="float">
            <text:p>3721.61674799447</text:p>
          </table:table-cell>
          <table:table-cell office:value-type="float" office:value="2251.40136176156" calcext:value-type="float">
            <text:p>2251.40136176156</text:p>
          </table:table-cell>
          <table:table-cell office:value-type="float" office:value="2117.10778889447" calcext:value-type="float">
            <text:p>2117.10778889447</text:p>
          </table:table-cell>
          <table:table-cell office:value-type="float" office:value="2372.8781538044" calcext:value-type="float">
            <text:p>2372.8781538044</text:p>
          </table:table-cell>
          <table:table-cell office:value-type="float" office:value="2388.2836358914" calcext:value-type="float">
            <text:p>2388.2836358914</text:p>
          </table:table-cell>
          <table:table-cell office:value-type="float" office:value="2388.22649584837" calcext:value-type="float">
            <text:p>2388.22649584837</text:p>
          </table:table-cell>
          <table:table-cell office:value-type="float" office:value="2399.62137840735" calcext:value-type="float">
            <text:p>2399.62137840735</text:p>
          </table:table-cell>
          <table:table-cell office:value-type="float" office:value="266.1390453688" calcext:value-type="float">
            <text:p>266.1390453688</text:p>
          </table:table-cell>
          <table:table-cell office:value-type="float" office:value="291.116616395863" calcext:value-type="float">
            <text:p>291.116616395863</text:p>
          </table:table-cell>
          <table:table-cell office:value-type="float" office:value="761.829702082959" calcext:value-type="float">
            <text:p>761.829702082959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8" calcext:value-type="float">
            <text:p>30358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3311490469994" calcext:value-type="float">
            <text:p>15.3311490469994</text:p>
          </table:table-cell>
          <table:table-cell office:value-type="float" office:value="17.4073121619468" calcext:value-type="float">
            <text:p>17.4073121619468</text:p>
          </table:table-cell>
          <table:table-cell office:value-type="float" office:value="17.5134103210929" calcext:value-type="float">
            <text:p>17.5134103210929</text:p>
          </table:table-cell>
          <table:table-cell office:value-type="float" office:value="0.321513689495464" calcext:value-type="float">
            <text:p>0.321513689495464</text:p>
          </table:table-cell>
          <table:table-cell office:value-type="float" office:value="0.310525219687328" calcext:value-type="float">
            <text:p>0.310525219687328</text:p>
          </table:table-cell>
          <table:table-cell office:value-type="float" office:value="2.50184878872176" calcext:value-type="float">
            <text:p>2.50184878872176</text:p>
          </table:table-cell>
          <table:table-cell office:value-type="float" office:value="0.176081777028572" calcext:value-type="float">
            <text:p>0.176081777028572</text:p>
          </table:table-cell>
          <table:table-cell office:value-type="float" office:value="0.000266260098376666" calcext:value-type="float">
            <text:p>0.000266260098377</text:p>
          </table:table-cell>
          <table:table-cell office:value-type="float" office:value="35.0614433646493" calcext:value-type="float">
            <text:p>35.0614433646493</text:p>
          </table:table-cell>
          <table:table-cell office:value-type="float" office:value="4574.39678393587" calcext:value-type="float">
            <text:p>4574.39678393587</text:p>
          </table:table-cell>
          <table:table-cell office:value-type="float" office:value="4506.47756198971" calcext:value-type="float">
            <text:p>4506.47756198971</text:p>
          </table:table-cell>
          <table:table-cell office:value-type="float" office:value="3907.54646532231" calcext:value-type="float">
            <text:p>3907.54646532231</text:p>
          </table:table-cell>
          <table:table-cell office:value-type="float" office:value="2251.40136178244" calcext:value-type="float">
            <text:p>2251.40136178244</text:p>
          </table:table-cell>
          <table:table-cell office:value-type="float" office:value="2117.10778889603" calcext:value-type="float">
            <text:p>2117.10778889603</text:p>
          </table:table-cell>
          <table:table-cell office:value-type="float" office:value="2372.87815428683" calcext:value-type="float">
            <text:p>2372.87815428683</text:p>
          </table:table-cell>
          <table:table-cell office:value-type="float" office:value="2388.28363589136" calcext:value-type="float">
            <text:p>2388.28363589136</text:p>
          </table:table-cell>
          <table:table-cell office:value-type="float" office:value="2388.22649584834" calcext:value-type="float">
            <text:p>2388.22649584834</text:p>
          </table:table-cell>
          <table:table-cell office:value-type="float" office:value="2399.62137840731" calcext:value-type="float">
            <text:p>2399.62137840731</text:p>
          </table:table-cell>
          <table:table-cell office:value-type="float" office:value="266.139045410571" calcext:value-type="float">
            <text:p>266.139045410571</text:p>
          </table:table-cell>
          <table:table-cell office:value-type="float" office:value="291.11661639838" calcext:value-type="float">
            <text:p>291.11661639838</text:p>
          </table:table-cell>
          <table:table-cell office:value-type="float" office:value="761.829705767453" calcext:value-type="float">
            <text:p>761.82970576745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  <table:table-row table:style-name="ro1">
          <table:table-cell office:value-type="float" office:value="30359" calcext:value-type="float">
            <text:p>30359</text:p>
          </table:table-cell>
          <table:table-cell office:value-type="float" office:value="86400" calcext:value-type="float">
            <text:p>864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1157407407407" calcext:value-type="float">
            <text:p>1.15740740740741E-08</text:p>
          </table:table-cell>
          <table:table-cell office:value-type="float" office:value="1E-019" calcext:value-type="float">
            <text:p>1E-19</text:p>
          </table:table-cell>
          <table:table-cell office:value-type="float" office:value="0" calcext:value-type="float">
            <text:p>0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0.0010245" calcext:value-type="float">
            <text:p>0.00102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536000000" calcext:value-type="float">
            <text:p>3153600000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3342342523028" calcext:value-type="float">
            <text:p>15.3342342523028</text:p>
          </table:table-cell>
          <table:table-cell office:value-type="float" office:value="17.4103947765624" calcext:value-type="float">
            <text:p>17.4103947765624</text:p>
          </table:table-cell>
          <table:table-cell office:value-type="float" office:value="17.5164967015997" calcext:value-type="float">
            <text:p>17.5164967015997</text:p>
          </table:table-cell>
          <table:table-cell office:value-type="float" office:value="0.321513689495751" calcext:value-type="float">
            <text:p>0.321513689495751</text:p>
          </table:table-cell>
          <table:table-cell office:value-type="float" office:value="0.310525219687617" calcext:value-type="float">
            <text:p>0.310525219687617</text:p>
          </table:table-cell>
          <table:table-cell office:value-type="float" office:value="2.50184878872182" calcext:value-type="float">
            <text:p>2.50184878872182</text:p>
          </table:table-cell>
          <table:table-cell office:value-type="float" office:value="0.176081777028551" calcext:value-type="float">
            <text:p>0.176081777028551</text:p>
          </table:table-cell>
          <table:table-cell office:value-type="float" office:value="0.000266260098376634" calcext:value-type="float">
            <text:p>0.000266260098377</text:p>
          </table:table-cell>
          <table:table-cell office:value-type="float" office:value="35.0614433646456" calcext:value-type="float">
            <text:p>35.0614433646456</text:p>
          </table:table-cell>
          <table:table-cell office:value-type="float" office:value="4751.51503943378" calcext:value-type="float">
            <text:p>4751.51503943378</text:p>
          </table:table-cell>
          <table:table-cell office:value-type="float" office:value="4680.26481452645" calcext:value-type="float">
            <text:p>4680.26481452645</text:p>
          </table:table-cell>
          <table:table-cell office:value-type="float" office:value="4085.79604828601" calcext:value-type="float">
            <text:p>4085.79604828601</text:p>
          </table:table-cell>
          <table:table-cell office:value-type="float" office:value="2251.40136180127" calcext:value-type="float">
            <text:p>2251.40136180127</text:p>
          </table:table-cell>
          <table:table-cell office:value-type="float" office:value="2117.10778889747" calcext:value-type="float">
            <text:p>2117.10778889747</text:p>
          </table:table-cell>
          <table:table-cell office:value-type="float" office:value="2372.87815472071" calcext:value-type="float">
            <text:p>2372.87815472071</text:p>
          </table:table-cell>
          <table:table-cell office:value-type="float" office:value="2388.28363589138" calcext:value-type="float">
            <text:p>2388.28363589138</text:p>
          </table:table-cell>
          <table:table-cell office:value-type="float" office:value="2388.22649584835" calcext:value-type="float">
            <text:p>2388.22649584835</text:p>
          </table:table-cell>
          <table:table-cell office:value-type="float" office:value="2399.62137840733" calcext:value-type="float">
            <text:p>2399.62137840733</text:p>
          </table:table-cell>
          <table:table-cell office:value-type="float" office:value="266.139045448157" calcext:value-type="float">
            <text:p>266.139045448157</text:p>
          </table:table-cell>
          <table:table-cell office:value-type="float" office:value="291.116616400681" calcext:value-type="float">
            <text:p>291.116616400681</text:p>
          </table:table-cell>
          <table:table-cell office:value-type="float" office:value="761.829709080803" calcext:value-type="float">
            <text:p>761.829709080803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97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Gothic" style:language-asian="zxx" style:country-asian="none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9T12:59:37.592000000</dc:date>
    <meta:editing-duration>PT14M3S</meta:editing-duration>
    <meta:editing-cycles>1</meta:editing-cycles>
    <meta:document-statistic meta:table-count="1" meta:cell-count="16245" meta:object-count="0"/>
    <meta:generator>LibreOffice/7.1.6.2$Windows_X86_64 LibreOffice_project/0e133318fcee89abacd6a7d077e292f1145735c3</meta:generator>
  </office:meta>
</office:document-meta>
</file>